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automatic-styles/>
  <office:body>
    <office:spreadsheet>
      <table:table table:name="Nor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1.147868828" office:value-type="float">
            <text:p>341.147868828</text:p>
          </table:table-cell>
          <table:table-cell office:value="316.882345913" office:value-type="float">
            <text:p>316.882345913</text:p>
          </table:table-cell>
          <table:table-cell office:value="317.339132617" office:value-type="float">
            <text:p>317.339132617</text:p>
          </table:table-cell>
          <table:table-cell office:value="278.162400823" office:value-type="float">
            <text:p>278.162400823</text:p>
          </table:table-cell>
          <table:table-cell office:value="264.899547628" office:value-type="float">
            <text:p>264.899547628</text:p>
          </table:table-cell>
          <table:table-cell office:value="275.976712095" office:value-type="float">
            <text:p>275.976712095</text:p>
          </table:table-cell>
          <table:table-cell office:value="255.604225299" office:value-type="float">
            <text:p>255.604225299</text:p>
          </table:table-cell>
          <table:table-cell office:value="254.60875201" office:value-type="float">
            <text:p>254.60875201</text:p>
          </table:table-cell>
          <table:table-cell office:value="263.819634062" office:value-type="float">
            <text:p>263.819634062</text:p>
          </table:table-cell>
          <table:table-cell office:value="226.237519126" office:value-type="float">
            <text:p>226.237519126</text:p>
          </table:table-cell>
          <table:table-cell office:value="230.904930329" office:value-type="float">
            <text:p>230.904930329</text:p>
          </table:table-cell>
          <table:table-cell office:value="196.778945043" office:value-type="float">
            <text:p>196.778945043</text:p>
          </table:table-cell>
          <table:table-cell office:value="244.175908933" office:value-type="float">
            <text:p>244.175908933</text:p>
          </table:table-cell>
          <table:table-cell office:value="237.39041078" office:value-type="float">
            <text:p>237.39041078</text:p>
          </table:table-cell>
          <table:table-cell office:value-type="string">
            <text:p>ü</text:p>
          </table:table-cell>
          <table:table-cell office:value="2.8087232449" office:value-type="float">
            <text:p>2.8087232449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42831789721" office:value-type="float">
            <text:p>1.42831789721</text:p>
          </table:table-cell>
          <table:table-cell office:value="1.32672300587" office:value-type="float">
            <text:p>1.32672300587</text:p>
          </table:table-cell>
          <table:table-cell office:value="1.32863548044" office:value-type="float">
            <text:p>1.32863548044</text:p>
          </table:table-cell>
          <table:table-cell office:value="1.16461033976" office:value-type="float">
            <text:p>1.16461033976</text:p>
          </table:table-cell>
          <table:table-cell office:value="1.10908142601" office:value-type="float">
            <text:p>1.10908142601</text:p>
          </table:table-cell>
          <table:table-cell office:value="1.1554592982" office:value-type="float">
            <text:p>1.1554592982</text:p>
          </table:table-cell>
          <table:table-cell office:value="1.07016377048" office:value-type="float">
            <text:p>1.07016377048</text:p>
          </table:table-cell>
          <table:table-cell office:value="1.06599592292" office:value-type="float">
            <text:p>1.06599592292</text:p>
          </table:table-cell>
          <table:table-cell office:value="1.10456004389" office:value-type="float">
            <text:p>1.10456004389</text:p>
          </table:table-cell>
          <table:table-cell office:value="0.947211245076" office:value-type="float">
            <text:p>0.947211245076</text:p>
          </table:table-cell>
          <table:table-cell office:value="0.9667527623" office:value-type="float">
            <text:p>0.9667527623</text:p>
          </table:table-cell>
          <table:table-cell office:value="0.823874087108" office:value-type="float">
            <text:p>0.823874087108</text:p>
          </table:table-cell>
          <table:table-cell office:value="1.02231569552" office:value-type="float">
            <text:p>1.02231569552</text:p>
          </table:table-cell>
          <table:table-cell office:value="0.993906171856" office:value-type="float">
            <text:p>0.993906171856</text:p>
          </table:table-cell>
          <table:table-cell office:value-type="string">
            <text:p>ü</text:p>
          </table:table-cell>
          <table:table-cell office:value="2.8087232449" office:value-type="float">
            <text:p>2.808723244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951720786" office:value-type="float">
            <text:p>301.951720786</text:p>
          </table:table-cell>
          <table:table-cell office:value="276.986616412" office:value-type="float">
            <text:p>276.986616412</text:p>
          </table:table-cell>
          <table:table-cell office:value="280.685195962" office:value-type="float">
            <text:p>280.685195962</text:p>
          </table:table-cell>
          <table:table-cell office:value="248.399200338" office:value-type="float">
            <text:p>248.399200338</text:p>
          </table:table-cell>
          <table:table-cell office:value="233.220182454" office:value-type="float">
            <text:p>233.220182454</text:p>
          </table:table-cell>
          <table:table-cell office:value="243.482601674" office:value-type="float">
            <text:p>243.482601674</text:p>
          </table:table-cell>
          <table:table-cell office:value="225.878697536" office:value-type="float">
            <text:p>225.878697536</text:p>
          </table:table-cell>
          <table:table-cell office:value="230.350976023" office:value-type="float">
            <text:p>230.350976023</text:p>
          </table:table-cell>
          <table:table-cell office:value="239.750308678" office:value-type="float">
            <text:p>239.750308678</text:p>
          </table:table-cell>
          <table:table-cell office:value="201.56797957" office:value-type="float">
            <text:p>201.56797957</text:p>
          </table:table-cell>
          <table:table-cell office:value="210.332382365" office:value-type="float">
            <text:p>210.332382365</text:p>
          </table:table-cell>
          <table:table-cell office:value="181.486712232" office:value-type="float">
            <text:p>181.486712232</text:p>
          </table:table-cell>
          <table:table-cell office:value="221.030201363" office:value-type="float">
            <text:p>221.030201363</text:p>
          </table:table-cell>
          <table:table-cell office:value="220.04514756" office:value-type="float">
            <text:p>220.04514756</text:p>
          </table:table-cell>
          <table:table-cell office:value-type="string">
            <text:p>-</text:p>
          </table:table-cell>
          <table:table-cell office:value="4.6178173262" office:value-type="float">
            <text:p>4.617817326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056782573" office:value-type="float">
            <text:p>11.056782573</text:p>
          </table:table-cell>
          <table:table-cell office:value="9.71584498239" office:value-type="float">
            <text:p>9.71584498239</text:p>
          </table:table-cell>
          <table:table-cell office:value="10.4964946864" office:value-type="float">
            <text:p>10.4964946864</text:p>
          </table:table-cell>
          <table:table-cell office:value="8.98349238266" office:value-type="float">
            <text:p>8.98349238266</text:p>
          </table:table-cell>
          <table:table-cell office:value="8.29188444571" office:value-type="float">
            <text:p>8.29188444571</text:p>
          </table:table-cell>
          <table:table-cell office:value="9.16530609599" office:value-type="float">
            <text:p>9.16530609599</text:p>
          </table:table-cell>
          <table:table-cell office:value="8.48071348017" office:value-type="float">
            <text:p>8.48071348017</text:p>
          </table:table-cell>
          <table:table-cell office:value="8.71117488704" office:value-type="float">
            <text:p>8.71117488704</text:p>
          </table:table-cell>
          <table:table-cell office:value="9.25023425446" office:value-type="float">
            <text:p>9.25023425446</text:p>
          </table:table-cell>
          <table:table-cell office:value="7.79466530874" office:value-type="float">
            <text:p>7.79466530874</text:p>
          </table:table-cell>
          <table:table-cell office:value="8.07658142513" office:value-type="float">
            <text:p>8.07658142513</text:p>
          </table:table-cell>
          <table:table-cell office:value="7.33702802996" office:value-type="float">
            <text:p>7.33702802996</text:p>
          </table:table-cell>
          <table:table-cell office:value="8.83758035463" office:value-type="float">
            <text:p>8.83758035463</text:p>
          </table:table-cell>
          <table:table-cell office:value="8.67847338671" office:value-type="float">
            <text:p>8.67847338671</text:p>
          </table:table-cell>
          <table:table-cell office:value-type="string">
            <text:p>ü</text:p>
          </table:table-cell>
          <table:table-cell office:value="7.45231094557" office:value-type="float">
            <text:p>7.4523109455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9320074287" office:value-type="float">
            <text:p>13.9320074287</text:p>
          </table:table-cell>
          <table:table-cell office:value="12.5146082534" office:value-type="float">
            <text:p>12.5146082534</text:p>
          </table:table-cell>
          <table:table-cell office:value="13.04066931" office:value-type="float">
            <text:p>13.04066931</text:p>
          </table:table-cell>
          <table:table-cell office:value="11.3138511276" office:value-type="float">
            <text:p>11.3138511276</text:p>
          </table:table-cell>
          <table:table-cell office:value="10.7047725375" office:value-type="float">
            <text:p>10.7047725375</text:p>
          </table:table-cell>
          <table:table-cell office:value="11.377633423" office:value-type="float">
            <text:p>11.377633423</text:p>
          </table:table-cell>
          <table:table-cell office:value="10.4895062428" office:value-type="float">
            <text:p>10.4895062428</text:p>
          </table:table-cell>
          <table:table-cell office:value="10.9766658078" office:value-type="float">
            <text:p>10.9766658078</text:p>
          </table:table-cell>
          <table:table-cell office:value="11.6556029462" office:value-type="float">
            <text:p>11.6556029462</text:p>
          </table:table-cell>
          <table:table-cell office:value="9.46163528303" office:value-type="float">
            <text:p>9.46163528303</text:p>
          </table:table-cell>
          <table:table-cell office:value="9.95196037985" office:value-type="float">
            <text:p>9.95196037985</text:p>
          </table:table-cell>
          <table:table-cell office:value="8.63049365188" office:value-type="float">
            <text:p>8.63049365188</text:p>
          </table:table-cell>
          <table:table-cell office:value="10.5171832225" office:value-type="float">
            <text:p>10.5171832225</text:p>
          </table:table-cell>
          <table:table-cell office:value="10.4451916872" office:value-type="float">
            <text:p>10.4451916872</text:p>
          </table:table-cell>
          <table:table-cell office:value-type="string">
            <text:p>ü</text:p>
          </table:table-cell>
          <table:table-cell office:value="4.95612209548" office:value-type="float">
            <text:p>4.95612209548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4156783839" office:value-type="float">
            <text:p>4.4156783839</text:p>
          </table:table-cell>
          <table:table-cell office:value="4.11747538849" office:value-type="float">
            <text:p>4.11747538849</text:p>
          </table:table-cell>
          <table:table-cell office:value="4.1048776075" office:value-type="float">
            <text:p>4.1048776075</text:p>
          </table:table-cell>
          <table:table-cell office:value="3.69806597514" office:value-type="float">
            <text:p>3.69806597514</text:p>
          </table:table-cell>
          <table:table-cell office:value="3.48037561917" office:value-type="float">
            <text:p>3.48037561917</text:p>
          </table:table-cell>
          <table:table-cell office:value="3.62547538731" office:value-type="float">
            <text:p>3.62547538731</text:p>
          </table:table-cell>
          <table:table-cell office:value="3.36459819903" office:value-type="float">
            <text:p>3.36459819903</text:p>
          </table:table-cell>
          <table:table-cell office:value="3.48120450834" office:value-type="float">
            <text:p>3.48120450834</text:p>
          </table:table-cell>
          <table:table-cell office:value="3.620025523" office:value-type="float">
            <text:p>3.620025523</text:p>
          </table:table-cell>
          <table:table-cell office:value="2.94276749113" office:value-type="float">
            <text:p>2.94276749113</text:p>
          </table:table-cell>
          <table:table-cell office:value="3.02726201309" office:value-type="float">
            <text:p>3.02726201309</text:p>
          </table:table-cell>
          <table:table-cell office:value="2.64212781346" office:value-type="float">
            <text:p>2.64212781346</text:p>
          </table:table-cell>
          <table:table-cell office:value="3.2083377105" office:value-type="float">
            <text:p>3.2083377105</text:p>
          </table:table-cell>
          <table:table-cell office:value="3.11893198315" office:value-type="float">
            <text:p>3.11893198315</text:p>
          </table:table-cell>
          <table:table-cell office:value-type="string">
            <text:p>ü</text:p>
          </table:table-cell>
          <table:table-cell office:value="3.02814786626" office:value-type="float">
            <text:p>3.0281478662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76708661376" office:value-type="float">
            <text:p>5.76708661376</text:p>
          </table:table-cell>
          <table:table-cell office:value="5.07721945928" office:value-type="float">
            <text:p>5.07721945928</text:p>
          </table:table-cell>
          <table:table-cell office:value="5.3967208751" office:value-type="float">
            <text:p>5.3967208751</text:p>
          </table:table-cell>
          <table:table-cell office:value="4.6239934019" office:value-type="float">
            <text:p>4.6239934019</text:p>
          </table:table-cell>
          <table:table-cell office:value="4.33925986163" office:value-type="float">
            <text:p>4.33925986163</text:p>
          </table:table-cell>
          <table:table-cell office:value="4.64840795703" office:value-type="float">
            <text:p>4.64840795703</text:p>
          </table:table-cell>
          <table:table-cell office:value="4.28002273107" office:value-type="float">
            <text:p>4.28002273107</text:p>
          </table:table-cell>
          <table:table-cell office:value="4.50147957835" office:value-type="float">
            <text:p>4.50147957835</text:p>
          </table:table-cell>
          <table:table-cell office:value="4.79883641825" office:value-type="float">
            <text:p>4.79883641825</text:p>
          </table:table-cell>
          <table:table-cell office:value="3.887942349" office:value-type="float">
            <text:p>3.887942349</text:p>
          </table:table-cell>
          <table:table-cell office:value="4.12447866138" office:value-type="float">
            <text:p>4.12447866138</text:p>
          </table:table-cell>
          <table:table-cell office:value="3.56548254603" office:value-type="float">
            <text:p>3.56548254603</text:p>
          </table:table-cell>
          <table:table-cell office:value="4.41285876661" office:value-type="float">
            <text:p>4.41285876661</text:p>
          </table:table-cell>
          <table:table-cell office:value="4.39291702754" office:value-type="float">
            <text:p>4.39291702754</text:p>
          </table:table-cell>
          <table:table-cell office:value-type="string">
            <text:p>ü</text:p>
          </table:table-cell>
          <table:table-cell office:value="6.50841932279" office:value-type="float">
            <text:p>6.5084193227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80794150952" office:value-type="float">
            <text:p>2.80794150952</text:p>
          </table:table-cell>
          <table:table-cell office:value="2.46712002713" office:value-type="float">
            <text:p>2.46712002713</text:p>
          </table:table-cell>
          <table:table-cell office:value="2.64846399639" office:value-type="float">
            <text:p>2.64846399639</text:p>
          </table:table-cell>
          <table:table-cell office:value="2.21971934965" office:value-type="float">
            <text:p>2.21971934965</text:p>
          </table:table-cell>
          <table:table-cell office:value="2.14643727936" office:value-type="float">
            <text:p>2.14643727936</text:p>
          </table:table-cell>
          <table:table-cell office:value="2.31610350309" office:value-type="float">
            <text:p>2.31610350309</text:p>
          </table:table-cell>
          <table:table-cell office:value="2.10607236505" office:value-type="float">
            <text:p>2.10607236505</text:p>
          </table:table-cell>
          <table:table-cell office:value="2.22557103889" office:value-type="float">
            <text:p>2.22557103889</text:p>
          </table:table-cell>
          <table:table-cell office:value="2.4204220876" office:value-type="float">
            <text:p>2.4204220876</text:p>
          </table:table-cell>
          <table:table-cell office:value="1.97525994966" office:value-type="float">
            <text:p>1.97525994966</text:p>
          </table:table-cell>
          <table:table-cell office:value="2.11804896841" office:value-type="float">
            <text:p>2.11804896841</text:p>
          </table:table-cell>
          <table:table-cell office:value="1.81717102816" office:value-type="float">
            <text:p>1.81717102816</text:p>
          </table:table-cell>
          <table:table-cell office:value="2.16508339202" office:value-type="float">
            <text:p>2.16508339202</text:p>
          </table:table-cell>
          <table:table-cell office:value="2.20866391401" office:value-type="float">
            <text:p>2.20866391401</text:p>
          </table:table-cell>
          <table:table-cell office:value-type="string">
            <text:p>ü</text:p>
          </table:table-cell>
          <table:table-cell office:value="4.2782271304" office:value-type="float">
            <text:p>4.2782271304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7221468274" office:value-type="float">
            <text:p>41.7221468274</text:p>
          </table:table-cell>
          <table:table-cell office:value="36.9515359659" office:value-type="float">
            <text:p>36.9515359659</text:p>
          </table:table-cell>
          <table:table-cell office:value="40.3765824528" office:value-type="float">
            <text:p>40.3765824528</text:p>
          </table:table-cell>
          <table:table-cell office:value="34.0068370471" office:value-type="float">
            <text:p>34.0068370471</text:p>
          </table:table-cell>
          <table:table-cell office:value="33.1223419065" office:value-type="float">
            <text:p>33.1223419065</text:p>
          </table:table-cell>
          <table:table-cell office:value="36.2227135875" office:value-type="float">
            <text:p>36.2227135875</text:p>
          </table:table-cell>
          <table:table-cell office:value="34.1724796367" office:value-type="float">
            <text:p>34.1724796367</text:p>
          </table:table-cell>
          <table:table-cell office:value="35.0673910086" office:value-type="float">
            <text:p>35.0673910086</text:p>
          </table:table-cell>
          <table:table-cell office:value="38.0836675371" office:value-type="float">
            <text:p>38.0836675371</text:p>
          </table:table-cell>
          <table:table-cell office:value="30.3379375662" office:value-type="float">
            <text:p>30.3379375662</text:p>
          </table:table-cell>
          <table:table-cell office:value="30.6019851288" office:value-type="float">
            <text:p>30.6019851288</text:p>
          </table:table-cell>
          <table:table-cell office:value="28.7919048667" office:value-type="float">
            <text:p>28.7919048667</text:p>
          </table:table-cell>
          <table:table-cell office:value="34.8825086265" office:value-type="float">
            <text:p>34.8825086265</text:p>
          </table:table-cell>
          <table:table-cell office:value="33.7714633864" office:value-type="float">
            <text:p>33.7714633864</text:p>
          </table:table-cell>
          <table:table-cell office:value-type="string">
            <text:p>ü</text:p>
          </table:table-cell>
          <table:table-cell office:value="10.3571001823" office:value-type="float">
            <text:p>10.3571001823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5.3402862122" office:value-type="float">
            <text:p>35.3402862122</text:p>
          </table:table-cell>
          <table:table-cell office:value="33.5164315833" office:value-type="float">
            <text:p>33.5164315833</text:p>
          </table:table-cell>
          <table:table-cell office:value="32.4153052647" office:value-type="float">
            <text:p>32.4153052647</text:p>
          </table:table-cell>
          <table:table-cell office:value="29.5456940307" office:value-type="float">
            <text:p>29.5456940307</text:p>
          </table:table-cell>
          <table:table-cell office:value="27.7029595517" office:value-type="float">
            <text:p>27.7029595517</text:p>
          </table:table-cell>
          <table:table-cell office:value="27.9033804752" office:value-type="float">
            <text:p>27.9033804752</text:p>
          </table:table-cell>
          <table:table-cell office:value="26.0602802863" office:value-type="float">
            <text:p>26.0602802863</text:p>
          </table:table-cell>
          <table:table-cell office:value="25.8333690986" office:value-type="float">
            <text:p>25.8333690986</text:p>
          </table:table-cell>
          <table:table-cell office:value="26.1384624525" office:value-type="float">
            <text:p>26.1384624525</text:p>
          </table:table-cell>
          <table:table-cell office:value="22.7650460677" office:value-type="float">
            <text:p>22.7650460677</text:p>
          </table:table-cell>
          <table:table-cell office:value="23.6188755363" office:value-type="float">
            <text:p>23.6188755363</text:p>
          </table:table-cell>
          <table:table-cell office:value="19.8837352318" office:value-type="float">
            <text:p>19.8837352318</text:p>
          </table:table-cell>
          <table:table-cell office:value="24.3126044312" office:value-type="float">
            <text:p>24.3126044312</text:p>
          </table:table-cell>
          <table:table-cell office:value="24.3771328619" office:value-type="float">
            <text:p>24.3771328619</text:p>
          </table:table-cell>
          <table:table-cell office:value-type="string">
            <text:p>ü</text:p>
          </table:table-cell>
          <table:table-cell office:value="3.21038706695" office:value-type="float">
            <text:p>3.21038706695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5.7029213832" office:value-type="float">
            <text:p>15.7029213832</text:p>
          </table:table-cell>
          <table:table-cell office:value="15.9015096193" office:value-type="float">
            <text:p>15.9015096193</text:p>
          </table:table-cell>
          <table:table-cell office:value="14.148284254" office:value-type="float">
            <text:p>14.148284254</text:p>
          </table:table-cell>
          <table:table-cell office:value="13.366068565" office:value-type="float">
            <text:p>13.366068565</text:p>
          </table:table-cell>
          <table:table-cell office:value="12.8718284663" office:value-type="float">
            <text:p>12.8718284663</text:p>
          </table:table-cell>
          <table:table-cell office:value="11.8461999937" office:value-type="float">
            <text:p>11.8461999937</text:p>
          </table:table-cell>
          <table:table-cell office:value="11.3636455294" office:value-type="float">
            <text:p>11.3636455294</text:p>
          </table:table-cell>
          <table:table-cell office:value="10.3173352524" office:value-type="float">
            <text:p>10.3173352524</text:p>
          </table:table-cell>
          <table:table-cell office:value="9.74187346138" office:value-type="float">
            <text:p>9.74187346138</text:p>
          </table:table-cell>
          <table:table-cell office:value="9.03394091398" office:value-type="float">
            <text:p>9.03394091398</text:p>
          </table:table-cell>
          <table:table-cell office:value="9.30810953023" office:value-type="float">
            <text:p>9.30810953023</text:p>
          </table:table-cell>
          <table:table-cell office:value="6.9913844565" office:value-type="float">
            <text:p>6.9913844565</text:p>
          </table:table-cell>
          <table:table-cell office:value="9.39678114129" office:value-type="float">
            <text:p>9.39678114129</text:p>
          </table:table-cell>
          <table:table-cell office:value="9.04701622868" office:value-type="float">
            <text:p>9.04701622868</text:p>
          </table:table-cell>
          <table:table-cell office:value-type="string">
            <text:p>ü</text:p>
          </table:table-cell>
          <table:table-cell office:value="-2.8050089086" office:value-type="float">
            <text:p>-2.8050089086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2.728567206" office:value-type="float">
            <text:p>12.728567206</text:p>
          </table:table-cell>
          <table:table-cell office:value="13.3699661544" office:value-type="float">
            <text:p>13.3699661544</text:p>
          </table:table-cell>
          <table:table-cell office:value="11.3362781625" office:value-type="float">
            <text:p>11.3362781625</text:p>
          </table:table-cell>
          <table:table-cell office:value="10.9973421307" office:value-type="float">
            <text:p>10.9973421307</text:p>
          </table:table-cell>
          <table:table-cell office:value="10.8035250067" office:value-type="float">
            <text:p>10.8035250067</text:p>
          </table:table-cell>
          <table:table-cell office:value="9.5918753519" office:value-type="float">
            <text:p>9.5918753519</text:p>
          </table:table-cell>
          <table:table-cell office:value="9.17721522555" office:value-type="float">
            <text:p>9.17721522555</text:p>
          </table:table-cell>
          <table:table-cell office:value="8.07683813563" office:value-type="float">
            <text:p>8.07683813563</text:p>
          </table:table-cell>
          <table:table-cell office:value="7.3698661823" office:value-type="float">
            <text:p>7.3698661823</text:p>
          </table:table-cell>
          <table:table-cell office:value="7.08941638282" office:value-type="float">
            <text:p>7.08941638282</text:p>
          </table:table-cell>
          <table:table-cell office:value="7.29092814713" office:value-type="float">
            <text:p>7.29092814713</text:p>
          </table:table-cell>
          <table:table-cell office:value="5.2921785606" office:value-type="float">
            <text:p>5.2921785606</text:p>
          </table:table-cell>
          <table:table-cell office:value="7.23433469431" office:value-type="float">
            <text:p>7.23433469431</text:p>
          </table:table-cell>
          <table:table-cell office:value="6.90824160694" office:value-type="float">
            <text:p>6.90824160694</text:p>
          </table:table-cell>
          <table:table-cell office:value-type="string">
            <text:p>ü</text:p>
          </table:table-cell>
          <table:table-cell office:value="-5.24880416405" office:value-type="float">
            <text:p>-5.24880416405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9.6348234135" office:value-type="float">
            <text:p>19.6348234135</text:p>
          </table:table-cell>
          <table:table-cell office:value="17.6114385062" office:value-type="float">
            <text:p>17.6114385062</text:p>
          </table:table-cell>
          <table:table-cell office:value="18.2646433762" office:value-type="float">
            <text:p>18.2646433762</text:p>
          </table:table-cell>
          <table:table-cell office:value="16.177055599" office:value-type="float">
            <text:p>16.177055599</text:p>
          </table:table-cell>
          <table:table-cell office:value="14.8282522992" office:value-type="float">
            <text:p>14.8282522992</text:p>
          </table:table-cell>
          <table:table-cell office:value="16.0541847318" office:value-type="float">
            <text:p>16.0541847318</text:p>
          </table:table-cell>
          <table:table-cell office:value="14.6940643753" office:value-type="float">
            <text:p>14.6940643753</text:p>
          </table:table-cell>
          <table:table-cell office:value="15.5136591312" office:value-type="float">
            <text:p>15.5136591312</text:p>
          </table:table-cell>
          <table:table-cell office:value="16.3944046899" office:value-type="float">
            <text:p>16.3944046899</text:p>
          </table:table-cell>
          <table:table-cell office:value="13.7284380609" office:value-type="float">
            <text:p>13.7284380609</text:p>
          </table:table-cell>
          <table:table-cell office:value="14.3073662901" office:value-type="float">
            <text:p>14.3073662901</text:p>
          </table:table-cell>
          <table:table-cell office:value="12.889472238" office:value-type="float">
            <text:p>12.889472238</text:p>
          </table:table-cell>
          <table:table-cell office:value="14.9136847038" office:value-type="float">
            <text:p>14.9136847038</text:p>
          </table:table-cell>
          <table:table-cell office:value="15.3279572995" office:value-type="float">
            <text:p>15.3279572995</text:p>
          </table:table-cell>
          <table:table-cell office:value-type="string">
            <text:p>ü</text:p>
          </table:table-cell>
          <table:table-cell office:value="7.13332550943" office:value-type="float">
            <text:p>7.1333255094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08741618475" office:value-type="float">
            <text:p>2.08741618475</text:p>
          </table:table-cell>
          <table:table-cell office:value="1.77294266139" office:value-type="float">
            <text:p>1.77294266139</text:p>
          </table:table-cell>
          <table:table-cell office:value="1.96495536959" office:value-type="float">
            <text:p>1.96495536959</text:p>
          </table:table-cell>
          <table:table-cell office:value="1.6543008674" office:value-type="float">
            <text:p>1.6543008674</text:p>
          </table:table-cell>
          <table:table-cell office:value="1.49249833591" office:value-type="float">
            <text:p>1.49249833591</text:p>
          </table:table-cell>
          <table:table-cell office:value="1.6828890973" office:value-type="float">
            <text:p>1.6828890973</text:p>
          </table:table-cell>
          <table:table-cell office:value="1.53157537219" office:value-type="float">
            <text:p>1.53157537219</text:p>
          </table:table-cell>
          <table:table-cell office:value="1.61313992818" office:value-type="float">
            <text:p>1.61313992818</text:p>
          </table:table-cell>
          <table:table-cell office:value="1.77348425153" office:value-type="float">
            <text:p>1.77348425153</text:p>
          </table:table-cell>
          <table:table-cell office:value="1.40848321609" office:value-type="float">
            <text:p>1.40848321609</text:p>
          </table:table-cell>
          <table:table-cell office:value="1.40327798455" office:value-type="float">
            <text:p>1.40327798455</text:p>
          </table:table-cell>
          <table:table-cell office:value="1.28058800223" office:value-type="float">
            <text:p>1.28058800223</text:p>
          </table:table-cell>
          <table:table-cell office:value="1.60264896379" office:value-type="float">
            <text:p>1.60264896379</text:p>
          </table:table-cell>
          <table:table-cell office:value="1.59074697665" office:value-type="float">
            <text:p>1.59074697665</text:p>
          </table:table-cell>
          <table:table-cell office:value-type="string">
            <text:p/>
          </table:table-cell>
          <table:table-cell office:value="13.3593624479" office:value-type="float">
            <text:p>13.3593624479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59944972039" office:value-type="float">
            <text:p>5.59944972039</text:p>
          </table:table-cell>
          <table:table-cell office:value="5.69938992877" office:value-type="float">
            <text:p>5.69938992877</text:p>
          </table:table-cell>
          <table:table-cell office:value="5.23627666497" office:value-type="float">
            <text:p>5.23627666497</text:p>
          </table:table-cell>
          <table:table-cell office:value="4.25188578355" office:value-type="float">
            <text:p>4.25188578355</text:p>
          </table:table-cell>
          <table:table-cell office:value="4.52562359631" office:value-type="float">
            <text:p>4.52562359631</text:p>
          </table:table-cell>
          <table:table-cell office:value="4.64201577441" office:value-type="float">
            <text:p>4.64201577441</text:p>
          </table:table-cell>
          <table:table-cell office:value="4.24650396613" office:value-type="float">
            <text:p>4.24650396613</text:p>
          </table:table-cell>
          <table:table-cell office:value="3.46539656951" office:value-type="float">
            <text:p>3.46539656951</text:p>
          </table:table-cell>
          <table:table-cell office:value="3.43847505479" office:value-type="float">
            <text:p>3.43847505479</text:p>
          </table:table-cell>
          <table:table-cell office:value="3.52421993655" office:value-type="float">
            <text:p>3.52421993655</text:p>
          </table:table-cell>
          <table:table-cell office:value="2.93893542344" office:value-type="float">
            <text:p>2.93893542344</text:p>
          </table:table-cell>
          <table:table-cell office:value="2.18460468729" office:value-type="float">
            <text:p>2.18460468729</text:p>
          </table:table-cell>
          <table:table-cell office:value="3.30652965285" office:value-type="float">
            <text:p>3.30652965285</text:p>
          </table:table-cell>
          <table:table-cell office:value="2.47789474577" office:value-type="float">
            <text:p>2.47789474577</text:p>
          </table:table-cell>
          <table:table-cell office:value-type="string">
            <text:p/>
          </table:table-cell>
          <table:table-cell office:value="-15.6873361011" office:value-type="float">
            <text:p>-15.687336101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3.4283329526" office:value-type="float">
            <text:p>93.4283329526</text:p>
          </table:table-cell>
          <table:table-cell office:value="88.2344324319" office:value-type="float">
            <text:p>88.2344324319</text:p>
          </table:table-cell>
          <table:table-cell office:value="88.6831377759" office:value-type="float">
            <text:p>88.6831377759</text:p>
          </table:table-cell>
          <table:table-cell office:value="79.1381761907" office:value-type="float">
            <text:p>79.1381761907</text:p>
          </table:table-cell>
          <table:table-cell office:value="72.4480073973" office:value-type="float">
            <text:p>72.4480073973</text:p>
          </table:table-cell>
          <table:table-cell office:value="78.0118168951" office:value-type="float">
            <text:p>78.0118168951</text:p>
          </table:table-cell>
          <table:table-cell office:value="71.7903243348" office:value-type="float">
            <text:p>71.7903243348</text:p>
          </table:table-cell>
          <table:table-cell office:value="72.5874355326" office:value-type="float">
            <text:p>72.5874355326</text:p>
          </table:table-cell>
          <table:table-cell office:value="76.1233220899" office:value-type="float">
            <text:p>76.1233220899</text:p>
          </table:table-cell>
          <table:table-cell office:value="64.6857913662" office:value-type="float">
            <text:p>64.6857913662</text:p>
          </table:table-cell>
          <table:table-cell office:value="68.2780475752" office:value-type="float">
            <text:p>68.2780475752</text:p>
          </table:table-cell>
          <table:table-cell office:value="57.8518983437" office:value-type="float">
            <text:p>57.8518983437</text:p>
          </table:table-cell>
          <table:table-cell office:value="68.6451029002" office:value-type="float">
            <text:p>68.6451029002</text:p>
          </table:table-cell>
          <table:table-cell office:value="65.6343796501" office:value-type="float">
            <text:p>65.6343796501</text:p>
          </table:table-cell>
          <table:table-cell office:value-type="string">
            <text:p>ü</text:p>
          </table:table-cell>
          <table:table-cell office:value="-3.87191494045" office:value-type="float">
            <text:p>-3.8719149404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2083740924" office:value-type="float">
            <text:p>1.42083740924</text:p>
          </table:table-cell>
          <table:table-cell office:value="1.28332863237" office:value-type="float">
            <text:p>1.28332863237</text:p>
          </table:table-cell>
          <table:table-cell office:value="1.37416160779" office:value-type="float">
            <text:p>1.37416160779</text:p>
          </table:table-cell>
          <table:table-cell office:value="1.1627037566" office:value-type="float">
            <text:p>1.1627037566</text:p>
          </table:table-cell>
          <table:table-cell office:value="1.06373428004" office:value-type="float">
            <text:p>1.06373428004</text:p>
          </table:table-cell>
          <table:table-cell office:value="1.19722891747" office:value-type="float">
            <text:p>1.19722891747</text:p>
          </table:table-cell>
          <table:table-cell office:value="1.12311270099" office:value-type="float">
            <text:p>1.12311270099</text:p>
          </table:table-cell>
          <table:table-cell office:value="1.14783696372" office:value-type="float">
            <text:p>1.14783696372</text:p>
          </table:table-cell>
          <table:table-cell office:value="1.22288805958" office:value-type="float">
            <text:p>1.22288805958</text:p>
          </table:table-cell>
          <table:table-cell office:value="1.03663761148" office:value-type="float">
            <text:p>1.03663761148</text:p>
          </table:table-cell>
          <table:table-cell office:value="1.10561125509" office:value-type="float">
            <text:p>1.10561125509</text:p>
          </table:table-cell>
          <table:table-cell office:value="0.927868591844" office:value-type="float">
            <text:p>0.927868591844</text:p>
          </table:table-cell>
          <table:table-cell office:value="1.12962281127" office:value-type="float">
            <text:p>1.12962281127</text:p>
          </table:table-cell>
          <table:table-cell office:value="1.12864344036" office:value-type="float">
            <text:p>1.12864344036</text:p>
          </table:table-cell>
          <table:table-cell office:value-type="string">
            <text:p>ü</text:p>
          </table:table-cell>
          <table:table-cell office:value="2.08320828478" office:value-type="float">
            <text:p>2.0832082847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205358892" office:value-type="float">
            <text:p>1.32205358892</text:p>
          </table:table-cell>
          <table:table-cell office:value="1.15519710408" office:value-type="float">
            <text:p>1.15519710408</text:p>
          </table:table-cell>
          <table:table-cell office:value="1.23957434532" office:value-type="float">
            <text:p>1.23957434532</text:p>
          </table:table-cell>
          <table:table-cell office:value="1.07493066873" office:value-type="float">
            <text:p>1.07493066873</text:p>
          </table:table-cell>
          <table:table-cell office:value="0.964343290171" office:value-type="float">
            <text:p>0.964343290171</text:p>
          </table:table-cell>
          <table:table-cell office:value="1.07235886486" office:value-type="float">
            <text:p>1.07235886486</text:p>
          </table:table-cell>
          <table:table-cell office:value="1.00402422721" office:value-type="float">
            <text:p>1.00402422721</text:p>
          </table:table-cell>
          <table:table-cell office:value="1.03518034824" office:value-type="float">
            <text:p>1.03518034824</text:p>
          </table:table-cell>
          <table:table-cell office:value="1.08643492896" office:value-type="float">
            <text:p>1.08643492896</text:p>
          </table:table-cell>
          <table:table-cell office:value="0.901824600545" office:value-type="float">
            <text:p>0.901824600545</text:p>
          </table:table-cell>
          <table:table-cell office:value="0.916946936914" office:value-type="float">
            <text:p>0.916946936914</text:p>
          </table:table-cell>
          <table:table-cell office:value="0.825499820526" office:value-type="float">
            <text:p>0.825499820526</text:p>
          </table:table-cell>
          <table:table-cell office:value="1.0251513567" office:value-type="float">
            <text:p>1.0251513567</text:p>
          </table:table-cell>
          <table:table-cell office:value="0.976717964097" office:value-type="float">
            <text:p>0.976717964097</text:p>
          </table:table-cell>
          <table:table-cell office:value-type="string">
            <text:p>ü</text:p>
          </table:table-cell>
          <table:table-cell office:value="6.51848267079" office:value-type="float">
            <text:p>6.5184826707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6961745745" office:value-type="float">
            <text:p>40.6961745745</text:p>
          </table:table-cell>
          <table:table-cell office:value="36.992033656" office:value-type="float">
            <text:p>36.992033656</text:p>
          </table:table-cell>
          <table:table-cell office:value="37.9411590417" office:value-type="float">
            <text:p>37.9411590417</text:p>
          </table:table-cell>
          <table:table-cell office:value="32.571408755" office:value-type="float">
            <text:p>32.571408755</text:p>
          </table:table-cell>
          <table:table-cell office:value="30.4410031437" office:value-type="float">
            <text:p>30.4410031437</text:p>
          </table:table-cell>
          <table:table-cell office:value="32.9558676525" office:value-type="float">
            <text:p>32.9558676525</text:p>
          </table:table-cell>
          <table:table-cell office:value="30.3094873143" office:value-type="float">
            <text:p>30.3094873143</text:p>
          </table:table-cell>
          <table:table-cell office:value="30.3029424269" office:value-type="float">
            <text:p>30.3029424269</text:p>
          </table:table-cell>
          <table:table-cell office:value="31.4117355802" office:value-type="float">
            <text:p>31.4117355802</text:p>
          </table:table-cell>
          <table:table-cell office:value="26.9697973013" office:value-type="float">
            <text:p>26.9697973013</text:p>
          </table:table-cell>
          <table:table-cell office:value="26.3307781237" office:value-type="float">
            <text:p>26.3307781237</text:p>
          </table:table-cell>
          <table:table-cell office:value="22.9544905915" office:value-type="float">
            <text:p>22.9544905915</text:p>
          </table:table-cell>
          <table:table-cell office:value="29.2130769947" office:value-type="float">
            <text:p>29.2130769947</text:p>
          </table:table-cell>
          <table:table-cell office:value="27.8601316358" office:value-type="float">
            <text:p>27.8601316358</text:p>
          </table:table-cell>
          <table:table-cell office:value-type="string">
            <text:p>ü</text:p>
          </table:table-cell>
          <table:table-cell office:value="5.80823515695" office:value-type="float">
            <text:p>5.8082351569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83835415824" office:value-type="float">
            <text:p>0.383835415824</text:p>
          </table:table-cell>
          <table:table-cell office:value="0.356548993166" office:value-type="float">
            <text:p>0.356548993166</text:p>
          </table:table-cell>
          <table:table-cell office:value="0.371938476181" office:value-type="float">
            <text:p>0.371938476181</text:p>
          </table:table-cell>
          <table:table-cell office:value="0.321571608189" office:value-type="float">
            <text:p>0.321571608189</text:p>
          </table:table-cell>
          <table:table-cell office:value="0.303439315269" office:value-type="float">
            <text:p>0.303439315269</text:p>
          </table:table-cell>
          <table:table-cell office:value="0.327111167655" office:value-type="float">
            <text:p>0.327111167655</text:p>
          </table:table-cell>
          <table:table-cell office:value="0.301224353742" office:value-type="float">
            <text:p>0.301224353742</text:p>
          </table:table-cell>
          <table:table-cell office:value="0.318285054645" office:value-type="float">
            <text:p>0.318285054645</text:p>
          </table:table-cell>
          <table:table-cell office:value="0.337282388718" office:value-type="float">
            <text:p>0.337282388718</text:p>
          </table:table-cell>
          <table:table-cell office:value="0.278623320958" office:value-type="float">
            <text:p>0.278623320958</text:p>
          </table:table-cell>
          <table:table-cell office:value="0.293279970588" office:value-type="float">
            <text:p>0.293279970588</text:p>
          </table:table-cell>
          <table:table-cell office:value="0.260182774749" office:value-type="float">
            <text:p>0.260182774749</text:p>
          </table:table-cell>
          <table:table-cell office:value="0.308470209178" office:value-type="float">
            <text:p>0.308470209178</text:p>
          </table:table-cell>
          <table:table-cell office:value="0.300809956857" office:value-type="float">
            <text:p>0.300809956857</text:p>
          </table:table-cell>
          <table:table-cell office:value-type="string">
            <text:p>ü</text:p>
          </table:table-cell>
          <table:table-cell office:value="2.56750785067" office:value-type="float">
            <text:p>2.5675078506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97817247744" office:value-type="float">
            <text:p>0.497817247744</text:p>
          </table:table-cell>
          <table:table-cell office:value="0.432110300947" office:value-type="float">
            <text:p>0.432110300947</text:p>
          </table:table-cell>
          <table:table-cell office:value="0.464202271714" office:value-type="float">
            <text:p>0.464202271714</text:p>
          </table:table-cell>
          <table:table-cell office:value="0.392679013649" office:value-type="float">
            <text:p>0.392679013649</text:p>
          </table:table-cell>
          <table:table-cell office:value="0.356848807141" office:value-type="float">
            <text:p>0.356848807141</text:p>
          </table:table-cell>
          <table:table-cell office:value="0.38648455453" office:value-type="float">
            <text:p>0.38648455453</text:p>
          </table:table-cell>
          <table:table-cell office:value="0.362497741658" office:value-type="float">
            <text:p>0.362497741658</text:p>
          </table:table-cell>
          <table:table-cell office:value="0.367037899204" office:value-type="float">
            <text:p>0.367037899204</text:p>
          </table:table-cell>
          <table:table-cell office:value="0.397185459501" office:value-type="float">
            <text:p>0.397185459501</text:p>
          </table:table-cell>
          <table:table-cell office:value="0.323431152402" office:value-type="float">
            <text:p>0.323431152402</text:p>
          </table:table-cell>
          <table:table-cell office:value="0.318391539628" office:value-type="float">
            <text:p>0.318391539628</text:p>
          </table:table-cell>
          <table:table-cell office:value="0.289408266363" office:value-type="float">
            <text:p>0.289408266363</text:p>
          </table:table-cell>
          <table:table-cell office:value="0.364144156643" office:value-type="float">
            <text:p>0.364144156643</text:p>
          </table:table-cell>
          <table:table-cell office:value="0.357330568492" office:value-type="float">
            <text:p>0.357330568492</text:p>
          </table:table-cell>
          <table:table-cell office:value-type="string">
            <text:p>ü</text:p>
          </table:table-cell>
          <table:table-cell office:value="12.2299194602" office:value-type="float">
            <text:p>12.229919460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8055273976" office:value-type="float">
            <text:p>0.258055273976</text:p>
          </table:table-cell>
          <table:table-cell office:value="0.21487305566" office:value-type="float">
            <text:p>0.21487305566</text:p>
          </table:table-cell>
          <table:table-cell office:value="0.239692316574" office:value-type="float">
            <text:p>0.239692316574</text:p>
          </table:table-cell>
          <table:table-cell office:value="0.203155974933" office:value-type="float">
            <text:p>0.203155974933</text:p>
          </table:table-cell>
          <table:table-cell office:value="0.180555302916" office:value-type="float">
            <text:p>0.180555302916</text:p>
          </table:table-cell>
          <table:table-cell office:value="0.199728630437" office:value-type="float">
            <text:p>0.199728630437</text:p>
          </table:table-cell>
          <table:table-cell office:value="0.187445427565" office:value-type="float">
            <text:p>0.187445427565</text:p>
          </table:table-cell>
          <table:table-cell office:value="0.195961520748" office:value-type="float">
            <text:p>0.195961520748</text:p>
          </table:table-cell>
          <table:table-cell office:value="0.215205964945" office:value-type="float">
            <text:p>0.215205964945</text:p>
          </table:table-cell>
          <table:table-cell office:value="0.170249015732" office:value-type="float">
            <text:p>0.170249015732</text:p>
          </table:table-cell>
          <table:table-cell office:value="0.167182154465" office:value-type="float">
            <text:p>0.167182154465</text:p>
          </table:table-cell>
          <table:table-cell office:value="0.157521480645" office:value-type="float">
            <text:p>0.157521480645</text:p>
          </table:table-cell>
          <table:table-cell office:value="0.194431768652" office:value-type="float">
            <text:p>0.194431768652</text:p>
          </table:table-cell>
          <table:table-cell office:value="0.194863331903" office:value-type="float">
            <text:p>0.194863331903</text:p>
          </table:table-cell>
          <table:table-cell office:value-type="string">
            <text:p/>
          </table:table-cell>
          <table:table-cell office:value="16.5574953423" office:value-type="float">
            <text:p>16.557495342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3541588715" office:value-type="float">
            <text:p>0.203541588715</text:p>
          </table:table-cell>
          <table:table-cell office:value="0.186328787802" office:value-type="float">
            <text:p>0.186328787802</text:p>
          </table:table-cell>
          <table:table-cell office:value="0.20098545596" office:value-type="float">
            <text:p>0.20098545596</text:p>
          </table:table-cell>
          <table:table-cell office:value="0.163110399154" office:value-type="float">
            <text:p>0.163110399154</text:p>
          </table:table-cell>
          <table:table-cell office:value="0.154567558557" office:value-type="float">
            <text:p>0.154567558557</text:p>
          </table:table-cell>
          <table:table-cell office:value="0.168803912186" office:value-type="float">
            <text:p>0.168803912186</text:p>
          </table:table-cell>
          <table:table-cell office:value="0.158235246641" office:value-type="float">
            <text:p>0.158235246641</text:p>
          </table:table-cell>
          <table:table-cell office:value="0.156137554893" office:value-type="float">
            <text:p>0.156137554893</text:p>
          </table:table-cell>
          <table:table-cell office:value="0.160652115834" office:value-type="float">
            <text:p>0.160652115834</text:p>
          </table:table-cell>
          <table:table-cell office:value="0.137513387097" office:value-type="float">
            <text:p>0.137513387097</text:p>
          </table:table-cell>
          <table:table-cell office:value="0.133939657474" office:value-type="float">
            <text:p>0.133939657474</text:p>
          </table:table-cell>
          <table:table-cell office:value="0.116897435769" office:value-type="float">
            <text:p>0.116897435769</text:p>
          </table:table-cell>
          <table:table-cell office:value="0.148970974373" office:value-type="float">
            <text:p>0.148970974373</text:p>
          </table:table-cell>
          <table:table-cell office:value="0.136566156159" office:value-type="float">
            <text:p>0.136566156159</text:p>
          </table:table-cell>
          <table:table-cell office:value-type="string">
            <text:p>ü</text:p>
          </table:table-cell>
          <table:table-cell office:value="1.9609566985" office:value-type="float">
            <text:p>1.960956698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85767913786" office:value-type="float">
            <text:p>5.85767913786</text:p>
          </table:table-cell>
          <table:table-cell office:value="5.26177327179" office:value-type="float">
            <text:p>5.26177327179</text:p>
          </table:table-cell>
          <table:table-cell office:value="5.58105103313" office:value-type="float">
            <text:p>5.58105103313</text:p>
          </table:table-cell>
          <table:table-cell office:value="4.73625567319" office:value-type="float">
            <text:p>4.73625567319</text:p>
          </table:table-cell>
          <table:table-cell office:value="4.46410791567" office:value-type="float">
            <text:p>4.46410791567</text:p>
          </table:table-cell>
          <table:table-cell office:value="4.90088838424" office:value-type="float">
            <text:p>4.90088838424</text:p>
          </table:table-cell>
          <table:table-cell office:value="4.5284480805" office:value-type="float">
            <text:p>4.5284480805</text:p>
          </table:table-cell>
          <table:table-cell office:value="4.48152305626" office:value-type="float">
            <text:p>4.48152305626</text:p>
          </table:table-cell>
          <table:table-cell office:value="4.67605540926" office:value-type="float">
            <text:p>4.67605540926</text:p>
          </table:table-cell>
          <table:table-cell office:value="4.03021181822" office:value-type="float">
            <text:p>4.03021181822</text:p>
          </table:table-cell>
          <table:table-cell office:value="4.05768547104" office:value-type="float">
            <text:p>4.05768547104</text:p>
          </table:table-cell>
          <table:table-cell office:value="3.64724541133" office:value-type="float">
            <text:p>3.64724541133</text:p>
          </table:table-cell>
          <table:table-cell office:value="4.50799150147" office:value-type="float">
            <text:p>4.50799150147</text:p>
          </table:table-cell>
          <table:table-cell office:value="4.29426015876" office:value-type="float">
            <text:p>4.29426015876</text:p>
          </table:table-cell>
          <table:table-cell office:value-type="string">
            <text:p>ü</text:p>
          </table:table-cell>
          <table:table-cell office:value="5.83028648748" office:value-type="float">
            <text:p>5.8302864874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9416774353" office:value-type="float">
            <text:p>0.499416774353</text:p>
          </table:table-cell>
          <table:table-cell office:value="0.434708460222" office:value-type="float">
            <text:p>0.434708460222</text:p>
          </table:table-cell>
          <table:table-cell office:value="0.463567729595" office:value-type="float">
            <text:p>0.463567729595</text:p>
          </table:table-cell>
          <table:table-cell office:value="0.386141339086" office:value-type="float">
            <text:p>0.386141339086</text:p>
          </table:table-cell>
          <table:table-cell office:value="0.360527557213" office:value-type="float">
            <text:p>0.360527557213</text:p>
          </table:table-cell>
          <table:table-cell office:value="0.398146373325" office:value-type="float">
            <text:p>0.398146373325</text:p>
          </table:table-cell>
          <table:table-cell office:value="0.35911974952" office:value-type="float">
            <text:p>0.35911974952</text:p>
          </table:table-cell>
          <table:table-cell office:value="0.362542788024" office:value-type="float">
            <text:p>0.362542788024</text:p>
          </table:table-cell>
          <table:table-cell office:value="0.382256690751" office:value-type="float">
            <text:p>0.382256690751</text:p>
          </table:table-cell>
          <table:table-cell office:value="0.318232079504" office:value-type="float">
            <text:p>0.318232079504</text:p>
          </table:table-cell>
          <table:table-cell office:value="0.300444239628" office:value-type="float">
            <text:p>0.300444239628</text:p>
          </table:table-cell>
          <table:table-cell office:value="0.27676604774" office:value-type="float">
            <text:p>0.27676604774</text:p>
          </table:table-cell>
          <table:table-cell office:value="0.355745481868" office:value-type="float">
            <text:p>0.355745481868</text:p>
          </table:table-cell>
          <table:table-cell office:value="0.336112306872" office:value-type="float">
            <text:p>0.336112306872</text:p>
          </table:table-cell>
          <table:table-cell office:value-type="string">
            <text:p>ü</text:p>
          </table:table-cell>
          <table:table-cell office:value="11.8717760368" office:value-type="float">
            <text:p>11.871776036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707522879951" office:value-type="float">
            <text:p>0.707522879951</text:p>
          </table:table-cell>
          <table:table-cell office:value="0.633602813156" office:value-type="float">
            <text:p>0.633602813156</text:p>
          </table:table-cell>
          <table:table-cell office:value="0.746449575548" office:value-type="float">
            <text:p>0.746449575548</text:p>
          </table:table-cell>
          <table:table-cell office:value="0.599361721964" office:value-type="float">
            <text:p>0.599361721964</text:p>
          </table:table-cell>
          <table:table-cell office:value="0.557957471521" office:value-type="float">
            <text:p>0.557957471521</text:p>
          </table:table-cell>
          <table:table-cell office:value="0.594409489721" office:value-type="float">
            <text:p>0.594409489721</text:p>
          </table:table-cell>
          <table:table-cell office:value="0.540855496747" office:value-type="float">
            <text:p>0.540855496747</text:p>
          </table:table-cell>
          <table:table-cell office:value="0.54799449607" office:value-type="float">
            <text:p>0.54799449607</text:p>
          </table:table-cell>
          <table:table-cell office:value="0.607090387044" office:value-type="float">
            <text:p>0.607090387044</text:p>
          </table:table-cell>
          <table:table-cell office:value="0.506388979222" office:value-type="float">
            <text:p>0.506388979222</text:p>
          </table:table-cell>
          <table:table-cell office:value="0.514804677153" office:value-type="float">
            <text:p>0.514804677153</text:p>
          </table:table-cell>
          <table:table-cell office:value="0.440988306922" office:value-type="float">
            <text:p>0.440988306922</text:p>
          </table:table-cell>
          <table:table-cell office:value="0.53765125854" office:value-type="float">
            <text:p>0.53765125854</text:p>
          </table:table-cell>
          <table:table-cell office:value="0.506307317674" office:value-type="float">
            <text:p>0.506307317674</text:p>
          </table:table-cell>
          <table:table-cell office:value-type="string">
            <text:p>ü</text:p>
          </table:table-cell>
          <table:table-cell office:value="-1.65059873312" office:value-type="float">
            <text:p>-1.65059873312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8.2375416793" office:value-type="float">
            <text:p>58.2375416793</text:p>
          </table:table-cell>
          <table:table-cell office:value="50.7254661257" office:value-type="float">
            <text:p>50.7254661257</text:p>
          </table:table-cell>
          <table:table-cell office:value="55.0907268961" office:value-type="float">
            <text:p>55.0907268961</text:p>
          </table:table-cell>
          <table:table-cell office:value="45.1308859789" office:value-type="float">
            <text:p>45.1308859789</text:p>
          </table:table-cell>
          <table:table-cell office:value="41.8701639449" office:value-type="float">
            <text:p>41.8701639449</text:p>
          </table:table-cell>
          <table:table-cell office:value="46.3450291883" office:value-type="float">
            <text:p>46.3450291883</text:p>
          </table:table-cell>
          <table:table-cell office:value="43.0443010484" office:value-type="float">
            <text:p>43.0443010484</text:p>
          </table:table-cell>
          <table:table-cell office:value="42.7597179558" office:value-type="float">
            <text:p>42.7597179558</text:p>
          </table:table-cell>
          <table:table-cell office:value="45.7276396436" office:value-type="float">
            <text:p>45.7276396436</text:p>
          </table:table-cell>
          <table:table-cell office:value="38.3473821249" office:value-type="float">
            <text:p>38.3473821249</text:p>
          </table:table-cell>
          <table:table-cell office:value="35.6456998078" office:value-type="float">
            <text:p>35.6456998078</text:p>
          </table:table-cell>
          <table:table-cell office:value="32.2343474806" office:value-type="float">
            <text:p>32.2343474806</text:p>
          </table:table-cell>
          <table:table-cell office:value="42.0198893654" office:value-type="float">
            <text:p>42.0198893654</text:p>
          </table:table-cell>
          <table:table-cell office:value="39.5190782802" office:value-type="float">
            <text:p>39.5190782802</text:p>
          </table:table-cell>
          <table:table-cell office:value-type="string">
            <text:p>ü</text:p>
          </table:table-cell>
          <table:table-cell office:value="10.8663274765" office:value-type="float">
            <text:p>10.866327476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2.0822361034" office:value-type="float">
            <text:p>12.0822361034</text:p>
          </table:table-cell>
          <table:table-cell office:value="8.90912119353" office:value-type="float">
            <text:p>8.90912119353</text:p>
          </table:table-cell>
          <table:table-cell office:value="9.94518962375" office:value-type="float">
            <text:p>9.94518962375</text:p>
          </table:table-cell>
          <table:table-cell office:value="8.43556929581" office:value-type="float">
            <text:p>8.43556929581</text:p>
          </table:table-cell>
          <table:table-cell office:value="7.97035787069" office:value-type="float">
            <text:p>7.97035787069</text:p>
          </table:table-cell>
          <table:table-cell office:value="8.37531924309" office:value-type="float">
            <text:p>8.37531924309</text:p>
          </table:table-cell>
          <table:table-cell office:value="8.21190343006" office:value-type="float">
            <text:p>8.21190343006</text:p>
          </table:table-cell>
          <table:table-cell office:value="8.24150344593" office:value-type="float">
            <text:p>8.24150344593</text:p>
          </table:table-cell>
          <table:table-cell office:value="9.32261015054" office:value-type="float">
            <text:p>9.32261015054</text:p>
          </table:table-cell>
          <table:table-cell office:value="7.00822209251" office:value-type="float">
            <text:p>7.00822209251</text:p>
          </table:table-cell>
          <table:table-cell office:value="6.99580821019" office:value-type="float">
            <text:p>6.99580821019</text:p>
          </table:table-cell>
          <table:table-cell office:value="6.54118096986" office:value-type="float">
            <text:p>6.54118096986</text:p>
          </table:table-cell>
          <table:table-cell office:value="8.47215786751" office:value-type="float">
            <text:p>8.47215786751</text:p>
          </table:table-cell>
          <table:table-cell office:value="8.4100986287" office:value-type="float">
            <text:p>8.4100986287</text:p>
          </table:table-cell>
          <table:table-cell office:value-type="string">
            <text:p/>
          </table:table-cell>
          <table:table-cell office:value="20.2162548775" office:value-type="float">
            <text:p>20.2162548775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.44961611" office:value-type="float">
            <text:p>51.44961611</text:p>
          </table:table-cell>
          <table:table-cell office:value="47.0727213558" office:value-type="float">
            <text:p>47.0727213558</text:p>
          </table:table-cell>
          <table:table-cell office:value="62.8554786692" office:value-type="float">
            <text:p>62.8554786692</text:p>
          </table:table-cell>
          <table:table-cell office:value="43.6169524284" office:value-type="float">
            <text:p>43.6169524284</text:p>
          </table:table-cell>
          <table:table-cell office:value="46.0423283414" office:value-type="float">
            <text:p>46.0423283414</text:p>
          </table:table-cell>
          <table:table-cell office:value="42.5405114644" office:value-type="float">
            <text:p>42.5405114644</text:p>
          </table:table-cell>
          <table:table-cell office:value="42.065185796" office:value-type="float">
            <text:p>42.065185796</text:p>
          </table:table-cell>
          <table:table-cell office:value="40.5654867941" office:value-type="float">
            <text:p>40.5654867941</text:p>
          </table:table-cell>
          <table:table-cell office:value="48.4298551115" office:value-type="float">
            <text:p>48.4298551115</text:p>
          </table:table-cell>
          <table:table-cell office:value="41.1157568296" office:value-type="float">
            <text:p>41.1157568296</text:p>
          </table:table-cell>
          <table:table-cell office:value="40.3928062271" office:value-type="float">
            <text:p>40.3928062271</text:p>
          </table:table-cell>
          <table:table-cell office:value="30.9314354012" office:value-type="float">
            <text:p>30.9314354012</text:p>
          </table:table-cell>
          <table:table-cell office:value="37.3685292783" office:value-type="float">
            <text:p>37.3685292783</text:p>
          </table:table-cell>
          <table:table-cell office:value="36.1904027699" office:value-type="float">
            <text:p>36.1904027699</text:p>
          </table:table-cell>
          <table:table-cell office:value-type="string">
            <text:p/>
          </table:table-cell>
          <table:table-cell office:value="-10.4038413017" office:value-type="float">
            <text:p>-10.403841301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00.463724952" office:value-type="float">
            <text:p>500.463724952</text:p>
          </table:table-cell>
          <table:table-cell office:value="375.843430588" office:value-type="float">
            <text:p>375.843430588</text:p>
          </table:table-cell>
          <table:table-cell office:value="453.292459559" office:value-type="float">
            <text:p>453.292459559</text:p>
          </table:table-cell>
          <table:table-cell office:value="345.133357439" office:value-type="float">
            <text:p>345.133357439</text:p>
          </table:table-cell>
          <table:table-cell office:value="314.974547638" office:value-type="float">
            <text:p>314.974547638</text:p>
          </table:table-cell>
          <table:table-cell office:value="372.216935903" office:value-type="float">
            <text:p>372.216935903</text:p>
          </table:table-cell>
          <table:table-cell office:value="339.063755072" office:value-type="float">
            <text:p>339.063755072</text:p>
          </table:table-cell>
          <table:table-cell office:value="357.939270791" office:value-type="float">
            <text:p>357.939270791</text:p>
          </table:table-cell>
          <table:table-cell office:value="424.075394214" office:value-type="float">
            <text:p>424.075394214</text:p>
          </table:table-cell>
          <table:table-cell office:value="308.617979158" office:value-type="float">
            <text:p>308.617979158</text:p>
          </table:table-cell>
          <table:table-cell office:value="273.968045138" office:value-type="float">
            <text:p>273.968045138</text:p>
          </table:table-cell>
          <table:table-cell office:value="264.833808921" office:value-type="float">
            <text:p>264.833808921</text:p>
          </table:table-cell>
          <table:table-cell office:value="370.627123409" office:value-type="float">
            <text:p>370.627123409</text:p>
          </table:table-cell>
          <table:table-cell office:value="344.993960046" office:value-type="float">
            <text:p>344.993960046</text:p>
          </table:table-cell>
          <table:table-cell office:value-type="string">
            <text:p/>
          </table:table-cell>
          <table:table-cell office:value="25.9248902083" office:value-type="float">
            <text:p>25.924890208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4.860152141" office:value-type="float">
            <text:p>134.860152141</text:p>
          </table:table-cell>
          <table:table-cell office:value="109.713219684" office:value-type="float">
            <text:p>109.713219684</text:p>
          </table:table-cell>
          <table:table-cell office:value="138.404155796" office:value-type="float">
            <text:p>138.404155796</text:p>
          </table:table-cell>
          <table:table-cell office:value="101.139117669" office:value-type="float">
            <text:p>101.139117669</text:p>
          </table:table-cell>
          <table:table-cell office:value="98.5380334316" office:value-type="float">
            <text:p>98.5380334316</text:p>
          </table:table-cell>
          <table:table-cell office:value="104.576617676" office:value-type="float">
            <text:p>104.576617676</text:p>
          </table:table-cell>
          <table:table-cell office:value="98.5757323469" office:value-type="float">
            <text:p>98.5757323469</text:p>
          </table:table-cell>
          <table:table-cell office:value="100.221953436" office:value-type="float">
            <text:p>100.221953436</text:p>
          </table:table-cell>
          <table:table-cell office:value="119.109023119" office:value-type="float">
            <text:p>119.109023119</text:p>
          </table:table-cell>
          <table:table-cell office:value="92.552025177" office:value-type="float">
            <text:p>92.552025177</text:p>
          </table:table-cell>
          <table:table-cell office:value="86.0540850592" office:value-type="float">
            <text:p>86.0540850592</text:p>
          </table:table-cell>
          <table:table-cell office:value="75.0703501323" office:value-type="float">
            <text:p>75.0703501323</text:p>
          </table:table-cell>
          <table:table-cell office:value="99.1396531243" office:value-type="float">
            <text:p>99.1396531243</text:p>
          </table:table-cell>
          <table:table-cell office:value="93.6893216535" office:value-type="float">
            <text:p>93.6893216535</text:p>
          </table:table-cell>
          <table:table-cell office:value-type="string">
            <text:p/>
          </table:table-cell>
          <table:table-cell office:value="8.87260214206" office:value-type="float">
            <text:p>8.8726021420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15458535" office:value-type="float">
            <text:p>0.372115458535</text:p>
          </table:table-cell>
          <table:table-cell office:value="0.344283214202" office:value-type="float">
            <text:p>0.344283214202</text:p>
          </table:table-cell>
          <table:table-cell office:value="0.358064643496" office:value-type="float">
            <text:p>0.358064643496</text:p>
          </table:table-cell>
          <table:table-cell office:value="0.327402844734" office:value-type="float">
            <text:p>0.327402844734</text:p>
          </table:table-cell>
          <table:table-cell office:value="0.312335607095" office:value-type="float">
            <text:p>0.312335607095</text:p>
          </table:table-cell>
          <table:table-cell office:value="0.330672352192" office:value-type="float">
            <text:p>0.330672352192</text:p>
          </table:table-cell>
          <table:table-cell office:value="0.314733853832" office:value-type="float">
            <text:p>0.314733853832</text:p>
          </table:table-cell>
          <table:table-cell office:value="0.325990405763" office:value-type="float">
            <text:p>0.325990405763</text:p>
          </table:table-cell>
          <table:table-cell office:value="0.344789098659" office:value-type="float">
            <text:p>0.344789098659</text:p>
          </table:table-cell>
          <table:table-cell office:value="0.274464840708" office:value-type="float">
            <text:p>0.274464840708</text:p>
          </table:table-cell>
          <table:table-cell office:value="0.293180263915" office:value-type="float">
            <text:p>0.293180263915</text:p>
          </table:table-cell>
          <table:table-cell office:value="0.268117434231" office:value-type="float">
            <text:p>0.268117434231</text:p>
          </table:table-cell>
          <table:table-cell office:value="0.311836526738" office:value-type="float">
            <text:p>0.311836526738</text:p>
          </table:table-cell>
          <table:table-cell office:value="0.305900118452" office:value-type="float">
            <text:p>0.305900118452</text:p>
          </table:table-cell>
          <table:table-cell office:value-type="string">
            <text:p>ü</text:p>
          </table:table-cell>
          <table:table-cell office:value="4.33857803631" office:value-type="float">
            <text:p>4.33857803631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05800457575" office:value-type="float">
            <text:p>2.05800457575</text:p>
          </table:table-cell>
          <table:table-cell office:value="1.82132523495" office:value-type="float">
            <text:p>1.82132523495</text:p>
          </table:table-cell>
          <table:table-cell office:value="1.92241322765" office:value-type="float">
            <text:p>1.92241322765</text:p>
          </table:table-cell>
          <table:table-cell office:value="1.64300861801" office:value-type="float">
            <text:p>1.64300861801</text:p>
          </table:table-cell>
          <table:table-cell office:value="1.58240956405" office:value-type="float">
            <text:p>1.58240956405</text:p>
          </table:table-cell>
          <table:table-cell office:value="1.69548471087" office:value-type="float">
            <text:p>1.69548471087</text:p>
          </table:table-cell>
          <table:table-cell office:value="1.54549210081" office:value-type="float">
            <text:p>1.54549210081</text:p>
          </table:table-cell>
          <table:table-cell office:value="1.59471187085" office:value-type="float">
            <text:p>1.59471187085</text:p>
          </table:table-cell>
          <table:table-cell office:value="1.74859506523" office:value-type="float">
            <text:p>1.74859506523</text:p>
          </table:table-cell>
          <table:table-cell office:value="1.43730362711" office:value-type="float">
            <text:p>1.43730362711</text:p>
          </table:table-cell>
          <table:table-cell office:value="1.52870208076" office:value-type="float">
            <text:p>1.52870208076</text:p>
          </table:table-cell>
          <table:table-cell office:value="1.31361032648" office:value-type="float">
            <text:p>1.31361032648</text:p>
          </table:table-cell>
          <table:table-cell office:value="1.54651998021" office:value-type="float">
            <text:p>1.54651998021</text:p>
          </table:table-cell>
          <table:table-cell office:value="1.58583571911" office:value-type="float">
            <text:p>1.58583571911</text:p>
          </table:table-cell>
          <table:table-cell office:value-type="string">
            <text:p>ü</text:p>
          </table:table-cell>
          <table:table-cell office:value="3.73739521045" office:value-type="float">
            <text:p>3.73739521045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525865967" office:value-type="float">
            <text:p>41.525865967</text:p>
          </table:table-cell>
          <table:table-cell office:value="40.6631467397" office:value-type="float">
            <text:p>40.6631467397</text:p>
          </table:table-cell>
          <table:table-cell office:value="41.8141125641" office:value-type="float">
            <text:p>41.8141125641</text:p>
          </table:table-cell>
          <table:table-cell office:value="40.9923461951" office:value-type="float">
            <text:p>40.9923461951</text:p>
          </table:table-cell>
          <table:table-cell office:value="41.309869422" office:value-type="float">
            <text:p>41.309869422</text:p>
          </table:table-cell>
          <table:table-cell office:value="42.0558594754" office:value-type="float">
            <text:p>42.0558594754</text:p>
          </table:table-cell>
          <table:table-cell office:value="41.7948027923" office:value-type="float">
            <text:p>41.7948027923</text:p>
          </table:table-cell>
          <table:table-cell office:value="42.8867261498" office:value-type="float">
            <text:p>42.8867261498</text:p>
          </table:table-cell>
          <table:table-cell office:value="43.7540318902" office:value-type="float">
            <text:p>43.7540318902</text:p>
          </table:table-cell>
          <table:table-cell office:value="42.2461532476" office:value-type="float">
            <text:p>42.2461532476</text:p>
          </table:table-cell>
          <table:table-cell office:value="42.5838581828" office:value-type="float">
            <text:p>42.5838581828</text:p>
          </table:table-cell>
          <table:table-cell office:value="42.7989696389" office:value-type="float">
            <text:p>42.7989696389</text:p>
          </table:table-cell>
          <table:table-cell office:value="42.8243056465" office:value-type="float">
            <text:p>42.8243056465</text:p>
          </table:table-cell>
          <table:table-cell office:value="42.7215624734" office:value-type="float">
            <text:p>42.721562473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1614104903" office:value-type="float">
            <text:p>13.1614104903</text:p>
          </table:table-cell>
          <table:table-cell office:value="13.3787252888" office:value-type="float">
            <text:p>13.3787252888</text:p>
          </table:table-cell>
          <table:table-cell office:value="13.1620402497" office:value-type="float">
            <text:p>13.1620402497</text:p>
          </table:table-cell>
          <table:table-cell office:value="13.3988328992" office:value-type="float">
            <text:p>13.3988328992</text:p>
          </table:table-cell>
          <table:table-cell office:value="13.4308189981" office:value-type="float">
            <text:p>13.4308189981</text:p>
          </table:table-cell>
          <table:table-cell office:value="13.4010718883" office:value-type="float">
            <text:p>13.4010718883</text:p>
          </table:table-cell>
          <table:table-cell office:value="13.4060378963" office:value-type="float">
            <text:p>13.4060378963</text:p>
          </table:table-cell>
          <table:table-cell office:value="13.6013491742" office:value-type="float">
            <text:p>13.6013491742</text:p>
          </table:table-cell>
          <table:table-cell office:value="13.5892336851" office:value-type="float">
            <text:p>13.5892336851</text:p>
          </table:table-cell>
          <table:table-cell office:value="13.1394418284" office:value-type="float">
            <text:p>13.1394418284</text:p>
          </table:table-cell>
          <table:table-cell office:value="12.9534776393" office:value-type="float">
            <text:p>12.9534776393</text:p>
          </table:table-cell>
          <table:table-cell office:value="13.1024194712" office:value-type="float">
            <text:p>13.1024194712</text:p>
          </table:table-cell>
          <table:table-cell office:value="13.0638434098" office:value-type="float">
            <text:p>13.0638434098</text:p>
          </table:table-cell>
          <table:table-cell office:value="12.7566493329" office:value-type="float">
            <text:p>12.7566493329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1894299488" office:value-type="float">
            <text:p>17.1894299488</text:p>
          </table:table-cell>
          <table:table-cell office:value="16.4971779956" office:value-type="float">
            <text:p>16.4971779956</text:p>
          </table:table-cell>
          <table:table-cell office:value="17.3042570733" office:value-type="float">
            <text:p>17.3042570733</text:p>
          </table:table-cell>
          <table:table-cell office:value="16.7536532165" office:value-type="float">
            <text:p>16.7536532165</text:p>
          </table:table-cell>
          <table:table-cell office:value="16.7452655014" office:value-type="float">
            <text:p>16.7452655014</text:p>
          </table:table-cell>
          <table:table-cell office:value="17.1822016545" office:value-type="float">
            <text:p>17.1822016545</text:p>
          </table:table-cell>
          <table:table-cell office:value="17.053491542" office:value-type="float">
            <text:p>17.053491542</text:p>
          </table:table-cell>
          <table:table-cell office:value="17.5876468616" office:value-type="float">
            <text:p>17.5876468616</text:p>
          </table:table-cell>
          <table:table-cell office:value="18.0143783765" office:value-type="float">
            <text:p>18.0143783765</text:p>
          </table:table-cell>
          <table:table-cell office:value="17.3596427447" office:value-type="float">
            <text:p>17.3596427447</text:p>
          </table:table-cell>
          <table:table-cell office:value="17.6484037004" office:value-type="float">
            <text:p>17.6484037004</text:p>
          </table:table-cell>
          <table:table-cell office:value="17.6813732089" office:value-type="float">
            <text:p>17.6813732089</text:p>
          </table:table-cell>
          <table:table-cell office:value="17.9684625244" office:value-type="float">
            <text:p>17.9684625244</text:p>
          </table:table-cell>
          <table:table-cell office:value="17.9673370153" office:value-type="float">
            <text:p>17.967337015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36937558094" office:value-type="float">
            <text:p>8.36937558094</text:p>
          </table:table-cell>
          <table:table-cell office:value="8.01630076275" office:value-type="float">
            <text:p>8.01630076275</text:p>
          </table:table-cell>
          <table:table-cell office:value="8.49213863444" office:value-type="float">
            <text:p>8.49213863444</text:p>
          </table:table-cell>
          <table:table-cell office:value="8.04248730257" office:value-type="float">
            <text:p>8.04248730257</text:p>
          </table:table-cell>
          <table:table-cell office:value="8.28313197895" office:value-type="float">
            <text:p>8.28313197895</text:p>
          </table:table-cell>
          <table:table-cell office:value="8.56115853226" office:value-type="float">
            <text:p>8.56115853226</text:p>
          </table:table-cell>
          <table:table-cell office:value="8.39151787759" office:value-type="float">
            <text:p>8.39151787759</text:p>
          </table:table-cell>
          <table:table-cell office:value="8.69548707621" office:value-type="float">
            <text:p>8.69548707621</text:p>
          </table:table-cell>
          <table:table-cell office:value="9.08603576299" office:value-type="float">
            <text:p>9.08603576299</text:p>
          </table:table-cell>
          <table:table-cell office:value="8.81952559374" office:value-type="float">
            <text:p>8.81952559374</text:p>
          </table:table-cell>
          <table:table-cell office:value="9.06300803585" office:value-type="float">
            <text:p>9.06300803585</text:p>
          </table:table-cell>
          <table:table-cell office:value="9.0114251629" office:value-type="float">
            <text:p>9.0114251629</text:p>
          </table:table-cell>
          <table:table-cell office:value="8.81587692903" office:value-type="float">
            <text:p>8.81587692903</text:p>
          </table:table-cell>
          <table:table-cell office:value="9.03358944586" office:value-type="float">
            <text:p>9.03358944586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8898221712" office:value-type="float">
            <text:p>43.8898221712</text:p>
          </table:table-cell>
          <table:table-cell office:value="45.3764228993" office:value-type="float">
            <text:p>45.3764228993</text:p>
          </table:table-cell>
          <table:table-cell office:value="43.3073765525" office:value-type="float">
            <text:p>43.3073765525</text:p>
          </table:table-cell>
          <table:table-cell office:value="44.6041502809" office:value-type="float">
            <text:p>44.6041502809</text:p>
          </table:table-cell>
          <table:table-cell office:value="44.5442144954" office:value-type="float">
            <text:p>44.5442144954</text:p>
          </table:table-cell>
          <table:table-cell office:value="42.9754224994" office:value-type="float">
            <text:p>42.9754224994</text:p>
          </table:table-cell>
          <table:table-cell office:value="43.2648373395" office:value-type="float">
            <text:p>43.2648373395</text:p>
          </table:table-cell>
          <table:table-cell office:value="42.0554476443" office:value-type="float">
            <text:p>42.0554476443</text:p>
          </table:table-cell>
          <table:table-cell office:value="40.8838823763" office:value-type="float">
            <text:p>40.8838823763</text:p>
          </table:table-cell>
          <table:table-cell office:value="42.3524227093" office:value-type="float">
            <text:p>42.3524227093</text:p>
          </table:table-cell>
          <table:table-cell office:value="42.1099130173" office:value-type="float">
            <text:p>42.1099130173</text:p>
          </table:table-cell>
          <table:table-cell office:value="41.0851054615" office:value-type="float">
            <text:p>41.0851054615</text:p>
          </table:table-cell>
          <table:table-cell office:value="41.2487823178" office:value-type="float">
            <text:p>41.2487823178</text:p>
          </table:table-cell>
          <table:table-cell office:value="41.5434056354" office:value-type="float">
            <text:p>41.543405635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8078671976" office:value-type="float">
            <text:p>15.8078671976</text:p>
          </table:table-cell>
          <table:table-cell office:value="18.1010092576" office:value-type="float">
            <text:p>18.1010092576</text:p>
          </table:table-cell>
          <table:table-cell office:value="15.1454525287" office:value-type="float">
            <text:p>15.1454525287</text:p>
          </table:table-cell>
          <table:table-cell office:value="16.6023211565" office:value-type="float">
            <text:p>16.6023211565</text:p>
          </table:table-cell>
          <table:table-cell office:value="17.3712319186" office:value-type="float">
            <text:p>17.3712319186</text:p>
          </table:table-cell>
          <table:table-cell office:value="14.7729375004" office:value-type="float">
            <text:p>14.7729375004</text:p>
          </table:table-cell>
          <table:table-cell office:value="15.2358577728" office:value-type="float">
            <text:p>15.2358577728</text:p>
          </table:table-cell>
          <table:table-cell office:value="13.1486931514" office:value-type="float">
            <text:p>13.1486931514</text:p>
          </table:table-cell>
          <table:table-cell office:value="11.5274088013" office:value-type="float">
            <text:p>11.5274088013</text:p>
          </table:table-cell>
          <table:table-cell office:value="13.189253319" office:value-type="float">
            <text:p>13.189253319</text:p>
          </table:table-cell>
          <table:table-cell office:value="12.9989401748" office:value-type="float">
            <text:p>12.9989401748</text:p>
          </table:table-cell>
          <table:table-cell office:value="10.9350537889" office:value-type="float">
            <text:p>10.9350537889</text:p>
          </table:table-cell>
          <table:table-cell office:value="12.2737774912" office:value-type="float">
            <text:p>12.2737774912</text:p>
          </table:table-cell>
          <table:table-cell office:value="11.7729958208" office:value-type="float">
            <text:p>11.772995820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6470866856" office:value-type="float">
            <text:p>14.6470866856</text:p>
          </table:table-cell>
          <table:table-cell office:value="14.0307789716" office:value-type="float">
            <text:p>14.0307789716</text:p>
          </table:table-cell>
          <table:table-cell office:value="14.9583873142" office:value-type="float">
            <text:p>14.9583873142</text:p>
          </table:table-cell>
          <table:table-cell office:value="14.466217879" office:value-type="float">
            <text:p>14.466217879</text:p>
          </table:table-cell>
          <table:table-cell office:value="14.221555542" office:value-type="float">
            <text:p>14.221555542</text:p>
          </table:table-cell>
          <table:table-cell office:value="15.0570201452" office:value-type="float">
            <text:p>15.0570201452</text:p>
          </table:table-cell>
          <table:table-cell office:value="15.0181731569" office:value-type="float">
            <text:p>15.0181731569</text:p>
          </table:table-cell>
          <table:table-cell office:value="15.1267861546" office:value-type="float">
            <text:p>15.1267861546</text:p>
          </table:table-cell>
          <table:table-cell office:value="15.4331134011" office:value-type="float">
            <text:p>15.4331134011</text:p>
          </table:table-cell>
          <table:table-cell office:value="15.4680625869" office:value-type="float">
            <text:p>15.4680625869</text:p>
          </table:table-cell>
          <table:table-cell office:value="15.3596537715" office:value-type="float">
            <text:p>15.3596537715</text:p>
          </table:table-cell>
          <table:table-cell office:value="16.170942632" office:value-type="float">
            <text:p>16.170942632</text:p>
          </table:table-cell>
          <table:table-cell office:value="15.9934349245" office:value-type="float">
            <text:p>15.9934349245</text:p>
          </table:table-cell>
          <table:table-cell office:value="15.7758050708" office:value-type="float">
            <text:p>15.7758050708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141872391" office:value-type="float">
            <text:p>16.141872391</text:p>
          </table:table-cell>
          <table:table-cell office:value="15.2978890724" office:value-type="float">
            <text:p>15.2978890724</text:p>
          </table:table-cell>
          <table:table-cell office:value="19.1694786233" office:value-type="float">
            <text:p>19.1694786233</text:p>
          </table:table-cell>
          <table:table-cell office:value="13.3433552104" office:value-type="float">
            <text:p>13.3433552104</text:p>
          </table:table-cell>
          <table:table-cell office:value="12.6678031754" office:value-type="float">
            <text:p>12.6678031754</text:p>
          </table:table-cell>
          <table:table-cell office:value="13.135290189" office:value-type="float">
            <text:p>13.135290189</text:p>
          </table:table-cell>
          <table:table-cell office:value="12.0956660478" office:value-type="float">
            <text:p>12.0956660478</text:p>
          </table:table-cell>
          <table:table-cell office:value="12.1940955266" office:value-type="float">
            <text:p>12.1940955266</text:p>
          </table:table-cell>
          <table:table-cell office:value="12.6000550938" office:value-type="float">
            <text:p>12.6000550938</text:p>
          </table:table-cell>
          <table:table-cell office:value="10.7512241837" office:value-type="float">
            <text:p>10.7512241837</text:p>
          </table:table-cell>
          <table:table-cell office:value="10.8451051687" office:value-type="float">
            <text:p>10.8451051687</text:p>
          </table:table-cell>
          <table:table-cell office:value="9.22297729299" office:value-type="float">
            <text:p>9.22297729299</text:p>
          </table:table-cell>
          <table:table-cell office:value="11.701357833" office:value-type="float">
            <text:p>11.701357833</text:p>
          </table:table-cell>
          <table:table-cell office:value="11.3711948962" office:value-type="float">
            <text:p>11.371194896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2872536824" office:value-type="float">
            <text:p>14.2872536824</text:p>
          </table:table-cell>
          <table:table-cell office:value="13.371873148" office:value-type="float">
            <text:p>13.371873148</text:p>
          </table:table-cell>
          <table:table-cell office:value="17.4219896117" office:value-type="float">
            <text:p>17.4219896117</text:p>
          </table:table-cell>
          <table:table-cell office:value="11.9156246648" office:value-type="float">
            <text:p>11.9156246648</text:p>
          </table:table-cell>
          <table:table-cell office:value="11.1528592416" office:value-type="float">
            <text:p>11.1528592416</text:p>
          </table:table-cell>
          <table:table-cell office:value="11.5887119775" office:value-type="float">
            <text:p>11.5887119775</text:p>
          </table:table-cell>
          <table:table-cell office:value="10.6889989378" office:value-type="float">
            <text:p>10.6889989378</text:p>
          </table:table-cell>
          <table:table-cell office:value="11.0323065648" office:value-type="float">
            <text:p>11.0323065648</text:p>
          </table:table-cell>
          <table:table-cell office:value="11.4505014338" office:value-type="float">
            <text:p>11.4505014338</text:p>
          </table:table-cell>
          <table:table-cell office:value="9.57888216328" office:value-type="float">
            <text:p>9.57888216328</text:p>
          </table:table-cell>
          <table:table-cell office:value="9.87885708578" office:value-type="float">
            <text:p>9.87885708578</text:p>
          </table:table-cell>
          <table:table-cell office:value="8.50623437141" office:value-type="float">
            <text:p>8.50623437141</text:p>
          </table:table-cell>
          <table:table-cell office:value="10.5921730335" office:value-type="float">
            <text:p>10.5921730335</text:p>
          </table:table-cell>
          <table:table-cell office:value="10.5403303035" office:value-type="float">
            <text:p>10.540330303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.1338400894" office:value-type="float">
            <text:p>24.1338400894</text:p>
          </table:table-cell>
          <table:table-cell office:value="21.6455848009" office:value-type="float">
            <text:p>21.6455848009</text:p>
          </table:table-cell>
          <table:table-cell office:value="30.8922435264" office:value-type="float">
            <text:p>30.8922435264</text:p>
          </table:table-cell>
          <table:table-cell office:value="19.7293040652" office:value-type="float">
            <text:p>19.7293040652</text:p>
          </table:table-cell>
          <table:table-cell office:value="18.0011381248" office:value-type="float">
            <text:p>18.0011381248</text:p>
          </table:table-cell>
          <table:table-cell office:value="19.7113008735" office:value-type="float">
            <text:p>19.7113008735</text:p>
          </table:table-cell>
          <table:table-cell office:value="18.341343852" office:value-type="float">
            <text:p>18.341343852</text:p>
          </table:table-cell>
          <table:table-cell office:value="19.1247653181" office:value-type="float">
            <text:p>19.1247653181</text:p>
          </table:table-cell>
          <table:table-cell office:value="20.0828524449" office:value-type="float">
            <text:p>20.0828524449</text:p>
          </table:table-cell>
          <table:table-cell office:value="16.8708041941" office:value-type="float">
            <text:p>16.8708041941</text:p>
          </table:table-cell>
          <table:table-cell office:value="17.2149101119" office:value-type="float">
            <text:p>17.2149101119</text:p>
          </table:table-cell>
          <table:table-cell office:value="15.5706786935" office:value-type="float">
            <text:p>15.5706786935</text:p>
          </table:table-cell>
          <table:table-cell office:value="19.4360358416" office:value-type="float">
            <text:p>19.4360358416</text:p>
          </table:table-cell>
          <table:table-cell office:value="18.8979915278" office:value-type="float">
            <text:p>18.897991527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4912257394" office:value-type="float">
            <text:p>13.4912257394</text:p>
          </table:table-cell>
          <table:table-cell office:value="12.9246096679" office:value-type="float">
            <text:p>12.9246096679</text:p>
          </table:table-cell>
          <table:table-cell office:value="16.4285670222" office:value-type="float">
            <text:p>16.4285670222</text:p>
          </table:table-cell>
          <table:table-cell office:value="11.3459751971" office:value-type="float">
            <text:p>11.3459751971</text:p>
          </table:table-cell>
          <table:table-cell office:value="10.5778257242" office:value-type="float">
            <text:p>10.5778257242</text:p>
          </table:table-cell>
          <table:table-cell office:value="11.2697617701" office:value-type="float">
            <text:p>11.2697617701</text:p>
          </table:table-cell>
          <table:table-cell office:value="10.3516697143" office:value-type="float">
            <text:p>10.3516697143</text:p>
          </table:table-cell>
          <table:table-cell office:value="10.4021936007" office:value-type="float">
            <text:p>10.4021936007</text:p>
          </table:table-cell>
          <table:table-cell office:value="11.0129947622" office:value-type="float">
            <text:p>11.0129947622</text:p>
          </table:table-cell>
          <table:table-cell office:value="9.3691150867" office:value-type="float">
            <text:p>9.3691150867</text:p>
          </table:table-cell>
          <table:table-cell office:value="9.73877148304" office:value-type="float">
            <text:p>9.73877148304</text:p>
          </table:table-cell>
          <table:table-cell office:value="8.37347472235" office:value-type="float">
            <text:p>8.37347472235</text:p>
          </table:table-cell>
          <table:table-cell office:value="9.98742642942" office:value-type="float">
            <text:p>9.98742642942</text:p>
          </table:table-cell>
          <table:table-cell office:value="9.47366628815" office:value-type="float">
            <text:p>9.4736662881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6883791056" office:value-type="float">
            <text:p>13.6883791056</text:p>
          </table:table-cell>
          <table:table-cell office:value="12.4970904415" office:value-type="float">
            <text:p>12.4970904415</text:p>
          </table:table-cell>
          <table:table-cell office:value="17.6707664804" office:value-type="float">
            <text:p>17.6707664804</text:p>
          </table:table-cell>
          <table:table-cell office:value="11.0658124222" office:value-type="float">
            <text:p>11.0658124222</text:p>
          </table:table-cell>
          <table:table-cell office:value="10.3315853313" office:value-type="float">
            <text:p>10.3315853313</text:p>
          </table:table-cell>
          <table:table-cell office:value="11.5562116526" office:value-type="float">
            <text:p>11.5562116526</text:p>
          </table:table-cell>
          <table:table-cell office:value="10.6464700895" office:value-type="float">
            <text:p>10.6464700895</text:p>
          </table:table-cell>
          <table:table-cell office:value="11.0429137016" office:value-type="float">
            <text:p>11.0429137016</text:p>
          </table:table-cell>
          <table:table-cell office:value="12.1455568446" office:value-type="float">
            <text:p>12.1455568446</text:p>
          </table:table-cell>
          <table:table-cell office:value="10.0234918449" office:value-type="float">
            <text:p>10.0234918449</text:p>
          </table:table-cell>
          <table:table-cell office:value="10.6708983438" office:value-type="float">
            <text:p>10.6708983438</text:p>
          </table:table-cell>
          <table:table-cell office:value="9.06155212523" office:value-type="float">
            <text:p>9.06155212523</text:p>
          </table:table-cell>
          <table:table-cell office:value="11.1719897191" office:value-type="float">
            <text:p>11.1719897191</text:p>
          </table:table-cell>
          <table:table-cell office:value="10.9564017878" office:value-type="float">
            <text:p>10.956401787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4767646103" office:value-type="float">
            <text:p>16.4767646103</text:p>
          </table:table-cell>
          <table:table-cell office:value="14.6665490136" office:value-type="float">
            <text:p>14.6665490136</text:p>
          </table:table-cell>
          <table:table-cell office:value="21.160928148" office:value-type="float">
            <text:p>21.160928148</text:p>
          </table:table-cell>
          <table:table-cell office:value="13.5400616915" office:value-type="float">
            <text:p>13.5400616915</text:p>
          </table:table-cell>
          <table:table-cell office:value="12.1346714398" office:value-type="float">
            <text:p>12.1346714398</text:p>
          </table:table-cell>
          <table:table-cell office:value="13.459042801" office:value-type="float">
            <text:p>13.459042801</text:p>
          </table:table-cell>
          <table:table-cell office:value="12.5837455275" office:value-type="float">
            <text:p>12.5837455275</text:p>
          </table:table-cell>
          <table:table-cell office:value="13.0630797071" office:value-type="float">
            <text:p>13.0630797071</text:p>
          </table:table-cell>
          <table:table-cell office:value="13.6252657908" office:value-type="float">
            <text:p>13.6252657908</text:p>
          </table:table-cell>
          <table:table-cell office:value="11.3262499082" office:value-type="float">
            <text:p>11.3262499082</text:p>
          </table:table-cell>
          <table:table-cell office:value="11.3586361983" office:value-type="float">
            <text:p>11.3586361983</text:p>
          </table:table-cell>
          <table:table-cell office:value="10.2397218087" office:value-type="float">
            <text:p>10.2397218087</text:p>
          </table:table-cell>
          <table:table-cell office:value="12.9383681161" office:value-type="float">
            <text:p>12.9383681161</text:p>
          </table:table-cell>
          <table:table-cell office:value="12.2756827376" office:value-type="float">
            <text:p>12.275682737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2727456858" office:value-type="float">
            <text:p>15.2727456858</text:p>
          </table:table-cell>
          <table:table-cell office:value="14.1546355377" office:value-type="float">
            <text:p>14.1546355377</text:p>
          </table:table-cell>
          <table:table-cell office:value="18.1302928592" office:value-type="float">
            <text:p>18.1302928592</text:p>
          </table:table-cell>
          <table:table-cell office:value="12.2478715084" office:value-type="float">
            <text:p>12.2478715084</text:p>
          </table:table-cell>
          <table:table-cell office:value="11.4528215953" office:value-type="float">
            <text:p>11.4528215953</text:p>
          </table:table-cell>
          <table:table-cell office:value="12.2686616334" office:value-type="float">
            <text:p>12.2686616334</text:p>
          </table:table-cell>
          <table:table-cell office:value="11.3234637947" office:value-type="float">
            <text:p>11.3234637947</text:p>
          </table:table-cell>
          <table:table-cell office:value="11.4519325371" office:value-type="float">
            <text:p>11.4519325371</text:p>
          </table:table-cell>
          <table:table-cell office:value="11.7929164118" office:value-type="float">
            <text:p>11.7929164118</text:p>
          </table:table-cell>
          <table:table-cell office:value="10.0894737603" office:value-type="float">
            <text:p>10.0894737603</text:p>
          </table:table-cell>
          <table:table-cell office:value="9.69578269019" office:value-type="float">
            <text:p>9.69578269019</text:p>
          </table:table-cell>
          <table:table-cell office:value="8.48090250276" office:value-type="float">
            <text:p>8.48090250276</text:p>
          </table:table-cell>
          <table:table-cell office:value="11.1022770523" office:value-type="float">
            <text:p>11.1022770523</text:p>
          </table:table-cell>
          <table:table-cell office:value="10.4700956893" office:value-type="float">
            <text:p>10.470095689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6213333492" office:value-type="float">
            <text:p>25.6213333492</text:p>
          </table:table-cell>
          <table:table-cell office:value="24.1211370665" office:value-type="float">
            <text:p>24.1211370665</text:p>
          </table:table-cell>
          <table:table-cell office:value="32.9793228472" office:value-type="float">
            <text:p>32.9793228472</text:p>
          </table:table-cell>
          <table:table-cell office:value="21.4237048533" office:value-type="float">
            <text:p>21.4237048533</text:p>
          </table:table-cell>
          <table:table-cell office:value="20.2944944524" office:value-type="float">
            <text:p>20.2944944524</text:p>
          </table:table-cell>
          <table:table-cell office:value="21.6355229106" office:value-type="float">
            <text:p>21.6355229106</text:p>
          </table:table-cell>
          <table:table-cell office:value="20.0080790053" office:value-type="float">
            <text:p>20.0080790053</text:p>
          </table:table-cell>
          <table:table-cell office:value="21.3234814402" office:value-type="float">
            <text:p>21.3234814402</text:p>
          </table:table-cell>
          <table:table-cell office:value="22.5271351685" office:value-type="float">
            <text:p>22.5271351685</text:p>
          </table:table-cell>
          <table:table-cell office:value="18.5245624091" office:value-type="float">
            <text:p>18.5245624091</text:p>
          </table:table-cell>
          <table:table-cell office:value="19.231036411" office:value-type="float">
            <text:p>19.231036411</text:p>
          </table:table-cell>
          <table:table-cell office:value="17.1303726293" office:value-type="float">
            <text:p>17.1303726293</text:p>
          </table:table-cell>
          <table:table-cell office:value="20.789826354" office:value-type="float">
            <text:p>20.789826354</text:p>
          </table:table-cell>
          <table:table-cell office:value="20.0621133288" office:value-type="float">
            <text:p>20.062113328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6043396896" office:value-type="float">
            <text:p>15.6043396896</text:p>
          </table:table-cell>
          <table:table-cell office:value="13.7621587334" office:value-type="float">
            <text:p>13.7621587334</text:p>
          </table:table-cell>
          <table:table-cell office:value="19.6123676572" office:value-type="float">
            <text:p>19.6123676572</text:p>
          </table:table-cell>
          <table:table-cell office:value="12.2721095064" office:value-type="float">
            <text:p>12.2721095064</text:p>
          </table:table-cell>
          <table:table-cell office:value="11.1089771681" office:value-type="float">
            <text:p>11.1089771681</text:p>
          </table:table-cell>
          <table:table-cell office:value="11.8743336054" office:value-type="float">
            <text:p>11.8743336054</text:p>
          </table:table-cell>
          <table:table-cell office:value="11.2221971651" office:value-type="float">
            <text:p>11.2221971651</text:p>
          </table:table-cell>
          <table:table-cell office:value="11.5070876727" office:value-type="float">
            <text:p>11.5070876727</text:p>
          </table:table-cell>
          <table:table-cell office:value="12.3700020446" office:value-type="float">
            <text:p>12.3700020446</text:p>
          </table:table-cell>
          <table:table-cell office:value="10.0236700561" office:value-type="float">
            <text:p>10.0236700561</text:p>
          </table:table-cell>
          <table:table-cell office:value="9.71923016566" office:value-type="float">
            <text:p>9.71923016566</text:p>
          </table:table-cell>
          <table:table-cell office:value="8.83856723663" office:value-type="float">
            <text:p>8.83856723663</text:p>
          </table:table-cell>
          <table:table-cell office:value="11.4929304294" office:value-type="float">
            <text:p>11.4929304294</text:p>
          </table:table-cell>
          <table:table-cell office:value="11.1204198345" office:value-type="float">
            <text:p>11.120419834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0.5293486744" office:value-type="float">
            <text:p>30.5293486744</text:p>
          </table:table-cell>
          <table:table-cell office:value="25.8542271434" office:value-type="float">
            <text:p>25.8542271434</text:p>
          </table:table-cell>
          <table:table-cell office:value="40.491721773" office:value-type="float">
            <text:p>40.491721773</text:p>
          </table:table-cell>
          <table:table-cell office:value="24.3067585429" office:value-type="float">
            <text:p>24.3067585429</text:p>
          </table:table-cell>
          <table:table-cell office:value="21.517462367" office:value-type="float">
            <text:p>21.517462367</text:p>
          </table:table-cell>
          <table:table-cell office:value="23.705171579" office:value-type="float">
            <text:p>23.705171579</text:p>
          </table:table-cell>
          <table:table-cell office:value="22.1224870529" office:value-type="float">
            <text:p>22.1224870529</text:p>
          </table:table-cell>
          <table:table-cell office:value="23.3494322287" office:value-type="float">
            <text:p>23.3494322287</text:p>
          </table:table-cell>
          <table:table-cell office:value="25.6274720878" office:value-type="float">
            <text:p>25.6274720878</text:p>
          </table:table-cell>
          <table:table-cell office:value="20.1874769116" office:value-type="float">
            <text:p>20.1874769116</text:p>
          </table:table-cell>
          <table:table-cell office:value="19.5945820799" office:value-type="float">
            <text:p>19.5945820799</text:p>
          </table:table-cell>
          <table:table-cell office:value="18.4018086162" office:value-type="float">
            <text:p>18.4018086162</text:p>
          </table:table-cell>
          <table:table-cell office:value="23.2111643332" office:value-type="float">
            <text:p>23.2111643332</text:p>
          </table:table-cell>
          <table:table-cell office:value="23.2273970441" office:value-type="float">
            <text:p>23.227397044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7504088821" office:value-type="float">
            <text:p>17.7504088821</text:p>
          </table:table-cell>
          <table:table-cell office:value="16.4959824985" office:value-type="float">
            <text:p>16.4959824985</text:p>
          </table:table-cell>
          <table:table-cell office:value="22.5932160795" office:value-type="float">
            <text:p>22.5932160795</text:p>
          </table:table-cell>
          <table:table-cell office:value="14.3219076439" office:value-type="float">
            <text:p>14.3219076439</text:p>
          </table:table-cell>
          <table:table-cell office:value="13.5271930843" office:value-type="float">
            <text:p>13.5271930843</text:p>
          </table:table-cell>
          <table:table-cell office:value="14.693926651" office:value-type="float">
            <text:p>14.693926651</text:p>
          </table:table-cell>
          <table:table-cell office:value="13.7951641969" office:value-type="float">
            <text:p>13.7951641969</text:p>
          </table:table-cell>
          <table:table-cell office:value="13.7303228537" office:value-type="float">
            <text:p>13.7303228537</text:p>
          </table:table-cell>
          <table:table-cell office:value="14.0467383615" office:value-type="float">
            <text:p>14.0467383615</text:p>
          </table:table-cell>
          <table:table-cell office:value="12.0036618188" office:value-type="float">
            <text:p>12.0036618188</text:p>
          </table:table-cell>
          <table:table-cell office:value="11.5600180642" office:value-type="float">
            <text:p>11.5600180642</text:p>
          </table:table-cell>
          <table:table-cell office:value="10.087290778" office:value-type="float">
            <text:p>10.087290778</text:p>
          </table:table-cell>
          <table:table-cell office:value="13.1072810467" office:value-type="float">
            <text:p>13.1072810467</text:p>
          </table:table-cell>
          <table:table-cell office:value="11.9607081417" office:value-type="float">
            <text:p>11.96070814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7549448359" office:value-type="float">
            <text:p>41.7549448359</text:p>
          </table:table-cell>
          <table:table-cell office:value="38.3107098585" office:value-type="float">
            <text:p>38.3107098585</text:p>
          </table:table-cell>
          <table:table-cell office:value="51.3348559882" office:value-type="float">
            <text:p>51.3348559882</text:p>
          </table:table-cell>
          <table:table-cell office:value="34.2779217148" office:value-type="float">
            <text:p>34.2779217148</text:p>
          </table:table-cell>
          <table:table-cell office:value="32.1664741187" office:value-type="float">
            <text:p>32.1664741187</text:p>
          </table:table-cell>
          <table:table-cell office:value="35.1327173877" office:value-type="float">
            <text:p>35.1327173877</text:p>
          </table:table-cell>
          <table:table-cell office:value="32.2567930262" office:value-type="float">
            <text:p>32.2567930262</text:p>
          </table:table-cell>
          <table:table-cell office:value="32.3921027043" office:value-type="float">
            <text:p>32.3921027043</text:p>
          </table:table-cell>
          <table:table-cell office:value="33.6792072074" office:value-type="float">
            <text:p>33.6792072074</text:p>
          </table:table-cell>
          <table:table-cell office:value="28.8734297699" office:value-type="float">
            <text:p>28.8734297699</text:p>
          </table:table-cell>
          <table:table-cell office:value="28.6896846094" office:value-type="float">
            <text:p>28.6896846094</text:p>
          </table:table-cell>
          <table:table-cell office:value="25.7143227908" office:value-type="float">
            <text:p>25.7143227908</text:p>
          </table:table-cell>
          <table:table-cell office:value="32.5908087814" office:value-type="float">
            <text:p>32.5908087814</text:p>
          </table:table-cell>
          <table:table-cell office:value="31.0049384457" office:value-type="float">
            <text:p>31.004938445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.5913652803" office:value-type="float">
            <text:p>40.5913652803</text:p>
          </table:table-cell>
          <table:table-cell office:value="35.8635585977" office:value-type="float">
            <text:p>35.8635585977</text:p>
          </table:table-cell>
          <table:table-cell office:value="49.8736173018" office:value-type="float">
            <text:p>49.8736173018</text:p>
          </table:table-cell>
          <table:table-cell office:value="31.6189632961" office:value-type="float">
            <text:p>31.6189632961</text:p>
          </table:table-cell>
          <table:table-cell office:value="29.3600842024" office:value-type="float">
            <text:p>29.3600842024</text:p>
          </table:table-cell>
          <table:table-cell office:value="32.1910099696" office:value-type="float">
            <text:p>32.1910099696</text:p>
          </table:table-cell>
          <table:table-cell office:value="29.0515807797" office:value-type="float">
            <text:p>29.0515807797</text:p>
          </table:table-cell>
          <table:table-cell office:value="29.6652565106" office:value-type="float">
            <text:p>29.6652565106</text:p>
          </table:table-cell>
          <table:table-cell office:value="31.0557929279" office:value-type="float">
            <text:p>31.0557929279</text:p>
          </table:table-cell>
          <table:table-cell office:value="25.8136199403" office:value-type="float">
            <text:p>25.8136199403</text:p>
          </table:table-cell>
          <table:table-cell office:value="24.0817780115" office:value-type="float">
            <text:p>24.0817780115</text:p>
          </table:table-cell>
          <table:table-cell office:value="22.1021838894" office:value-type="float">
            <text:p>22.1021838894</text:p>
          </table:table-cell>
          <table:table-cell office:value="29.0947194082" office:value-type="float">
            <text:p>29.0947194082</text:p>
          </table:table-cell>
          <table:table-cell office:value="27.3795021372" office:value-type="float">
            <text:p>27.379502137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1.0831585745" office:value-type="float">
            <text:p>51.0831585745</text:p>
          </table:table-cell>
          <table:table-cell office:value="46.3403896459" office:value-type="float">
            <text:p>46.3403896459</text:p>
          </table:table-cell>
          <table:table-cell office:value="72.8516891502" office:value-type="float">
            <text:p>72.8516891502</text:p>
          </table:table-cell>
          <table:table-cell office:value="43.2662056973" office:value-type="float">
            <text:p>43.2662056973</text:p>
          </table:table-cell>
          <table:table-cell office:value="40.0749670889" office:value-type="float">
            <text:p>40.0749670889</text:p>
          </table:table-cell>
          <table:table-cell office:value="42.2230345354" office:value-type="float">
            <text:p>42.2230345354</text:p>
          </table:table-cell>
          <table:table-cell office:value="38.6198679507" office:value-type="float">
            <text:p>38.6198679507</text:p>
          </table:table-cell>
          <table:table-cell office:value="39.6206238795" office:value-type="float">
            <text:p>39.6206238795</text:p>
          </table:table-cell>
          <table:table-cell office:value="43.6311397413" office:value-type="float">
            <text:p>43.6311397413</text:p>
          </table:table-cell>
          <table:table-cell office:value="36.2118889234" office:value-type="float">
            <text:p>36.2118889234</text:p>
          </table:table-cell>
          <table:table-cell office:value="36.3624327673" office:value-type="float">
            <text:p>36.3624327673</text:p>
          </table:table-cell>
          <table:table-cell office:value="31.0937694173" office:value-type="float">
            <text:p>31.0937694173</text:p>
          </table:table-cell>
          <table:table-cell office:value="39.0723147283" office:value-type="float">
            <text:p>39.0723147283</text:p>
          </table:table-cell>
          <table:table-cell office:value="36.3802687228" office:value-type="float">
            <text:p>36.380268722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0.8600793936" office:value-type="float">
            <text:p>30.8600793936</text:p>
          </table:table-cell>
          <table:table-cell office:value="27.224716146" office:value-type="float">
            <text:p>27.224716146</text:p>
          </table:table-cell>
          <table:table-cell office:value="38.679420471" office:value-type="float">
            <text:p>38.679420471</text:p>
          </table:table-cell>
          <table:table-cell office:value="23.8587169503" office:value-type="float">
            <text:p>23.8587169503</text:p>
          </table:table-cell>
          <table:table-cell office:value="22.1319004817" office:value-type="float">
            <text:p>22.1319004817</text:p>
          </table:table-cell>
          <table:table-cell office:value="24.3271437865" office:value-type="float">
            <text:p>24.3271437865</text:p>
          </table:table-cell>
          <table:table-cell office:value="22.6954630208" office:value-type="float">
            <text:p>22.6954630208</text:p>
          </table:table-cell>
          <table:table-cell office:value="22.6789106198" office:value-type="float">
            <text:p>22.6789106198</text:p>
          </table:table-cell>
          <table:table-cell office:value="24.2237903171" office:value-type="float">
            <text:p>24.2237903171</text:p>
          </table:table-cell>
          <table:table-cell office:value="20.237828822" office:value-type="float">
            <text:p>20.237828822</text:p>
          </table:table-cell>
          <table:table-cell office:value="18.6035443642" office:value-type="float">
            <text:p>18.6035443642</text:p>
          </table:table-cell>
          <table:table-cell office:value="16.887716197" office:value-type="float">
            <text:p>16.887716197</text:p>
          </table:table-cell>
          <table:table-cell office:value="22.4569881591" office:value-type="float">
            <text:p>22.4569881591</text:p>
          </table:table-cell>
          <table:table-cell office:value="20.8814891645" office:value-type="float">
            <text:p>20.881489164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1.5051950721" office:value-type="float">
            <text:p>31.5051950721</text:p>
          </table:table-cell>
          <table:table-cell office:value="23.3471551506" office:value-type="float">
            <text:p>23.3471551506</text:p>
          </table:table-cell>
          <table:table-cell office:value="37.3970417866" office:value-type="float">
            <text:p>37.3970417866</text:p>
          </table:table-cell>
          <table:table-cell office:value="21.9763548452" office:value-type="float">
            <text:p>21.9763548452</text:p>
          </table:table-cell>
          <table:table-cell office:value="20.5947294907" office:value-type="float">
            <text:p>20.5947294907</text:p>
          </table:table-cell>
          <table:table-cell office:value="21.5974699184" office:value-type="float">
            <text:p>21.5974699184</text:p>
          </table:table-cell>
          <table:table-cell office:value="21.2366207087" office:value-type="float">
            <text:p>21.2366207087</text:p>
          </table:table-cell>
          <table:table-cell office:value="21.441984903" office:value-type="float">
            <text:p>21.441984903</text:p>
          </table:table-cell>
          <table:table-cell office:value="24.1684748222" office:value-type="float">
            <text:p>24.1684748222</text:p>
          </table:table-cell>
          <table:table-cell office:value="18.1467225568" office:value-type="float">
            <text:p>18.1467225568</text:p>
          </table:table-cell>
          <table:table-cell office:value="18.0395566139" office:value-type="float">
            <text:p>18.0395566139</text:p>
          </table:table-cell>
          <table:table-cell office:value="16.8106421299" office:value-type="float">
            <text:p>16.8106421299</text:p>
          </table:table-cell>
          <table:table-cell office:value="22.1017967448" office:value-type="float">
            <text:p>22.1017967448</text:p>
          </table:table-cell>
          <table:table-cell office:value="21.7837809207" office:value-type="float">
            <text:p>21.783780920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6551528615" office:value-type="float">
            <text:p>21.6551528615</text:p>
          </table:table-cell>
          <table:table-cell office:value="17.8385568547" office:value-type="float">
            <text:p>17.8385568547</text:p>
          </table:table-cell>
          <table:table-cell office:value="32.0995168921" office:value-type="float">
            <text:p>32.0995168921</text:p>
          </table:table-cell>
          <table:table-cell office:value="16.3301965145" office:value-type="float">
            <text:p>16.3301965145</text:p>
          </table:table-cell>
          <table:table-cell office:value="15.8051134029" office:value-type="float">
            <text:p>15.8051134029</text:p>
          </table:table-cell>
          <table:table-cell office:value="16.7193322801" office:value-type="float">
            <text:p>16.7193322801</text:p>
          </table:table-cell>
          <table:table-cell office:value="15.7817766251" office:value-type="float">
            <text:p>15.7817766251</text:p>
          </table:table-cell>
          <table:table-cell office:value="16.1729078986" office:value-type="float">
            <text:p>16.1729078986</text:p>
          </table:table-cell>
          <table:table-cell office:value="19.1122587941" office:value-type="float">
            <text:p>19.1122587941</text:p>
          </table:table-cell>
          <table:table-cell office:value="14.843576096" office:value-type="float">
            <text:p>14.843576096</text:p>
          </table:table-cell>
          <table:table-cell office:value="13.6692917884" office:value-type="float">
            <text:p>13.6692917884</text:p>
          </table:table-cell>
          <table:table-cell office:value="11.9005095182" office:value-type="float">
            <text:p>11.9005095182</text:p>
          </table:table-cell>
          <table:table-cell office:value="16.0276503935" office:value-type="float">
            <text:p>16.0276503935</text:p>
          </table:table-cell>
          <table:table-cell office:value="15.0484480347" office:value-type="float">
            <text:p>15.0484480347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Nor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4.668167436" office:value-type="float">
            <text:p>304.668167436</text:p>
          </table:table-cell>
          <table:table-cell office:value="332.164419154" office:value-type="float">
            <text:p>332.164419154</text:p>
          </table:table-cell>
          <table:table-cell office:value="313.098239307" office:value-type="float">
            <text:p>313.098239307</text:p>
          </table:table-cell>
          <table:table-cell office:value="313.980340655" office:value-type="float">
            <text:p>313.980340655</text:p>
          </table:table-cell>
          <table:table-cell office:value="273.808385817" office:value-type="float">
            <text:p>273.808385817</text:p>
          </table:table-cell>
          <table:table-cell office:value="277.02075947" office:value-type="float">
            <text:p>277.02075947</text:p>
          </table:table-cell>
          <table:table-cell office:value="264.734461677" office:value-type="float">
            <text:p>264.734461677</text:p>
          </table:table-cell>
          <table:table-cell office:value="234.078353724" office:value-type="float">
            <text:p>234.078353724</text:p>
          </table:table-cell>
          <table:table-cell office:value="300.908174406" office:value-type="float">
            <text:p>300.908174406</text:p>
          </table:table-cell>
          <table:table-cell office:value="254.940435863" office:value-type="float">
            <text:p>254.940435863</text:p>
          </table:table-cell>
          <table:table-cell office:value="227.092086426" office:value-type="float">
            <text:p>227.092086426</text:p>
          </table:table-cell>
          <table:table-cell office:value="203.078310742" office:value-type="float">
            <text:p>203.078310742</text:p>
          </table:table-cell>
          <table:table-cell office:value="228.921426906" office:value-type="float">
            <text:p>228.921426906</text:p>
          </table:table-cell>
          <table:table-cell office:value="202.222196607" office:value-type="float">
            <text:p>202.222196607</text:p>
          </table:table-cell>
          <table:table-cell office:value-type="string">
            <text:p>üü</text:p>
          </table:table-cell>
          <table:table-cell office:value="-10.9514559535" office:value-type="float">
            <text:p>-10.9514559535</text:p>
          </table:table-cell>
          <table:table-cell office:value-type="string">
            <text:p>yes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7558468342" office:value-type="float">
            <text:p>1.27558468342</text:p>
          </table:table-cell>
          <table:table-cell office:value="1.39070599011" office:value-type="float">
            <text:p>1.39070599011</text:p>
          </table:table-cell>
          <table:table-cell office:value="1.31087970833" office:value-type="float">
            <text:p>1.31087970833</text:p>
          </table:table-cell>
          <table:table-cell office:value="1.31457289025" office:value-type="float">
            <text:p>1.31457289025</text:p>
          </table:table-cell>
          <table:table-cell office:value="1.14638094974" office:value-type="float">
            <text:p>1.14638094974</text:p>
          </table:table-cell>
          <table:table-cell office:value="1.15983051575" office:value-type="float">
            <text:p>1.15983051575</text:p>
          </table:table-cell>
          <table:table-cell office:value="1.10839024415" office:value-type="float">
            <text:p>1.10839024415</text:p>
          </table:table-cell>
          <table:table-cell office:value="0.98003925137" office:value-type="float">
            <text:p>0.98003925137</text:p>
          </table:table-cell>
          <table:table-cell office:value="1.2598423446" office:value-type="float">
            <text:p>1.2598423446</text:p>
          </table:table-cell>
          <table:table-cell office:value="1.06738461687" office:value-type="float">
            <text:p>1.06738461687</text:p>
          </table:table-cell>
          <table:table-cell office:value="0.950789147449" office:value-type="float">
            <text:p>0.950789147449</text:p>
          </table:table-cell>
          <table:table-cell office:value="0.850248271413" office:value-type="float">
            <text:p>0.850248271413</text:p>
          </table:table-cell>
          <table:table-cell office:value="0.958448230168" office:value-type="float">
            <text:p>0.958448230168</text:p>
          </table:table-cell>
          <table:table-cell office:value="0.846663892756" office:value-type="float">
            <text:p>0.846663892756</text:p>
          </table:table-cell>
          <table:table-cell office:value-type="string">
            <text:p>üü</text:p>
          </table:table-cell>
          <table:table-cell office:value="-10.9514559535" office:value-type="float">
            <text:p>-10.9514559535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1.844764737" office:value-type="float">
            <text:p>271.844764737</text:p>
          </table:table-cell>
          <table:table-cell office:value="297.360312404" office:value-type="float">
            <text:p>297.360312404</text:p>
          </table:table-cell>
          <table:table-cell office:value="279.099291073" office:value-type="float">
            <text:p>279.099291073</text:p>
          </table:table-cell>
          <table:table-cell office:value="280.577208118" office:value-type="float">
            <text:p>280.577208118</text:p>
          </table:table-cell>
          <table:table-cell office:value="246.904672532" office:value-type="float">
            <text:p>246.904672532</text:p>
          </table:table-cell>
          <table:table-cell office:value="253.846405381" office:value-type="float">
            <text:p>253.846405381</text:p>
          </table:table-cell>
          <table:table-cell office:value="240.572560333" office:value-type="float">
            <text:p>240.572560333</text:p>
          </table:table-cell>
          <table:table-cell office:value="212.962087926" office:value-type="float">
            <text:p>212.962087926</text:p>
          </table:table-cell>
          <table:table-cell office:value="275.556671726" office:value-type="float">
            <text:p>275.556671726</text:p>
          </table:table-cell>
          <table:table-cell office:value="235.753510309" office:value-type="float">
            <text:p>235.753510309</text:p>
          </table:table-cell>
          <table:table-cell office:value="206.940794387" office:value-type="float">
            <text:p>206.940794387</text:p>
          </table:table-cell>
          <table:table-cell office:value="187.227900569" office:value-type="float">
            <text:p>187.227900569</text:p>
          </table:table-cell>
          <table:table-cell office:value="213.701425068" office:value-type="float">
            <text:p>213.701425068</text:p>
          </table:table-cell>
          <table:table-cell office:value="186.251184065" office:value-type="float">
            <text:p>186.251184065</text:p>
          </table:table-cell>
          <table:table-cell office:value-type="string">
            <text:p>-</text:p>
          </table:table-cell>
          <table:table-cell office:value="-9.99784038871" office:value-type="float">
            <text:p>-9.9978403887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0422752551" office:value-type="float">
            <text:p>10.0422752551</text:p>
          </table:table-cell>
          <table:table-cell office:value="11.0594781352" office:value-type="float">
            <text:p>11.0594781352</text:p>
          </table:table-cell>
          <table:table-cell office:value="10.4614244511" office:value-type="float">
            <text:p>10.4614244511</text:p>
          </table:table-cell>
          <table:table-cell office:value="10.6457413837" office:value-type="float">
            <text:p>10.6457413837</text:p>
          </table:table-cell>
          <table:table-cell office:value="9.40082029802" office:value-type="float">
            <text:p>9.40082029802</text:p>
          </table:table-cell>
          <table:table-cell office:value="9.70718446217" office:value-type="float">
            <text:p>9.70718446217</text:p>
          </table:table-cell>
          <table:table-cell office:value="9.34289912059" office:value-type="float">
            <text:p>9.34289912059</text:p>
          </table:table-cell>
          <table:table-cell office:value="8.15558630672" office:value-type="float">
            <text:p>8.15558630672</text:p>
          </table:table-cell>
          <table:table-cell office:value="10.763956933" office:value-type="float">
            <text:p>10.763956933</text:p>
          </table:table-cell>
          <table:table-cell office:value="9.43189417203" office:value-type="float">
            <text:p>9.43189417203</text:p>
          </table:table-cell>
          <table:table-cell office:value="8.15539890733" office:value-type="float">
            <text:p>8.15539890733</text:p>
          </table:table-cell>
          <table:table-cell office:value="7.53729853806" office:value-type="float">
            <text:p>7.53729853806</text:p>
          </table:table-cell>
          <table:table-cell office:value="8.56606155999" office:value-type="float">
            <text:p>8.56606155999</text:p>
          </table:table-cell>
          <table:table-cell office:value="7.4586981906" office:value-type="float">
            <text:p>7.4586981906</text:p>
          </table:table-cell>
          <table:table-cell office:value-type="string">
            <text:p>üü</text:p>
          </table:table-cell>
          <table:table-cell office:value="-8.54281592657" office:value-type="float">
            <text:p>-8.5428159265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7372198005" office:value-type="float">
            <text:p>12.7372198005</text:p>
          </table:table-cell>
          <table:table-cell office:value="13.9120910845" office:value-type="float">
            <text:p>13.9120910845</text:p>
          </table:table-cell>
          <table:table-cell office:value="13.0587966468" office:value-type="float">
            <text:p>13.0587966468</text:p>
          </table:table-cell>
          <table:table-cell office:value="13.1495958301" office:value-type="float">
            <text:p>13.1495958301</text:p>
          </table:table-cell>
          <table:table-cell office:value="11.6990616616" office:value-type="float">
            <text:p>11.6990616616</text:p>
          </table:table-cell>
          <table:table-cell office:value="12.083270312" office:value-type="float">
            <text:p>12.083270312</text:p>
          </table:table-cell>
          <table:table-cell office:value="11.6187264577" office:value-type="float">
            <text:p>11.6187264577</text:p>
          </table:table-cell>
          <table:table-cell office:value="10.1132725609" office:value-type="float">
            <text:p>10.1132725609</text:p>
          </table:table-cell>
          <table:table-cell office:value="13.2919278346" office:value-type="float">
            <text:p>13.2919278346</text:p>
          </table:table-cell>
          <table:table-cell office:value="11.552326646" office:value-type="float">
            <text:p>11.552326646</text:p>
          </table:table-cell>
          <table:table-cell office:value="9.91099447478" office:value-type="float">
            <text:p>9.91099447478</text:p>
          </table:table-cell>
          <table:table-cell office:value="8.92865955422" office:value-type="float">
            <text:p>8.92865955422</text:p>
          </table:table-cell>
          <table:table-cell office:value="10.1495582233" office:value-type="float">
            <text:p>10.1495582233</text:p>
          </table:table-cell>
          <table:table-cell office:value="8.83350661864" office:value-type="float">
            <text:p>8.83350661864</text:p>
          </table:table-cell>
          <table:table-cell office:value-type="string">
            <text:p>üü</text:p>
          </table:table-cell>
          <table:table-cell office:value="-10.8716421836" office:value-type="float">
            <text:p>-10.871642183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12191914695" office:value-type="float">
            <text:p>4.12191914695</text:p>
          </table:table-cell>
          <table:table-cell office:value="4.43497303445" office:value-type="float">
            <text:p>4.43497303445</text:p>
          </table:table-cell>
          <table:table-cell office:value="4.20215600775" office:value-type="float">
            <text:p>4.20215600775</text:p>
          </table:table-cell>
          <table:table-cell office:value="4.18397007192" office:value-type="float">
            <text:p>4.18397007192</text:p>
          </table:table-cell>
          <table:table-cell office:value="3.63760414135" office:value-type="float">
            <text:p>3.63760414135</text:p>
          </table:table-cell>
          <table:table-cell office:value="3.75692945988" office:value-type="float">
            <text:p>3.75692945988</text:p>
          </table:table-cell>
          <table:table-cell office:value="3.58039642624" office:value-type="float">
            <text:p>3.58039642624</text:p>
          </table:table-cell>
          <table:table-cell office:value="3.20138458238" office:value-type="float">
            <text:p>3.20138458238</text:p>
          </table:table-cell>
          <table:table-cell office:value="4.07858386258" office:value-type="float">
            <text:p>4.07858386258</text:p>
          </table:table-cell>
          <table:table-cell office:value="3.55278540831" office:value-type="float">
            <text:p>3.55278540831</text:p>
          </table:table-cell>
          <table:table-cell office:value="3.06926665367" office:value-type="float">
            <text:p>3.06926665367</text:p>
          </table:table-cell>
          <table:table-cell office:value="2.79436691674" office:value-type="float">
            <text:p>2.79436691674</text:p>
          </table:table-cell>
          <table:table-cell office:value="3.05496916867" office:value-type="float">
            <text:p>3.05496916867</text:p>
          </table:table-cell>
          <table:table-cell office:value="2.69728630301" office:value-type="float">
            <text:p>2.69728630301</text:p>
          </table:table-cell>
          <table:table-cell office:value-type="string">
            <text:p>üü</text:p>
          </table:table-cell>
          <table:table-cell office:value="-12.1195188504" office:value-type="float">
            <text:p>-12.1195188504</text:p>
          </table:table-cell>
          <table:table-cell office:value-type="string">
            <text:p>yes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20037665026" office:value-type="float">
            <text:p>5.20037665026</text:p>
          </table:table-cell>
          <table:table-cell office:value="5.68962263172" office:value-type="float">
            <text:p>5.68962263172</text:p>
          </table:table-cell>
          <table:table-cell office:value="5.30909519244" office:value-type="float">
            <text:p>5.30909519244</text:p>
          </table:table-cell>
          <table:table-cell office:value="5.40217152538" office:value-type="float">
            <text:p>5.40217152538</text:p>
          </table:table-cell>
          <table:table-cell office:value="4.80689828616" office:value-type="float">
            <text:p>4.80689828616</text:p>
          </table:table-cell>
          <table:table-cell office:value="5.00972724925" office:value-type="float">
            <text:p>5.00972724925</text:p>
          </table:table-cell>
          <table:table-cell office:value="4.81159314106" office:value-type="float">
            <text:p>4.81159314106</text:p>
          </table:table-cell>
          <table:table-cell office:value="4.13766460116" office:value-type="float">
            <text:p>4.13766460116</text:p>
          </table:table-cell>
          <table:table-cell office:value="5.54541618582" office:value-type="float">
            <text:p>5.54541618582</text:p>
          </table:table-cell>
          <table:table-cell office:value="4.8189887936" office:value-type="float">
            <text:p>4.8189887936</text:p>
          </table:table-cell>
          <table:table-cell office:value="4.11799647537" office:value-type="float">
            <text:p>4.11799647537</text:p>
          </table:table-cell>
          <table:table-cell office:value="3.68576971636" office:value-type="float">
            <text:p>3.68576971636</text:p>
          </table:table-cell>
          <table:table-cell office:value="4.23969119292" office:value-type="float">
            <text:p>4.23969119292</text:p>
          </table:table-cell>
          <table:table-cell office:value="3.66381173851" office:value-type="float">
            <text:p>3.66381173851</text:p>
          </table:table-cell>
          <table:table-cell office:value-type="string">
            <text:p>üü</text:p>
          </table:table-cell>
          <table:table-cell office:value="-11.0292648276" office:value-type="float">
            <text:p>-11.029264827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53892798474" office:value-type="float">
            <text:p>2.53892798474</text:p>
          </table:table-cell>
          <table:table-cell office:value="2.84013231005" office:value-type="float">
            <text:p>2.84013231005</text:p>
          </table:table-cell>
          <table:table-cell office:value="2.64592637035" office:value-type="float">
            <text:p>2.64592637035</text:p>
          </table:table-cell>
          <table:table-cell office:value="2.65355895182" office:value-type="float">
            <text:p>2.65355895182</text:p>
          </table:table-cell>
          <table:table-cell office:value="2.44513965026" office:value-type="float">
            <text:p>2.44513965026</text:p>
          </table:table-cell>
          <table:table-cell office:value="2.48507423087" office:value-type="float">
            <text:p>2.48507423087</text:p>
          </table:table-cell>
          <table:table-cell office:value="2.41875739468" office:value-type="float">
            <text:p>2.41875739468</text:p>
          </table:table-cell>
          <table:table-cell office:value="2.07216147508" office:value-type="float">
            <text:p>2.07216147508</text:p>
          </table:table-cell>
          <table:table-cell office:value="2.75151786732" office:value-type="float">
            <text:p>2.75151786732</text:p>
          </table:table-cell>
          <table:table-cell office:value="2.38266371048" office:value-type="float">
            <text:p>2.38266371048</text:p>
          </table:table-cell>
          <table:table-cell office:value="2.0323106452" office:value-type="float">
            <text:p>2.0323106452</text:p>
          </table:table-cell>
          <table:table-cell office:value="1.81496116869" office:value-type="float">
            <text:p>1.81496116869</text:p>
          </table:table-cell>
          <table:table-cell office:value="2.14149119526" office:value-type="float">
            <text:p>2.14149119526</text:p>
          </table:table-cell>
          <table:table-cell office:value="1.85012749958" office:value-type="float">
            <text:p>1.85012749958</text:p>
          </table:table-cell>
          <table:table-cell office:value-type="string">
            <text:p>üü</text:p>
          </table:table-cell>
          <table:table-cell office:value="-8.96433554826" office:value-type="float">
            <text:p>-8.96433554826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2954256509" office:value-type="float">
            <text:p>39.2954256509</text:p>
          </table:table-cell>
          <table:table-cell office:value="42.4200335262" office:value-type="float">
            <text:p>42.4200335262</text:p>
          </table:table-cell>
          <table:table-cell office:value="41.1076293546" office:value-type="float">
            <text:p>41.1076293546</text:p>
          </table:table-cell>
          <table:table-cell office:value="41.7844147239" office:value-type="float">
            <text:p>41.7844147239</text:p>
          </table:table-cell>
          <table:table-cell office:value="36.9913924495" office:value-type="float">
            <text:p>36.9913924495</text:p>
          </table:table-cell>
          <table:table-cell office:value="38.1970427242" office:value-type="float">
            <text:p>38.1970427242</text:p>
          </table:table-cell>
          <table:table-cell office:value="37.9677251583" office:value-type="float">
            <text:p>37.9677251583</text:p>
          </table:table-cell>
          <table:table-cell office:value="32.9284475052" office:value-type="float">
            <text:p>32.9284475052</text:p>
          </table:table-cell>
          <table:table-cell office:value="42.7576240353" office:value-type="float">
            <text:p>42.7576240353</text:p>
          </table:table-cell>
          <table:table-cell office:value="37.2395430683" office:value-type="float">
            <text:p>37.2395430683</text:p>
          </table:table-cell>
          <table:table-cell office:value="32.7370919845" office:value-type="float">
            <text:p>32.7370919845</text:p>
          </table:table-cell>
          <table:table-cell office:value="29.678527314" office:value-type="float">
            <text:p>29.678527314</text:p>
          </table:table-cell>
          <table:table-cell office:value="33.352553842" office:value-type="float">
            <text:p>33.352553842</text:p>
          </table:table-cell>
          <table:table-cell office:value="30.0225323692" office:value-type="float">
            <text:p>30.0225323692</text:p>
          </table:table-cell>
          <table:table-cell office:value-type="string">
            <text:p>üü</text:p>
          </table:table-cell>
          <table:table-cell office:value="-8.29199984105" office:value-type="float">
            <text:p>-8.29199984105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1.2606042984" office:value-type="float">
            <text:p>31.2606042984</text:p>
          </table:table-cell>
          <table:table-cell office:value="34.158774063" office:value-type="float">
            <text:p>34.158774063</text:p>
          </table:table-cell>
          <table:table-cell office:value="31.9735567623" office:value-type="float">
            <text:p>31.9735567623</text:p>
          </table:table-cell>
          <table:table-cell office:value="31.9526699747" office:value-type="float">
            <text:p>31.9526699747</text:p>
          </table:table-cell>
          <table:table-cell office:value="27.7769473085" office:value-type="float">
            <text:p>27.7769473085</text:p>
          </table:table-cell>
          <table:table-cell office:value="28.3688753112" office:value-type="float">
            <text:p>28.3688753112</text:p>
          </table:table-cell>
          <table:table-cell office:value="26.3425749978" office:value-type="float">
            <text:p>26.3425749978</text:p>
          </table:table-cell>
          <table:table-cell office:value="23.8528901701" office:value-type="float">
            <text:p>23.8528901701</text:p>
          </table:table-cell>
          <table:table-cell office:value="30.1360657242" office:value-type="float">
            <text:p>30.1360657242</text:p>
          </table:table-cell>
          <table:table-cell office:value="25.1054390849" office:value-type="float">
            <text:p>25.1054390849</text:p>
          </table:table-cell>
          <table:table-cell office:value="22.7301423898" office:value-type="float">
            <text:p>22.7301423898</text:p>
          </table:table-cell>
          <table:table-cell office:value="20.4845473303" office:value-type="float">
            <text:p>20.4845473303</text:p>
          </table:table-cell>
          <table:table-cell office:value="23.5144295968" office:value-type="float">
            <text:p>23.5144295968</text:p>
          </table:table-cell>
          <table:table-cell office:value="20.5363878126" office:value-type="float">
            <text:p>20.5363878126</text:p>
          </table:table-cell>
          <table:table-cell office:value-type="string">
            <text:p>üü</text:p>
          </table:table-cell>
          <table:table-cell office:value="-9.6513015166" office:value-type="float">
            <text:p>-9.6513015166</text:p>
          </table:table-cell>
          <table:table-cell office:value-type="string">
            <text:p>yes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.7444153672" office:value-type="float">
            <text:p>13.7444153672</text:p>
          </table:table-cell>
          <table:table-cell office:value="14.6553569971" office:value-type="float">
            <text:p>14.6553569971</text:p>
          </table:table-cell>
          <table:table-cell office:value="13.7703134754" office:value-type="float">
            <text:p>13.7703134754</text:p>
          </table:table-cell>
          <table:table-cell office:value="13.5830715674" office:value-type="float">
            <text:p>13.5830715674</text:p>
          </table:table-cell>
          <table:table-cell office:value="11.2237816693" office:value-type="float">
            <text:p>11.2237816693</text:p>
          </table:table-cell>
          <table:table-cell office:value="11.0929987551" office:value-type="float">
            <text:p>11.0929987551</text:p>
          </table:table-cell>
          <table:table-cell office:value="10.09707547" office:value-type="float">
            <text:p>10.09707547</text:p>
          </table:table-cell>
          <table:table-cell office:value="9.69123119437" office:value-type="float">
            <text:p>9.69123119437</text:p>
          </table:table-cell>
          <table:table-cell office:value="11.3304262215" office:value-type="float">
            <text:p>11.3304262215</text:p>
          </table:table-cell>
          <table:table-cell office:value="8.77642559039" office:value-type="float">
            <text:p>8.77642559039</text:p>
          </table:table-cell>
          <table:table-cell office:value="8.77841568053" office:value-type="float">
            <text:p>8.77841568053</text:p>
          </table:table-cell>
          <table:table-cell office:value="7.85537707036" office:value-type="float">
            <text:p>7.85537707036</text:p>
          </table:table-cell>
          <table:table-cell office:value="8.43013540952" office:value-type="float">
            <text:p>8.43013540952</text:p>
          </table:table-cell>
          <table:table-cell office:value="7.6655021662" office:value-type="float">
            <text:p>7.6655021662</text:p>
          </table:table-cell>
          <table:table-cell office:value-type="string">
            <text:p>üü</text:p>
          </table:table-cell>
          <table:table-cell office:value="-12.6778402258" office:value-type="float">
            <text:p>-12.677840225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0154152106" office:value-type="float">
            <text:p>11.0154152106</text:p>
          </table:table-cell>
          <table:table-cell office:value="11.8194858873" office:value-type="float">
            <text:p>11.8194858873</text:p>
          </table:table-cell>
          <table:table-cell office:value="11.1047670871" office:value-type="float">
            <text:p>11.1047670871</text:p>
          </table:table-cell>
          <table:table-cell office:value="10.8353302887" office:value-type="float">
            <text:p>10.8353302887</text:p>
          </table:table-cell>
          <table:table-cell office:value="8.83515607723" office:value-type="float">
            <text:p>8.83515607723</text:p>
          </table:table-cell>
          <table:table-cell office:value="8.55310483517" office:value-type="float">
            <text:p>8.55310483517</text:p>
          </table:table-cell>
          <table:table-cell office:value="7.77825904498" office:value-type="float">
            <text:p>7.77825904498</text:p>
          </table:table-cell>
          <table:table-cell office:value="7.6444773557" office:value-type="float">
            <text:p>7.6444773557</text:p>
          </table:table-cell>
          <table:table-cell office:value="8.66322719452" office:value-type="float">
            <text:p>8.66322719452</text:p>
          </table:table-cell>
          <table:table-cell office:value="6.43379253871" office:value-type="float">
            <text:p>6.43379253871</text:p>
          </table:table-cell>
          <table:table-cell office:value="6.7080518363" office:value-type="float">
            <text:p>6.7080518363</text:p>
          </table:table-cell>
          <table:table-cell office:value="6.00078451181" office:value-type="float">
            <text:p>6.00078451181</text:p>
          </table:table-cell>
          <table:table-cell office:value="6.29966125108" office:value-type="float">
            <text:p>6.29966125108</text:p>
          </table:table-cell>
          <table:table-cell office:value="5.86381563513" office:value-type="float">
            <text:p>5.86381563513</text:p>
          </table:table-cell>
          <table:table-cell office:value-type="string">
            <text:p>üü</text:p>
          </table:table-cell>
          <table:table-cell office:value="-12.5854155838" office:value-type="float">
            <text:p>-12.585415583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7.5135010121" office:value-type="float">
            <text:p>17.5135010121</text:p>
          </table:table-cell>
          <table:table-cell office:value="19.49992448" office:value-type="float">
            <text:p>19.49992448</text:p>
          </table:table-cell>
          <table:table-cell office:value="18.2003778575" office:value-type="float">
            <text:p>18.2003778575</text:p>
          </table:table-cell>
          <table:table-cell office:value="18.3669372964" office:value-type="float">
            <text:p>18.3669372964</text:p>
          </table:table-cell>
          <table:table-cell office:value="16.5503266757" office:value-type="float">
            <text:p>16.5503266757</text:p>
          </table:table-cell>
          <table:table-cell office:value="17.2736477132" office:value-type="float">
            <text:p>17.2736477132</text:p>
          </table:table-cell>
          <table:table-cell office:value="16.2435860907" office:value-type="float">
            <text:p>16.2435860907</text:p>
          </table:table-cell>
          <table:table-cell office:value="14.1594059198" office:value-type="float">
            <text:p>14.1594059198</text:p>
          </table:table-cell>
          <table:table-cell office:value="18.8039422368" office:value-type="float">
            <text:p>18.8039422368</text:p>
          </table:table-cell>
          <table:table-cell office:value="16.3272304252" office:value-type="float">
            <text:p>16.3272304252</text:p>
          </table:table-cell>
          <table:table-cell office:value="13.9496481182" office:value-type="float">
            <text:p>13.9496481182</text:p>
          </table:table-cell>
          <table:table-cell office:value="12.6267766858" office:value-type="float">
            <text:p>12.6267766858</text:p>
          </table:table-cell>
          <table:table-cell office:value="15.0815500316" office:value-type="float">
            <text:p>15.0815500316</text:p>
          </table:table-cell>
          <table:table-cell office:value="12.8681863008" office:value-type="float">
            <text:p>12.8681863008</text:p>
          </table:table-cell>
          <table:table-cell office:value-type="string">
            <text:p>üü</text:p>
          </table:table-cell>
          <table:table-cell office:value="-7.75261001779" office:value-type="float">
            <text:p>-7.75261001779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85767446992" office:value-type="float">
            <text:p>1.85767446992</text:p>
          </table:table-cell>
          <table:table-cell office:value="2.00623109422" office:value-type="float">
            <text:p>2.00623109422</text:p>
          </table:table-cell>
          <table:table-cell office:value="1.85510741488" office:value-type="float">
            <text:p>1.85510741488</text:p>
          </table:table-cell>
          <table:table-cell office:value="1.9384041101" office:value-type="float">
            <text:p>1.9384041101</text:p>
          </table:table-cell>
          <table:table-cell office:value="1.75327434495" office:value-type="float">
            <text:p>1.75327434495</text:p>
          </table:table-cell>
          <table:table-cell office:value="1.82579595493" office:value-type="float">
            <text:p>1.82579595493</text:p>
          </table:table-cell>
          <table:table-cell office:value="1.75025403621" office:value-type="float">
            <text:p>1.75025403621</text:p>
          </table:table-cell>
          <table:table-cell office:value="1.46894759568" office:value-type="float">
            <text:p>1.46894759568</text:p>
          </table:table-cell>
          <table:table-cell office:value="2.00330632757" office:value-type="float">
            <text:p>2.00330632757</text:p>
          </table:table-cell>
          <table:table-cell office:value="1.76327026063" office:value-type="float">
            <text:p>1.76327026063</text:p>
          </table:table-cell>
          <table:table-cell office:value="1.46998330358" office:value-type="float">
            <text:p>1.46998330358</text:p>
          </table:table-cell>
          <table:table-cell office:value="1.29416273431" office:value-type="float">
            <text:p>1.29416273431</text:p>
          </table:table-cell>
          <table:table-cell office:value="1.55343038222" office:value-type="float">
            <text:p>1.55343038222</text:p>
          </table:table-cell>
          <table:table-cell office:value="1.27165699169" office:value-type="float">
            <text:p>1.27165699169</text:p>
          </table:table-cell>
          <table:table-cell office:value-type="string">
            <text:p>ü</text:p>
          </table:table-cell>
          <table:table-cell office:value="-13.4917390831" office:value-type="float">
            <text:p>-13.491739083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68905752848" office:value-type="float">
            <text:p>4.68905752848</text:p>
          </table:table-cell>
          <table:table-cell office:value="4.97201524993" office:value-type="float">
            <text:p>4.97201524993</text:p>
          </table:table-cell>
          <table:table-cell office:value="4.85699260482" office:value-type="float">
            <text:p>4.85699260482</text:p>
          </table:table-cell>
          <table:table-cell office:value="4.77187607666" office:value-type="float">
            <text:p>4.77187607666</text:p>
          </table:table-cell>
          <table:table-cell office:value="3.84338761213" office:value-type="float">
            <text:p>3.84338761213</text:p>
          </table:table-cell>
          <table:table-cell office:value="3.31062201275" office:value-type="float">
            <text:p>3.31062201275</text:p>
          </table:table-cell>
          <table:table-cell office:value="3.45170019193" office:value-type="float">
            <text:p>3.45170019193</text:p>
          </table:table-cell>
          <table:table-cell office:value="3.01660939959" office:value-type="float">
            <text:p>3.01660939959</text:p>
          </table:table-cell>
          <table:table-cell office:value="3.62164323996" office:value-type="float">
            <text:p>3.62164323996</text:p>
          </table:table-cell>
          <table:table-cell office:value="2.74098936478" office:value-type="float">
            <text:p>2.74098936478</text:p>
          </table:table-cell>
          <table:table-cell office:value="2.87875600565" office:value-type="float">
            <text:p>2.87875600565</text:p>
          </table:table-cell>
          <table:table-cell office:value="2.2643443103" office:value-type="float">
            <text:p>2.2643443103</text:p>
          </table:table-cell>
          <table:table-cell office:value="2.17428597681" office:value-type="float">
            <text:p>2.17428597681</text:p>
          </table:table-cell>
          <table:table-cell office:value="2.28157322038" office:value-type="float">
            <text:p>2.28157322038</text:p>
          </table:table-cell>
          <table:table-cell office:value-type="string">
            <text:p>ü</text:p>
          </table:table-cell>
          <table:table-cell office:value="-20.7444737969" office:value-type="float">
            <text:p>-20.744473796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5407294541" office:value-type="float">
            <text:p>84.5407294541</text:p>
          </table:table-cell>
          <table:table-cell office:value="93.789442135" office:value-type="float">
            <text:p>93.789442135</text:p>
          </table:table-cell>
          <table:table-cell office:value="89.1531753001" office:value-type="float">
            <text:p>89.1531753001</text:p>
          </table:table-cell>
          <table:table-cell office:value="86.9255025213" office:value-type="float">
            <text:p>86.9255025213</text:p>
          </table:table-cell>
          <table:table-cell office:value="77.6044490048" office:value-type="float">
            <text:p>77.6044490048</text:p>
          </table:table-cell>
          <table:table-cell office:value="78.7476146632" office:value-type="float">
            <text:p>78.7476146632</text:p>
          </table:table-cell>
          <table:table-cell office:value="74.3627566838" office:value-type="float">
            <text:p>74.3627566838</text:p>
          </table:table-cell>
          <table:table-cell office:value="67.1454409425" office:value-type="float">
            <text:p>67.1454409425</text:p>
          </table:table-cell>
          <table:table-cell office:value="83.6019413031" office:value-type="float">
            <text:p>83.6019413031</text:p>
          </table:table-cell>
          <table:table-cell office:value="72.7861575822" office:value-type="float">
            <text:p>72.7861575822</text:p>
          </table:table-cell>
          <table:table-cell office:value="65.8795802695" office:value-type="float">
            <text:p>65.8795802695</text:p>
          </table:table-cell>
          <table:table-cell office:value="60.6049991729" office:value-type="float">
            <text:p>60.6049991729</text:p>
          </table:table-cell>
          <table:table-cell office:value="66.5765031832" office:value-type="float">
            <text:p>66.5765031832</text:p>
          </table:table-cell>
          <table:table-cell office:value="58.7000212294" office:value-type="float">
            <text:p>58.7000212294</text:p>
          </table:table-cell>
          <table:table-cell office:value-type="string">
            <text:p>üü</text:p>
          </table:table-cell>
          <table:table-cell office:value="-10.8980036161" office:value-type="float">
            <text:p>-10.8980036161</text:p>
          </table:table-cell>
          <table:table-cell office:value-type="string">
            <text:p>yes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9198381583" office:value-type="float">
            <text:p>1.29198381583</text:p>
          </table:table-cell>
          <table:table-cell office:value="1.42740060637" office:value-type="float">
            <text:p>1.42740060637</text:p>
          </table:table-cell>
          <table:table-cell office:value="1.34735354607" office:value-type="float">
            <text:p>1.34735354607</text:p>
          </table:table-cell>
          <table:table-cell office:value="1.38175142481" office:value-type="float">
            <text:p>1.38175142481</text:p>
          </table:table-cell>
          <table:table-cell office:value="1.21477248399" office:value-type="float">
            <text:p>1.21477248399</text:p>
          </table:table-cell>
          <table:table-cell office:value="1.28284911362" office:value-type="float">
            <text:p>1.28284911362</text:p>
          </table:table-cell>
          <table:table-cell office:value="1.23053423597" office:value-type="float">
            <text:p>1.23053423597</text:p>
          </table:table-cell>
          <table:table-cell office:value="1.07161653179" office:value-type="float">
            <text:p>1.07161653179</text:p>
          </table:table-cell>
          <table:table-cell office:value="1.42974506981" office:value-type="float">
            <text:p>1.42974506981</text:p>
          </table:table-cell>
          <table:table-cell office:value="1.24211256015" office:value-type="float">
            <text:p>1.24211256015</text:p>
          </table:table-cell>
          <table:table-cell office:value="1.07282163943" office:value-type="float">
            <text:p>1.07282163943</text:p>
          </table:table-cell>
          <table:table-cell office:value="0.983714124017" office:value-type="float">
            <text:p>0.983714124017</text:p>
          </table:table-cell>
          <table:table-cell office:value="1.10973525791" office:value-type="float">
            <text:p>1.10973525791</text:p>
          </table:table-cell>
          <table:table-cell office:value="0.965233340956" office:value-type="float">
            <text:p>0.965233340956</text:p>
          </table:table-cell>
          <table:table-cell office:value-type="string">
            <text:p>üü</text:p>
          </table:table-cell>
          <table:table-cell office:value="-10.028535455" office:value-type="float">
            <text:p>-10.028535455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982276147" office:value-type="float">
            <text:p>1.18982276147</text:p>
          </table:table-cell>
          <table:table-cell office:value="1.29965851135" office:value-type="float">
            <text:p>1.29965851135</text:p>
          </table:table-cell>
          <table:table-cell office:value="1.21068269295" office:value-type="float">
            <text:p>1.21068269295</text:p>
          </table:table-cell>
          <table:table-cell office:value="1.23244115073" office:value-type="float">
            <text:p>1.23244115073</text:p>
          </table:table-cell>
          <table:table-cell office:value="1.08937142238" office:value-type="float">
            <text:p>1.08937142238</text:p>
          </table:table-cell>
          <table:table-cell office:value="1.13443673952" office:value-type="float">
            <text:p>1.13443673952</text:p>
          </table:table-cell>
          <table:table-cell office:value="1.07290352591" office:value-type="float">
            <text:p>1.07290352591</text:p>
          </table:table-cell>
          <table:table-cell office:value="0.951304233272" office:value-type="float">
            <text:p>0.951304233272</text:p>
          </table:table-cell>
          <table:table-cell office:value="1.24935382097" office:value-type="float">
            <text:p>1.24935382097</text:p>
          </table:table-cell>
          <table:table-cell office:value="1.10979104446" office:value-type="float">
            <text:p>1.10979104446</text:p>
          </table:table-cell>
          <table:table-cell office:value="0.95262191651" office:value-type="float">
            <text:p>0.95262191651</text:p>
          </table:table-cell>
          <table:table-cell office:value="0.870086686149" office:value-type="float">
            <text:p>0.870086686149</text:p>
          </table:table-cell>
          <table:table-cell office:value="0.968636232244" office:value-type="float">
            <text:p>0.968636232244</text:p>
          </table:table-cell>
          <table:table-cell office:value="0.843369509289" office:value-type="float">
            <text:p>0.843369509289</text:p>
          </table:table-cell>
          <table:table-cell office:value-type="string">
            <text:p>üü</text:p>
          </table:table-cell>
          <table:table-cell office:value="-11.4686010606" office:value-type="float">
            <text:p>-11.4686010606</text:p>
          </table:table-cell>
          <table:table-cell office:value-type="string">
            <text:p>yes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125961978" office:value-type="float">
            <text:p>36.125961978</text:p>
          </table:table-cell>
          <table:table-cell office:value="39.1959932106" office:value-type="float">
            <text:p>39.1959932106</text:p>
          </table:table-cell>
          <table:table-cell office:value="36.4727074143" office:value-type="float">
            <text:p>36.4727074143</text:p>
          </table:table-cell>
          <table:table-cell office:value="36.8633898914" office:value-type="float">
            <text:p>36.8633898914</text:p>
          </table:table-cell>
          <table:table-cell office:value="32.4769081561" office:value-type="float">
            <text:p>32.4769081561</text:p>
          </table:table-cell>
          <table:table-cell office:value="32.2613625429" office:value-type="float">
            <text:p>32.2613625429</text:p>
          </table:table-cell>
          <table:table-cell office:value="31.2798409415" office:value-type="float">
            <text:p>31.2798409415</text:p>
          </table:table-cell>
          <table:table-cell office:value="27.2395375412" office:value-type="float">
            <text:p>27.2395375412</text:p>
          </table:table-cell>
          <table:table-cell office:value="34.9554487515" office:value-type="float">
            <text:p>34.9554487515</text:p>
          </table:table-cell>
          <table:table-cell office:value="29.8187141258" office:value-type="float">
            <text:p>29.8187141258</text:p>
          </table:table-cell>
          <table:table-cell office:value="26.7740667673" office:value-type="float">
            <text:p>26.7740667673</text:p>
          </table:table-cell>
          <table:table-cell office:value="23.6846723437" office:value-type="float">
            <text:p>23.6846723437</text:p>
          </table:table-cell>
          <table:table-cell office:value="26.6322595018" office:value-type="float">
            <text:p>26.6322595018</text:p>
          </table:table-cell>
          <table:table-cell office:value="23.4792358253" office:value-type="float">
            <text:p>23.4792358253</text:p>
          </table:table-cell>
          <table:table-cell office:value-type="string">
            <text:p>üü</text:p>
          </table:table-cell>
          <table:table-cell office:value="-12.3060533562" office:value-type="float">
            <text:p>-12.3060533562</text:p>
          </table:table-cell>
          <table:table-cell office:value-type="string">
            <text:p>yes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54022372323" office:value-type="float">
            <text:p>0.354022372323</text:p>
          </table:table-cell>
          <table:table-cell office:value="0.398519406519" office:value-type="float">
            <text:p>0.398519406519</text:p>
          </table:table-cell>
          <table:table-cell office:value="0.379980488501" office:value-type="float">
            <text:p>0.379980488501</text:p>
          </table:table-cell>
          <table:table-cell office:value="0.377281428942" office:value-type="float">
            <text:p>0.377281428942</text:p>
          </table:table-cell>
          <table:table-cell office:value="0.34056095263" office:value-type="float">
            <text:p>0.34056095263</text:p>
          </table:table-cell>
          <table:table-cell office:value="0.350285073274" office:value-type="float">
            <text:p>0.350285073274</text:p>
          </table:table-cell>
          <table:table-cell office:value="0.338344879868" office:value-type="float">
            <text:p>0.338344879868</text:p>
          </table:table-cell>
          <table:table-cell office:value="0.29709749854" office:value-type="float">
            <text:p>0.29709749854</text:p>
          </table:table-cell>
          <table:table-cell office:value="0.385913123135" office:value-type="float">
            <text:p>0.385913123135</text:p>
          </table:table-cell>
          <table:table-cell office:value="0.331413025383" office:value-type="float">
            <text:p>0.331413025383</text:p>
          </table:table-cell>
          <table:table-cell office:value="0.288009665913" office:value-type="float">
            <text:p>0.288009665913</text:p>
          </table:table-cell>
          <table:table-cell office:value="0.261078675402" office:value-type="float">
            <text:p>0.261078675402</text:p>
          </table:table-cell>
          <table:table-cell office:value="0.298818644004" office:value-type="float">
            <text:p>0.298818644004</text:p>
          </table:table-cell>
          <table:table-cell office:value="0.259280936046" office:value-type="float">
            <text:p>0.259280936046</text:p>
          </table:table-cell>
          <table:table-cell office:value-type="string">
            <text:p>üü</text:p>
          </table:table-cell>
          <table:table-cell office:value="-9.97491864577" office:value-type="float">
            <text:p>-9.9749186457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39056233438" office:value-type="float">
            <text:p>0.439056233438</text:p>
          </table:table-cell>
          <table:table-cell office:value="0.471306804393" office:value-type="float">
            <text:p>0.471306804393</text:p>
          </table:table-cell>
          <table:table-cell office:value="0.450680404657" office:value-type="float">
            <text:p>0.450680404657</text:p>
          </table:table-cell>
          <table:table-cell office:value="0.449308407055" office:value-type="float">
            <text:p>0.449308407055</text:p>
          </table:table-cell>
          <table:table-cell office:value="0.397985810675" office:value-type="float">
            <text:p>0.397985810675</text:p>
          </table:table-cell>
          <table:table-cell office:value="0.40154305773" office:value-type="float">
            <text:p>0.40154305773</text:p>
          </table:table-cell>
          <table:table-cell office:value="0.389946344491" office:value-type="float">
            <text:p>0.389946344491</text:p>
          </table:table-cell>
          <table:table-cell office:value="0.335237715635" office:value-type="float">
            <text:p>0.335237715635</text:p>
          </table:table-cell>
          <table:table-cell office:value="0.445689310212" office:value-type="float">
            <text:p>0.445689310212</text:p>
          </table:table-cell>
          <table:table-cell office:value="0.384311528775" office:value-type="float">
            <text:p>0.384311528775</text:p>
          </table:table-cell>
          <table:table-cell office:value="0.334513953403" office:value-type="float">
            <text:p>0.334513953403</text:p>
          </table:table-cell>
          <table:table-cell office:value="0.293954878447" office:value-type="float">
            <text:p>0.293954878447</text:p>
          </table:table-cell>
          <table:table-cell office:value="0.341419441048" office:value-type="float">
            <text:p>0.341419441048</text:p>
          </table:table-cell>
          <table:table-cell office:value="0.291130903461" office:value-type="float">
            <text:p>0.291130903461</text:p>
          </table:table-cell>
          <table:table-cell office:value-type="string">
            <text:p>üü</text:p>
          </table:table-cell>
          <table:table-cell office:value="-12.9689806661" office:value-type="float">
            <text:p>-12.9689806661</text:p>
          </table:table-cell>
          <table:table-cell office:value-type="string">
            <text:p>yes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332212498" office:value-type="float">
            <text:p>0.226332212498</text:p>
          </table:table-cell>
          <table:table-cell office:value="0.245910218263" office:value-type="float">
            <text:p>0.245910218263</text:p>
          </table:table-cell>
          <table:table-cell office:value="0.227658734981" office:value-type="float">
            <text:p>0.227658734981</text:p>
          </table:table-cell>
          <table:table-cell office:value="0.234953617455" office:value-type="float">
            <text:p>0.234953617455</text:p>
          </table:table-cell>
          <table:table-cell office:value="0.211550212144" office:value-type="float">
            <text:p>0.211550212144</text:p>
          </table:table-cell>
          <table:table-cell office:value="0.217299132237" office:value-type="float">
            <text:p>0.217299132237</text:p>
          </table:table-cell>
          <table:table-cell office:value="0.211757509713" office:value-type="float">
            <text:p>0.211757509713</text:p>
          </table:table-cell>
          <table:table-cell office:value="0.180516174385" office:value-type="float">
            <text:p>0.180516174385</text:p>
          </table:table-cell>
          <table:table-cell office:value="0.241636989155" office:value-type="float">
            <text:p>0.241636989155</text:p>
          </table:table-cell>
          <table:table-cell office:value="0.211091153264" office:value-type="float">
            <text:p>0.211091153264</text:p>
          </table:table-cell>
          <table:table-cell office:value="0.182336965065" office:value-type="float">
            <text:p>0.182336965065</text:p>
          </table:table-cell>
          <table:table-cell office:value="0.160817372251" office:value-type="float">
            <text:p>0.160817372251</text:p>
          </table:table-cell>
          <table:table-cell office:value="0.18964116654" office:value-type="float">
            <text:p>0.18964116654</text:p>
          </table:table-cell>
          <table:table-cell office:value="0.15655164838" office:value-type="float">
            <text:p>0.15655164838</text:p>
          </table:table-cell>
          <table:table-cell office:value-type="string">
            <text:p>ü</text:p>
          </table:table-cell>
          <table:table-cell office:value="-14.1415739129" office:value-type="float">
            <text:p>-14.1415739129</text:p>
          </table:table-cell>
          <table:table-cell office:value-type="string">
            <text:p>yes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4806119356" office:value-type="float">
            <text:p>0.184806119356</text:p>
          </table:table-cell>
          <table:table-cell office:value="0.198118769661" office:value-type="float">
            <text:p>0.198118769661</text:p>
          </table:table-cell>
          <table:table-cell office:value="0.188753557289" office:value-type="float">
            <text:p>0.188753557289</text:p>
          </table:table-cell>
          <table:table-cell office:value="0.187800074606" office:value-type="float">
            <text:p>0.187800074606</text:p>
          </table:table-cell>
          <table:table-cell office:value="0.163523738407" office:value-type="float">
            <text:p>0.163523738407</text:p>
          </table:table-cell>
          <table:table-cell office:value="0.162258433892" office:value-type="float">
            <text:p>0.162258433892</text:p>
          </table:table-cell>
          <table:table-cell office:value="0.159481999495" office:value-type="float">
            <text:p>0.159481999495</text:p>
          </table:table-cell>
          <table:table-cell office:value="0.139950603816" office:value-type="float">
            <text:p>0.139950603816</text:p>
          </table:table-cell>
          <table:table-cell office:value="0.175457948646" office:value-type="float">
            <text:p>0.175457948646</text:p>
          </table:table-cell>
          <table:table-cell office:value="0.149373856437" office:value-type="float">
            <text:p>0.149373856437</text:p>
          </table:table-cell>
          <table:table-cell office:value="0.1382764166" office:value-type="float">
            <text:p>0.1382764166</text:p>
          </table:table-cell>
          <table:table-cell office:value="0.123228362382" office:value-type="float">
            <text:p>0.123228362382</text:p>
          </table:table-cell>
          <table:table-cell office:value="0.134645402019" office:value-type="float">
            <text:p>0.134645402019</text:p>
          </table:table-cell>
          <table:table-cell office:value="0.119910728275" office:value-type="float">
            <text:p>0.119910728275</text:p>
          </table:table-cell>
          <table:table-cell office:value-type="string">
            <text:p>üü</text:p>
          </table:table-cell>
          <table:table-cell office:value="-13.2818659728" office:value-type="float">
            <text:p>-13.281865972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1942649737" office:value-type="float">
            <text:p>5.31942649737</text:p>
          </table:table-cell>
          <table:table-cell office:value="5.81275104698" office:value-type="float">
            <text:p>5.81275104698</text:p>
          </table:table-cell>
          <table:table-cell office:value="5.48747887279" office:value-type="float">
            <text:p>5.48747887279</text:p>
          </table:table-cell>
          <table:table-cell office:value="5.55669684633" office:value-type="float">
            <text:p>5.55669684633</text:p>
          </table:table-cell>
          <table:table-cell office:value="4.88061296481" office:value-type="float">
            <text:p>4.88061296481</text:p>
          </table:table-cell>
          <table:table-cell office:value="4.87564160469" office:value-type="float">
            <text:p>4.87564160469</text:p>
          </table:table-cell>
          <table:table-cell office:value="4.74333175444" office:value-type="float">
            <text:p>4.74333175444</text:p>
          </table:table-cell>
          <table:table-cell office:value="4.1347453752" office:value-type="float">
            <text:p>4.1347453752</text:p>
          </table:table-cell>
          <table:table-cell office:value="5.36164680714" office:value-type="float">
            <text:p>5.36164680714</text:p>
          </table:table-cell>
          <table:table-cell office:value="4.59524111387" office:value-type="float">
            <text:p>4.59524111387</text:p>
          </table:table-cell>
          <table:table-cell office:value="4.07399129222" office:value-type="float">
            <text:p>4.07399129222</text:p>
          </table:table-cell>
          <table:table-cell office:value="3.68422780997" office:value-type="float">
            <text:p>3.68422780997</text:p>
          </table:table-cell>
          <table:table-cell office:value="4.1956407769" office:value-type="float">
            <text:p>4.1956407769</text:p>
          </table:table-cell>
          <table:table-cell office:value="3.69699771834" office:value-type="float">
            <text:p>3.69699771834</text:p>
          </table:table-cell>
          <table:table-cell office:value-type="string">
            <text:p>üü</text:p>
          </table:table-cell>
          <table:table-cell office:value="-9.25366665844" office:value-type="float">
            <text:p>-9.25366665844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6635843492" office:value-type="float">
            <text:p>0.436635843492</text:p>
          </table:table-cell>
          <table:table-cell office:value="0.464723887872" office:value-type="float">
            <text:p>0.464723887872</text:p>
          </table:table-cell>
          <table:table-cell office:value="0.434742491756" office:value-type="float">
            <text:p>0.434742491756</text:p>
          </table:table-cell>
          <table:table-cell office:value="0.443637072558" office:value-type="float">
            <text:p>0.443637072558</text:p>
          </table:table-cell>
          <table:table-cell office:value="0.389362717886" office:value-type="float">
            <text:p>0.389362717886</text:p>
          </table:table-cell>
          <table:table-cell office:value="0.386632525936" office:value-type="float">
            <text:p>0.386632525936</text:p>
          </table:table-cell>
          <table:table-cell office:value="0.379119671825" office:value-type="float">
            <text:p>0.379119671825</text:p>
          </table:table-cell>
          <table:table-cell office:value="0.324093400134" office:value-type="float">
            <text:p>0.324093400134</text:p>
          </table:table-cell>
          <table:table-cell office:value="0.426959668776" office:value-type="float">
            <text:p>0.426959668776</text:p>
          </table:table-cell>
          <table:table-cell office:value="0.362521246356" office:value-type="float">
            <text:p>0.362521246356</text:p>
          </table:table-cell>
          <table:table-cell office:value="0.320945728074" office:value-type="float">
            <text:p>0.320945728074</text:p>
          </table:table-cell>
          <table:table-cell office:value="0.277816200934" office:value-type="float">
            <text:p>0.277816200934</text:p>
          </table:table-cell>
          <table:table-cell office:value="0.322096072802" office:value-type="float">
            <text:p>0.322096072802</text:p>
          </table:table-cell>
          <table:table-cell office:value="0.275092084993" office:value-type="float">
            <text:p>0.275092084993</text:p>
          </table:table-cell>
          <table:table-cell office:value-type="string">
            <text:p>üü</text:p>
          </table:table-cell>
          <table:table-cell office:value="-14.2870395429" office:value-type="float">
            <text:p>-14.2870395429</text:p>
          </table:table-cell>
          <table:table-cell office:value-type="string">
            <text:p>yes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78113378404" office:value-type="float">
            <text:p>0.678113378404</text:p>
          </table:table-cell>
          <table:table-cell office:value="0.712057222988" office:value-type="float">
            <text:p>0.712057222988</text:p>
          </table:table-cell>
          <table:table-cell office:value="0.680404436715" office:value-type="float">
            <text:p>0.680404436715</text:p>
          </table:table-cell>
          <table:table-cell office:value="0.666949002719" office:value-type="float">
            <text:p>0.666949002719</text:p>
          </table:table-cell>
          <table:table-cell office:value="0.591934733418" office:value-type="float">
            <text:p>0.591934733418</text:p>
          </table:table-cell>
          <table:table-cell office:value="0.6022567432" office:value-type="float">
            <text:p>0.6022567432</text:p>
          </table:table-cell>
          <table:table-cell office:value="0.596645993624" office:value-type="float">
            <text:p>0.596645993624</text:p>
          </table:table-cell>
          <table:table-cell office:value="0.523014049645" office:value-type="float">
            <text:p>0.523014049645</text:p>
          </table:table-cell>
          <table:table-cell office:value="0.677584730222" office:value-type="float">
            <text:p>0.677584730222</text:p>
          </table:table-cell>
          <table:table-cell office:value="0.584790386829" office:value-type="float">
            <text:p>0.584790386829</text:p>
          </table:table-cell>
          <table:table-cell office:value="0.542742052212" office:value-type="float">
            <text:p>0.542742052212</text:p>
          </table:table-cell>
          <table:table-cell office:value="0.488713774668" office:value-type="float">
            <text:p>0.488713774668</text:p>
          </table:table-cell>
          <table:table-cell office:value="0.514377540759" office:value-type="float">
            <text:p>0.514377540759</text:p>
          </table:table-cell>
          <table:table-cell office:value="0.453420276346" office:value-type="float">
            <text:p>0.453420276346</text:p>
          </table:table-cell>
          <table:table-cell office:value-type="string">
            <text:p>üü</text:p>
          </table:table-cell>
          <table:table-cell office:value="-16.4575004834" office:value-type="float">
            <text:p>-16.457500483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9.7352205582" office:value-type="float">
            <text:p>49.7352205582</text:p>
          </table:table-cell>
          <table:table-cell office:value="53.862320993" office:value-type="float">
            <text:p>53.862320993</text:p>
          </table:table-cell>
          <table:table-cell office:value="50.4284672506" office:value-type="float">
            <text:p>50.4284672506</text:p>
          </table:table-cell>
          <table:table-cell office:value="51.7446220681" office:value-type="float">
            <text:p>51.7446220681</text:p>
          </table:table-cell>
          <table:table-cell office:value="45.7668379871" office:value-type="float">
            <text:p>45.7668379871</text:p>
          </table:table-cell>
          <table:table-cell office:value="45.5131874558" office:value-type="float">
            <text:p>45.5131874558</text:p>
          </table:table-cell>
          <table:table-cell office:value="44.8516082431" office:value-type="float">
            <text:p>44.8516082431</text:p>
          </table:table-cell>
          <table:table-cell office:value="38.2727224709" office:value-type="float">
            <text:p>38.2727224709</text:p>
          </table:table-cell>
          <table:table-cell office:value="49.9419088122" office:value-type="float">
            <text:p>49.9419088122</text:p>
          </table:table-cell>
          <table:table-cell office:value="42.4565430039" office:value-type="float">
            <text:p>42.4565430039</text:p>
          </table:table-cell>
          <table:table-cell office:value="37.4571089072" office:value-type="float">
            <text:p>37.4571089072</text:p>
          </table:table-cell>
          <table:table-cell office:value="32.4974404369" office:value-type="float">
            <text:p>32.4974404369</text:p>
          </table:table-cell>
          <table:table-cell office:value="37.7430322335" office:value-type="float">
            <text:p>37.7430322335</text:p>
          </table:table-cell>
          <table:table-cell office:value="32.2178397293" office:value-type="float">
            <text:p>32.2178397293</text:p>
          </table:table-cell>
          <table:table-cell office:value-type="string">
            <text:p>üü</text:p>
          </table:table-cell>
          <table:table-cell office:value="-13.9873827178" office:value-type="float">
            <text:p>-13.9873827178</text:p>
          </table:table-cell>
          <table:table-cell office:value-type="string">
            <text:p>yes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294101072" office:value-type="float">
            <text:p>10.9294101072</text:p>
          </table:table-cell>
          <table:table-cell office:value="10.1388537715" office:value-type="float">
            <text:p>10.1388537715</text:p>
          </table:table-cell>
          <table:table-cell office:value="9.57829596091" office:value-type="float">
            <text:p>9.57829596091</text:p>
          </table:table-cell>
          <table:table-cell office:value="10.1892513742" office:value-type="float">
            <text:p>10.1892513742</text:p>
          </table:table-cell>
          <table:table-cell office:value="8.96281146737" office:value-type="float">
            <text:p>8.96281146737</text:p>
          </table:table-cell>
          <table:table-cell office:value="9.27597167149" office:value-type="float">
            <text:p>9.27597167149</text:p>
          </table:table-cell>
          <table:table-cell office:value="9.08038951669" office:value-type="float">
            <text:p>9.08038951669</text:p>
          </table:table-cell>
          <table:table-cell office:value="7.77130111319" office:value-type="float">
            <text:p>7.77130111319</text:p>
          </table:table-cell>
          <table:table-cell office:value="10.2916007036" office:value-type="float">
            <text:p>10.2916007036</text:p>
          </table:table-cell>
          <table:table-cell office:value="9.1015985046" office:value-type="float">
            <text:p>9.1015985046</text:p>
          </table:table-cell>
          <table:table-cell office:value="7.77773359279" office:value-type="float">
            <text:p>7.77773359279</text:p>
          </table:table-cell>
          <table:table-cell office:value="6.87616837922" office:value-type="float">
            <text:p>6.87616837922</text:p>
          </table:table-cell>
          <table:table-cell office:value="8.19498441068" office:value-type="float">
            <text:p>8.19498441068</text:p>
          </table:table-cell>
          <table:table-cell office:value="6.47555561691" office:value-type="float">
            <text:p>6.47555561691</text:p>
          </table:table-cell>
          <table:table-cell office:value-type="string">
            <text:p>ü</text:p>
          </table:table-cell>
          <table:table-cell office:value="-16.7423833736" office:value-type="float">
            <text:p>-16.7423833736</text:p>
          </table:table-cell>
          <table:table-cell office:value-type="string">
            <text:p>yes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.4622563295" office:value-type="float">
            <text:p>55.4622563295</text:p>
          </table:table-cell>
          <table:table-cell office:value="55.8848314054" office:value-type="float">
            <text:p>55.8848314054</text:p>
          </table:table-cell>
          <table:table-cell office:value="56.370414733" office:value-type="float">
            <text:p>56.370414733</text:p>
          </table:table-cell>
          <table:table-cell office:value="51.3303290415" office:value-type="float">
            <text:p>51.3303290415</text:p>
          </table:table-cell>
          <table:table-cell office:value="43.6751421368" office:value-type="float">
            <text:p>43.6751421368</text:p>
          </table:table-cell>
          <table:table-cell office:value="44.4765115671" office:value-type="float">
            <text:p>44.4765115671</text:p>
          </table:table-cell>
          <table:table-cell office:value="46.2153881547" office:value-type="float">
            <text:p>46.2153881547</text:p>
          </table:table-cell>
          <table:table-cell office:value="41.6674861342" office:value-type="float">
            <text:p>41.6674861342</text:p>
          </table:table-cell>
          <table:table-cell office:value="49.2285908661" office:value-type="float">
            <text:p>49.2285908661</text:p>
          </table:table-cell>
          <table:table-cell office:value="42.5434082487" office:value-type="float">
            <text:p>42.5434082487</text:p>
          </table:table-cell>
          <table:table-cell office:value="42.5995973674" office:value-type="float">
            <text:p>42.5995973674</text:p>
          </table:table-cell>
          <table:table-cell office:value="34.7706583402" office:value-type="float">
            <text:p>34.7706583402</text:p>
          </table:table-cell>
          <table:table-cell office:value="38.4985763745" office:value-type="float">
            <text:p>38.4985763745</text:p>
          </table:table-cell>
          <table:table-cell office:value="31.5435390299" office:value-type="float">
            <text:p>31.5435390299</text:p>
          </table:table-cell>
          <table:table-cell office:value-type="string">
            <text:p>ü</text:p>
          </table:table-cell>
          <table:table-cell office:value="-25.953433884" office:value-type="float">
            <text:p>-25.95343388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66.225474136" office:value-type="float">
            <text:p>466.225474136</text:p>
          </table:table-cell>
          <table:table-cell office:value="432.256207402" office:value-type="float">
            <text:p>432.256207402</text:p>
          </table:table-cell>
          <table:table-cell office:value="399.721657751" office:value-type="float">
            <text:p>399.721657751</text:p>
          </table:table-cell>
          <table:table-cell office:value="427.73097653" office:value-type="float">
            <text:p>427.73097653</text:p>
          </table:table-cell>
          <table:table-cell office:value="389.89375301" office:value-type="float">
            <text:p>389.89375301</text:p>
          </table:table-cell>
          <table:table-cell office:value="397.342246743" office:value-type="float">
            <text:p>397.342246743</text:p>
          </table:table-cell>
          <table:table-cell office:value="389.577270622" office:value-type="float">
            <text:p>389.577270622</text:p>
          </table:table-cell>
          <table:table-cell office:value="317.044974355" office:value-type="float">
            <text:p>317.044974355</text:p>
          </table:table-cell>
          <table:table-cell office:value="451.686137617" office:value-type="float">
            <text:p>451.686137617</text:p>
          </table:table-cell>
          <table:table-cell office:value="408.907649985" office:value-type="float">
            <text:p>408.907649985</text:p>
          </table:table-cell>
          <table:table-cell office:value="323.542913987" office:value-type="float">
            <text:p>323.542913987</text:p>
          </table:table-cell>
          <table:table-cell office:value="275.692631216" office:value-type="float">
            <text:p>275.692631216</text:p>
          </table:table-cell>
          <table:table-cell office:value="330.165457528" office:value-type="float">
            <text:p>330.165457528</text:p>
          </table:table-cell>
          <table:table-cell office:value="254.352184008" office:value-type="float">
            <text:p>254.352184008</text:p>
          </table:table-cell>
          <table:table-cell office:value-type="string">
            <text:p>ü</text:p>
          </table:table-cell>
          <table:table-cell office:value="-21.3853331315" office:value-type="float">
            <text:p>-21.3853331315</text:p>
          </table:table-cell>
          <table:table-cell office:value-type="string">
            <text:p>yes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3.166414332" office:value-type="float">
            <text:p>133.166414332</text:p>
          </table:table-cell>
          <table:table-cell office:value="127.927448634" office:value-type="float">
            <text:p>127.927448634</text:p>
          </table:table-cell>
          <table:table-cell office:value="122.990617048" office:value-type="float">
            <text:p>122.990617048</text:p>
          </table:table-cell>
          <table:table-cell office:value="122.618740438" office:value-type="float">
            <text:p>122.618740438</text:p>
          </table:table-cell>
          <table:table-cell office:value="108.657366864" office:value-type="float">
            <text:p>108.657366864</text:p>
          </table:table-cell>
          <table:table-cell office:value="110.70014973" office:value-type="float">
            <text:p>110.70014973</text:p>
          </table:table-cell>
          <table:table-cell office:value="111.144864418" office:value-type="float">
            <text:p>111.144864418</text:p>
          </table:table-cell>
          <table:table-cell office:value="94.5082623494" office:value-type="float">
            <text:p>94.5082623494</text:p>
          </table:table-cell>
          <table:table-cell office:value="124.509542597" office:value-type="float">
            <text:p>124.509542597</text:p>
          </table:table-cell>
          <table:table-cell office:value="110.694621673" office:value-type="float">
            <text:p>110.694621673</text:p>
          </table:table-cell>
          <table:table-cell office:value="96.5233588495" office:value-type="float">
            <text:p>96.5233588495</text:p>
          </table:table-cell>
          <table:table-cell office:value="80.7193789419" office:value-type="float">
            <text:p>80.7193789419</text:p>
          </table:table-cell>
          <table:table-cell office:value="93.526098559" office:value-type="float">
            <text:p>93.526098559</text:p>
          </table:table-cell>
          <table:table-cell office:value="73.9355173117" office:value-type="float">
            <text:p>73.9355173117</text:p>
          </table:table-cell>
          <table:table-cell office:value-type="string">
            <text:p>ü</text:p>
          </table:table-cell>
          <table:table-cell office:value="-23.4014251131" office:value-type="float">
            <text:p>-23.401425113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952539606" office:value-type="float">
            <text:p>0.35952539606</text:p>
          </table:table-cell>
          <table:table-cell office:value="0.384357046071" office:value-type="float">
            <text:p>0.384357046071</text:p>
          </table:table-cell>
          <table:table-cell office:value="0.374302438634" office:value-type="float">
            <text:p>0.374302438634</text:p>
          </table:table-cell>
          <table:table-cell office:value="0.370992577094" office:value-type="float">
            <text:p>0.370992577094</text:p>
          </table:table-cell>
          <table:table-cell office:value="0.33638713552" office:value-type="float">
            <text:p>0.33638713552</text:p>
          </table:table-cell>
          <table:table-cell office:value="0.342154818202" office:value-type="float">
            <text:p>0.342154818202</text:p>
          </table:table-cell>
          <table:table-cell office:value="0.354223281918" office:value-type="float">
            <text:p>0.354223281918</text:p>
          </table:table-cell>
          <table:table-cell office:value="0.292239534682" office:value-type="float">
            <text:p>0.292239534682</text:p>
          </table:table-cell>
          <table:table-cell office:value="0.391483348155" office:value-type="float">
            <text:p>0.391483348155</text:p>
          </table:table-cell>
          <table:table-cell office:value="0.330111604425" office:value-type="float">
            <text:p>0.330111604425</text:p>
          </table:table-cell>
          <table:table-cell office:value="0.298453175556" office:value-type="float">
            <text:p>0.298453175556</text:p>
          </table:table-cell>
          <table:table-cell office:value="0.281401451532" office:value-type="float">
            <text:p>0.281401451532</text:p>
          </table:table-cell>
          <table:table-cell office:value="0.307243934683" office:value-type="float">
            <text:p>0.307243934683</text:p>
          </table:table-cell>
          <table:table-cell office:value="0.275693416376" office:value-type="float">
            <text:p>0.275693416376</text:p>
          </table:table-cell>
          <table:table-cell office:value-type="string">
            <text:p>üü</text:p>
          </table:table-cell>
          <table:table-cell office:value="-7.62590618698" office:value-type="float">
            <text:p>-7.6259061869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6792563431" office:value-type="float">
            <text:p>1.86792563431</text:p>
          </table:table-cell>
          <table:table-cell office:value="2.06480460852" office:value-type="float">
            <text:p>2.06480460852</text:p>
          </table:table-cell>
          <table:table-cell office:value="1.92536083028" office:value-type="float">
            <text:p>1.92536083028</text:p>
          </table:table-cell>
          <table:table-cell office:value="1.90326002051" office:value-type="float">
            <text:p>1.90326002051</text:p>
          </table:table-cell>
          <table:table-cell office:value="1.77041964629" office:value-type="float">
            <text:p>1.77041964629</text:p>
          </table:table-cell>
          <table:table-cell office:value="1.77738744367" office:value-type="float">
            <text:p>1.77738744367</text:p>
          </table:table-cell>
          <table:table-cell office:value="1.70877782551" office:value-type="float">
            <text:p>1.70877782551</text:p>
          </table:table-cell>
          <table:table-cell office:value="1.49104836001" office:value-type="float">
            <text:p>1.49104836001</text:p>
          </table:table-cell>
          <table:table-cell office:value="1.928461038" office:value-type="float">
            <text:p>1.928461038</text:p>
          </table:table-cell>
          <table:table-cell office:value="1.67997326865" office:value-type="float">
            <text:p>1.67997326865</text:p>
          </table:table-cell>
          <table:table-cell office:value="1.44852517726" office:value-type="float">
            <text:p>1.44852517726</text:p>
          </table:table-cell>
          <table:table-cell office:value="1.30447166996" office:value-type="float">
            <text:p>1.30447166996</text:p>
          </table:table-cell>
          <table:table-cell office:value="1.52682556872" office:value-type="float">
            <text:p>1.52682556872</text:p>
          </table:table-cell>
          <table:table-cell office:value="1.32292058912" office:value-type="float">
            <text:p>1.32292058912</text:p>
          </table:table-cell>
          <table:table-cell office:value-type="string">
            <text:p>üü</text:p>
          </table:table-cell>
          <table:table-cell office:value="-8.67120503736" office:value-type="float">
            <text:p>-8.6712050373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1692793369" office:value-type="float">
            <text:p>42.1692793369</text:p>
          </table:table-cell>
          <table:table-cell office:value="42.1067689727" office:value-type="float">
            <text:p>42.1067689727</text:p>
          </table:table-cell>
          <table:table-cell office:value="42.1101642249" office:value-type="float">
            <text:p>42.1101642249</text:p>
          </table:table-cell>
          <table:table-cell office:value="42.1796065564" office:value-type="float">
            <text:p>42.1796065564</text:p>
          </table:table-cell>
          <table:table-cell office:value="42.6446182141" office:value-type="float">
            <text:p>42.6446182141</text:p>
          </table:table-cell>
          <table:table-cell office:value="42.840643201" office:value-type="float">
            <text:p>42.840643201</text:p>
          </table:table-cell>
          <table:table-cell office:value="43.4665275102" office:value-type="float">
            <text:p>43.4665275102</text:p>
          </table:table-cell>
          <table:table-cell office:value="42.7397448695" office:value-type="float">
            <text:p>42.7397448695</text:p>
          </table:table-cell>
          <table:table-cell office:value="43.412975546" office:value-type="float">
            <text:p>43.412975546</text:p>
          </table:table-cell>
          <table:table-cell office:value="44.1015447353" office:value-type="float">
            <text:p>44.1015447353</text:p>
          </table:table-cell>
          <table:table-cell office:value="43.1036087096" office:value-type="float">
            <text:p>43.1036087096</text:p>
          </table:table-cell>
          <table:table-cell office:value="42.9198510177" office:value-type="float">
            <text:p>42.9198510177</text:p>
          </table:table-cell>
          <table:table-cell office:value="42.7446957737" office:value-type="float">
            <text:p>42.7446957737</text:p>
          </table:table-cell>
          <table:table-cell office:value="42.685129744" office:value-type="float">
            <text:p>42.68512974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6464913564" office:value-type="float">
            <text:p>13.6464913564</text:p>
          </table:table-cell>
          <table:table-cell office:value="13.4230277697" office:value-type="float">
            <text:p>13.4230277697</text:p>
          </table:table-cell>
          <table:table-cell office:value="13.5505195747" office:value-type="float">
            <text:p>13.5505195747</text:p>
          </table:table-cell>
          <table:table-cell office:value="13.4208088033" office:value-type="float">
            <text:p>13.4208088033</text:p>
          </table:table-cell>
          <table:table-cell office:value="13.2595454498" office:value-type="float">
            <text:p>13.2595454498</text:p>
          </table:table-cell>
          <table:table-cell office:value="13.3200094318" office:value-type="float">
            <text:p>13.3200094318</text:p>
          </table:table-cell>
          <table:table-cell office:value="13.394531692" office:value-type="float">
            <text:p>13.394531692</text:p>
          </table:table-cell>
          <table:table-cell office:value="13.5293852168" office:value-type="float">
            <text:p>13.5293852168</text:p>
          </table:table-cell>
          <table:table-cell office:value="13.3211272053" office:value-type="float">
            <text:p>13.3211272053</text:p>
          </table:table-cell>
          <table:table-cell office:value="13.5629236794" office:value-type="float">
            <text:p>13.5629236794</text:p>
          </table:table-cell>
          <table:table-cell office:value="13.3484555159" office:value-type="float">
            <text:p>13.3484555159</text:p>
          </table:table-cell>
          <table:table-cell office:value="13.4324543373" office:value-type="float">
            <text:p>13.4324543373</text:p>
          </table:table-cell>
          <table:table-cell office:value="12.8659518809" office:value-type="float">
            <text:p>12.8659518809</text:p>
          </table:table-cell>
          <table:table-cell office:value="13.0337838382" office:value-type="float">
            <text:p>13.033783838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216954646" office:value-type="float">
            <text:p>17.216954646</text:p>
          </table:table-cell>
          <table:table-cell office:value="17.2203893894" office:value-type="float">
            <text:p>17.2203893894</text:p>
          </table:table-cell>
          <table:table-cell office:value="17.1200208171" office:value-type="float">
            <text:p>17.1200208171</text:p>
          </table:table-cell>
          <table:table-cell office:value="17.3284009968" office:value-type="float">
            <text:p>17.3284009968</text:p>
          </table:table-cell>
          <table:table-cell office:value="17.521776373" office:value-type="float">
            <text:p>17.521776373</text:p>
          </table:table-cell>
          <table:table-cell office:value="17.7617426474" office:value-type="float">
            <text:p>17.7617426474</text:p>
          </table:table-cell>
          <table:table-cell office:value="18.0005309872" office:value-type="float">
            <text:p>18.0005309872</text:p>
          </table:table-cell>
          <table:table-cell office:value="17.4862022499" office:value-type="float">
            <text:p>17.4862022499</text:p>
          </table:table-cell>
          <table:table-cell office:value="18.1119714358" office:value-type="float">
            <text:p>18.1119714358</text:p>
          </table:table-cell>
          <table:table-cell office:value="18.3967140449" office:value-type="float">
            <text:p>18.3967140449</text:p>
          </table:table-cell>
          <table:table-cell office:value="17.9094549183" office:value-type="float">
            <text:p>17.9094549183</text:p>
          </table:table-cell>
          <table:table-cell office:value="17.7174060844" office:value-type="float">
            <text:p>17.7174060844</text:p>
          </table:table-cell>
          <table:table-cell office:value="17.8553889962" office:value-type="float">
            <text:p>17.8553889962</text:p>
          </table:table-cell>
          <table:table-cell office:value="17.7042126267" office:value-type="float">
            <text:p>17.704212626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40566191695" office:value-type="float">
            <text:p>8.40566191695</text:p>
          </table:table-cell>
          <table:table-cell office:value="8.5960330697" office:value-type="float">
            <text:p>8.5960330697</text:p>
          </table:table-cell>
          <table:table-cell office:value="8.5322098962" office:value-type="float">
            <text:p>8.5322098962</text:p>
          </table:table-cell>
          <table:table-cell office:value="8.51175001937" office:value-type="float">
            <text:p>8.51175001937</text:p>
          </table:table-cell>
          <table:table-cell office:value="8.91285556756" office:value-type="float">
            <text:p>8.91285556756</text:p>
          </table:table-cell>
          <table:table-cell office:value="8.81070899715" office:value-type="float">
            <text:p>8.81070899715</text:p>
          </table:table-cell>
          <table:table-cell office:value="9.04875290928" office:value-type="float">
            <text:p>9.04875290928</text:p>
          </table:table-cell>
          <table:table-cell office:value="8.7571705637" office:value-type="float">
            <text:p>8.7571705637</text:p>
          </table:table-cell>
          <table:table-cell office:value="8.98677598725" office:value-type="float">
            <text:p>8.98677598725</text:p>
          </table:table-cell>
          <table:table-cell office:value="9.09592962844" office:value-type="float">
            <text:p>9.09592962844</text:p>
          </table:table-cell>
          <table:table-cell office:value="8.8386612514" office:value-type="float">
            <text:p>8.8386612514</text:p>
          </table:table-cell>
          <table:table-cell office:value="8.72447454067" office:value-type="float">
            <text:p>8.72447454067</text:p>
          </table:table-cell>
          <table:table-cell office:value="9.0188545777" office:value-type="float">
            <text:p>9.0188545777</text:p>
          </table:table-cell>
          <table:table-cell office:value="8.94015658469" office:value-type="float">
            <text:p>8.940156584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1228705959" office:value-type="float">
            <text:p>43.1228705959</text:p>
          </table:table-cell>
          <table:table-cell office:value="43.0775047621" office:value-type="float">
            <text:p>43.0775047621</text:p>
          </table:table-cell>
          <table:table-cell office:value="42.9599220399" office:value-type="float">
            <text:p>42.9599220399</text:p>
          </table:table-cell>
          <table:table-cell office:value="42.7057184042" office:value-type="float">
            <text:p>42.7057184042</text:p>
          </table:table-cell>
          <table:table-cell office:value="42.1877607008" office:value-type="float">
            <text:p>42.1877607008</text:p>
          </table:table-cell>
          <table:table-cell office:value="41.9085242737" office:value-type="float">
            <text:p>41.9085242737</text:p>
          </table:table-cell>
          <table:table-cell office:value="41.0623123871" office:value-type="float">
            <text:p>41.0623123871</text:p>
          </table:table-cell>
          <table:table-cell office:value="42.0020009236" office:value-type="float">
            <text:p>42.0020009236</text:p>
          </table:table-cell>
          <table:table-cell office:value="41.0116168692" office:value-type="float">
            <text:p>41.0116168692</text:p>
          </table:table-cell>
          <table:table-cell office:value="39.9338259884" office:value-type="float">
            <text:p>39.9338259884</text:p>
          </table:table-cell>
          <table:table-cell office:value="41.1895751219" office:value-type="float">
            <text:p>41.1895751219</text:p>
          </table:table-cell>
          <table:table-cell office:value="41.0286352915" office:value-type="float">
            <text:p>41.0286352915</text:p>
          </table:table-cell>
          <table:table-cell office:value="41.2627622675" office:value-type="float">
            <text:p>41.2627622675</text:p>
          </table:table-cell>
          <table:table-cell office:value="41.3481689708" office:value-type="float">
            <text:p>41.3481689708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953660317" office:value-type="float">
            <text:p>15.1953660317</text:p>
          </table:table-cell>
          <table:table-cell office:value="14.9055103281" office:value-type="float">
            <text:p>14.9055103281</text:p>
          </table:table-cell>
          <table:table-cell office:value="14.9204522937" office:value-type="float">
            <text:p>14.9204522937</text:p>
          </table:table-cell>
          <table:table-cell office:value="14.481749553" office:value-type="float">
            <text:p>14.481749553</text:p>
          </table:table-cell>
          <table:table-cell office:value="13.418877395" office:value-type="float">
            <text:p>13.418877395</text:p>
          </table:table-cell>
          <table:table-cell office:value="12.6352559863" office:value-type="float">
            <text:p>12.6352559863</text:p>
          </table:table-cell>
          <table:table-cell office:value="12.1246044762" office:value-type="float">
            <text:p>12.1246044762</text:p>
          </table:table-cell>
          <table:table-cell office:value="13.460982827" office:value-type="float">
            <text:p>13.460982827</text:p>
          </table:table-cell>
          <table:table-cell office:value="11.7896263502" office:value-type="float">
            <text:p>11.7896263502</text:p>
          </table:table-cell>
          <table:table-cell office:value="10.2338760464" office:value-type="float">
            <text:p>10.2338760464</text:p>
          </table:table-cell>
          <table:table-cell office:value="12.1557445745" office:value-type="float">
            <text:p>12.1557445745</text:p>
          </table:table-cell>
          <table:table-cell office:value="12.0190109759" office:value-type="float">
            <text:p>12.0190109759</text:p>
          </table:table-cell>
          <table:table-cell office:value="11.0545494416" office:value-type="float">
            <text:p>11.0545494416</text:p>
          </table:table-cell>
          <table:table-cell office:value="11.8062651479" office:value-type="float">
            <text:p>11.806265147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77648505" office:value-type="float">
            <text:p>14.77648505</text:p>
          </table:table-cell>
          <table:table-cell office:value="14.876871827" office:value-type="float">
            <text:p>14.876871827</text:p>
          </table:table-cell>
          <table:table-cell office:value="14.9931222124" office:value-type="float">
            <text:p>14.9931222124</text:p>
          </table:table-cell>
          <table:table-cell office:value="15.1769154096" office:value-type="float">
            <text:p>15.1769154096</text:p>
          </table:table-cell>
          <table:table-cell office:value="15.2298783196" office:value-type="float">
            <text:p>15.2298783196</text:p>
          </table:table-cell>
          <table:table-cell office:value="15.2961542987" office:value-type="float">
            <text:p>15.2961542987</text:p>
          </table:table-cell>
          <table:table-cell office:value="15.5344385206" office:value-type="float">
            <text:p>15.5344385206</text:p>
          </table:table-cell>
          <table:table-cell office:value="15.3183815695" office:value-type="float">
            <text:p>15.3183815695</text:p>
          </table:table-cell>
          <table:table-cell office:value="15.6250354827" office:value-type="float">
            <text:p>15.6250354827</text:p>
          </table:table-cell>
          <table:table-cell office:value="16.0029755818" office:value-type="float">
            <text:p>16.0029755818</text:p>
          </table:table-cell>
          <table:table-cell office:value="15.7637336447" office:value-type="float">
            <text:p>15.7637336447</text:p>
          </table:table-cell>
          <table:table-cell office:value="16.1029387503" office:value-type="float">
            <text:p>16.1029387503</text:p>
          </table:table-cell>
          <table:table-cell office:value="16.0337003972" office:value-type="float">
            <text:p>16.0337003972</text:p>
          </table:table-cell>
          <table:table-cell office:value="16.0185788414" office:value-type="float">
            <text:p>16.0185788414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5579665648" office:value-type="float">
            <text:p>14.5579665648</text:p>
          </table:table-cell>
          <table:table-cell office:value="15.7754096435" office:value-type="float">
            <text:p>15.7754096435</text:p>
          </table:table-cell>
          <table:table-cell office:value="17.9421435601" office:value-type="float">
            <text:p>17.9421435601</text:p>
          </table:table-cell>
          <table:table-cell office:value="15.0037170091" office:value-type="float">
            <text:p>15.0037170091</text:p>
          </table:table-cell>
          <table:table-cell office:value="13.0795345613" office:value-type="float">
            <text:p>13.0795345613</text:p>
          </table:table-cell>
          <table:table-cell office:value="13.1898294752" office:value-type="float">
            <text:p>13.1898294752</text:p>
          </table:table-cell>
          <table:table-cell office:value="12.6834030434" office:value-type="float">
            <text:p>12.6834030434</text:p>
          </table:table-cell>
          <table:table-cell office:value="11.2166309356" office:value-type="float">
            <text:p>11.2166309356</text:p>
          </table:table-cell>
          <table:table-cell office:value="14.3539378677" office:value-type="float">
            <text:p>14.3539378677</text:p>
          </table:table-cell>
          <table:table-cell office:value="12.1276629465" office:value-type="float">
            <text:p>12.1276629465</text:p>
          </table:table-cell>
          <table:table-cell office:value="10.7997847346" office:value-type="float">
            <text:p>10.7997847346</text:p>
          </table:table-cell>
          <table:table-cell office:value="9.7281981052" office:value-type="float">
            <text:p>9.7281981052</text:p>
          </table:table-cell>
          <table:table-cell office:value="10.9167954289" office:value-type="float">
            <text:p>10.9167954289</text:p>
          </table:table-cell>
          <table:table-cell office:value="9.58317597331" office:value-type="float">
            <text:p>9.5831759733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9895651034" office:value-type="float">
            <text:p>12.9895651034</text:p>
          </table:table-cell>
          <table:table-cell office:value="14.1224660722" office:value-type="float">
            <text:p>14.1224660722</text:p>
          </table:table-cell>
          <table:table-cell office:value="16.3212732092" office:value-type="float">
            <text:p>16.3212732092</text:p>
          </table:table-cell>
          <table:table-cell office:value="13.4075306149" office:value-type="float">
            <text:p>13.4075306149</text:p>
          </table:table-cell>
          <table:table-cell office:value="11.7943728717" office:value-type="float">
            <text:p>11.7943728717</text:p>
          </table:table-cell>
          <table:table-cell office:value="12.0864256031" office:value-type="float">
            <text:p>12.0864256031</text:p>
          </table:table-cell>
          <table:table-cell office:value="11.5258086331" office:value-type="float">
            <text:p>11.5258086331</text:p>
          </table:table-cell>
          <table:table-cell office:value="10.2047759032" office:value-type="float">
            <text:p>10.2047759032</text:p>
          </table:table-cell>
          <table:table-cell office:value="13.1446191278" office:value-type="float">
            <text:p>13.1446191278</text:p>
          </table:table-cell>
          <table:table-cell office:value="11.2149298789" office:value-type="float">
            <text:p>11.2149298789</text:p>
          </table:table-cell>
          <table:table-cell office:value="9.84145272231" office:value-type="float">
            <text:p>9.84145272231</text:p>
          </table:table-cell>
          <table:table-cell office:value="8.96890515245" office:value-type="float">
            <text:p>8.96890515245</text:p>
          </table:table-cell>
          <table:table-cell office:value="10.190984618" office:value-type="float">
            <text:p>10.190984618</text:p>
          </table:table-cell>
          <table:table-cell office:value="8.82631021127" office:value-type="float">
            <text:p>8.826310211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9785182787" office:value-type="float">
            <text:p>21.9785182787</text:p>
          </table:table-cell>
          <table:table-cell office:value="24.1359404246" office:value-type="float">
            <text:p>24.1359404246</text:p>
          </table:table-cell>
          <table:table-cell office:value="28.8868296065" office:value-type="float">
            <text:p>28.8868296065</text:p>
          </table:table-cell>
          <table:table-cell office:value="23.4163897326" office:value-type="float">
            <text:p>23.4163897326</text:p>
          </table:table-cell>
          <table:table-cell office:value="20.5821896401" office:value-type="float">
            <text:p>20.5821896401</text:p>
          </table:table-cell>
          <table:table-cell office:value="21.2024940222" office:value-type="float">
            <text:p>21.2024940222</text:p>
          </table:table-cell>
          <table:table-cell office:value="20.5310029079" office:value-type="float">
            <text:p>20.5310029079</text:p>
          </table:table-cell>
          <table:table-cell office:value="18.0761640107" office:value-type="float">
            <text:p>18.0761640107</text:p>
          </table:table-cell>
          <table:table-cell office:value="23.5698917937" office:value-type="float">
            <text:p>23.5698917937</text:p>
          </table:table-cell>
          <table:table-cell office:value="20.5285270239" office:value-type="float">
            <text:p>20.5285270239</text:p>
          </table:table-cell>
          <table:table-cell office:value="17.9020848805" office:value-type="float">
            <text:p>17.9020848805</text:p>
          </table:table-cell>
          <table:table-cell office:value="16.5127040592" office:value-type="float">
            <text:p>16.5127040592</text:p>
          </table:table-cell>
          <table:table-cell office:value="18.690683779" office:value-type="float">
            <text:p>18.690683779</text:p>
          </table:table-cell>
          <table:table-cell office:value="16.0965509317" office:value-type="float">
            <text:p>16.096550931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2364863123" office:value-type="float">
            <text:p>12.2364863123</text:p>
          </table:table-cell>
          <table:table-cell office:value="13.510814211" office:value-type="float">
            <text:p>13.510814211</text:p>
          </table:table-cell>
          <table:table-cell office:value="15.465373562" office:value-type="float">
            <text:p>15.465373562</text:p>
          </table:table-cell>
          <table:table-cell office:value="12.6072506698" office:value-type="float">
            <text:p>12.6072506698</text:p>
          </table:table-cell>
          <table:table-cell office:value="11.2818086729" office:value-type="float">
            <text:p>11.2818086729</text:p>
          </table:table-cell>
          <table:table-cell office:value="11.4314832786" office:value-type="float">
            <text:p>11.4314832786</text:p>
          </table:table-cell>
          <table:table-cell office:value="10.8278298051" office:value-type="float">
            <text:p>10.8278298051</text:p>
          </table:table-cell>
          <table:table-cell office:value="9.77594694245" office:value-type="float">
            <text:p>9.77594694245</text:p>
          </table:table-cell>
          <table:table-cell office:value="12.1768658991" office:value-type="float">
            <text:p>12.1768658991</text:p>
          </table:table-cell>
          <table:table-cell office:value="10.6035192388" office:value-type="float">
            <text:p>10.6035192388</text:p>
          </table:table-cell>
          <table:table-cell office:value="9.63731476355" office:value-type="float">
            <text:p>9.63731476355</text:p>
          </table:table-cell>
          <table:table-cell office:value="8.85831801553" office:value-type="float">
            <text:p>8.85831801553</text:p>
          </table:table-cell>
          <table:table-cell office:value="9.66576855865" office:value-type="float">
            <text:p>9.66576855865</text:p>
          </table:table-cell>
          <table:table-cell office:value="8.49071398376" office:value-type="float">
            <text:p>8.4907139837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4793909263" office:value-type="float">
            <text:p>12.4793909263</text:p>
          </table:table-cell>
          <table:table-cell office:value="13.7604285783" office:value-type="float">
            <text:p>13.7604285783</text:p>
          </table:table-cell>
          <table:table-cell office:value="16.3921927425" office:value-type="float">
            <text:p>16.3921927425</text:p>
          </table:table-cell>
          <table:table-cell office:value="13.3776903944" office:value-type="float">
            <text:p>13.3776903944</text:p>
          </table:table-cell>
          <table:table-cell office:value="11.8132125912" office:value-type="float">
            <text:p>11.8132125912</text:p>
          </table:table-cell>
          <table:table-cell office:value="12.4902576848" office:value-type="float">
            <text:p>12.4902576848</text:p>
          </table:table-cell>
          <table:table-cell office:value="12.0276933046" office:value-type="float">
            <text:p>12.0276933046</text:p>
          </table:table-cell>
          <table:table-cell office:value="10.2590061228" office:value-type="float">
            <text:p>10.2590061228</text:p>
          </table:table-cell>
          <table:table-cell office:value="14.0051645659" office:value-type="float">
            <text:p>14.0051645659</text:p>
          </table:table-cell>
          <table:table-cell office:value="12.2545216641" office:value-type="float">
            <text:p>12.2545216641</text:p>
          </table:table-cell>
          <table:table-cell office:value="10.4761539139" office:value-type="float">
            <text:p>10.4761539139</text:p>
          </table:table-cell>
          <table:table-cell office:value="9.62064232088" office:value-type="float">
            <text:p>9.62064232088</text:p>
          </table:table-cell>
          <table:table-cell office:value="10.806683884" office:value-type="float">
            <text:p>10.806683884</text:p>
          </table:table-cell>
          <table:table-cell office:value="9.42478053368" office:value-type="float">
            <text:p>9.4247805336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9394806912" office:value-type="float">
            <text:p>14.9394806912</text:p>
          </table:table-cell>
          <table:table-cell office:value="16.2268455867" office:value-type="float">
            <text:p>16.2268455867</text:p>
          </table:table-cell>
          <table:table-cell office:value="19.3375731595" office:value-type="float">
            <text:p>19.3375731595</text:p>
          </table:table-cell>
          <table:table-cell office:value="15.476405186" office:value-type="float">
            <text:p>15.476405186</text:p>
          </table:table-cell>
          <table:table-cell office:value="13.7145083699" office:value-type="float">
            <text:p>13.7145083699</text:p>
          </table:table-cell>
          <table:table-cell office:value="14.2510196964" office:value-type="float">
            <text:p>14.2510196964</text:p>
          </table:table-cell>
          <table:table-cell office:value="13.4946102784" office:value-type="float">
            <text:p>13.4946102784</text:p>
          </table:table-cell>
          <table:table-cell office:value="11.999954677" office:value-type="float">
            <text:p>11.999954677</text:p>
          </table:table-cell>
          <table:table-cell office:value="15.6302029063" office:value-type="float">
            <text:p>15.6302029063</text:p>
          </table:table-cell>
          <table:table-cell office:value="13.8974044262" office:value-type="float">
            <text:p>13.8974044262</text:p>
          </table:table-cell>
          <table:table-cell office:value="11.9135644098" office:value-type="float">
            <text:p>11.9135644098</text:p>
          </table:table-cell>
          <table:table-cell office:value="10.9359196121" office:value-type="float">
            <text:p>10.9359196121</text:p>
          </table:table-cell>
          <table:table-cell office:value="12.1333386385" office:value-type="float">
            <text:p>12.1333386385</text:p>
          </table:table-cell>
          <table:table-cell office:value="10.4910158816" office:value-type="float">
            <text:p>10.491015881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6105480235" office:value-type="float">
            <text:p>13.6105480235</text:p>
          </table:table-cell>
          <table:table-cell office:value="14.7220799542" office:value-type="float">
            <text:p>14.7220799542</text:p>
          </table:table-cell>
          <table:table-cell office:value="16.6841747827" office:value-type="float">
            <text:p>16.6841747827</text:p>
          </table:table-cell>
          <table:table-cell office:value="13.958484972" office:value-type="float">
            <text:p>13.958484972</text:p>
          </table:table-cell>
          <table:table-cell office:value="12.2512223168" office:value-type="float">
            <text:p>12.2512223168</text:p>
          </table:table-cell>
          <table:table-cell office:value="12.1389973478" office:value-type="float">
            <text:p>12.1389973478</text:p>
          </table:table-cell>
          <table:table-cell office:value="11.8496792855" office:value-type="float">
            <text:p>11.8496792855</text:p>
          </table:table-cell>
          <table:table-cell office:value="10.3712619764" office:value-type="float">
            <text:p>10.3712619764</text:p>
          </table:table-cell>
          <table:table-cell office:value="13.228988284" office:value-type="float">
            <text:p>13.228988284</text:p>
          </table:table-cell>
          <table:table-cell office:value="11.2449689863" office:value-type="float">
            <text:p>11.2449689863</text:p>
          </table:table-cell>
          <table:table-cell office:value="10.1627287545" office:value-type="float">
            <text:p>10.1627287545</text:p>
          </table:table-cell>
          <table:table-cell office:value="8.96862569676" office:value-type="float">
            <text:p>8.96862569676</text:p>
          </table:table-cell>
          <table:table-cell office:value="10.0295951688" office:value-type="float">
            <text:p>10.0295951688</text:p>
          </table:table-cell>
          <table:table-cell office:value="8.76607392072" office:value-type="float">
            <text:p>8.7660739207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692692137" office:value-type="float">
            <text:p>23.692692137</text:p>
          </table:table-cell>
          <table:table-cell office:value="26.5724236097" office:value-type="float">
            <text:p>26.5724236097</text:p>
          </table:table-cell>
          <table:table-cell office:value="31.7118768084" office:value-type="float">
            <text:p>31.7118768084</text:p>
          </table:table-cell>
          <table:table-cell office:value="25.3941980396" office:value-type="float">
            <text:p>25.3941980396</text:p>
          </table:table-cell>
          <table:table-cell office:value="22.7898166262" office:value-type="float">
            <text:p>22.7898166262</text:p>
          </table:table-cell>
          <table:table-cell office:value="23.4007159992" office:value-type="float">
            <text:p>23.4007159992</text:p>
          </table:table-cell>
          <table:table-cell office:value="22.7667160474" office:value-type="float">
            <text:p>22.7667160474</text:p>
          </table:table-cell>
          <table:table-cell office:value="20.0941906309" office:value-type="float">
            <text:p>20.0941906309</text:p>
          </table:table-cell>
          <table:table-cell office:value="25.9797388019" office:value-type="float">
            <text:p>25.9797388019</text:p>
          </table:table-cell>
          <table:table-cell office:value="22.2510614012" office:value-type="float">
            <text:p>22.2510614012</text:p>
          </table:table-cell>
          <table:table-cell office:value="19.4615566477" office:value-type="float">
            <text:p>19.4615566477</text:p>
          </table:table-cell>
          <table:table-cell office:value="17.5813356017" office:value-type="float">
            <text:p>17.5813356017</text:p>
          </table:table-cell>
          <table:table-cell office:value="19.9982307418" office:value-type="float">
            <text:p>19.9982307418</text:p>
          </table:table-cell>
          <table:table-cell office:value="17.2341315949" office:value-type="float">
            <text:p>17.234131594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7549643443" office:value-type="float">
            <text:p>13.7549643443</text:p>
          </table:table-cell>
          <table:table-cell office:value="14.7473777598" office:value-type="float">
            <text:p>14.7473777598</text:p>
          </table:table-cell>
          <table:table-cell office:value="18.3712221102" office:value-type="float">
            <text:p>18.3712221102</text:p>
          </table:table-cell>
          <table:table-cell office:value="14.1749578939" office:value-type="float">
            <text:p>14.1749578939</text:p>
          </table:table-cell>
          <table:table-cell office:value="12.470346094" office:value-type="float">
            <text:p>12.470346094</text:p>
          </table:table-cell>
          <table:table-cell office:value="12.5623724689" office:value-type="float">
            <text:p>12.5623724689</text:p>
          </table:table-cell>
          <table:table-cell office:value="12.2948871671" office:value-type="float">
            <text:p>12.2948871671</text:p>
          </table:table-cell>
          <table:table-cell office:value="10.6464920128" office:value-type="float">
            <text:p>10.6464920128</text:p>
          </table:table-cell>
          <table:table-cell office:value="14.0485967194" office:value-type="float">
            <text:p>14.0485967194</text:p>
          </table:table-cell>
          <table:table-cell office:value="12.0410900958" office:value-type="float">
            <text:p>12.0410900958</text:p>
          </table:table-cell>
          <table:table-cell office:value="10.6013616872" office:value-type="float">
            <text:p>10.6013616872</text:p>
          </table:table-cell>
          <table:table-cell office:value="9.24735244367" office:value-type="float">
            <text:p>9.24735244367</text:p>
          </table:table-cell>
          <table:table-cell office:value="10.6855600618" office:value-type="float">
            <text:p>10.6855600618</text:p>
          </table:table-cell>
          <table:table-cell office:value="9.02620123195" office:value-type="float">
            <text:p>9.0262012319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9897648158" office:value-type="float">
            <text:p>26.9897648158</text:p>
          </table:table-cell>
          <table:table-cell office:value="29.1513750776" office:value-type="float">
            <text:p>29.1513750776</text:p>
          </table:table-cell>
          <table:table-cell office:value="36.097471425" office:value-type="float">
            <text:p>36.097471425</text:p>
          </table:table-cell>
          <table:table-cell office:value="28.0393016655" office:value-type="float">
            <text:p>28.0393016655</text:p>
          </table:table-cell>
          <table:table-cell office:value="25.1835888814" office:value-type="float">
            <text:p>25.1835888814</text:p>
          </table:table-cell>
          <table:table-cell office:value="25.8104341197" office:value-type="float">
            <text:p>25.8104341197</text:p>
          </table:table-cell>
          <table:table-cell office:value="25.3380073161" office:value-type="float">
            <text:p>25.3380073161</text:p>
          </table:table-cell>
          <table:table-cell office:value="21.5912935396" office:value-type="float">
            <text:p>21.5912935396</text:p>
          </table:table-cell>
          <table:table-cell office:value="28.7962347107" office:value-type="float">
            <text:p>28.7962347107</text:p>
          </table:table-cell>
          <table:table-cell office:value="25.0350971319" office:value-type="float">
            <text:p>25.0350971319</text:p>
          </table:table-cell>
          <table:table-cell office:value="21.6800979701" office:value-type="float">
            <text:p>21.6800979701</text:p>
          </table:table-cell>
          <table:table-cell office:value="19.2397477968" office:value-type="float">
            <text:p>19.2397477968</text:p>
          </table:table-cell>
          <table:table-cell office:value="22.5722344845" office:value-type="float">
            <text:p>22.5722344845</text:p>
          </table:table-cell>
          <table:table-cell office:value="18.5216043814" office:value-type="float">
            <text:p>18.521604381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19285999" office:value-type="float">
            <text:p>16.19285999</text:p>
          </table:table-cell>
          <table:table-cell office:value="17.3086799236" office:value-type="float">
            <text:p>17.3086799236</text:p>
          </table:table-cell>
          <table:table-cell office:value="20.1359539115" office:value-type="float">
            <text:p>20.1359539115</text:p>
          </table:table-cell>
          <table:table-cell office:value="16.5075629542" office:value-type="float">
            <text:p>16.5075629542</text:p>
          </table:table-cell>
          <table:table-cell office:value="14.3303728922" office:value-type="float">
            <text:p>14.3303728922</text:p>
          </table:table-cell>
          <table:table-cell office:value="14.1902266562" office:value-type="float">
            <text:p>14.1902266562</text:p>
          </table:table-cell>
          <table:table-cell office:value="14.0033758231" office:value-type="float">
            <text:p>14.0033758231</text:p>
          </table:table-cell>
          <table:table-cell office:value="12.3373428808" office:value-type="float">
            <text:p>12.3373428808</text:p>
          </table:table-cell>
          <table:table-cell office:value="15.37238037" office:value-type="float">
            <text:p>15.37238037</text:p>
          </table:table-cell>
          <table:table-cell office:value="13.0679522415" office:value-type="float">
            <text:p>13.0679522415</text:p>
          </table:table-cell>
          <table:table-cell office:value="12.1163316577" office:value-type="float">
            <text:p>12.1163316577</text:p>
          </table:table-cell>
          <table:table-cell office:value="10.8294867856" office:value-type="float">
            <text:p>10.8294867856</text:p>
          </table:table-cell>
          <table:table-cell office:value="11.7812360496" office:value-type="float">
            <text:p>11.7812360496</text:p>
          </table:table-cell>
          <table:table-cell office:value="10.4218060354" office:value-type="float">
            <text:p>10.4218060354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28782816" office:value-type="float">
            <text:p>38.28782816</text:p>
          </table:table-cell>
          <table:table-cell office:value="41.5697594136" office:value-type="float">
            <text:p>41.5697594136</text:p>
          </table:table-cell>
          <table:table-cell office:value="47.8110063557" office:value-type="float">
            <text:p>47.8110063557</text:p>
          </table:table-cell>
          <table:table-cell office:value="39.9880675888" office:value-type="float">
            <text:p>39.9880675888</text:p>
          </table:table-cell>
          <table:table-cell office:value="35.1348631141" office:value-type="float">
            <text:p>35.1348631141</text:p>
          </table:table-cell>
          <table:table-cell office:value="34.9820009135" office:value-type="float">
            <text:p>34.9820009135</text:p>
          </table:table-cell>
          <table:table-cell office:value="34.2707122414" office:value-type="float">
            <text:p>34.2707122414</text:p>
          </table:table-cell>
          <table:table-cell office:value="29.8293401503" office:value-type="float">
            <text:p>29.8293401503</text:p>
          </table:table-cell>
          <table:table-cell office:value="38.5276722614" office:value-type="float">
            <text:p>38.5276722614</text:p>
          </table:table-cell>
          <table:table-cell office:value="32.9174843151" office:value-type="float">
            <text:p>32.9174843151</text:p>
          </table:table-cell>
          <table:table-cell office:value="29.1903045626" office:value-type="float">
            <text:p>29.1903045626</text:p>
          </table:table-cell>
          <table:table-cell office:value="26.5757330606" office:value-type="float">
            <text:p>26.5757330606</text:p>
          </table:table-cell>
          <table:table-cell office:value="30.1323233631" office:value-type="float">
            <text:p>30.1323233631</text:p>
          </table:table-cell>
          <table:table-cell office:value="26.3589760183" office:value-type="float">
            <text:p>26.35897601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.6328434423" office:value-type="float">
            <text:p>35.6328434423</text:p>
          </table:table-cell>
          <table:table-cell office:value="37.7707651814" office:value-type="float">
            <text:p>37.7707651814</text:p>
          </table:table-cell>
          <table:table-cell office:value="44.5889292549" office:value-type="float">
            <text:p>44.5889292549</text:p>
          </table:table-cell>
          <table:table-cell office:value="36.3090921563" office:value-type="float">
            <text:p>36.3090921563</text:p>
          </table:table-cell>
          <table:table-cell office:value="31.7257312041" office:value-type="float">
            <text:p>31.7257312041</text:p>
          </table:table-cell>
          <table:table-cell office:value="31.4119341302" office:value-type="float">
            <text:p>31.4119341302</text:p>
          </table:table-cell>
          <table:table-cell office:value="31.0446104418" office:value-type="float">
            <text:p>31.0446104418</text:p>
          </table:table-cell>
          <table:table-cell office:value="26.6038569382" office:value-type="float">
            <text:p>26.6038569382</text:p>
          </table:table-cell>
          <table:table-cell office:value="34.8676737912" office:value-type="float">
            <text:p>34.8676737912</text:p>
          </table:table-cell>
          <table:table-cell office:value="29.4423908029" office:value-type="float">
            <text:p>29.4423908029</text:p>
          </table:table-cell>
          <table:table-cell office:value="26.2133023471" office:value-type="float">
            <text:p>26.2133023471</text:p>
          </table:table-cell>
          <table:table-cell office:value="22.722430202" office:value-type="float">
            <text:p>22.722430202</text:p>
          </table:table-cell>
          <table:table-cell office:value="26.2247043427" office:value-type="float">
            <text:p>26.2247043427</text:p>
          </table:table-cell>
          <table:table-cell office:value="22.2237564214" office:value-type="float">
            <text:p>22.223756421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9.0176063467" office:value-type="float">
            <text:p>49.0176063467</text:p>
          </table:table-cell>
          <table:table-cell office:value="51.3920796998" office:value-type="float">
            <text:p>51.3920796998</text:p>
          </table:table-cell>
          <table:table-cell office:value="63.2192904445" office:value-type="float">
            <text:p>63.2192904445</text:p>
          </table:table-cell>
          <table:table-cell office:value="48.4792709398" office:value-type="float">
            <text:p>48.4792709398</text:p>
          </table:table-cell>
          <table:table-cell office:value="42.6820503955" office:value-type="float">
            <text:p>42.6820503955</text:p>
          </table:table-cell>
          <table:table-cell office:value="43.349788383" office:value-type="float">
            <text:p>43.349788383</text:p>
          </table:table-cell>
          <table:table-cell office:value="43.3272419387" office:value-type="float">
            <text:p>43.3272419387</text:p>
          </table:table-cell>
          <table:table-cell office:value="38.1528054561" office:value-type="float">
            <text:p>38.1528054561</text:p>
          </table:table-cell>
          <table:table-cell office:value="49.2090274409" office:value-type="float">
            <text:p>49.2090274409</text:p>
          </table:table-cell>
          <table:table-cell office:value="42.1580457137" office:value-type="float">
            <text:p>42.1580457137</text:p>
          </table:table-cell>
          <table:table-cell office:value="39.547878119" office:value-type="float">
            <text:p>39.547878119</text:p>
          </table:table-cell>
          <table:table-cell office:value="35.4149641199" office:value-type="float">
            <text:p>35.4149641199</text:p>
          </table:table-cell>
          <table:table-cell office:value="37.1028362456" office:value-type="float">
            <text:p>37.1028362456</text:p>
          </table:table-cell>
          <table:table-cell office:value="32.4688221415" office:value-type="float">
            <text:p>32.468822141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3843154926" office:value-type="float">
            <text:p>26.3843154926</text:p>
          </table:table-cell>
          <table:table-cell office:value="28.5660580079" office:value-type="float">
            <text:p>28.5660580079</text:p>
          </table:table-cell>
          <table:table-cell office:value="34.1013277105" office:value-type="float">
            <text:p>34.1013277105</text:p>
          </table:table-cell>
          <table:table-cell office:value="27.634891086" office:value-type="float">
            <text:p>27.634891086</text:p>
          </table:table-cell>
          <table:table-cell office:value="24.2930340236" office:value-type="float">
            <text:p>24.2930340236</text:p>
          </table:table-cell>
          <table:table-cell office:value="24.1455765474" office:value-type="float">
            <text:p>24.1455765474</text:p>
          </table:table-cell>
          <table:table-cell office:value="23.8805961785" office:value-type="float">
            <text:p>23.8805961785</text:p>
          </table:table-cell>
          <table:table-cell office:value="20.4787766729" office:value-type="float">
            <text:p>20.4787766729</text:p>
          </table:table-cell>
          <table:table-cell office:value="26.6212843403" office:value-type="float">
            <text:p>26.6212843403</text:p>
          </table:table-cell>
          <table:table-cell office:value="22.5973796278" office:value-type="float">
            <text:p>22.5973796278</text:p>
          </table:table-cell>
          <table:table-cell office:value="20.0139363758" office:value-type="float">
            <text:p>20.0139363758</text:p>
          </table:table-cell>
          <table:table-cell office:value="17.3539581565" office:value-type="float">
            <text:p>17.3539581565</text:p>
          </table:table-cell>
          <table:table-cell office:value="20.0432355554" office:value-type="float">
            <text:p>20.0432355554</text:p>
          </table:table-cell>
          <table:table-cell office:value="17.0056039091" office:value-type="float">
            <text:p>17.005603909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.4290506139" office:value-type="float">
            <text:p>28.4290506139</text:p>
          </table:table-cell>
          <table:table-cell office:value="26.3975016492" office:value-type="float">
            <text:p>26.3975016492</text:p>
          </table:table-cell>
          <table:table-cell office:value="33.6788184149" office:value-type="float">
            <text:p>33.6788184149</text:p>
          </table:table-cell>
          <table:table-cell office:value="26.606268452" office:value-type="float">
            <text:p>26.606268452</text:p>
          </table:table-cell>
          <table:table-cell office:value="23.3107503969" office:value-type="float">
            <text:p>23.3107503969</text:p>
          </table:table-cell>
          <table:table-cell office:value="24.1248770491" office:value-type="float">
            <text:p>24.1248770491</text:p>
          </table:table-cell>
          <table:table-cell office:value="23.6754005336" office:value-type="float">
            <text:p>23.6754005336</text:p>
          </table:table-cell>
          <table:table-cell office:value="20.2999174113" office:value-type="float">
            <text:p>20.2999174113</text:p>
          </table:table-cell>
          <table:table-cell office:value="26.8290819252" office:value-type="float">
            <text:p>26.8290819252</text:p>
          </table:table-cell>
          <table:table-cell office:value="23.6257614167" office:value-type="float">
            <text:p>23.6257614167</text:p>
          </table:table-cell>
          <table:table-cell office:value="20.294620941" office:value-type="float">
            <text:p>20.294620941</text:p>
          </table:table-cell>
          <table:table-cell office:value="17.9108481513" office:value-type="float">
            <text:p>17.9108481513</text:p>
          </table:table-cell>
          <table:table-cell office:value="21.3182884708" office:value-type="float">
            <text:p>21.3182884708</text:p>
          </table:table-cell>
          <table:table-cell office:value="16.766636787" office:value-type="float">
            <text:p>16.76663678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4417001467" office:value-type="float">
            <text:p>21.4417001467</text:p>
          </table:table-cell>
          <table:table-cell office:value="20.5514273411" office:value-type="float">
            <text:p>20.5514273411</text:p>
          </table:table-cell>
          <table:table-cell office:value="27.1636325488" office:value-type="float">
            <text:p>27.1636325488</text:p>
          </table:table-cell>
          <table:table-cell office:value="19.7875889438" office:value-type="float">
            <text:p>19.7875889438</text:p>
          </table:table-cell>
          <table:table-cell office:value="17.5026864929" office:value-type="float">
            <text:p>17.5026864929</text:p>
          </table:table-cell>
          <table:table-cell office:value="17.8096207359" office:value-type="float">
            <text:p>17.8096207359</text:p>
          </table:table-cell>
          <table:table-cell office:value="17.9288212554" office:value-type="float">
            <text:p>17.9288212554</text:p>
          </table:table-cell>
          <table:table-cell office:value="15.2864508589" office:value-type="float">
            <text:p>15.2864508589</text:p>
          </table:table-cell>
          <table:table-cell office:value="20.0292999177" office:value-type="float">
            <text:p>20.0292999177</text:p>
          </table:table-cell>
          <table:table-cell office:value="17.7543901749" office:value-type="float">
            <text:p>17.7543901749</text:p>
          </table:table-cell>
          <table:table-cell office:value="15.5333244179" office:value-type="float">
            <text:p>15.5333244179</text:p>
          </table:table-cell>
          <table:table-cell office:value="13.0027722359" office:value-type="float">
            <text:p>13.0027722359</text:p>
          </table:table-cell>
          <table:table-cell office:value="15.0295834775" office:value-type="float">
            <text:p>15.0295834775</text:p>
          </table:table-cell>
          <table:table-cell office:value="11.8089434121" office:value-type="float">
            <text:p>11.808943412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Yorks_&amp;_The_Humber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0.56331826" office:value-type="float">
            <text:p>330.56331826</text:p>
          </table:table-cell>
          <table:table-cell office:value="322.220151112" office:value-type="float">
            <text:p>322.220151112</text:p>
          </table:table-cell>
          <table:table-cell office:value="318.076565968" office:value-type="float">
            <text:p>318.076565968</text:p>
          </table:table-cell>
          <table:table-cell office:value="302.479072447" office:value-type="float">
            <text:p>302.479072447</text:p>
          </table:table-cell>
          <table:table-cell office:value="303.807874353" office:value-type="float">
            <text:p>303.807874353</text:p>
          </table:table-cell>
          <table:table-cell office:value="288.456857812" office:value-type="float">
            <text:p>288.456857812</text:p>
          </table:table-cell>
          <table:table-cell office:value="266.877078044" office:value-type="float">
            <text:p>266.877078044</text:p>
          </table:table-cell>
          <table:table-cell office:value="249.762845981" office:value-type="float">
            <text:p>249.762845981</text:p>
          </table:table-cell>
          <table:table-cell office:value="239.006692418" office:value-type="float">
            <text:p>239.006692418</text:p>
          </table:table-cell>
          <table:table-cell office:value="267.889390483" office:value-type="float">
            <text:p>267.889390483</text:p>
          </table:table-cell>
          <table:table-cell office:value="244.602878808" office:value-type="float">
            <text:p>244.602878808</text:p>
          </table:table-cell>
          <table:table-cell office:value="217.32775253" office:value-type="float">
            <text:p>217.32775253</text:p>
          </table:table-cell>
          <table:table-cell office:value="217.772319633" office:value-type="float">
            <text:p>217.772319633</text:p>
          </table:table-cell>
          <table:table-cell office:value="245.554523603" office:value-type="float">
            <text:p>245.554523603</text:p>
          </table:table-cell>
          <table:table-cell office:value-type="string">
            <text:p>ü</text:p>
          </table:table-cell>
          <table:table-cell office:value="0.38905707049" office:value-type="float">
            <text:p>0.38905707049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38400250089" office:value-type="float">
            <text:p>1.38400250089</text:p>
          </table:table-cell>
          <table:table-cell office:value="1.34907132868" office:value-type="float">
            <text:p>1.34907132868</text:p>
          </table:table-cell>
          <table:table-cell office:value="1.33172296639" office:value-type="float">
            <text:p>1.33172296639</text:p>
          </table:table-cell>
          <table:table-cell office:value="1.26641938052" office:value-type="float">
            <text:p>1.26641938052</text:p>
          </table:table-cell>
          <table:table-cell office:value="1.27198280834" office:value-type="float">
            <text:p>1.27198280834</text:p>
          </table:table-cell>
          <table:table-cell office:value="1.20771117229" office:value-type="float">
            <text:p>1.20771117229</text:p>
          </table:table-cell>
          <table:table-cell office:value="1.11736095035" office:value-type="float">
            <text:p>1.11736095035</text:p>
          </table:table-cell>
          <table:table-cell office:value="1.04570708355" office:value-type="float">
            <text:p>1.04570708355</text:p>
          </table:table-cell>
          <table:table-cell office:value="1.00067321982" office:value-type="float">
            <text:p>1.00067321982</text:p>
          </table:table-cell>
          <table:table-cell office:value="1.12159930007" office:value-type="float">
            <text:p>1.12159930007</text:p>
          </table:table-cell>
          <table:table-cell office:value="1.02410333299" office:value-type="float">
            <text:p>1.02410333299</text:p>
          </table:table-cell>
          <table:table-cell office:value="0.909907834292" office:value-type="float">
            <text:p>0.909907834292</text:p>
          </table:table-cell>
          <table:table-cell office:value="0.911769147842" office:value-type="float">
            <text:p>0.911769147842</text:p>
          </table:table-cell>
          <table:table-cell office:value="1.02808767942" office:value-type="float">
            <text:p>1.02808767942</text:p>
          </table:table-cell>
          <table:table-cell office:value-type="string">
            <text:p>ü</text:p>
          </table:table-cell>
          <table:table-cell office:value="0.38905707049" office:value-type="float">
            <text:p>0.3890570704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0.202020305" office:value-type="float">
            <text:p>290.202020305</text:p>
          </table:table-cell>
          <table:table-cell office:value="287.970374129" office:value-type="float">
            <text:p>287.970374129</text:p>
          </table:table-cell>
          <table:table-cell office:value="282.801845495" office:value-type="float">
            <text:p>282.801845495</text:p>
          </table:table-cell>
          <table:table-cell office:value="264.59046403" office:value-type="float">
            <text:p>264.59046403</text:p>
          </table:table-cell>
          <table:table-cell office:value="273.003586888" office:value-type="float">
            <text:p>273.003586888</text:p>
          </table:table-cell>
          <table:table-cell office:value="255.71839412" office:value-type="float">
            <text:p>255.71839412</text:p>
          </table:table-cell>
          <table:table-cell office:value="239.492145487" office:value-type="float">
            <text:p>239.492145487</text:p>
          </table:table-cell>
          <table:table-cell office:value="229.494520088" office:value-type="float">
            <text:p>229.494520088</text:p>
          </table:table-cell>
          <table:table-cell office:value="221.283594906" office:value-type="float">
            <text:p>221.283594906</text:p>
          </table:table-cell>
          <table:table-cell office:value="248.341373807" office:value-type="float">
            <text:p>248.341373807</text:p>
          </table:table-cell>
          <table:table-cell office:value="223.671165652" office:value-type="float">
            <text:p>223.671165652</text:p>
          </table:table-cell>
          <table:table-cell office:value="201.5441303" office:value-type="float">
            <text:p>201.5441303</text:p>
          </table:table-cell>
          <table:table-cell office:value="201.302061421" office:value-type="float">
            <text:p>201.302061421</text:p>
          </table:table-cell>
          <table:table-cell office:value="226.668874743" office:value-type="float">
            <text:p>226.668874743</text:p>
          </table:table-cell>
          <table:table-cell office:value-type="string">
            <text:p>-</text:p>
          </table:table-cell>
          <table:table-cell office:value="1.34023045935" office:value-type="float">
            <text:p>1.3402304593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6602456363" office:value-type="float">
            <text:p>10.6602456363</text:p>
          </table:table-cell>
          <table:table-cell office:value="10.6567742584" office:value-type="float">
            <text:p>10.6567742584</text:p>
          </table:table-cell>
          <table:table-cell office:value="10.5232422913" office:value-type="float">
            <text:p>10.5232422913</text:p>
          </table:table-cell>
          <table:table-cell office:value="10.0195807935" office:value-type="float">
            <text:p>10.0195807935</text:p>
          </table:table-cell>
          <table:table-cell office:value="10.564552414" office:value-type="float">
            <text:p>10.564552414</text:p>
          </table:table-cell>
          <table:table-cell office:value="9.80406970534" office:value-type="float">
            <text:p>9.80406970534</text:p>
          </table:table-cell>
          <table:table-cell office:value="9.24053967037" office:value-type="float">
            <text:p>9.24053967037</text:p>
          </table:table-cell>
          <table:table-cell office:value="8.87453125869" office:value-type="float">
            <text:p>8.87453125869</text:p>
          </table:table-cell>
          <table:table-cell office:value="8.60623898334" office:value-type="float">
            <text:p>8.60623898334</text:p>
          </table:table-cell>
          <table:table-cell office:value="9.89783830723" office:value-type="float">
            <text:p>9.89783830723</text:p>
          </table:table-cell>
          <table:table-cell office:value="8.76869532646" office:value-type="float">
            <text:p>8.76869532646</text:p>
          </table:table-cell>
          <table:table-cell office:value="7.91915567627" office:value-type="float">
            <text:p>7.91915567627</text:p>
          </table:table-cell>
          <table:table-cell office:value="7.943219952" office:value-type="float">
            <text:p>7.943219952</text:p>
          </table:table-cell>
          <table:table-cell office:value="9.08697612269" office:value-type="float">
            <text:p>9.08697612269</text:p>
          </table:table-cell>
          <table:table-cell office:value-type="string">
            <text:p>ü</text:p>
          </table:table-cell>
          <table:table-cell office:value="3.62973948095" office:value-type="float">
            <text:p>3.62973948095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47647425" office:value-type="float">
            <text:p>13.47647425</text:p>
          </table:table-cell>
          <table:table-cell office:value="13.4808299087" office:value-type="float">
            <text:p>13.4808299087</text:p>
          </table:table-cell>
          <table:table-cell office:value="13.0599800228" office:value-type="float">
            <text:p>13.0599800228</text:p>
          </table:table-cell>
          <table:table-cell office:value="12.2740291273" office:value-type="float">
            <text:p>12.2740291273</text:p>
          </table:table-cell>
          <table:table-cell office:value="12.9858070986" office:value-type="float">
            <text:p>12.9858070986</text:p>
          </table:table-cell>
          <table:table-cell office:value="12.0342618745" office:value-type="float">
            <text:p>12.0342618745</text:p>
          </table:table-cell>
          <table:table-cell office:value="11.2760049331" office:value-type="float">
            <text:p>11.2760049331</text:p>
          </table:table-cell>
          <table:table-cell office:value="10.8555425133" office:value-type="float">
            <text:p>10.8555425133</text:p>
          </table:table-cell>
          <table:table-cell office:value="10.6943816039" office:value-type="float">
            <text:p>10.6943816039</text:p>
          </table:table-cell>
          <table:table-cell office:value="11.998566938" office:value-type="float">
            <text:p>11.998566938</text:p>
          </table:table-cell>
          <table:table-cell office:value="10.7052896033" office:value-type="float">
            <text:p>10.7052896033</text:p>
          </table:table-cell>
          <table:table-cell office:value="9.60627314754" office:value-type="float">
            <text:p>9.60627314754</text:p>
          </table:table-cell>
          <table:table-cell office:value="9.49310968217" office:value-type="float">
            <text:p>9.49310968217</text:p>
          </table:table-cell>
          <table:table-cell office:value="10.8774666904" office:value-type="float">
            <text:p>10.8774666904</text:p>
          </table:table-cell>
          <table:table-cell office:value-type="string">
            <text:p>ü</text:p>
          </table:table-cell>
          <table:table-cell office:value="1.60833656539" office:value-type="float">
            <text:p>1.6083365653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28843874639" office:value-type="float">
            <text:p>4.28843874639</text:p>
          </table:table-cell>
          <table:table-cell office:value="4.26869677201" office:value-type="float">
            <text:p>4.26869677201</text:p>
          </table:table-cell>
          <table:table-cell office:value="4.15302294414" office:value-type="float">
            <text:p>4.15302294414</text:p>
          </table:table-cell>
          <table:table-cell office:value="3.83564185492" office:value-type="float">
            <text:p>3.83564185492</text:p>
          </table:table-cell>
          <table:table-cell office:value="4.07113310123" office:value-type="float">
            <text:p>4.07113310123</text:p>
          </table:table-cell>
          <table:table-cell office:value="3.77909926575" office:value-type="float">
            <text:p>3.77909926575</text:p>
          </table:table-cell>
          <table:table-cell office:value="3.4543109876" office:value-type="float">
            <text:p>3.4543109876</text:p>
          </table:table-cell>
          <table:table-cell office:value="3.36737949782" office:value-type="float">
            <text:p>3.36737949782</text:p>
          </table:table-cell>
          <table:table-cell office:value="3.30538935081" office:value-type="float">
            <text:p>3.30538935081</text:p>
          </table:table-cell>
          <table:table-cell office:value="3.65146500851" office:value-type="float">
            <text:p>3.65146500851</text:p>
          </table:table-cell>
          <table:table-cell office:value="3.27205690762" office:value-type="float">
            <text:p>3.27205690762</text:p>
          </table:table-cell>
          <table:table-cell office:value="2.94397971367" office:value-type="float">
            <text:p>2.94397971367</text:p>
          </table:table-cell>
          <table:table-cell office:value="2.86534406488" office:value-type="float">
            <text:p>2.86534406488</text:p>
          </table:table-cell>
          <table:table-cell office:value="3.28441076799" office:value-type="float">
            <text:p>3.28441076799</text:p>
          </table:table-cell>
          <table:table-cell office:value-type="string">
            <text:p>ü</text:p>
          </table:table-cell>
          <table:table-cell office:value="0.377556403204" office:value-type="float">
            <text:p>0.37755640320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52287680527" office:value-type="float">
            <text:p>5.52287680527</text:p>
          </table:table-cell>
          <table:table-cell office:value="5.53709927948" office:value-type="float">
            <text:p>5.53709927948</text:p>
          </table:table-cell>
          <table:table-cell office:value="5.30944393308" office:value-type="float">
            <text:p>5.30944393308</text:p>
          </table:table-cell>
          <table:table-cell office:value="5.01930510012" office:value-type="float">
            <text:p>5.01930510012</text:p>
          </table:table-cell>
          <table:table-cell office:value="5.29867667745" office:value-type="float">
            <text:p>5.29867667745</text:p>
          </table:table-cell>
          <table:table-cell office:value="4.90148351431" office:value-type="float">
            <text:p>4.90148351431</text:p>
          </table:table-cell>
          <table:table-cell office:value="4.61227528072" office:value-type="float">
            <text:p>4.61227528072</text:p>
          </table:table-cell>
          <table:table-cell office:value="4.43064027587" office:value-type="float">
            <text:p>4.43064027587</text:p>
          </table:table-cell>
          <table:table-cell office:value="4.41455696437" office:value-type="float">
            <text:p>4.41455696437</text:p>
          </table:table-cell>
          <table:table-cell office:value="5.01751972729" office:value-type="float">
            <text:p>5.01751972729</text:p>
          </table:table-cell>
          <table:table-cell office:value="4.44485247361" office:value-type="float">
            <text:p>4.44485247361</text:p>
          </table:table-cell>
          <table:table-cell office:value="3.98637307399" office:value-type="float">
            <text:p>3.98637307399</text:p>
          </table:table-cell>
          <table:table-cell office:value="3.93533088844" office:value-type="float">
            <text:p>3.93533088844</text:p>
          </table:table-cell>
          <table:table-cell office:value="4.53963296426" office:value-type="float">
            <text:p>4.53963296426</text:p>
          </table:table-cell>
          <table:table-cell office:value-type="string">
            <text:p/>
          </table:table-cell>
          <table:table-cell office:value="2.13236527439" office:value-type="float">
            <text:p>2.1323652743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72767550188" office:value-type="float">
            <text:p>2.72767550188</text:p>
          </table:table-cell>
          <table:table-cell office:value="2.74861732452" office:value-type="float">
            <text:p>2.74861732452</text:p>
          </table:table-cell>
          <table:table-cell office:value="2.69359631989" office:value-type="float">
            <text:p>2.69359631989</text:p>
          </table:table-cell>
          <table:table-cell office:value="2.56185050179" office:value-type="float">
            <text:p>2.56185050179</text:p>
          </table:table-cell>
          <table:table-cell office:value="2.7010427852" office:value-type="float">
            <text:p>2.7010427852</text:p>
          </table:table-cell>
          <table:table-cell office:value="2.51242164666" office:value-type="float">
            <text:p>2.51242164666</text:p>
          </table:table-cell>
          <table:table-cell office:value="2.42594703985" office:value-type="float">
            <text:p>2.42594703985</text:p>
          </table:table-cell>
          <table:table-cell office:value="2.29187545384" office:value-type="float">
            <text:p>2.29187545384</text:p>
          </table:table-cell>
          <table:table-cell office:value="2.22716786663" office:value-type="float">
            <text:p>2.22716786663</text:p>
          </table:table-cell>
          <table:table-cell office:value="2.49853907717" office:value-type="float">
            <text:p>2.49853907717</text:p>
          </table:table-cell>
          <table:table-cell office:value="2.24066855818" office:value-type="float">
            <text:p>2.24066855818</text:p>
          </table:table-cell>
          <table:table-cell office:value="2.00822312974" office:value-type="float">
            <text:p>2.00822312974</text:p>
          </table:table-cell>
          <table:table-cell office:value="2.02021441248" office:value-type="float">
            <text:p>2.02021441248</text:p>
          </table:table-cell>
          <table:table-cell office:value="2.28444532456" office:value-type="float">
            <text:p>2.28444532456</text:p>
          </table:table-cell>
          <table:table-cell office:value-type="string">
            <text:p>ü</text:p>
          </table:table-cell>
          <table:table-cell office:value="1.95373680838" office:value-type="float">
            <text:p>1.953736808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7257425899" office:value-type="float">
            <text:p>41.7257425899</text:p>
          </table:table-cell>
          <table:table-cell office:value="41.8414533869" office:value-type="float">
            <text:p>41.8414533869</text:p>
          </table:table-cell>
          <table:table-cell office:value="41.0257358015" office:value-type="float">
            <text:p>41.0257358015</text:p>
          </table:table-cell>
          <table:table-cell office:value="39.6600812985" office:value-type="float">
            <text:p>39.6600812985</text:p>
          </table:table-cell>
          <table:table-cell office:value="42.0435392901" office:value-type="float">
            <text:p>42.0435392901</text:p>
          </table:table-cell>
          <table:table-cell office:value="38.3967560389" office:value-type="float">
            <text:p>38.3967560389</text:p>
          </table:table-cell>
          <table:table-cell office:value="35.7447795271" office:value-type="float">
            <text:p>35.7447795271</text:p>
          </table:table-cell>
          <table:table-cell office:value="35.5339325412" office:value-type="float">
            <text:p>35.5339325412</text:p>
          </table:table-cell>
          <table:table-cell office:value="34.7647778679" office:value-type="float">
            <text:p>34.7647778679</text:p>
          </table:table-cell>
          <table:table-cell office:value="39.1573638096" office:value-type="float">
            <text:p>39.1573638096</text:p>
          </table:table-cell>
          <table:table-cell office:value="34.3830652267" office:value-type="float">
            <text:p>34.3830652267</text:p>
          </table:table-cell>
          <table:table-cell office:value="31.02916602" office:value-type="float">
            <text:p>31.02916602</text:p>
          </table:table-cell>
          <table:table-cell office:value="31.2632545582" office:value-type="float">
            <text:p>31.2632545582</text:p>
          </table:table-cell>
          <table:table-cell office:value="37.3537459644" office:value-type="float">
            <text:p>37.3537459644</text:p>
          </table:table-cell>
          <table:table-cell office:value-type="string">
            <text:p>ü</text:p>
          </table:table-cell>
          <table:table-cell office:value="8.63995318069" office:value-type="float">
            <text:p>8.6399531806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3.7409206646" office:value-type="float">
            <text:p>33.7409206646</text:p>
          </table:table-cell>
          <table:table-cell office:value="33.1260142786" office:value-type="float">
            <text:p>33.1260142786</text:p>
          </table:table-cell>
          <table:table-cell office:value="32.9030138094" office:value-type="float">
            <text:p>32.9030138094</text:p>
          </table:table-cell>
          <table:table-cell office:value="30.4749931182" office:value-type="float">
            <text:p>30.4749931182</text:p>
          </table:table-cell>
          <table:table-cell office:value="30.4170941931" office:value-type="float">
            <text:p>30.4170941931</text:p>
          </table:table-cell>
          <table:table-cell office:value="28.9086365229" office:value-type="float">
            <text:p>28.9086365229</text:p>
          </table:table-cell>
          <table:table-cell office:value="26.9877086499" office:value-type="float">
            <text:p>26.9877086499</text:p>
          </table:table-cell>
          <table:table-cell office:value="25.712021408" office:value-type="float">
            <text:p>25.712021408</text:p>
          </table:table-cell>
          <table:table-cell office:value="24.1864147503" office:value-type="float">
            <text:p>24.1864147503</text:p>
          </table:table-cell>
          <table:table-cell office:value="26.8956512116" office:value-type="float">
            <text:p>26.8956512116</text:p>
          </table:table-cell>
          <table:table-cell office:value="24.6313494685" office:value-type="float">
            <text:p>24.6313494685</text:p>
          </table:table-cell>
          <table:table-cell office:value="22.2654186671" office:value-type="float">
            <text:p>22.2654186671</text:p>
          </table:table-cell>
          <table:table-cell office:value="22.4494543672" office:value-type="float">
            <text:p>22.4494543672</text:p>
          </table:table-cell>
          <table:table-cell office:value="24.6830798279" office:value-type="float">
            <text:p>24.6830798279</text:p>
          </table:table-cell>
          <table:table-cell office:value-type="string">
            <text:p>ü</text:p>
          </table:table-cell>
          <table:table-cell office:value="0.210018373083" office:value-type="float">
            <text:p>0.210018373083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8534129337" office:value-type="float">
            <text:p>14.8534129337</text:p>
          </table:table-cell>
          <table:table-cell office:value="14.1742582638" office:value-type="float">
            <text:p>14.1742582638</text:p>
          </table:table-cell>
          <table:table-cell office:value="14.2935579079" office:value-type="float">
            <text:p>14.2935579079</text:p>
          </table:table-cell>
          <table:table-cell office:value="13.1637680367" office:value-type="float">
            <text:p>13.1637680367</text:p>
          </table:table-cell>
          <table:table-cell office:value="12.0888367293" office:value-type="float">
            <text:p>12.0888367293</text:p>
          </table:table-cell>
          <table:table-cell office:value="12.0375792502" office:value-type="float">
            <text:p>12.0375792502</text:p>
          </table:table-cell>
          <table:table-cell office:value="10.4048921241" office:value-type="float">
            <text:p>10.4048921241</text:p>
          </table:table-cell>
          <table:table-cell office:value="10.1091112496" office:value-type="float">
            <text:p>10.1091112496</text:p>
          </table:table-cell>
          <table:table-cell office:value="8.92975444817" office:value-type="float">
            <text:p>8.92975444817</text:p>
          </table:table-cell>
          <table:table-cell office:value="9.58750030864" office:value-type="float">
            <text:p>9.58750030864</text:p>
          </table:table-cell>
          <table:table-cell office:value="8.86781258705" office:value-type="float">
            <text:p>8.86781258705</text:p>
          </table:table-cell>
          <table:table-cell office:value="8.23361806885" office:value-type="float">
            <text:p>8.23361806885</text:p>
          </table:table-cell>
          <table:table-cell office:value="7.94841285276" office:value-type="float">
            <text:p>7.94841285276</text:p>
          </table:table-cell>
          <table:table-cell office:value="9.16366213199" office:value-type="float">
            <text:p>9.16366213199</text:p>
          </table:table-cell>
          <table:table-cell office:value-type="string">
            <text:p>üü</text:p>
          </table:table-cell>
          <table:table-cell office:value="3.33621783319" office:value-type="float">
            <text:p>3.33621783319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9425837749" office:value-type="float">
            <text:p>11.9425837749</text:p>
          </table:table-cell>
          <table:table-cell office:value="11.3881852721" office:value-type="float">
            <text:p>11.3881852721</text:p>
          </table:table-cell>
          <table:table-cell office:value="11.5997124276" office:value-type="float">
            <text:p>11.5997124276</text:p>
          </table:table-cell>
          <table:table-cell office:value="10.6839159588" office:value-type="float">
            <text:p>10.6839159588</text:p>
          </table:table-cell>
          <table:table-cell office:value="9.36329592527" office:value-type="float">
            <text:p>9.36329592527</text:p>
          </table:table-cell>
          <table:table-cell office:value="9.50619392609" office:value-type="float">
            <text:p>9.50619392609</text:p>
          </table:table-cell>
          <table:table-cell office:value="8.15883913668" office:value-type="float">
            <text:p>8.15883913668</text:p>
          </table:table-cell>
          <table:table-cell office:value="7.9297923621" office:value-type="float">
            <text:p>7.9297923621</text:p>
          </table:table-cell>
          <table:table-cell office:value="6.73837292706" office:value-type="float">
            <text:p>6.73837292706</text:p>
          </table:table-cell>
          <table:table-cell office:value="7.08632448219" office:value-type="float">
            <text:p>7.08632448219</text:p>
          </table:table-cell>
          <table:table-cell office:value="6.66753903807" office:value-type="float">
            <text:p>6.66753903807</text:p>
          </table:table-cell>
          <table:table-cell office:value="6.18636861871" office:value-type="float">
            <text:p>6.18636861871</text:p>
          </table:table-cell>
          <table:table-cell office:value="5.97771894853" office:value-type="float">
            <text:p>5.97771894853</text:p>
          </table:table-cell>
          <table:table-cell office:value="6.88390628221" office:value-type="float">
            <text:p>6.88390628221</text:p>
          </table:table-cell>
          <table:table-cell office:value-type="string">
            <text:p>üü</text:p>
          </table:table-cell>
          <table:table-cell office:value="3.24508402433" office:value-type="float">
            <text:p>3.2450840243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8.8849769142" office:value-type="float">
            <text:p>18.8849769142</text:p>
          </table:table-cell>
          <table:table-cell office:value="18.9490601017" office:value-type="float">
            <text:p>18.9490601017</text:p>
          </table:table-cell>
          <table:table-cell office:value="18.6060679569" office:value-type="float">
            <text:p>18.6060679569</text:p>
          </table:table-cell>
          <table:table-cell office:value="17.3076417438" office:value-type="float">
            <text:p>17.3076417438</text:p>
          </table:table-cell>
          <table:table-cell office:value="18.3248978608" office:value-type="float">
            <text:p>18.3248978608</text:p>
          </table:table-cell>
          <table:table-cell office:value="16.8676903983" office:value-type="float">
            <text:p>16.8676903983</text:p>
          </table:table-cell>
          <table:table-cell office:value="16.5788517122" office:value-type="float">
            <text:p>16.5788517122</text:p>
          </table:table-cell>
          <table:table-cell office:value="15.5991798783" office:value-type="float">
            <text:p>15.5991798783</text:p>
          </table:table-cell>
          <table:table-cell office:value="15.2546996215" office:value-type="float">
            <text:p>15.2546996215</text:p>
          </table:table-cell>
          <table:table-cell office:value="17.3063026533" office:value-type="float">
            <text:p>17.3063026533</text:p>
          </table:table-cell>
          <table:table-cell office:value="15.7609769208" office:value-type="float">
            <text:p>15.7609769208</text:p>
          </table:table-cell>
          <table:table-cell office:value="14.0291794041" office:value-type="float">
            <text:p>14.0291794041</text:p>
          </table:table-cell>
          <table:table-cell office:value="14.4981599203" office:value-type="float">
            <text:p>14.4981599203</text:p>
          </table:table-cell>
          <table:table-cell office:value="15.5170863512" office:value-type="float">
            <text:p>15.5170863512</text:p>
          </table:table-cell>
          <table:table-cell office:value-type="string">
            <text:p>ü</text:p>
          </table:table-cell>
          <table:table-cell office:value="-1.54743307342" office:value-type="float">
            <text:p>-1.5474330734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00130330048" office:value-type="float">
            <text:p>2.00130330048</text:p>
          </table:table-cell>
          <table:table-cell office:value="1.9729719042" office:value-type="float">
            <text:p>1.9729719042</text:p>
          </table:table-cell>
          <table:table-cell office:value="1.90001065487" office:value-type="float">
            <text:p>1.90001065487</text:p>
          </table:table-cell>
          <table:table-cell office:value="1.78041758191" office:value-type="float">
            <text:p>1.78041758191</text:p>
          </table:table-cell>
          <table:table-cell office:value="1.93291777331" office:value-type="float">
            <text:p>1.93291777331</text:p>
          </table:table-cell>
          <table:table-cell office:value="1.78051574284" office:value-type="float">
            <text:p>1.78051574284</text:p>
          </table:table-cell>
          <table:table-cell office:value="1.65942502555" office:value-type="float">
            <text:p>1.65942502555</text:p>
          </table:table-cell>
          <table:table-cell office:value="1.56042934527" office:value-type="float">
            <text:p>1.56042934527</text:p>
          </table:table-cell>
          <table:table-cell office:value="1.58294717333" office:value-type="float">
            <text:p>1.58294717333</text:p>
          </table:table-cell>
          <table:table-cell office:value="1.84300715017" office:value-type="float">
            <text:p>1.84300715017</text:p>
          </table:table-cell>
          <table:table-cell office:value="1.60141016078" office:value-type="float">
            <text:p>1.60141016078</text:p>
          </table:table-cell>
          <table:table-cell office:value="1.43460540351" office:value-type="float">
            <text:p>1.43460540351</text:p>
          </table:table-cell>
          <table:table-cell office:value="1.45472061698" office:value-type="float">
            <text:p>1.45472061698</text:p>
          </table:table-cell>
          <table:table-cell office:value="1.63862914353" office:value-type="float">
            <text:p>1.63862914353</text:p>
          </table:table-cell>
          <table:table-cell office:value-type="string">
            <text:p/>
          </table:table-cell>
          <table:table-cell office:value="2.32413804148" office:value-type="float">
            <text:p>2.32413804148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76589970775" office:value-type="float">
            <text:p>5.76589970775</text:p>
          </table:table-cell>
          <table:table-cell office:value="4.89282528325" office:value-type="float">
            <text:p>4.89282528325</text:p>
          </table:table-cell>
          <table:table-cell office:value="5.03924578185" office:value-type="float">
            <text:p>5.03924578185</text:p>
          </table:table-cell>
          <table:table-cell office:value="5.4126583453" office:value-type="float">
            <text:p>5.4126583453</text:p>
          </table:table-cell>
          <table:table-cell office:value="4.40061249501" office:value-type="float">
            <text:p>4.40061249501</text:p>
          </table:table-cell>
          <table:table-cell office:value="4.67692338454" office:value-type="float">
            <text:p>4.67692338454</text:p>
          </table:table-cell>
          <table:table-cell office:value="3.91213322245" office:value-type="float">
            <text:p>3.91213322245</text:p>
          </table:table-cell>
          <table:table-cell office:value="2.89547512764" office:value-type="float">
            <text:p>2.89547512764</text:p>
          </table:table-cell>
          <table:table-cell office:value="2.53187107318" office:value-type="float">
            <text:p>2.53187107318</text:p>
          </table:table-cell>
          <table:table-cell office:value="2.79257381075" office:value-type="float">
            <text:p>2.79257381075</text:p>
          </table:table-cell>
          <table:table-cell office:value="2.99024473651" office:value-type="float">
            <text:p>2.99024473651</text:p>
          </table:table-cell>
          <table:table-cell office:value="2.25480317574" office:value-type="float">
            <text:p>2.25480317574</text:p>
          </table:table-cell>
          <table:table-cell office:value="2.35289403032" office:value-type="float">
            <text:p>2.35289403032</text:p>
          </table:table-cell>
          <table:table-cell office:value="2.69794983705" office:value-type="float">
            <text:p>2.69794983705</text:p>
          </table:table-cell>
          <table:table-cell office:value-type="string">
            <text:p>ü</text:p>
          </table:table-cell>
          <table:table-cell office:value="-9.77494904996" office:value-type="float">
            <text:p>-9.7749490499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546896612" office:value-type="float">
            <text:p>92.0546896612</text:p>
          </table:table-cell>
          <table:table-cell office:value="91.2557643981" office:value-type="float">
            <text:p>91.2557643981</text:p>
          </table:table-cell>
          <table:table-cell office:value="91.2783419348" office:value-type="float">
            <text:p>91.2783419348</text:p>
          </table:table-cell>
          <table:table-cell office:value="84.5231631352" office:value-type="float">
            <text:p>84.5231631352</text:p>
          </table:table-cell>
          <table:table-cell office:value="88.2480070765" office:value-type="float">
            <text:p>88.2480070765</text:p>
          </table:table-cell>
          <table:table-cell office:value="83.3920605444" office:value-type="float">
            <text:p>83.3920605444</text:p>
          </table:table-cell>
          <table:table-cell office:value="78.1422943807" office:value-type="float">
            <text:p>78.1422943807</text:p>
          </table:table-cell>
          <table:table-cell office:value="73.689362863" office:value-type="float">
            <text:p>73.689362863</text:p>
          </table:table-cell>
          <table:table-cell office:value="70.4042998312" office:value-type="float">
            <text:p>70.4042998312</text:p>
          </table:table-cell>
          <table:table-cell office:value="78.1212706322" office:value-type="float">
            <text:p>78.1212706322</text:p>
          </table:table-cell>
          <table:table-cell office:value="71.9104361997" office:value-type="float">
            <text:p>71.9104361997</text:p>
          </table:table-cell>
          <table:table-cell office:value="64.5277604659" office:value-type="float">
            <text:p>64.5277604659</text:p>
          </table:table-cell>
          <table:table-cell office:value="63.3315219202" office:value-type="float">
            <text:p>63.3315219202</text:p>
          </table:table-cell>
          <table:table-cell office:value="71.935295784" office:value-type="float">
            <text:p>71.935295784</text:p>
          </table:table-cell>
          <table:table-cell office:value-type="string">
            <text:p>ü</text:p>
          </table:table-cell>
          <table:table-cell office:value="0.0345702036524" office:value-type="float">
            <text:p>0.0345702036524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5965065703" office:value-type="float">
            <text:p>1.35965065703</text:p>
          </table:table-cell>
          <table:table-cell office:value="1.3909152514" office:value-type="float">
            <text:p>1.3909152514</text:p>
          </table:table-cell>
          <table:table-cell office:value="1.34192015121" office:value-type="float">
            <text:p>1.34192015121</text:p>
          </table:table-cell>
          <table:table-cell office:value="1.29520690124" office:value-type="float">
            <text:p>1.29520690124</text:p>
          </table:table-cell>
          <table:table-cell office:value="1.37468751347" office:value-type="float">
            <text:p>1.37468751347</text:p>
          </table:table-cell>
          <table:table-cell office:value="1.27429970099" office:value-type="float">
            <text:p>1.27429970099</text:p>
          </table:table-cell>
          <table:table-cell office:value="1.25257091627" office:value-type="float">
            <text:p>1.25257091627</text:p>
          </table:table-cell>
          <table:table-cell office:value="1.17929885077" office:value-type="float">
            <text:p>1.17929885077</text:p>
          </table:table-cell>
          <table:table-cell office:value="1.13297144606" office:value-type="float">
            <text:p>1.13297144606</text:p>
          </table:table-cell>
          <table:table-cell office:value="1.29761336338" office:value-type="float">
            <text:p>1.29761336338</text:p>
          </table:table-cell>
          <table:table-cell office:value="1.18099782022" office:value-type="float">
            <text:p>1.18099782022</text:p>
          </table:table-cell>
          <table:table-cell office:value="1.04373837807" office:value-type="float">
            <text:p>1.04373837807</text:p>
          </table:table-cell>
          <table:table-cell office:value="1.06180194288" office:value-type="float">
            <text:p>1.06180194288</text:p>
          </table:table-cell>
          <table:table-cell office:value="1.17176896903" office:value-type="float">
            <text:p>1.17176896903</text:p>
          </table:table-cell>
          <table:table-cell office:value-type="string">
            <text:p>ü</text:p>
          </table:table-cell>
          <table:table-cell office:value="-0.781445234544" office:value-type="float">
            <text:p>-0.78144523454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199711582" office:value-type="float">
            <text:p>1.25199711582</text:p>
          </table:table-cell>
          <table:table-cell office:value="1.25599436619" office:value-type="float">
            <text:p>1.25599436619</text:p>
          </table:table-cell>
          <table:table-cell office:value="1.2209647855" office:value-type="float">
            <text:p>1.2209647855</text:p>
          </table:table-cell>
          <table:table-cell office:value="1.14320810069" office:value-type="float">
            <text:p>1.14320810069</text:p>
          </table:table-cell>
          <table:table-cell office:value="1.21926195659" office:value-type="float">
            <text:p>1.21926195659</text:p>
          </table:table-cell>
          <table:table-cell office:value="1.12656673595" office:value-type="float">
            <text:p>1.12656673595</text:p>
          </table:table-cell>
          <table:table-cell office:value="1.04882253609" office:value-type="float">
            <text:p>1.04882253609</text:p>
          </table:table-cell>
          <table:table-cell office:value="1.00544842281" office:value-type="float">
            <text:p>1.00544842281</text:p>
          </table:table-cell>
          <table:table-cell office:value="0.990068556356" office:value-type="float">
            <text:p>0.990068556356</text:p>
          </table:table-cell>
          <table:table-cell office:value="1.1491076118" office:value-type="float">
            <text:p>1.1491076118</text:p>
          </table:table-cell>
          <table:table-cell office:value="1.00630472013" office:value-type="float">
            <text:p>1.00630472013</text:p>
          </table:table-cell>
          <table:table-cell office:value="0.912191906973" office:value-type="float">
            <text:p>0.912191906973</text:p>
          </table:table-cell>
          <table:table-cell office:value="0.9067247362" office:value-type="float">
            <text:p>0.9067247362</text:p>
          </table:table-cell>
          <table:table-cell office:value="1.03111227193" office:value-type="float">
            <text:p>1.03111227193</text:p>
          </table:table-cell>
          <table:table-cell office:value-type="string">
            <text:p>ü</text:p>
          </table:table-cell>
          <table:table-cell office:value="2.46521270416" office:value-type="float">
            <text:p>2.4652127041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8818398053" office:value-type="float">
            <text:p>40.8818398053</text:p>
          </table:table-cell>
          <table:table-cell office:value="38.228019014" office:value-type="float">
            <text:p>38.228019014</text:p>
          </table:table-cell>
          <table:table-cell office:value="37.7984124326" office:value-type="float">
            <text:p>37.7984124326</text:p>
          </table:table-cell>
          <table:table-cell office:value="36.1682091832" office:value-type="float">
            <text:p>36.1682091832</text:p>
          </table:table-cell>
          <table:table-cell office:value="36.3521085967" office:value-type="float">
            <text:p>36.3521085967</text:p>
          </table:table-cell>
          <table:table-cell office:value="35.0484151869" office:value-type="float">
            <text:p>35.0484151869</text:p>
          </table:table-cell>
          <table:table-cell office:value="31.2096640638" office:value-type="float">
            <text:p>31.2096640638</text:p>
          </table:table-cell>
          <table:table-cell office:value="28.7597765332" office:value-type="float">
            <text:p>28.7597765332</text:p>
          </table:table-cell>
          <table:table-cell office:value="27.796767768" office:value-type="float">
            <text:p>27.796767768</text:p>
          </table:table-cell>
          <table:table-cell office:value="31.1631493602" office:value-type="float">
            <text:p>31.1631493602</text:p>
          </table:table-cell>
          <table:table-cell office:value="28.6691281413" office:value-type="float">
            <text:p>28.6691281413</text:p>
          </table:table-cell>
          <table:table-cell office:value="25.3327800961" office:value-type="float">
            <text:p>25.3327800961</text:p>
          </table:table-cell>
          <table:table-cell office:value="25.3762662117" office:value-type="float">
            <text:p>25.3762662117</text:p>
          </table:table-cell>
          <table:table-cell office:value="29.149121206" office:value-type="float">
            <text:p>29.149121206</text:p>
          </table:table-cell>
          <table:table-cell office:value-type="string">
            <text:p>ü</text:p>
          </table:table-cell>
          <table:table-cell office:value="1.67425065164" office:value-type="float">
            <text:p>1.6742506516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70987456991" office:value-type="float">
            <text:p>0.370987456991</text:p>
          </table:table-cell>
          <table:table-cell office:value="0.382297564661" office:value-type="float">
            <text:p>0.382297564661</text:p>
          </table:table-cell>
          <table:table-cell office:value="0.38451746671" office:value-type="float">
            <text:p>0.38451746671</text:p>
          </table:table-cell>
          <table:table-cell office:value="0.358562221017" office:value-type="float">
            <text:p>0.358562221017</text:p>
          </table:table-cell>
          <table:table-cell office:value="0.374970660048" office:value-type="float">
            <text:p>0.374970660048</text:p>
          </table:table-cell>
          <table:table-cell office:value="0.343859241842" office:value-type="float">
            <text:p>0.343859241842</text:p>
          </table:table-cell>
          <table:table-cell office:value="0.338851921432" office:value-type="float">
            <text:p>0.338851921432</text:p>
          </table:table-cell>
          <table:table-cell office:value="0.316802187104" office:value-type="float">
            <text:p>0.316802187104</text:p>
          </table:table-cell>
          <table:table-cell office:value="0.303778551568" office:value-type="float">
            <text:p>0.303778551568</text:p>
          </table:table-cell>
          <table:table-cell office:value="0.345210612718" office:value-type="float">
            <text:p>0.345210612718</text:p>
          </table:table-cell>
          <table:table-cell office:value="0.313289822978" office:value-type="float">
            <text:p>0.313289822978</text:p>
          </table:table-cell>
          <table:table-cell office:value="0.279729943187" office:value-type="float">
            <text:p>0.279729943187</text:p>
          </table:table-cell>
          <table:table-cell office:value="0.278319235781" office:value-type="float">
            <text:p>0.278319235781</text:p>
          </table:table-cell>
          <table:table-cell office:value="0.315008675277" office:value-type="float">
            <text:p>0.315008675277</text:p>
          </table:table-cell>
          <table:table-cell office:value-type="string">
            <text:p>ü</text:p>
          </table:table-cell>
          <table:table-cell office:value="0.548646069021" office:value-type="float">
            <text:p>0.548646069021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86692451586" office:value-type="float">
            <text:p>0.486692451586</text:p>
          </table:table-cell>
          <table:table-cell office:value="0.460012563005" office:value-type="float">
            <text:p>0.460012563005</text:p>
          </table:table-cell>
          <table:table-cell office:value="0.454052002421" office:value-type="float">
            <text:p>0.454052002421</text:p>
          </table:table-cell>
          <table:table-cell office:value="0.424348212207" office:value-type="float">
            <text:p>0.424348212207</text:p>
          </table:table-cell>
          <table:table-cell office:value="0.440517766504" office:value-type="float">
            <text:p>0.440517766504</text:p>
          </table:table-cell>
          <table:table-cell office:value="0.416989821287" office:value-type="float">
            <text:p>0.416989821287</text:p>
          </table:table-cell>
          <table:table-cell office:value="0.373329244004" office:value-type="float">
            <text:p>0.373329244004</text:p>
          </table:table-cell>
          <table:table-cell office:value="0.355073141162" office:value-type="float">
            <text:p>0.355073141162</text:p>
          </table:table-cell>
          <table:table-cell office:value="0.351875685624" office:value-type="float">
            <text:p>0.351875685624</text:p>
          </table:table-cell>
          <table:table-cell office:value="0.401435919893" office:value-type="float">
            <text:p>0.401435919893</text:p>
          </table:table-cell>
          <table:table-cell office:value="0.36055811709" office:value-type="float">
            <text:p>0.36055811709</text:p>
          </table:table-cell>
          <table:table-cell office:value="0.317567866715" office:value-type="float">
            <text:p>0.317567866715</text:p>
          </table:table-cell>
          <table:table-cell office:value="0.322059915481" office:value-type="float">
            <text:p>0.322059915481</text:p>
          </table:table-cell>
          <table:table-cell office:value="0.369550443708" office:value-type="float">
            <text:p>0.369550443708</text:p>
          </table:table-cell>
          <table:table-cell office:value-type="string">
            <text:p>ü</text:p>
          </table:table-cell>
          <table:table-cell office:value="2.49400199065" office:value-type="float">
            <text:p>2.4940019906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45473735112" office:value-type="float">
            <text:p>0.245473735112</text:p>
          </table:table-cell>
          <table:table-cell office:value="0.240420863211" office:value-type="float">
            <text:p>0.240420863211</text:p>
          </table:table-cell>
          <table:table-cell office:value="0.233241676307" office:value-type="float">
            <text:p>0.233241676307</text:p>
          </table:table-cell>
          <table:table-cell office:value="0.21925855603" office:value-type="float">
            <text:p>0.21925855603</text:p>
          </table:table-cell>
          <table:table-cell office:value="0.235332216058" office:value-type="float">
            <text:p>0.235332216058</text:p>
          </table:table-cell>
          <table:table-cell office:value="0.216463316771" office:value-type="float">
            <text:p>0.216463316771</text:p>
          </table:table-cell>
          <table:table-cell office:value="0.200607355493" office:value-type="float">
            <text:p>0.200607355493</text:p>
          </table:table-cell>
          <table:table-cell office:value="0.190794393549" office:value-type="float">
            <text:p>0.190794393549</text:p>
          </table:table-cell>
          <table:table-cell office:value="0.193541175383" office:value-type="float">
            <text:p>0.193541175383</text:p>
          </table:table-cell>
          <table:table-cell office:value="0.22255084844" office:value-type="float">
            <text:p>0.22255084844</text:p>
          </table:table-cell>
          <table:table-cell office:value="0.197491966275" office:value-type="float">
            <text:p>0.197491966275</text:p>
          </table:table-cell>
          <table:table-cell office:value="0.172707725398" office:value-type="float">
            <text:p>0.172707725398</text:p>
          </table:table-cell>
          <table:table-cell office:value="0.175945277138" office:value-type="float">
            <text:p>0.175945277138</text:p>
          </table:table-cell>
          <table:table-cell office:value="0.201034791088" office:value-type="float">
            <text:p>0.201034791088</text:p>
          </table:table-cell>
          <table:table-cell office:value-type="string">
            <text:p/>
          </table:table-cell>
          <table:table-cell office:value="1.79390831942" office:value-type="float">
            <text:p>1.79390831942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8248398961" office:value-type="float">
            <text:p>0.208248398961</text:p>
          </table:table-cell>
          <table:table-cell office:value="0.197537699846" office:value-type="float">
            <text:p>0.197537699846</text:p>
          </table:table-cell>
          <table:table-cell office:value="0.193786717651" office:value-type="float">
            <text:p>0.193786717651</text:p>
          </table:table-cell>
          <table:table-cell office:value="0.187133130417" office:value-type="float">
            <text:p>0.187133130417</text:p>
          </table:table-cell>
          <table:table-cell office:value="0.187876944634" office:value-type="float">
            <text:p>0.187876944634</text:p>
          </table:table-cell>
          <table:table-cell office:value="0.180940237215" office:value-type="float">
            <text:p>0.180940237215</text:p>
          </table:table-cell>
          <table:table-cell office:value="0.159566216571" office:value-type="float">
            <text:p>0.159566216571</text:p>
          </table:table-cell>
          <table:table-cell office:value="0.146408500977" office:value-type="float">
            <text:p>0.146408500977</text:p>
          </table:table-cell>
          <table:table-cell office:value="0.144168634181" office:value-type="float">
            <text:p>0.144168634181</text:p>
          </table:table-cell>
          <table:table-cell office:value="0.160239001387" office:value-type="float">
            <text:p>0.160239001387</text:p>
          </table:table-cell>
          <table:table-cell office:value="0.144249253705" office:value-type="float">
            <text:p>0.144249253705</text:p>
          </table:table-cell>
          <table:table-cell office:value="0.128532606989" office:value-type="float">
            <text:p>0.128532606989</text:p>
          </table:table-cell>
          <table:table-cell office:value="0.128578699941" office:value-type="float">
            <text:p>0.128578699941</text:p>
          </table:table-cell>
          <table:table-cell office:value="0.153834543395" office:value-type="float">
            <text:p>0.153834543395</text:p>
          </table:table-cell>
          <table:table-cell office:value-type="string">
            <text:p>ü</text:p>
          </table:table-cell>
          <table:table-cell office:value="6.64494924221" office:value-type="float">
            <text:p>6.6449492422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83444100216" office:value-type="float">
            <text:p>5.83444100216</text:p>
          </table:table-cell>
          <table:table-cell office:value="5.59417170205" office:value-type="float">
            <text:p>5.59417170205</text:p>
          </table:table-cell>
          <table:table-cell office:value="5.60843502555" office:value-type="float">
            <text:p>5.60843502555</text:p>
          </table:table-cell>
          <table:table-cell office:value="5.46476181571" office:value-type="float">
            <text:p>5.46476181571</text:p>
          </table:table-cell>
          <table:table-cell office:value="5.48164386393" office:value-type="float">
            <text:p>5.48164386393</text:p>
          </table:table-cell>
          <table:table-cell office:value="5.20773375592" office:value-type="float">
            <text:p>5.20773375592</text:p>
          </table:table-cell>
          <table:table-cell office:value="4.82173421216" office:value-type="float">
            <text:p>4.82173421216</text:p>
          </table:table-cell>
          <table:table-cell office:value="4.42079448961" office:value-type="float">
            <text:p>4.42079448961</text:p>
          </table:table-cell>
          <table:table-cell office:value="4.21616370212" office:value-type="float">
            <text:p>4.21616370212</text:p>
          </table:table-cell>
          <table:table-cell office:value="4.81714556722" office:value-type="float">
            <text:p>4.81714556722</text:p>
          </table:table-cell>
          <table:table-cell office:value="4.36578261524" office:value-type="float">
            <text:p>4.36578261524</text:p>
          </table:table-cell>
          <table:table-cell office:value="3.88992824521" office:value-type="float">
            <text:p>3.88992824521</text:p>
          </table:table-cell>
          <table:table-cell office:value="3.90293549628" office:value-type="float">
            <text:p>3.90293549628</text:p>
          </table:table-cell>
          <table:table-cell office:value="4.50704833124" office:value-type="float">
            <text:p>4.50704833124</text:p>
          </table:table-cell>
          <table:table-cell office:value-type="string">
            <text:p>ü</text:p>
          </table:table-cell>
          <table:table-cell office:value="3.23574782462" office:value-type="float">
            <text:p>3.2357478246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0674121825" office:value-type="float">
            <text:p>0.490674121825</text:p>
          </table:table-cell>
          <table:table-cell office:value="0.460388645186" office:value-type="float">
            <text:p>0.460388645186</text:p>
          </table:table-cell>
          <table:table-cell office:value="0.447898834653" office:value-type="float">
            <text:p>0.447898834653</text:p>
          </table:table-cell>
          <table:table-cell office:value="0.435274801505" office:value-type="float">
            <text:p>0.435274801505</text:p>
          </table:table-cell>
          <table:table-cell office:value="0.433733028835" office:value-type="float">
            <text:p>0.433733028835</text:p>
          </table:table-cell>
          <table:table-cell office:value="0.417839241294" office:value-type="float">
            <text:p>0.417839241294</text:p>
          </table:table-cell>
          <table:table-cell office:value="0.36533794324" office:value-type="float">
            <text:p>0.36533794324</text:p>
          </table:table-cell>
          <table:table-cell office:value="0.333829072707" office:value-type="float">
            <text:p>0.333829072707</text:p>
          </table:table-cell>
          <table:table-cell office:value="0.331713092392" office:value-type="float">
            <text:p>0.331713092392</text:p>
          </table:table-cell>
          <table:table-cell office:value="0.377596719249" office:value-type="float">
            <text:p>0.377596719249</text:p>
          </table:table-cell>
          <table:table-cell office:value="0.33969314621" office:value-type="float">
            <text:p>0.33969314621</text:p>
          </table:table-cell>
          <table:table-cell office:value="0.298371879512" office:value-type="float">
            <text:p>0.298371879512</text:p>
          </table:table-cell>
          <table:table-cell office:value="0.304438576554" office:value-type="float">
            <text:p>0.304438576554</text:p>
          </table:table-cell>
          <table:table-cell office:value="0.352014171758" office:value-type="float">
            <text:p>0.352014171758</text:p>
          </table:table-cell>
          <table:table-cell office:value-type="string">
            <text:p>ü</text:p>
          </table:table-cell>
          <table:table-cell office:value="3.62710454584" office:value-type="float">
            <text:p>3.6271045458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736402287092" office:value-type="float">
            <text:p>0.736402287092</text:p>
          </table:table-cell>
          <table:table-cell office:value="0.704489069533" office:value-type="float">
            <text:p>0.704489069533</text:p>
          </table:table-cell>
          <table:table-cell office:value="0.69095648114" office:value-type="float">
            <text:p>0.69095648114</text:p>
          </table:table-cell>
          <table:table-cell office:value="0.639425063859" office:value-type="float">
            <text:p>0.639425063859</text:p>
          </table:table-cell>
          <table:table-cell office:value="0.681503897297" office:value-type="float">
            <text:p>0.681503897297</text:p>
          </table:table-cell>
          <table:table-cell office:value="0.634794862212" office:value-type="float">
            <text:p>0.634794862212</text:p>
          </table:table-cell>
          <table:table-cell office:value="0.573711658104" office:value-type="float">
            <text:p>0.573711658104</text:p>
          </table:table-cell>
          <table:table-cell office:value="0.553823006053" office:value-type="float">
            <text:p>0.553823006053</text:p>
          </table:table-cell>
          <table:table-cell office:value="0.572035797617" office:value-type="float">
            <text:p>0.572035797617</text:p>
          </table:table-cell>
          <table:table-cell office:value="0.632528664045" office:value-type="float">
            <text:p>0.632528664045</text:p>
          </table:table-cell>
          <table:table-cell office:value="0.540573590205" office:value-type="float">
            <text:p>0.540573590205</text:p>
          </table:table-cell>
          <table:table-cell office:value="0.490497127434" office:value-type="float">
            <text:p>0.490497127434</text:p>
          </table:table-cell>
          <table:table-cell office:value="0.509180205351" office:value-type="float">
            <text:p>0.509180205351</text:p>
          </table:table-cell>
          <table:table-cell office:value="0.584568007557" office:value-type="float">
            <text:p>0.584568007557</text:p>
          </table:table-cell>
          <table:table-cell office:value-type="string">
            <text:p>ü</text:p>
          </table:table-cell>
          <table:table-cell office:value="8.13846960875" office:value-type="float">
            <text:p>8.1384696087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6.5886772385" office:value-type="float">
            <text:p>56.5886772385</text:p>
          </table:table-cell>
          <table:table-cell office:value="53.1773584148" office:value-type="float">
            <text:p>53.1773584148</text:p>
          </table:table-cell>
          <table:table-cell office:value="52.2890112324" office:value-type="float">
            <text:p>52.2890112324</text:p>
          </table:table-cell>
          <table:table-cell office:value="50.5590267397" office:value-type="float">
            <text:p>50.5590267397</text:p>
          </table:table-cell>
          <table:table-cell office:value="50.8605180945" office:value-type="float">
            <text:p>50.8605180945</text:p>
          </table:table-cell>
          <table:table-cell office:value="48.8660974349" office:value-type="float">
            <text:p>48.8660974349</text:p>
          </table:table-cell>
          <table:table-cell office:value="43.6101924031" office:value-type="float">
            <text:p>43.6101924031</text:p>
          </table:table-cell>
          <table:table-cell office:value="39.2737544683" office:value-type="float">
            <text:p>39.2737544683</text:p>
          </table:table-cell>
          <table:table-cell office:value="38.7595998782" office:value-type="float">
            <text:p>38.7595998782</text:p>
          </table:table-cell>
          <table:table-cell office:value="45.7249746417" office:value-type="float">
            <text:p>45.7249746417</text:p>
          </table:table-cell>
          <table:table-cell office:value="40.2199754931" office:value-type="float">
            <text:p>40.2199754931</text:p>
          </table:table-cell>
          <table:table-cell office:value="35.1277300366" office:value-type="float">
            <text:p>35.1277300366</text:p>
          </table:table-cell>
          <table:table-cell office:value="35.9562310997" office:value-type="float">
            <text:p>35.9562310997</text:p>
          </table:table-cell>
          <table:table-cell office:value="41.4935776887" office:value-type="float">
            <text:p>41.4935776887</text:p>
          </table:table-cell>
          <table:table-cell office:value-type="string">
            <text:p>ü</text:p>
          </table:table-cell>
          <table:table-cell office:value="3.1665911778" office:value-type="float">
            <text:p>3.1665911778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24235079" office:value-type="float">
            <text:p>11.3124235079</text:p>
          </table:table-cell>
          <table:table-cell office:value="10.0932097348" office:value-type="float">
            <text:p>10.0932097348</text:p>
          </table:table-cell>
          <table:table-cell office:value="9.93127810194" office:value-type="float">
            <text:p>9.93127810194</text:p>
          </table:table-cell>
          <table:table-cell office:value="9.09087827552" office:value-type="float">
            <text:p>9.09087827552</text:p>
          </table:table-cell>
          <table:table-cell office:value="10.0944007567" office:value-type="float">
            <text:p>10.0944007567</text:p>
          </table:table-cell>
          <table:table-cell office:value="9.49214972201" office:value-type="float">
            <text:p>9.49214972201</text:p>
          </table:table-cell>
          <table:table-cell office:value="8.44003335791" office:value-type="float">
            <text:p>8.44003335791</text:p>
          </table:table-cell>
          <table:table-cell office:value="8.19316235589" office:value-type="float">
            <text:p>8.19316235589</text:p>
          </table:table-cell>
          <table:table-cell office:value="8.04640742403" office:value-type="float">
            <text:p>8.04640742403</text:p>
          </table:table-cell>
          <table:table-cell office:value="9.53027690673" office:value-type="float">
            <text:p>9.53027690673</text:p>
          </table:table-cell>
          <table:table-cell office:value="8.27868619242" office:value-type="float">
            <text:p>8.27868619242</text:p>
          </table:table-cell>
          <table:table-cell office:value="7.26613100835" office:value-type="float">
            <text:p>7.26613100835</text:p>
          </table:table-cell>
          <table:table-cell office:value="7.35786405571" office:value-type="float">
            <text:p>7.35786405571</text:p>
          </table:table-cell>
          <table:table-cell office:value="8.69761434926" office:value-type="float">
            <text:p>8.69761434926</text:p>
          </table:table-cell>
          <table:table-cell office:value-type="string">
            <text:p/>
          </table:table-cell>
          <table:table-cell office:value="5.0603217359" office:value-type="float">
            <text:p>5.060321735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9.2472215037" office:value-type="float">
            <text:p>59.2472215037</text:p>
          </table:table-cell>
          <table:table-cell office:value="51.7490718509" office:value-type="float">
            <text:p>51.7490718509</text:p>
          </table:table-cell>
          <table:table-cell office:value="54.3082153731" office:value-type="float">
            <text:p>54.3082153731</text:p>
          </table:table-cell>
          <table:table-cell office:value="48.7466337674" office:value-type="float">
            <text:p>48.7466337674</text:p>
          </table:table-cell>
          <table:table-cell office:value="52.2026375566" office:value-type="float">
            <text:p>52.2026375566</text:p>
          </table:table-cell>
          <table:table-cell office:value="46.3391955775" office:value-type="float">
            <text:p>46.3391955775</text:p>
          </table:table-cell>
          <table:table-cell office:value="46.1680917828" office:value-type="float">
            <text:p>46.1680917828</text:p>
          </table:table-cell>
          <table:table-cell office:value="44.2716413018" office:value-type="float">
            <text:p>44.2716413018</text:p>
          </table:table-cell>
          <table:table-cell office:value="44.5693830202" office:value-type="float">
            <text:p>44.5693830202</text:p>
          </table:table-cell>
          <table:table-cell office:value="50.125622614" office:value-type="float">
            <text:p>50.125622614</text:p>
          </table:table-cell>
          <table:table-cell office:value="39.9547093249" office:value-type="float">
            <text:p>39.9547093249</text:p>
          </table:table-cell>
          <table:table-cell office:value="35.7824872123" office:value-type="float">
            <text:p>35.7824872123</text:p>
          </table:table-cell>
          <table:table-cell office:value="39.9976886324" office:value-type="float">
            <text:p>39.9976886324</text:p>
          </table:table-cell>
          <table:table-cell office:value="44.1407332842" office:value-type="float">
            <text:p>44.1407332842</text:p>
          </table:table-cell>
          <table:table-cell office:value-type="string">
            <text:p/>
          </table:table-cell>
          <table:table-cell office:value="10.4769225707" office:value-type="float">
            <text:p>10.4769225707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76.832961002" office:value-type="float">
            <text:p>476.832961002</text:p>
          </table:table-cell>
          <table:table-cell office:value="434.891281621" office:value-type="float">
            <text:p>434.891281621</text:p>
          </table:table-cell>
          <table:table-cell office:value="397.406196007" office:value-type="float">
            <text:p>397.406196007</text:p>
          </table:table-cell>
          <table:table-cell office:value="380.499320186" office:value-type="float">
            <text:p>380.499320186</text:p>
          </table:table-cell>
          <table:table-cell office:value="415.559671133" office:value-type="float">
            <text:p>415.559671133</text:p>
          </table:table-cell>
          <table:table-cell office:value="382.284238248" office:value-type="float">
            <text:p>382.284238248</text:p>
          </table:table-cell>
          <table:table-cell office:value="332.110895667" office:value-type="float">
            <text:p>332.110895667</text:p>
          </table:table-cell>
          <table:table-cell office:value="314.671946245" office:value-type="float">
            <text:p>314.671946245</text:p>
          </table:table-cell>
          <table:table-cell office:value="335.26405961" office:value-type="float">
            <text:p>335.26405961</text:p>
          </table:table-cell>
          <table:table-cell office:value="428.471279857" office:value-type="float">
            <text:p>428.471279857</text:p>
          </table:table-cell>
          <table:table-cell office:value="326.957709472" office:value-type="float">
            <text:p>326.957709472</text:p>
          </table:table-cell>
          <table:table-cell office:value="306.984019484" office:value-type="float">
            <text:p>306.984019484</text:p>
          </table:table-cell>
          <table:table-cell office:value="306.395580494" office:value-type="float">
            <text:p>306.395580494</text:p>
          </table:table-cell>
          <table:table-cell office:value="352.71911078" office:value-type="float">
            <text:p>352.71911078</text:p>
          </table:table-cell>
          <table:table-cell office:value-type="string">
            <text:p/>
          </table:table-cell>
          <table:table-cell office:value="7.87912337344" office:value-type="float">
            <text:p>7.87912337344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8.719270408" office:value-type="float">
            <text:p>138.719270408</text:p>
          </table:table-cell>
          <table:table-cell office:value="124.23087182" office:value-type="float">
            <text:p>124.23087182</text:p>
          </table:table-cell>
          <table:table-cell office:value="120.542496534" office:value-type="float">
            <text:p>120.542496534</text:p>
          </table:table-cell>
          <table:table-cell office:value="112.163119139" office:value-type="float">
            <text:p>112.163119139</text:p>
          </table:table-cell>
          <table:table-cell office:value="121.462514529" office:value-type="float">
            <text:p>121.462514529</text:p>
          </table:table-cell>
          <table:table-cell office:value="110.053156539" office:value-type="float">
            <text:p>110.053156539</text:p>
          </table:table-cell>
          <table:table-cell office:value="101.519846694" office:value-type="float">
            <text:p>101.519846694</text:p>
          </table:table-cell>
          <table:table-cell office:value="96.7168953304" office:value-type="float">
            <text:p>96.7168953304</text:p>
          </table:table-cell>
          <table:table-cell office:value="100.446656223" office:value-type="float">
            <text:p>100.446656223</text:p>
          </table:table-cell>
          <table:table-cell office:value="121.537427797" office:value-type="float">
            <text:p>121.537427797</text:p>
          </table:table-cell>
          <table:table-cell office:value="94.4475973704" office:value-type="float">
            <text:p>94.4475973704</text:p>
          </table:table-cell>
          <table:table-cell office:value="86.9464265369" office:value-type="float">
            <text:p>86.9464265369</text:p>
          </table:table-cell>
          <table:table-cell office:value="91.0635648014" office:value-type="float">
            <text:p>91.0635648014</text:p>
          </table:table-cell>
          <table:table-cell office:value="102.927185535" office:value-type="float">
            <text:p>102.927185535</text:p>
          </table:table-cell>
          <table:table-cell office:value-type="string">
            <text:p/>
          </table:table-cell>
          <table:table-cell office:value="8.97808774466" office:value-type="float">
            <text:p>8.9780877446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074154802" office:value-type="float">
            <text:p>0.375074154802</text:p>
          </table:table-cell>
          <table:table-cell office:value="0.375430498238" office:value-type="float">
            <text:p>0.375430498238</text:p>
          </table:table-cell>
          <table:table-cell office:value="0.377112447115" office:value-type="float">
            <text:p>0.377112447115</text:p>
          </table:table-cell>
          <table:table-cell office:value="0.361415111956" office:value-type="float">
            <text:p>0.361415111956</text:p>
          </table:table-cell>
          <table:table-cell office:value="0.381868765678" office:value-type="float">
            <text:p>0.381868765678</text:p>
          </table:table-cell>
          <table:table-cell office:value="0.355577685926" office:value-type="float">
            <text:p>0.355577685926</text:p>
          </table:table-cell>
          <table:table-cell office:value="0.329769916576" office:value-type="float">
            <text:p>0.329769916576</text:p>
          </table:table-cell>
          <table:table-cell office:value="0.316849004462" office:value-type="float">
            <text:p>0.316849004462</text:p>
          </table:table-cell>
          <table:table-cell office:value="0.316903583939" office:value-type="float">
            <text:p>0.316903583939</text:p>
          </table:table-cell>
          <table:table-cell office:value="0.349804348354" office:value-type="float">
            <text:p>0.349804348354</text:p>
          </table:table-cell>
          <table:table-cell office:value="0.313256045153" office:value-type="float">
            <text:p>0.313256045153</text:p>
          </table:table-cell>
          <table:table-cell office:value="0.284728611814" office:value-type="float">
            <text:p>0.284728611814</text:p>
          </table:table-cell>
          <table:table-cell office:value="0.284981612943" office:value-type="float">
            <text:p>0.284981612943</text:p>
          </table:table-cell>
          <table:table-cell office:value="0.315376795436" office:value-type="float">
            <text:p>0.315376795436</text:p>
          </table:table-cell>
          <table:table-cell office:value-type="string">
            <text:p>ü</text:p>
          </table:table-cell>
          <table:table-cell office:value="0.677002188905" office:value-type="float">
            <text:p>0.67700218890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8547434818" office:value-type="float">
            <text:p>1.98547434818</text:p>
          </table:table-cell>
          <table:table-cell office:value="1.97588481787" office:value-type="float">
            <text:p>1.97588481787</text:p>
          </table:table-cell>
          <table:table-cell office:value="1.95826111476" office:value-type="float">
            <text:p>1.95826111476</text:p>
          </table:table-cell>
          <table:table-cell office:value="1.86682300846" office:value-type="float">
            <text:p>1.86682300846</text:p>
          </table:table-cell>
          <table:table-cell office:value="1.95912798803" office:value-type="float">
            <text:p>1.95912798803</text:p>
          </table:table-cell>
          <table:table-cell office:value="1.82183398184" office:value-type="float">
            <text:p>1.82183398184</text:p>
          </table:table-cell>
          <table:table-cell office:value="1.76002215701" office:value-type="float">
            <text:p>1.76002215701</text:p>
          </table:table-cell>
          <table:table-cell office:value="1.67807234708" office:value-type="float">
            <text:p>1.67807234708</text:p>
          </table:table-cell>
          <table:table-cell office:value="1.57929799221" office:value-type="float">
            <text:p>1.57929799221</text:p>
          </table:table-cell>
          <table:table-cell office:value="1.76297425112" office:value-type="float">
            <text:p>1.76297425112</text:p>
          </table:table-cell>
          <table:table-cell office:value="1.59834508681" office:value-type="float">
            <text:p>1.59834508681</text:p>
          </table:table-cell>
          <table:table-cell office:value="1.43974955314" office:value-type="float">
            <text:p>1.43974955314</text:p>
          </table:table-cell>
          <table:table-cell office:value="1.46934189126" office:value-type="float">
            <text:p>1.46934189126</text:p>
          </table:table-cell>
          <table:table-cell office:value="1.62526200957" office:value-type="float">
            <text:p>1.62526200957</text:p>
          </table:table-cell>
          <table:table-cell office:value-type="string">
            <text:p>ü</text:p>
          </table:table-cell>
          <table:table-cell office:value="1.68404951991" office:value-type="float">
            <text:p>1.6840495199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79442587" office:value-type="float">
            <text:p>41.79442587</text:p>
          </table:table-cell>
          <table:table-cell office:value="42.1319274754" office:value-type="float">
            <text:p>42.1319274754</text:p>
          </table:table-cell>
          <table:table-cell office:value="41.5626072027" office:value-type="float">
            <text:p>41.5626072027</text:p>
          </table:table-cell>
          <table:table-cell office:value="41.749903025" office:value-type="float">
            <text:p>41.749903025</text:p>
          </table:table-cell>
          <table:table-cell office:value="42.8097906037" office:value-type="float">
            <text:p>42.8097906037</text:p>
          </table:table-cell>
          <table:table-cell office:value="42.3545428724" office:value-type="float">
            <text:p>42.3545428724</text:p>
          </table:table-cell>
          <table:table-cell office:value="42.374685897" office:value-type="float">
            <text:p>42.374685897</text:p>
          </table:table-cell>
          <table:table-cell office:value="42.5717714665" office:value-type="float">
            <text:p>42.5717714665</text:p>
          </table:table-cell>
          <table:table-cell office:value="43.4959647487" office:value-type="float">
            <text:p>43.4959647487</text:p>
          </table:table-cell>
          <table:table-cell office:value="43.4833313459" office:value-type="float">
            <text:p>43.4833313459</text:p>
          </table:table-cell>
          <table:table-cell office:value="43.0755596718" office:value-type="float">
            <text:p>43.0755596718</text:p>
          </table:table-cell>
          <table:table-cell office:value="42.8970360979" office:value-type="float">
            <text:p>42.8970360979</text:p>
          </table:table-cell>
          <table:table-cell office:value="42.442678697" office:value-type="float">
            <text:p>42.442678697</text:p>
          </table:table-cell>
          <table:table-cell office:value="43.1895205393" office:value-type="float">
            <text:p>43.189520539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2996829853" office:value-type="float">
            <text:p>13.2996829853</text:p>
          </table:table-cell>
          <table:table-cell office:value="13.3410497744" office:value-type="float">
            <text:p>13.3410497744</text:p>
          </table:table-cell>
          <table:table-cell office:value="13.2167477308" office:value-type="float">
            <text:p>13.2167477308</text:p>
          </table:table-cell>
          <table:table-cell office:value="13.0468710658" office:value-type="float">
            <text:p>13.0468710658</text:p>
          </table:table-cell>
          <table:table-cell office:value="13.4211415787" office:value-type="float">
            <text:p>13.4211415787</text:p>
          </table:table-cell>
          <table:table-cell office:value="13.300526741" office:value-type="float">
            <text:p>13.300526741</text:p>
          </table:table-cell>
          <table:table-cell office:value="12.9811350703" office:value-type="float">
            <text:p>12.9811350703</text:p>
          </table:table-cell>
          <table:table-cell office:value="13.2057251166" office:value-type="float">
            <text:p>13.2057251166</text:p>
          </table:table-cell>
          <table:table-cell office:value="13.4436103001" office:value-type="float">
            <text:p>13.4436103001</text:p>
          </table:table-cell>
          <table:table-cell office:value="13.2330688893" office:value-type="float">
            <text:p>13.2330688893</text:p>
          </table:table-cell>
          <table:table-cell office:value="13.1659850221" office:value-type="float">
            <text:p>13.1659850221</text:p>
          </table:table-cell>
          <table:table-cell office:value="13.1464098625" office:value-type="float">
            <text:p>13.1464098625</text:p>
          </table:table-cell>
          <table:table-cell office:value="12.8106470455" office:value-type="float">
            <text:p>12.8106470455</text:p>
          </table:table-cell>
          <table:table-cell office:value="13.040915717" office:value-type="float">
            <text:p>13.04091571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1280307405" office:value-type="float">
            <text:p>17.1280307405</text:p>
          </table:table-cell>
          <table:table-cell office:value="17.3052153945" office:value-type="float">
            <text:p>17.3052153945</text:p>
          </table:table-cell>
          <table:table-cell office:value="16.8969885306" office:value-type="float">
            <text:p>16.8969885306</text:p>
          </table:table-cell>
          <table:table-cell office:value="17.073081627" office:value-type="float">
            <text:p>17.073081627</text:p>
          </table:table-cell>
          <table:table-cell office:value="17.4679353633" office:value-type="float">
            <text:p>17.4679353633</text:p>
          </table:table-cell>
          <table:table-cell office:value="17.2507542058" office:value-type="float">
            <text:p>17.2507542058</text:p>
          </table:table-cell>
          <table:table-cell office:value="17.3327093639" office:value-type="float">
            <text:p>17.3327093639</text:p>
          </table:table-cell>
          <table:table-cell office:value="17.3754747902" office:value-type="float">
            <text:p>17.3754747902</text:p>
          </table:table-cell>
          <table:table-cell office:value="17.9547935744" office:value-type="float">
            <text:p>17.9547935744</text:p>
          </table:table-cell>
          <table:table-cell office:value="18.1837109352" office:value-type="float">
            <text:p>18.1837109352</text:p>
          </table:table-cell>
          <table:table-cell office:value="17.8850376828" office:value-type="float">
            <text:p>17.8850376828</text:p>
          </table:table-cell>
          <table:table-cell office:value="17.80124165" office:value-type="float">
            <text:p>17.80124165</text:p>
          </table:table-cell>
          <table:table-cell office:value="17.5944437657" office:value-type="float">
            <text:p>17.5944437657</text:p>
          </table:table-cell>
          <table:table-cell office:value="18.0248376512" office:value-type="float">
            <text:p>18.024837651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45930689632" office:value-type="float">
            <text:p>8.45930689632</text:p>
          </table:table-cell>
          <table:table-cell office:value="8.59031280404" office:value-type="float">
            <text:p>8.59031280404</text:p>
          </table:table-cell>
          <table:table-cell office:value="8.57220957542" office:value-type="float">
            <text:p>8.57220957542</text:p>
          </table:table-cell>
          <table:table-cell office:value="8.71409126577" office:value-type="float">
            <text:p>8.71409126577</text:p>
          </table:table-cell>
          <table:table-cell office:value="8.90441966125" office:value-type="float">
            <text:p>8.90441966125</text:p>
          </table:table-cell>
          <table:table-cell office:value="8.84245925982" office:value-type="float">
            <text:p>8.84245925982</text:p>
          </table:table-cell>
          <table:table-cell office:value="9.11659266082" office:value-type="float">
            <text:p>9.11659266082</text:p>
          </table:table-cell>
          <table:table-cell office:value="8.98796148887" office:value-type="float">
            <text:p>8.98796148887</text:p>
          </table:table-cell>
          <table:table-cell office:value="9.05829047482" office:value-type="float">
            <text:p>9.05829047482</text:p>
          </table:table-cell>
          <table:table-cell office:value="9.05481489039" office:value-type="float">
            <text:p>9.05481489039</text:p>
          </table:table-cell>
          <table:table-cell office:value="9.01592163872" office:value-type="float">
            <text:p>9.01592163872</text:p>
          </table:table-cell>
          <table:table-cell office:value="8.9677670795" office:value-type="float">
            <text:p>8.9677670795</text:p>
          </table:table-cell>
          <table:table-cell office:value="9.03216270312" office:value-type="float">
            <text:p>9.03216270312</text:p>
          </table:table-cell>
          <table:table-cell office:value="9.07050336941" office:value-type="float">
            <text:p>9.0705033694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6001280622" office:value-type="float">
            <text:p>43.6001280622</text:p>
          </table:table-cell>
          <table:table-cell office:value="43.1372685195" office:value-type="float">
            <text:p>43.1372685195</text:p>
          </table:table-cell>
          <table:table-cell office:value="43.6299492916" office:value-type="float">
            <text:p>43.6299492916</text:p>
          </table:table-cell>
          <table:table-cell office:value="43.1917395859" office:value-type="float">
            <text:p>43.1917395859</text:p>
          </table:table-cell>
          <table:table-cell office:value="41.7811738388" office:value-type="float">
            <text:p>41.7811738388</text:p>
          </table:table-cell>
          <table:table-cell office:value="42.3932691013" office:value-type="float">
            <text:p>42.3932691013</text:p>
          </table:table-cell>
          <table:table-cell office:value="42.2577146451" office:value-type="float">
            <text:p>42.2577146451</text:p>
          </table:table-cell>
          <table:table-cell office:value="42.0141100724" office:value-type="float">
            <text:p>42.0141100724</text:p>
          </table:table-cell>
          <table:table-cell office:value="40.9876996766" office:value-type="float">
            <text:p>40.9876996766</text:p>
          </table:table-cell>
          <table:table-cell office:value="40.6129234518" office:value-type="float">
            <text:p>40.6129234518</text:p>
          </table:table-cell>
          <table:table-cell office:value="41.2961412515" office:value-type="float">
            <text:p>41.2961412515</text:p>
          </table:table-cell>
          <table:table-cell office:value="41.427810315" office:value-type="float">
            <text:p>41.427810315</text:p>
          </table:table-cell>
          <table:table-cell office:value="41.8204628818" office:value-type="float">
            <text:p>41.8204628818</text:p>
          </table:table-cell>
          <table:table-cell office:value="40.835579856" office:value-type="float">
            <text:p>40.835579856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4322458227" office:value-type="float">
            <text:p>15.4322458227</text:p>
          </table:table-cell>
          <table:table-cell office:value="14.8298917552" office:value-type="float">
            <text:p>14.8298917552</text:p>
          </table:table-cell>
          <table:table-cell office:value="15.3814136281" office:value-type="float">
            <text:p>15.3814136281</text:p>
          </table:table-cell>
          <table:table-cell office:value="15.1421499608" office:value-type="float">
            <text:p>15.1421499608</text:p>
          </table:table-cell>
          <table:table-cell office:value="12.8615012425" office:value-type="float">
            <text:p>12.8615012425</text:p>
          </table:table-cell>
          <table:table-cell office:value="13.940423545" office:value-type="float">
            <text:p>13.940423545</text:p>
          </table:table-cell>
          <table:table-cell office:value="12.7752192876" office:value-type="float">
            <text:p>12.7752192876</text:p>
          </table:table-cell>
          <table:table-cell office:value="12.9574864561" office:value-type="float">
            <text:p>12.9574864561</text:p>
          </table:table-cell>
          <table:table-cell office:value="11.4192371501" office:value-type="float">
            <text:p>11.4192371501</text:p>
          </table:table-cell>
          <table:table-cell office:value="10.7004791029" office:value-type="float">
            <text:p>10.7004791029</text:p>
          </table:table-cell>
          <table:table-cell office:value="11.1785850089" office:value-type="float">
            <text:p>11.1785850089</text:p>
          </table:table-cell>
          <table:table-cell office:value="11.5105720448" office:value-type="float">
            <text:p>11.5105720448</text:p>
          </table:table-cell>
          <table:table-cell office:value="11.1357260322" office:value-type="float">
            <text:p>11.1357260322</text:p>
          </table:table-cell>
          <table:table-cell office:value="11.3887045972" office:value-type="float">
            <text:p>11.388704597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6935512373" office:value-type="float">
            <text:p>14.6935512373</text:p>
          </table:table-cell>
          <table:table-cell office:value="14.8025980667" office:value-type="float">
            <text:p>14.8025980667</text:p>
          </table:table-cell>
          <table:table-cell office:value="14.8842625449" office:value-type="float">
            <text:p>14.8842625449</text:p>
          </table:table-cell>
          <table:table-cell office:value="15.1473044657" office:value-type="float">
            <text:p>15.1473044657</text:p>
          </table:table-cell>
          <table:table-cell office:value="15.4789943011" office:value-type="float">
            <text:p>15.4789943011</text:p>
          </table:table-cell>
          <table:table-cell office:value="15.3357285683" office:value-type="float">
            <text:p>15.3357285683</text:p>
          </table:table-cell>
          <table:table-cell office:value="15.4335577922" office:value-type="float">
            <text:p>15.4335577922</text:p>
          </table:table-cell>
          <table:table-cell office:value="15.4679619457" office:value-type="float">
            <text:p>15.4679619457</text:p>
          </table:table-cell>
          <table:table-cell office:value="15.5569399295" office:value-type="float">
            <text:p>15.5569399295</text:p>
          </table:table-cell>
          <table:table-cell office:value="15.9423106275" office:value-type="float">
            <text:p>15.9423106275</text:p>
          </table:table-cell>
          <table:table-cell office:value="15.6814049784" office:value-type="float">
            <text:p>15.6814049784</text:p>
          </table:table-cell>
          <table:table-cell office:value="15.7169661344" office:value-type="float">
            <text:p>15.7169661344</text:p>
          </table:table-cell>
          <table:table-cell office:value="15.7836832786" office:value-type="float">
            <text:p>15.7836832786</text:p>
          </table:table-cell>
          <table:table-cell office:value="16.0356840047" office:value-type="float">
            <text:p>16.035684004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7081819588" office:value-type="float">
            <text:p>15.7081819588</text:p>
          </table:table-cell>
          <table:table-cell office:value="15.3532155674" office:value-type="float">
            <text:p>15.3532155674</text:p>
          </table:table-cell>
          <table:table-cell office:value="18.3955123599" office:value-type="float">
            <text:p>18.3955123599</text:p>
          </table:table-cell>
          <table:table-cell office:value="14.405999524" office:value-type="float">
            <text:p>14.405999524</text:p>
          </table:table-cell>
          <table:table-cell office:value="14.3491423628" office:value-type="float">
            <text:p>14.3491423628</text:p>
          </table:table-cell>
          <table:table-cell office:value="13.6867589563" office:value-type="float">
            <text:p>13.6867589563</text:p>
          </table:table-cell>
          <table:table-cell office:value="12.7668670203" office:value-type="float">
            <text:p>12.7668670203</text:p>
          </table:table-cell>
          <table:table-cell office:value="11.8245250976" office:value-type="float">
            <text:p>11.8245250976</text:p>
          </table:table-cell>
          <table:table-cell office:value="11.2797927369" office:value-type="float">
            <text:p>11.2797927369</text:p>
          </table:table-cell>
          <table:table-cell office:value="12.6453931179" office:value-type="float">
            <text:p>12.6453931179</text:p>
          </table:table-cell>
          <table:table-cell office:value="11.6517396171" office:value-type="float">
            <text:p>11.6517396171</text:p>
          </table:table-cell>
          <table:table-cell office:value="10.3515250507" office:value-type="float">
            <text:p>10.3515250507</text:p>
          </table:table-cell>
          <table:table-cell office:value="10.3889589121" office:value-type="float">
            <text:p>10.3889589121</text:p>
          </table:table-cell>
          <table:table-cell office:value="11.6642912444" office:value-type="float">
            <text:p>11.664291244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7902359033" office:value-type="float">
            <text:p>13.7902359033</text:p>
          </table:table-cell>
          <table:table-cell office:value="13.7212747737" office:value-type="float">
            <text:p>13.7212747737</text:p>
          </table:table-cell>
          <table:table-cell office:value="16.7119964305" office:value-type="float">
            <text:p>16.7119964305</text:p>
          </table:table-cell>
          <table:table-cell office:value="12.6015002229" office:value-type="float">
            <text:p>12.6015002229</text:p>
          </table:table-cell>
          <table:table-cell office:value="12.8942258069" office:value-type="float">
            <text:p>12.8942258069</text:p>
          </table:table-cell>
          <table:table-cell office:value="12.1333777521" office:value-type="float">
            <text:p>12.1333777521</text:p>
          </table:table-cell>
          <table:table-cell office:value="11.456826477" office:value-type="float">
            <text:p>11.456826477</text:p>
          </table:table-cell>
          <table:table-cell office:value="10.8649615273" office:value-type="float">
            <text:p>10.8649615273</text:p>
          </table:table-cell>
          <table:table-cell office:value="10.4433606497" office:value-type="float">
            <text:p>10.4433606497</text:p>
          </table:table-cell>
          <table:table-cell office:value="11.722652747" office:value-type="float">
            <text:p>11.722652747</text:p>
          </table:table-cell>
          <table:table-cell office:value="10.6546504879" office:value-type="float">
            <text:p>10.6546504879</text:p>
          </table:table-cell>
          <table:table-cell office:value="9.5997362938" office:value-type="float">
            <text:p>9.5997362938</text:p>
          </table:table-cell>
          <table:table-cell office:value="9.60323538159" office:value-type="float">
            <text:p>9.60323538159</text:p>
          </table:table-cell>
          <table:table-cell office:value="10.7671775846" office:value-type="float">
            <text:p>10.767177584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2113539431" office:value-type="float">
            <text:p>23.2113539431</text:p>
          </table:table-cell>
          <table:table-cell office:value="23.2843635624" office:value-type="float">
            <text:p>23.2843635624</text:p>
          </table:table-cell>
          <table:table-cell office:value="29.2934148787" office:value-type="float">
            <text:p>29.2934148787</text:p>
          </table:table-cell>
          <table:table-cell office:value="21.9807907997" office:value-type="float">
            <text:p>21.9807907997</text:p>
          </table:table-cell>
          <table:table-cell office:value="22.7780503552" office:value-type="float">
            <text:p>22.7780503552</text:p>
          </table:table-cell>
          <table:table-cell office:value="21.3874391241" office:value-type="float">
            <text:p>21.3874391241</text:p>
          </table:table-cell>
          <table:table-cell office:value="20.2510996887" office:value-type="float">
            <text:p>20.2510996887</text:p>
          </table:table-cell>
          <table:table-cell office:value="19.3466042748" office:value-type="float">
            <text:p>19.3466042748</text:p>
          </table:table-cell>
          <table:table-cell office:value="18.5247737989" office:value-type="float">
            <text:p>18.5247737989</text:p>
          </table:table-cell>
          <table:table-cell office:value="21.2799503728" office:value-type="float">
            <text:p>21.2799503728</text:p>
          </table:table-cell>
          <table:table-cell office:value="19.0485714133" office:value-type="float">
            <text:p>19.0485714133</text:p>
          </table:table-cell>
          <table:table-cell office:value="17.212859211" office:value-type="float">
            <text:p>17.212859211</text:p>
          </table:table-cell>
          <table:table-cell office:value="17.2435078088" office:value-type="float">
            <text:p>17.2435078088</text:p>
          </table:table-cell>
          <table:table-cell office:value="19.8271894562" office:value-type="float">
            <text:p>19.827189456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3026522678" office:value-type="float">
            <text:p>13.3026522678</text:p>
          </table:table-cell>
          <table:table-cell office:value="13.1432474713" office:value-type="float">
            <text:p>13.1432474713</text:p>
          </table:table-cell>
          <table:table-cell office:value="15.9754708372" office:value-type="float">
            <text:p>15.9754708372</text:p>
          </table:table-cell>
          <table:table-cell office:value="12.239279713" office:value-type="float">
            <text:p>12.239279713</text:p>
          </table:table-cell>
          <table:table-cell office:value="12.6118517394" office:value-type="float">
            <text:p>12.6118517394</text:p>
          </table:table-cell>
          <table:table-cell office:value="12.033360492" office:value-type="float">
            <text:p>12.033360492</text:p>
          </table:table-cell>
          <table:table-cell office:value="11.4159549984" office:value-type="float">
            <text:p>11.4159549984</text:p>
          </table:table-cell>
          <table:table-cell office:value="10.6563142907" office:value-type="float">
            <text:p>10.6563142907</text:p>
          </table:table-cell>
          <table:table-cell office:value="10.1362219922" office:value-type="float">
            <text:p>10.1362219922</text:p>
          </table:table-cell>
          <table:table-cell office:value="11.2803467161" office:value-type="float">
            <text:p>11.2803467161</text:p>
          </table:table-cell>
          <table:table-cell office:value="10.4238290982" office:value-type="float">
            <text:p>10.4238290982</text:p>
          </table:table-cell>
          <table:table-cell office:value="9.43553806703" office:value-type="float">
            <text:p>9.43553806703</text:p>
          </table:table-cell>
          <table:table-cell office:value="9.20540263648" office:value-type="float">
            <text:p>9.20540263648</text:p>
          </table:table-cell>
          <table:table-cell office:value="10.5024912589" office:value-type="float">
            <text:p>10.502491258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1245332885" office:value-type="float">
            <text:p>13.1245332885</text:p>
          </table:table-cell>
          <table:table-cell office:value="13.4437659632" office:value-type="float">
            <text:p>13.4437659632</text:p>
          </table:table-cell>
          <table:table-cell office:value="16.8057402857" office:value-type="float">
            <text:p>16.8057402857</text:p>
          </table:table-cell>
          <table:table-cell office:value="12.6119651841" office:value-type="float">
            <text:p>12.6119651841</text:p>
          </table:table-cell>
          <table:table-cell office:value="13.3303497018" office:value-type="float">
            <text:p>13.3303497018</text:p>
          </table:table-cell>
          <table:table-cell office:value="12.3493142405" office:value-type="float">
            <text:p>12.3493142405</text:p>
          </table:table-cell>
          <table:table-cell office:value="12.3761468732" office:value-type="float">
            <text:p>12.3761468732</text:p>
          </table:table-cell>
          <table:table-cell office:value="11.4442589945" office:value-type="float">
            <text:p>11.4442589945</text:p>
          </table:table-cell>
          <table:table-cell office:value="10.9856168851" office:value-type="float">
            <text:p>10.9856168851</text:p>
          </table:table-cell>
          <table:table-cell office:value="12.5459796111" office:value-type="float">
            <text:p>12.5459796111</text:p>
          </table:table-cell>
          <table:table-cell office:value="11.4662946138" office:value-type="float">
            <text:p>11.4662946138</text:p>
          </table:table-cell>
          <table:table-cell office:value="10.1522749348" office:value-type="float">
            <text:p>10.1522749348</text:p>
          </table:table-cell>
          <table:table-cell office:value="10.3865482439" office:value-type="float">
            <text:p>10.3865482439</text:p>
          </table:table-cell>
          <table:table-cell office:value="11.5837776571" office:value-type="float">
            <text:p>11.583777657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6974586801" office:value-type="float">
            <text:p>15.6974586801</text:p>
          </table:table-cell>
          <table:table-cell office:value="15.7584511822" office:value-type="float">
            <text:p>15.7584511822</text:p>
          </table:table-cell>
          <table:table-cell office:value="19.7573096425" office:value-type="float">
            <text:p>19.7573096425</text:p>
          </table:table-cell>
          <table:table-cell office:value="14.329487378" office:value-type="float">
            <text:p>14.329487378</text:p>
          </table:table-cell>
          <table:table-cell office:value="15.1851598583" office:value-type="float">
            <text:p>15.1851598583</text:p>
          </table:table-cell>
          <table:table-cell office:value="14.0841632139" office:value-type="float">
            <text:p>14.0841632139</text:p>
          </table:table-cell>
          <table:table-cell office:value="13.167010324" office:value-type="float">
            <text:p>13.167010324</text:p>
          </table:table-cell>
          <table:table-cell office:value="12.5363444478" office:value-type="float">
            <text:p>12.5363444478</text:p>
          </table:table-cell>
          <table:table-cell office:value="12.2678237791" office:value-type="float">
            <text:p>12.2678237791</text:p>
          </table:table-cell>
          <table:table-cell office:value="14.3116895318" office:value-type="float">
            <text:p>14.3116895318</text:p>
          </table:table-cell>
          <table:table-cell office:value="12.576174061" office:value-type="float">
            <text:p>12.576174061</text:p>
          </table:table-cell>
          <table:table-cell office:value="11.4275081863" office:value-type="float">
            <text:p>11.4275081863</text:p>
          </table:table-cell>
          <table:table-cell office:value="11.3844477019" office:value-type="float">
            <text:p>11.3844477019</text:p>
          </table:table-cell>
          <table:table-cell office:value="12.884964614" office:value-type="float">
            <text:p>12.88496461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3197229927" office:value-type="float">
            <text:p>15.3197229927</text:p>
          </table:table-cell>
          <table:table-cell office:value="14.3567677032" office:value-type="float">
            <text:p>14.3567677032</text:p>
          </table:table-cell>
          <table:table-cell office:value="17.3106655595" office:value-type="float">
            <text:p>17.3106655595</text:p>
          </table:table-cell>
          <table:table-cell office:value="13.6897025892" office:value-type="float">
            <text:p>13.6897025892</text:p>
          </table:table-cell>
          <table:table-cell office:value="13.5344439385" office:value-type="float">
            <text:p>13.5344439385</text:p>
          </table:table-cell>
          <table:table-cell office:value="13.193433192" office:value-type="float">
            <text:p>13.193433192</text:p>
          </table:table-cell>
          <table:table-cell office:value="11.8120520254" office:value-type="float">
            <text:p>11.8120520254</text:p>
          </table:table-cell>
          <table:table-cell office:value="10.8068878804" office:value-type="float">
            <text:p>10.8068878804</text:p>
          </table:table-cell>
          <table:table-cell office:value="10.3643365185" office:value-type="float">
            <text:p>10.3643365185</text:p>
          </table:table-cell>
          <table:table-cell office:value="11.578515206" office:value-type="float">
            <text:p>11.578515206</text:p>
          </table:table-cell>
          <table:table-cell office:value="10.7634524483" office:value-type="float">
            <text:p>10.7634524483</text:p>
          </table:table-cell>
          <table:table-cell office:value="9.53775756405" office:value-type="float">
            <text:p>9.53775756405</text:p>
          </table:table-cell>
          <table:table-cell office:value="9.52727226663" office:value-type="float">
            <text:p>9.52727226663</text:p>
          </table:table-cell>
          <table:table-cell office:value="11.0194336756" office:value-type="float">
            <text:p>11.019433675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.6835846546" office:value-type="float">
            <text:p>24.6835846546</text:p>
          </table:table-cell>
          <table:table-cell office:value="25.4129039462" office:value-type="float">
            <text:p>25.4129039462</text:p>
          </table:table-cell>
          <table:table-cell office:value="32.275270202" office:value-type="float">
            <text:p>32.275270202</text:p>
          </table:table-cell>
          <table:table-cell office:value="24.1424319995" office:value-type="float">
            <text:p>24.1424319995</text:p>
          </table:table-cell>
          <table:table-cell office:value="24.8311454026" office:value-type="float">
            <text:p>24.8311454026</text:p>
          </table:table-cell>
          <table:table-cell office:value="23.0306115731" office:value-type="float">
            <text:p>23.0306115731</text:p>
          </table:table-cell>
          <table:table-cell office:value="22.8130232278" office:value-type="float">
            <text:p>22.8130232278</text:p>
          </table:table-cell>
          <table:table-cell office:value="21.1928946646" office:value-type="float">
            <text:p>21.1928946646</text:p>
          </table:table-cell>
          <table:table-cell office:value="20.219912835" office:value-type="float">
            <text:p>20.219912835</text:p>
          </table:table-cell>
          <table:table-cell office:value="22.8166949421" office:value-type="float">
            <text:p>22.8166949421</text:p>
          </table:table-cell>
          <table:table-cell office:value="20.9236657201" office:value-type="float">
            <text:p>20.9236657201</text:p>
          </table:table-cell>
          <table:table-cell office:value="18.7309293806" office:value-type="float">
            <text:p>18.7309293806</text:p>
          </table:table-cell>
          <table:table-cell office:value="18.5771462911" office:value-type="float">
            <text:p>18.5771462911</text:p>
          </table:table-cell>
          <table:table-cell office:value="21.2027258255" office:value-type="float">
            <text:p>21.202725825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161600365" office:value-type="float">
            <text:p>15.161600365</text:p>
          </table:table-cell>
          <table:table-cell office:value="14.3626557714" office:value-type="float">
            <text:p>14.3626557714</text:p>
          </table:table-cell>
          <table:table-cell office:value="18.3363138605" office:value-type="float">
            <text:p>18.3363138605</text:p>
          </table:table-cell>
          <table:table-cell office:value="13.3794010178" office:value-type="float">
            <text:p>13.3794010178</text:p>
          </table:table-cell>
          <table:table-cell office:value="13.6198600253" office:value-type="float">
            <text:p>13.6198600253</text:p>
          </table:table-cell>
          <table:table-cell office:value="13.0704553995" office:value-type="float">
            <text:p>13.0704553995</text:p>
          </table:table-cell>
          <table:table-cell office:value="11.7515509907" office:value-type="float">
            <text:p>11.7515509907</text:p>
          </table:table-cell>
          <table:table-cell office:value="11.1273605486" office:value-type="float">
            <text:p>11.1273605486</text:p>
          </table:table-cell>
          <table:table-cell office:value="10.9132864442" office:value-type="float">
            <text:p>10.9132864442</text:p>
          </table:table-cell>
          <table:table-cell office:value="12.3767170586" office:value-type="float">
            <text:p>12.3767170586</text:p>
          </table:table-cell>
          <table:table-cell office:value="11.2369548364" office:value-type="float">
            <text:p>11.2369548364</text:p>
          </table:table-cell>
          <table:table-cell office:value="9.91743648463" office:value-type="float">
            <text:p>9.91743648463</text:p>
          </table:table-cell>
          <table:table-cell office:value="10.0163122339" office:value-type="float">
            <text:p>10.0163122339</text:p>
          </table:table-cell>
          <table:table-cell office:value="11.6284088242" office:value-type="float">
            <text:p>11.628408824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131330349" office:value-type="float">
            <text:p>29.131330349</text:p>
          </table:table-cell>
          <table:table-cell office:value="28.5647115344" office:value-type="float">
            <text:p>28.5647115344</text:p>
          </table:table-cell>
          <table:table-cell office:value="37.329455055" office:value-type="float">
            <text:p>37.329455055</text:p>
          </table:table-cell>
          <table:table-cell office:value="26.0779511357" office:value-type="float">
            <text:p>26.0779511357</text:p>
          </table:table-cell>
          <table:table-cell office:value="27.7608616196" office:value-type="float">
            <text:p>27.7608616196</text:p>
          </table:table-cell>
          <table:table-cell office:value="25.6477063" office:value-type="float">
            <text:p>25.6477063</text:p>
          </table:table-cell>
          <table:table-cell office:value="23.9401841341" office:value-type="float">
            <text:p>23.9401841341</text:p>
          </table:table-cell>
          <table:table-cell office:value="22.5495586165" office:value-type="float">
            <text:p>22.5495586165</text:p>
          </table:table-cell>
          <table:table-cell office:value="22.8667813105" office:value-type="float">
            <text:p>22.8667813105</text:p>
          </table:table-cell>
          <table:table-cell office:value="26.2006142355" office:value-type="float">
            <text:p>26.2006142355</text:p>
          </table:table-cell>
          <table:table-cell office:value="23.4896585711" office:value-type="float">
            <text:p>23.4896585711</text:p>
          </table:table-cell>
          <table:table-cell office:value="20.5120676213" office:value-type="float">
            <text:p>20.5120676213</text:p>
          </table:table-cell>
          <table:table-cell office:value="20.9263538459" office:value-type="float">
            <text:p>20.9263538459</text:p>
          </table:table-cell>
          <table:table-cell office:value="23.8263410929" office:value-type="float">
            <text:p>23.826341092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.1729175303" office:value-type="float">
            <text:p>18.1729175303</text:p>
          </table:table-cell>
          <table:table-cell office:value="17.2706946137" office:value-type="float">
            <text:p>17.2706946137</text:p>
          </table:table-cell>
          <table:table-cell office:value="20.7182876996" office:value-type="float">
            <text:p>20.7182876996</text:p>
          </table:table-cell>
          <table:table-cell office:value="16.4255145577" office:value-type="float">
            <text:p>16.4255145577</text:p>
          </table:table-cell>
          <table:table-cell office:value="16.3106077326" office:value-type="float">
            <text:p>16.3106077326</text:p>
          </table:table-cell>
          <table:table-cell office:value="15.8185589722" office:value-type="float">
            <text:p>15.8185589722</text:p>
          </table:table-cell>
          <table:table-cell office:value="14.015057315" office:value-type="float">
            <text:p>14.015057315</text:p>
          </table:table-cell>
          <table:table-cell office:value="12.7691156047" office:value-type="float">
            <text:p>12.7691156047</text:p>
          </table:table-cell>
          <table:table-cell office:value="12.527872216" office:value-type="float">
            <text:p>12.527872216</text:p>
          </table:table-cell>
          <table:table-cell office:value="13.8750225766" office:value-type="float">
            <text:p>13.8750225766</text:p>
          </table:table-cell>
          <table:table-cell office:value="12.5942287611" office:value-type="float">
            <text:p>12.5942287611</text:p>
          </table:table-cell>
          <table:table-cell office:value="11.2345042123" office:value-type="float">
            <text:p>11.2345042123</text:p>
          </table:table-cell>
          <table:table-cell office:value="11.2401795619" office:value-type="float">
            <text:p>11.2401795619</text:p>
          </table:table-cell>
          <table:table-cell office:value="13.4557704668" office:value-type="float">
            <text:p>13.455770466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7887987204" office:value-type="float">
            <text:p>41.7887987204</text:p>
          </table:table-cell>
          <table:table-cell office:value="40.1842890063" office:value-type="float">
            <text:p>40.1842890063</text:p>
          </table:table-cell>
          <table:table-cell office:value="49.2993247131" office:value-type="float">
            <text:p>49.2993247131</text:p>
          </table:table-cell>
          <table:table-cell office:value="39.1875660604" office:value-type="float">
            <text:p>39.1875660604</text:p>
          </table:table-cell>
          <table:table-cell office:value="39.022758191" office:value-type="float">
            <text:p>39.022758191</text:p>
          </table:table-cell>
          <table:table-cell office:value="37.2280434224" office:value-type="float">
            <text:p>37.2280434224</text:p>
          </table:table-cell>
          <table:table-cell office:value="34.7112513642" office:value-type="float">
            <text:p>34.7112513642</text:p>
          </table:table-cell>
          <table:table-cell office:value="31.4881897092" office:value-type="float">
            <text:p>31.4881897092</text:p>
          </table:table-cell>
          <table:table-cell office:value="29.9430067781" office:value-type="float">
            <text:p>29.9430067781</text:p>
          </table:table-cell>
          <table:table-cell office:value="34.2279590486" office:value-type="float">
            <text:p>34.2279590486</text:p>
          </table:table-cell>
          <table:table-cell office:value="31.2831363395" office:value-type="float">
            <text:p>31.2831363395</text:p>
          </table:table-cell>
          <table:table-cell office:value="27.8780099137" office:value-type="float">
            <text:p>27.8780099137</text:p>
          </table:table-cell>
          <table:table-cell office:value="28.0234743187" office:value-type="float">
            <text:p>28.0234743187</text:p>
          </table:table-cell>
          <table:table-cell office:value="32.2222904552" office:value-type="float">
            <text:p>32.222290455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9.8661863659" office:value-type="float">
            <text:p>39.8661863659</text:p>
          </table:table-cell>
          <table:table-cell office:value="37.4534604656" office:value-type="float">
            <text:p>37.4534604656</text:p>
          </table:table-cell>
          <table:table-cell office:value="46.1084451393" office:value-type="float">
            <text:p>46.1084451393</text:p>
          </table:table-cell>
          <table:table-cell office:value="35.5019731255" office:value-type="float">
            <text:p>35.5019731255</text:p>
          </table:table-cell>
          <table:table-cell office:value="35.0287552565" office:value-type="float">
            <text:p>35.0287552565</text:p>
          </table:table-cell>
          <table:table-cell office:value="34.003861875" office:value-type="float">
            <text:p>34.003861875</text:p>
          </table:table-cell>
          <table:table-cell office:value="29.8029759901" office:value-type="float">
            <text:p>29.8029759901</text:p>
          </table:table-cell>
          <table:table-cell office:value="27.0760846581" office:value-type="float">
            <text:p>27.0760846581</text:p>
          </table:table-cell>
          <table:table-cell office:value="26.8257909651" office:value-type="float">
            <text:p>26.8257909651</text:p>
          </table:table-cell>
          <table:table-cell office:value="30.4041322104" office:value-type="float">
            <text:p>30.4041322104</text:p>
          </table:table-cell>
          <table:table-cell office:value="27.555473005" office:value-type="float">
            <text:p>27.555473005</text:p>
          </table:table-cell>
          <table:table-cell office:value="24.2359634162" office:value-type="float">
            <text:p>24.2359634162</text:p>
          </table:table-cell>
          <table:table-cell office:value="24.6957460491" office:value-type="float">
            <text:p>24.6957460491</text:p>
          </table:table-cell>
          <table:table-cell office:value="28.578590939" office:value-type="float">
            <text:p>28.578590939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2.8790775746" office:value-type="float">
            <text:p>52.8790775746</text:p>
          </table:table-cell>
          <table:table-cell office:value="50.6903014519" office:value-type="float">
            <text:p>50.6903014519</text:p>
          </table:table-cell>
          <table:table-cell office:value="64.3889986787" office:value-type="float">
            <text:p>64.3889986787</text:p>
          </table:table-cell>
          <table:table-cell office:value="46.4195628974" office:value-type="float">
            <text:p>46.4195628974</text:p>
          </table:table-cell>
          <table:table-cell office:value="48.7244918114" office:value-type="float">
            <text:p>48.7244918114</text:p>
          </table:table-cell>
          <table:table-cell office:value="45.8486124289" office:value-type="float">
            <text:p>45.8486124289</text:p>
          </table:table-cell>
          <table:table-cell office:value="41.5540957807" office:value-type="float">
            <text:p>41.5540957807</text:p>
          </table:table-cell>
          <table:table-cell office:value="39.960788454" office:value-type="float">
            <text:p>39.960788454</text:p>
          </table:table-cell>
          <table:table-cell office:value="41.061356808" office:value-type="float">
            <text:p>41.061356808</text:p>
          </table:table-cell>
          <table:table-cell office:value="45.0118303195" office:value-type="float">
            <text:p>45.0118303195</text:p>
          </table:table-cell>
          <table:table-cell office:value="38.8753991761" office:value-type="float">
            <text:p>38.8753991761</text:p>
          </table:table-cell>
          <table:table-cell office:value="35.266325516" office:value-type="float">
            <text:p>35.266325516</text:p>
          </table:table-cell>
          <table:table-cell office:value="36.507633218" office:value-type="float">
            <text:p>36.507633218</text:p>
          </table:table-cell>
          <table:table-cell office:value="42.2604798799" office:value-type="float">
            <text:p>42.260479879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8923461174" office:value-type="float">
            <text:p>29.8923461174</text:p>
          </table:table-cell>
          <table:table-cell office:value="28.1309153226" office:value-type="float">
            <text:p>28.1309153226</text:p>
          </table:table-cell>
          <table:table-cell office:value="35.3905366748" office:value-type="float">
            <text:p>35.3905366748</text:p>
          </table:table-cell>
          <table:table-cell office:value="27.0354200944" office:value-type="float">
            <text:p>27.0354200944</text:p>
          </table:table-cell>
          <table:table-cell office:value="26.7476542822" office:value-type="float">
            <text:p>26.7476542822</text:p>
          </table:table-cell>
          <table:table-cell office:value="25.9487310173" office:value-type="float">
            <text:p>25.9487310173</text:p>
          </table:table-cell>
          <table:table-cell office:value="23.3259837973" office:value-type="float">
            <text:p>23.3259837973</text:p>
          </table:table-cell>
          <table:table-cell office:value="20.8407523085" office:value-type="float">
            <text:p>20.8407523085</text:p>
          </table:table-cell>
          <table:table-cell office:value="20.4915108296" office:value-type="float">
            <text:p>20.4915108296</text:p>
          </table:table-cell>
          <table:table-cell office:value="23.9490613754" office:value-type="float">
            <text:p>23.9490613754</text:p>
          </table:table-cell>
          <table:table-cell office:value="21.3255999263" office:value-type="float">
            <text:p>21.3255999263</text:p>
          </table:table-cell>
          <table:table-cell office:value="18.6372203559" office:value-type="float">
            <text:p>18.6372203559</text:p>
          </table:table-cell>
          <table:table-cell office:value="19.0574012305" office:value-type="float">
            <text:p>19.0574012305</text:p>
          </table:table-cell>
          <table:table-cell office:value="22.1568809807" office:value-type="float">
            <text:p>22.156880980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4149377507" office:value-type="float">
            <text:p>29.4149377507</text:p>
          </table:table-cell>
          <table:table-cell office:value="26.2739998029" office:value-type="float">
            <text:p>26.2739998029</text:p>
          </table:table-cell>
          <table:table-cell office:value="35.0556681874" office:value-type="float">
            <text:p>35.0556681874</text:p>
          </table:table-cell>
          <table:table-cell office:value="23.7315601979" office:value-type="float">
            <text:p>23.7315601979</text:p>
          </table:table-cell>
          <table:table-cell office:value="26.171247135" office:value-type="float">
            <text:p>26.171247135</text:p>
          </table:table-cell>
          <table:table-cell office:value="24.7161065396" office:value-type="float">
            <text:p>24.7161065396</text:p>
          </table:table-cell>
          <table:table-cell office:value="21.9919494954" office:value-type="float">
            <text:p>21.9919494954</text:p>
          </table:table-cell>
          <table:table-cell office:value="21.3114330949" office:value-type="float">
            <text:p>21.3114330949</text:p>
          </table:table-cell>
          <table:table-cell office:value="20.8640224378" office:value-type="float">
            <text:p>20.8640224378</text:p>
          </table:table-cell>
          <table:table-cell office:value="24.5871208165" office:value-type="float">
            <text:p>24.5871208165</text:p>
          </table:table-cell>
          <table:table-cell office:value="21.4780816934" office:value-type="float">
            <text:p>21.4780816934</text:p>
          </table:table-cell>
          <table:table-cell office:value="18.8289083392" office:value-type="float">
            <text:p>18.8289083392</text:p>
          </table:table-cell>
          <table:table-cell office:value="19.0612465875" office:value-type="float">
            <text:p>19.0612465875</text:p>
          </table:table-cell>
          <table:table-cell office:value="22.6335719952" office:value-type="float">
            <text:p>22.633571995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2914368544" office:value-type="float">
            <text:p>22.2914368544</text:p>
          </table:table-cell>
          <table:table-cell office:value="19.9908961623" office:value-type="float">
            <text:p>19.9908961623</text:p>
          </table:table-cell>
          <table:table-cell office:value="27.2049344349" office:value-type="float">
            <text:p>27.2049344349</text:p>
          </table:table-cell>
          <table:table-cell office:value="18.0731360477" office:value-type="float">
            <text:p>18.0731360477</text:p>
          </table:table-cell>
          <table:table-cell office:value="19.4223027718" office:value-type="float">
            <text:p>19.4223027718</text:p>
          </table:table-cell>
          <table:table-cell office:value="17.6761463014" office:value-type="float">
            <text:p>17.6761463014</text:p>
          </table:table-cell>
          <table:table-cell office:value="16.3487141219" office:value-type="float">
            <text:p>16.3487141219</text:p>
          </table:table-cell>
          <table:table-cell office:value="15.508844343" office:value-type="float">
            <text:p>15.508844343</text:p>
          </table:table-cell>
          <table:table-cell office:value="16.0272589484" office:value-type="float">
            <text:p>16.0272589484</text:p>
          </table:table-cell>
          <table:table-cell office:value="19.3728789807" office:value-type="float">
            <text:p>19.3728789807</text:p>
          </table:table-cell>
          <table:table-cell office:value="15.1380074822" office:value-type="float">
            <text:p>15.1380074822</text:p>
          </table:table-cell>
          <table:table-cell office:value="13.9337450566" office:value-type="float">
            <text:p>13.9337450566</text:p>
          </table:table-cell>
          <table:table-cell office:value="14.6080961187" office:value-type="float">
            <text:p>14.6080961187</text:p>
          </table:table-cell>
          <table:table-cell office:value="16.5145401686" office:value-type="float">
            <text:p>16.514540168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a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1.175349531" office:value-type="float">
            <text:p>321.175349531</text:p>
          </table:table-cell>
          <table:table-cell office:value="290.929172188" office:value-type="float">
            <text:p>290.929172188</text:p>
          </table:table-cell>
          <table:table-cell office:value="313.491614285" office:value-type="float">
            <text:p>313.491614285</text:p>
          </table:table-cell>
          <table:table-cell office:value="272.787620746" office:value-type="float">
            <text:p>272.787620746</text:p>
          </table:table-cell>
          <table:table-cell office:value="278.004230689" office:value-type="float">
            <text:p>278.004230689</text:p>
          </table:table-cell>
          <table:table-cell office:value="262.471208794" office:value-type="float">
            <text:p>262.471208794</text:p>
          </table:table-cell>
          <table:table-cell office:value="219.161757007" office:value-type="float">
            <text:p>219.161757007</text:p>
          </table:table-cell>
          <table:table-cell office:value="284.666101959" office:value-type="float">
            <text:p>284.666101959</text:p>
          </table:table-cell>
          <table:table-cell office:value="233.53868154" office:value-type="float">
            <text:p>233.53868154</text:p>
          </table:table-cell>
          <table:table-cell office:value="219.670139157" office:value-type="float">
            <text:p>219.670139157</text:p>
          </table:table-cell>
          <table:table-cell office:value="217.465258944" office:value-type="float">
            <text:p>217.465258944</text:p>
          </table:table-cell>
          <table:table-cell office:value="209.552858819" office:value-type="float">
            <text:p>209.552858819</text:p>
          </table:table-cell>
          <table:table-cell office:value="199.774744859" office:value-type="float">
            <text:p>199.774744859</text:p>
          </table:table-cell>
          <table:table-cell office:value="210.793794681" office:value-type="float">
            <text:p>210.793794681</text:p>
          </table:table-cell>
          <table:table-cell office:value-type="string">
            <text:p>ü</text:p>
          </table:table-cell>
          <table:table-cell office:value="-3.06782991235" office:value-type="float">
            <text:p>-3.0678299123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34469695342" office:value-type="float">
            <text:p>1.34469695342</text:p>
          </table:table-cell>
          <table:table-cell office:value="1.21806225812" office:value-type="float">
            <text:p>1.21806225812</text:p>
          </table:table-cell>
          <table:table-cell office:value="1.31252669069" office:value-type="float">
            <text:p>1.31252669069</text:p>
          </table:table-cell>
          <table:table-cell office:value="1.14210721054" office:value-type="float">
            <text:p>1.14210721054</text:p>
          </table:table-cell>
          <table:table-cell office:value="1.16394811305" office:value-type="float">
            <text:p>1.16394811305</text:p>
          </table:table-cell>
          <table:table-cell office:value="1.09891445698" office:value-type="float">
            <text:p>1.09891445698</text:p>
          </table:table-cell>
          <table:table-cell office:value="0.917586444238" office:value-type="float">
            <text:p>0.917586444238</text:p>
          </table:table-cell>
          <table:table-cell office:value="1.19184003568" office:value-type="float">
            <text:p>1.19184003568</text:p>
          </table:table-cell>
          <table:table-cell office:value="0.977779751872" office:value-type="float">
            <text:p>0.977779751872</text:p>
          </table:table-cell>
          <table:table-cell office:value="0.919714938622" office:value-type="float">
            <text:p>0.919714938622</text:p>
          </table:table-cell>
          <table:table-cell office:value="0.910483546148" office:value-type="float">
            <text:p>0.910483546148</text:p>
          </table:table-cell>
          <table:table-cell office:value="0.877355909304" office:value-type="float">
            <text:p>0.877355909304</text:p>
          </table:table-cell>
          <table:table-cell office:value="0.836416901775" office:value-type="float">
            <text:p>0.836416901775</text:p>
          </table:table-cell>
          <table:table-cell office:value="0.882551459572" office:value-type="float">
            <text:p>0.882551459572</text:p>
          </table:table-cell>
          <table:table-cell office:value-type="string">
            <text:p>ü</text:p>
          </table:table-cell>
          <table:table-cell office:value="-3.06782991235" office:value-type="float">
            <text:p>-3.0678299123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83.469207311" office:value-type="float">
            <text:p>283.469207311</text:p>
          </table:table-cell>
          <table:table-cell office:value="262.386490614" office:value-type="float">
            <text:p>262.386490614</text:p>
          </table:table-cell>
          <table:table-cell office:value="285.423075917" office:value-type="float">
            <text:p>285.423075917</text:p>
          </table:table-cell>
          <table:table-cell office:value="245.667215183" office:value-type="float">
            <text:p>245.667215183</text:p>
          </table:table-cell>
          <table:table-cell office:value="251.115976687" office:value-type="float">
            <text:p>251.115976687</text:p>
          </table:table-cell>
          <table:table-cell office:value="235.963889835" office:value-type="float">
            <text:p>235.963889835</text:p>
          </table:table-cell>
          <table:table-cell office:value="199.558353406" office:value-type="float">
            <text:p>199.558353406</text:p>
          </table:table-cell>
          <table:table-cell office:value="262.433195478" office:value-type="float">
            <text:p>262.433195478</text:p>
          </table:table-cell>
          <table:table-cell office:value="214.323559871" office:value-type="float">
            <text:p>214.323559871</text:p>
          </table:table-cell>
          <table:table-cell office:value="203.742139173" office:value-type="float">
            <text:p>203.742139173</text:p>
          </table:table-cell>
          <table:table-cell office:value="200.854074826" office:value-type="float">
            <text:p>200.854074826</text:p>
          </table:table-cell>
          <table:table-cell office:value="197.168470363" office:value-type="float">
            <text:p>197.168470363</text:p>
          </table:table-cell>
          <table:table-cell office:value="183.125437619" office:value-type="float">
            <text:p>183.125437619</text:p>
          </table:table-cell>
          <table:table-cell office:value="197.978720135" office:value-type="float">
            <text:p>197.978720135</text:p>
          </table:table-cell>
          <table:table-cell office:value-type="string">
            <text:p>-</text:p>
          </table:table-cell>
          <table:table-cell office:value="-1.43156403179" office:value-type="float">
            <text:p>-1.4315640317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5115604875" office:value-type="float">
            <text:p>10.5115604875</text:p>
          </table:table-cell>
          <table:table-cell office:value="9.74698018217" office:value-type="float">
            <text:p>9.74698018217</text:p>
          </table:table-cell>
          <table:table-cell office:value="10.7143694306" office:value-type="float">
            <text:p>10.7143694306</text:p>
          </table:table-cell>
          <table:table-cell office:value="9.1598307867" office:value-type="float">
            <text:p>9.1598307867</text:p>
          </table:table-cell>
          <table:table-cell office:value="9.49207576019" office:value-type="float">
            <text:p>9.49207576019</text:p>
          </table:table-cell>
          <table:table-cell office:value="9.09828141103" office:value-type="float">
            <text:p>9.09828141103</text:p>
          </table:table-cell>
          <table:table-cell office:value="7.77492085905" office:value-type="float">
            <text:p>7.77492085905</text:p>
          </table:table-cell>
          <table:table-cell office:value="10.1104836014" office:value-type="float">
            <text:p>10.1104836014</text:p>
          </table:table-cell>
          <table:table-cell office:value="8.35101469452" office:value-type="float">
            <text:p>8.35101469452</text:p>
          </table:table-cell>
          <table:table-cell office:value="7.88064954023" office:value-type="float">
            <text:p>7.88064954023</text:p>
          </table:table-cell>
          <table:table-cell office:value="7.84610822996" office:value-type="float">
            <text:p>7.84610822996</text:p>
          </table:table-cell>
          <table:table-cell office:value="7.92954502354" office:value-type="float">
            <text:p>7.92954502354</text:p>
          </table:table-cell>
          <table:table-cell office:value="7.13964000014" office:value-type="float">
            <text:p>7.13964000014</text:p>
          </table:table-cell>
          <table:table-cell office:value="7.77062047899" office:value-type="float">
            <text:p>7.77062047899</text:p>
          </table:table-cell>
          <table:table-cell office:value-type="string">
            <text:p>ü</text:p>
          </table:table-cell>
          <table:table-cell office:value="-0.962104380458" office:value-type="float">
            <text:p>-0.962104380458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2969184877" office:value-type="float">
            <text:p>13.2969184877</text:p>
          </table:table-cell>
          <table:table-cell office:value="12.4891104871" office:value-type="float">
            <text:p>12.4891104871</text:p>
          </table:table-cell>
          <table:table-cell office:value="13.4199982877" office:value-type="float">
            <text:p>13.4199982877</text:p>
          </table:table-cell>
          <table:table-cell office:value="11.4128414765" office:value-type="float">
            <text:p>11.4128414765</text:p>
          </table:table-cell>
          <table:table-cell office:value="11.8428635527" office:value-type="float">
            <text:p>11.8428635527</text:p>
          </table:table-cell>
          <table:table-cell office:value="11.0781523296" office:value-type="float">
            <text:p>11.0781523296</text:p>
          </table:table-cell>
          <table:table-cell office:value="9.52167948523" office:value-type="float">
            <text:p>9.52167948523</text:p>
          </table:table-cell>
          <table:table-cell office:value="12.6819312817" office:value-type="float">
            <text:p>12.6819312817</text:p>
          </table:table-cell>
          <table:table-cell office:value="10.2859022174" office:value-type="float">
            <text:p>10.2859022174</text:p>
          </table:table-cell>
          <table:table-cell office:value="9.6763281768" office:value-type="float">
            <text:p>9.6763281768</text:p>
          </table:table-cell>
          <table:table-cell office:value="9.43076845442" office:value-type="float">
            <text:p>9.43076845442</text:p>
          </table:table-cell>
          <table:table-cell office:value="9.47877280049" office:value-type="float">
            <text:p>9.47877280049</text:p>
          </table:table-cell>
          <table:table-cell office:value="8.57908732033" office:value-type="float">
            <text:p>8.57908732033</text:p>
          </table:table-cell>
          <table:table-cell office:value="9.62865757804" office:value-type="float">
            <text:p>9.62865757804</text:p>
          </table:table-cell>
          <table:table-cell office:value-type="string">
            <text:p>ü</text:p>
          </table:table-cell>
          <table:table-cell office:value="2.09833508877" office:value-type="float">
            <text:p>2.09833508877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27748423106" office:value-type="float">
            <text:p>4.27748423106</text:p>
          </table:table-cell>
          <table:table-cell office:value="4.05931415448" office:value-type="float">
            <text:p>4.05931415448</text:p>
          </table:table-cell>
          <table:table-cell office:value="4.30134472951" office:value-type="float">
            <text:p>4.30134472951</text:p>
          </table:table-cell>
          <table:table-cell office:value="3.73009549831" office:value-type="float">
            <text:p>3.73009549831</text:p>
          </table:table-cell>
          <table:table-cell office:value="3.70120703542" office:value-type="float">
            <text:p>3.70120703542</text:p>
          </table:table-cell>
          <table:table-cell office:value="3.54001729091" office:value-type="float">
            <text:p>3.54001729091</text:p>
          </table:table-cell>
          <table:table-cell office:value="2.94538382144" office:value-type="float">
            <text:p>2.94538382144</text:p>
          </table:table-cell>
          <table:table-cell office:value="4.00973697892" office:value-type="float">
            <text:p>4.00973697892</text:p>
          </table:table-cell>
          <table:table-cell office:value="3.2477108324" office:value-type="float">
            <text:p>3.2477108324</text:p>
          </table:table-cell>
          <table:table-cell office:value="2.99251795364" office:value-type="float">
            <text:p>2.99251795364</text:p>
          </table:table-cell>
          <table:table-cell office:value="2.89979278244" office:value-type="float">
            <text:p>2.89979278244</text:p>
          </table:table-cell>
          <table:table-cell office:value="2.95026783139" office:value-type="float">
            <text:p>2.95026783139</text:p>
          </table:table-cell>
          <table:table-cell office:value="2.66537255714" office:value-type="float">
            <text:p>2.66537255714</text:p>
          </table:table-cell>
          <table:table-cell office:value="2.85338971173" office:value-type="float">
            <text:p>2.85338971173</text:p>
          </table:table-cell>
          <table:table-cell office:value-type="string">
            <text:p>ü</text:p>
          </table:table-cell>
          <table:table-cell office:value="-1.60022022906" office:value-type="float">
            <text:p>-1.6002202290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43242644848" office:value-type="float">
            <text:p>5.43242644848</text:p>
          </table:table-cell>
          <table:table-cell office:value="5.04751978256" office:value-type="float">
            <text:p>5.04751978256</text:p>
          </table:table-cell>
          <table:table-cell office:value="5.46592964794" office:value-type="float">
            <text:p>5.46592964794</text:p>
          </table:table-cell>
          <table:table-cell office:value="4.61535280056" office:value-type="float">
            <text:p>4.61535280056</text:p>
          </table:table-cell>
          <table:table-cell office:value="4.8726049561" office:value-type="float">
            <text:p>4.8726049561</text:p>
          </table:table-cell>
          <table:table-cell office:value="4.4875081323" office:value-type="float">
            <text:p>4.4875081323</text:p>
          </table:table-cell>
          <table:table-cell office:value="3.92622541071" office:value-type="float">
            <text:p>3.92622541071</text:p>
          </table:table-cell>
          <table:table-cell office:value="5.23178040353" office:value-type="float">
            <text:p>5.23178040353</text:p>
          </table:table-cell>
          <table:table-cell office:value="4.19438190184" office:value-type="float">
            <text:p>4.19438190184</text:p>
          </table:table-cell>
          <table:table-cell office:value="3.99071575579" office:value-type="float">
            <text:p>3.99071575579</text:p>
          </table:table-cell>
          <table:table-cell office:value="3.91413945435" office:value-type="float">
            <text:p>3.91413945435</text:p>
          </table:table-cell>
          <table:table-cell office:value="3.89249786926" office:value-type="float">
            <text:p>3.89249786926</text:p>
          </table:table-cell>
          <table:table-cell office:value="3.52504918354" office:value-type="float">
            <text:p>3.52504918354</text:p>
          </table:table-cell>
          <table:table-cell office:value="4.0841458956" office:value-type="float">
            <text:p>4.0841458956</text:p>
          </table:table-cell>
          <table:table-cell office:value-type="string">
            <text:p>ü</text:p>
          </table:table-cell>
          <table:table-cell office:value="4.34339254457" office:value-type="float">
            <text:p>4.3433925445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66433440889" office:value-type="float">
            <text:p>2.66433440889</text:p>
          </table:table-cell>
          <table:table-cell office:value="2.52248677391" office:value-type="float">
            <text:p>2.52248677391</text:p>
          </table:table-cell>
          <table:table-cell office:value="2.73248066629" office:value-type="float">
            <text:p>2.73248066629</text:p>
          </table:table-cell>
          <table:table-cell office:value="2.26909283156" office:value-type="float">
            <text:p>2.26909283156</text:p>
          </table:table-cell>
          <table:table-cell office:value="2.44919654373" office:value-type="float">
            <text:p>2.44919654373</text:p>
          </table:table-cell>
          <table:table-cell office:value="2.28119180838" office:value-type="float">
            <text:p>2.28119180838</text:p>
          </table:table-cell>
          <table:table-cell office:value="1.99009289131" office:value-type="float">
            <text:p>1.99009289131</text:p>
          </table:table-cell>
          <table:table-cell office:value="2.5583518491" office:value-type="float">
            <text:p>2.5583518491</text:p>
          </table:table-cell>
          <table:table-cell office:value="2.12670116594" office:value-type="float">
            <text:p>2.12670116594</text:p>
          </table:table-cell>
          <table:table-cell office:value="2.02467210821" office:value-type="float">
            <text:p>2.02467210821</text:p>
          </table:table-cell>
          <table:table-cell office:value="1.96134169363" office:value-type="float">
            <text:p>1.96134169363</text:p>
          </table:table-cell>
          <table:table-cell office:value="1.95405028942" office:value-type="float">
            <text:p>1.95405028942</text:p>
          </table:table-cell>
          <table:table-cell office:value="1.77526212579" office:value-type="float">
            <text:p>1.77526212579</text:p>
          </table:table-cell>
          <table:table-cell office:value="2.03478935168" office:value-type="float">
            <text:p>2.03478935168</text:p>
          </table:table-cell>
          <table:table-cell office:value-type="string">
            <text:p>ü</text:p>
          </table:table-cell>
          <table:table-cell office:value="3.74476605953" office:value-type="float">
            <text:p>3.7447660595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2.6116486037" office:value-type="float">
            <text:p>42.6116486037</text:p>
          </table:table-cell>
          <table:table-cell office:value="39.8214442584" office:value-type="float">
            <text:p>39.8214442584</text:p>
          </table:table-cell>
          <table:table-cell office:value="42.3886012938" office:value-type="float">
            <text:p>42.3886012938</text:p>
          </table:table-cell>
          <table:table-cell office:value="37.0764117" office:value-type="float">
            <text:p>37.0764117</text:p>
          </table:table-cell>
          <table:table-cell office:value="37.3590859097" office:value-type="float">
            <text:p>37.3590859097</text:p>
          </table:table-cell>
          <table:table-cell office:value="34.4658564439" office:value-type="float">
            <text:p>34.4658564439</text:p>
          </table:table-cell>
          <table:table-cell office:value="31.5221642529" office:value-type="float">
            <text:p>31.5221642529</text:p>
          </table:table-cell>
          <table:table-cell office:value="42.6597712602" office:value-type="float">
            <text:p>42.6597712602</text:p>
          </table:table-cell>
          <table:table-cell office:value="33.4789592909" office:value-type="float">
            <text:p>33.4789592909</text:p>
          </table:table-cell>
          <table:table-cell office:value="30.3446352682" office:value-type="float">
            <text:p>30.3446352682</text:p>
          </table:table-cell>
          <table:table-cell office:value="29.7377818363" office:value-type="float">
            <text:p>29.7377818363</text:p>
          </table:table-cell>
          <table:table-cell office:value="32.381305943" office:value-type="float">
            <text:p>32.381305943</text:p>
          </table:table-cell>
          <table:table-cell office:value="27.745474961" office:value-type="float">
            <text:p>27.745474961</text:p>
          </table:table-cell>
          <table:table-cell office:value="30.9054367049" office:value-type="float">
            <text:p>30.9054367049</text:p>
          </table:table-cell>
          <table:table-cell office:value-type="string">
            <text:p>ü</text:p>
          </table:table-cell>
          <table:table-cell office:value="3.92650290804" office:value-type="float">
            <text:p>3.9265029080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2.5323289044" office:value-type="float">
            <text:p>32.5323289044</text:p>
          </table:table-cell>
          <table:table-cell office:value="29.6542727739" office:value-type="float">
            <text:p>29.6542727739</text:p>
          </table:table-cell>
          <table:table-cell office:value="32.5170390651" office:value-type="float">
            <text:p>32.5170390651</text:p>
          </table:table-cell>
          <table:table-cell office:value="28.394889474" office:value-type="float">
            <text:p>28.394889474</text:p>
          </table:table-cell>
          <table:table-cell office:value="28.45247887" office:value-type="float">
            <text:p>28.45247887</text:p>
          </table:table-cell>
          <table:table-cell office:value="26.6765676012" office:value-type="float">
            <text:p>26.6765676012</text:p>
          </table:table-cell>
          <table:table-cell office:value="22.1038360198" office:value-type="float">
            <text:p>22.1038360198</text:p>
          </table:table-cell>
          <table:table-cell office:value="28.7968560761" office:value-type="float">
            <text:p>28.7968560761</text:p>
          </table:table-cell>
          <table:table-cell office:value="23.5900239561" office:value-type="float">
            <text:p>23.5900239561</text:p>
          </table:table-cell>
          <table:table-cell office:value="22.7226980608" office:value-type="float">
            <text:p>22.7226980608</text:p>
          </table:table-cell>
          <table:table-cell office:value="22.5754849228" office:value-type="float">
            <text:p>22.5754849228</text:p>
          </table:table-cell>
          <table:table-cell office:value="21.3925927664" office:value-type="float">
            <text:p>21.3925927664</text:p>
          </table:table-cell>
          <table:table-cell office:value="20.658700045" office:value-type="float">
            <text:p>20.658700045</text:p>
          </table:table-cell>
          <table:table-cell office:value="21.4125096733" office:value-type="float">
            <text:p>21.4125096733</text:p>
          </table:table-cell>
          <table:table-cell office:value-type="string">
            <text:p>ü</text:p>
          </table:table-cell>
          <table:table-cell office:value="-5.15149620704" office:value-type="float">
            <text:p>-5.1514962070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3431025686" office:value-type="float">
            <text:p>14.3431025686</text:p>
          </table:table-cell>
          <table:table-cell office:value="13.0501895147" office:value-type="float">
            <text:p>13.0501895147</text:p>
          </table:table-cell>
          <table:table-cell office:value="14.0641865612" office:value-type="float">
            <text:p>14.0641865612</text:p>
          </table:table-cell>
          <table:table-cell office:value="12.4831376287" office:value-type="float">
            <text:p>12.4831376287</text:p>
          </table:table-cell>
          <table:table-cell office:value="12.008706358" office:value-type="float">
            <text:p>12.008706358</text:p>
          </table:table-cell>
          <table:table-cell office:value="11.2031614186" office:value-type="float">
            <text:p>11.2031614186</text:p>
          </table:table-cell>
          <table:table-cell office:value="8.88279095749" office:value-type="float">
            <text:p>8.88279095749</text:p>
          </table:table-cell>
          <table:table-cell office:value="11.3383836759" office:value-type="float">
            <text:p>11.3383836759</text:p>
          </table:table-cell>
          <table:table-cell office:value="9.16935119424" office:value-type="float">
            <text:p>9.16935119424</text:p>
          </table:table-cell>
          <table:table-cell office:value="8.4575598773" office:value-type="float">
            <text:p>8.4575598773</text:p>
          </table:table-cell>
          <table:table-cell office:value="8.03448004886" office:value-type="float">
            <text:p>8.03448004886</text:p>
          </table:table-cell>
          <table:table-cell office:value="7.63673723036" office:value-type="float">
            <text:p>7.63673723036</text:p>
          </table:table-cell>
          <table:table-cell office:value="8.05353807163" office:value-type="float">
            <text:p>8.05353807163</text:p>
          </table:table-cell>
          <table:table-cell office:value="7.81196812349" office:value-type="float">
            <text:p>7.81196812349</text:p>
          </table:table-cell>
          <table:table-cell office:value-type="string">
            <text:p>üü</text:p>
          </table:table-cell>
          <table:table-cell office:value="-2.76946266615" office:value-type="float">
            <text:p>-2.76946266615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474799634" office:value-type="float">
            <text:p>11.474799634</text:p>
          </table:table-cell>
          <table:table-cell office:value="10.476353047" office:value-type="float">
            <text:p>10.476353047</text:p>
          </table:table-cell>
          <table:table-cell office:value="11.3417624183" office:value-type="float">
            <text:p>11.3417624183</text:p>
          </table:table-cell>
          <table:table-cell office:value="10.109652651" office:value-type="float">
            <text:p>10.109652651</text:p>
          </table:table-cell>
          <table:table-cell office:value="9.62956295519" office:value-type="float">
            <text:p>9.62956295519</text:p>
          </table:table-cell>
          <table:table-cell office:value="8.79007038457" office:value-type="float">
            <text:p>8.79007038457</text:p>
          </table:table-cell>
          <table:table-cell office:value="6.88470968563" office:value-type="float">
            <text:p>6.88470968563</text:p>
          </table:table-cell>
          <table:table-cell office:value="8.67942046931" office:value-type="float">
            <text:p>8.67942046931</text:p>
          </table:table-cell>
          <table:table-cell office:value="7.10627222329" office:value-type="float">
            <text:p>7.10627222329</text:p>
          </table:table-cell>
          <table:table-cell office:value="6.3992370935" office:value-type="float">
            <text:p>6.3992370935</text:p>
          </table:table-cell>
          <table:table-cell office:value="6.03278778493" office:value-type="float">
            <text:p>6.03278778493</text:p>
          </table:table-cell>
          <table:table-cell office:value="5.57398514003" office:value-type="float">
            <text:p>5.57398514003</text:p>
          </table:table-cell>
          <table:table-cell office:value="6.23412325179" office:value-type="float">
            <text:p>6.23412325179</text:p>
          </table:table-cell>
          <table:table-cell office:value="5.88367192483" office:value-type="float">
            <text:p>5.88367192483</text:p>
          </table:table-cell>
          <table:table-cell office:value-type="string">
            <text:p>ü</text:p>
          </table:table-cell>
          <table:table-cell office:value="-2.47175709503" office:value-type="float">
            <text:p>-2.47175709503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8.1868124029" office:value-type="float">
            <text:p>18.1868124029</text:p>
          </table:table-cell>
          <table:table-cell office:value="16.6013692362" office:value-type="float">
            <text:p>16.6013692362</text:p>
          </table:table-cell>
          <table:table-cell office:value="18.4496103969" office:value-type="float">
            <text:p>18.4496103969</text:p>
          </table:table-cell>
          <table:table-cell office:value="15.9088589375" office:value-type="float">
            <text:p>15.9088589375</text:p>
          </table:table-cell>
          <table:table-cell office:value="16.4407444895" office:value-type="float">
            <text:p>16.4407444895</text:p>
          </table:table-cell>
          <table:table-cell office:value="15.4702523826" office:value-type="float">
            <text:p>15.4702523826</text:p>
          </table:table-cell>
          <table:table-cell office:value="13.218712487" office:value-type="float">
            <text:p>13.218712487</text:p>
          </table:table-cell>
          <table:table-cell office:value="17.4562570978" office:value-type="float">
            <text:p>17.4562570978</text:p>
          </table:table-cell>
          <table:table-cell office:value="14.4186436345" office:value-type="float">
            <text:p>14.4186436345</text:p>
          </table:table-cell>
          <table:table-cell office:value="14.2628662977" office:value-type="float">
            <text:p>14.2628662977</text:p>
          </table:table-cell>
          <table:table-cell office:value="14.538578849" office:value-type="float">
            <text:p>14.538578849</text:p>
          </table:table-cell>
          <table:table-cell office:value="13.7536644512" office:value-type="float">
            <text:p>13.7536644512</text:p>
          </table:table-cell>
          <table:table-cell office:value="12.6024377995" office:value-type="float">
            <text:p>12.6024377995</text:p>
          </table:table-cell>
          <table:table-cell office:value="13.5990445734" office:value-type="float">
            <text:p>13.5990445734</text:p>
          </table:table-cell>
          <table:table-cell office:value-type="string">
            <text:p>ü</text:p>
          </table:table-cell>
          <table:table-cell office:value="-6.46235292612" office:value-type="float">
            <text:p>-6.4623529261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93942909966" office:value-type="float">
            <text:p>1.93942909966</text:p>
          </table:table-cell>
          <table:table-cell office:value="1.73274543452" office:value-type="float">
            <text:p>1.73274543452</text:p>
          </table:table-cell>
          <table:table-cell office:value="1.95348168709" office:value-type="float">
            <text:p>1.95348168709</text:p>
          </table:table-cell>
          <table:table-cell office:value="1.62332368585" office:value-type="float">
            <text:p>1.62332368585</text:p>
          </table:table-cell>
          <table:table-cell office:value="1.67909286305" office:value-type="float">
            <text:p>1.67909286305</text:p>
          </table:table-cell>
          <table:table-cell office:value="1.63925749849" office:value-type="float">
            <text:p>1.63925749849</text:p>
          </table:table-cell>
          <table:table-cell office:value="1.40663332942" office:value-type="float">
            <text:p>1.40663332942</text:p>
          </table:table-cell>
          <table:table-cell office:value="1.89705570127" office:value-type="float">
            <text:p>1.89705570127</text:p>
          </table:table-cell>
          <table:table-cell office:value="1.52866613412" office:value-type="float">
            <text:p>1.52866613412</text:p>
          </table:table-cell>
          <table:table-cell office:value="1.46522145176" office:value-type="float">
            <text:p>1.46522145176</text:p>
          </table:table-cell>
          <table:table-cell office:value="1.47575016207" office:value-type="float">
            <text:p>1.47575016207</text:p>
          </table:table-cell>
          <table:table-cell office:value="1.41181094884" office:value-type="float">
            <text:p>1.41181094884</text:p>
          </table:table-cell>
          <table:table-cell office:value="1.24904865367" office:value-type="float">
            <text:p>1.24904865367</text:p>
          </table:table-cell>
          <table:table-cell office:value="1.44308405414" office:value-type="float">
            <text:p>1.44308405414</text:p>
          </table:table-cell>
          <table:table-cell office:value-type="string">
            <text:p>ü</text:p>
          </table:table-cell>
          <table:table-cell office:value="-2.21352562026" office:value-type="float">
            <text:p>-2.2135256202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38659174563" office:value-type="float">
            <text:p>5.38659174563</text:p>
          </table:table-cell>
          <table:table-cell office:value="4.07752593918" office:value-type="float">
            <text:p>4.07752593918</text:p>
          </table:table-cell>
          <table:table-cell office:value="4.00979119536" office:value-type="float">
            <text:p>4.00979119536</text:p>
          </table:table-cell>
          <table:table-cell office:value="3.87434365173" office:value-type="float">
            <text:p>3.87434365173</text:p>
          </table:table-cell>
          <table:table-cell office:value="3.84117914317" office:value-type="float">
            <text:p>3.84117914317</text:p>
          </table:table-cell>
          <table:table-cell office:value="3.78675985141" office:value-type="float">
            <text:p>3.78675985141</text:p>
          </table:table-cell>
          <table:table-cell office:value="2.80048622876" office:value-type="float">
            <text:p>2.80048622876</text:p>
          </table:table-cell>
          <table:table-cell office:value="3.17612949731" office:value-type="float">
            <text:p>3.17612949731</text:p>
          </table:table-cell>
          <table:table-cell office:value="2.74501738126" office:value-type="float">
            <text:p>2.74501738126</text:p>
          </table:table-cell>
          <table:table-cell office:value="2.27542856912" office:value-type="float">
            <text:p>2.27542856912</text:p>
          </table:table-cell>
          <table:table-cell office:value="2.37302630254" office:value-type="float">
            <text:p>2.37302630254</text:p>
          </table:table-cell>
          <table:table-cell office:value="1.76919835087" office:value-type="float">
            <text:p>1.76919835087</text:p>
          </table:table-cell>
          <table:table-cell office:value="2.37847246281" office:value-type="float">
            <text:p>2.37847246281</text:p>
          </table:table-cell>
          <table:table-cell office:value="1.83072493522" office:value-type="float">
            <text:p>1.83072493522</text:p>
          </table:table-cell>
          <table:table-cell office:value-type="string">
            <text:p>ü</text:p>
          </table:table-cell>
          <table:table-cell office:value="-22.8527331005" office:value-type="float">
            <text:p>-22.852733100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2.075425823" office:value-type="float">
            <text:p>92.075425823</text:p>
          </table:table-cell>
          <table:table-cell office:value="87.5792257872" office:value-type="float">
            <text:p>87.5792257872</text:p>
          </table:table-cell>
          <table:table-cell office:value="91.3990138819" office:value-type="float">
            <text:p>91.3990138819</text:p>
          </table:table-cell>
          <table:table-cell office:value="80.9336956836" office:value-type="float">
            <text:p>80.9336956836</text:p>
          </table:table-cell>
          <table:table-cell office:value="79.4396658203" office:value-type="float">
            <text:p>79.4396658203</text:p>
          </table:table-cell>
          <table:table-cell office:value="78.1408790451" office:value-type="float">
            <text:p>78.1408790451</text:p>
          </table:table-cell>
          <table:table-cell office:value="63.7883267622" office:value-type="float">
            <text:p>63.7883267622</text:p>
          </table:table-cell>
          <table:table-cell office:value="81.424188541" office:value-type="float">
            <text:p>81.424188541</text:p>
          </table:table-cell>
          <table:table-cell office:value="70.1357756159" office:value-type="float">
            <text:p>70.1357756159</text:p>
          </table:table-cell>
          <table:table-cell office:value="64.6931938269" office:value-type="float">
            <text:p>64.6931938269</text:p>
          </table:table-cell>
          <table:table-cell office:value="64.3781501213" office:value-type="float">
            <text:p>64.3781501213</text:p>
          </table:table-cell>
          <table:table-cell office:value="66.2125991188" office:value-type="float">
            <text:p>66.2125991188</text:p>
          </table:table-cell>
          <table:table-cell office:value="59.8479574016" office:value-type="float">
            <text:p>59.8479574016</text:p>
          </table:table-cell>
          <table:table-cell office:value="59.8431990503" office:value-type="float">
            <text:p>59.8431990503</text:p>
          </table:table-cell>
          <table:table-cell office:value-type="string">
            <text:p>ü</text:p>
          </table:table-cell>
          <table:table-cell office:value="-7.04423948571" office:value-type="float">
            <text:p>-7.04423948571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3896588874" office:value-type="float">
            <text:p>1.33896588874</text:p>
          </table:table-cell>
          <table:table-cell office:value="1.25424485553" office:value-type="float">
            <text:p>1.25424485553</text:p>
          </table:table-cell>
          <table:table-cell office:value="1.3981779142" office:value-type="float">
            <text:p>1.3981779142</text:p>
          </table:table-cell>
          <table:table-cell office:value="1.21770855308" office:value-type="float">
            <text:p>1.21770855308</text:p>
          </table:table-cell>
          <table:table-cell office:value="1.31412827041" office:value-type="float">
            <text:p>1.31412827041</text:p>
          </table:table-cell>
          <table:table-cell office:value="1.19007916049" office:value-type="float">
            <text:p>1.19007916049</text:p>
          </table:table-cell>
          <table:table-cell office:value="1.05066500658" office:value-type="float">
            <text:p>1.05066500658</text:p>
          </table:table-cell>
          <table:table-cell office:value="1.339837768" office:value-type="float">
            <text:p>1.339837768</text:p>
          </table:table-cell>
          <table:table-cell office:value="1.10148053397" office:value-type="float">
            <text:p>1.10148053397</text:p>
          </table:table-cell>
          <table:table-cell office:value="1.08199164738" office:value-type="float">
            <text:p>1.08199164738</text:p>
          </table:table-cell>
          <table:table-cell office:value="1.09363813471" office:value-type="float">
            <text:p>1.09363813471</text:p>
          </table:table-cell>
          <table:table-cell office:value="1.03039581413" office:value-type="float">
            <text:p>1.03039581413</text:p>
          </table:table-cell>
          <table:table-cell office:value="0.9412818335" office:value-type="float">
            <text:p>0.9412818335</text:p>
          </table:table-cell>
          <table:table-cell office:value="1.05349175355" office:value-type="float">
            <text:p>1.05349175355</text:p>
          </table:table-cell>
          <table:table-cell office:value-type="string">
            <text:p>ü</text:p>
          </table:table-cell>
          <table:table-cell office:value="-3.6709017258" office:value-type="float">
            <text:p>-3.670901725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5388715411" office:value-type="float">
            <text:p>1.25388715411</text:p>
          </table:table-cell>
          <table:table-cell office:value="1.14900115109" office:value-type="float">
            <text:p>1.14900115109</text:p>
          </table:table-cell>
          <table:table-cell office:value="1.23345752677" office:value-type="float">
            <text:p>1.23345752677</text:p>
          </table:table-cell>
          <table:table-cell office:value="1.06708438854" office:value-type="float">
            <text:p>1.06708438854</text:p>
          </table:table-cell>
          <table:table-cell office:value="1.07332131898" office:value-type="float">
            <text:p>1.07332131898</text:p>
          </table:table-cell>
          <table:table-cell office:value="1.06128686986" office:value-type="float">
            <text:p>1.06128686986</text:p>
          </table:table-cell>
          <table:table-cell office:value="0.88079643264" office:value-type="float">
            <text:p>0.88079643264</text:p>
          </table:table-cell>
          <table:table-cell office:value="1.16330729237" office:value-type="float">
            <text:p>1.16330729237</text:p>
          </table:table-cell>
          <table:table-cell office:value="0.97528027631" office:value-type="float">
            <text:p>0.97528027631</text:p>
          </table:table-cell>
          <table:table-cell office:value="0.901702101062" office:value-type="float">
            <text:p>0.901702101062</text:p>
          </table:table-cell>
          <table:table-cell office:value="0.883643300301" office:value-type="float">
            <text:p>0.883643300301</text:p>
          </table:table-cell>
          <table:table-cell office:value="0.895257192491" office:value-type="float">
            <text:p>0.895257192491</text:p>
          </table:table-cell>
          <table:table-cell office:value="0.813644075414" office:value-type="float">
            <text:p>0.813644075414</text:p>
          </table:table-cell>
          <table:table-cell office:value="0.878372250096" office:value-type="float">
            <text:p>0.878372250096</text:p>
          </table:table-cell>
          <table:table-cell office:value-type="string">
            <text:p>ü</text:p>
          </table:table-cell>
          <table:table-cell office:value="-0.596513344564" office:value-type="float">
            <text:p>-0.5965133445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6019655691" office:value-type="float">
            <text:p>39.6019655691</text:p>
          </table:table-cell>
          <table:table-cell office:value="34.7899286392" office:value-type="float">
            <text:p>34.7899286392</text:p>
          </table:table-cell>
          <table:table-cell office:value="36.3701444765" office:value-type="float">
            <text:p>36.3701444765</text:p>
          </table:table-cell>
          <table:table-cell office:value="32.2639911069" office:value-type="float">
            <text:p>32.2639911069</text:p>
          </table:table-cell>
          <table:table-cell office:value="31.8221639921" office:value-type="float">
            <text:p>31.8221639921</text:p>
          </table:table-cell>
          <table:table-cell office:value="31.0979494671" office:value-type="float">
            <text:p>31.0979494671</text:p>
          </table:table-cell>
          <table:table-cell office:value="26.0188027766" office:value-type="float">
            <text:p>26.0188027766</text:p>
          </table:table-cell>
          <table:table-cell office:value="33.37233852" office:value-type="float">
            <text:p>33.37233852</text:p>
          </table:table-cell>
          <table:table-cell office:value="27.6856001977" office:value-type="float">
            <text:p>27.6856001977</text:p>
          </table:table-cell>
          <table:table-cell office:value="25.884718424" office:value-type="float">
            <text:p>25.884718424</text:p>
          </table:table-cell>
          <table:table-cell office:value="25.2687521589" office:value-type="float">
            <text:p>25.2687521589</text:p>
          </table:table-cell>
          <table:table-cell office:value="24.3476849922" office:value-type="float">
            <text:p>24.3476849922</text:p>
          </table:table-cell>
          <table:table-cell office:value="24.0660823086" office:value-type="float">
            <text:p>24.0660823086</text:p>
          </table:table-cell>
          <table:table-cell office:value="24.5093868435" office:value-type="float">
            <text:p>24.5093868435</text:p>
          </table:table-cell>
          <table:table-cell office:value-type="string">
            <text:p>ü</text:p>
          </table:table-cell>
          <table:table-cell office:value="-3.00515557957" office:value-type="float">
            <text:p>-3.00515557957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71122747166" office:value-type="float">
            <text:p>0.371122747166</text:p>
          </table:table-cell>
          <table:table-cell office:value="0.350281515005" office:value-type="float">
            <text:p>0.350281515005</text:p>
          </table:table-cell>
          <table:table-cell office:value="0.387811920948" office:value-type="float">
            <text:p>0.387811920948</text:p>
          </table:table-cell>
          <table:table-cell office:value="0.331615734769" office:value-type="float">
            <text:p>0.331615734769</text:p>
          </table:table-cell>
          <table:table-cell office:value="0.340859654278" office:value-type="float">
            <text:p>0.340859654278</text:p>
          </table:table-cell>
          <table:table-cell office:value="0.322227078247" office:value-type="float">
            <text:p>0.322227078247</text:p>
          </table:table-cell>
          <table:table-cell office:value="0.277253801491" office:value-type="float">
            <text:p>0.277253801491</text:p>
          </table:table-cell>
          <table:table-cell office:value="0.354552320138" office:value-type="float">
            <text:p>0.354552320138</text:p>
          </table:table-cell>
          <table:table-cell office:value="0.299760114931" office:value-type="float">
            <text:p>0.299760114931</text:p>
          </table:table-cell>
          <table:table-cell office:value="0.280209612791" office:value-type="float">
            <text:p>0.280209612791</text:p>
          </table:table-cell>
          <table:table-cell office:value="0.285577349859" office:value-type="float">
            <text:p>0.285577349859</text:p>
          </table:table-cell>
          <table:table-cell office:value="0.279912106359" office:value-type="float">
            <text:p>0.279912106359</text:p>
          </table:table-cell>
          <table:table-cell office:value="0.251179724054" office:value-type="float">
            <text:p>0.251179724054</text:p>
          </table:table-cell>
          <table:table-cell office:value="0.27619146327" office:value-type="float">
            <text:p>0.27619146327</text:p>
          </table:table-cell>
          <table:table-cell office:value-type="string">
            <text:p>ü</text:p>
          </table:table-cell>
          <table:table-cell office:value="-3.28663550989" office:value-type="float">
            <text:p>-3.2866355098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73089293306" office:value-type="float">
            <text:p>0.473089293306</text:p>
          </table:table-cell>
          <table:table-cell office:value="0.41648219524" office:value-type="float">
            <text:p>0.41648219524</text:p>
          </table:table-cell>
          <table:table-cell office:value="0.459487066507" office:value-type="float">
            <text:p>0.459487066507</text:p>
          </table:table-cell>
          <table:table-cell office:value="0.383694275238" office:value-type="float">
            <text:p>0.383694275238</text:p>
          </table:table-cell>
          <table:table-cell office:value="0.382941331437" office:value-type="float">
            <text:p>0.382941331437</text:p>
          </table:table-cell>
          <table:table-cell office:value="0.378446821949" office:value-type="float">
            <text:p>0.378446821949</text:p>
          </table:table-cell>
          <table:table-cell office:value="0.316573389035" office:value-type="float">
            <text:p>0.316573389035</text:p>
          </table:table-cell>
          <table:table-cell office:value="0.426188890802" office:value-type="float">
            <text:p>0.426188890802</text:p>
          </table:table-cell>
          <table:table-cell office:value="0.346248842712" office:value-type="float">
            <text:p>0.346248842712</text:p>
          </table:table-cell>
          <table:table-cell office:value="0.325950539239" office:value-type="float">
            <text:p>0.325950539239</text:p>
          </table:table-cell>
          <table:table-cell office:value="0.316555133135" office:value-type="float">
            <text:p>0.316555133135</text:p>
          </table:table-cell>
          <table:table-cell office:value="0.310564725525" office:value-type="float">
            <text:p>0.310564725525</text:p>
          </table:table-cell>
          <table:table-cell office:value="0.294991897694" office:value-type="float">
            <text:p>0.294991897694</text:p>
          </table:table-cell>
          <table:table-cell office:value="0.313064148246" office:value-type="float">
            <text:p>0.313064148246</text:p>
          </table:table-cell>
          <table:table-cell office:value-type="string">
            <text:p>ü</text:p>
          </table:table-cell>
          <table:table-cell office:value="-1.10280470086" office:value-type="float">
            <text:p>-1.1028047008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9944537304" office:value-type="float">
            <text:p>0.239944537304</text:p>
          </table:table-cell>
          <table:table-cell office:value="0.213853427423" office:value-type="float">
            <text:p>0.213853427423</text:p>
          </table:table-cell>
          <table:table-cell office:value="0.238811929751" office:value-type="float">
            <text:p>0.238811929751</text:p>
          </table:table-cell>
          <table:table-cell office:value="0.201573917048" office:value-type="float">
            <text:p>0.201573917048</text:p>
          </table:table-cell>
          <table:table-cell office:value="0.201007650615" office:value-type="float">
            <text:p>0.201007650615</text:p>
          </table:table-cell>
          <table:table-cell office:value="0.19974315432" office:value-type="float">
            <text:p>0.19974315432</text:p>
          </table:table-cell>
          <table:table-cell office:value="0.165459618321" office:value-type="float">
            <text:p>0.165459618321</text:p>
          </table:table-cell>
          <table:table-cell office:value="0.227638973644" office:value-type="float">
            <text:p>0.227638973644</text:p>
          </table:table-cell>
          <table:table-cell office:value="0.18761842499" office:value-type="float">
            <text:p>0.18761842499</text:p>
          </table:table-cell>
          <table:table-cell office:value="0.174368851334" office:value-type="float">
            <text:p>0.174368851334</text:p>
          </table:table-cell>
          <table:table-cell office:value="0.172181612121" office:value-type="float">
            <text:p>0.172181612121</text:p>
          </table:table-cell>
          <table:table-cell office:value="0.170819068804" office:value-type="float">
            <text:p>0.170819068804</text:p>
          </table:table-cell>
          <table:table-cell office:value="0.153837077204" office:value-type="float">
            <text:p>0.153837077204</text:p>
          </table:table-cell>
          <table:table-cell office:value="0.170818636214" office:value-type="float">
            <text:p>0.170818636214</text:p>
          </table:table-cell>
          <table:table-cell office:value-type="string">
            <text:p>ü</text:p>
          </table:table-cell>
          <table:table-cell office:value="-0.791592023034" office:value-type="float">
            <text:p>-0.79159202303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0495567556" office:value-type="float">
            <text:p>0.20495567556</text:p>
          </table:table-cell>
          <table:table-cell office:value="0.184438545581" office:value-type="float">
            <text:p>0.184438545581</text:p>
          </table:table-cell>
          <table:table-cell office:value="0.189190050883" office:value-type="float">
            <text:p>0.189190050883</text:p>
          </table:table-cell>
          <table:table-cell office:value="0.168788028758" office:value-type="float">
            <text:p>0.168788028758</text:p>
          </table:table-cell>
          <table:table-cell office:value="0.165257598286" office:value-type="float">
            <text:p>0.165257598286</text:p>
          </table:table-cell>
          <table:table-cell office:value="0.161022721621" office:value-type="float">
            <text:p>0.161022721621</text:p>
          </table:table-cell>
          <table:table-cell office:value="0.133466112934" office:value-type="float">
            <text:p>0.133466112934</text:p>
          </table:table-cell>
          <table:table-cell office:value="0.172471332594" office:value-type="float">
            <text:p>0.172471332594</text:p>
          </table:table-cell>
          <table:table-cell office:value="0.141291487228" office:value-type="float">
            <text:p>0.141291487228</text:p>
          </table:table-cell>
          <table:table-cell office:value="0.131065011134" office:value-type="float">
            <text:p>0.131065011134</text:p>
          </table:table-cell>
          <table:table-cell office:value="0.12535954383" office:value-type="float">
            <text:p>0.12535954383</text:p>
          </table:table-cell>
          <table:table-cell office:value="0.126774152774" office:value-type="float">
            <text:p>0.126774152774</text:p>
          </table:table-cell>
          <table:table-cell office:value="0.117739498774" office:value-type="float">
            <text:p>0.117739498774</text:p>
          </table:table-cell>
          <table:table-cell office:value="0.122731861138" office:value-type="float">
            <text:p>0.122731861138</text:p>
          </table:table-cell>
          <table:table-cell office:value-type="string">
            <text:p>ü</text:p>
          </table:table-cell>
          <table:table-cell office:value="-2.09611698628" office:value-type="float">
            <text:p>-2.0961169862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66984322073" office:value-type="float">
            <text:p>5.66984322073</text:p>
          </table:table-cell>
          <table:table-cell office:value="5.1011754612" office:value-type="float">
            <text:p>5.1011754612</text:p>
          </table:table-cell>
          <table:table-cell office:value="5.45585454593" office:value-type="float">
            <text:p>5.45585454593</text:p>
          </table:table-cell>
          <table:table-cell office:value="4.74750032553" office:value-type="float">
            <text:p>4.74750032553</text:p>
          </table:table-cell>
          <table:table-cell office:value="4.8652237993" office:value-type="float">
            <text:p>4.8652237993</text:p>
          </table:table-cell>
          <table:table-cell office:value="4.67250198286" office:value-type="float">
            <text:p>4.67250198286</text:p>
          </table:table-cell>
          <table:table-cell office:value="3.94753565834" office:value-type="float">
            <text:p>3.94753565834</text:p>
          </table:table-cell>
          <table:table-cell office:value="5.02337146978" office:value-type="float">
            <text:p>5.02337146978</text:p>
          </table:table-cell>
          <table:table-cell office:value="4.18376896001" office:value-type="float">
            <text:p>4.18376896001</text:p>
          </table:table-cell>
          <table:table-cell office:value="3.89148964423" office:value-type="float">
            <text:p>3.89148964423</text:p>
          </table:table-cell>
          <table:table-cell office:value="3.87173250654" office:value-type="float">
            <text:p>3.87173250654</text:p>
          </table:table-cell>
          <table:table-cell office:value="3.81895853126" office:value-type="float">
            <text:p>3.81895853126</text:p>
          </table:table-cell>
          <table:table-cell office:value="3.66844387025" office:value-type="float">
            <text:p>3.66844387025</text:p>
          </table:table-cell>
          <table:table-cell office:value="3.76070938376" office:value-type="float">
            <text:p>3.76070938376</text:p>
          </table:table-cell>
          <table:table-cell office:value-type="string">
            <text:p>ü</text:p>
          </table:table-cell>
          <table:table-cell office:value="-2.86753081699" office:value-type="float">
            <text:p>-2.8675308169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69854460391" office:value-type="float">
            <text:p>0.469854460391</text:p>
          </table:table-cell>
          <table:table-cell office:value="0.399985311341" office:value-type="float">
            <text:p>0.399985311341</text:p>
          </table:table-cell>
          <table:table-cell office:value="0.427681185514" office:value-type="float">
            <text:p>0.427681185514</text:p>
          </table:table-cell>
          <table:table-cell office:value="0.367937599381" office:value-type="float">
            <text:p>0.367937599381</text:p>
          </table:table-cell>
          <table:table-cell office:value="0.36634329274" office:value-type="float">
            <text:p>0.36634329274</text:p>
          </table:table-cell>
          <table:table-cell office:value="0.362451604167" office:value-type="float">
            <text:p>0.362451604167</text:p>
          </table:table-cell>
          <table:table-cell office:value="0.303028543288" office:value-type="float">
            <text:p>0.303028543288</text:p>
          </table:table-cell>
          <table:table-cell office:value="0.397228319706" office:value-type="float">
            <text:p>0.397228319706</text:p>
          </table:table-cell>
          <table:table-cell office:value="0.323244857164" office:value-type="float">
            <text:p>0.323244857164</text:p>
          </table:table-cell>
          <table:table-cell office:value="0.300109998055" office:value-type="float">
            <text:p>0.300109998055</text:p>
          </table:table-cell>
          <table:table-cell office:value="0.293028091994" office:value-type="float">
            <text:p>0.293028091994</text:p>
          </table:table-cell>
          <table:table-cell office:value="0.283212724542" office:value-type="float">
            <text:p>0.283212724542</text:p>
          </table:table-cell>
          <table:table-cell office:value="0.2733220815" office:value-type="float">
            <text:p>0.2733220815</text:p>
          </table:table-cell>
          <table:table-cell office:value="0.29023655188" office:value-type="float">
            <text:p>0.29023655188</text:p>
          </table:table-cell>
          <table:table-cell office:value-type="string">
            <text:p>ü</text:p>
          </table:table-cell>
          <table:table-cell office:value="-0.952652728749" office:value-type="float">
            <text:p>-0.952652728749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721493988471" office:value-type="float">
            <text:p>0.721493988471</text:p>
          </table:table-cell>
          <table:table-cell office:value="0.674108603772" office:value-type="float">
            <text:p>0.674108603772</text:p>
          </table:table-cell>
          <table:table-cell office:value="0.726246290976" office:value-type="float">
            <text:p>0.726246290976</text:p>
          </table:table-cell>
          <table:table-cell office:value="0.620417071348" office:value-type="float">
            <text:p>0.620417071348</text:p>
          </table:table-cell>
          <table:table-cell office:value="0.616987732376" office:value-type="float">
            <text:p>0.616987732376</text:p>
          </table:table-cell>
          <table:table-cell office:value="0.595839982754" office:value-type="float">
            <text:p>0.595839982754</text:p>
          </table:table-cell>
          <table:table-cell office:value="0.496714052854" office:value-type="float">
            <text:p>0.496714052854</text:p>
          </table:table-cell>
          <table:table-cell office:value="0.696602616049" office:value-type="float">
            <text:p>0.696602616049</text:p>
          </table:table-cell>
          <table:table-cell office:value="0.532036481842" office:value-type="float">
            <text:p>0.532036481842</text:p>
          </table:table-cell>
          <table:table-cell office:value="0.510677953758" office:value-type="float">
            <text:p>0.510677953758</text:p>
          </table:table-cell>
          <table:table-cell office:value="0.480709606205" office:value-type="float">
            <text:p>0.480709606205</text:p>
          </table:table-cell>
          <table:table-cell office:value="0.481974052039" office:value-type="float">
            <text:p>0.481974052039</text:p>
          </table:table-cell>
          <table:table-cell office:value="0.42458053162" office:value-type="float">
            <text:p>0.42458053162</text:p>
          </table:table-cell>
          <table:table-cell office:value="0.48209605813" office:value-type="float">
            <text:p>0.48209605813</text:p>
          </table:table-cell>
          <table:table-cell office:value-type="string">
            <text:p>ü</text:p>
          </table:table-cell>
          <table:table-cell office:value="0.288417769597" office:value-type="float">
            <text:p>0.28841776959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4.6654828139" office:value-type="float">
            <text:p>54.6654828139</text:p>
          </table:table-cell>
          <table:table-cell office:value="46.6344814565" office:value-type="float">
            <text:p>46.6344814565</text:p>
          </table:table-cell>
          <table:table-cell office:value="50.0321083927" office:value-type="float">
            <text:p>50.0321083927</text:p>
          </table:table-cell>
          <table:table-cell office:value="43.6313628595" office:value-type="float">
            <text:p>43.6313628595</text:p>
          </table:table-cell>
          <table:table-cell office:value="43.2960465796" office:value-type="float">
            <text:p>43.2960465796</text:p>
          </table:table-cell>
          <table:table-cell office:value="43.4763480728" office:value-type="float">
            <text:p>43.4763480728</text:p>
          </table:table-cell>
          <table:table-cell office:value="35.3405082327" office:value-type="float">
            <text:p>35.3405082327</text:p>
          </table:table-cell>
          <table:table-cell office:value="47.0673575994" office:value-type="float">
            <text:p>47.0673575994</text:p>
          </table:table-cell>
          <table:table-cell office:value="38.7678400096" office:value-type="float">
            <text:p>38.7678400096</text:p>
          </table:table-cell>
          <table:table-cell office:value="35.6295972782" office:value-type="float">
            <text:p>35.6295972782</text:p>
          </table:table-cell>
          <table:table-cell office:value="34.6852187739" office:value-type="float">
            <text:p>34.6852187739</text:p>
          </table:table-cell>
          <table:table-cell office:value="33.792303917" office:value-type="float">
            <text:p>33.792303917</text:p>
          </table:table-cell>
          <table:table-cell office:value="31.5870923201" office:value-type="float">
            <text:p>31.5870923201</text:p>
          </table:table-cell>
          <table:table-cell office:value="34.2566169638" office:value-type="float">
            <text:p>34.2566169638</text:p>
          </table:table-cell>
          <table:table-cell office:value-type="string">
            <text:p>ü</text:p>
          </table:table-cell>
          <table:table-cell office:value="-1.23569008711" office:value-type="float">
            <text:p>-1.2356900871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336319758" office:value-type="float">
            <text:p>11.3336319758</text:p>
          </table:table-cell>
          <table:table-cell office:value="9.04724857791" office:value-type="float">
            <text:p>9.04724857791</text:p>
          </table:table-cell>
          <table:table-cell office:value="10.4567927558" office:value-type="float">
            <text:p>10.4567927558</text:p>
          </table:table-cell>
          <table:table-cell office:value="8.52784601921" office:value-type="float">
            <text:p>8.52784601921</text:p>
          </table:table-cell>
          <table:table-cell office:value="8.64119171012" office:value-type="float">
            <text:p>8.64119171012</text:p>
          </table:table-cell>
          <table:table-cell office:value="8.9846092771" office:value-type="float">
            <text:p>8.9846092771</text:p>
          </table:table-cell>
          <table:table-cell office:value="6.97625885423" office:value-type="float">
            <text:p>6.97625885423</text:p>
          </table:table-cell>
          <table:table-cell office:value="10.0002361983" office:value-type="float">
            <text:p>10.0002361983</text:p>
          </table:table-cell>
          <table:table-cell office:value="8.12077379332" office:value-type="float">
            <text:p>8.12077379332</text:p>
          </table:table-cell>
          <table:table-cell office:value="7.49519701786" office:value-type="float">
            <text:p>7.49519701786</text:p>
          </table:table-cell>
          <table:table-cell office:value="7.26334956738" office:value-type="float">
            <text:p>7.26334956738</text:p>
          </table:table-cell>
          <table:table-cell office:value="7.3506279895" office:value-type="float">
            <text:p>7.3506279895</text:p>
          </table:table-cell>
          <table:table-cell office:value="6.630990081" office:value-type="float">
            <text:p>6.630990081</text:p>
          </table:table-cell>
          <table:table-cell office:value="7.29981709434" office:value-type="float">
            <text:p>7.29981709434</text:p>
          </table:table-cell>
          <table:table-cell office:value-type="string">
            <text:p>ü</text:p>
          </table:table-cell>
          <table:table-cell office:value="0.50207588968" office:value-type="float">
            <text:p>0.50207588968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.5614402979" office:value-type="float">
            <text:p>55.5614402979</text:p>
          </table:table-cell>
          <table:table-cell office:value="53.5219871597" office:value-type="float">
            <text:p>53.5219871597</text:p>
          </table:table-cell>
          <table:table-cell office:value="62.347682958" office:value-type="float">
            <text:p>62.347682958</text:p>
          </table:table-cell>
          <table:table-cell office:value="52.2058945187" office:value-type="float">
            <text:p>52.2058945187</text:p>
          </table:table-cell>
          <table:table-cell office:value="52.6435899383" office:value-type="float">
            <text:p>52.6435899383</text:p>
          </table:table-cell>
          <table:table-cell office:value="46.9989855232" office:value-type="float">
            <text:p>46.9989855232</text:p>
          </table:table-cell>
          <table:table-cell office:value="37.0716409168" office:value-type="float">
            <text:p>37.0716409168</text:p>
          </table:table-cell>
          <table:table-cell office:value="62.2815085893" office:value-type="float">
            <text:p>62.2815085893</text:p>
          </table:table-cell>
          <table:table-cell office:value="42.9297260478" office:value-type="float">
            <text:p>42.9297260478</text:p>
          </table:table-cell>
          <table:table-cell office:value="42.7274823776" office:value-type="float">
            <text:p>42.7274823776</text:p>
          </table:table-cell>
          <table:table-cell office:value="42.304843188" office:value-type="float">
            <text:p>42.304843188</text:p>
          </table:table-cell>
          <table:table-cell office:value="37.7609014732" office:value-type="float">
            <text:p>37.7609014732</text:p>
          </table:table-cell>
          <table:table-cell office:value="30.2784009566" office:value-type="float">
            <text:p>30.2784009566</text:p>
          </table:table-cell>
          <table:table-cell office:value="32.362414577" office:value-type="float">
            <text:p>32.362414577</text:p>
          </table:table-cell>
          <table:table-cell office:value-type="string">
            <text:p>ü</text:p>
          </table:table-cell>
          <table:table-cell office:value="-23.5018684901" office:value-type="float">
            <text:p>-23.5018684901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58.919963951" office:value-type="float">
            <text:p>458.919963951</text:p>
          </table:table-cell>
          <table:table-cell office:value="375.496632873" office:value-type="float">
            <text:p>375.496632873</text:p>
          </table:table-cell>
          <table:table-cell office:value="406.065555123" office:value-type="float">
            <text:p>406.065555123</text:p>
          </table:table-cell>
          <table:table-cell office:value="325.61878416" office:value-type="float">
            <text:p>325.61878416</text:p>
          </table:table-cell>
          <table:table-cell office:value="326.976983986" office:value-type="float">
            <text:p>326.976983986</text:p>
          </table:table-cell>
          <table:table-cell office:value="355.405106644" office:value-type="float">
            <text:p>355.405106644</text:p>
          </table:table-cell>
          <table:table-cell office:value="296.06929749" office:value-type="float">
            <text:p>296.06929749</text:p>
          </table:table-cell>
          <table:table-cell office:value="436.42599854" office:value-type="float">
            <text:p>436.42599854</text:p>
          </table:table-cell>
          <table:table-cell office:value="338.590406106" office:value-type="float">
            <text:p>338.590406106</text:p>
          </table:table-cell>
          <table:table-cell office:value="306.961911652" office:value-type="float">
            <text:p>306.961911652</text:p>
          </table:table-cell>
          <table:table-cell office:value="286.564655908" office:value-type="float">
            <text:p>286.564655908</text:p>
          </table:table-cell>
          <table:table-cell office:value="295.261805282" office:value-type="float">
            <text:p>295.261805282</text:p>
          </table:table-cell>
          <table:table-cell office:value="255.630839922" office:value-type="float">
            <text:p>255.630839922</text:p>
          </table:table-cell>
          <table:table-cell office:value="298.579165566" office:value-type="float">
            <text:p>298.579165566</text:p>
          </table:table-cell>
          <table:table-cell office:value-type="string">
            <text:p/>
          </table:table-cell>
          <table:table-cell office:value="4.19259996298" office:value-type="float">
            <text:p>4.1925999629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2.047997931" office:value-type="float">
            <text:p>132.047997931</text:p>
          </table:table-cell>
          <table:table-cell office:value="116.104664667" office:value-type="float">
            <text:p>116.104664667</text:p>
          </table:table-cell>
          <table:table-cell office:value="130.025177943" office:value-type="float">
            <text:p>130.025177943</text:p>
          </table:table-cell>
          <table:table-cell office:value="106.475617743" office:value-type="float">
            <text:p>106.475617743</text:p>
          </table:table-cell>
          <table:table-cell office:value="107.139685986" office:value-type="float">
            <text:p>107.139685986</text:p>
          </table:table-cell>
          <table:table-cell office:value="106.233099984" office:value-type="float">
            <text:p>106.233099984</text:p>
          </table:table-cell>
          <table:table-cell office:value="86.4164563001" office:value-type="float">
            <text:p>86.4164563001</text:p>
          </table:table-cell>
          <table:table-cell office:value="135.019090946" office:value-type="float">
            <text:p>135.019090946</text:p>
          </table:table-cell>
          <table:table-cell office:value="99.3613876908" office:value-type="float">
            <text:p>99.3613876908</text:p>
          </table:table-cell>
          <table:table-cell office:value="93.8877228345" office:value-type="float">
            <text:p>93.8877228345</text:p>
          </table:table-cell>
          <table:table-cell office:value="90.0655458182" office:value-type="float">
            <text:p>90.0655458182</text:p>
          </table:table-cell>
          <table:table-cell office:value="86.9711339214" office:value-type="float">
            <text:p>86.9711339214</text:p>
          </table:table-cell>
          <table:table-cell office:value="72.883461721" office:value-type="float">
            <text:p>72.883461721</text:p>
          </table:table-cell>
          <table:table-cell office:value="82.1255523869" office:value-type="float">
            <text:p>82.1255523869</text:p>
          </table:table-cell>
          <table:table-cell office:value-type="string">
            <text:p>ü</text:p>
          </table:table-cell>
          <table:table-cell office:value="-8.81579449627" office:value-type="float">
            <text:p>-8.8157944962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2123273469" office:value-type="float">
            <text:p>0.372123273469</text:p>
          </table:table-cell>
          <table:table-cell office:value="0.346617739594" office:value-type="float">
            <text:p>0.346617739594</text:p>
          </table:table-cell>
          <table:table-cell office:value="0.375930463187" office:value-type="float">
            <text:p>0.375930463187</text:p>
          </table:table-cell>
          <table:table-cell office:value="0.333210841676" office:value-type="float">
            <text:p>0.333210841676</text:p>
          </table:table-cell>
          <table:table-cell office:value="0.341503610042" office:value-type="float">
            <text:p>0.341503610042</text:p>
          </table:table-cell>
          <table:table-cell office:value="0.311650367782" office:value-type="float">
            <text:p>0.311650367782</text:p>
          </table:table-cell>
          <table:table-cell office:value="0.278756490229" office:value-type="float">
            <text:p>0.278756490229</text:p>
          </table:table-cell>
          <table:table-cell office:value="0.414481615163" office:value-type="float">
            <text:p>0.414481615163</text:p>
          </table:table-cell>
          <table:table-cell office:value="0.300805779976" office:value-type="float">
            <text:p>0.300805779976</text:p>
          </table:table-cell>
          <table:table-cell office:value="0.277237188248" office:value-type="float">
            <text:p>0.277237188248</text:p>
          </table:table-cell>
          <table:table-cell office:value="0.264904140902" office:value-type="float">
            <text:p>0.264904140902</text:p>
          </table:table-cell>
          <table:table-cell office:value="0.288827520865" office:value-type="float">
            <text:p>0.288827520865</text:p>
          </table:table-cell>
          <table:table-cell office:value="0.266744355222" office:value-type="float">
            <text:p>0.266744355222</text:p>
          </table:table-cell>
          <table:table-cell office:value="0.287691432253" office:value-type="float">
            <text:p>0.287691432253</text:p>
          </table:table-cell>
          <table:table-cell office:value-type="string">
            <text:p>ü</text:p>
          </table:table-cell>
          <table:table-cell office:value="8.60208952325" office:value-type="float">
            <text:p>8.6020895232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3962194357" office:value-type="float">
            <text:p>1.93962194357</text:p>
          </table:table-cell>
          <table:table-cell office:value="1.8298947818" office:value-type="float">
            <text:p>1.8298947818</text:p>
          </table:table-cell>
          <table:table-cell office:value="1.97751086405" office:value-type="float">
            <text:p>1.97751086405</text:p>
          </table:table-cell>
          <table:table-cell office:value="1.66164125576" office:value-type="float">
            <text:p>1.66164125576</text:p>
          </table:table-cell>
          <table:table-cell office:value="1.75313708803" office:value-type="float">
            <text:p>1.75313708803</text:p>
          </table:table-cell>
          <table:table-cell office:value="1.66703493921" office:value-type="float">
            <text:p>1.66703493921</text:p>
          </table:table-cell>
          <table:table-cell office:value="1.43000017691" office:value-type="float">
            <text:p>1.43000017691</text:p>
          </table:table-cell>
          <table:table-cell office:value="1.8390940135" office:value-type="float">
            <text:p>1.8390940135</text:p>
          </table:table-cell>
          <table:table-cell office:value="1.50987540502" office:value-type="float">
            <text:p>1.50987540502</text:p>
          </table:table-cell>
          <table:table-cell office:value="1.45293727063" office:value-type="float">
            <text:p>1.45293727063</text:p>
          </table:table-cell>
          <table:table-cell office:value="1.37980245498" office:value-type="float">
            <text:p>1.37980245498</text:p>
          </table:table-cell>
          <table:table-cell office:value="1.39061700362" office:value-type="float">
            <text:p>1.39061700362</text:p>
          </table:table-cell>
          <table:table-cell office:value="1.2785556371" office:value-type="float">
            <text:p>1.2785556371</text:p>
          </table:table-cell>
          <table:table-cell office:value="1.42498695695" office:value-type="float">
            <text:p>1.42498695695</text:p>
          </table:table-cell>
          <table:table-cell office:value-type="string">
            <text:p>ü</text:p>
          </table:table-cell>
          <table:table-cell office:value="3.27470804296" office:value-type="float">
            <text:p>3.2747080429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2170250959" office:value-type="float">
            <text:p>42.2170250959</text:p>
          </table:table-cell>
          <table:table-cell office:value="42.8383313947" office:value-type="float">
            <text:p>42.8383313947</text:p>
          </table:table-cell>
          <table:table-cell office:value="42.3161246514" office:value-type="float">
            <text:p>42.3161246514</text:p>
          </table:table-cell>
          <table:table-cell office:value="41.8108591381" office:value-type="float">
            <text:p>41.8108591381</text:p>
          </table:table-cell>
          <table:table-cell office:value="42.4448389865" office:value-type="float">
            <text:p>42.4448389865</text:p>
          </table:table-cell>
          <table:table-cell office:value="42.2536562847" office:value-type="float">
            <text:p>42.2536562847</text:p>
          </table:table-cell>
          <table:table-cell office:value="42.9423844728" office:value-type="float">
            <text:p>42.9423844728</text:p>
          </table:table-cell>
          <table:table-cell office:value="43.491975673" office:value-type="float">
            <text:p>43.491975673</text:p>
          </table:table-cell>
          <table:table-cell office:value="43.1931608507" office:value-type="float">
            <text:p>43.1931608507</text:p>
          </table:table-cell>
          <table:table-cell office:value="42.7437121965" office:value-type="float">
            <text:p>42.7437121965</text:p>
          </table:table-cell>
          <table:table-cell office:value="42.2580005724" office:value-type="float">
            <text:p>42.2580005724</text:p>
          </table:table-cell>
          <table:table-cell office:value="43.2670370913" office:value-type="float">
            <text:p>43.2670370913</text:p>
          </table:table-cell>
          <table:table-cell office:value="42.1633318051" office:value-type="float">
            <text:p>42.1633318051</text:p>
          </table:table-cell>
          <table:table-cell office:value="43.7713296375" office:value-type="float">
            <text:p>43.771329637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5807901129" office:value-type="float">
            <text:p>13.5807901129</text:p>
          </table:table-cell>
          <table:table-cell office:value="13.9236693569" office:value-type="float">
            <text:p>13.9236693569</text:p>
          </table:table-cell>
          <table:table-cell office:value="13.5630598336" office:value-type="float">
            <text:p>13.5630598336</text:p>
          </table:table-cell>
          <table:table-cell office:value="13.6651768775" office:value-type="float">
            <text:p>13.6651768775</text:p>
          </table:table-cell>
          <table:table-cell office:value="13.2651310197" office:value-type="float">
            <text:p>13.2651310197</text:p>
          </table:table-cell>
          <table:table-cell office:value="13.50213189" office:value-type="float">
            <text:p>13.50213189</text:p>
          </table:table-cell>
          <table:table-cell office:value="13.2835603925" office:value-type="float">
            <text:p>13.2835603925</text:p>
          </table:table-cell>
          <table:table-cell office:value="13.751169224" office:value-type="float">
            <text:p>13.751169224</text:p>
          </table:table-cell>
          <table:table-cell office:value="13.6379768557" office:value-type="float">
            <text:p>13.6379768557</text:p>
          </table:table-cell>
          <table:table-cell office:value="13.218994211" office:value-type="float">
            <text:p>13.218994211</text:p>
          </table:table-cell>
          <table:table-cell office:value="12.9935800727" office:value-type="float">
            <text:p>12.9935800727</text:p>
          </table:table-cell>
          <table:table-cell office:value="13.4668643692" office:value-type="float">
            <text:p>13.4668643692</text:p>
          </table:table-cell>
          <table:table-cell office:value="13.099410615" office:value-type="float">
            <text:p>13.099410615</text:p>
          </table:table-cell>
          <table:table-cell office:value="12.9713473186" office:value-type="float">
            <text:p>12.971347318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2476716255" office:value-type="float">
            <text:p>17.2476716255</text:p>
          </table:table-cell>
          <table:table-cell office:value="17.3132686583" office:value-type="float">
            <text:p>17.3132686583</text:p>
          </table:table-cell>
          <table:table-cell office:value="17.2352451439" office:value-type="float">
            <text:p>17.2352451439</text:p>
          </table:table-cell>
          <table:table-cell office:value="16.9083103637" office:value-type="float">
            <text:p>16.9083103637</text:p>
          </table:table-cell>
          <table:table-cell office:value="17.4634227513" office:value-type="float">
            <text:p>17.4634227513</text:p>
          </table:table-cell>
          <table:table-cell office:value="17.1159973753" office:value-type="float">
            <text:p>17.1159973753</text:p>
          </table:table-cell>
          <table:table-cell office:value="17.7071157851" office:value-type="float">
            <text:p>17.7071157851</text:p>
          </table:table-cell>
          <table:table-cell office:value="17.9420989582" office:value-type="float">
            <text:p>17.9420989582</text:p>
          </table:table-cell>
          <table:table-cell office:value="17.6132932559" office:value-type="float">
            <text:p>17.6132932559</text:p>
          </table:table-cell>
          <table:table-cell office:value="17.6283816141" office:value-type="float">
            <text:p>17.6283816141</text:p>
          </table:table-cell>
          <table:table-cell office:value="17.5387306031" office:value-type="float">
            <text:p>17.5387306031</text:p>
          </table:table-cell>
          <table:table-cell office:value="17.7677905391" office:value-type="float">
            <text:p>17.7677905391</text:p>
          </table:table-cell>
          <table:table-cell office:value="17.3244324023" office:value-type="float">
            <text:p>17.3244324023</text:p>
          </table:table-cell>
          <table:table-cell office:value="18.5662949207" office:value-type="float">
            <text:p>18.566294920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45912327039" office:value-type="float">
            <text:p>8.45912327039</text:p>
          </table:table-cell>
          <table:table-cell office:value="8.65226746699" office:value-type="float">
            <text:p>8.65226746699</text:p>
          </table:table-cell>
          <table:table-cell office:value="8.61609591921" office:value-type="float">
            <text:p>8.61609591921</text:p>
          </table:table-cell>
          <table:table-cell office:value="8.31280456725" office:value-type="float">
            <text:p>8.31280456725</text:p>
          </table:table-cell>
          <table:table-cell office:value="8.7779237245" office:value-type="float">
            <text:p>8.7779237245</text:p>
          </table:table-cell>
          <table:table-cell office:value="8.70079158716" office:value-type="float">
            <text:p>8.70079158716</text:p>
          </table:table-cell>
          <table:table-cell office:value="8.9752374261" office:value-type="float">
            <text:p>8.9752374261</text:p>
          </table:table-cell>
          <table:table-cell office:value="8.77372490928" office:value-type="float">
            <text:p>8.77372490928</text:p>
          </table:table-cell>
          <table:table-cell office:value="8.93056764501" office:value-type="float">
            <text:p>8.93056764501</text:p>
          </table:table-cell>
          <table:table-cell office:value="8.94368197362" office:value-type="float">
            <text:p>8.94368197362</text:p>
          </table:table-cell>
          <table:table-cell office:value="8.78850740664" office:value-type="float">
            <text:p>8.78850740664</text:p>
          </table:table-cell>
          <table:table-cell office:value="8.91950552356" office:value-type="float">
            <text:p>8.91950552356</text:p>
          </table:table-cell>
          <table:table-cell office:value="8.72481690137" office:value-type="float">
            <text:p>8.72481690137</text:p>
          </table:table-cell>
          <table:table-cell office:value="9.25003664671" office:value-type="float">
            <text:p>9.25003664671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0368555896" office:value-type="float">
            <text:p>43.0368555896</text:p>
          </table:table-cell>
          <table:table-cell office:value="42.3815733202" office:value-type="float">
            <text:p>42.3815733202</text:p>
          </table:table-cell>
          <table:table-cell office:value="42.7221576609" office:value-type="float">
            <text:p>42.7221576609</text:p>
          </table:table-cell>
          <table:table-cell office:value="43.3435269123" office:value-type="float">
            <text:p>43.3435269123</text:p>
          </table:table-cell>
          <table:table-cell office:value="42.4890511429" office:value-type="float">
            <text:p>42.4890511429</text:p>
          </table:table-cell>
          <table:table-cell office:value="42.3951006124" office:value-type="float">
            <text:p>42.3951006124</text:p>
          </table:table-cell>
          <table:table-cell office:value="41.5364146174" office:value-type="float">
            <text:p>41.5364146174</text:p>
          </table:table-cell>
          <table:table-cell office:value="41.1488379314" office:value-type="float">
            <text:p>41.1488379314</text:p>
          </table:table-cell>
          <table:table-cell office:value="41.2752521881" office:value-type="float">
            <text:p>41.2752521881</text:p>
          </table:table-cell>
          <table:table-cell office:value="41.8225302207" office:value-type="float">
            <text:p>41.8225302207</text:p>
          </table:table-cell>
          <table:table-cell office:value="42.1490420514" office:value-type="float">
            <text:p>42.1490420514</text:p>
          </table:table-cell>
          <table:table-cell office:value="40.687145732" office:value-type="float">
            <text:p>40.687145732</text:p>
          </table:table-cell>
          <table:table-cell office:value="42.3044041155" office:value-type="float">
            <text:p>42.3044041155</text:p>
          </table:table-cell>
          <table:table-cell office:value="40.5583545647" office:value-type="float">
            <text:p>40.558354564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79955183" office:value-type="float">
            <text:p>15.179955183</text:p>
          </table:table-cell>
          <table:table-cell office:value="14.9726930813" office:value-type="float">
            <text:p>14.9726930813</text:p>
          </table:table-cell>
          <table:table-cell office:value="14.9012510401" office:value-type="float">
            <text:p>14.9012510401</text:p>
          </table:table-cell>
          <table:table-cell office:value="15.431931938" office:value-type="float">
            <text:p>15.431931938</text:p>
          </table:table-cell>
          <table:table-cell office:value="14.3801527718" office:value-type="float">
            <text:p>14.3801527718</text:p>
          </table:table-cell>
          <table:table-cell office:value="13.9694103048" office:value-type="float">
            <text:p>13.9694103048</text:p>
          </table:table-cell>
          <table:table-cell office:value="12.9373994526" office:value-type="float">
            <text:p>12.9373994526</text:p>
          </table:table-cell>
          <table:table-cell office:value="12.4023284099" office:value-type="float">
            <text:p>12.4023284099</text:p>
          </table:table-cell>
          <table:table-cell office:value="12.4337804268" office:value-type="float">
            <text:p>12.4337804268</text:p>
          </table:table-cell>
          <table:table-cell office:value="11.7781913933" office:value-type="float">
            <text:p>11.7781913933</text:p>
          </table:table-cell>
          <table:table-cell office:value="11.2633782576" office:value-type="float">
            <text:p>11.2633782576</text:p>
          </table:table-cell>
          <table:table-cell office:value="10.60131178" office:value-type="float">
            <text:p>10.60131178</text:p>
          </table:table-cell>
          <table:table-cell office:value="12.7660921924" office:value-type="float">
            <text:p>12.7660921924</text:p>
          </table:table-cell>
          <table:table-cell office:value="11.1445157859" office:value-type="float">
            <text:p>11.144515785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8327369835" office:value-type="float">
            <text:p>14.8327369835</text:p>
          </table:table-cell>
          <table:table-cell office:value="14.8589664953" office:value-type="float">
            <text:p>14.8589664953</text:p>
          </table:table-cell>
          <table:table-cell office:value="15.0154214353" office:value-type="float">
            <text:p>15.0154214353</text:p>
          </table:table-cell>
          <table:table-cell office:value="14.9142095006" office:value-type="float">
            <text:p>14.9142095006</text:p>
          </table:table-cell>
          <table:table-cell office:value="15.1198277154" office:value-type="float">
            <text:p>15.1198277154</text:p>
          </table:table-cell>
          <table:table-cell office:value="15.4231758383" office:value-type="float">
            <text:p>15.4231758383</text:p>
          </table:table-cell>
          <table:table-cell office:value="15.5842553847" office:value-type="float">
            <text:p>15.5842553847</text:p>
          </table:table-cell>
          <table:table-cell office:value="15.4103730406" office:value-type="float">
            <text:p>15.4103730406</text:p>
          </table:table-cell>
          <table:table-cell office:value="15.5858081109" office:value-type="float">
            <text:p>15.5858081109</text:p>
          </table:table-cell>
          <table:table-cell office:value="15.4718107353" office:value-type="float">
            <text:p>15.4718107353</text:p>
          </table:table-cell>
          <table:table-cell office:value="15.6254897726" office:value-type="float">
            <text:p>15.6254897726</text:p>
          </table:table-cell>
          <table:table-cell office:value="16.086841895" office:value-type="float">
            <text:p>16.086841895</text:p>
          </table:table-cell>
          <table:table-cell office:value="15.595080821" office:value-type="float">
            <text:p>15.595080821</text:p>
          </table:table-cell>
          <table:table-cell office:value="15.6999105231" office:value-type="float">
            <text:p>15.6999105231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2371224466" office:value-type="float">
            <text:p>15.2371224466</text:p>
          </table:table-cell>
          <table:table-cell office:value="14.325464357" office:value-type="float">
            <text:p>14.325464357</text:p>
          </table:table-cell>
          <table:table-cell office:value="18.2413543936" office:value-type="float">
            <text:p>18.2413543936</text:p>
          </table:table-cell>
          <table:table-cell office:value="12.8588464774" office:value-type="float">
            <text:p>12.8588464774</text:p>
          </table:table-cell>
          <table:table-cell office:value="13.3198862781" office:value-type="float">
            <text:p>13.3198862781</text:p>
          </table:table-cell>
          <table:table-cell office:value="12.5308389" office:value-type="float">
            <text:p>12.5308389</text:p>
          </table:table-cell>
          <table:table-cell office:value="10.4874123387" office:value-type="float">
            <text:p>10.4874123387</text:p>
          </table:table-cell>
          <table:table-cell office:value="13.5855189999" office:value-type="float">
            <text:p>13.5855189999</text:p>
          </table:table-cell>
          <table:table-cell office:value="11.0909219661" office:value-type="float">
            <text:p>11.0909219661</text:p>
          </table:table-cell>
          <table:table-cell office:value="10.4757313453" office:value-type="float">
            <text:p>10.4757313453</text:p>
          </table:table-cell>
          <table:table-cell office:value="10.3178785196" office:value-type="float">
            <text:p>10.3178785196</text:p>
          </table:table-cell>
          <table:table-cell office:value="9.84681587868" office:value-type="float">
            <text:p>9.84681587868</text:p>
          </table:table-cell>
          <table:table-cell office:value="9.61081684041" office:value-type="float">
            <text:p>9.61081684041</text:p>
          </table:table-cell>
          <table:table-cell office:value="10.1049109971" office:value-type="float">
            <text:p>10.104910997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4482768617" office:value-type="float">
            <text:p>13.4482768617</text:p>
          </table:table-cell>
          <table:table-cell office:value="12.9555028266" office:value-type="float">
            <text:p>12.9555028266</text:p>
          </table:table-cell>
          <table:table-cell office:value="16.9059585255" office:value-type="float">
            <text:p>16.9059585255</text:p>
          </table:table-cell>
          <table:table-cell office:value="11.5804265456" office:value-type="float">
            <text:p>11.5804265456</text:p>
          </table:table-cell>
          <table:table-cell office:value="12.0316019789" office:value-type="float">
            <text:p>12.0316019789</text:p>
          </table:table-cell>
          <table:table-cell office:value="11.2653326942" office:value-type="float">
            <text:p>11.2653326942</text:p>
          </table:table-cell>
          <table:table-cell office:value="9.54934276116" office:value-type="float">
            <text:p>9.54934276116</text:p>
          </table:table-cell>
          <table:table-cell office:value="12.5244668713" office:value-type="float">
            <text:p>12.5244668713</text:p>
          </table:table-cell>
          <table:table-cell office:value="10.1783818524" office:value-type="float">
            <text:p>10.1783818524</text:p>
          </table:table-cell>
          <table:table-cell office:value="9.71614950437" office:value-type="float">
            <text:p>9.71614950437</text:p>
          </table:table-cell>
          <table:table-cell office:value="9.52974260942" office:value-type="float">
            <text:p>9.52974260942</text:p>
          </table:table-cell>
          <table:table-cell office:value="9.26487777684" office:value-type="float">
            <text:p>9.26487777684</text:p>
          </table:table-cell>
          <table:table-cell office:value="8.80984751612" office:value-type="float">
            <text:p>8.80984751612</text:p>
          </table:table-cell>
          <table:table-cell office:value="9.49057781664" office:value-type="float">
            <text:p>9.4905778166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8410882018" office:value-type="float">
            <text:p>22.8410882018</text:p>
          </table:table-cell>
          <table:table-cell office:value="22.3440464029" office:value-type="float">
            <text:p>22.3440464029</text:p>
          </table:table-cell>
          <table:table-cell office:value="29.8807649944" office:value-type="float">
            <text:p>29.8807649944</text:p>
          </table:table-cell>
          <table:table-cell office:value="19.7884295354" office:value-type="float">
            <text:p>19.7884295354</text:p>
          </table:table-cell>
          <table:table-cell office:value="20.9614243197" office:value-type="float">
            <text:p>20.9614243197</text:p>
          </table:table-cell>
          <table:table-cell office:value="19.8919363411" office:value-type="float">
            <text:p>19.8919363411</text:p>
          </table:table-cell>
          <table:table-cell office:value="17.1129569245" office:value-type="float">
            <text:p>17.1129569245</text:p>
          </table:table-cell>
          <table:table-cell office:value="22.1591502637" office:value-type="float">
            <text:p>22.1591502637</text:p>
          </table:table-cell>
          <table:table-cell office:value="18.1340293842" office:value-type="float">
            <text:p>18.1340293842</text:p>
          </table:table-cell>
          <table:table-cell office:value="17.1952022353" office:value-type="float">
            <text:p>17.1952022353</text:p>
          </table:table-cell>
          <table:table-cell office:value="16.8962562558" office:value-type="float">
            <text:p>16.8962562558</text:p>
          </table:table-cell>
          <table:table-cell office:value="16.9152332117" office:value-type="float">
            <text:p>16.9152332117</text:p>
          </table:table-cell>
          <table:table-cell office:value="15.8108672395" office:value-type="float">
            <text:p>15.8108672395</text:p>
          </table:table-cell>
          <table:table-cell office:value="17.1745416932" office:value-type="float">
            <text:p>17.174541693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3387991599" office:value-type="float">
            <text:p>13.3387991599</text:p>
          </table:table-cell>
          <table:table-cell office:value="13.0391921334" office:value-type="float">
            <text:p>13.0391921334</text:p>
          </table:table-cell>
          <table:table-cell office:value="15.8891038001" office:value-type="float">
            <text:p>15.8891038001</text:p>
          </table:table-cell>
          <table:table-cell office:value="11.5986428335" office:value-type="float">
            <text:p>11.5986428335</text:p>
          </table:table-cell>
          <table:table-cell office:value="11.5997570831" office:value-type="float">
            <text:p>11.5997570831</text:p>
          </table:table-cell>
          <table:table-cell office:value="11.3586425028" office:value-type="float">
            <text:p>11.3586425028</text:p>
          </table:table-cell>
          <table:table-cell office:value="9.22747519078" office:value-type="float">
            <text:p>9.22747519078</text:p>
          </table:table-cell>
          <table:table-cell office:value="11.8687371814" office:value-type="float">
            <text:p>11.8687371814</text:p>
          </table:table-cell>
          <table:table-cell office:value="10.1544284384" office:value-type="float">
            <text:p>10.1544284384</text:p>
          </table:table-cell>
          <table:table-cell office:value="9.41689037228" office:value-type="float">
            <text:p>9.41689037228</text:p>
          </table:table-cell>
          <table:table-cell office:value="9.2983773082" office:value-type="float">
            <text:p>9.2983773082</text:p>
          </table:table-cell>
          <table:table-cell office:value="9.45682104395" office:value-type="float">
            <text:p>9.45682104395</text:p>
          </table:table-cell>
          <table:table-cell office:value="8.74129666514" office:value-type="float">
            <text:p>8.74129666514</text:p>
          </table:table-cell>
          <table:table-cell office:value="8.79165955852" office:value-type="float">
            <text:p>8.7916595585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1237454964" office:value-type="float">
            <text:p>13.1237454964</text:p>
          </table:table-cell>
          <table:table-cell office:value="12.5411464874" office:value-type="float">
            <text:p>12.5411464874</text:p>
          </table:table-cell>
          <table:table-cell office:value="17.1110360132" office:value-type="float">
            <text:p>17.1110360132</text:p>
          </table:table-cell>
          <table:table-cell office:value="11.8121638538" office:value-type="float">
            <text:p>11.8121638538</text:p>
          </table:table-cell>
          <table:table-cell office:value="12.8536394401" office:value-type="float">
            <text:p>12.8536394401</text:p>
          </table:table-cell>
          <table:table-cell office:value="11.5403847634" office:value-type="float">
            <text:p>11.5403847634</text:p>
          </table:table-cell>
          <table:table-cell office:value="10.1694403034" office:value-type="float">
            <text:p>10.1694403034</text:p>
          </table:table-cell>
          <table:table-cell office:value="13.1075296238" office:value-type="float">
            <text:p>13.1075296238</text:p>
          </table:table-cell>
          <table:table-cell office:value="10.7636063264" office:value-type="float">
            <text:p>10.7636063264</text:p>
          </table:table-cell>
          <table:table-cell office:value="10.6822888746" office:value-type="float">
            <text:p>10.6822888746</text:p>
          </table:table-cell>
          <table:table-cell office:value="10.6406331533" office:value-type="float">
            <text:p>10.6406331533</text:p>
          </table:table-cell>
          <table:table-cell office:value="9.96754631075" office:value-type="float">
            <text:p>9.96754631075</text:p>
          </table:table-cell>
          <table:table-cell office:value="9.15475303219" office:value-type="float">
            <text:p>9.15475303219</text:p>
          </table:table-cell>
          <table:table-cell office:value="10.3013791068" office:value-type="float">
            <text:p>10.301379106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6602566414" office:value-type="float">
            <text:p>15.6602566414</text:p>
          </table:table-cell>
          <table:table-cell office:value="14.9705205998" office:value-type="float">
            <text:p>14.9705205998</text:p>
          </table:table-cell>
          <table:table-cell office:value="20.0184425602" office:value-type="float">
            <text:p>20.0184425602</text:p>
          </table:table-cell>
          <table:table-cell office:value="13.2535097756" office:value-type="float">
            <text:p>13.2535097756</text:p>
          </table:table-cell>
          <table:table-cell office:value="13.4977517134" office:value-type="float">
            <text:p>13.4977517134</text:p>
          </table:table-cell>
          <table:table-cell office:value="13.3051824632" office:value-type="float">
            <text:p>13.3051824632</text:p>
          </table:table-cell>
          <table:table-cell office:value="11.0811731994" office:value-type="float">
            <text:p>11.0811731994</text:p>
          </table:table-cell>
          <table:table-cell office:value="14.5931897773" office:value-type="float">
            <text:p>14.5931897773</text:p>
          </table:table-cell>
          <table:table-cell office:value="12.1956803558" office:value-type="float">
            <text:p>12.1956803558</text:p>
          </table:table-cell>
          <table:table-cell office:value="11.2802455162" office:value-type="float">
            <text:p>11.2802455162</text:p>
          </table:table-cell>
          <table:table-cell office:value="11.046445918" office:value-type="float">
            <text:p>11.046445918</text:p>
          </table:table-cell>
          <table:table-cell office:value="11.0705152765" office:value-type="float">
            <text:p>11.0705152765</text:p>
          </table:table-cell>
          <table:table-cell office:value="10.291470317" office:value-type="float">
            <text:p>10.291470317</text:p>
          </table:table-cell>
          <table:table-cell office:value="11.0761377248" office:value-type="float">
            <text:p>11.076137724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8822522557" office:value-type="float">
            <text:p>14.8822522557</text:p>
          </table:table-cell>
          <table:table-cell office:value="13.5899004895" office:value-type="float">
            <text:p>13.5899004895</text:p>
          </table:table-cell>
          <table:table-cell office:value="16.8082935026" office:value-type="float">
            <text:p>16.8082935026</text:p>
          </table:table-cell>
          <table:table-cell office:value="12.0264318282" office:value-type="float">
            <text:p>12.0264318282</text:p>
          </table:table-cell>
          <table:table-cell office:value="12.0900192494" office:value-type="float">
            <text:p>12.0900192494</text:p>
          </table:table-cell>
          <table:table-cell office:value="11.7094850634" office:value-type="float">
            <text:p>11.7094850634</text:p>
          </table:table-cell>
          <table:table-cell office:value="9.83730028917" office:value-type="float">
            <text:p>9.83730028917</text:p>
          </table:table-cell>
          <table:table-cell office:value="12.6277281824" office:value-type="float">
            <text:p>12.6277281824</text:p>
          </table:table-cell>
          <table:table-cell office:value="10.3932383638" office:value-type="float">
            <text:p>10.3932383638</text:p>
          </table:table-cell>
          <table:table-cell office:value="9.78669113782" office:value-type="float">
            <text:p>9.78669113782</text:p>
          </table:table-cell>
          <table:table-cell office:value="9.42906911709" office:value-type="float">
            <text:p>9.42906911709</text:p>
          </table:table-cell>
          <table:table-cell office:value="8.98134805053" office:value-type="float">
            <text:p>8.98134805053</text:p>
          </table:table-cell>
          <table:table-cell office:value="9.163682743" office:value-type="float">
            <text:p>9.163682743</text:p>
          </table:table-cell>
          <table:table-cell office:value="9.342126425" office:value-type="float">
            <text:p>9.34212642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.8131686481" office:value-type="float">
            <text:p>24.8131686481</text:p>
          </table:table-cell>
          <table:table-cell office:value="24.3119104925" office:value-type="float">
            <text:p>24.3119104925</text:p>
          </table:table-cell>
          <table:table-cell office:value="32.5527586809" office:value-type="float">
            <text:p>32.5527586809</text:p>
          </table:table-cell>
          <table:table-cell office:value="21.9960742049" office:value-type="float">
            <text:p>21.9960742049</text:p>
          </table:table-cell>
          <table:table-cell office:value="23.0266769052" office:value-type="float">
            <text:p>23.0266769052</text:p>
          </table:table-cell>
          <table:table-cell office:value="21.5699826395" office:value-type="float">
            <text:p>21.5699826395</text:p>
          </table:table-cell>
          <table:table-cell office:value="18.6338796392" office:value-type="float">
            <text:p>18.6338796392</text:p>
          </table:table-cell>
          <table:table-cell office:value="23.8614645525" office:value-type="float">
            <text:p>23.8614645525</text:p>
          </table:table-cell>
          <table:table-cell office:value="20.0023173526" office:value-type="float">
            <text:p>20.0023173526</text:p>
          </table:table-cell>
          <table:table-cell office:value="18.8745015944" office:value-type="float">
            <text:p>18.8745015944</text:p>
          </table:table-cell>
          <table:table-cell office:value="18.9487680222" office:value-type="float">
            <text:p>18.9487680222</text:p>
          </table:table-cell>
          <table:table-cell office:value="18.4007363049" office:value-type="float">
            <text:p>18.4007363049</text:p>
          </table:table-cell>
          <table:table-cell office:value="16.9373561515" office:value-type="float">
            <text:p>16.9373561515</text:p>
          </table:table-cell>
          <table:table-cell office:value="18.6996458605" office:value-type="float">
            <text:p>18.699645860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7878520165" office:value-type="float">
            <text:p>14.7878520165</text:p>
          </table:table-cell>
          <table:table-cell office:value="13.6849560016" office:value-type="float">
            <text:p>13.6849560016</text:p>
          </table:table-cell>
          <table:table-cell office:value="18.7301583722" office:value-type="float">
            <text:p>18.7301583722</text:p>
          </table:table-cell>
          <table:table-cell office:value="11.9074165759" office:value-type="float">
            <text:p>11.9074165759</text:p>
          </table:table-cell>
          <table:table-cell office:value="12.1342338845" office:value-type="float">
            <text:p>12.1342338845</text:p>
          </table:table-cell>
          <table:table-cell office:value="11.8592968407" office:value-type="float">
            <text:p>11.8592968407</text:p>
          </table:table-cell>
          <table:table-cell office:value="9.97417233102" office:value-type="float">
            <text:p>9.97417233102</text:p>
          </table:table-cell>
          <table:table-cell office:value="13.4296408812" office:value-type="float">
            <text:p>13.4296408812</text:p>
          </table:table-cell>
          <table:table-cell office:value="10.8003142765" office:value-type="float">
            <text:p>10.8003142765</text:p>
          </table:table-cell>
          <table:table-cell office:value="10.2480486829" office:value-type="float">
            <text:p>10.2480486829</text:p>
          </table:table-cell>
          <table:table-cell office:value="9.77610117872" office:value-type="float">
            <text:p>9.77610117872</text:p>
          </table:table-cell>
          <table:table-cell office:value="9.50876344751" office:value-type="float">
            <text:p>9.50876344751</text:p>
          </table:table-cell>
          <table:table-cell office:value="9.33701283234" office:value-type="float">
            <text:p>9.33701283234</text:p>
          </table:table-cell>
          <table:table-cell office:value="9.93980566596" office:value-type="float">
            <text:p>9.9398056659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.409544739" office:value-type="float">
            <text:p>28.409544739</text:p>
          </table:table-cell>
          <table:table-cell office:value="26.6811322557" office:value-type="float">
            <text:p>26.6811322557</text:p>
          </table:table-cell>
          <table:table-cell office:value="38.2469076731" office:value-type="float">
            <text:p>38.2469076731</text:p>
          </table:table-cell>
          <table:table-cell office:value="23.7408350965" office:value-type="float">
            <text:p>23.7408350965</text:p>
          </table:table-cell>
          <table:table-cell office:value="24.0697509202" office:value-type="float">
            <text:p>24.0697509202</text:p>
          </table:table-cell>
          <table:table-cell office:value="23.8268677198" office:value-type="float">
            <text:p>23.8268677198</text:p>
          </table:table-cell>
          <table:table-cell office:value="19.796286059" office:value-type="float">
            <text:p>19.796286059</text:p>
          </table:table-cell>
          <table:table-cell office:value="27.1160827621" office:value-type="float">
            <text:p>27.1160827621</text:p>
          </table:table-cell>
          <table:table-cell office:value="22.2180949361" office:value-type="float">
            <text:p>22.2180949361</text:p>
          </table:table-cell>
          <table:table-cell office:value="20.7638408455" office:value-type="float">
            <text:p>20.7638408455</text:p>
          </table:table-cell>
          <table:table-cell office:value="20.374670269" office:value-type="float">
            <text:p>20.374670269</text:p>
          </table:table-cell>
          <table:table-cell office:value="20.0486665854" office:value-type="float">
            <text:p>20.0486665854</text:p>
          </table:table-cell>
          <table:table-cell office:value="18.4289609788" office:value-type="float">
            <text:p>18.4289609788</text:p>
          </table:table-cell>
          <table:table-cell office:value="20.4339457626" office:value-type="float">
            <text:p>20.433945762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8950481983" office:value-type="float">
            <text:p>17.8950481983</text:p>
          </table:table-cell>
          <table:table-cell office:value="16.6137984495" office:value-type="float">
            <text:p>16.6137984495</text:p>
          </table:table-cell>
          <table:table-cell office:value="20.3812004449" office:value-type="float">
            <text:p>20.3812004449</text:p>
          </table:table-cell>
          <table:table-cell office:value="14.647813503" office:value-type="float">
            <text:p>14.647813503</text:p>
          </table:table-cell>
          <table:table-cell office:value="14.5519053522" office:value-type="float">
            <text:p>14.5519053522</text:p>
          </table:table-cell>
          <table:table-cell office:value="14.1015169351" office:value-type="float">
            <text:p>14.1015169351</text:p>
          </table:table-cell>
          <table:table-cell office:value="11.7333801633" office:value-type="float">
            <text:p>11.7333801633</text:p>
          </table:table-cell>
          <table:table-cell office:value="15.1217649989" office:value-type="float">
            <text:p>15.1217649989</text:p>
          </table:table-cell>
          <table:table-cell office:value="12.3086008441" office:value-type="float">
            <text:p>12.3086008441</text:p>
          </table:table-cell>
          <table:table-cell office:value="11.4894732262" office:value-type="float">
            <text:p>11.4894732262</text:p>
          </table:table-cell>
          <table:table-cell office:value="10.9128454229" office:value-type="float">
            <text:p>10.9128454229</text:p>
          </table:table-cell>
          <table:table-cell office:value="10.9306460306" office:value-type="float">
            <text:p>10.9306460306</text:p>
          </table:table-cell>
          <table:table-cell office:value="10.3775933218" office:value-type="float">
            <text:p>10.3775933218</text:p>
          </table:table-cell>
          <table:table-cell office:value="10.8231751801" office:value-type="float">
            <text:p>10.8231751801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.5480182866" office:value-type="float">
            <text:p>40.5480182866</text:p>
          </table:table-cell>
          <table:table-cell office:value="37.922769851" office:value-type="float">
            <text:p>37.922769851</text:p>
          </table:table-cell>
          <table:table-cell office:value="48.3826519034" office:value-type="float">
            <text:p>48.3826519034</text:p>
          </table:table-cell>
          <table:table-cell office:value="33.7156927446" office:value-type="float">
            <text:p>33.7156927446</text:p>
          </table:table-cell>
          <table:table-cell office:value="35.0887837594" office:value-type="float">
            <text:p>35.0887837594</text:p>
          </table:table-cell>
          <table:table-cell office:value="33.6010564845" office:value-type="float">
            <text:p>33.6010564845</text:p>
          </table:table-cell>
          <table:table-cell office:value="28.4575014524" office:value-type="float">
            <text:p>28.4575014524</text:p>
          </table:table-cell>
          <table:table-cell office:value="36.1143783537" office:value-type="float">
            <text:p>36.1143783537</text:p>
          </table:table-cell>
          <table:table-cell office:value="29.9464143419" office:value-type="float">
            <text:p>29.9464143419</text:p>
          </table:table-cell>
          <table:table-cell office:value="27.9427674023" office:value-type="float">
            <text:p>27.9427674023</text:p>
          </table:table-cell>
          <table:table-cell office:value="27.677745726" office:value-type="float">
            <text:p>27.677745726</text:p>
          </table:table-cell>
          <table:table-cell office:value="27.0175018892" office:value-type="float">
            <text:p>27.0175018892</text:p>
          </table:table-cell>
          <table:table-cell office:value="26.5764727883" office:value-type="float">
            <text:p>26.5764727883</text:p>
          </table:table-cell>
          <table:table-cell office:value="27.1445139339" office:value-type="float">
            <text:p>27.144513933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1429714622" office:value-type="float">
            <text:p>38.1429714622</text:p>
          </table:table-cell>
          <table:table-cell office:value="33.9585415693" office:value-type="float">
            <text:p>33.9585415693</text:p>
          </table:table-cell>
          <table:table-cell office:value="44.7678746972" office:value-type="float">
            <text:p>44.7678746972</text:p>
          </table:table-cell>
          <table:table-cell office:value="29.7080649627" office:value-type="float">
            <text:p>29.7080649627</text:p>
          </table:table-cell>
          <table:table-cell office:value="30.0052939227" office:value-type="float">
            <text:p>30.0052939227</text:p>
          </table:table-cell>
          <table:table-cell office:value="29.5773858965" office:value-type="float">
            <text:p>29.5773858965</text:p>
          </table:table-cell>
          <table:table-cell office:value="24.8178205394" office:value-type="float">
            <text:p>24.8178205394</text:p>
          </table:table-cell>
          <table:table-cell office:value="32.4532507207" office:value-type="float">
            <text:p>32.4532507207</text:p>
          </table:table-cell>
          <table:table-cell office:value="26.2230940134" office:value-type="float">
            <text:p>26.2230940134</text:p>
          </table:table-cell>
          <table:table-cell office:value="24.4679921069" office:value-type="float">
            <text:p>24.4679921069</text:p>
          </table:table-cell>
          <table:table-cell office:value="23.7222762714" office:value-type="float">
            <text:p>23.7222762714</text:p>
          </table:table-cell>
          <table:table-cell office:value="22.7029790807" office:value-type="float">
            <text:p>22.7029790807</text:p>
          </table:table-cell>
          <table:table-cell office:value="22.4175097819" office:value-type="float">
            <text:p>22.4175097819</text:p>
          </table:table-cell>
          <table:table-cell office:value="23.7769922106" office:value-type="float">
            <text:p>23.7769922106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1.9585195516" office:value-type="float">
            <text:p>51.9585195516</text:p>
          </table:table-cell>
          <table:table-cell office:value="50.7408901291" office:value-type="float">
            <text:p>50.7408901291</text:p>
          </table:table-cell>
          <table:table-cell office:value="67.363717367" office:value-type="float">
            <text:p>67.363717367</text:p>
          </table:table-cell>
          <table:table-cell office:value="44.4583899453" office:value-type="float">
            <text:p>44.4583899453</text:p>
          </table:table-cell>
          <table:table-cell office:value="44.9041474357" office:value-type="float">
            <text:p>44.9041474357</text:p>
          </table:table-cell>
          <table:table-cell office:value="43.0522317567" office:value-type="float">
            <text:p>43.0522317567</text:p>
          </table:table-cell>
          <table:table-cell office:value="36.0894096524" office:value-type="float">
            <text:p>36.0894096524</text:p>
          </table:table-cell>
          <table:table-cell office:value="50.5637485845" office:value-type="float">
            <text:p>50.5637485845</text:p>
          </table:table-cell>
          <table:table-cell office:value="38.2604187636" office:value-type="float">
            <text:p>38.2604187636</text:p>
          </table:table-cell>
          <table:table-cell office:value="37.0182427117" office:value-type="float">
            <text:p>37.0182427117</text:p>
          </table:table-cell>
          <table:table-cell office:value="34.3405631243" office:value-type="float">
            <text:p>34.3405631243</text:p>
          </table:table-cell>
          <table:table-cell office:value="34.1435705319" office:value-type="float">
            <text:p>34.1435705319</text:p>
          </table:table-cell>
          <table:table-cell office:value="30.8682921412" office:value-type="float">
            <text:p>30.8682921412</text:p>
          </table:table-cell>
          <table:table-cell office:value="35.1407019501" office:value-type="float">
            <text:p>35.1407019501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005733613" office:value-type="float">
            <text:p>29.005733613</text:p>
          </table:table-cell>
          <table:table-cell office:value="25.703721069" office:value-type="float">
            <text:p>25.703721069</text:p>
          </table:table-cell>
          <table:table-cell office:value="34.2394179906" office:value-type="float">
            <text:p>34.2394179906</text:p>
          </table:table-cell>
          <table:table-cell office:value="22.992629942" office:value-type="float">
            <text:p>22.992629942</text:p>
          </table:table-cell>
          <table:table-cell office:value="23.2291125267" office:value-type="float">
            <text:p>23.2291125267</text:p>
          </table:table-cell>
          <table:table-cell office:value="23.0847998688" office:value-type="float">
            <text:p>23.0847998688</text:p>
          </table:table-cell>
          <table:table-cell office:value="18.8532567915" office:value-type="float">
            <text:p>18.8532567915</text:p>
          </table:table-cell>
          <table:table-cell office:value="25.0675373068" office:value-type="float">
            <text:p>25.0675373068</text:p>
          </table:table-cell>
          <table:table-cell office:value="20.4597391122" office:value-type="float">
            <text:p>20.4597391122</text:p>
          </table:table-cell>
          <table:table-cell office:value="19.0253785099" office:value-type="float">
            <text:p>19.0253785099</text:p>
          </table:table-cell>
          <table:table-cell office:value="18.2653326836" office:value-type="float">
            <text:p>18.2653326836</text:p>
          </table:table-cell>
          <table:table-cell office:value="17.6332954565" office:value-type="float">
            <text:p>17.6332954565</text:p>
          </table:table-cell>
          <table:table-cell office:value="16.8814099289" office:value-type="float">
            <text:p>16.8814099289</text:p>
          </table:table-cell>
          <table:table-cell office:value="18.4104400166" office:value-type="float">
            <text:p>18.4104400166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4606466799" office:value-type="float">
            <text:p>29.4606466799</text:p>
          </table:table-cell>
          <table:table-cell office:value="24.7100062707" office:value-type="float">
            <text:p>24.7100062707</text:p>
          </table:table-cell>
          <table:table-cell office:value="36.7215817917" office:value-type="float">
            <text:p>36.7215817917</text:p>
          </table:table-cell>
          <table:table-cell office:value="22.1460641307" office:value-type="float">
            <text:p>22.1460641307</text:p>
          </table:table-cell>
          <table:table-cell office:value="22.6119304718" office:value-type="float">
            <text:p>22.6119304718</text:p>
          </table:table-cell>
          <table:table-cell office:value="23.3872091448" office:value-type="float">
            <text:p>23.3872091448</text:p>
          </table:table-cell>
          <table:table-cell office:value="18.2246614289" office:value-type="float">
            <text:p>18.2246614289</text:p>
          </table:table-cell>
          <table:table-cell office:value="26.0388511806" office:value-type="float">
            <text:p>26.0388511806</text:p>
          </table:table-cell>
          <table:table-cell office:value="21.0499892784" office:value-type="float">
            <text:p>21.0499892784</text:p>
          </table:table-cell>
          <table:table-cell office:value="19.5055917232" office:value-type="float">
            <text:p>19.5055917232</text:p>
          </table:table-cell>
          <table:table-cell office:value="18.7808663992" office:value-type="float">
            <text:p>18.7808663992</text:p>
          </table:table-cell>
          <table:table-cell office:value="18.9455264767" office:value-type="float">
            <text:p>18.9455264767</text:p>
          </table:table-cell>
          <table:table-cell office:value="17.3202575637" office:value-type="float">
            <text:p>17.3202575637</text:p>
          </table:table-cell>
          <table:table-cell office:value="19.0755634063" office:value-type="float">
            <text:p>19.0755634063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1745945491" office:value-type="float">
            <text:p>21.1745945491</text:p>
          </table:table-cell>
          <table:table-cell office:value="19.6624196138" office:value-type="float">
            <text:p>19.6624196138</text:p>
          </table:table-cell>
          <table:table-cell office:value="28.9879436236" office:value-type="float">
            <text:p>28.9879436236</text:p>
          </table:table-cell>
          <table:table-cell office:value="17.021241434" office:value-type="float">
            <text:p>17.021241434</text:p>
          </table:table-cell>
          <table:table-cell office:value="17.3091361069" office:value-type="float">
            <text:p>17.3091361069</text:p>
          </table:table-cell>
          <table:table-cell office:value="17.0926129691" office:value-type="float">
            <text:p>17.0926129691</text:p>
          </table:table-cell>
          <table:table-cell office:value="13.9635987075" office:value-type="float">
            <text:p>13.9635987075</text:p>
          </table:table-cell>
          <table:table-cell office:value="21.7384672082" office:value-type="float">
            <text:p>21.7384672082</text:p>
          </table:table-cell>
          <table:table-cell office:value="15.9201088553" office:value-type="float">
            <text:p>15.9201088553</text:p>
          </table:table-cell>
          <table:table-cell office:value="15.0841195035" office:value-type="float">
            <text:p>15.0841195035</text:p>
          </table:table-cell>
          <table:table-cell office:value="14.4049131522" office:value-type="float">
            <text:p>14.4049131522</text:p>
          </table:table-cell>
          <table:table-cell office:value="13.8035267234" office:value-type="float">
            <text:p>13.8035267234</text:p>
          </table:table-cell>
          <table:table-cell office:value="11.8002919518" office:value-type="float">
            <text:p>11.8002919518</text:p>
          </table:table-cell>
          <table:table-cell office:value="13.2829794278" office:value-type="float">
            <text:p>13.2829794278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West_Midland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447098142" office:value-type="float">
            <text:p>301.447098142</text:p>
          </table:table-cell>
          <table:table-cell office:value="271.421422594" office:value-type="float">
            <text:p>271.421422594</text:p>
          </table:table-cell>
          <table:table-cell office:value="266.869507117" office:value-type="float">
            <text:p>266.869507117</text:p>
          </table:table-cell>
          <table:table-cell office:value="271.575536535" office:value-type="float">
            <text:p>271.575536535</text:p>
          </table:table-cell>
          <table:table-cell office:value="251.252158205" office:value-type="float">
            <text:p>251.252158205</text:p>
          </table:table-cell>
          <table:table-cell office:value="262.898427147" office:value-type="float">
            <text:p>262.898427147</text:p>
          </table:table-cell>
          <table:table-cell office:value="240.629189711" office:value-type="float">
            <text:p>240.629189711</text:p>
          </table:table-cell>
          <table:table-cell office:value="224.476044677" office:value-type="float">
            <text:p>224.476044677</text:p>
          </table:table-cell>
          <table:table-cell office:value="235.681661315" office:value-type="float">
            <text:p>235.681661315</text:p>
          </table:table-cell>
          <table:table-cell office:value="226.220093266" office:value-type="float">
            <text:p>226.220093266</text:p>
          </table:table-cell>
          <table:table-cell office:value="222.485703426" office:value-type="float">
            <text:p>222.485703426</text:p>
          </table:table-cell>
          <table:table-cell office:value="214.762933409" office:value-type="float">
            <text:p>214.762933409</text:p>
          </table:table-cell>
          <table:table-cell office:value="186.909883687" office:value-type="float">
            <text:p>186.909883687</text:p>
          </table:table-cell>
          <table:table-cell office:value="182.061217882" office:value-type="float">
            <text:p>182.061217882</text:p>
          </table:table-cell>
          <table:table-cell office:value-type="string">
            <text:p>ü</text:p>
          </table:table-cell>
          <table:table-cell office:value="-18.1694755761" office:value-type="float">
            <text:p>-18.16947557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620987105" office:value-type="float">
            <text:p>1.2620987105</text:p>
          </table:table-cell>
          <table:table-cell office:value="1.13638721212" office:value-type="float">
            <text:p>1.13638721212</text:p>
          </table:table-cell>
          <table:table-cell office:value="1.1173292524" office:value-type="float">
            <text:p>1.1173292524</text:p>
          </table:table-cell>
          <table:table-cell office:value="1.13703245637" office:value-type="float">
            <text:p>1.13703245637</text:p>
          </table:table-cell>
          <table:table-cell office:value="1.05194253597" office:value-type="float">
            <text:p>1.05194253597</text:p>
          </table:table-cell>
          <table:table-cell office:value="1.10070313478" office:value-type="float">
            <text:p>1.10070313478</text:p>
          </table:table-cell>
          <table:table-cell office:value="1.00746629148" office:value-type="float">
            <text:p>1.00746629148</text:p>
          </table:table-cell>
          <table:table-cell office:value="0.939836303853" office:value-type="float">
            <text:p>0.939836303853</text:p>
          </table:table-cell>
          <table:table-cell office:value="0.986751979593" office:value-type="float">
            <text:p>0.986751979593</text:p>
          </table:table-cell>
          <table:table-cell office:value="0.947138286486" office:value-type="float">
            <text:p>0.947138286486</text:p>
          </table:table-cell>
          <table:table-cell office:value="0.931503143105" office:value-type="float">
            <text:p>0.931503143105</text:p>
          </table:table-cell>
          <table:table-cell office:value="0.899169449598" office:value-type="float">
            <text:p>0.899169449598</text:p>
          </table:table-cell>
          <table:table-cell office:value="0.78255430102" office:value-type="float">
            <text:p>0.78255430102</text:p>
          </table:table-cell>
          <table:table-cell office:value="0.762253907028" office:value-type="float">
            <text:p>0.762253907028</text:p>
          </table:table-cell>
          <table:table-cell office:value-type="string">
            <text:p>ü</text:p>
          </table:table-cell>
          <table:table-cell office:value="-18.1694755761" office:value-type="float">
            <text:p>-18.169475576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67.473193379" office:value-type="float">
            <text:p>267.473193379</text:p>
          </table:table-cell>
          <table:table-cell office:value="243.91705126" office:value-type="float">
            <text:p>243.91705126</text:p>
          </table:table-cell>
          <table:table-cell office:value="239.023535475" office:value-type="float">
            <text:p>239.023535475</text:p>
          </table:table-cell>
          <table:table-cell office:value="245.725669546" office:value-type="float">
            <text:p>245.725669546</text:p>
          </table:table-cell>
          <table:table-cell office:value="226.789240312" office:value-type="float">
            <text:p>226.789240312</text:p>
          </table:table-cell>
          <table:table-cell office:value="236.53808759" office:value-type="float">
            <text:p>236.53808759</text:p>
          </table:table-cell>
          <table:table-cell office:value="223.119887092" office:value-type="float">
            <text:p>223.119887092</text:p>
          </table:table-cell>
          <table:table-cell office:value="206.024544165" office:value-type="float">
            <text:p>206.024544165</text:p>
          </table:table-cell>
          <table:table-cell office:value="213.913157528" office:value-type="float">
            <text:p>213.913157528</text:p>
          </table:table-cell>
          <table:table-cell office:value="208.254976588" office:value-type="float">
            <text:p>208.254976588</text:p>
          </table:table-cell>
          <table:table-cell office:value="204.753934377" office:value-type="float">
            <text:p>204.753934377</text:p>
          </table:table-cell>
          <table:table-cell office:value="195.328798615" office:value-type="float">
            <text:p>195.328798615</text:p>
          </table:table-cell>
          <table:table-cell office:value="174.845901106" office:value-type="float">
            <text:p>174.845901106</text:p>
          </table:table-cell>
          <table:table-cell office:value="170.99851115" office:value-type="float">
            <text:p>170.99851115</text:p>
          </table:table-cell>
          <table:table-cell office:value-type="string">
            <text:p>-</text:p>
          </table:table-cell>
          <table:table-cell office:value="-16.4858484061" office:value-type="float">
            <text:p>-16.485848406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81269768195" office:value-type="float">
            <text:p>9.81269768195</text:p>
          </table:table-cell>
          <table:table-cell office:value="8.93317349473" office:value-type="float">
            <text:p>8.93317349473</text:p>
          </table:table-cell>
          <table:table-cell office:value="8.74966148" office:value-type="float">
            <text:p>8.74966148</text:p>
          </table:table-cell>
          <table:table-cell office:value="9.31894994597" office:value-type="float">
            <text:p>9.31894994597</text:p>
          </table:table-cell>
          <table:table-cell office:value="8.62235713896" office:value-type="float">
            <text:p>8.62235713896</text:p>
          </table:table-cell>
          <table:table-cell office:value="9.02824770632" office:value-type="float">
            <text:p>9.02824770632</text:p>
          </table:table-cell>
          <table:table-cell office:value="8.52981118865" office:value-type="float">
            <text:p>8.52981118865</text:p>
          </table:table-cell>
          <table:table-cell office:value="8.0959301693" office:value-type="float">
            <text:p>8.0959301693</text:p>
          </table:table-cell>
          <table:table-cell office:value="8.29325510261" office:value-type="float">
            <text:p>8.29325510261</text:p>
          </table:table-cell>
          <table:table-cell office:value="8.23700040631" office:value-type="float">
            <text:p>8.23700040631</text:p>
          </table:table-cell>
          <table:table-cell office:value="8.10042356615" office:value-type="float">
            <text:p>8.10042356615</text:p>
          </table:table-cell>
          <table:table-cell office:value="7.73618246825" office:value-type="float">
            <text:p>7.73618246825</text:p>
          </table:table-cell>
          <table:table-cell office:value="6.93962436208" office:value-type="float">
            <text:p>6.93962436208</text:p>
          </table:table-cell>
          <table:table-cell office:value="6.81052158543" office:value-type="float">
            <text:p>6.81052158543</text:p>
          </table:table-cell>
          <table:table-cell office:value-type="string">
            <text:p>ü</text:p>
          </table:table-cell>
          <table:table-cell office:value="-15.9238831178" office:value-type="float">
            <text:p>-15.9238831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568238068" office:value-type="float">
            <text:p>12.568238068</text:p>
          </table:table-cell>
          <table:table-cell office:value="11.4194403758" office:value-type="float">
            <text:p>11.4194403758</text:p>
          </table:table-cell>
          <table:table-cell office:value="11.0285696996" office:value-type="float">
            <text:p>11.0285696996</text:p>
          </table:table-cell>
          <table:table-cell office:value="11.5971955795" office:value-type="float">
            <text:p>11.5971955795</text:p>
          </table:table-cell>
          <table:table-cell office:value="10.5346002125" office:value-type="float">
            <text:p>10.5346002125</text:p>
          </table:table-cell>
          <table:table-cell office:value="11.0084700844" office:value-type="float">
            <text:p>11.0084700844</text:p>
          </table:table-cell>
          <table:table-cell office:value="10.6914558906" office:value-type="float">
            <text:p>10.6914558906</text:p>
          </table:table-cell>
          <table:table-cell office:value="9.74378130349" office:value-type="float">
            <text:p>9.74378130349</text:p>
          </table:table-cell>
          <table:table-cell office:value="10.1251437797" office:value-type="float">
            <text:p>10.1251437797</text:p>
          </table:table-cell>
          <table:table-cell office:value="10.0875253471" office:value-type="float">
            <text:p>10.0875253471</text:p>
          </table:table-cell>
          <table:table-cell office:value="9.70529963122" office:value-type="float">
            <text:p>9.70529963122</text:p>
          </table:table-cell>
          <table:table-cell office:value="9.02436146317" office:value-type="float">
            <text:p>9.02436146317</text:p>
          </table:table-cell>
          <table:table-cell office:value="8.24949953014" office:value-type="float">
            <text:p>8.24949953014</text:p>
          </table:table-cell>
          <table:table-cell office:value="8.18825895537" office:value-type="float">
            <text:p>8.18825895537</text:p>
          </table:table-cell>
          <table:table-cell office:value-type="string">
            <text:p>ü</text:p>
          </table:table-cell>
          <table:table-cell office:value="-15.6310545114" office:value-type="float">
            <text:p>-15.631054511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05682982013" office:value-type="float">
            <text:p>4.05682982013</text:p>
          </table:table-cell>
          <table:table-cell office:value="3.72011917541" office:value-type="float">
            <text:p>3.72011917541</text:p>
          </table:table-cell>
          <table:table-cell office:value="3.58268868986" office:value-type="float">
            <text:p>3.58268868986</text:p>
          </table:table-cell>
          <table:table-cell office:value="3.62364436928" office:value-type="float">
            <text:p>3.62364436928</text:p>
          </table:table-cell>
          <table:table-cell office:value="3.3430320999" office:value-type="float">
            <text:p>3.3430320999</text:p>
          </table:table-cell>
          <table:table-cell office:value="3.4628454237" office:value-type="float">
            <text:p>3.4628454237</text:p>
          </table:table-cell>
          <table:table-cell office:value="3.36297533248" office:value-type="float">
            <text:p>3.36297533248</text:p>
          </table:table-cell>
          <table:table-cell office:value="3.05105331816" office:value-type="float">
            <text:p>3.05105331816</text:p>
          </table:table-cell>
          <table:table-cell office:value="3.0776419722" office:value-type="float">
            <text:p>3.0776419722</text:p>
          </table:table-cell>
          <table:table-cell office:value="3.17523822102" office:value-type="float">
            <text:p>3.17523822102</text:p>
          </table:table-cell>
          <table:table-cell office:value="2.94090932487" office:value-type="float">
            <text:p>2.94090932487</text:p>
          </table:table-cell>
          <table:table-cell office:value="2.71043732053" office:value-type="float">
            <text:p>2.71043732053</text:p>
          </table:table-cell>
          <table:table-cell office:value="2.4812182427" office:value-type="float">
            <text:p>2.4812182427</text:p>
          </table:table-cell>
          <table:table-cell office:value="2.48934362236" office:value-type="float">
            <text:p>2.48934362236</text:p>
          </table:table-cell>
          <table:table-cell office:value-type="string">
            <text:p>ü</text:p>
          </table:table-cell>
          <table:table-cell office:value="-15.3546285392" office:value-type="float">
            <text:p>-15.35462853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17008137906" office:value-type="float">
            <text:p>5.17008137906</text:p>
          </table:table-cell>
          <table:table-cell office:value="4.64549396312" office:value-type="float">
            <text:p>4.64549396312</text:p>
          </table:table-cell>
          <table:table-cell office:value="4.45900586161" office:value-type="float">
            <text:p>4.45900586161</text:p>
          </table:table-cell>
          <table:table-cell office:value="4.79806814761" office:value-type="float">
            <text:p>4.79806814761</text:p>
          </table:table-cell>
          <table:table-cell office:value="4.32128712775" office:value-type="float">
            <text:p>4.32128712775</text:p>
          </table:table-cell>
          <table:table-cell office:value="4.53511017204" office:value-type="float">
            <text:p>4.53511017204</text:p>
          </table:table-cell>
          <table:table-cell office:value="4.39868702954" office:value-type="float">
            <text:p>4.39868702954</text:p>
          </table:table-cell>
          <table:table-cell office:value="4.0004003631" office:value-type="float">
            <text:p>4.0004003631</text:p>
          </table:table-cell>
          <table:table-cell office:value="4.24716837797" office:value-type="float">
            <text:p>4.24716837797</text:p>
          </table:table-cell>
          <table:table-cell office:value="4.16904458164" office:value-type="float">
            <text:p>4.16904458164</text:p>
          </table:table-cell>
          <table:table-cell office:value="4.06083615573" office:value-type="float">
            <text:p>4.06083615573</text:p>
          </table:table-cell>
          <table:table-cell office:value="3.77484615528" office:value-type="float">
            <text:p>3.77484615528</text:p>
          </table:table-cell>
          <table:table-cell office:value="3.45171790124" office:value-type="float">
            <text:p>3.45171790124</text:p>
          </table:table-cell>
          <table:table-cell office:value="3.43186827196" office:value-type="float">
            <text:p>3.43186827196</text:p>
          </table:table-cell>
          <table:table-cell office:value-type="string">
            <text:p>ü</text:p>
          </table:table-cell>
          <table:table-cell office:value="-15.4886299186" office:value-type="float">
            <text:p>-15.488629918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48632179531" office:value-type="float">
            <text:p>2.48632179531</text:p>
          </table:table-cell>
          <table:table-cell office:value="2.26985810056" office:value-type="float">
            <text:p>2.26985810056</text:p>
          </table:table-cell>
          <table:table-cell office:value="2.21612656298" office:value-type="float">
            <text:p>2.21612656298</text:p>
          </table:table-cell>
          <table:table-cell office:value="2.37556616126" office:value-type="float">
            <text:p>2.37556616126</text:p>
          </table:table-cell>
          <table:table-cell office:value="2.13659489958" office:value-type="float">
            <text:p>2.13659489958</text:p>
          </table:table-cell>
          <table:table-cell office:value="2.23810028769" office:value-type="float">
            <text:p>2.23810028769</text:p>
          </table:table-cell>
          <table:table-cell office:value="2.18650554299" office:value-type="float">
            <text:p>2.18650554299</text:p>
          </table:table-cell>
          <table:table-cell office:value="2.01186642138" office:value-type="float">
            <text:p>2.01186642138</text:p>
          </table:table-cell>
          <table:table-cell office:value="2.09813851221" office:value-type="float">
            <text:p>2.09813851221</text:p>
          </table:table-cell>
          <table:table-cell office:value="2.04036952718" office:value-type="float">
            <text:p>2.04036952718</text:p>
          </table:table-cell>
          <table:table-cell office:value="2.03478993926" office:value-type="float">
            <text:p>2.03478993926</text:p>
          </table:table-cell>
          <table:table-cell office:value="1.90636392092" office:value-type="float">
            <text:p>1.90636392092</text:p>
          </table:table-cell>
          <table:table-cell office:value="1.73691170028" office:value-type="float">
            <text:p>1.73691170028</text:p>
          </table:table-cell>
          <table:table-cell office:value="1.6910566699" office:value-type="float">
            <text:p>1.6910566699</text:p>
          </table:table-cell>
          <table:table-cell office:value-type="string">
            <text:p>ü</text:p>
          </table:table-cell>
          <table:table-cell office:value="-16.8928134903" office:value-type="float">
            <text:p>-16.892813490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5847155817" office:value-type="float">
            <text:p>38.5847155817</text:p>
          </table:table-cell>
          <table:table-cell office:value="35.3442665168" office:value-type="float">
            <text:p>35.3442665168</text:p>
          </table:table-cell>
          <table:table-cell office:value="35.7532318189" office:value-type="float">
            <text:p>35.7532318189</text:p>
          </table:table-cell>
          <table:table-cell office:value="36.4283589524" office:value-type="float">
            <text:p>36.4283589524</text:p>
          </table:table-cell>
          <table:table-cell office:value="34.2445530575" office:value-type="float">
            <text:p>34.2445530575</text:p>
          </table:table-cell>
          <table:table-cell office:value="35.9653514213" office:value-type="float">
            <text:p>35.9653514213</text:p>
          </table:table-cell>
          <table:table-cell office:value="34.3421070628" office:value-type="float">
            <text:p>34.3421070628</text:p>
          </table:table-cell>
          <table:table-cell office:value="32.362792498" office:value-type="float">
            <text:p>32.362792498</text:p>
          </table:table-cell>
          <table:table-cell office:value="32.7084890504" office:value-type="float">
            <text:p>32.7084890504</text:p>
          </table:table-cell>
          <table:table-cell office:value="32.884898883" office:value-type="float">
            <text:p>32.884898883</text:p>
          </table:table-cell>
          <table:table-cell office:value="30.6135689047" office:value-type="float">
            <text:p>30.6135689047</text:p>
          </table:table-cell>
          <table:table-cell office:value="30.1777779181" office:value-type="float">
            <text:p>30.1777779181</text:p>
          </table:table-cell>
          <table:table-cell office:value="28.0189222874" office:value-type="float">
            <text:p>28.0189222874</text:p>
          </table:table-cell>
          <table:table-cell office:value="27.6753964222" office:value-type="float">
            <text:p>27.6753964222</text:p>
          </table:table-cell>
          <table:table-cell office:value-type="string">
            <text:p>ü</text:p>
          </table:table-cell>
          <table:table-cell office:value="-9.59761500404" office:value-type="float">
            <text:p>-9.5976150040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0.751918257" office:value-type="float">
            <text:p>30.751918257</text:p>
          </table:table-cell>
          <table:table-cell office:value="28.1515327081" office:value-type="float">
            <text:p>28.1515327081</text:p>
          </table:table-cell>
          <table:table-cell office:value="27.9848803012" office:value-type="float">
            <text:p>27.9848803012</text:p>
          </table:table-cell>
          <table:table-cell office:value="27.7894670158" office:value-type="float">
            <text:p>27.7894670158</text:p>
          </table:table-cell>
          <table:table-cell office:value="26.0340054777" office:value-type="float">
            <text:p>26.0340054777</text:p>
          </table:table-cell>
          <table:table-cell office:value="27.0666436573" office:value-type="float">
            <text:p>27.0666436573</text:p>
          </table:table-cell>
          <table:table-cell office:value="24.7658969895" office:value-type="float">
            <text:p>24.7658969895</text:p>
          </table:table-cell>
          <table:table-cell office:value="22.9478636956" office:value-type="float">
            <text:p>22.9478636956</text:p>
          </table:table-cell>
          <table:table-cell office:value="23.9224265978" office:value-type="float">
            <text:p>23.9224265978</text:p>
          </table:table-cell>
          <table:table-cell office:value="22.5639166036" office:value-type="float">
            <text:p>22.5639166036</text:p>
          </table:table-cell>
          <table:table-cell office:value="22.6868526835" office:value-type="float">
            <text:p>22.6868526835</text:p>
          </table:table-cell>
          <table:table-cell office:value="22.2050734324" office:value-type="float">
            <text:p>22.2050734324</text:p>
          </table:table-cell>
          <table:table-cell office:value="19.4385920025" office:value-type="float">
            <text:p>19.4385920025</text:p>
          </table:table-cell>
          <table:table-cell office:value="18.6984198458" office:value-type="float">
            <text:p>18.6984198458</text:p>
          </table:table-cell>
          <table:table-cell office:value-type="string">
            <text:p>ü</text:p>
          </table:table-cell>
          <table:table-cell office:value="-17.5803708575" office:value-type="float">
            <text:p>-17.580370857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.5979034185" office:value-type="float">
            <text:p>13.5979034185</text:p>
          </table:table-cell>
          <table:table-cell office:value="12.3718224441" office:value-type="float">
            <text:p>12.3718224441</text:p>
          </table:table-cell>
          <table:table-cell office:value="12.8455148655" office:value-type="float">
            <text:p>12.8455148655</text:p>
          </table:table-cell>
          <table:table-cell office:value="11.147103639" office:value-type="float">
            <text:p>11.147103639</text:p>
          </table:table-cell>
          <table:table-cell office:value="11.2794996299" office:value-type="float">
            <text:p>11.2794996299</text:p>
          </table:table-cell>
          <table:table-cell office:value="11.11614168" office:value-type="float">
            <text:p>11.11614168</text:p>
          </table:table-cell>
          <table:table-cell office:value="9.66395540505" office:value-type="float">
            <text:p>9.66395540505</text:p>
          </table:table-cell>
          <table:table-cell office:value="8.99504584118" office:value-type="float">
            <text:p>8.99504584118</text:p>
          </table:table-cell>
          <table:table-cell office:value="9.4055067559" office:value-type="float">
            <text:p>9.4055067559</text:p>
          </table:table-cell>
          <table:table-cell office:value="8.424498193" office:value-type="float">
            <text:p>8.424498193</text:p>
          </table:table-cell>
          <table:table-cell office:value="7.90530710424" office:value-type="float">
            <text:p>7.90530710424</text:p>
          </table:table-cell>
          <table:table-cell office:value="8.38536241065" office:value-type="float">
            <text:p>8.38536241065</text:p>
          </table:table-cell>
          <table:table-cell office:value="7.0982469774" office:value-type="float">
            <text:p>7.0982469774</text:p>
          </table:table-cell>
          <table:table-cell office:value="6.84888919693" office:value-type="float">
            <text:p>6.84888919693</text:p>
          </table:table-cell>
          <table:table-cell office:value-type="string">
            <text:p>üü</text:p>
          </table:table-cell>
          <table:table-cell office:value="-13.3634012365" office:value-type="float">
            <text:p>-13.36340123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0.9652902736" office:value-type="float">
            <text:p>10.9652902736</text:p>
          </table:table-cell>
          <table:table-cell office:value="10.0555468825" office:value-type="float">
            <text:p>10.0555468825</text:p>
          </table:table-cell>
          <table:table-cell office:value="10.6060381474" office:value-type="float">
            <text:p>10.6060381474</text:p>
          </table:table-cell>
          <table:table-cell office:value="8.82122733055" office:value-type="float">
            <text:p>8.82122733055</text:p>
          </table:table-cell>
          <table:table-cell office:value="9.07337788158" office:value-type="float">
            <text:p>9.07337788158</text:p>
          </table:table-cell>
          <table:table-cell office:value="8.82030148763" office:value-type="float">
            <text:p>8.82030148763</text:p>
          </table:table-cell>
          <table:table-cell office:value="7.47582969442" office:value-type="float">
            <text:p>7.47582969442</text:p>
          </table:table-cell>
          <table:table-cell office:value="7.01581574438" office:value-type="float">
            <text:p>7.01581574438</text:p>
          </table:table-cell>
          <table:table-cell office:value="7.33963585747" office:value-type="float">
            <text:p>7.33963585747</text:p>
          </table:table-cell>
          <table:table-cell office:value="6.34356745363" office:value-type="float">
            <text:p>6.34356745363</text:p>
          </table:table-cell>
          <table:table-cell office:value="5.96794698186" office:value-type="float">
            <text:p>5.96794698186</text:p>
          </table:table-cell>
          <table:table-cell office:value="6.58056181272" office:value-type="float">
            <text:p>6.58056181272</text:p>
          </table:table-cell>
          <table:table-cell office:value="5.41896463912" office:value-type="float">
            <text:p>5.41896463912</text:p>
          </table:table-cell>
          <table:table-cell office:value="5.17202515247" office:value-type="float">
            <text:p>5.17202515247</text:p>
          </table:table-cell>
          <table:table-cell office:value-type="string">
            <text:p>ü</text:p>
          </table:table-cell>
          <table:table-cell office:value="-13.3366102583" office:value-type="float">
            <text:p>-13.336610258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7.1525112541" office:value-type="float">
            <text:p>17.1525112541</text:p>
          </table:table-cell>
          <table:table-cell office:value="15.7772681722" office:value-type="float">
            <text:p>15.7772681722</text:p>
          </table:table-cell>
          <table:table-cell office:value="15.1365366706" office:value-type="float">
            <text:p>15.1365366706</text:p>
          </table:table-cell>
          <table:table-cell office:value="16.6399879291" office:value-type="float">
            <text:p>16.6399879291</text:p>
          </table:table-cell>
          <table:table-cell office:value="14.7520533519" office:value-type="float">
            <text:p>14.7520533519</text:p>
          </table:table-cell>
          <table:table-cell office:value="15.9480370441" office:value-type="float">
            <text:p>15.9480370441</text:p>
          </table:table-cell>
          <table:table-cell office:value="15.1001950853" office:value-type="float">
            <text:p>15.1001950853</text:p>
          </table:table-cell>
          <table:table-cell office:value="13.9504630065" office:value-type="float">
            <text:p>13.9504630065</text:p>
          </table:table-cell>
          <table:table-cell office:value="14.5155161411" office:value-type="float">
            <text:p>14.5155161411</text:p>
          </table:table-cell>
          <table:table-cell office:value="14.1378475992" office:value-type="float">
            <text:p>14.1378475992</text:p>
          </table:table-cell>
          <table:table-cell office:value="14.7796760909" office:value-type="float">
            <text:p>14.7796760909</text:p>
          </table:table-cell>
          <table:table-cell office:value="13.8175558865" office:value-type="float">
            <text:p>13.8175558865</text:p>
          </table:table-cell>
          <table:table-cell office:value="12.3383983775" office:value-type="float">
            <text:p>12.3383983775</text:p>
          </table:table-cell>
          <table:table-cell office:value="11.8476581813" office:value-type="float">
            <text:p>11.8476581813</text:p>
          </table:table-cell>
          <table:table-cell office:value-type="string">
            <text:p>ü</text:p>
          </table:table-cell>
          <table:table-cell office:value="-19.8381743383" office:value-type="float">
            <text:p>-19.838174338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83958129915" office:value-type="float">
            <text:p>1.83958129915</text:p>
          </table:table-cell>
          <table:table-cell office:value="1.61806174324" office:value-type="float">
            <text:p>1.61806174324</text:p>
          </table:table-cell>
          <table:table-cell office:value="1.49832872245" office:value-type="float">
            <text:p>1.49832872245</text:p>
          </table:table-cell>
          <table:table-cell office:value="1.71043700987" office:value-type="float">
            <text:p>1.71043700987</text:p>
          </table:table-cell>
          <table:table-cell office:value="1.5274519917" office:value-type="float">
            <text:p>1.5274519917</text:p>
          </table:table-cell>
          <table:table-cell office:value="1.62493071287" office:value-type="float">
            <text:p>1.62493071287</text:p>
          </table:table-cell>
          <table:table-cell office:value="1.57703230741" office:value-type="float">
            <text:p>1.57703230741</text:p>
          </table:table-cell>
          <table:table-cell office:value="1.42104162904" office:value-type="float">
            <text:p>1.42104162904</text:p>
          </table:table-cell>
          <table:table-cell office:value="1.52661700114" office:value-type="float">
            <text:p>1.52661700114</text:p>
          </table:table-cell>
          <table:table-cell office:value="1.50545016038" office:value-type="float">
            <text:p>1.50545016038</text:p>
          </table:table-cell>
          <table:table-cell office:value="1.48860098134" office:value-type="float">
            <text:p>1.48860098134</text:p>
          </table:table-cell>
          <table:table-cell office:value="1.36391848441" office:value-type="float">
            <text:p>1.36391848441</text:p>
          </table:table-cell>
          <table:table-cell office:value="1.24421614301" office:value-type="float">
            <text:p>1.24421614301</text:p>
          </table:table-cell>
          <table:table-cell office:value="1.20671586151" office:value-type="float">
            <text:p>1.20671586151</text:p>
          </table:table-cell>
          <table:table-cell office:value-type="string">
            <text:p>ü</text:p>
          </table:table-cell>
          <table:table-cell office:value="-18.9362443903" office:value-type="float">
            <text:p>-18.936244390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85341496609" office:value-type="float">
            <text:p>4.85341496609</text:p>
          </table:table-cell>
          <table:table-cell office:value="3.92919590478" office:value-type="float">
            <text:p>3.92919590478</text:p>
          </table:table-cell>
          <table:table-cell office:value="3.97799594894" office:value-type="float">
            <text:p>3.97799594894</text:p>
          </table:table-cell>
          <table:table-cell office:value="3.69283814136" office:value-type="float">
            <text:p>3.69283814136</text:p>
          </table:table-cell>
          <table:table-cell office:value="3.4947025561" office:value-type="float">
            <text:p>3.4947025561</text:p>
          </table:table-cell>
          <table:table-cell office:value="3.76576279388" office:value-type="float">
            <text:p>3.76576279388</text:p>
          </table:table-cell>
          <table:table-cell office:value="2.50132894556" office:value-type="float">
            <text:p>2.50132894556</text:p>
          </table:table-cell>
          <table:table-cell office:value="2.63592864456" office:value-type="float">
            <text:p>2.63592864456</text:p>
          </table:table-cell>
          <table:table-cell office:value="3.10978625534" office:value-type="float">
            <text:p>3.10978625534</text:p>
          </table:table-cell>
          <table:table-cell office:value="2.56644523966" office:value-type="float">
            <text:p>2.56644523966</text:p>
          </table:table-cell>
          <table:table-cell office:value="2.53310986418" office:value-type="float">
            <text:p>2.53310986418</text:p>
          </table:table-cell>
          <table:table-cell office:value="2.77630497064" office:value-type="float">
            <text:p>2.77630497064</text:p>
          </table:table-cell>
          <table:table-cell office:value="1.72342608291" office:value-type="float">
            <text:p>1.72342608291</text:p>
          </table:table-cell>
          <table:table-cell office:value="1.58038667596" office:value-type="float">
            <text:p>1.58038667596</text:p>
          </table:table-cell>
          <table:table-cell office:value-type="string">
            <text:p>ü</text:p>
          </table:table-cell>
          <table:table-cell office:value="-37.6108119782" office:value-type="float">
            <text:p>-37.610811978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4.6477276592" office:value-type="float">
            <text:p>84.6477276592</text:p>
          </table:table-cell>
          <table:table-cell office:value="78.5948385174" office:value-type="float">
            <text:p>78.5948385174</text:p>
          </table:table-cell>
          <table:table-cell office:value="76.6985050296" office:value-type="float">
            <text:p>76.6985050296</text:p>
          </table:table-cell>
          <table:table-cell office:value="77.1186253732" office:value-type="float">
            <text:p>77.1186253732</text:p>
          </table:table-cell>
          <table:table-cell office:value="71.8525295524" office:value-type="float">
            <text:p>71.8525295524</text:p>
          </table:table-cell>
          <table:table-cell office:value="74.8055721301" office:value-type="float">
            <text:p>74.8055721301</text:p>
          </table:table-cell>
          <table:table-cell office:value="69.4903220744" office:value-type="float">
            <text:p>69.4903220744</text:p>
          </table:table-cell>
          <table:table-cell office:value="66.5458154152" office:value-type="float">
            <text:p>66.5458154152</text:p>
          </table:table-cell>
          <table:table-cell office:value="65.1341594033" office:value-type="float">
            <text:p>65.1341594033</text:p>
          </table:table-cell>
          <table:table-cell office:value="67.0288944123" office:value-type="float">
            <text:p>67.0288944123</text:p>
          </table:table-cell>
          <table:table-cell office:value="64.7710038682" office:value-type="float">
            <text:p>64.7710038682</text:p>
          </table:table-cell>
          <table:table-cell office:value="61.9894473154" office:value-type="float">
            <text:p>61.9894473154</text:p>
          </table:table-cell>
          <table:table-cell office:value="55.2563465096" office:value-type="float">
            <text:p>55.2563465096</text:p>
          </table:table-cell>
          <table:table-cell office:value="53.1439103047" office:value-type="float">
            <text:p>53.1439103047</text:p>
          </table:table-cell>
          <table:table-cell office:value-type="string">
            <text:p>ü</text:p>
          </table:table-cell>
          <table:table-cell office:value="-17.9510782126" office:value-type="float">
            <text:p>-17.951078212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6416084416" office:value-type="float">
            <text:p>1.26416084416</text:p>
          </table:table-cell>
          <table:table-cell office:value="1.179429976" office:value-type="float">
            <text:p>1.179429976</text:p>
          </table:table-cell>
          <table:table-cell office:value="1.13284645626" office:value-type="float">
            <text:p>1.13284645626</text:p>
          </table:table-cell>
          <table:table-cell office:value="1.25099692836" office:value-type="float">
            <text:p>1.25099692836</text:p>
          </table:table-cell>
          <table:table-cell office:value="1.12886388042" office:value-type="float">
            <text:p>1.12886388042</text:p>
          </table:table-cell>
          <table:table-cell office:value="1.19685668735" office:value-type="float">
            <text:p>1.19685668735</text:p>
          </table:table-cell>
          <table:table-cell office:value="1.13083104507" office:value-type="float">
            <text:p>1.13083104507</text:p>
          </table:table-cell>
          <table:table-cell office:value="1.06815751493" office:value-type="float">
            <text:p>1.06815751493</text:p>
          </table:table-cell>
          <table:table-cell office:value="1.12826202726" office:value-type="float">
            <text:p>1.12826202726</text:p>
          </table:table-cell>
          <table:table-cell office:value="1.09472810922" office:value-type="float">
            <text:p>1.09472810922</text:p>
          </table:table-cell>
          <table:table-cell office:value="1.11741953944" office:value-type="float">
            <text:p>1.11741953944</text:p>
          </table:table-cell>
          <table:table-cell office:value="1.05292042281" office:value-type="float">
            <text:p>1.05292042281</text:p>
          </table:table-cell>
          <table:table-cell office:value="0.937919252882" office:value-type="float">
            <text:p>0.937919252882</text:p>
          </table:table-cell>
          <table:table-cell office:value="0.913066681043" office:value-type="float">
            <text:p>0.913066681043</text:p>
          </table:table-cell>
          <table:table-cell office:value-type="string">
            <text:p>ü</text:p>
          </table:table-cell>
          <table:table-cell office:value="-18.2879259923" office:value-type="float">
            <text:p>-18.287925992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5565925019" office:value-type="float">
            <text:p>1.15565925019</text:p>
          </table:table-cell>
          <table:table-cell office:value="1.03533541093" office:value-type="float">
            <text:p>1.03533541093</text:p>
          </table:table-cell>
          <table:table-cell office:value="0.988436544199" office:value-type="float">
            <text:p>0.988436544199</text:p>
          </table:table-cell>
          <table:table-cell office:value="1.05003762673" office:value-type="float">
            <text:p>1.05003762673</text:p>
          </table:table-cell>
          <table:table-cell office:value="0.985561896488" office:value-type="float">
            <text:p>0.985561896488</text:p>
          </table:table-cell>
          <table:table-cell office:value="1.03380155467" office:value-type="float">
            <text:p>1.03380155467</text:p>
          </table:table-cell>
          <table:table-cell office:value="0.986253352716" office:value-type="float">
            <text:p>0.986253352716</text:p>
          </table:table-cell>
          <table:table-cell office:value="0.904951879167" office:value-type="float">
            <text:p>0.904951879167</text:p>
          </table:table-cell>
          <table:table-cell office:value="0.932329386469" office:value-type="float">
            <text:p>0.932329386469</text:p>
          </table:table-cell>
          <table:table-cell office:value="0.965237255991" office:value-type="float">
            <text:p>0.965237255991</text:p>
          </table:table-cell>
          <table:table-cell office:value="0.917352118842" office:value-type="float">
            <text:p>0.917352118842</text:p>
          </table:table-cell>
          <table:table-cell office:value="0.874316378433" office:value-type="float">
            <text:p>0.874316378433</text:p>
          </table:table-cell>
          <table:table-cell office:value="0.768962036833" office:value-type="float">
            <text:p>0.768962036833</text:p>
          </table:table-cell>
          <table:table-cell office:value="0.770920340242" office:value-type="float">
            <text:p>0.770920340242</text:p>
          </table:table-cell>
          <table:table-cell office:value-type="string">
            <text:p>ü</text:p>
          </table:table-cell>
          <table:table-cell office:value="-15.9624396775" office:value-type="float">
            <text:p>-15.962439677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708241651" office:value-type="float">
            <text:p>36.8708241651</text:p>
          </table:table-cell>
          <table:table-cell office:value="31.6782843626" office:value-type="float">
            <text:p>31.6782843626</text:p>
          </table:table-cell>
          <table:table-cell office:value="30.5971368169" office:value-type="float">
            <text:p>30.5971368169</text:p>
          </table:table-cell>
          <table:table-cell office:value="31.7943760643" office:value-type="float">
            <text:p>31.7943760643</text:p>
          </table:table-cell>
          <table:table-cell office:value="29.7123344218" office:value-type="float">
            <text:p>29.7123344218</text:p>
          </table:table-cell>
          <table:table-cell office:value="31.3170931694" office:value-type="float">
            <text:p>31.3170931694</text:p>
          </table:table-cell>
          <table:table-cell office:value="28.0622586244" office:value-type="float">
            <text:p>28.0622586244</text:p>
          </table:table-cell>
          <table:table-cell office:value="25.9964559514" office:value-type="float">
            <text:p>25.9964559514</text:p>
          </table:table-cell>
          <table:table-cell office:value="27.2205496824" office:value-type="float">
            <text:p>27.2205496824</text:p>
          </table:table-cell>
          <table:table-cell office:value="26.5062882498" office:value-type="float">
            <text:p>26.5062882498</text:p>
          </table:table-cell>
          <table:table-cell office:value="25.6942123711" office:value-type="float">
            <text:p>25.6942123711</text:p>
          </table:table-cell>
          <table:table-cell office:value="25.2106133225" office:value-type="float">
            <text:p>25.2106133225</text:p>
          </table:table-cell>
          <table:table-cell office:value="21.5851101879" office:value-type="float">
            <text:p>21.5851101879</text:p>
          </table:table-cell>
          <table:table-cell office:value="20.7736759817" office:value-type="float">
            <text:p>20.7736759817</text:p>
          </table:table-cell>
          <table:table-cell office:value-type="string">
            <text:p>ü</text:p>
          </table:table-cell>
          <table:table-cell office:value="-19.1503686445" office:value-type="float">
            <text:p>-19.15036864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42466451807" office:value-type="float">
            <text:p>0.342466451807</text:p>
          </table:table-cell>
          <table:table-cell office:value="0.319374799017" office:value-type="float">
            <text:p>0.319374799017</text:p>
          </table:table-cell>
          <table:table-cell office:value="0.317391806523" office:value-type="float">
            <text:p>0.317391806523</text:p>
          </table:table-cell>
          <table:table-cell office:value="0.334893269256" office:value-type="float">
            <text:p>0.334893269256</text:p>
          </table:table-cell>
          <table:table-cell office:value="0.302885225672" office:value-type="float">
            <text:p>0.302885225672</text:p>
          </table:table-cell>
          <table:table-cell office:value="0.317037674836" office:value-type="float">
            <text:p>0.317037674836</text:p>
          </table:table-cell>
          <table:table-cell office:value="0.304188177535" office:value-type="float">
            <text:p>0.304188177535</text:p>
          </table:table-cell>
          <table:table-cell office:value="0.290664715576" office:value-type="float">
            <text:p>0.290664715576</text:p>
          </table:table-cell>
          <table:table-cell office:value="0.289066010782" office:value-type="float">
            <text:p>0.289066010782</text:p>
          </table:table-cell>
          <table:table-cell office:value="0.291397402484" office:value-type="float">
            <text:p>0.291397402484</text:p>
          </table:table-cell>
          <table:table-cell office:value="0.293858911104" office:value-type="float">
            <text:p>0.293858911104</text:p>
          </table:table-cell>
          <table:table-cell office:value="0.271635117908" office:value-type="float">
            <text:p>0.271635117908</text:p>
          </table:table-cell>
          <table:table-cell office:value="0.241878289261" office:value-type="float">
            <text:p>0.241878289261</text:p>
          </table:table-cell>
          <table:table-cell office:value="0.240560289465" office:value-type="float">
            <text:p>0.240560289465</text:p>
          </table:table-cell>
          <table:table-cell office:value-type="string">
            <text:p>ü</text:p>
          </table:table-cell>
          <table:table-cell office:value="-18.1374869454" office:value-type="float">
            <text:p>-18.137486945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4943525262" office:value-type="float">
            <text:p>0.44943525262</text:p>
          </table:table-cell>
          <table:table-cell office:value="0.384904032115" office:value-type="float">
            <text:p>0.384904032115</text:p>
          </table:table-cell>
          <table:table-cell office:value="0.378812544499" office:value-type="float">
            <text:p>0.378812544499</text:p>
          </table:table-cell>
          <table:table-cell office:value="0.387585784448" office:value-type="float">
            <text:p>0.387585784448</text:p>
          </table:table-cell>
          <table:table-cell office:value="0.35881321966" office:value-type="float">
            <text:p>0.35881321966</text:p>
          </table:table-cell>
          <table:table-cell office:value="0.381490234681" office:value-type="float">
            <text:p>0.381490234681</text:p>
          </table:table-cell>
          <table:table-cell office:value="0.352387816653" office:value-type="float">
            <text:p>0.352387816653</text:p>
          </table:table-cell>
          <table:table-cell office:value="0.317483710203" office:value-type="float">
            <text:p>0.317483710203</text:p>
          </table:table-cell>
          <table:table-cell office:value="0.342275628896" office:value-type="float">
            <text:p>0.342275628896</text:p>
          </table:table-cell>
          <table:table-cell office:value="0.336104335645" office:value-type="float">
            <text:p>0.336104335645</text:p>
          </table:table-cell>
          <table:table-cell office:value="0.32062779362" office:value-type="float">
            <text:p>0.32062779362</text:p>
          </table:table-cell>
          <table:table-cell office:value="0.31360622899" office:value-type="float">
            <text:p>0.31360622899</text:p>
          </table:table-cell>
          <table:table-cell office:value="0.274635494552" office:value-type="float">
            <text:p>0.274635494552</text:p>
          </table:table-cell>
          <table:table-cell office:value="0.266277767146" office:value-type="float">
            <text:p>0.266277767146</text:p>
          </table:table-cell>
          <table:table-cell office:value-type="string">
            <text:p>ü</text:p>
          </table:table-cell>
          <table:table-cell office:value="-16.9511276176" office:value-type="float">
            <text:p>-16.951127617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5353931315" office:value-type="float">
            <text:p>0.225353931315</text:p>
          </table:table-cell>
          <table:table-cell office:value="0.197167403905" office:value-type="float">
            <text:p>0.197167403905</text:p>
          </table:table-cell>
          <table:table-cell office:value="0.187608792749" office:value-type="float">
            <text:p>0.187608792749</text:p>
          </table:table-cell>
          <table:table-cell office:value="0.204295164748" office:value-type="float">
            <text:p>0.204295164748</text:p>
          </table:table-cell>
          <table:table-cell office:value="0.187080015666" office:value-type="float">
            <text:p>0.187080015666</text:p>
          </table:table-cell>
          <table:table-cell office:value="0.198143433939" office:value-type="float">
            <text:p>0.198143433939</text:p>
          </table:table-cell>
          <table:table-cell office:value="0.190117178508" office:value-type="float">
            <text:p>0.190117178508</text:p>
          </table:table-cell>
          <table:table-cell office:value="0.170417755838" office:value-type="float">
            <text:p>0.170417755838</text:p>
          </table:table-cell>
          <table:table-cell office:value="0.183102344868" office:value-type="float">
            <text:p>0.183102344868</text:p>
          </table:table-cell>
          <table:table-cell office:value="0.182012393687" office:value-type="float">
            <text:p>0.182012393687</text:p>
          </table:table-cell>
          <table:table-cell office:value="0.177245397986" office:value-type="float">
            <text:p>0.177245397986</text:p>
          </table:table-cell>
          <table:table-cell office:value="0.16620469716" office:value-type="float">
            <text:p>0.16620469716</text:p>
          </table:table-cell>
          <table:table-cell office:value="0.151176697025" office:value-type="float">
            <text:p>0.151176697025</text:p>
          </table:table-cell>
          <table:table-cell office:value="0.147027674626" office:value-type="float">
            <text:p>0.147027674626</text:p>
          </table:table-cell>
          <table:table-cell office:value-type="string">
            <text:p>ü</text:p>
          </table:table-cell>
          <table:table-cell office:value="-17.0485235178" office:value-type="float">
            <text:p>-17.0485235178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9062092664" office:value-type="float">
            <text:p>0.189062092664</text:p>
          </table:table-cell>
          <table:table-cell office:value="0.163129226213" office:value-type="float">
            <text:p>0.163129226213</text:p>
          </table:table-cell>
          <table:table-cell office:value="0.159392818328" office:value-type="float">
            <text:p>0.159392818328</text:p>
          </table:table-cell>
          <table:table-cell office:value="0.161912897068" office:value-type="float">
            <text:p>0.161912897068</text:p>
          </table:table-cell>
          <table:table-cell office:value="0.151790516848" office:value-type="float">
            <text:p>0.151790516848</text:p>
          </table:table-cell>
          <table:table-cell office:value="0.159618164403" office:value-type="float">
            <text:p>0.159618164403</text:p>
          </table:table-cell>
          <table:table-cell office:value="0.140663514236" office:value-type="float">
            <text:p>0.140663514236</text:p>
          </table:table-cell>
          <table:table-cell office:value="0.13429831644" office:value-type="float">
            <text:p>0.13429831644</text:p>
          </table:table-cell>
          <table:table-cell office:value="0.13782339311" office:value-type="float">
            <text:p>0.13782339311</text:p>
          </table:table-cell>
          <table:table-cell office:value="0.137726362241" office:value-type="float">
            <text:p>0.137726362241</text:p>
          </table:table-cell>
          <table:table-cell office:value="0.129960183075" office:value-type="float">
            <text:p>0.129960183075</text:p>
          </table:table-cell>
          <table:table-cell office:value="0.125186991087" office:value-type="float">
            <text:p>0.125186991087</text:p>
          </table:table-cell>
          <table:table-cell office:value="0.110036780207" office:value-type="float">
            <text:p>0.110036780207</text:p>
          </table:table-cell>
          <table:table-cell office:value="0.106918703969" office:value-type="float">
            <text:p>0.106918703969</text:p>
          </table:table-cell>
          <table:table-cell office:value-type="string">
            <text:p>ü</text:p>
          </table:table-cell>
          <table:table-cell office:value="-17.729645004" office:value-type="float">
            <text:p>-17.72964500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2750150295" office:value-type="float">
            <text:p>5.2750150295</text:p>
          </table:table-cell>
          <table:table-cell office:value="4.61654839318" office:value-type="float">
            <text:p>4.61654839318</text:p>
          </table:table-cell>
          <table:table-cell office:value="4.57099496639" office:value-type="float">
            <text:p>4.57099496639</text:p>
          </table:table-cell>
          <table:table-cell office:value="4.80524972269" office:value-type="float">
            <text:p>4.80524972269</text:p>
          </table:table-cell>
          <table:table-cell office:value="4.46301171138" office:value-type="float">
            <text:p>4.46301171138</text:p>
          </table:table-cell>
          <table:table-cell office:value="4.70396962837" office:value-type="float">
            <text:p>4.70396962837</text:p>
          </table:table-cell>
          <table:table-cell office:value="4.1819567043" office:value-type="float">
            <text:p>4.1819567043</text:p>
          </table:table-cell>
          <table:table-cell office:value="4.05796152954" office:value-type="float">
            <text:p>4.05796152954</text:p>
          </table:table-cell>
          <table:table-cell office:value="4.16285942926" office:value-type="float">
            <text:p>4.16285942926</text:p>
          </table:table-cell>
          <table:table-cell office:value="4.04383516733" office:value-type="float">
            <text:p>4.04383516733</text:p>
          </table:table-cell>
          <table:table-cell office:value="3.98761946316" office:value-type="float">
            <text:p>3.98761946316</text:p>
          </table:table-cell>
          <table:table-cell office:value="3.91756205064" office:value-type="float">
            <text:p>3.91756205064</text:p>
          </table:table-cell>
          <table:table-cell office:value="3.36150921059" office:value-type="float">
            <text:p>3.36150921059</text:p>
          </table:table-cell>
          <table:table-cell office:value="3.29312416486" office:value-type="float">
            <text:p>3.29312416486</text:p>
          </table:table-cell>
          <table:table-cell office:value-type="string">
            <text:p>ü</text:p>
          </table:table-cell>
          <table:table-cell office:value="-17.4162882071" office:value-type="float">
            <text:p>-17.416288207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782483482" office:value-type="float">
            <text:p>0.446782483482</text:p>
          </table:table-cell>
          <table:table-cell office:value="0.373584029177" office:value-type="float">
            <text:p>0.373584029177</text:p>
          </table:table-cell>
          <table:table-cell office:value="0.356015955396" office:value-type="float">
            <text:p>0.356015955396</text:p>
          </table:table-cell>
          <table:table-cell office:value="0.377981867043" office:value-type="float">
            <text:p>0.377981867043</text:p>
          </table:table-cell>
          <table:table-cell office:value="0.347629373657" office:value-type="float">
            <text:p>0.347629373657</text:p>
          </table:table-cell>
          <table:table-cell office:value="0.372004410938" office:value-type="float">
            <text:p>0.372004410938</text:p>
          </table:table-cell>
          <table:table-cell office:value="0.327845303132" office:value-type="float">
            <text:p>0.327845303132</text:p>
          </table:table-cell>
          <table:table-cell office:value="0.304906304046" office:value-type="float">
            <text:p>0.304906304046</text:p>
          </table:table-cell>
          <table:table-cell office:value="0.328070381822" office:value-type="float">
            <text:p>0.328070381822</text:p>
          </table:table-cell>
          <table:table-cell office:value="0.31635059536" office:value-type="float">
            <text:p>0.31635059536</text:p>
          </table:table-cell>
          <table:table-cell office:value="0.303007019291" office:value-type="float">
            <text:p>0.303007019291</text:p>
          </table:table-cell>
          <table:table-cell office:value="0.299808691902" office:value-type="float">
            <text:p>0.299808691902</text:p>
          </table:table-cell>
          <table:table-cell office:value="0.253571642372" office:value-type="float">
            <text:p>0.253571642372</text:p>
          </table:table-cell>
          <table:table-cell office:value="0.244419730456" office:value-type="float">
            <text:p>0.244419730456</text:p>
          </table:table-cell>
          <table:table-cell office:value-type="string">
            <text:p>ü</text:p>
          </table:table-cell>
          <table:table-cell office:value="-19.3352909687" office:value-type="float">
            <text:p>-19.335290968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68992314823" office:value-type="float">
            <text:p>0.668992314823</text:p>
          </table:table-cell>
          <table:table-cell office:value="0.561526496449" office:value-type="float">
            <text:p>0.561526496449</text:p>
          </table:table-cell>
          <table:table-cell office:value="0.559305090181" office:value-type="float">
            <text:p>0.559305090181</text:p>
          </table:table-cell>
          <table:table-cell office:value="0.568972109624" office:value-type="float">
            <text:p>0.568972109624</text:p>
          </table:table-cell>
          <table:table-cell office:value="0.543355661004" office:value-type="float">
            <text:p>0.543355661004</text:p>
          </table:table-cell>
          <table:table-cell office:value="0.55443681011" office:value-type="float">
            <text:p>0.55443681011</text:p>
          </table:table-cell>
          <table:table-cell office:value="0.538189854154" office:value-type="float">
            <text:p>0.538189854154</text:p>
          </table:table-cell>
          <table:table-cell office:value="0.478730678896" office:value-type="float">
            <text:p>0.478730678896</text:p>
          </table:table-cell>
          <table:table-cell office:value="0.524164457001" office:value-type="float">
            <text:p>0.524164457001</text:p>
          </table:table-cell>
          <table:table-cell office:value="0.52239452634" office:value-type="float">
            <text:p>0.52239452634</text:p>
          </table:table-cell>
          <table:table-cell office:value="0.499844937196" office:value-type="float">
            <text:p>0.499844937196</text:p>
          </table:table-cell>
          <table:table-cell office:value="0.463601392802" office:value-type="float">
            <text:p>0.463601392802</text:p>
          </table:table-cell>
          <table:table-cell office:value="0.437411087766" office:value-type="float">
            <text:p>0.437411087766</text:p>
          </table:table-cell>
          <table:table-cell office:value="0.411749523346" office:value-type="float">
            <text:p>0.411749523346</text:p>
          </table:table-cell>
          <table:table-cell office:value-type="string">
            <text:p>ü</text:p>
          </table:table-cell>
          <table:table-cell office:value="-17.6245485939" office:value-type="float">
            <text:p>-17.624548593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1.2929558213" office:value-type="float">
            <text:p>51.2929558213</text:p>
          </table:table-cell>
          <table:table-cell office:value="43.2841425719" office:value-type="float">
            <text:p>43.2841425719</text:p>
          </table:table-cell>
          <table:table-cell office:value="41.2818144208" office:value-type="float">
            <text:p>41.2818144208</text:p>
          </table:table-cell>
          <table:table-cell office:value="44.371793839" office:value-type="float">
            <text:p>44.371793839</text:p>
          </table:table-cell>
          <table:table-cell office:value="40.5902653641" office:value-type="float">
            <text:p>40.5902653641</text:p>
          </table:table-cell>
          <table:table-cell office:value="43.2575708068" office:value-type="float">
            <text:p>43.2575708068</text:p>
          </table:table-cell>
          <table:table-cell office:value="38.808212017" office:value-type="float">
            <text:p>38.808212017</text:p>
          </table:table-cell>
          <table:table-cell office:value="35.5996683341" office:value-type="float">
            <text:p>35.5996683341</text:p>
          </table:table-cell>
          <table:table-cell office:value="38.5971858088" office:value-type="float">
            <text:p>38.5971858088</text:p>
          </table:table-cell>
          <table:table-cell office:value="37.7025220114" office:value-type="float">
            <text:p>37.7025220114</text:p>
          </table:table-cell>
          <table:table-cell office:value="36.0407632582" office:value-type="float">
            <text:p>36.0407632582</text:p>
          </table:table-cell>
          <table:table-cell office:value="34.1925499887" office:value-type="float">
            <text:p>34.1925499887</text:p>
          </table:table-cell>
          <table:table-cell office:value="29.8179915769" office:value-type="float">
            <text:p>29.8179915769</text:p>
          </table:table-cell>
          <table:table-cell office:value="28.7637218549" office:value-type="float">
            <text:p>28.7637218549</text:p>
          </table:table-cell>
          <table:table-cell office:value-type="string">
            <text:p>ü</text:p>
          </table:table-cell>
          <table:table-cell office:value="-20.1911412119" office:value-type="float">
            <text:p>-20.191141211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3328083773" office:value-type="float">
            <text:p>10.3328083773</text:p>
          </table:table-cell>
          <table:table-cell office:value="8.30975237219" office:value-type="float">
            <text:p>8.30975237219</text:p>
          </table:table-cell>
          <table:table-cell office:value="7.93835945421" office:value-type="float">
            <text:p>7.93835945421</text:p>
          </table:table-cell>
          <table:table-cell office:value="8.40312549611" office:value-type="float">
            <text:p>8.40312549611</text:p>
          </table:table-cell>
          <table:table-cell office:value="7.99780580433" office:value-type="float">
            <text:p>7.99780580433</text:p>
          </table:table-cell>
          <table:table-cell office:value="8.54870521283" office:value-type="float">
            <text:p>8.54870521283</text:p>
          </table:table-cell>
          <table:table-cell office:value="8.29847112131" office:value-type="float">
            <text:p>8.29847112131</text:p>
          </table:table-cell>
          <table:table-cell office:value="7.16057588424" office:value-type="float">
            <text:p>7.16057588424</text:p>
          </table:table-cell>
          <table:table-cell office:value="7.81547633089" office:value-type="float">
            <text:p>7.81547633089</text:p>
          </table:table-cell>
          <table:table-cell office:value="7.67260750796" office:value-type="float">
            <text:p>7.67260750796</text:p>
          </table:table-cell>
          <table:table-cell office:value="7.0771935117" office:value-type="float">
            <text:p>7.0771935117</text:p>
          </table:table-cell>
          <table:table-cell office:value="6.93884687524" office:value-type="float">
            <text:p>6.93884687524</text:p>
          </table:table-cell>
          <table:table-cell office:value="6.32993329516" office:value-type="float">
            <text:p>6.32993329516</text:p>
          </table:table-cell>
          <table:table-cell office:value="6.07270385963" office:value-type="float">
            <text:p>6.07270385963</text:p>
          </table:table-cell>
          <table:table-cell office:value-type="string">
            <text:p>ü</text:p>
          </table:table-cell>
          <table:table-cell office:value="-14.19333314" office:value-type="float">
            <text:p>-14.19333314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3.888893581" office:value-type="float">
            <text:p>53.888893581</text:p>
          </table:table-cell>
          <table:table-cell office:value="42.2570687459" office:value-type="float">
            <text:p>42.2570687459</text:p>
          </table:table-cell>
          <table:table-cell office:value="45.9837756219" office:value-type="float">
            <text:p>45.9837756219</text:p>
          </table:table-cell>
          <table:table-cell office:value="44.6726049878" office:value-type="float">
            <text:p>44.6726049878</text:p>
          </table:table-cell>
          <table:table-cell office:value="42.1128076135" office:value-type="float">
            <text:p>42.1128076135</text:p>
          </table:table-cell>
          <table:table-cell office:value="43.9794628154" office:value-type="float">
            <text:p>43.9794628154</text:p>
          </table:table-cell>
          <table:table-cell office:value="41.2491731965" office:value-type="float">
            <text:p>41.2491731965</text:p>
          </table:table-cell>
          <table:table-cell office:value="34.2375061723" office:value-type="float">
            <text:p>34.2375061723</text:p>
          </table:table-cell>
          <table:table-cell office:value="42.4613515321" office:value-type="float">
            <text:p>42.4613515321</text:p>
          </table:table-cell>
          <table:table-cell office:value="41.150796098" office:value-type="float">
            <text:p>41.150796098</text:p>
          </table:table-cell>
          <table:table-cell office:value="39.3886850743" office:value-type="float">
            <text:p>39.3886850743</text:p>
          </table:table-cell>
          <table:table-cell office:value="33.2597652649" office:value-type="float">
            <text:p>33.2597652649</text:p>
          </table:table-cell>
          <table:table-cell office:value="36.7696938592" office:value-type="float">
            <text:p>36.7696938592</text:p>
          </table:table-cell>
          <table:table-cell office:value="32.3934496147" office:value-type="float">
            <text:p>32.3934496147</text:p>
          </table:table-cell>
          <table:table-cell office:value-type="string">
            <text:p>ü</text:p>
          </table:table-cell>
          <table:table-cell office:value="-17.7595049096" office:value-type="float">
            <text:p>-17.7595049096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28.000051444" office:value-type="float">
            <text:p>428.000051444</text:p>
          </table:table-cell>
          <table:table-cell office:value="332.47423502" office:value-type="float">
            <text:p>332.47423502</text:p>
          </table:table-cell>
          <table:table-cell office:value="291.01916559" office:value-type="float">
            <text:p>291.01916559</text:p>
          </table:table-cell>
          <table:table-cell office:value="352.487582531" office:value-type="float">
            <text:p>352.487582531</text:p>
          </table:table-cell>
          <table:table-cell office:value="318.495459521" office:value-type="float">
            <text:p>318.495459521</text:p>
          </table:table-cell>
          <table:table-cell office:value="343.603473804" office:value-type="float">
            <text:p>343.603473804</text:p>
          </table:table-cell>
          <table:table-cell office:value="335.374989304" office:value-type="float">
            <text:p>335.374989304</text:p>
          </table:table-cell>
          <table:table-cell office:value="281.380522079" office:value-type="float">
            <text:p>281.380522079</text:p>
          </table:table-cell>
          <table:table-cell office:value="327.551723076" office:value-type="float">
            <text:p>327.551723076</text:p>
          </table:table-cell>
          <table:table-cell office:value="327.977187942" office:value-type="float">
            <text:p>327.977187942</text:p>
          </table:table-cell>
          <table:table-cell office:value="294.275895406" office:value-type="float">
            <text:p>294.275895406</text:p>
          </table:table-cell>
          <table:table-cell office:value="269.340940079" office:value-type="float">
            <text:p>269.340940079</text:p>
          </table:table-cell>
          <table:table-cell office:value="247.342108812" office:value-type="float">
            <text:p>247.342108812</text:p>
          </table:table-cell>
          <table:table-cell office:value="247.933347761" office:value-type="float">
            <text:p>247.933347761</text:p>
          </table:table-cell>
          <table:table-cell office:value-type="string">
            <text:p/>
          </table:table-cell>
          <table:table-cell office:value="-15.7479930801" office:value-type="float">
            <text:p>-15.7479930801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25.222143085" office:value-type="float">
            <text:p>125.222143085</text:p>
          </table:table-cell>
          <table:table-cell office:value="97.6693704754" office:value-type="float">
            <text:p>97.6693704754</text:p>
          </table:table-cell>
          <table:table-cell office:value="94.4868984927" office:value-type="float">
            <text:p>94.4868984927</text:p>
          </table:table-cell>
          <table:table-cell office:value="103.420462288" office:value-type="float">
            <text:p>103.420462288</text:p>
          </table:table-cell>
          <table:table-cell office:value="95.1953133677" office:value-type="float">
            <text:p>95.1953133677</text:p>
          </table:table-cell>
          <table:table-cell office:value="101.246626776" office:value-type="float">
            <text:p>101.246626776</text:p>
          </table:table-cell>
          <table:table-cell office:value="97.1449529097" office:value-type="float">
            <text:p>97.1449529097</text:p>
          </table:table-cell>
          <table:table-cell office:value="81.1341956497" office:value-type="float">
            <text:p>81.1341956497</text:p>
          </table:table-cell>
          <table:table-cell office:value="97.0532461854" office:value-type="float">
            <text:p>97.0532461854</text:p>
          </table:table-cell>
          <table:table-cell office:value="95.81360106" office:value-type="float">
            <text:p>95.81360106</text:p>
          </table:table-cell>
          <table:table-cell office:value="88.4346008666" office:value-type="float">
            <text:p>88.4346008666</text:p>
          </table:table-cell>
          <table:table-cell office:value="78.1498521637" office:value-type="float">
            <text:p>78.1498521637</text:p>
          </table:table-cell>
          <table:table-cell office:value="77.9933226431" office:value-type="float">
            <text:p>77.9933226431</text:p>
          </table:table-cell>
          <table:table-cell office:value="73.7156243617" office:value-type="float">
            <text:p>73.7156243617</text:p>
          </table:table-cell>
          <table:table-cell office:value-type="string">
            <text:p>ü</text:p>
          </table:table-cell>
          <table:table-cell office:value="-16.6439112752" office:value-type="float">
            <text:p>-16.643911275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3455688011" office:value-type="float">
            <text:p>0.33455688011</text:p>
          </table:table-cell>
          <table:table-cell office:value="0.312496977104" office:value-type="float">
            <text:p>0.312496977104</text:p>
          </table:table-cell>
          <table:table-cell office:value="0.319970563936" office:value-type="float">
            <text:p>0.319970563936</text:p>
          </table:table-cell>
          <table:table-cell office:value="0.313817760445" office:value-type="float">
            <text:p>0.313817760445</text:p>
          </table:table-cell>
          <table:table-cell office:value="0.305152930593" office:value-type="float">
            <text:p>0.305152930593</text:p>
          </table:table-cell>
          <table:table-cell office:value="0.312097104658" office:value-type="float">
            <text:p>0.312097104658</text:p>
          </table:table-cell>
          <table:table-cell office:value="0.298080860075" office:value-type="float">
            <text:p>0.298080860075</text:p>
          </table:table-cell>
          <table:table-cell office:value="0.27958364345" office:value-type="float">
            <text:p>0.27958364345</text:p>
          </table:table-cell>
          <table:table-cell office:value="0.27943523765" office:value-type="float">
            <text:p>0.27943523765</text:p>
          </table:table-cell>
          <table:table-cell office:value="0.284831158077" office:value-type="float">
            <text:p>0.284831158077</text:p>
          </table:table-cell>
          <table:table-cell office:value="0.265472166344" office:value-type="float">
            <text:p>0.265472166344</text:p>
          </table:table-cell>
          <table:table-cell office:value="0.2727548318" office:value-type="float">
            <text:p>0.2727548318</text:p>
          </table:table-cell>
          <table:table-cell office:value="0.247869690904" office:value-type="float">
            <text:p>0.247869690904</text:p>
          </table:table-cell>
          <table:table-cell office:value="0.248459319844" office:value-type="float">
            <text:p>0.248459319844</text:p>
          </table:table-cell>
          <table:table-cell office:value-type="string">
            <text:p>ü</text:p>
          </table:table-cell>
          <table:table-cell office:value="-6.40852362565" office:value-type="float">
            <text:p>-6.40852362565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81196441779" office:value-type="float">
            <text:p>1.81196441779</text:p>
          </table:table-cell>
          <table:table-cell office:value="1.66009510129" office:value-type="float">
            <text:p>1.66009510129</text:p>
          </table:table-cell>
          <table:table-cell office:value="1.62299406113" office:value-type="float">
            <text:p>1.62299406113</text:p>
          </table:table-cell>
          <table:table-cell office:value="1.7094464455" office:value-type="float">
            <text:p>1.7094464455</text:p>
          </table:table-cell>
          <table:table-cell office:value="1.54472648222" office:value-type="float">
            <text:p>1.54472648222</text:p>
          </table:table-cell>
          <table:table-cell office:value="1.60787760837" office:value-type="float">
            <text:p>1.60787760837</text:p>
          </table:table-cell>
          <table:table-cell office:value="1.56094163278" office:value-type="float">
            <text:p>1.56094163278</text:p>
          </table:table-cell>
          <table:table-cell office:value="1.44931229344" office:value-type="float">
            <text:p>1.44931229344</text:p>
          </table:table-cell>
          <table:table-cell office:value="1.46395564236" office:value-type="float">
            <text:p>1.46395564236</text:p>
          </table:table-cell>
          <table:table-cell office:value="1.44092005623" office:value-type="float">
            <text:p>1.44092005623</text:p>
          </table:table-cell>
          <table:table-cell office:value="1.42180257531" office:value-type="float">
            <text:p>1.42180257531</text:p>
          </table:table-cell>
          <table:table-cell office:value="1.34701791432" office:value-type="float">
            <text:p>1.34701791432</text:p>
          </table:table-cell>
          <table:table-cell office:value="1.22441240225" office:value-type="float">
            <text:p>1.22441240225</text:p>
          </table:table-cell>
          <table:table-cell office:value="1.18902097335" office:value-type="float">
            <text:p>1.18902097335</text:p>
          </table:table-cell>
          <table:table-cell office:value-type="string">
            <text:p>ü</text:p>
          </table:table-cell>
          <table:table-cell office:value="-16.3722872645" office:value-type="float">
            <text:p>-16.372287264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2898987308" office:value-type="float">
            <text:p>42.2898987308</text:p>
          </table:table-cell>
          <table:table-cell office:value="42.1352106592" office:value-type="float">
            <text:p>42.1352106592</text:p>
          </table:table-cell>
          <table:table-cell office:value="41.5260895121" office:value-type="float">
            <text:p>41.5260895121</text:p>
          </table:table-cell>
          <table:table-cell office:value="42.4761321877" office:value-type="float">
            <text:p>42.4761321877</text:p>
          </table:table-cell>
          <table:table-cell office:value="41.805952426" office:value-type="float">
            <text:p>41.805952426</text:p>
          </table:table-cell>
          <table:table-cell office:value="41.8859523933" office:value-type="float">
            <text:p>41.8859523933</text:p>
          </table:table-cell>
          <table:table-cell office:value="43.1261884671" office:value-type="float">
            <text:p>43.1261884671</text:p>
          </table:table-cell>
          <table:table-cell office:value="42.5648468666" office:value-type="float">
            <text:p>42.5648468666</text:p>
          </table:table-cell>
          <table:table-cell office:value="42.5996675804" office:value-type="float">
            <text:p>42.5996675804</text:p>
          </table:table-cell>
          <table:table-cell office:value="43.5945059329" office:value-type="float">
            <text:p>43.5945059329</text:p>
          </table:table-cell>
          <table:table-cell office:value="42.6598379888" office:value-type="float">
            <text:p>42.6598379888</text:p>
          </table:table-cell>
          <table:table-cell office:value="41.580787751" office:value-type="float">
            <text:p>41.580787751</text:p>
          </table:table-cell>
          <table:table-cell office:value="42.4633893625" office:value-type="float">
            <text:p>42.4633893625</text:p>
          </table:table-cell>
          <table:table-cell office:value="43.0964749943" office:value-type="float">
            <text:p>43.096474994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6505149993" office:value-type="float">
            <text:p>13.6505149993</text:p>
          </table:table-cell>
          <table:table-cell office:value="13.7264174053" office:value-type="float">
            <text:p>13.7264174053</text:p>
          </table:table-cell>
          <table:table-cell office:value="13.4899678999" office:value-type="float">
            <text:p>13.4899678999</text:p>
          </table:table-cell>
          <table:table-cell office:value="13.2720360001" office:value-type="float">
            <text:p>13.2720360001</text:p>
          </table:table-cell>
          <table:table-cell office:value="13.2666297826" office:value-type="float">
            <text:p>13.2666297826</text:p>
          </table:table-cell>
          <table:table-cell office:value="13.1757253688" office:value-type="float">
            <text:p>13.1757253688</text:p>
          </table:table-cell>
          <table:table-cell office:value="13.5652533652" office:value-type="float">
            <text:p>13.5652533652</text:p>
          </table:table-cell>
          <table:table-cell office:value="13.3282565797" office:value-type="float">
            <text:p>13.3282565797</text:p>
          </table:table-cell>
          <table:table-cell office:value="12.9486087111" office:value-type="float">
            <text:p>12.9486087111</text:p>
          </table:table-cell>
          <table:table-cell office:value="13.7221902004" office:value-type="float">
            <text:p>13.7221902004</text:p>
          </table:table-cell>
          <table:table-cell office:value="12.9268255598" office:value-type="float">
            <text:p>12.9268255598</text:p>
          </table:table-cell>
          <table:table-cell office:value="12.4886530086" office:value-type="float">
            <text:p>12.4886530086</text:p>
          </table:table-cell>
          <table:table-cell office:value="12.7717973616" office:value-type="float">
            <text:p>12.7717973616</text:p>
          </table:table-cell>
          <table:table-cell office:value="13.1019226136" office:value-type="float">
            <text:p>13.101922613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3964096453" office:value-type="float">
            <text:p>17.3964096453</text:p>
          </table:table-cell>
          <table:table-cell office:value="17.140845813" office:value-type="float">
            <text:p>17.140845813</text:p>
          </table:table-cell>
          <table:table-cell office:value="16.7895821116" office:value-type="float">
            <text:p>16.7895821116</text:p>
          </table:table-cell>
          <table:table-cell office:value="17.5735052053" office:value-type="float">
            <text:p>17.5735052053</text:p>
          </table:table-cell>
          <table:table-cell office:value="17.1487783531" office:value-type="float">
            <text:p>17.1487783531</text:p>
          </table:table-cell>
          <table:table-cell office:value="17.2555684221" office:value-type="float">
            <text:p>17.2555684221</text:p>
          </table:table-cell>
          <table:table-cell office:value="17.7430097253" office:value-type="float">
            <text:p>17.7430097253</text:p>
          </table:table-cell>
          <table:table-cell office:value="17.4753951835" office:value-type="float">
            <text:p>17.4753951835</text:p>
          </table:table-cell>
          <table:table-cell office:value="17.8691745022" office:value-type="float">
            <text:p>17.8691745022</text:p>
          </table:table-cell>
          <table:table-cell office:value="18.0170490278" office:value-type="float">
            <text:p>18.0170490278</text:p>
          </table:table-cell>
          <table:table-cell office:value="17.8494862688" office:value-type="float">
            <text:p>17.8494862688</text:p>
          </table:table-cell>
          <table:table-cell office:value="17.3930396534" office:value-type="float">
            <text:p>17.3930396534</text:p>
          </table:table-cell>
          <table:table-cell office:value="17.7673373608" office:value-type="float">
            <text:p>17.7673373608</text:p>
          </table:table-cell>
          <table:table-cell office:value="18.0626218555" office:value-type="float">
            <text:p>18.062621855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36603319946" office:value-type="float">
            <text:p>8.36603319946</text:p>
          </table:table-cell>
          <table:table-cell office:value="8.37527462694" office:value-type="float">
            <text:p>8.37527462694</text:p>
          </table:table-cell>
          <table:table-cell office:value="8.34442475599" office:value-type="float">
            <text:p>8.34442475599</text:p>
          </table:table-cell>
          <table:table-cell office:value="8.70079853311" office:value-type="float">
            <text:p>8.70079853311</text:p>
          </table:table-cell>
          <table:table-cell office:value="8.47895344143" office:value-type="float">
            <text:p>8.47895344143</text:p>
          </table:table-cell>
          <table:table-cell office:value="8.51571211829" office:value-type="float">
            <text:p>8.51571211829</text:p>
          </table:table-cell>
          <table:table-cell office:value="8.81972026042" office:value-type="float">
            <text:p>8.81972026042</text:p>
          </table:table-cell>
          <table:table-cell office:value="8.78866052868" office:value-type="float">
            <text:p>8.78866052868</text:p>
          </table:table-cell>
          <table:table-cell office:value="8.82752927784" office:value-type="float">
            <text:p>8.82752927784</text:p>
          </table:table-cell>
          <table:table-cell office:value="8.81771280832" office:value-type="float">
            <text:p>8.81771280832</text:p>
          </table:table-cell>
          <table:table-cell office:value="8.94395973832" office:value-type="float">
            <text:p>8.94395973832</text:p>
          </table:table-cell>
          <table:table-cell office:value="8.78379194975" office:value-type="float">
            <text:p>8.78379194975</text:p>
          </table:table-cell>
          <table:table-cell office:value="8.94056149077" office:value-type="float">
            <text:p>8.94056149077</text:p>
          </table:table-cell>
          <table:table-cell office:value="8.90037575574" office:value-type="float">
            <text:p>8.9003757557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1144863554" office:value-type="float">
            <text:p>43.1144863554</text:p>
          </table:table-cell>
          <table:table-cell office:value="43.2803886034" office:value-type="float">
            <text:p>43.2803886034</text:p>
          </table:table-cell>
          <table:table-cell office:value="43.9050074801" office:value-type="float">
            <text:p>43.9050074801</text:p>
          </table:table-cell>
          <table:table-cell office:value="42.4092857299" office:value-type="float">
            <text:p>42.4092857299</text:p>
          </table:table-cell>
          <table:table-cell office:value="43.047686216" office:value-type="float">
            <text:p>43.047686216</text:p>
          </table:table-cell>
          <table:table-cell office:value="42.9106004658" office:value-type="float">
            <text:p>42.9106004658</text:p>
          </table:table-cell>
          <table:table-cell office:value="41.6243101057" office:value-type="float">
            <text:p>41.6243101057</text:p>
          </table:table-cell>
          <table:table-cell office:value="41.7690470847" office:value-type="float">
            <text:p>41.7690470847</text:p>
          </table:table-cell>
          <table:table-cell office:value="41.9371584144" office:value-type="float">
            <text:p>41.9371584144</text:p>
          </table:table-cell>
          <table:table-cell office:value="40.6303314569" office:value-type="float">
            <text:p>40.6303314569</text:p>
          </table:table-cell>
          <table:table-cell office:value="41.550213832" office:value-type="float">
            <text:p>41.550213832</text:p>
          </table:table-cell>
          <table:table-cell office:value="42.6301835479" office:value-type="float">
            <text:p>42.6301835479</text:p>
          </table:table-cell>
          <table:table-cell office:value="41.6908372162" office:value-type="float">
            <text:p>41.6908372162</text:p>
          </table:table-cell>
          <table:table-cell office:value="41.0056637044" office:value-type="float">
            <text:p>41.0056637044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373442851" office:value-type="float">
            <text:p>15.373442851</text:p>
          </table:table-cell>
          <table:table-cell office:value="15.4594771519" office:value-type="float">
            <text:p>15.4594771519</text:p>
          </table:table-cell>
          <table:table-cell office:value="16.6396346593" office:value-type="float">
            <text:p>16.6396346593</text:p>
          </table:table-cell>
          <table:table-cell office:value="13.4620052316" office:value-type="float">
            <text:p>13.4620052316</text:p>
          </table:table-cell>
          <table:table-cell office:value="15.0029900048" office:value-type="float">
            <text:p>15.0029900048</text:p>
          </table:table-cell>
          <table:table-cell office:value="13.9834269042" office:value-type="float">
            <text:p>13.9834269042</text:p>
          </table:table-cell>
          <table:table-cell office:value="12.5647075747" office:value-type="float">
            <text:p>12.5647075747</text:p>
          </table:table-cell>
          <table:table-cell office:value="12.7699877449" office:value-type="float">
            <text:p>12.7699877449</text:p>
          </table:table-cell>
          <table:table-cell office:value="12.8667328292" office:value-type="float">
            <text:p>12.8667328292</text:p>
          </table:table-cell>
          <table:table-cell office:value="11.422717642" office:value-type="float">
            <text:p>11.422717642</text:p>
          </table:table-cell>
          <table:table-cell office:value="10.9300958002" office:value-type="float">
            <text:p>10.9300958002</text:p>
          </table:table-cell>
          <table:table-cell office:value="12.6336244183" office:value-type="float">
            <text:p>12.6336244183</text:p>
          </table:table-cell>
          <table:table-cell office:value="11.6223012768" office:value-type="float">
            <text:p>11.6223012768</text:p>
          </table:table-cell>
          <table:table-cell office:value="11.342259176" office:value-type="float">
            <text:p>11.34225917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6746633679" office:value-type="float">
            <text:p>14.6746633679</text:p>
          </table:table-cell>
          <table:table-cell office:value="14.6495268758" office:value-type="float">
            <text:p>14.6495268758</text:p>
          </table:table-cell>
          <table:table-cell office:value="14.6423430021" office:value-type="float">
            <text:p>14.6423430021</text:p>
          </table:table-cell>
          <table:table-cell office:value="15.1696808285" office:value-type="float">
            <text:p>15.1696808285</text:p>
          </table:table-cell>
          <table:table-cell office:value="15.2077005542" office:value-type="float">
            <text:p>15.2077005542</text:p>
          </table:table-cell>
          <table:table-cell office:value="15.2673048105" office:value-type="float">
            <text:p>15.2673048105</text:p>
          </table:table-cell>
          <table:table-cell office:value="15.2918886789" office:value-type="float">
            <text:p>15.2918886789</text:p>
          </table:table-cell>
          <table:table-cell office:value="15.718379967" office:value-type="float">
            <text:p>15.718379967</text:p>
          </table:table-cell>
          <table:table-cell office:value="15.5077045255" office:value-type="float">
            <text:p>15.5077045255</text:p>
          </table:table-cell>
          <table:table-cell office:value="15.8209912507" office:value-type="float">
            <text:p>15.8209912507</text:p>
          </table:table-cell>
          <table:table-cell office:value="15.8246992241" office:value-type="float">
            <text:p>15.8246992241</text:p>
          </table:table-cell>
          <table:table-cell office:value="15.8423796657" office:value-type="float">
            <text:p>15.8423796657</text:p>
          </table:table-cell>
          <table:table-cell office:value="15.8759783745" office:value-type="float">
            <text:p>15.8759783745</text:p>
          </table:table-cell>
          <table:table-cell office:value="15.9311833527" office:value-type="float">
            <text:p>15.9311833527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3981384805" office:value-type="float">
            <text:p>14.3981384805</text:p>
          </table:table-cell>
          <table:table-cell office:value="12.8697817272" office:value-type="float">
            <text:p>12.8697817272</text:p>
          </table:table-cell>
          <table:table-cell office:value="15.6465096657" office:value-type="float">
            <text:p>15.6465096657</text:p>
          </table:table-cell>
          <table:table-cell office:value="12.9957082131" office:value-type="float">
            <text:p>12.9957082131</text:p>
          </table:table-cell>
          <table:table-cell office:value="12.0556506492" office:value-type="float">
            <text:p>12.0556506492</text:p>
          </table:table-cell>
          <table:table-cell office:value="12.5505250478" office:value-type="float">
            <text:p>12.5505250478</text:p>
          </table:table-cell>
          <table:table-cell office:value="11.3426198204" office:value-type="float">
            <text:p>11.3426198204</text:p>
          </table:table-cell>
          <table:table-cell office:value="10.6557715414" office:value-type="float">
            <text:p>10.6557715414</text:p>
          </table:table-cell>
          <table:table-cell office:value="11.2803463053" office:value-type="float">
            <text:p>11.2803463053</text:p>
          </table:table-cell>
          <table:table-cell office:value="10.736658662" office:value-type="float">
            <text:p>10.736658662</text:p>
          </table:table-cell>
          <table:table-cell office:value="10.5987000959" office:value-type="float">
            <text:p>10.5987000959</text:p>
          </table:table-cell>
          <table:table-cell office:value="10.2508600605" office:value-type="float">
            <text:p>10.2508600605</text:p>
          </table:table-cell>
          <table:table-cell office:value="8.95009764076" office:value-type="float">
            <text:p>8.95009764076</text:p>
          </table:table-cell>
          <table:table-cell office:value="8.70950558385" office:value-type="float">
            <text:p>8.7095055838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7754292605" office:value-type="float">
            <text:p>12.7754292605</text:p>
          </table:table-cell>
          <table:table-cell office:value="11.5656280159" office:value-type="float">
            <text:p>11.5656280159</text:p>
          </table:table-cell>
          <table:table-cell office:value="14.3204378429" office:value-type="float">
            <text:p>14.3204378429</text:p>
          </table:table-cell>
          <table:table-cell office:value="11.7587141413" office:value-type="float">
            <text:p>11.7587141413</text:p>
          </table:table-cell>
          <table:table-cell office:value="10.8818641469" office:value-type="float">
            <text:p>10.8818641469</text:p>
          </table:table-cell>
          <table:table-cell office:value="11.2921070897" office:value-type="float">
            <text:p>11.2921070897</text:p>
          </table:table-cell>
          <table:table-cell office:value="10.5172778776" office:value-type="float">
            <text:p>10.5172778776</text:p>
          </table:table-cell>
          <table:table-cell office:value="9.77988754968" office:value-type="float">
            <text:p>9.77988754968</text:p>
          </table:table-cell>
          <table:table-cell office:value="10.2384482641" office:value-type="float">
            <text:p>10.2384482641</text:p>
          </table:table-cell>
          <table:table-cell office:value="9.88401412986" office:value-type="float">
            <text:p>9.88401412986</text:p>
          </table:table-cell>
          <table:table-cell office:value="9.75399996716" office:value-type="float">
            <text:p>9.75399996716</text:p>
          </table:table-cell>
          <table:table-cell office:value="9.32324842371" office:value-type="float">
            <text:p>9.32324842371</text:p>
          </table:table-cell>
          <table:table-cell office:value="8.37241913654" office:value-type="float">
            <text:p>8.37241913654</text:p>
          </table:table-cell>
          <table:table-cell office:value="8.18027423578" office:value-type="float">
            <text:p>8.1802742357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7233945726" office:value-type="float">
            <text:p>21.7233945726</text:p>
          </table:table-cell>
          <table:table-cell office:value="19.4775518126" office:value-type="float">
            <text:p>19.4775518126</text:p>
          </table:table-cell>
          <table:table-cell office:value="25.022333573" office:value-type="float">
            <text:p>25.022333573</text:p>
          </table:table-cell>
          <table:table-cell office:value="20.5427217262" office:value-type="float">
            <text:p>20.5427217262</text:p>
          </table:table-cell>
          <table:table-cell office:value="19.0633320778" office:value-type="float">
            <text:p>19.0633320778</text:p>
          </table:table-cell>
          <table:table-cell office:value="19.7551778029" office:value-type="float">
            <text:p>19.7551778029</text:p>
          </table:table-cell>
          <table:table-cell office:value="18.3423618877" office:value-type="float">
            <text:p>18.3423618877</text:p>
          </table:table-cell>
          <table:table-cell office:value="17.5727789713" office:value-type="float">
            <text:p>17.5727789713</text:p>
          </table:table-cell>
          <table:table-cell office:value="18.1699484631" office:value-type="float">
            <text:p>18.1699484631</text:p>
          </table:table-cell>
          <table:table-cell office:value="17.8025329825" office:value-type="float">
            <text:p>17.8025329825</text:p>
          </table:table-cell>
          <table:table-cell office:value="17.67436121" office:value-type="float">
            <text:p>17.67436121</text:p>
          </table:table-cell>
          <table:table-cell office:value="16.8640872889" office:value-type="float">
            <text:p>16.8640872889</text:p>
          </table:table-cell>
          <table:table-cell office:value="15.1377481409" office:value-type="float">
            <text:p>15.1377481409</text:p>
          </table:table-cell>
          <table:table-cell office:value="14.8956588695" office:value-type="float">
            <text:p>14.895658869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3099204665" office:value-type="float">
            <text:p>12.3099204665</text:p>
          </table:table-cell>
          <table:table-cell office:value="11.3232148247" office:value-type="float">
            <text:p>11.3232148247</text:p>
          </table:table-cell>
          <table:table-cell office:value="13.5046930146" office:value-type="float">
            <text:p>13.5046930146</text:p>
          </table:table-cell>
          <table:table-cell office:value="11.1652228536" office:value-type="float">
            <text:p>11.1652228536</text:p>
          </table:table-cell>
          <table:table-cell office:value="10.4973870408" office:value-type="float">
            <text:p>10.4973870408</text:p>
          </table:table-cell>
          <table:table-cell office:value="10.8100081388" office:value-type="float">
            <text:p>10.8100081388</text:p>
          </table:table-cell>
          <table:table-cell office:value="10.0248668223" office:value-type="float">
            <text:p>10.0248668223</text:p>
          </table:table-cell>
          <table:table-cell office:value="9.63622649382" office:value-type="float">
            <text:p>9.63622649382</text:p>
          </table:table-cell>
          <table:table-cell office:value="9.5227623041" office:value-type="float">
            <text:p>9.5227623041</text:p>
          </table:table-cell>
          <table:table-cell office:value="9.69357865895" office:value-type="float">
            <text:p>9.69357865895</text:p>
          </table:table-cell>
          <table:table-cell office:value="9.3913909936" office:value-type="float">
            <text:p>9.3913909936</text:p>
          </table:table-cell>
          <table:table-cell office:value="9.01476566833" office:value-type="float">
            <text:p>9.01476566833</text:p>
          </table:table-cell>
          <table:table-cell office:value="8.04940595023" office:value-type="float">
            <text:p>8.04940595023</text:p>
          </table:table-cell>
          <table:table-cell office:value="7.7392737894" office:value-type="float">
            <text:p>7.7392737894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4026295588" office:value-type="float">
            <text:p>12.4026295588</text:p>
          </table:table-cell>
          <table:table-cell office:value="11.3750383847" office:value-type="float">
            <text:p>11.3750383847</text:p>
          </table:table-cell>
          <table:table-cell office:value="14.2516914422" office:value-type="float">
            <text:p>14.2516914422</text:p>
          </table:table-cell>
          <table:table-cell office:value="12.2669770027" office:value-type="float">
            <text:p>12.2669770027</text:p>
          </table:table-cell>
          <table:table-cell office:value="10.9682977537" office:value-type="float">
            <text:p>10.9682977537</text:p>
          </table:table-cell>
          <table:table-cell office:value="11.6137064826" office:value-type="float">
            <text:p>11.6137064826</text:p>
          </table:table-cell>
          <table:table-cell office:value="11.0222018808" office:value-type="float">
            <text:p>11.0222018808</text:p>
          </table:table-cell>
          <table:table-cell office:value="10.4216662675" office:value-type="float">
            <text:p>10.4216662675</text:p>
          </table:table-cell>
          <table:table-cell office:value="11.080638647" office:value-type="float">
            <text:p>11.080638647</text:p>
          </table:table-cell>
          <table:table-cell office:value="10.7048216349" office:value-type="float">
            <text:p>10.7048216349</text:p>
          </table:table-cell>
          <table:table-cell office:value="10.8392749545" office:value-type="float">
            <text:p>10.8392749545</text:p>
          </table:table-cell>
          <table:table-cell office:value="10.2616471527" office:value-type="float">
            <text:p>10.2616471527</text:p>
          </table:table-cell>
          <table:table-cell office:value="9.2126730688" office:value-type="float">
            <text:p>9.2126730688</text:p>
          </table:table-cell>
          <table:table-cell office:value="9.04961715467" office:value-type="float">
            <text:p>9.04961715467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4725276336" office:value-type="float">
            <text:p>14.4725276336</text:p>
          </table:table-cell>
          <table:table-cell office:value="12.9217766739" office:value-type="float">
            <text:p>12.9217766739</text:p>
          </table:table-cell>
          <table:table-cell office:value="16.4513685418" office:value-type="float">
            <text:p>16.4513685418</text:p>
          </table:table-cell>
          <table:table-cell office:value="13.1947134964" office:value-type="float">
            <text:p>13.1947134964</text:p>
          </table:table-cell>
          <table:table-cell office:value="12.4607196246" office:value-type="float">
            <text:p>12.4607196246</text:p>
          </table:table-cell>
          <table:table-cell office:value="12.9913884481" office:value-type="float">
            <text:p>12.9913884481</text:p>
          </table:table-cell>
          <table:table-cell office:value="12.2563188844" office:value-type="float">
            <text:p>12.2563188844</text:p>
          </table:table-cell>
          <table:table-cell office:value="11.3043862891" office:value-type="float">
            <text:p>11.3043862891</text:p>
          </table:table-cell>
          <table:table-cell office:value="11.7248302587" office:value-type="float">
            <text:p>11.7248302587</text:p>
          </table:table-cell>
          <table:table-cell office:value="12.0551127974" office:value-type="float">
            <text:p>12.0551127974</text:p>
          </table:table-cell>
          <table:table-cell office:value="11.5380071642" office:value-type="float">
            <text:p>11.5380071642</text:p>
          </table:table-cell>
          <table:table-cell office:value="10.9963975574" office:value-type="float">
            <text:p>10.9963975574</text:p>
          </table:table-cell>
          <table:table-cell office:value="9.66904011412" office:value-type="float">
            <text:p>9.66904011412</text:p>
          </table:table-cell>
          <table:table-cell office:value="9.69484613493" office:value-type="float">
            <text:p>9.6948461349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25295084" office:value-type="float">
            <text:p>14.025295084</text:p>
          </table:table-cell>
          <table:table-cell office:value="11.8919130821" office:value-type="float">
            <text:p>11.8919130821</text:p>
          </table:table-cell>
          <table:table-cell office:value="14.3736553047" office:value-type="float">
            <text:p>14.3736553047</text:p>
          </table:table-cell>
          <table:table-cell office:value="12.0625649676" office:value-type="float">
            <text:p>12.0625649676</text:p>
          </table:table-cell>
          <table:table-cell office:value="11.2940358183" office:value-type="float">
            <text:p>11.2940358183</text:p>
          </table:table-cell>
          <table:table-cell office:value="11.7836939802" office:value-type="float">
            <text:p>11.7836939802</text:p>
          </table:table-cell>
          <table:table-cell office:value="10.4388603512" office:value-type="float">
            <text:p>10.4388603512</text:p>
          </table:table-cell>
          <table:table-cell office:value="9.74508536892" office:value-type="float">
            <text:p>9.74508536892</text:p>
          </table:table-cell>
          <table:table-cell office:value="10.3181075811" office:value-type="float">
            <text:p>10.3181075811</text:p>
          </table:table-cell>
          <table:table-cell office:value="9.90866755906" office:value-type="float">
            <text:p>9.90866755906</text:p>
          </table:table-cell>
          <table:table-cell office:value="9.6867112078" office:value-type="float">
            <text:p>9.6867112078</text:p>
          </table:table-cell>
          <table:table-cell office:value="9.50817450521" office:value-type="float">
            <text:p>9.50817450521</text:p>
          </table:table-cell>
          <table:table-cell office:value="8.11820723651" office:value-type="float">
            <text:p>8.11820723651</text:p>
          </table:table-cell>
          <table:table-cell office:value="7.86390805042" office:value-type="float">
            <text:p>7.8639080504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1548752258" office:value-type="float">
            <text:p>23.1548752258</text:p>
          </table:table-cell>
          <table:table-cell office:value="21.2240323072" office:value-type="float">
            <text:p>21.2240323072</text:p>
          </table:table-cell>
          <table:table-cell office:value="27.3191341983" office:value-type="float">
            <text:p>27.3191341983</text:p>
          </table:table-cell>
          <table:table-cell office:value="22.5480894219" office:value-type="float">
            <text:p>22.5480894219</text:p>
          </table:table-cell>
          <table:table-cell office:value="20.413130529" office:value-type="float">
            <text:p>20.413130529</text:p>
          </table:table-cell>
          <table:table-cell office:value="21.1905438935" office:value-type="float">
            <text:p>21.1905438935</text:p>
          </table:table-cell>
          <table:table-cell office:value="20.1318129606" office:value-type="float">
            <text:p>20.1318129606</text:p>
          </table:table-cell>
          <table:table-cell office:value="19.3534314111" office:value-type="float">
            <text:p>19.3534314111</text:p>
          </table:table-cell>
          <table:table-cell office:value="19.4668216499" office:value-type="float">
            <text:p>19.4668216499</text:p>
          </table:table-cell>
          <table:table-cell office:value="19.3663784663" office:value-type="float">
            <text:p>19.3663784663</text:p>
          </table:table-cell>
          <table:table-cell office:value="19.681734617" office:value-type="float">
            <text:p>19.681734617</text:p>
          </table:table-cell>
          <table:table-cell office:value="18.1999600745" office:value-type="float">
            <text:p>18.1999600745</text:p>
          </table:table-cell>
          <table:table-cell office:value="16.1642195277" office:value-type="float">
            <text:p>16.1642195277</text:p>
          </table:table-cell>
          <table:table-cell office:value="16.1913232799" office:value-type="float">
            <text:p>16.191323279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3054548497" office:value-type="float">
            <text:p>14.3054548497</text:p>
          </table:table-cell>
          <table:table-cell office:value="12.0325140175" office:value-type="float">
            <text:p>12.0325140175</text:p>
          </table:table-cell>
          <table:table-cell office:value="16.0204592977" office:value-type="float">
            <text:p>16.0204592977</text:p>
          </table:table-cell>
          <table:table-cell office:value="12.2486101671" office:value-type="float">
            <text:p>12.2486101671</text:p>
          </table:table-cell>
          <table:table-cell office:value="11.3532217475" office:value-type="float">
            <text:p>11.3532217475</text:p>
          </table:table-cell>
          <table:table-cell office:value="11.9426552579" office:value-type="float">
            <text:p>11.9426552579</text:p>
          </table:table-cell>
          <table:table-cell office:value="10.8878043244" office:value-type="float">
            <text:p>10.8878043244</text:p>
          </table:table-cell>
          <table:table-cell office:value="9.88589600675" office:value-type="float">
            <text:p>9.88589600675</text:p>
          </table:table-cell>
          <table:table-cell office:value="10.7726335822" office:value-type="float">
            <text:p>10.7726335822</text:p>
          </table:table-cell>
          <table:table-cell office:value="10.423939072" office:value-type="float">
            <text:p>10.423939072</text:p>
          </table:table-cell>
          <table:table-cell office:value="10.0269355213" office:value-type="float">
            <text:p>10.0269355213</text:p>
          </table:table-cell>
          <table:table-cell office:value="9.80883874297" office:value-type="float">
            <text:p>9.80883874297</text:p>
          </table:table-cell>
          <table:table-cell office:value="8.57246742408" office:value-type="float">
            <text:p>8.57246742408</text:p>
          </table:table-cell>
          <table:table-cell office:value="8.36511264469" office:value-type="float">
            <text:p>8.3651126446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8844715681" office:value-type="float">
            <text:p>26.8844715681</text:p>
          </table:table-cell>
          <table:table-cell office:value="23.3421955673" office:value-type="float">
            <text:p>23.3421955673</text:p>
          </table:table-cell>
          <table:table-cell office:value="31.072628895" office:value-type="float">
            <text:p>31.072628895</text:p>
          </table:table-cell>
          <table:table-cell office:value="24.3593757761" office:value-type="float">
            <text:p>24.3593757761</text:p>
          </table:table-cell>
          <table:table-cell office:value="22.3632145924" office:value-type="float">
            <text:p>22.3632145924</text:p>
          </table:table-cell>
          <table:table-cell office:value="23.5994333088" office:value-type="float">
            <text:p>23.5994333088</text:p>
          </table:table-cell>
          <table:table-cell office:value="22.378557698" office:value-type="float">
            <text:p>22.378557698</text:p>
          </table:table-cell>
          <table:table-cell office:value="20.1596786264" office:value-type="float">
            <text:p>20.1596786264</text:p>
          </table:table-cell>
          <table:table-cell office:value="21.8395368242" office:value-type="float">
            <text:p>21.8395368242</text:p>
          </table:table-cell>
          <table:table-cell office:value="21.5405841426" office:value-type="float">
            <text:p>21.5405841426</text:p>
          </table:table-cell>
          <table:table-cell office:value="21.0524919424" office:value-type="float">
            <text:p>21.0524919424</text:p>
          </table:table-cell>
          <table:table-cell office:value="19.7642840555" office:value-type="float">
            <text:p>19.7642840555</text:p>
          </table:table-cell>
          <table:table-cell office:value="18.0559553043" office:value-type="float">
            <text:p>18.0559553043</text:p>
          </table:table-cell>
          <table:table-cell office:value="17.5214336605" office:value-type="float">
            <text:p>17.521433660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6182397392" office:value-type="float">
            <text:p>16.6182397392</text:p>
          </table:table-cell>
          <table:table-cell office:value="14.2386428654" office:value-type="float">
            <text:p>14.2386428654</text:p>
          </table:table-cell>
          <table:table-cell office:value="17.4434834948" office:value-type="float">
            <text:p>17.4434834948</text:p>
          </table:table-cell>
          <table:table-cell office:value="14.2456180118" office:value-type="float">
            <text:p>14.2456180118</text:p>
          </table:table-cell>
          <table:table-cell office:value="13.3692364351" office:value-type="float">
            <text:p>13.3692364351</text:p>
          </table:table-cell>
          <table:table-cell office:value="13.981188198" office:value-type="float">
            <text:p>13.981188198</text:p>
          </table:table-cell>
          <table:table-cell office:value="12.1840365852" office:value-type="float">
            <text:p>12.1840365852</text:p>
          </table:table-cell>
          <table:table-cell office:value="11.6920755689" office:value-type="float">
            <text:p>11.6920755689</text:p>
          </table:table-cell>
          <table:table-cell office:value="12.107541357" office:value-type="float">
            <text:p>12.107541357</text:p>
          </table:table-cell>
          <table:table-cell office:value="11.9785064809" office:value-type="float">
            <text:p>11.9785064809</text:p>
          </table:table-cell>
          <table:table-cell office:value="11.3854172539" office:value-type="float">
            <text:p>11.3854172539</text:p>
          </table:table-cell>
          <table:table-cell office:value="10.9547885939" office:value-type="float">
            <text:p>10.9547885939</text:p>
          </table:table-cell>
          <table:table-cell office:value="9.64768560087" office:value-type="float">
            <text:p>9.64768560087</text:p>
          </table:table-cell>
          <table:table-cell office:value="9.38646341544" office:value-type="float">
            <text:p>9.38646341544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9511889958" office:value-type="float">
            <text:p>37.9511889958</text:p>
          </table:table-cell>
          <table:table-cell office:value="32.9641599418" office:value-type="float">
            <text:p>32.9641599418</text:p>
          </table:table-cell>
          <table:table-cell office:value="40.9867431152" office:value-type="float">
            <text:p>40.9867431152</text:p>
          </table:table-cell>
          <table:table-cell office:value="34.6548734474" office:value-type="float">
            <text:p>34.6548734474</text:p>
          </table:table-cell>
          <table:table-cell office:value="32.267803146" office:value-type="float">
            <text:p>32.267803146</text:p>
          </table:table-cell>
          <table:table-cell office:value="33.8559659125" office:value-type="float">
            <text:p>33.8559659125</text:p>
          </table:table-cell>
          <table:table-cell office:value="29.6902238299" office:value-type="float">
            <text:p>29.6902238299</text:p>
          </table:table-cell>
          <table:table-cell office:value="29.0051181412" office:value-type="float">
            <text:p>29.0051181412</text:p>
          </table:table-cell>
          <table:table-cell office:value="30.0080459089" office:value-type="float">
            <text:p>30.0080459089</text:p>
          </table:table-cell>
          <table:table-cell office:value="28.9167205368" office:value-type="float">
            <text:p>28.9167205368</text:p>
          </table:table-cell>
          <table:table-cell office:value="28.6058879892" office:value-type="float">
            <text:p>28.6058879892</text:p>
          </table:table-cell>
          <table:table-cell office:value="28.1840671002" office:value-type="float">
            <text:p>28.1840671002</text:p>
          </table:table-cell>
          <table:table-cell office:value="24.255426451" office:value-type="float">
            <text:p>24.255426451</text:p>
          </table:table-cell>
          <table:table-cell office:value="23.7295512922" office:value-type="float">
            <text:p>23.729551292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5982149624" office:value-type="float">
            <text:p>36.5982149624</text:p>
          </table:table-cell>
          <table:table-cell office:value="30.3444045838" office:value-type="float">
            <text:p>30.3444045838</text:p>
          </table:table-cell>
          <table:table-cell office:value="37.8921241122" office:value-type="float">
            <text:p>37.8921241122</text:p>
          </table:table-cell>
          <table:table-cell office:value="30.9166281398" office:value-type="float">
            <text:p>30.9166281398</text:p>
          </table:table-cell>
          <table:table-cell office:value="28.481427092" office:value-type="float">
            <text:p>28.481427092</text:p>
          </table:table-cell>
          <table:table-cell office:value="30.3304679353" office:value-type="float">
            <text:p>30.3304679353</text:p>
          </table:table-cell>
          <table:table-cell office:value="26.4193476247" office:value-type="float">
            <text:p>26.4193476247</text:p>
          </table:table-cell>
          <table:table-cell office:value="24.6872962183" office:value-type="float">
            <text:p>24.6872962183</text:p>
          </table:table-cell>
          <table:table-cell office:value="26.7858129248" office:value-type="float">
            <text:p>26.7858129248</text:p>
          </table:table-cell>
          <table:table-cell office:value="25.5990634378" office:value-type="float">
            <text:p>25.5990634378</text:p>
          </table:table-cell>
          <table:table-cell office:value="24.6302171658" office:value-type="float">
            <text:p>24.6302171658</text:p>
          </table:table-cell>
          <table:table-cell office:value="24.416241306" office:value-type="float">
            <text:p>24.416241306</text:p>
          </table:table-cell>
          <table:table-cell office:value="20.6677760239" office:value-type="float">
            <text:p>20.6677760239</text:p>
          </table:table-cell>
          <table:table-cell office:value="19.9092458052" office:value-type="float">
            <text:p>19.909245805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8546786209" office:value-type="float">
            <text:p>48.8546786209</text:p>
          </table:table-cell>
          <table:table-cell office:value="40.4488973145" office:value-type="float">
            <text:p>40.4488973145</text:p>
          </table:table-cell>
          <table:table-cell office:value="54.04118771" office:value-type="float">
            <text:p>54.04118771</text:p>
          </table:table-cell>
          <table:table-cell office:value="41.3576549545" office:value-type="float">
            <text:p>41.3576549545</text:p>
          </table:table-cell>
          <table:table-cell office:value="39.5083732357" office:value-type="float">
            <text:p>39.5083732357</text:p>
          </table:table-cell>
          <table:table-cell office:value="39.9975503565" office:value-type="float">
            <text:p>39.9975503565</text:p>
          </table:table-cell>
          <table:table-cell office:value="38.3937924417" office:value-type="float">
            <text:p>38.3937924417</text:p>
          </table:table-cell>
          <table:table-cell office:value="34.3499465873" office:value-type="float">
            <text:p>34.3499465873</text:p>
          </table:table-cell>
          <table:table-cell office:value="37.9634874725" office:value-type="float">
            <text:p>37.9634874725</text:p>
          </table:table-cell>
          <table:table-cell office:value="37.3967285679" office:value-type="float">
            <text:p>37.3967285679</text:p>
          </table:table-cell>
          <table:table-cell office:value="35.9840502915" office:value-type="float">
            <text:p>35.9840502915</text:p>
          </table:table-cell>
          <table:table-cell office:value="33.4095709812" office:value-type="float">
            <text:p>33.4095709812</text:p>
          </table:table-cell>
          <table:table-cell office:value="31.4545057694" office:value-type="float">
            <text:p>31.4545057694</text:p>
          </table:table-cell>
          <table:table-cell office:value="29.7419719513" office:value-type="float">
            <text:p>29.741971951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.4951176867" office:value-type="float">
            <text:p>27.4951176867</text:p>
          </table:table-cell>
          <table:table-cell office:value="22.9446404057" office:value-type="float">
            <text:p>22.9446404057</text:p>
          </table:table-cell>
          <table:table-cell office:value="29.0156600673" office:value-type="float">
            <text:p>29.0156600673</text:p>
          </table:table-cell>
          <table:table-cell office:value="23.7345910939" office:value-type="float">
            <text:p>23.7345910939</text:p>
          </table:table-cell>
          <table:table-cell office:value="21.674549929" office:value-type="float">
            <text:p>21.674549929</text:p>
          </table:table-cell>
          <table:table-cell office:value="22.9256566329" office:value-type="float">
            <text:p>22.9256566329</text:p>
          </table:table-cell>
          <table:table-cell office:value="20.3932665558" office:value-type="float">
            <text:p>20.3932665558</text:p>
          </table:table-cell>
          <table:table-cell office:value="18.7918797014" office:value-type="float">
            <text:p>18.7918797014</text:p>
          </table:table-cell>
          <table:table-cell office:value="20.6037322524" office:value-type="float">
            <text:p>20.6037322524</text:p>
          </table:table-cell>
          <table:table-cell office:value="19.8528611912" office:value-type="float">
            <text:p>19.8528611912</text:p>
          </table:table-cell>
          <table:table-cell office:value="19.1624697796" office:value-type="float">
            <text:p>19.1624697796</text:p>
          </table:table-cell>
          <table:table-cell office:value="18.102520265" office:value-type="float">
            <text:p>18.102520265</text:p>
          </table:table-cell>
          <table:table-cell office:value="15.8343222726" office:value-type="float">
            <text:p>15.8343222726</text:p>
          </table:table-cell>
          <table:table-cell office:value="15.3526193953" office:value-type="float">
            <text:p>15.352619395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.0977840422" office:value-type="float">
            <text:p>27.0977840422</text:p>
          </table:table-cell>
          <table:table-cell office:value="21.6562475896" office:value-type="float">
            <text:p>21.6562475896</text:p>
          </table:table-cell>
          <table:table-cell office:value="29.1954870296" office:value-type="float">
            <text:p>29.1954870296</text:p>
          </table:table-cell>
          <table:table-cell office:value="21.9721519825" office:value-type="float">
            <text:p>21.9721519825</text:p>
          </table:table-cell>
          <table:table-cell office:value="20.8615127638" office:value-type="float">
            <text:p>20.8615127638</text:p>
          </table:table-cell>
          <table:table-cell office:value="22.2364027766" office:value-type="float">
            <text:p>22.2364027766</text:p>
          </table:table-cell>
          <table:table-cell office:value="21.4851886299" office:value-type="float">
            <text:p>21.4851886299</text:p>
          </table:table-cell>
          <table:table-cell office:value="18.5674607705" office:value-type="float">
            <text:p>18.5674607705</text:p>
          </table:table-cell>
          <table:table-cell office:value="20.3350780922" office:value-type="float">
            <text:p>20.3350780922</text:p>
          </table:table-cell>
          <table:table-cell office:value="19.8535731487" office:value-type="float">
            <text:p>19.8535731487</text:p>
          </table:table-cell>
          <table:table-cell office:value="18.3886194379" office:value-type="float">
            <text:p>18.3886194379</text:p>
          </table:table-cell>
          <table:table-cell office:value="17.9813209088" office:value-type="float">
            <text:p>17.9813209088</text:p>
          </table:table-cell>
          <table:table-cell office:value="16.4487909874" office:value-type="float">
            <text:p>16.4487909874</text:p>
          </table:table-cell>
          <table:table-cell office:value="15.7873017692" office:value-type="float">
            <text:p>15.787301769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.2190098143" office:value-type="float">
            <text:p>20.2190098143</text:p>
          </table:table-cell>
          <table:table-cell office:value="15.6827547613" office:value-type="float">
            <text:p>15.6827547613</text:p>
          </table:table-cell>
          <table:table-cell office:value="22.4162902867" office:value-type="float">
            <text:p>22.4162902867</text:p>
          </table:table-cell>
          <table:table-cell office:value="16.7042472412" office:value-type="float">
            <text:p>16.7042472412</text:p>
          </table:table-cell>
          <table:table-cell office:value="15.4061816621" office:value-type="float">
            <text:p>15.4061816621</text:p>
          </table:table-cell>
          <table:table-cell office:value="16.3013524356" office:value-type="float">
            <text:p>16.3013524356</text:p>
          </table:table-cell>
          <table:table-cell office:value="15.4982203055" office:value-type="float">
            <text:p>15.4982203055</text:p>
          </table:table-cell>
          <table:table-cell office:value="12.9939104637" office:value-type="float">
            <text:p>12.9939104637</text:p>
          </table:table-cell>
          <table:table-cell office:value="15.6296666973" office:value-type="float">
            <text:p>15.6296666973</text:p>
          </table:table-cell>
          <table:table-cell office:value="15.3241816863" office:value-type="float">
            <text:p>15.3241816863</text:p>
          </table:table-cell>
          <table:table-cell office:value="14.2228102045" office:value-type="float">
            <text:p>14.2228102045</text:p>
          </table:table-cell>
          <table:table-cell office:value="12.5541518938" office:value-type="float">
            <text:p>12.5541518938</text:p>
          </table:table-cell>
          <table:table-cell office:value="12.5452622358" office:value-type="float">
            <text:p>12.5452622358</text:p>
          </table:table-cell>
          <table:table-cell office:value="11.8577280446" office:value-type="float">
            <text:p>11.857728044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0.525768272" office:value-type="float">
            <text:p>270.525768272</text:p>
          </table:table-cell>
          <table:table-cell office:value="313.643818944" office:value-type="float">
            <text:p>313.643818944</text:p>
          </table:table-cell>
          <table:table-cell office:value="247.607007008" office:value-type="float">
            <text:p>247.607007008</text:p>
          </table:table-cell>
          <table:table-cell office:value="294.947493085" office:value-type="float">
            <text:p>294.947493085</text:p>
          </table:table-cell>
          <table:table-cell office:value="270.589782621" office:value-type="float">
            <text:p>270.589782621</text:p>
          </table:table-cell>
          <table:table-cell office:value="259.133022878" office:value-type="float">
            <text:p>259.133022878</text:p>
          </table:table-cell>
          <table:table-cell office:value="250.672885919" office:value-type="float">
            <text:p>250.672885919</text:p>
          </table:table-cell>
          <table:table-cell office:value="251.106230283" office:value-type="float">
            <text:p>251.106230283</text:p>
          </table:table-cell>
          <table:table-cell office:value="230.739436543" office:value-type="float">
            <text:p>230.739436543</text:p>
          </table:table-cell>
          <table:table-cell office:value="253.883729345" office:value-type="float">
            <text:p>253.883729345</text:p>
          </table:table-cell>
          <table:table-cell office:value="207.792976702" office:value-type="float">
            <text:p>207.792976702</text:p>
          </table:table-cell>
          <table:table-cell office:value="230.094978677" office:value-type="float">
            <text:p>230.094978677</text:p>
          </table:table-cell>
          <table:table-cell office:value="202.221444911" office:value-type="float">
            <text:p>202.221444911</text:p>
          </table:table-cell>
          <table:table-cell office:value="209.752594669" office:value-type="float">
            <text:p>209.752594669</text:p>
          </table:table-cell>
          <table:table-cell office:value-type="string">
            <text:p>ü</text:p>
          </table:table-cell>
          <table:table-cell office:value="0.943062657153" office:value-type="float">
            <text:p>0.943062657153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1326372866" office:value-type="float">
            <text:p>1.1326372866</text:p>
          </table:table-cell>
          <table:table-cell office:value="1.31316394115" office:value-type="float">
            <text:p>1.31316394115</text:p>
          </table:table-cell>
          <table:table-cell office:value="1.03668101694" office:value-type="float">
            <text:p>1.03668101694</text:p>
          </table:table-cell>
          <table:table-cell office:value="1.23488616405" office:value-type="float">
            <text:p>1.23488616405</text:p>
          </table:table-cell>
          <table:table-cell office:value="1.13290530188" office:value-type="float">
            <text:p>1.13290530188</text:p>
          </table:table-cell>
          <table:table-cell office:value="1.08493814018" office:value-type="float">
            <text:p>1.08493814018</text:p>
          </table:table-cell>
          <table:table-cell office:value="1.04951723877" office:value-type="float">
            <text:p>1.04951723877</text:p>
          </table:table-cell>
          <table:table-cell office:value="1.05133156495" office:value-type="float">
            <text:p>1.05133156495</text:p>
          </table:table-cell>
          <table:table-cell office:value="0.966059872917" office:value-type="float">
            <text:p>0.966059872917</text:p>
          </table:table-cell>
          <table:table-cell office:value="1.06296039802" office:value-type="float">
            <text:p>1.06296039802</text:p>
          </table:table-cell>
          <table:table-cell office:value="0.869987634856" office:value-type="float">
            <text:p>0.869987634856</text:p>
          </table:table-cell>
          <table:table-cell office:value="0.963361656725" office:value-type="float">
            <text:p>0.963361656725</text:p>
          </table:table-cell>
          <table:table-cell office:value="0.846660745555" office:value-type="float">
            <text:p>0.846660745555</text:p>
          </table:table-cell>
          <table:table-cell office:value="0.878192163362" office:value-type="float">
            <text:p>0.878192163362</text:p>
          </table:table-cell>
          <table:table-cell office:value-type="string">
            <text:p>ü</text:p>
          </table:table-cell>
          <table:table-cell office:value="0.943062657153" office:value-type="float">
            <text:p>0.94306265715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0.351615622" office:value-type="float">
            <text:p>250.351615622</text:p>
          </table:table-cell>
          <table:table-cell office:value="290.485542444" office:value-type="float">
            <text:p>290.485542444</text:p>
          </table:table-cell>
          <table:table-cell office:value="225.512873933" office:value-type="float">
            <text:p>225.512873933</text:p>
          </table:table-cell>
          <table:table-cell office:value="273.511755217" office:value-type="float">
            <text:p>273.511755217</text:p>
          </table:table-cell>
          <table:table-cell office:value="249.868325091" office:value-type="float">
            <text:p>249.868325091</text:p>
          </table:table-cell>
          <table:table-cell office:value="239.949477802" office:value-type="float">
            <text:p>239.949477802</text:p>
          </table:table-cell>
          <table:table-cell office:value="230.395813649" office:value-type="float">
            <text:p>230.395813649</text:p>
          </table:table-cell>
          <table:table-cell office:value="233.85888803" office:value-type="float">
            <text:p>233.85888803</text:p>
          </table:table-cell>
          <table:table-cell office:value="215.454912179" office:value-type="float">
            <text:p>215.454912179</text:p>
          </table:table-cell>
          <table:table-cell office:value="235.465377231" office:value-type="float">
            <text:p>235.465377231</text:p>
          </table:table-cell>
          <table:table-cell office:value="193.974232751" office:value-type="float">
            <text:p>193.974232751</text:p>
          </table:table-cell>
          <table:table-cell office:value="216.332220145" office:value-type="float">
            <text:p>216.332220145</text:p>
          </table:table-cell>
          <table:table-cell office:value="191.389463322" office:value-type="float">
            <text:p>191.389463322</text:p>
          </table:table-cell>
          <table:table-cell office:value="197.122611062" office:value-type="float">
            <text:p>197.122611062</text:p>
          </table:table-cell>
          <table:table-cell office:value-type="string">
            <text:p>-</text:p>
          </table:table-cell>
          <table:table-cell office:value="1.62309099845" office:value-type="float">
            <text:p>1.62309099845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36550171408" office:value-type="float">
            <text:p>9.36550171408</text:p>
          </table:table-cell>
          <table:table-cell office:value="11.1919713903" office:value-type="float">
            <text:p>11.1919713903</text:p>
          </table:table-cell>
          <table:table-cell office:value="8.38526514741" office:value-type="float">
            <text:p>8.38526514741</text:p>
          </table:table-cell>
          <table:table-cell office:value="10.524594456" office:value-type="float">
            <text:p>10.524594456</text:p>
          </table:table-cell>
          <table:table-cell office:value="9.5750471204" office:value-type="float">
            <text:p>9.5750471204</text:p>
          </table:table-cell>
          <table:table-cell office:value="9.17098238852" office:value-type="float">
            <text:p>9.17098238852</text:p>
          </table:table-cell>
          <table:table-cell office:value="8.96548630436" office:value-type="float">
            <text:p>8.96548630436</text:p>
          </table:table-cell>
          <table:table-cell office:value="9.1109793384" office:value-type="float">
            <text:p>9.1109793384</text:p>
          </table:table-cell>
          <table:table-cell office:value="8.27641734984" office:value-type="float">
            <text:p>8.27641734984</text:p>
          </table:table-cell>
          <table:table-cell office:value="9.45335534715" office:value-type="float">
            <text:p>9.45335534715</text:p>
          </table:table-cell>
          <table:table-cell office:value="7.68223757976" office:value-type="float">
            <text:p>7.68223757976</text:p>
          </table:table-cell>
          <table:table-cell office:value="8.6262135685" office:value-type="float">
            <text:p>8.6262135685</text:p>
          </table:table-cell>
          <table:table-cell office:value="7.64429337723" office:value-type="float">
            <text:p>7.64429337723</text:p>
          </table:table-cell>
          <table:table-cell office:value="7.94745652275" office:value-type="float">
            <text:p>7.94745652275</text:p>
          </table:table-cell>
          <table:table-cell office:value-type="string">
            <text:p>ü</text:p>
          </table:table-cell>
          <table:table-cell office:value="3.45236580147" office:value-type="float">
            <text:p>3.4523658014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9287019959" office:value-type="float">
            <text:p>11.9287019959</text:p>
          </table:table-cell>
          <table:table-cell office:value="14.0756816723" office:value-type="float">
            <text:p>14.0756816723</text:p>
          </table:table-cell>
          <table:table-cell office:value="10.719637717" office:value-type="float">
            <text:p>10.719637717</text:p>
          </table:table-cell>
          <table:table-cell office:value="13.1474086035" office:value-type="float">
            <text:p>13.1474086035</text:p>
          </table:table-cell>
          <table:table-cell office:value="11.8554914467" office:value-type="float">
            <text:p>11.8554914467</text:p>
          </table:table-cell>
          <table:table-cell office:value="11.4842243208" office:value-type="float">
            <text:p>11.4842243208</text:p>
          </table:table-cell>
          <table:table-cell office:value="11.0986962159" office:value-type="float">
            <text:p>11.0986962159</text:p>
          </table:table-cell>
          <table:table-cell office:value="11.2578187108" office:value-type="float">
            <text:p>11.2578187108</text:p>
          </table:table-cell>
          <table:table-cell office:value="10.4174196644" office:value-type="float">
            <text:p>10.4174196644</text:p>
          </table:table-cell>
          <table:table-cell office:value="11.4887641015" office:value-type="float">
            <text:p>11.4887641015</text:p>
          </table:table-cell>
          <table:table-cell office:value="9.31260495792" office:value-type="float">
            <text:p>9.31260495792</text:p>
          </table:table-cell>
          <table:table-cell office:value="10.4343226023" office:value-type="float">
            <text:p>10.4343226023</text:p>
          </table:table-cell>
          <table:table-cell office:value="9.15742952976" office:value-type="float">
            <text:p>9.15742952976</text:p>
          </table:table-cell>
          <table:table-cell office:value="9.46956849165" office:value-type="float">
            <text:p>9.46956849165</text:p>
          </table:table-cell>
          <table:table-cell office:value-type="string">
            <text:p>ü</text:p>
          </table:table-cell>
          <table:table-cell office:value="1.6854954595" office:value-type="float">
            <text:p>1.685495459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.85509237577" office:value-type="float">
            <text:p>3.85509237577</text:p>
          </table:table-cell>
          <table:table-cell office:value="4.41010852285" office:value-type="float">
            <text:p>4.41010852285</text:p>
          </table:table-cell>
          <table:table-cell office:value="3.47288754179" office:value-type="float">
            <text:p>3.47288754179</text:p>
          </table:table-cell>
          <table:table-cell office:value="4.00384804315" office:value-type="float">
            <text:p>4.00384804315</text:p>
          </table:table-cell>
          <table:table-cell office:value="3.79250822154" office:value-type="float">
            <text:p>3.79250822154</text:p>
          </table:table-cell>
          <table:table-cell office:value="3.67658624888" office:value-type="float">
            <text:p>3.67658624888</text:p>
          </table:table-cell>
          <table:table-cell office:value="3.46881768624" office:value-type="float">
            <text:p>3.46881768624</text:p>
          </table:table-cell>
          <table:table-cell office:value="3.49020878476" office:value-type="float">
            <text:p>3.49020878476</text:p>
          </table:table-cell>
          <table:table-cell office:value="3.26408845441" office:value-type="float">
            <text:p>3.26408845441</text:p>
          </table:table-cell>
          <table:table-cell office:value="3.53442525248" office:value-type="float">
            <text:p>3.53442525248</text:p>
          </table:table-cell>
          <table:table-cell office:value="2.87818725743" office:value-type="float">
            <text:p>2.87818725743</text:p>
          </table:table-cell>
          <table:table-cell office:value="3.1945658375" office:value-type="float">
            <text:p>3.1945658375</text:p>
          </table:table-cell>
          <table:table-cell office:value="2.80980459326" office:value-type="float">
            <text:p>2.80980459326</text:p>
          </table:table-cell>
          <table:table-cell office:value="2.87454258012" office:value-type="float">
            <text:p>2.87454258012</text:p>
          </table:table-cell>
          <table:table-cell office:value-type="string">
            <text:p>ü</text:p>
          </table:table-cell>
          <table:table-cell office:value="-0.126631000084" office:value-type="float">
            <text:p>-0.12663100008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4.85472981094" office:value-type="float">
            <text:p>4.85472981094</text:p>
          </table:table-cell>
          <table:table-cell office:value="5.80323671636" office:value-type="float">
            <text:p>5.80323671636</text:p>
          </table:table-cell>
          <table:table-cell office:value="4.33378091527" office:value-type="float">
            <text:p>4.33378091527</text:p>
          </table:table-cell>
          <table:table-cell office:value="5.47144830344" office:value-type="float">
            <text:p>5.47144830344</text:p>
          </table:table-cell>
          <table:table-cell office:value="4.84370473283" office:value-type="float">
            <text:p>4.84370473283</text:p>
          </table:table-cell>
          <table:table-cell office:value="4.69736427726" office:value-type="float">
            <text:p>4.69736427726</text:p>
          </table:table-cell>
          <table:table-cell office:value="4.52082995075" office:value-type="float">
            <text:p>4.52082995075</text:p>
          </table:table-cell>
          <table:table-cell office:value="4.65012528803" office:value-type="float">
            <text:p>4.65012528803</text:p>
          </table:table-cell>
          <table:table-cell office:value="4.29402365488" office:value-type="float">
            <text:p>4.29402365488</text:p>
          </table:table-cell>
          <table:table-cell office:value="4.77750573436" office:value-type="float">
            <text:p>4.77750573436</text:p>
          </table:table-cell>
          <table:table-cell office:value="3.84018185142" office:value-type="float">
            <text:p>3.84018185142</text:p>
          </table:table-cell>
          <table:table-cell office:value="4.35514650821" office:value-type="float">
            <text:p>4.35514650821</text:p>
          </table:table-cell>
          <table:table-cell office:value="3.78209490283" office:value-type="float">
            <text:p>3.78209490283</text:p>
          </table:table-cell>
          <table:table-cell office:value="3.92828272965" office:value-type="float">
            <text:p>3.92828272965</text:p>
          </table:table-cell>
          <table:table-cell office:value-type="string">
            <text:p>ü</text:p>
          </table:table-cell>
          <table:table-cell office:value="2.29418505795" office:value-type="float">
            <text:p>2.29418505795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38763000868" office:value-type="float">
            <text:p>2.38763000868</text:p>
          </table:table-cell>
          <table:table-cell office:value="2.88664809488" office:value-type="float">
            <text:p>2.88664809488</text:p>
          </table:table-cell>
          <table:table-cell office:value="2.16048817777" office:value-type="float">
            <text:p>2.16048817777</text:p>
          </table:table-cell>
          <table:table-cell office:value="2.77100245685" office:value-type="float">
            <text:p>2.77100245685</text:p>
          </table:table-cell>
          <table:table-cell office:value="2.38676322102" office:value-type="float">
            <text:p>2.38676322102</text:p>
          </table:table-cell>
          <table:table-cell office:value="2.30762410611" office:value-type="float">
            <text:p>2.30762410611</text:p>
          </table:table-cell>
          <table:table-cell office:value="2.3306184917" office:value-type="float">
            <text:p>2.3306184917</text:p>
          </table:table-cell>
          <table:table-cell office:value="2.33836962987" office:value-type="float">
            <text:p>2.33836962987</text:p>
          </table:table-cell>
          <table:table-cell office:value="2.12771943059" office:value-type="float">
            <text:p>2.12771943059</text:p>
          </table:table-cell>
          <table:table-cell office:value="2.37089682768" office:value-type="float">
            <text:p>2.37089682768</text:p>
          </table:table-cell>
          <table:table-cell office:value="1.93540363565" office:value-type="float">
            <text:p>1.93540363565</text:p>
          </table:table-cell>
          <table:table-cell office:value="2.15399836119" office:value-type="float">
            <text:p>2.15399836119</text:p>
          </table:table-cell>
          <table:table-cell office:value="1.91783278611" office:value-type="float">
            <text:p>1.91783278611</text:p>
          </table:table-cell>
          <table:table-cell office:value="1.99854430098" office:value-type="float">
            <text:p>1.99854430098</text:p>
          </table:table-cell>
          <table:table-cell office:value-type="string">
            <text:p>ü</text:p>
          </table:table-cell>
          <table:table-cell office:value="3.26240295173" office:value-type="float">
            <text:p>3.26240295173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2752613322" office:value-type="float">
            <text:p>38.2752613322</text:p>
          </table:table-cell>
          <table:table-cell office:value="46.4901418527" office:value-type="float">
            <text:p>46.4901418527</text:p>
          </table:table-cell>
          <table:table-cell office:value="35.6525419828" office:value-type="float">
            <text:p>35.6525419828</text:p>
          </table:table-cell>
          <table:table-cell office:value="41.6574112377" office:value-type="float">
            <text:p>41.6574112377</text:p>
          </table:table-cell>
          <table:table-cell office:value="38.2766235849" office:value-type="float">
            <text:p>38.2766235849</text:p>
          </table:table-cell>
          <table:table-cell office:value="36.9007414427" office:value-type="float">
            <text:p>36.9007414427</text:p>
          </table:table-cell>
          <table:table-cell office:value="37.0339704039" office:value-type="float">
            <text:p>37.0339704039</text:p>
          </table:table-cell>
          <table:table-cell office:value="35.6817729074" office:value-type="float">
            <text:p>35.6817729074</text:p>
          </table:table-cell>
          <table:table-cell office:value="33.2110259648" office:value-type="float">
            <text:p>33.2110259648</text:p>
          </table:table-cell>
          <table:table-cell office:value="38.2004446251" office:value-type="float">
            <text:p>38.2004446251</text:p>
          </table:table-cell>
          <table:table-cell office:value="30.9572726399" office:value-type="float">
            <text:p>30.9572726399</text:p>
          </table:table-cell>
          <table:table-cell office:value="34.0734057072" office:value-type="float">
            <text:p>34.0734057072</text:p>
          </table:table-cell>
          <table:table-cell office:value="29.7736790773" office:value-type="float">
            <text:p>29.7736790773</text:p>
          </table:table-cell>
          <table:table-cell office:value="31.3951074997" office:value-type="float">
            <text:p>31.3951074997</text:p>
          </table:table-cell>
          <table:table-cell office:value-type="string">
            <text:p>ü</text:p>
          </table:table-cell>
          <table:table-cell office:value="1.41431987548" office:value-type="float">
            <text:p>1.4143198754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8.1692151365" office:value-type="float">
            <text:p>28.1692151365</text:p>
          </table:table-cell>
          <table:table-cell office:value="31.7782005831" office:value-type="float">
            <text:p>31.7782005831</text:p>
          </table:table-cell>
          <table:table-cell office:value="25.5021114196" office:value-type="float">
            <text:p>25.5021114196</text:p>
          </table:table-cell>
          <table:table-cell office:value="30.1805378196" office:value-type="float">
            <text:p>30.1805378196</text:p>
          </table:table-cell>
          <table:table-cell office:value="27.9943547923" office:value-type="float">
            <text:p>27.9943547923</text:p>
          </table:table-cell>
          <table:table-cell office:value="26.6684263909" office:value-type="float">
            <text:p>26.6684263909</text:p>
          </table:table-cell>
          <table:table-cell office:value="25.2725195758" office:value-type="float">
            <text:p>25.2725195758</text:p>
          </table:table-cell>
          <table:table-cell office:value="25.645144896" office:value-type="float">
            <text:p>25.645144896</text:p>
          </table:table-cell>
          <table:table-cell office:value="23.6404300469" office:value-type="float">
            <text:p>23.6404300469</text:p>
          </table:table-cell>
          <table:table-cell office:value="25.153783642" office:value-type="float">
            <text:p>25.153783642</text:p>
          </table:table-cell>
          <table:table-cell office:value="21.197301948" office:value-type="float">
            <text:p>21.197301948</text:p>
          </table:table-cell>
          <table:table-cell office:value="23.4628815275" office:value-type="float">
            <text:p>23.4628815275</text:p>
          </table:table-cell>
          <table:table-cell office:value="20.9160340636" office:value-type="float">
            <text:p>20.9160340636</text:p>
          </table:table-cell>
          <table:table-cell office:value="21.3783803819" office:value-type="float">
            <text:p>21.3783803819</text:p>
          </table:table-cell>
          <table:table-cell office:value-type="string">
            <text:p>üü</text:p>
          </table:table-cell>
          <table:table-cell office:value="0.854252273962" office:value-type="float">
            <text:p>0.854252273962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.7931871477" office:value-type="float">
            <text:p>11.7931871477</text:p>
          </table:table-cell>
          <table:table-cell office:value="12.3552356341" office:value-type="float">
            <text:p>12.3552356341</text:p>
          </table:table-cell>
          <table:table-cell office:value="11.1486995656" office:value-type="float">
            <text:p>11.1486995656</text:p>
          </table:table-cell>
          <table:table-cell office:value="11.5779728128" office:value-type="float">
            <text:p>11.5779728128</text:p>
          </table:table-cell>
          <table:table-cell office:value="11.1707002207" office:value-type="float">
            <text:p>11.1707002207</text:p>
          </table:table-cell>
          <table:table-cell office:value="10.6630579827" office:value-type="float">
            <text:p>10.6630579827</text:p>
          </table:table-cell>
          <table:table-cell office:value="9.9405327037" office:value-type="float">
            <text:p>9.9405327037</text:p>
          </table:table-cell>
          <table:table-cell office:value="9.3888667381" office:value-type="float">
            <text:p>9.3888667381</text:p>
          </table:table-cell>
          <table:table-cell office:value="8.9330397601" office:value-type="float">
            <text:p>8.9330397601</text:p>
          </table:table-cell>
          <table:table-cell office:value="8.8260108991" office:value-type="float">
            <text:p>8.8260108991</text:p>
          </table:table-cell>
          <table:table-cell office:value="7.50267496561" office:value-type="float">
            <text:p>7.50267496561</text:p>
          </table:table-cell>
          <table:table-cell office:value="8.37270299556" office:value-type="float">
            <text:p>8.37270299556</text:p>
          </table:table-cell>
          <table:table-cell office:value="7.24137913483" office:value-type="float">
            <text:p>7.24137913483</text:p>
          </table:table-cell>
          <table:table-cell office:value="7.42124535935" office:value-type="float">
            <text:p>7.42124535935</text:p>
          </table:table-cell>
          <table:table-cell office:value-type="string">
            <text:p>üü</text:p>
          </table:table-cell>
          <table:table-cell office:value="-1.08534098347" office:value-type="float">
            <text:p>-1.08534098347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9.24866125467" office:value-type="float">
            <text:p>9.24866125467</text:p>
          </table:table-cell>
          <table:table-cell office:value="9.46180690608" office:value-type="float">
            <text:p>9.46180690608</text:p>
          </table:table-cell>
          <table:table-cell office:value="8.89674002631" office:value-type="float">
            <text:p>8.89674002631</text:p>
          </table:table-cell>
          <table:table-cell office:value="8.86075209533" office:value-type="float">
            <text:p>8.86075209533</text:p>
          </table:table-cell>
          <table:table-cell office:value="8.5965049988" office:value-type="float">
            <text:p>8.5965049988</text:p>
          </table:table-cell>
          <table:table-cell office:value="8.22695266512" office:value-type="float">
            <text:p>8.22695266512</text:p>
          </table:table-cell>
          <table:table-cell office:value="7.62458731431" office:value-type="float">
            <text:p>7.62458731431</text:p>
          </table:table-cell>
          <table:table-cell office:value="6.95615029683" office:value-type="float">
            <text:p>6.95615029683</text:p>
          </table:table-cell>
          <table:table-cell office:value="6.75404868027" office:value-type="float">
            <text:p>6.75404868027</text:p>
          </table:table-cell>
          <table:table-cell office:value="6.47556924818" office:value-type="float">
            <text:p>6.47556924818</text:p>
          </table:table-cell>
          <table:table-cell office:value="5.5462737898" office:value-type="float">
            <text:p>5.5462737898</text:p>
          </table:table-cell>
          <table:table-cell office:value="6.11342369735" office:value-type="float">
            <text:p>6.11342369735</text:p>
          </table:table-cell>
          <table:table-cell office:value="5.23981435549" office:value-type="float">
            <text:p>5.23981435549</text:p>
          </table:table-cell>
          <table:table-cell office:value="5.37513964668" office:value-type="float">
            <text:p>5.37513964668</text:p>
          </table:table-cell>
          <table:table-cell office:value-type="string">
            <text:p>üü</text:p>
          </table:table-cell>
          <table:table-cell office:value="-3.08556969251" office:value-type="float">
            <text:p>-3.08556969251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.3736810208" office:value-type="float">
            <text:p>16.3736810208</text:p>
          </table:table-cell>
          <table:table-cell office:value="19.4205515178" office:value-type="float">
            <text:p>19.4205515178</text:p>
          </table:table-cell>
          <table:table-cell office:value="14.3506560206" office:value-type="float">
            <text:p>14.3506560206</text:p>
          </table:table-cell>
          <table:table-cell office:value="18.6002168307" office:value-type="float">
            <text:p>18.6002168307</text:p>
          </table:table-cell>
          <table:table-cell office:value="16.8209393032" office:value-type="float">
            <text:p>16.8209393032</text:p>
          </table:table-cell>
          <table:table-cell office:value="16.0030463638" office:value-type="float">
            <text:p>16.0030463638</text:p>
          </table:table-cell>
          <table:table-cell office:value="15.3289908985" office:value-type="float">
            <text:p>15.3289908985</text:p>
          </table:table-cell>
          <table:table-cell office:value="16.2535098367" office:value-type="float">
            <text:p>16.2535098367</text:p>
          </table:table-cell>
          <table:table-cell office:value="14.7053158919" office:value-type="float">
            <text:p>14.7053158919</text:p>
          </table:table-cell>
          <table:table-cell office:value="16.3258852015" office:value-type="float">
            <text:p>16.3258852015</text:p>
          </table:table-cell>
          <table:table-cell office:value="13.692436942" office:value-type="float">
            <text:p>13.692436942</text:p>
          </table:table-cell>
          <table:table-cell office:value="15.0882510612" office:value-type="float">
            <text:p>15.0882510612</text:p>
          </table:table-cell>
          <table:table-cell office:value="13.6721634328" office:value-type="float">
            <text:p>13.6721634328</text:p>
          </table:table-cell>
          <table:table-cell office:value="13.9544173312" office:value-type="float">
            <text:p>13.9544173312</text:p>
          </table:table-cell>
          <table:table-cell office:value-type="string">
            <text:p>ü</text:p>
          </table:table-cell>
          <table:table-cell office:value="1.91332186032" office:value-type="float">
            <text:p>1.91332186032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71176539446" office:value-type="float">
            <text:p>1.71176539446</text:p>
          </table:table-cell>
          <table:table-cell office:value="2.07701955639" office:value-type="float">
            <text:p>2.07701955639</text:p>
          </table:table-cell>
          <table:table-cell office:value="1.47753644905" office:value-type="float">
            <text:p>1.47753644905</text:p>
          </table:table-cell>
          <table:table-cell office:value="1.95200705797" office:value-type="float">
            <text:p>1.95200705797</text:p>
          </table:table-cell>
          <table:table-cell office:value="1.7268258935" office:value-type="float">
            <text:p>1.7268258935</text:p>
          </table:table-cell>
          <table:table-cell office:value="1.66362039143" office:value-type="float">
            <text:p>1.66362039143</text:p>
          </table:table-cell>
          <table:table-cell office:value="1.61434878735" office:value-type="float">
            <text:p>1.61434878735</text:p>
          </table:table-cell>
          <table:table-cell office:value="1.69330439132" office:value-type="float">
            <text:p>1.69330439132</text:p>
          </table:table-cell>
          <table:table-cell office:value="1.52099970775" office:value-type="float">
            <text:p>1.52099970775</text:p>
          </table:table-cell>
          <table:table-cell office:value="1.74787137495" office:value-type="float">
            <text:p>1.74787137495</text:p>
          </table:table-cell>
          <table:table-cell office:value="1.38409209378" office:value-type="float">
            <text:p>1.38409209378</text:p>
          </table:table-cell>
          <table:table-cell office:value="1.58027803098" office:value-type="float">
            <text:p>1.58027803098</text:p>
          </table:table-cell>
          <table:table-cell office:value="1.40459590136" office:value-type="float">
            <text:p>1.40459590136</text:p>
          </table:table-cell>
          <table:table-cell office:value="1.40649467557" office:value-type="float">
            <text:p>1.40649467557</text:p>
          </table:table-cell>
          <table:table-cell office:value-type="string">
            <text:p>ü</text:p>
          </table:table-cell>
          <table:table-cell office:value="1.61857595256" office:value-type="float">
            <text:p>1.61857595256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88202180716" office:value-type="float">
            <text:p>2.88202180716</text:p>
          </table:table-cell>
          <table:table-cell office:value="3.30832521425" office:value-type="float">
            <text:p>3.30832521425</text:p>
          </table:table-cell>
          <table:table-cell office:value="3.15630472501" office:value-type="float">
            <text:p>3.15630472501</text:p>
          </table:table-cell>
          <table:table-cell office:value="3.06224826699" office:value-type="float">
            <text:p>3.06224826699</text:p>
          </table:table-cell>
          <table:table-cell office:value="2.96020821857" office:value-type="float">
            <text:p>2.96020821857</text:p>
          </table:table-cell>
          <table:table-cell office:value="2.74050643932" office:value-type="float">
            <text:p>2.74050643932</text:p>
          </table:table-cell>
          <table:table-cell office:value="2.89672461003" office:value-type="float">
            <text:p>2.89672461003</text:p>
          </table:table-cell>
          <table:table-cell office:value="2.4639060361" office:value-type="float">
            <text:p>2.4639060361</text:p>
          </table:table-cell>
          <table:table-cell office:value="2.18350348046" office:value-type="float">
            <text:p>2.18350348046</text:p>
          </table:table-cell>
          <table:table-cell office:value="2.63119315911" office:value-type="float">
            <text:p>2.63119315911</text:p>
          </table:table-cell>
          <table:table-cell office:value="1.97410627877" office:value-type="float">
            <text:p>1.97410627877</text:p>
          </table:table-cell>
          <table:table-cell office:value="1.96610836163" office:value-type="float">
            <text:p>1.96610836163</text:p>
          </table:table-cell>
          <table:table-cell office:value="1.54742594133" office:value-type="float">
            <text:p>1.54742594133</text:p>
          </table:table-cell>
          <table:table-cell office:value="1.80428337253" office:value-type="float">
            <text:p>1.80428337253</text:p>
          </table:table-cell>
          <table:table-cell office:value-type="string">
            <text:p/>
          </table:table-cell>
          <table:table-cell office:value="-8.60252095137" office:value-type="float">
            <text:p>-8.602520951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9.26185435" office:value-type="float">
            <text:p>79.26185435</text:p>
          </table:table-cell>
          <table:table-cell office:value="90.8303220812" office:value-type="float">
            <text:p>90.8303220812</text:p>
          </table:table-cell>
          <table:table-cell office:value="72.2605238444" office:value-type="float">
            <text:p>72.2605238444</text:p>
          </table:table-cell>
          <table:table-cell office:value="84.1842414866" office:value-type="float">
            <text:p>84.1842414866</text:p>
          </table:table-cell>
          <table:table-cell office:value="79.6019068961" office:value-type="float">
            <text:p>79.6019068961</text:p>
          </table:table-cell>
          <table:table-cell office:value="77.4097722832" office:value-type="float">
            <text:p>77.4097722832</text:p>
          </table:table-cell>
          <table:table-cell office:value="74.4927519254" office:value-type="float">
            <text:p>74.4927519254</text:p>
          </table:table-cell>
          <table:table-cell office:value="74.3873245107" office:value-type="float">
            <text:p>74.3873245107</text:p>
          </table:table-cell>
          <table:table-cell office:value="68.6271401961" office:value-type="float">
            <text:p>68.6271401961</text:p>
          </table:table-cell>
          <table:table-cell office:value="73.4458505204" office:value-type="float">
            <text:p>73.4458505204</text:p>
          </table:table-cell>
          <table:table-cell office:value="63.1535693321" office:value-type="float">
            <text:p>63.1535693321</text:p>
          </table:table-cell>
          <table:table-cell office:value="68.1313593021" office:value-type="float">
            <text:p>68.1313593021</text:p>
          </table:table-cell>
          <table:table-cell office:value="61.0175128024" office:value-type="float">
            <text:p>61.0175128024</text:p>
          </table:table-cell>
          <table:table-cell office:value="62.2503947414" office:value-type="float">
            <text:p>62.2503947414</text:p>
          </table:table-cell>
          <table:table-cell office:value-type="string">
            <text:p>üü</text:p>
          </table:table-cell>
          <table:table-cell office:value="-1.43012437822" office:value-type="float">
            <text:p>-1.4301243782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944605422" office:value-type="float">
            <text:p>1.1944605422</text:p>
          </table:table-cell>
          <table:table-cell office:value="1.47156034503" office:value-type="float">
            <text:p>1.47156034503</text:p>
          </table:table-cell>
          <table:table-cell office:value="1.10439884474" office:value-type="float">
            <text:p>1.10439884474</text:p>
          </table:table-cell>
          <table:table-cell office:value="1.39793859457" office:value-type="float">
            <text:p>1.39793859457</text:p>
          </table:table-cell>
          <table:table-cell office:value="1.24902309302" office:value-type="float">
            <text:p>1.24902309302</text:p>
          </table:table-cell>
          <table:table-cell office:value="1.19788291653" office:value-type="float">
            <text:p>1.19788291653</text:p>
          </table:table-cell>
          <table:table-cell office:value="1.18899758121" office:value-type="float">
            <text:p>1.18899758121</text:p>
          </table:table-cell>
          <table:table-cell office:value="1.22238689021" office:value-type="float">
            <text:p>1.22238689021</text:p>
          </table:table-cell>
          <table:table-cell office:value="1.12237632456" office:value-type="float">
            <text:p>1.12237632456</text:p>
          </table:table-cell>
          <table:table-cell office:value="1.27382961077" office:value-type="float">
            <text:p>1.27382961077</text:p>
          </table:table-cell>
          <table:table-cell office:value="1.03337567544" office:value-type="float">
            <text:p>1.03337567544</text:p>
          </table:table-cell>
          <table:table-cell office:value="1.12785025879" office:value-type="float">
            <text:p>1.12785025879</text:p>
          </table:table-cell>
          <table:table-cell office:value="1.02966536553" office:value-type="float">
            <text:p>1.02966536553</text:p>
          </table:table-cell>
          <table:table-cell office:value="1.04975441355" office:value-type="float">
            <text:p>1.04975441355</text:p>
          </table:table-cell>
          <table:table-cell office:value-type="string">
            <text:p>ü</text:p>
          </table:table-cell>
          <table:table-cell office:value="1.58497422564" office:value-type="float">
            <text:p>1.5849742256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9396881664" office:value-type="float">
            <text:p>1.09396881664</text:p>
          </table:table-cell>
          <table:table-cell office:value="1.30967786789" office:value-type="float">
            <text:p>1.30967786789</text:p>
          </table:table-cell>
          <table:table-cell office:value="0.972250125458" office:value-type="float">
            <text:p>0.972250125458</text:p>
          </table:table-cell>
          <table:table-cell office:value="1.19234285221" office:value-type="float">
            <text:p>1.19234285221</text:p>
          </table:table-cell>
          <table:table-cell office:value="1.10907220926" office:value-type="float">
            <text:p>1.10907220926</text:p>
          </table:table-cell>
          <table:table-cell office:value="1.06280914737" office:value-type="float">
            <text:p>1.06280914737</text:p>
          </table:table-cell>
          <table:table-cell office:value="1.02008882244" office:value-type="float">
            <text:p>1.02008882244</text:p>
          </table:table-cell>
          <table:table-cell office:value="1.04746152982" office:value-type="float">
            <text:p>1.04746152982</text:p>
          </table:table-cell>
          <table:table-cell office:value="0.943194893757" office:value-type="float">
            <text:p>0.943194893757</text:p>
          </table:table-cell>
          <table:table-cell office:value="1.07700522804" office:value-type="float">
            <text:p>1.07700522804</text:p>
          </table:table-cell>
          <table:table-cell office:value="0.869175206712" office:value-type="float">
            <text:p>0.869175206712</text:p>
          </table:table-cell>
          <table:table-cell office:value="0.996041129847" office:value-type="float">
            <text:p>0.996041129847</text:p>
          </table:table-cell>
          <table:table-cell office:value="0.87904962756" office:value-type="float">
            <text:p>0.87904962756</text:p>
          </table:table-cell>
          <table:table-cell office:value="0.898668318305" office:value-type="float">
            <text:p>0.898668318305</text:p>
          </table:table-cell>
          <table:table-cell office:value-type="string">
            <text:p>ü</text:p>
          </table:table-cell>
          <table:table-cell office:value="3.39322973838" office:value-type="float">
            <text:p>3.3932297383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1.5465052847" office:value-type="float">
            <text:p>31.5465052847</text:p>
          </table:table-cell>
          <table:table-cell office:value="36.6920667888" office:value-type="float">
            <text:p>36.6920667888</text:p>
          </table:table-cell>
          <table:table-cell office:value="28.8791547794" office:value-type="float">
            <text:p>28.8791547794</text:p>
          </table:table-cell>
          <table:table-cell office:value="34.2976739399" office:value-type="float">
            <text:p>34.2976739399</text:p>
          </table:table-cell>
          <table:table-cell office:value="31.5329636897" office:value-type="float">
            <text:p>31.5329636897</text:p>
          </table:table-cell>
          <table:table-cell office:value="29.8173238508" office:value-type="float">
            <text:p>29.8173238508</text:p>
          </table:table-cell>
          <table:table-cell office:value="29.4730840661" office:value-type="float">
            <text:p>29.4730840661</text:p>
          </table:table-cell>
          <table:table-cell office:value="29.0084730311" office:value-type="float">
            <text:p>29.0084730311</text:p>
          </table:table-cell>
          <table:table-cell office:value="26.1866799304" office:value-type="float">
            <text:p>26.1866799304</text:p>
          </table:table-cell>
          <table:table-cell office:value="29.4409243281" office:value-type="float">
            <text:p>29.4409243281</text:p>
          </table:table-cell>
          <table:table-cell office:value="23.9361967906" office:value-type="float">
            <text:p>23.9361967906</text:p>
          </table:table-cell>
          <table:table-cell office:value="27.1839722032" office:value-type="float">
            <text:p>27.1839722032</text:p>
          </table:table-cell>
          <table:table-cell office:value="23.4611599417" office:value-type="float">
            <text:p>23.4611599417</text:p>
          </table:table-cell>
          <table:table-cell office:value="24.5491611244" office:value-type="float">
            <text:p>24.5491611244</text:p>
          </table:table-cell>
          <table:table-cell office:value-type="string">
            <text:p>ü</text:p>
          </table:table-cell>
          <table:table-cell office:value="2.56082592863" office:value-type="float">
            <text:p>2.5608259286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32423162731" office:value-type="float">
            <text:p>0.332423162731</text:p>
          </table:table-cell>
          <table:table-cell office:value="0.405853070376" office:value-type="float">
            <text:p>0.405853070376</text:p>
          </table:table-cell>
          <table:table-cell office:value="0.302149560466" office:value-type="float">
            <text:p>0.302149560466</text:p>
          </table:table-cell>
          <table:table-cell office:value="0.376990325374" office:value-type="float">
            <text:p>0.376990325374</text:p>
          </table:table-cell>
          <table:table-cell office:value="0.340264485639" office:value-type="float">
            <text:p>0.340264485639</text:p>
          </table:table-cell>
          <table:table-cell office:value="0.332447299777" office:value-type="float">
            <text:p>0.332447299777</text:p>
          </table:table-cell>
          <table:table-cell office:value="0.32179849775" office:value-type="float">
            <text:p>0.32179849775</text:p>
          </table:table-cell>
          <table:table-cell office:value="0.331449152632" office:value-type="float">
            <text:p>0.331449152632</text:p>
          </table:table-cell>
          <table:table-cell office:value="0.300537332407" office:value-type="float">
            <text:p>0.300537332407</text:p>
          </table:table-cell>
          <table:table-cell office:value="0.336130167857" office:value-type="float">
            <text:p>0.336130167857</text:p>
          </table:table-cell>
          <table:table-cell office:value="0.275137343306" office:value-type="float">
            <text:p>0.275137343306</text:p>
          </table:table-cell>
          <table:table-cell office:value="0.300476206709" office:value-type="float">
            <text:p>0.300476206709</text:p>
          </table:table-cell>
          <table:table-cell office:value="0.270634576747" office:value-type="float">
            <text:p>0.270634576747</text:p>
          </table:table-cell>
          <table:table-cell office:value="0.277841138238" office:value-type="float">
            <text:p>0.277841138238</text:p>
          </table:table-cell>
          <table:table-cell office:value-type="string">
            <text:p>ü</text:p>
          </table:table-cell>
          <table:table-cell office:value="0.982707363416" office:value-type="float">
            <text:p>0.98270736341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97291633891" office:value-type="float">
            <text:p>0.397291633891</text:p>
          </table:table-cell>
          <table:table-cell office:value="0.465655173077" office:value-type="float">
            <text:p>0.465655173077</text:p>
          </table:table-cell>
          <table:table-cell office:value="0.353208874226" office:value-type="float">
            <text:p>0.353208874226</text:p>
          </table:table-cell>
          <table:table-cell office:value="0.431574489903" office:value-type="float">
            <text:p>0.431574489903</text:p>
          </table:table-cell>
          <table:table-cell office:value="0.391158982897" office:value-type="float">
            <text:p>0.391158982897</text:p>
          </table:table-cell>
          <table:table-cell office:value="0.370973827127" office:value-type="float">
            <text:p>0.370973827127</text:p>
          </table:table-cell>
          <table:table-cell office:value="0.365568741219" office:value-type="float">
            <text:p>0.365568741219</text:p>
          </table:table-cell>
          <table:table-cell office:value="0.369790357442" office:value-type="float">
            <text:p>0.369790357442</text:p>
          </table:table-cell>
          <table:table-cell office:value="0.330291352573" office:value-type="float">
            <text:p>0.330291352573</text:p>
          </table:table-cell>
          <table:table-cell office:value="0.379074484582" office:value-type="float">
            <text:p>0.379074484582</text:p>
          </table:table-cell>
          <table:table-cell office:value="0.306271102611" office:value-type="float">
            <text:p>0.306271102611</text:p>
          </table:table-cell>
          <table:table-cell office:value="0.350082411713" office:value-type="float">
            <text:p>0.350082411713</text:p>
          </table:table-cell>
          <table:table-cell office:value="0.305115244158" office:value-type="float">
            <text:p>0.305115244158</text:p>
          </table:table-cell>
          <table:table-cell office:value="0.311782610737" office:value-type="float">
            <text:p>0.311782610737</text:p>
          </table:table-cell>
          <table:table-cell office:value-type="string">
            <text:p>ü</text:p>
          </table:table-cell>
          <table:table-cell office:value="1.79955212201" office:value-type="float">
            <text:p>1.7995521220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0642779135" office:value-type="float">
            <text:p>0.210642779135</text:p>
          </table:table-cell>
          <table:table-cell office:value="0.253934128512" office:value-type="float">
            <text:p>0.253934128512</text:p>
          </table:table-cell>
          <table:table-cell office:value="0.178999746695" office:value-type="float">
            <text:p>0.178999746695</text:p>
          </table:table-cell>
          <table:table-cell office:value="0.232677026544" office:value-type="float">
            <text:p>0.232677026544</text:p>
          </table:table-cell>
          <table:table-cell office:value="0.208555108363" office:value-type="float">
            <text:p>0.208555108363</text:p>
          </table:table-cell>
          <table:table-cell office:value="0.201366742837" office:value-type="float">
            <text:p>0.201366742837</text:p>
          </table:table-cell>
          <table:table-cell office:value="0.193519077934" office:value-type="float">
            <text:p>0.193519077934</text:p>
          </table:table-cell>
          <table:table-cell office:value="0.201625214906" office:value-type="float">
            <text:p>0.201625214906</text:p>
          </table:table-cell>
          <table:table-cell office:value="0.179266625213" office:value-type="float">
            <text:p>0.179266625213</text:p>
          </table:table-cell>
          <table:table-cell office:value="0.208558085035" office:value-type="float">
            <text:p>0.208558085035</text:p>
          </table:table-cell>
          <table:table-cell office:value="0.168116405192" office:value-type="float">
            <text:p>0.168116405192</text:p>
          </table:table-cell>
          <table:table-cell office:value="0.192903725033" office:value-type="float">
            <text:p>0.192903725033</text:p>
          </table:table-cell>
          <table:table-cell office:value="0.16825382816" office:value-type="float">
            <text:p>0.16825382816</text:p>
          </table:table-cell>
          <table:table-cell office:value="0.169435199985" office:value-type="float">
            <text:p>0.169435199985</text:p>
          </table:table-cell>
          <table:table-cell office:value-type="string">
            <text:p>ü</text:p>
          </table:table-cell>
          <table:table-cell office:value="0.784453362236" office:value-type="float">
            <text:p>0.78445336223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60466151622" office:value-type="float">
            <text:p>0.160466151622</text:p>
          </table:table-cell>
          <table:table-cell office:value="0.189556459968" office:value-type="float">
            <text:p>0.189556459968</text:p>
          </table:table-cell>
          <table:table-cell office:value="0.148224916344" office:value-type="float">
            <text:p>0.148224916344</text:p>
          </table:table-cell>
          <table:table-cell office:value="0.173121420786" office:value-type="float">
            <text:p>0.173121420786</text:p>
          </table:table-cell>
          <table:table-cell office:value="0.162890202471" office:value-type="float">
            <text:p>0.162890202471</text:p>
          </table:table-cell>
          <table:table-cell office:value="0.153317512382" office:value-type="float">
            <text:p>0.153317512382</text:p>
          </table:table-cell>
          <table:table-cell office:value="0.151397481107" office:value-type="float">
            <text:p>0.151397481107</text:p>
          </table:table-cell>
          <table:table-cell office:value="0.145088075209" office:value-type="float">
            <text:p>0.145088075209</text:p>
          </table:table-cell>
          <table:table-cell office:value="0.132422264896" office:value-type="float">
            <text:p>0.132422264896</text:p>
          </table:table-cell>
          <table:table-cell office:value="0.147750761425" office:value-type="float">
            <text:p>0.147750761425</text:p>
          </table:table-cell>
          <table:table-cell office:value="0.124911482309" office:value-type="float">
            <text:p>0.124911482309</text:p>
          </table:table-cell>
          <table:table-cell office:value="0.138264760746" office:value-type="float">
            <text:p>0.138264760746</text:p>
          </table:table-cell>
          <table:table-cell office:value="0.118115177624" office:value-type="float">
            <text:p>0.118115177624</text:p>
          </table:table-cell>
          <table:table-cell office:value="0.123672801999" office:value-type="float">
            <text:p>0.123672801999</text:p>
          </table:table-cell>
          <table:table-cell office:value-type="string">
            <text:p>ü</text:p>
          </table:table-cell>
          <table:table-cell office:value="-0.99164647459" office:value-type="float">
            <text:p>-0.9916464745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.63611069559" office:value-type="float">
            <text:p>4.63611069559</text:p>
          </table:table-cell>
          <table:table-cell office:value="5.53093527833" office:value-type="float">
            <text:p>5.53093527833</text:p>
          </table:table-cell>
          <table:table-cell office:value="4.25728855955" office:value-type="float">
            <text:p>4.25728855955</text:p>
          </table:table-cell>
          <table:table-cell office:value="5.19977765963" office:value-type="float">
            <text:p>5.19977765963</text:p>
          </table:table-cell>
          <table:table-cell office:value="4.77180111064" office:value-type="float">
            <text:p>4.77180111064</text:p>
          </table:table-cell>
          <table:table-cell office:value="4.51333133991" office:value-type="float">
            <text:p>4.51333133991</text:p>
          </table:table-cell>
          <table:table-cell office:value="4.48278882225" office:value-type="float">
            <text:p>4.48278882225</text:p>
          </table:table-cell>
          <table:table-cell office:value="4.42889982928" office:value-type="float">
            <text:p>4.42889982928</text:p>
          </table:table-cell>
          <table:table-cell office:value="3.98449654446" office:value-type="float">
            <text:p>3.98449654446</text:p>
          </table:table-cell>
          <table:table-cell office:value="4.55720323443" office:value-type="float">
            <text:p>4.55720323443</text:p>
          </table:table-cell>
          <table:table-cell office:value="3.6921673309" office:value-type="float">
            <text:p>3.6921673309</text:p>
          </table:table-cell>
          <table:table-cell office:value="4.1432538464" office:value-type="float">
            <text:p>4.1432538464</text:p>
          </table:table-cell>
          <table:table-cell office:value="3.63927049987" office:value-type="float">
            <text:p>3.63927049987</text:p>
          </table:table-cell>
          <table:table-cell office:value="3.85250093988" office:value-type="float">
            <text:p>3.85250093988</text:p>
          </table:table-cell>
          <table:table-cell office:value-type="string">
            <text:p>ü</text:p>
          </table:table-cell>
          <table:table-cell office:value="4.3425336561" office:value-type="float">
            <text:p>4.3425336561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67088240004" office:value-type="float">
            <text:p>0.367088240004</text:p>
          </table:table-cell>
          <table:table-cell office:value="0.43567565811" office:value-type="float">
            <text:p>0.43567565811</text:p>
          </table:table-cell>
          <table:table-cell office:value="0.325474238342" office:value-type="float">
            <text:p>0.325474238342</text:p>
          </table:table-cell>
          <table:table-cell office:value="0.405448546657" office:value-type="float">
            <text:p>0.405448546657</text:p>
          </table:table-cell>
          <table:table-cell office:value="0.365846755352" office:value-type="float">
            <text:p>0.365846755352</text:p>
          </table:table-cell>
          <table:table-cell office:value="0.343973823108" office:value-type="float">
            <text:p>0.343973823108</text:p>
          </table:table-cell>
          <table:table-cell office:value="0.338661263134" office:value-type="float">
            <text:p>0.338661263134</text:p>
          </table:table-cell>
          <table:table-cell office:value="0.338174666797" office:value-type="float">
            <text:p>0.338174666797</text:p>
          </table:table-cell>
          <table:table-cell office:value="0.297463255441" office:value-type="float">
            <text:p>0.297463255441</text:p>
          </table:table-cell>
          <table:table-cell office:value="0.346941925371" office:value-type="float">
            <text:p>0.346941925371</text:p>
          </table:table-cell>
          <table:table-cell office:value="0.279688084891" office:value-type="float">
            <text:p>0.279688084891</text:p>
          </table:table-cell>
          <table:table-cell office:value="0.319975476378" office:value-type="float">
            <text:p>0.319975476378</text:p>
          </table:table-cell>
          <table:table-cell office:value="0.271638312999" office:value-type="float">
            <text:p>0.271638312999</text:p>
          </table:table-cell>
          <table:table-cell office:value="0.283678539896" office:value-type="float">
            <text:p>0.283678539896</text:p>
          </table:table-cell>
          <table:table-cell office:value-type="string">
            <text:p>ü</text:p>
          </table:table-cell>
          <table:table-cell office:value="1.42675187829" office:value-type="float">
            <text:p>1.42675187829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34175220286" office:value-type="float">
            <text:p>0.634175220286</text:p>
          </table:table-cell>
          <table:table-cell office:value="0.776630351156" office:value-type="float">
            <text:p>0.776630351156</text:p>
          </table:table-cell>
          <table:table-cell office:value="0.574322936547" office:value-type="float">
            <text:p>0.574322936547</text:p>
          </table:table-cell>
          <table:table-cell office:value="0.683669219853" office:value-type="float">
            <text:p>0.683669219853</text:p>
          </table:table-cell>
          <table:table-cell office:value="0.641572827908" office:value-type="float">
            <text:p>0.641572827908</text:p>
          </table:table-cell>
          <table:table-cell office:value="0.601648194681" office:value-type="float">
            <text:p>0.601648194681</text:p>
          </table:table-cell>
          <table:table-cell office:value="0.592238503357" office:value-type="float">
            <text:p>0.592238503357</text:p>
          </table:table-cell>
          <table:table-cell office:value="0.576469764423" office:value-type="float">
            <text:p>0.576469764423</text:p>
          </table:table-cell>
          <table:table-cell office:value="0.516675373884" office:value-type="float">
            <text:p>0.516675373884</text:p>
          </table:table-cell>
          <table:table-cell office:value="0.591972854707" office:value-type="float">
            <text:p>0.591972854707</text:p>
          </table:table-cell>
          <table:table-cell office:value="0.527197899489" office:value-type="float">
            <text:p>0.527197899489</text:p>
          </table:table-cell>
          <table:table-cell office:value="0.559910901979" office:value-type="float">
            <text:p>0.559910901979</text:p>
          </table:table-cell>
          <table:table-cell office:value="0.507580181119" office:value-type="float">
            <text:p>0.507580181119</text:p>
          </table:table-cell>
          <table:table-cell office:value="0.507520629141" office:value-type="float">
            <text:p>0.507520629141</text:p>
          </table:table-cell>
          <table:table-cell office:value-type="string">
            <text:p>ü</text:p>
          </table:table-cell>
          <table:table-cell office:value="-3.73242578673" office:value-type="float">
            <text:p>-3.7324257867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3.4040025877" office:value-type="float">
            <text:p>43.4040025877</text:p>
          </table:table-cell>
          <table:table-cell office:value="51.9225304749" office:value-type="float">
            <text:p>51.9225304749</text:p>
          </table:table-cell>
          <table:table-cell office:value="38.2961406503" office:value-type="float">
            <text:p>38.2961406503</text:p>
          </table:table-cell>
          <table:table-cell office:value="48.1104717452" office:value-type="float">
            <text:p>48.1104717452</text:p>
          </table:table-cell>
          <table:table-cell office:value="43.5008721082" office:value-type="float">
            <text:p>43.5008721082</text:p>
          </table:table-cell>
          <table:table-cell office:value="41.2236919048" office:value-type="float">
            <text:p>41.2236919048</text:p>
          </table:table-cell>
          <table:table-cell office:value="40.6117331379" office:value-type="float">
            <text:p>40.6117331379</text:p>
          </table:table-cell>
          <table:table-cell office:value="41.0556112625" office:value-type="float">
            <text:p>41.0556112625</text:p>
          </table:table-cell>
          <table:table-cell office:value="36.1040449381" office:value-type="float">
            <text:p>36.1040449381</text:p>
          </table:table-cell>
          <table:table-cell office:value="41.4545810087" office:value-type="float">
            <text:p>41.4545810087</text:p>
          </table:table-cell>
          <table:table-cell office:value="33.3674656988" office:value-type="float">
            <text:p>33.3674656988</text:p>
          </table:table-cell>
          <table:table-cell office:value="38.001422272" office:value-type="float">
            <text:p>38.001422272</text:p>
          </table:table-cell>
          <table:table-cell office:value="32.0793488961" office:value-type="float">
            <text:p>32.0793488961</text:p>
          </table:table-cell>
          <table:table-cell office:value="33.167316164" office:value-type="float">
            <text:p>33.167316164</text:p>
          </table:table-cell>
          <table:table-cell office:value-type="string">
            <text:p>ü</text:p>
          </table:table-cell>
          <table:table-cell office:value="-0.599834391486" office:value-type="float">
            <text:p>-0.599834391486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0456447857" office:value-type="float">
            <text:p>10.0456447857</text:p>
          </table:table-cell>
          <table:table-cell office:value="11.0187077641" office:value-type="float">
            <text:p>11.0187077641</text:p>
          </table:table-cell>
          <table:table-cell office:value="7.87094709239" office:value-type="float">
            <text:p>7.87094709239</text:p>
          </table:table-cell>
          <table:table-cell office:value="9.9000834861" office:value-type="float">
            <text:p>9.9000834861</text:p>
          </table:table-cell>
          <table:table-cell office:value="9.03671633159" office:value-type="float">
            <text:p>9.03671633159</text:p>
          </table:table-cell>
          <table:table-cell office:value="8.8614927485" office:value-type="float">
            <text:p>8.8614927485</text:p>
          </table:table-cell>
          <table:table-cell office:value="8.45528550876" office:value-type="float">
            <text:p>8.45528550876</text:p>
          </table:table-cell>
          <table:table-cell office:value="8.78923865694" office:value-type="float">
            <text:p>8.78923865694</text:p>
          </table:table-cell>
          <table:table-cell office:value="7.79394819638" office:value-type="float">
            <text:p>7.79394819638</text:p>
          </table:table-cell>
          <table:table-cell office:value="8.86735200777" office:value-type="float">
            <text:p>8.86735200777</text:p>
          </table:table-cell>
          <table:table-cell office:value="7.21086818686" office:value-type="float">
            <text:p>7.21086818686</text:p>
          </table:table-cell>
          <table:table-cell office:value="8.08370241587" office:value-type="float">
            <text:p>8.08370241587</text:p>
          </table:table-cell>
          <table:table-cell office:value="7.26486811348" office:value-type="float">
            <text:p>7.26486811348</text:p>
          </table:table-cell>
          <table:table-cell office:value="7.12382356453" office:value-type="float">
            <text:p>7.12382356453</text:p>
          </table:table-cell>
          <table:table-cell office:value-type="string">
            <text:p>ü</text:p>
          </table:table-cell>
          <table:table-cell office:value="-1.20713095953" office:value-type="float">
            <text:p>-1.2071309595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1.3186078783" office:value-type="float">
            <text:p>51.3186078783</text:p>
          </table:table-cell>
          <table:table-cell office:value="68.1514387328" office:value-type="float">
            <text:p>68.1514387328</text:p>
          </table:table-cell>
          <table:table-cell office:value="46.2828604439" office:value-type="float">
            <text:p>46.2828604439</text:p>
          </table:table-cell>
          <table:table-cell office:value="52.5810136436" office:value-type="float">
            <text:p>52.5810136436</text:p>
          </table:table-cell>
          <table:table-cell office:value="54.5148720636" office:value-type="float">
            <text:p>54.5148720636</text:p>
          </table:table-cell>
          <table:table-cell office:value="49.2073032336" office:value-type="float">
            <text:p>49.2073032336</text:p>
          </table:table-cell>
          <table:table-cell office:value="47.9177053621" office:value-type="float">
            <text:p>47.9177053621</text:p>
          </table:table-cell>
          <table:table-cell office:value="47.2260990134" office:value-type="float">
            <text:p>47.2260990134</text:p>
          </table:table-cell>
          <table:table-cell office:value="41.4856444759" office:value-type="float">
            <text:p>41.4856444759</text:p>
          </table:table-cell>
          <table:table-cell office:value="46.2378220813" office:value-type="float">
            <text:p>46.2378220813</text:p>
          </table:table-cell>
          <table:table-cell office:value="49.9252968539" office:value-type="float">
            <text:p>49.9252968539</text:p>
          </table:table-cell>
          <table:table-cell office:value="44.7931357776" office:value-type="float">
            <text:p>44.7931357776</text:p>
          </table:table-cell>
          <table:table-cell office:value="42.8821457991" office:value-type="float">
            <text:p>42.8821457991</text:p>
          </table:table-cell>
          <table:table-cell office:value="42.0416388318" office:value-type="float">
            <text:p>42.0416388318</text:p>
          </table:table-cell>
          <table:table-cell office:value-type="string">
            <text:p/>
          </table:table-cell>
          <table:table-cell office:value="-15.7909086553" office:value-type="float">
            <text:p>-15.7909086553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399.802178867" office:value-type="float">
            <text:p>399.802178867</text:p>
          </table:table-cell>
          <table:table-cell office:value="459.384821499" office:value-type="float">
            <text:p>459.384821499</text:p>
          </table:table-cell>
          <table:table-cell office:value="299.177554686" office:value-type="float">
            <text:p>299.177554686</text:p>
          </table:table-cell>
          <table:table-cell office:value="412.59347177" office:value-type="float">
            <text:p>412.59347177</text:p>
          </table:table-cell>
          <table:table-cell office:value="362.876460056" office:value-type="float">
            <text:p>362.876460056</text:p>
          </table:table-cell>
          <table:table-cell office:value="369.6183051" office:value-type="float">
            <text:p>369.6183051</text:p>
          </table:table-cell>
          <table:table-cell office:value="346.545457854" office:value-type="float">
            <text:p>346.545457854</text:p>
          </table:table-cell>
          <table:table-cell office:value="363.604778545" office:value-type="float">
            <text:p>363.604778545</text:p>
          </table:table-cell>
          <table:table-cell office:value="325.196075385" office:value-type="float">
            <text:p>325.196075385</text:p>
          </table:table-cell>
          <table:table-cell office:value="392.259646297" office:value-type="float">
            <text:p>392.259646297</text:p>
          </table:table-cell>
          <table:table-cell office:value="285.857889108" office:value-type="float">
            <text:p>285.857889108</text:p>
          </table:table-cell>
          <table:table-cell office:value="346.362990334" office:value-type="float">
            <text:p>346.362990334</text:p>
          </table:table-cell>
          <table:table-cell office:value="295.36575475" office:value-type="float">
            <text:p>295.36575475</text:p>
          </table:table-cell>
          <table:table-cell office:value="284.089301778" office:value-type="float">
            <text:p>284.089301778</text:p>
          </table:table-cell>
          <table:table-cell office:value-type="string">
            <text:p/>
          </table:table-cell>
          <table:table-cell office:value="-0.618694602072" office:value-type="float">
            <text:p>-0.61869460207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17.952223053" office:value-type="float">
            <text:p>117.952223053</text:p>
          </table:table-cell>
          <table:table-cell office:value="144.715485002" office:value-type="float">
            <text:p>144.715485002</text:p>
          </table:table-cell>
          <table:table-cell office:value="96.145713011" office:value-type="float">
            <text:p>96.145713011</text:p>
          </table:table-cell>
          <table:table-cell office:value="121.346522679" office:value-type="float">
            <text:p>121.346522679</text:p>
          </table:table-cell>
          <table:table-cell office:value="114.994205852" office:value-type="float">
            <text:p>114.994205852</text:p>
          </table:table-cell>
          <table:table-cell office:value="110.810288866" office:value-type="float">
            <text:p>110.810288866</text:p>
          </table:table-cell>
          <table:table-cell office:value="105.67520482" office:value-type="float">
            <text:p>105.67520482</text:p>
          </table:table-cell>
          <table:table-cell office:value="107.826831387" office:value-type="float">
            <text:p>107.826831387</text:p>
          </table:table-cell>
          <table:table-cell office:value="95.6849266986" office:value-type="float">
            <text:p>95.6849266986</text:p>
          </table:table-cell>
          <table:table-cell office:value="111.614362795" office:value-type="float">
            <text:p>111.614362795</text:p>
          </table:table-cell>
          <table:table-cell office:value="97.5682196419" office:value-type="float">
            <text:p>97.5682196419</text:p>
          </table:table-cell>
          <table:table-cell office:value="102.520239639" office:value-type="float">
            <text:p>102.520239639</text:p>
          </table:table-cell>
          <table:table-cell office:value="92.1097060726" office:value-type="float">
            <text:p>92.1097060726</text:p>
          </table:table-cell>
          <table:table-cell office:value="89.3898015379" office:value-type="float">
            <text:p>89.3898015379</text:p>
          </table:table-cell>
          <table:table-cell office:value-type="string">
            <text:p>ü</text:p>
          </table:table-cell>
          <table:table-cell office:value="-8.3822561629" office:value-type="float">
            <text:p>-8.382256162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56626750558" office:value-type="float">
            <text:p>0.356626750558</text:p>
          </table:table-cell>
          <table:table-cell office:value="0.411200665307" office:value-type="float">
            <text:p>0.411200665307</text:p>
          </table:table-cell>
          <table:table-cell office:value="0.323464649442" office:value-type="float">
            <text:p>0.323464649442</text:p>
          </table:table-cell>
          <table:table-cell office:value="0.381847064216" office:value-type="float">
            <text:p>0.381847064216</text:p>
          </table:table-cell>
          <table:table-cell office:value="0.352300314583" office:value-type="float">
            <text:p>0.352300314583</text:p>
          </table:table-cell>
          <table:table-cell office:value="0.34871926477" office:value-type="float">
            <text:p>0.34871926477</text:p>
          </table:table-cell>
          <table:table-cell office:value="0.349563797911" office:value-type="float">
            <text:p>0.349563797911</text:p>
          </table:table-cell>
          <table:table-cell office:value="0.330285426346" office:value-type="float">
            <text:p>0.330285426346</text:p>
          </table:table-cell>
          <table:table-cell office:value="0.30934839688" office:value-type="float">
            <text:p>0.30934839688</text:p>
          </table:table-cell>
          <table:table-cell office:value="0.356384571318" office:value-type="float">
            <text:p>0.356384571318</text:p>
          </table:table-cell>
          <table:table-cell office:value="0.285884184424" office:value-type="float">
            <text:p>0.285884184424</text:p>
          </table:table-cell>
          <table:table-cell office:value="0.307938011649" office:value-type="float">
            <text:p>0.307938011649</text:p>
          </table:table-cell>
          <table:table-cell office:value="0.294283838837" office:value-type="float">
            <text:p>0.294283838837</text:p>
          </table:table-cell>
          <table:table-cell office:value="0.29816957771" office:value-type="float">
            <text:p>0.29816957771</text:p>
          </table:table-cell>
          <table:table-cell office:value-type="string">
            <text:p>ü</text:p>
          </table:table-cell>
          <table:table-cell office:value="4.29733226098" office:value-type="float">
            <text:p>4.29733226098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4421364049" office:value-type="float">
            <text:p>1.74421364049</text:p>
          </table:table-cell>
          <table:table-cell office:value="2.05221683859" office:value-type="float">
            <text:p>2.05221683859</text:p>
          </table:table-cell>
          <table:table-cell office:value="1.56938559639" office:value-type="float">
            <text:p>1.56938559639</text:p>
          </table:table-cell>
          <table:table-cell office:value="1.97781487018" office:value-type="float">
            <text:p>1.97781487018</text:p>
          </table:table-cell>
          <table:table-cell office:value="1.71811080454" office:value-type="float">
            <text:p>1.71811080454</text:p>
          </table:table-cell>
          <table:table-cell office:value="1.65039161221" office:value-type="float">
            <text:p>1.65039161221</text:p>
          </table:table-cell>
          <table:table-cell office:value="1.68786364085" office:value-type="float">
            <text:p>1.68786364085</text:p>
          </table:table-cell>
          <table:table-cell office:value="1.69292552185" office:value-type="float">
            <text:p>1.69292552185</text:p>
          </table:table-cell>
          <table:table-cell office:value="1.52390312114" office:value-type="float">
            <text:p>1.52390312114</text:p>
          </table:table-cell>
          <table:table-cell office:value="1.68533639455" office:value-type="float">
            <text:p>1.68533639455</text:p>
          </table:table-cell>
          <table:table-cell office:value="1.39338841944" office:value-type="float">
            <text:p>1.39338841944</text:p>
          </table:table-cell>
          <table:table-cell office:value="1.52129221935" office:value-type="float">
            <text:p>1.52129221935</text:p>
          </table:table-cell>
          <table:table-cell office:value="1.3813723625" office:value-type="float">
            <text:p>1.3813723625</text:p>
          </table:table-cell>
          <table:table-cell office:value="1.43904074973" office:value-type="float">
            <text:p>1.43904074973</text:p>
          </table:table-cell>
          <table:table-cell office:value-type="string">
            <text:p>ü</text:p>
          </table:table-cell>
          <table:table-cell office:value="3.27635350233" office:value-type="float">
            <text:p>3.27635350233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8830138348" office:value-type="float">
            <text:p>42.8830138348</text:p>
          </table:table-cell>
          <table:table-cell office:value="43.6101342549" office:value-type="float">
            <text:p>43.6101342549</text:p>
          </table:table-cell>
          <table:table-cell office:value="42.7810340806" office:value-type="float">
            <text:p>42.7810340806</text:p>
          </table:table-cell>
          <table:table-cell office:value="43.2620080032" office:value-type="float">
            <text:p>43.2620080032</text:p>
          </table:table-cell>
          <table:table-cell office:value="42.7022604733" office:value-type="float">
            <text:p>42.7022604733</text:p>
          </table:table-cell>
          <table:table-cell office:value="43.0749088659" office:value-type="float">
            <text:p>43.0749088659</text:p>
          </table:table-cell>
          <table:table-cell office:value="43.3550698518" office:value-type="float">
            <text:p>43.3550698518</text:p>
          </table:table-cell>
          <table:table-cell office:value="43.325429814" office:value-type="float">
            <text:p>43.325429814</text:p>
          </table:table-cell>
          <table:table-cell office:value="43.5157295932" office:value-type="float">
            <text:p>43.5157295932</text:p>
          </table:table-cell>
          <table:table-cell office:value="43.9125607889" office:value-type="float">
            <text:p>43.9125607889</text:p>
          </table:table-cell>
          <table:table-cell office:value="43.2085455026" office:value-type="float">
            <text:p>43.2085455026</text:p>
          </table:table-cell>
          <table:table-cell office:value="43.4095778048" office:value-type="float">
            <text:p>43.4095778048</text:p>
          </table:table-cell>
          <table:table-cell office:value="43.0623840713" office:value-type="float">
            <text:p>43.0623840713</text:p>
          </table:table-cell>
          <table:table-cell office:value="43.2350789013" office:value-type="float">
            <text:p>43.235078901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8588406133" office:value-type="float">
            <text:p>13.8588406133</text:p>
          </table:table-cell>
          <table:table-cell office:value="13.6636668289" office:value-type="float">
            <text:p>13.6636668289</text:p>
          </table:table-cell>
          <table:table-cell office:value="13.8599572304" office:value-type="float">
            <text:p>13.8599572304</text:p>
          </table:table-cell>
          <table:table-cell office:value="13.1748020701" office:value-type="float">
            <text:p>13.1748020701</text:p>
          </table:table-cell>
          <table:table-cell office:value="13.6602244328" office:value-type="float">
            <text:p>13.6602244328</text:p>
          </table:table-cell>
          <table:table-cell office:value="13.7901013759" office:value-type="float">
            <text:p>13.7901013759</text:p>
          </table:table-cell>
          <table:table-cell office:value="13.5503152951" office:value-type="float">
            <text:p>13.5503152951</text:p>
          </table:table-cell>
          <table:table-cell office:value="13.4319799976" office:value-type="float">
            <text:p>13.4319799976</text:p>
          </table:table-cell>
          <table:table-cell office:value="13.6347766651" office:value-type="float">
            <text:p>13.6347766651</text:p>
          </table:table-cell>
          <table:table-cell office:value="13.5093437712" office:value-type="float">
            <text:p>13.5093437712</text:p>
          </table:table-cell>
          <table:table-cell office:value="13.3541888268" office:value-type="float">
            <text:p>13.3541888268</text:p>
          </table:table-cell>
          <table:table-cell office:value="13.290249838" office:value-type="float">
            <text:p>13.290249838</text:p>
          </table:table-cell>
          <table:table-cell office:value="13.2129746854" office:value-type="float">
            <text:p>13.2129746854</text:p>
          </table:table-cell>
          <table:table-cell office:value="13.1242596076" office:value-type="float">
            <text:p>13.124259607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4524810595" office:value-type="float">
            <text:p>17.4524810595</text:p>
          </table:table-cell>
          <table:table-cell office:value="17.9799414483" office:value-type="float">
            <text:p>17.9799414483</text:p>
          </table:table-cell>
          <table:table-cell office:value="17.2956991577" office:value-type="float">
            <text:p>17.2956991577</text:p>
          </table:table-cell>
          <table:table-cell office:value="18.0039920741" office:value-type="float">
            <text:p>18.0039920741</text:p>
          </table:table-cell>
          <table:table-cell office:value="17.4465261171" office:value-type="float">
            <text:p>17.4465261171</text:p>
          </table:table-cell>
          <table:table-cell office:value="17.6188249637" office:value-type="float">
            <text:p>17.6188249637</text:p>
          </table:table-cell>
          <table:table-cell office:value="17.6598128726" office:value-type="float">
            <text:p>17.6598128726</text:p>
          </table:table-cell>
          <table:table-cell office:value="17.8958892453" office:value-type="float">
            <text:p>17.8958892453</text:p>
          </table:table-cell>
          <table:table-cell office:value="17.9370303063" office:value-type="float">
            <text:p>17.9370303063</text:p>
          </table:table-cell>
          <table:table-cell office:value="18.2606683474" office:value-type="float">
            <text:p>18.2606683474</text:p>
          </table:table-cell>
          <table:table-cell office:value="17.8176431852" office:value-type="float">
            <text:p>17.8176431852</text:p>
          </table:table-cell>
          <table:table-cell office:value="18.1185763949" office:value-type="float">
            <text:p>18.1185763949</text:p>
          </table:table-cell>
          <table:table-cell office:value="17.7851243922" office:value-type="float">
            <text:p>17.7851243922</text:p>
          </table:table-cell>
          <table:table-cell office:value="17.9353065468" office:value-type="float">
            <text:p>17.935306546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58339580702" office:value-type="float">
            <text:p>8.58339580702</text:p>
          </table:table-cell>
          <table:table-cell office:value="8.94358894261" office:value-type="float">
            <text:p>8.94358894261</text:p>
          </table:table-cell>
          <table:table-cell office:value="8.62229870112" office:value-type="float">
            <text:p>8.62229870112</text:p>
          </table:table-cell>
          <table:table-cell office:value="9.11808053438" office:value-type="float">
            <text:p>9.11808053438</text:p>
          </table:table-cell>
          <table:table-cell office:value="8.59687556688" office:value-type="float">
            <text:p>8.59687556688</text:p>
          </table:table-cell>
          <table:table-cell office:value="8.65541244147" office:value-type="float">
            <text:p>8.65541244147</text:p>
          </table:table-cell>
          <table:table-cell office:value="9.10414390484" office:value-type="float">
            <text:p>9.10414390484</text:p>
          </table:table-cell>
          <table:table-cell office:value="8.99915622029" office:value-type="float">
            <text:p>8.99915622029</text:p>
          </table:table-cell>
          <table:table-cell office:value="8.88792679713" office:value-type="float">
            <text:p>8.88792679713</text:p>
          </table:table-cell>
          <table:table-cell office:value="9.06208449838" office:value-type="float">
            <text:p>9.06208449838</text:p>
          </table:table-cell>
          <table:table-cell office:value="8.97986937431" office:value-type="float">
            <text:p>8.97986937431</text:p>
          </table:table-cell>
          <table:table-cell office:value="8.96121032626" office:value-type="float">
            <text:p>8.96121032626</text:p>
          </table:table-cell>
          <table:table-cell office:value="9.01851897976" office:value-type="float">
            <text:p>9.01851897976</text:p>
          </table:table-cell>
          <table:table-cell office:value="9.12472628684" office:value-type="float">
            <text:p>9.1247262868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1944777546" office:value-type="float">
            <text:p>42.1944777546</text:p>
          </table:table-cell>
          <table:table-cell office:value="41.0238152247" office:value-type="float">
            <text:p>41.0238152247</text:p>
          </table:table-cell>
          <table:table-cell office:value="42.4068551634" office:value-type="float">
            <text:p>42.4068551634</text:p>
          </table:table-cell>
          <table:table-cell office:value="41.3792148473" office:value-type="float">
            <text:p>41.3792148473</text:p>
          </table:table-cell>
          <table:table-cell office:value="42.0136607682" office:value-type="float">
            <text:p>42.0136607682</text:p>
          </table:table-cell>
          <table:table-cell office:value="41.6781898763" office:value-type="float">
            <text:p>41.6781898763</text:p>
          </table:table-cell>
          <table:table-cell office:value="41.1344055728" office:value-type="float">
            <text:p>41.1344055728</text:p>
          </table:table-cell>
          <table:table-cell office:value="41.1227874083" office:value-type="float">
            <text:p>41.1227874083</text:p>
          </table:table-cell>
          <table:table-cell office:value="41.1462480846" office:value-type="float">
            <text:p>41.1462480846</text:p>
          </table:table-cell>
          <table:table-cell office:value="40.059685108" office:value-type="float">
            <text:p>40.059685108</text:p>
          </table:table-cell>
          <table:table-cell office:value="40.9796090841" office:value-type="float">
            <text:p>40.9796090841</text:p>
          </table:table-cell>
          <table:table-cell office:value="40.6716140891" office:value-type="float">
            <text:p>40.6716140891</text:p>
          </table:table-cell>
          <table:table-cell office:value="40.9819466427" office:value-type="float">
            <text:p>40.9819466427</text:p>
          </table:table-cell>
          <table:table-cell office:value="40.6695741298" office:value-type="float">
            <text:p>40.6695741298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3.8535074435" office:value-type="float">
            <text:p>13.8535074435</text:p>
          </table:table-cell>
          <table:table-cell office:value="12.21464435" office:value-type="float">
            <text:p>12.21464435</text:p>
          </table:table-cell>
          <table:table-cell office:value="14.7941776081" office:value-type="float">
            <text:p>14.7941776081</text:p>
          </table:table-cell>
          <table:table-cell office:value="12.1485894934" office:value-type="float">
            <text:p>12.1485894934</text:p>
          </table:table-cell>
          <table:table-cell office:value="12.9015527413" office:value-type="float">
            <text:p>12.9015527413</text:p>
          </table:table-cell>
          <table:table-cell office:value="12.8573201229" office:value-type="float">
            <text:p>12.8573201229</text:p>
          </table:table-cell>
          <table:table-cell office:value="12.4100355713" office:value-type="float">
            <text:p>12.4100355713</text:p>
          </table:table-cell>
          <table:table-cell office:value="11.1544033382" office:value-type="float">
            <text:p>11.1544033382</text:p>
          </table:table-cell>
          <table:table-cell office:value="11.7554444662" office:value-type="float">
            <text:p>11.7554444662</text:p>
          </table:table-cell>
          <table:table-cell office:value="10.3129321882" office:value-type="float">
            <text:p>10.3129321882</text:p>
          </table:table-cell>
          <table:table-cell office:value="10.7223142047" office:value-type="float">
            <text:p>10.7223142047</text:p>
          </table:table-cell>
          <table:table-cell office:value="10.5972835899" office:value-type="float">
            <text:p>10.5972835899</text:p>
          </table:table-cell>
          <table:table-cell office:value="10.2666591421" office:value-type="float">
            <text:p>10.2666591421</text:p>
          </table:table-cell>
          <table:table-cell office:value="10.2255005484" office:value-type="float">
            <text:p>10.225500548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9637567799" office:value-type="float">
            <text:p>14.9637567799</text:p>
          </table:table-cell>
          <table:table-cell office:value="15.4113988547" office:value-type="float">
            <text:p>15.4113988547</text:p>
          </table:table-cell>
          <table:table-cell office:value="14.8732353966" office:value-type="float">
            <text:p>14.8732353966</text:p>
          </table:table-cell>
          <table:table-cell office:value="15.3917983491" office:value-type="float">
            <text:p>15.3917983491</text:p>
          </table:table-cell>
          <table:table-cell office:value="15.328148723" office:value-type="float">
            <text:p>15.328148723</text:p>
          </table:table-cell>
          <table:table-cell office:value="15.2881889513" office:value-type="float">
            <text:p>15.2881889513</text:p>
          </table:table-cell>
          <table:table-cell office:value="15.565363211" office:value-type="float">
            <text:p>15.565363211</text:p>
          </table:table-cell>
          <table:table-cell office:value="15.5837213033" office:value-type="float">
            <text:p>15.5837213033</text:p>
          </table:table-cell>
          <table:table-cell office:value="15.3654744116" office:value-type="float">
            <text:p>15.3654744116</text:p>
          </table:table-cell>
          <table:table-cell office:value="16.0590154838" office:value-type="float">
            <text:p>16.0590154838</text:p>
          </table:table-cell>
          <table:table-cell office:value="15.8417692305" office:value-type="float">
            <text:p>15.8417692305</text:p>
          </table:table-cell>
          <table:table-cell office:value="15.9499376703" office:value-type="float">
            <text:p>15.9499376703</text:p>
          </table:table-cell>
          <table:table-cell office:value="15.9764142593" office:value-type="float">
            <text:p>15.9764142593</text:p>
          </table:table-cell>
          <table:table-cell office:value="16.1269302998" office:value-type="float">
            <text:p>16.1269302998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8733130145" office:value-type="float">
            <text:p>12.8733130145</text:p>
          </table:table-cell>
          <table:table-cell office:value="15.1950182834" office:value-type="float">
            <text:p>15.1950182834</text:p>
          </table:table-cell>
          <table:table-cell office:value="14.0566847045" office:value-type="float">
            <text:p>14.0566847045</text:p>
          </table:table-cell>
          <table:table-cell office:value="13.9622601381" office:value-type="float">
            <text:p>13.9622601381</text:p>
          </table:table-cell>
          <table:table-cell office:value="12.8927838505" office:value-type="float">
            <text:p>12.8927838505</text:p>
          </table:table-cell>
          <table:table-cell office:value="12.407420516" office:value-type="float">
            <text:p>12.407420516</text:p>
          </table:table-cell>
          <table:table-cell office:value="11.8619266244" office:value-type="float">
            <text:p>11.8619266244</text:p>
          </table:table-cell>
          <table:table-cell office:value="12.020151327" office:value-type="float">
            <text:p>12.020151327</text:p>
          </table:table-cell>
          <table:table-cell office:value="11.0934344138" office:value-type="float">
            <text:p>11.0934344138</text:p>
          </table:table-cell>
          <table:table-cell office:value="12.122292557" office:value-type="float">
            <text:p>12.122292557</text:p>
          </table:table-cell>
          <table:table-cell office:value="9.92743285247" office:value-type="float">
            <text:p>9.92743285247</text:p>
          </table:table-cell>
          <table:table-cell office:value="11.0074819161" office:value-type="float">
            <text:p>11.0074819161</text:p>
          </table:table-cell>
          <table:table-cell office:value="9.62916692335" office:value-type="float">
            <text:p>9.62916692335</text:p>
          </table:table-cell>
          <table:table-cell office:value="10.0643654934" office:value-type="float">
            <text:p>10.064365493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9133002826" office:value-type="float">
            <text:p>11.9133002826</text:p>
          </table:table-cell>
          <table:table-cell office:value="14.0922826897" office:value-type="float">
            <text:p>14.0922826897</text:p>
          </table:table-cell>
          <table:table-cell office:value="13.0062165634" office:value-type="float">
            <text:p>13.0062165634</text:p>
          </table:table-cell>
          <table:table-cell office:value="12.9475325835" office:value-type="float">
            <text:p>12.9475325835</text:p>
          </table:table-cell>
          <table:table-cell office:value="11.9054691396" office:value-type="float">
            <text:p>11.9054691396</text:p>
          </table:table-cell>
          <table:table-cell office:value="11.4889026518" office:value-type="float">
            <text:p>11.4889026518</text:p>
          </table:table-cell>
          <table:table-cell office:value="10.9024086353" office:value-type="float">
            <text:p>10.9024086353</text:p>
          </table:table-cell>
          <table:table-cell office:value="11.1945419281" office:value-type="float">
            <text:p>11.1945419281</text:p>
          </table:table-cell>
          <table:table-cell office:value="10.3585887753" office:value-type="float">
            <text:p>10.3585887753</text:p>
          </table:table-cell>
          <table:table-cell office:value="11.2428637991" office:value-type="float">
            <text:p>11.2428637991</text:p>
          </table:table-cell>
          <table:table-cell office:value="9.26723415442" office:value-type="float">
            <text:p>9.26723415442</text:p>
          </table:table-cell>
          <table:table-cell office:value="10.3490872109" office:value-type="float">
            <text:p>10.3490872109</text:p>
          </table:table-cell>
          <table:table-cell office:value="9.11338107838" office:value-type="float">
            <text:p>9.11338107838</text:p>
          </table:table-cell>
          <table:table-cell office:value="9.45834085794" office:value-type="float">
            <text:p>9.45834085794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.5073395571" office:value-type="float">
            <text:p>20.5073395571</text:p>
          </table:table-cell>
          <table:table-cell office:value="24.9412985156" office:value-type="float">
            <text:p>24.9412985156</text:p>
          </table:table-cell>
          <table:table-cell office:value="22.6718546634" office:value-type="float">
            <text:p>22.6718546634</text:p>
          </table:table-cell>
          <table:table-cell office:value="22.9267848406" office:value-type="float">
            <text:p>22.9267848406</text:p>
          </table:table-cell>
          <table:table-cell office:value="21.1525933164" office:value-type="float">
            <text:p>21.1525933164</text:p>
          </table:table-cell>
          <table:table-cell office:value="20.3408465908" office:value-type="float">
            <text:p>20.3408465908</text:p>
          </table:table-cell>
          <table:table-cell office:value="19.5711063109" office:value-type="float">
            <text:p>19.5711063109</text:p>
          </table:table-cell>
          <table:table-cell office:value="20.1335674979" office:value-type="float">
            <text:p>20.1335674979</text:p>
          </table:table-cell>
          <table:table-cell office:value="18.3715026531" office:value-type="float">
            <text:p>18.3715026531</text:p>
          </table:table-cell>
          <table:table-cell office:value="20.872291173" office:value-type="float">
            <text:p>20.872291173</text:p>
          </table:table-cell>
          <table:table-cell office:value="16.9716041719" office:value-type="float">
            <text:p>16.9716041719</text:p>
          </table:table-cell>
          <table:table-cell office:value="19.1881473953" office:value-type="float">
            <text:p>19.1881473953</text:p>
          </table:table-cell>
          <table:table-cell office:value="16.826307199" office:value-type="float">
            <text:p>16.826307199</text:p>
          </table:table-cell>
          <table:table-cell office:value="17.6225621149" office:value-type="float">
            <text:p>17.622562114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5453837196" office:value-type="float">
            <text:p>11.5453837196</text:p>
          </table:table-cell>
          <table:table-cell office:value="13.3791635144" office:value-type="float">
            <text:p>13.3791635144</text:p>
          </table:table-cell>
          <table:table-cell office:value="12.2239869833" office:value-type="float">
            <text:p>12.2239869833</text:p>
          </table:table-cell>
          <table:table-cell office:value="12.1499910995" office:value-type="float">
            <text:p>12.1499910995</text:p>
          </table:table-cell>
          <table:table-cell office:value="11.5303680077" office:value-type="float">
            <text:p>11.5303680077</text:p>
          </table:table-cell>
          <table:table-cell office:value="11.2875917179" office:value-type="float">
            <text:p>11.2875917179</text:p>
          </table:table-cell>
          <table:table-cell office:value="10.750105146" office:value-type="float">
            <text:p>10.750105146</text:p>
          </table:table-cell>
          <table:table-cell office:value="10.8936511069" office:value-type="float">
            <text:p>10.8936511069</text:p>
          </table:table-cell>
          <table:table-cell office:value="10.0436725413" office:value-type="float">
            <text:p>10.0436725413</text:p>
          </table:table-cell>
          <table:table-cell office:value="10.6871274916" office:value-type="float">
            <text:p>10.6871274916</text:p>
          </table:table-cell>
          <table:table-cell office:value="9.24259385872" office:value-type="float">
            <text:p>9.24259385872</text:p>
          </table:table-cell>
          <table:table-cell office:value="9.93461896836" office:value-type="float">
            <text:p>9.93461896836</text:p>
          </table:table-cell>
          <table:table-cell office:value="8.91806163561" office:value-type="float">
            <text:p>8.91806163561</text:p>
          </table:table-cell>
          <table:table-cell office:value="9.09985571255" office:value-type="float">
            <text:p>9.0998557125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7073270839" office:value-type="float">
            <text:p>11.7073270839</text:p>
          </table:table-cell>
          <table:table-cell office:value="14.6176168893" office:value-type="float">
            <text:p>14.6176168893</text:p>
          </table:table-cell>
          <table:table-cell office:value="13.3481354971" office:value-type="float">
            <text:p>13.3481354971</text:p>
          </table:table-cell>
          <table:table-cell office:value="13.5477760408" office:value-type="float">
            <text:p>13.5477760408</text:p>
          </table:table-cell>
          <table:table-cell office:value="11.8205040455" office:value-type="float">
            <text:p>11.8205040455</text:p>
          </table:table-cell>
          <table:table-cell office:value="11.3938632218" office:value-type="float">
            <text:p>11.3938632218</text:p>
          </table:table-cell>
          <table:table-cell office:value="11.337371353" office:value-type="float">
            <text:p>11.337371353</text:p>
          </table:table-cell>
          <table:table-cell office:value="11.6782391041" office:value-type="float">
            <text:p>11.6782391041</text:p>
          </table:table-cell>
          <table:table-cell office:value="10.7012611634" office:value-type="float">
            <text:p>10.7012611634</text:p>
          </table:table-cell>
          <table:table-cell office:value="12.1668387875" office:value-type="float">
            <text:p>12.1668387875</text:p>
          </table:table-cell>
          <table:table-cell office:value="9.91069449603" office:value-type="float">
            <text:p>9.91069449603</text:p>
          </table:table-cell>
          <table:table-cell office:value="10.8518580907" office:value-type="float">
            <text:p>10.8518580907</text:p>
          </table:table-cell>
          <table:table-cell office:value="9.92184710863" office:value-type="float">
            <text:p>9.92184710863</text:p>
          </table:table-cell>
          <table:table-cell office:value="10.1304257372" office:value-type="float">
            <text:p>10.130425737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6991469383" office:value-type="float">
            <text:p>13.6991469383</text:p>
          </table:table-cell>
          <table:table-cell office:value="16.7957210782" office:value-type="float">
            <text:p>16.7957210782</text:p>
          </table:table-cell>
          <table:table-cell office:value="15.3095272173" office:value-type="float">
            <text:p>15.3095272173</text:p>
          </table:table-cell>
          <table:table-cell office:value="14.8523054103" office:value-type="float">
            <text:p>14.8523054103</text:p>
          </table:table-cell>
          <table:table-cell office:value="13.9672453161" office:value-type="float">
            <text:p>13.9672453161</text:p>
          </table:table-cell>
          <table:table-cell office:value="13.4296827624" office:value-type="float">
            <text:p>13.4296827624</text:p>
          </table:table-cell>
          <table:table-cell office:value="12.7475903934" office:value-type="float">
            <text:p>12.7475903934</text:p>
          </table:table-cell>
          <table:table-cell office:value="13.2364455088" office:value-type="float">
            <text:p>13.2364455088</text:p>
          </table:table-cell>
          <table:table-cell office:value="11.9625424852" office:value-type="float">
            <text:p>11.9625424852</text:p>
          </table:table-cell>
          <table:table-cell office:value="13.5728044018" office:value-type="float">
            <text:p>13.5728044018</text:p>
          </table:table-cell>
          <table:table-cell office:value="10.9686996381" office:value-type="float">
            <text:p>10.9686996381</text:p>
          </table:table-cell>
          <table:table-cell office:value="12.5549404949" office:value-type="float">
            <text:p>12.5549404949</text:p>
          </table:table-cell>
          <table:table-cell office:value="11.05337688" office:value-type="float">
            <text:p>11.05337688</text:p>
          </table:table-cell>
          <table:table-cell office:value="11.355996299" office:value-type="float">
            <text:p>11.3559962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9331270629" office:value-type="float">
            <text:p>11.9331270629</text:p>
          </table:table-cell>
          <table:table-cell office:value="14.0622616793" office:value-type="float">
            <text:p>14.0622616793</text:p>
          </table:table-cell>
          <table:table-cell office:value="12.973563743" office:value-type="float">
            <text:p>12.973563743</text:p>
          </table:table-cell>
          <table:table-cell office:value="12.8804004927" office:value-type="float">
            <text:p>12.8804004927</text:p>
          </table:table-cell>
          <table:table-cell office:value="11.981391936" office:value-type="float">
            <text:p>11.981391936</text:p>
          </table:table-cell>
          <table:table-cell office:value="11.3944642796" office:value-type="float">
            <text:p>11.3944642796</text:p>
          </table:table-cell>
          <table:table-cell office:value="11.0950945026" office:value-type="float">
            <text:p>11.0950945026</text:p>
          </table:table-cell>
          <table:table-cell office:value="11.0451883816" office:value-type="float">
            <text:p>11.0451883816</text:p>
          </table:table-cell>
          <table:table-cell office:value="9.99320876648" office:value-type="float">
            <text:p>9.99320876648</text:p>
          </table:table-cell>
          <table:table-cell office:value="11.2028807901" office:value-type="float">
            <text:p>11.2028807901</text:p>
          </table:table-cell>
          <table:table-cell office:value="9.13474227447" office:value-type="float">
            <text:p>9.13474227447</text:p>
          </table:table-cell>
          <table:table-cell office:value="10.4084889649" office:value-type="float">
            <text:p>10.4084889649</text:p>
          </table:table-cell>
          <table:table-cell office:value="8.93873375975" office:value-type="float">
            <text:p>8.93873375975</text:p>
          </table:table-cell>
          <table:table-cell office:value="9.37637686891" office:value-type="float">
            <text:p>9.3763768689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3630284837" office:value-type="float">
            <text:p>22.3630284837</text:p>
          </table:table-cell>
          <table:table-cell office:value="27.6509478774" office:value-type="float">
            <text:p>27.6509478774</text:p>
          </table:table-cell>
          <table:table-cell office:value="24.7537134133" office:value-type="float">
            <text:p>24.7537134133</text:p>
          </table:table-cell>
          <table:table-cell office:value="25.1770982221" office:value-type="float">
            <text:p>25.1770982221</text:p>
          </table:table-cell>
          <table:table-cell office:value="22.9653412421" office:value-type="float">
            <text:p>22.9653412421</text:p>
          </table:table-cell>
          <table:table-cell office:value="22.5563072926" office:value-type="float">
            <text:p>22.5563072926</text:p>
          </table:table-cell>
          <table:table-cell office:value="21.5515237442" office:value-type="float">
            <text:p>21.5515237442</text:p>
          </table:table-cell>
          <table:table-cell office:value="22.4146999486" office:value-type="float">
            <text:p>22.4146999486</text:p>
          </table:table-cell>
          <table:table-cell office:value="20.3412163349" office:value-type="float">
            <text:p>20.3412163349</text:p>
          </table:table-cell>
          <table:table-cell office:value="22.7520979649" office:value-type="float">
            <text:p>22.7520979649</text:p>
          </table:table-cell>
          <table:table-cell office:value="18.6473671287" office:value-type="float">
            <text:p>18.6473671287</text:p>
          </table:table-cell>
          <table:table-cell office:value="20.4139300636" office:value-type="float">
            <text:p>20.4139300636</text:p>
          </table:table-cell>
          <table:table-cell office:value="18.3470488819" office:value-type="float">
            <text:p>18.3470488819</text:p>
          </table:table-cell>
          <table:table-cell office:value="18.8410478867" office:value-type="float">
            <text:p>18.841047886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5240048834" office:value-type="float">
            <text:p>12.5240048834</text:p>
          </table:table-cell>
          <table:table-cell office:value="14.8966721688" office:value-type="float">
            <text:p>14.8966721688</text:p>
          </table:table-cell>
          <table:table-cell office:value="13.8314737517" office:value-type="float">
            <text:p>13.8314737517</text:p>
          </table:table-cell>
          <table:table-cell office:value="13.508649814" office:value-type="float">
            <text:p>13.508649814</text:p>
          </table:table-cell>
          <table:table-cell office:value="12.3949509905" office:value-type="float">
            <text:p>12.3949509905</text:p>
          </table:table-cell>
          <table:table-cell office:value="11.7990426155" office:value-type="float">
            <text:p>11.7990426155</text:p>
          </table:table-cell>
          <table:table-cell office:value="11.4656637274" office:value-type="float">
            <text:p>11.4656637274</text:p>
          </table:table-cell>
          <table:table-cell office:value="11.7164722426" office:value-type="float">
            <text:p>11.7164722426</text:p>
          </table:table-cell>
          <table:table-cell office:value="10.4827849907" office:value-type="float">
            <text:p>10.4827849907</text:p>
          </table:table-cell>
          <table:table-cell office:value="12.0208062759" office:value-type="float">
            <text:p>12.0208062759</text:p>
          </table:table-cell>
          <table:table-cell office:value="9.72987870102" office:value-type="float">
            <text:p>9.72987870102</text:p>
          </table:table-cell>
          <table:table-cell office:value="11.1909557241" office:value-type="float">
            <text:p>11.1909557241</text:p>
          </table:table-cell>
          <table:table-cell office:value="9.68264659604" office:value-type="float">
            <text:p>9.68264659604</text:p>
          </table:table-cell>
          <table:table-cell office:value="9.912412371" office:value-type="float">
            <text:p>9.912412371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0243931839" office:value-type="float">
            <text:p>25.0243931839</text:p>
          </table:table-cell>
          <table:table-cell office:value="30.9387518452" office:value-type="float">
            <text:p>30.9387518452</text:p>
          </table:table-cell>
          <table:table-cell office:value="28.078162224" office:value-type="float">
            <text:p>28.078162224</text:p>
          </table:table-cell>
          <table:table-cell office:value="27.4977181686" office:value-type="float">
            <text:p>27.4977181686</text:p>
          </table:table-cell>
          <table:table-cell office:value="24.8181048758" office:value-type="float">
            <text:p>24.8181048758</text:p>
          </table:table-cell>
          <table:table-cell office:value="24.056573586" office:value-type="float">
            <text:p>24.056573586</text:p>
          </table:table-cell>
          <table:table-cell office:value="22.8822414954" office:value-type="float">
            <text:p>22.8822414954</text:p>
          </table:table-cell>
          <table:table-cell office:value="24.079272488" office:value-type="float">
            <text:p>24.079272488</text:p>
          </table:table-cell>
          <table:table-cell office:value="21.4923095159" office:value-type="float">
            <text:p>21.4923095159</text:p>
          </table:table-cell>
          <table:table-cell office:value="24.8973930437" office:value-type="float">
            <text:p>24.8973930437</text:p>
          </table:table-cell>
          <table:table-cell office:value="20.0431154676" office:value-type="float">
            <text:p>20.0431154676</text:p>
          </table:table-cell>
          <table:table-cell office:value="23.0384166039" office:value-type="float">
            <text:p>23.0384166039</text:p>
          </table:table-cell>
          <table:table-cell office:value="19.9915293126" office:value-type="float">
            <text:p>19.9915293126</text:p>
          </table:table-cell>
          <table:table-cell office:value="20.2734071674" office:value-type="float">
            <text:p>20.273407167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509773576" office:value-type="float">
            <text:p>14.0509773576</text:p>
          </table:table-cell>
          <table:table-cell office:value="16.8571400101" office:value-type="float">
            <text:p>16.8571400101</text:p>
          </table:table-cell>
          <table:table-cell office:value="15.5117651195" office:value-type="float">
            <text:p>15.5117651195</text:p>
          </table:table-cell>
          <table:table-cell office:value="15.0824207319" office:value-type="float">
            <text:p>15.0824207319</text:p>
          </table:table-cell>
          <table:table-cell office:value="14.344372899" office:value-type="float">
            <text:p>14.344372899</text:p>
          </table:table-cell>
          <table:table-cell office:value="13.5637333858" office:value-type="float">
            <text:p>13.5637333858</text:p>
          </table:table-cell>
          <table:table-cell office:value="13.2283178754" office:value-type="float">
            <text:p>13.2283178754</text:p>
          </table:table-cell>
          <table:table-cell office:value="12.8003738162" office:value-type="float">
            <text:p>12.8003738162</text:p>
          </table:table-cell>
          <table:table-cell office:value="11.7209370151" office:value-type="float">
            <text:p>11.7209370151</text:p>
          </table:table-cell>
          <table:table-cell office:value="13.0260771186" office:value-type="float">
            <text:p>13.0260771186</text:p>
          </table:table-cell>
          <table:table-cell office:value="11.0133663812" office:value-type="float">
            <text:p>11.0133663812</text:p>
          </table:table-cell>
          <table:table-cell office:value="12.2197168718" office:value-type="float">
            <text:p>12.2197168718</text:p>
          </table:table-cell>
          <table:table-cell office:value="10.3842699636" office:value-type="float">
            <text:p>10.3842699636</text:p>
          </table:table-cell>
          <table:table-cell office:value="10.9359878916" office:value-type="float">
            <text:p>10.935987891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3.2378131455" office:value-type="float">
            <text:p>33.2378131455</text:p>
          </table:table-cell>
          <table:table-cell office:value="40.4258094192" office:value-type="float">
            <text:p>40.4258094192</text:p>
          </table:table-cell>
          <table:table-cell office:value="36.878396292" office:value-type="float">
            <text:p>36.878396292</text:p>
          </table:table-cell>
          <table:table-cell office:value="37.0414043401" office:value-type="float">
            <text:p>37.0414043401</text:p>
          </table:table-cell>
          <table:table-cell office:value="34.2557735833" office:value-type="float">
            <text:p>34.2557735833</text:p>
          </table:table-cell>
          <table:table-cell office:value="32.50849529" office:value-type="float">
            <text:p>32.50849529</text:p>
          </table:table-cell>
          <table:table-cell office:value="31.9216841136" office:value-type="float">
            <text:p>31.9216841136</text:p>
          </table:table-cell>
          <table:table-cell office:value="31.9098710997" office:value-type="float">
            <text:p>31.9098710997</text:p>
          </table:table-cell>
          <table:table-cell office:value="28.8443445294" office:value-type="float">
            <text:p>28.8443445294</text:p>
          </table:table-cell>
          <table:table-cell office:value="32.7592339786" office:value-type="float">
            <text:p>32.7592339786</text:p>
          </table:table-cell>
          <table:table-cell office:value="26.5757682765" office:value-type="float">
            <text:p>26.5757682765</text:p>
          </table:table-cell>
          <table:table-cell office:value="29.8542990923" office:value-type="float">
            <text:p>29.8542990923</text:p>
          </table:table-cell>
          <table:table-cell office:value="26.0944996101" office:value-type="float">
            <text:p>26.0944996101</text:p>
          </table:table-cell>
          <table:table-cell office:value="27.8257929856" office:value-type="float">
            <text:p>27.8257929856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9163459658" office:value-type="float">
            <text:p>29.9163459658</text:p>
          </table:table-cell>
          <table:table-cell office:value="36.2499070861" office:value-type="float">
            <text:p>36.2499070861</text:p>
          </table:table-cell>
          <table:table-cell office:value="33.239802704" office:value-type="float">
            <text:p>33.239802704</text:p>
          </table:table-cell>
          <table:table-cell office:value="32.8896998749" office:value-type="float">
            <text:p>32.8896998749</text:p>
          </table:table-cell>
          <table:table-cell office:value="30.0223737383" office:value-type="float">
            <text:p>30.0223737383</text:p>
          </table:table-cell>
          <table:table-cell office:value="28.2525386548" office:value-type="float">
            <text:p>28.2525386548</text:p>
          </table:table-cell>
          <table:table-cell office:value="27.551781713" office:value-type="float">
            <text:p>27.551781713</text:p>
          </table:table-cell>
          <table:table-cell office:value="27.7265590736" office:value-type="float">
            <text:p>27.7265590736</text:p>
          </table:table-cell>
          <table:table-cell office:value="24.4878028983" office:value-type="float">
            <text:p>24.4878028983</text:p>
          </table:table-cell>
          <table:table-cell office:value="28.4504438436" office:value-type="float">
            <text:p>28.4504438436</text:p>
          </table:table-cell>
          <table:table-cell office:value="22.9541674035" office:value-type="float">
            <text:p>22.9541674035</text:p>
          </table:table-cell>
          <table:table-cell office:value="26.3586575769" office:value-type="float">
            <text:p>26.3586575769</text:p>
          </table:table-cell>
          <table:table-cell office:value="22.2285122934" office:value-type="float">
            <text:p>22.2285122934</text:p>
          </table:table-cell>
          <table:table-cell office:value="23.3268955894" office:value-type="float">
            <text:p>23.326895589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6.0202972225" office:value-type="float">
            <text:p>46.0202972225</text:p>
          </table:table-cell>
          <table:table-cell office:value="57.0999291216" office:value-type="float">
            <text:p>57.0999291216</text:p>
          </table:table-cell>
          <table:table-cell office:value="51.3376435889" office:value-type="float">
            <text:p>51.3376435889</text:p>
          </table:table-cell>
          <table:table-cell office:value="49.3250457321" office:value-type="float">
            <text:p>49.3250457321</text:p>
          </table:table-cell>
          <table:table-cell office:value="46.786134547" office:value-type="float">
            <text:p>46.786134547</text:p>
          </table:table-cell>
          <table:table-cell office:value="43.9537241082" office:value-type="float">
            <text:p>43.9537241082</text:p>
          </table:table-cell>
          <table:table-cell office:value="42.8467114095" office:value-type="float">
            <text:p>42.8467114095</text:p>
          </table:table-cell>
          <table:table-cell office:value="41.9455160803" office:value-type="float">
            <text:p>41.9455160803</text:p>
          </table:table-cell>
          <table:table-cell office:value="37.6615153023" office:value-type="float">
            <text:p>37.6615153023</text:p>
          </table:table-cell>
          <table:table-cell office:value="43.1830406963" office:value-type="float">
            <text:p>43.1830406963</text:p>
          </table:table-cell>
          <table:table-cell office:value="38.4900755082" office:value-type="float">
            <text:p>38.4900755082</text:p>
          </table:table-cell>
          <table:table-cell office:value="41.1486190784" office:value-type="float">
            <text:p>41.1486190784</text:p>
          </table:table-cell>
          <table:table-cell office:value="36.9966477873" office:value-type="float">
            <text:p>36.9966477873</text:p>
          </table:table-cell>
          <table:table-cell office:value="37.042959194" office:value-type="float">
            <text:p>37.04295919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135295411" office:value-type="float">
            <text:p>23.135295411</text:p>
          </table:table-cell>
          <table:table-cell office:value="28.1259324941" office:value-type="float">
            <text:p>28.1259324941</text:p>
          </table:table-cell>
          <table:table-cell office:value="25.6693479926" office:value-type="float">
            <text:p>25.6693479926</text:p>
          </table:table-cell>
          <table:table-cell office:value="25.4859232684" office:value-type="float">
            <text:p>25.4859232684</text:p>
          </table:table-cell>
          <table:table-cell office:value="23.2462324995" office:value-type="float">
            <text:p>23.2462324995</text:p>
          </table:table-cell>
          <table:table-cell office:value="22.2082709836" office:value-type="float">
            <text:p>22.2082709836</text:p>
          </table:table-cell>
          <table:table-cell office:value="21.5655476968" office:value-type="float">
            <text:p>21.5655476968</text:p>
          </table:table-cell>
          <table:table-cell office:value="22.0019156334" office:value-type="float">
            <text:p>22.0019156334</text:p>
          </table:table-cell>
          <table:table-cell office:value="19.3757679844" office:value-type="float">
            <text:p>19.3757679844</text:p>
          </table:table-cell>
          <table:table-cell office:value="22.239397413" office:value-type="float">
            <text:p>22.239397413</text:p>
          </table:table-cell>
          <table:table-cell office:value="17.8866933295" office:value-type="float">
            <text:p>17.8866933295</text:p>
          </table:table-cell>
          <table:table-cell office:value="20.4679059398" office:value-type="float">
            <text:p>20.4679059398</text:p>
          </table:table-cell>
          <table:table-cell office:value="17.1640211634" office:value-type="float">
            <text:p>17.1640211634</text:p>
          </table:table-cell>
          <table:table-cell office:value="17.8391668043" office:value-type="float">
            <text:p>17.839166804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1757218387" office:value-type="float">
            <text:p>26.1757218387</text:p>
          </table:table-cell>
          <table:table-cell office:value="29.4011543878" office:value-type="float">
            <text:p>29.4011543878</text:p>
          </table:table-cell>
          <table:table-cell office:value="27.0264386546" office:value-type="float">
            <text:p>27.0264386546</text:p>
          </table:table-cell>
          <table:table-cell office:value="25.7676084553" office:value-type="float">
            <text:p>25.7676084553</text:p>
          </table:table-cell>
          <table:table-cell office:value="23.6230807524" office:value-type="float">
            <text:p>23.6230807524</text:p>
          </table:table-cell>
          <table:table-cell office:value="23.1953122011" office:value-type="float">
            <text:p>23.1953122011</text:p>
          </table:table-cell>
          <table:table-cell office:value="22.0182021033" office:value-type="float">
            <text:p>22.0182021033</text:p>
          </table:table-cell>
          <table:table-cell office:value="22.9269836229" office:value-type="float">
            <text:p>22.9269836229</text:p>
          </table:table-cell>
          <table:table-cell office:value="20.3717784221" office:value-type="float">
            <text:p>20.3717784221</text:p>
          </table:table-cell>
          <table:table-cell office:value="23.1733520239" office:value-type="float">
            <text:p>23.1733520239</text:p>
          </table:table-cell>
          <table:table-cell office:value="18.8278151306" office:value-type="float">
            <text:p>18.8278151306</text:p>
          </table:table-cell>
          <table:table-cell office:value="21.2326704873" office:value-type="float">
            <text:p>21.2326704873</text:p>
          </table:table-cell>
          <table:table-cell office:value="18.9277050448" office:value-type="float">
            <text:p>18.9277050448</text:p>
          </table:table-cell>
          <table:table-cell office:value="18.6424236625" office:value-type="float">
            <text:p>18.642423662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.9812388067" office:value-type="float">
            <text:p>18.9812388067</text:p>
          </table:table-cell>
          <table:table-cell office:value="23.9038050043" office:value-type="float">
            <text:p>23.9038050043</text:p>
          </table:table-cell>
          <table:table-cell office:value="20.9971938425" office:value-type="float">
            <text:p>20.9971938425</text:p>
          </table:table-cell>
          <table:table-cell office:value="19.458603454" office:value-type="float">
            <text:p>19.458603454</text:p>
          </table:table-cell>
          <table:table-cell office:value="18.5971061538" office:value-type="float">
            <text:p>18.5971061538</text:p>
          </table:table-cell>
          <table:table-cell office:value="17.9568378403" office:value-type="float">
            <text:p>17.9568378403</text:p>
          </table:table-cell>
          <table:table-cell office:value="16.9827638108" office:value-type="float">
            <text:p>16.9827638108</text:p>
          </table:table-cell>
          <table:table-cell office:value="17.4363416462" office:value-type="float">
            <text:p>17.4363416462</text:p>
          </table:table-cell>
          <table:table-cell office:value="15.5203074823" office:value-type="float">
            <text:p>15.5203074823</text:p>
          </table:table-cell>
          <table:table-cell office:value="18.0476974435" office:value-type="float">
            <text:p>18.0476974435</text:p>
          </table:table-cell>
          <table:table-cell office:value="15.7794696441" office:value-type="float">
            <text:p>15.7794696441</text:p>
          </table:table-cell>
          <table:table-cell office:value="16.6406540303" office:value-type="float">
            <text:p>16.6406540303</text:p>
          </table:table-cell>
          <table:table-cell office:value="14.8434547843" office:value-type="float">
            <text:p>14.8434547843</text:p>
          </table:table-cell>
          <table:table-cell office:value="14.4791292291" office:value-type="float">
            <text:p>14.479129229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London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58.944819764" office:value-type="float">
            <text:p>358.944819764</text:p>
          </table:table-cell>
          <table:table-cell office:value="352.150612912" office:value-type="float">
            <text:p>352.150612912</text:p>
          </table:table-cell>
          <table:table-cell office:value="348.607726417" office:value-type="float">
            <text:p>348.607726417</text:p>
          </table:table-cell>
          <table:table-cell office:value="321.016862498" office:value-type="float">
            <text:p>321.016862498</text:p>
          </table:table-cell>
          <table:table-cell office:value="337.792155225" office:value-type="float">
            <text:p>337.792155225</text:p>
          </table:table-cell>
          <table:table-cell office:value="342.188219159" office:value-type="float">
            <text:p>342.188219159</text:p>
          </table:table-cell>
          <table:table-cell office:value="355.379376097" office:value-type="float">
            <text:p>355.379376097</text:p>
          </table:table-cell>
          <table:table-cell office:value="276.565011867" office:value-type="float">
            <text:p>276.565011867</text:p>
          </table:table-cell>
          <table:table-cell office:value="269.964178149" office:value-type="float">
            <text:p>269.964178149</text:p>
          </table:table-cell>
          <table:table-cell office:value="334.214081835" office:value-type="float">
            <text:p>334.214081835</text:p>
          </table:table-cell>
          <table:table-cell office:value="273.674869996" office:value-type="float">
            <text:p>273.674869996</text:p>
          </table:table-cell>
          <table:table-cell office:value="266.847581079" office:value-type="float">
            <text:p>266.847581079</text:p>
          </table:table-cell>
          <table:table-cell office:value="263.470272581" office:value-type="float">
            <text:p>263.470272581</text:p>
          </table:table-cell>
          <table:table-cell office:value="287.474824813" office:value-type="float">
            <text:p>287.474824813</text:p>
          </table:table-cell>
          <table:table-cell office:value-type="string">
            <text:p>ü</text:p>
          </table:table-cell>
          <table:table-cell office:value="5.04246327691" office:value-type="float">
            <text:p>5.04246327691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50283017139" office:value-type="float">
            <text:p>1.50283017139</text:p>
          </table:table-cell>
          <table:table-cell office:value="1.47438418614" office:value-type="float">
            <text:p>1.47438418614</text:p>
          </table:table-cell>
          <table:table-cell office:value="1.45955082896" office:value-type="float">
            <text:p>1.45955082896</text:p>
          </table:table-cell>
          <table:table-cell office:value="1.34403339991" office:value-type="float">
            <text:p>1.34403339991</text:p>
          </table:table-cell>
          <table:table-cell office:value="1.4142681955" office:value-type="float">
            <text:p>1.4142681955</text:p>
          </table:table-cell>
          <table:table-cell office:value="1.43267363598" office:value-type="float">
            <text:p>1.43267363598</text:p>
          </table:table-cell>
          <table:table-cell office:value="1.48790237184" office:value-type="float">
            <text:p>1.48790237184</text:p>
          </table:table-cell>
          <table:table-cell office:value="1.15792239168" office:value-type="float">
            <text:p>1.15792239168</text:p>
          </table:table-cell>
          <table:table-cell office:value="1.13028602107" office:value-type="float">
            <text:p>1.13028602107</text:p>
          </table:table-cell>
          <table:table-cell office:value="1.39928751783" office:value-type="float">
            <text:p>1.39928751783</text:p>
          </table:table-cell>
          <table:table-cell office:value="1.1458219457" office:value-type="float">
            <text:p>1.1458219457</text:p>
          </table:table-cell>
          <table:table-cell office:value="1.11723745246" office:value-type="float">
            <text:p>1.11723745246</text:p>
          </table:table-cell>
          <table:table-cell office:value="1.10309733724" office:value-type="float">
            <text:p>1.10309733724</text:p>
          </table:table-cell>
          <table:table-cell office:value="1.20359959653" office:value-type="float">
            <text:p>1.20359959653</text:p>
          </table:table-cell>
          <table:table-cell office:value-type="string">
            <text:p>ü</text:p>
          </table:table-cell>
          <table:table-cell office:value="5.04246327691" office:value-type="float">
            <text:p>5.0424632769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34.555685719" office:value-type="float">
            <text:p>334.555685719</text:p>
          </table:table-cell>
          <table:table-cell office:value="327.444210957" office:value-type="float">
            <text:p>327.444210957</text:p>
          </table:table-cell>
          <table:table-cell office:value="323.3353153" office:value-type="float">
            <text:p>323.3353153</text:p>
          </table:table-cell>
          <table:table-cell office:value="299.323324682" office:value-type="float">
            <text:p>299.323324682</text:p>
          </table:table-cell>
          <table:table-cell office:value="316.292446103" office:value-type="float">
            <text:p>316.292446103</text:p>
          </table:table-cell>
          <table:table-cell office:value="325.008545225" office:value-type="float">
            <text:p>325.008545225</text:p>
          </table:table-cell>
          <table:table-cell office:value="333.894070964" office:value-type="float">
            <text:p>333.894070964</text:p>
          </table:table-cell>
          <table:table-cell office:value="261.730746472" office:value-type="float">
            <text:p>261.730746472</text:p>
          </table:table-cell>
          <table:table-cell office:value="254.536897339" office:value-type="float">
            <text:p>254.536897339</text:p>
          </table:table-cell>
          <table:table-cell office:value="314.287859314" office:value-type="float">
            <text:p>314.287859314</text:p>
          </table:table-cell>
          <table:table-cell office:value="259.323356332" office:value-type="float">
            <text:p>259.323356332</text:p>
          </table:table-cell>
          <table:table-cell office:value="249.99897815" office:value-type="float">
            <text:p>249.99897815</text:p>
          </table:table-cell>
          <table:table-cell office:value="252.041729219" office:value-type="float">
            <text:p>252.041729219</text:p>
          </table:table-cell>
          <table:table-cell office:value="275.813804948" office:value-type="float">
            <text:p>275.813804948</text:p>
          </table:table-cell>
          <table:table-cell office:value-type="string">
            <text:p>-</text:p>
          </table:table-cell>
          <table:table-cell office:value="6.35902945639" office:value-type="float">
            <text:p>6.3590294563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9234772" office:value-type="float">
            <text:p>12.9234772</text:p>
          </table:table-cell>
          <table:table-cell office:value="12.4704952277" office:value-type="float">
            <text:p>12.4704952277</text:p>
          </table:table-cell>
          <table:table-cell office:value="12.4761370548" office:value-type="float">
            <text:p>12.4761370548</text:p>
          </table:table-cell>
          <table:table-cell office:value="11.8361924617" office:value-type="float">
            <text:p>11.8361924617</text:p>
          </table:table-cell>
          <table:table-cell office:value="12.4285329497" office:value-type="float">
            <text:p>12.4285329497</text:p>
          </table:table-cell>
          <table:table-cell office:value="12.9594819862" office:value-type="float">
            <text:p>12.9594819862</text:p>
          </table:table-cell>
          <table:table-cell office:value="13.1892583987" office:value-type="float">
            <text:p>13.1892583987</text:p>
          </table:table-cell>
          <table:table-cell office:value="10.3560008324" office:value-type="float">
            <text:p>10.3560008324</text:p>
          </table:table-cell>
          <table:table-cell office:value="10.1016913131" office:value-type="float">
            <text:p>10.1016913131</text:p>
          </table:table-cell>
          <table:table-cell office:value="12.6322963627" office:value-type="float">
            <text:p>12.6322963627</text:p>
          </table:table-cell>
          <table:table-cell office:value="10.4543273873" office:value-type="float">
            <text:p>10.4543273873</text:p>
          </table:table-cell>
          <table:table-cell office:value="10.3481263381" office:value-type="float">
            <text:p>10.3481263381</text:p>
          </table:table-cell>
          <table:table-cell office:value="10.4783784878" office:value-type="float">
            <text:p>10.4783784878</text:p>
          </table:table-cell>
          <table:table-cell office:value="11.6551082807" office:value-type="float">
            <text:p>11.6551082807</text:p>
          </table:table-cell>
          <table:table-cell office:value-type="string">
            <text:p>ü</text:p>
          </table:table-cell>
          <table:table-cell office:value="11.4859698657" office:value-type="float">
            <text:p>11.4859698657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6.1011935815" office:value-type="float">
            <text:p>16.1011935815</text:p>
          </table:table-cell>
          <table:table-cell office:value="15.7193785819" office:value-type="float">
            <text:p>15.7193785819</text:p>
          </table:table-cell>
          <table:table-cell office:value="15.5301494451" office:value-type="float">
            <text:p>15.5301494451</text:p>
          </table:table-cell>
          <table:table-cell office:value="14.3835099864" office:value-type="float">
            <text:p>14.3835099864</text:p>
          </table:table-cell>
          <table:table-cell office:value="15.2251587437" office:value-type="float">
            <text:p>15.2251587437</text:p>
          </table:table-cell>
          <table:table-cell office:value="15.8812660667" office:value-type="float">
            <text:p>15.8812660667</text:p>
          </table:table-cell>
          <table:table-cell office:value="15.8598281463" office:value-type="float">
            <text:p>15.8598281463</text:p>
          </table:table-cell>
          <table:table-cell office:value="12.7151896413" office:value-type="float">
            <text:p>12.7151896413</text:p>
          </table:table-cell>
          <table:table-cell office:value="12.3367771183" office:value-type="float">
            <text:p>12.3367771183</text:p>
          </table:table-cell>
          <table:table-cell office:value="15.5217932509" office:value-type="float">
            <text:p>15.5217932509</text:p>
          </table:table-cell>
          <table:table-cell office:value="12.7070327441" office:value-type="float">
            <text:p>12.7070327441</text:p>
          </table:table-cell>
          <table:table-cell office:value="12.1542158153" office:value-type="float">
            <text:p>12.1542158153</text:p>
          </table:table-cell>
          <table:table-cell office:value="12.1689343474" office:value-type="float">
            <text:p>12.1689343474</text:p>
          </table:table-cell>
          <table:table-cell office:value="13.5972749644" office:value-type="float">
            <text:p>13.5972749644</text:p>
          </table:table-cell>
          <table:table-cell office:value-type="string">
            <text:p>ü</text:p>
          </table:table-cell>
          <table:table-cell office:value="7.00590167806" office:value-type="float">
            <text:p>7.0059016780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5.00083392024" office:value-type="float">
            <text:p>5.00083392024</text:p>
          </table:table-cell>
          <table:table-cell office:value="4.93330342892" office:value-type="float">
            <text:p>4.93330342892</text:p>
          </table:table-cell>
          <table:table-cell office:value="4.76747396876" office:value-type="float">
            <text:p>4.76747396876</text:p>
          </table:table-cell>
          <table:table-cell office:value="4.40961389987" office:value-type="float">
            <text:p>4.40961389987</text:p>
          </table:table-cell>
          <table:table-cell office:value="4.67151944574" office:value-type="float">
            <text:p>4.67151944574</text:p>
          </table:table-cell>
          <table:table-cell office:value="4.76942543196" office:value-type="float">
            <text:p>4.76942543196</text:p>
          </table:table-cell>
          <table:table-cell office:value="4.63088930214" office:value-type="float">
            <text:p>4.63088930214</text:p>
          </table:table-cell>
          <table:table-cell office:value="3.79301776627" office:value-type="float">
            <text:p>3.79301776627</text:p>
          </table:table-cell>
          <table:table-cell office:value="3.71947218428" office:value-type="float">
            <text:p>3.71947218428</text:p>
          </table:table-cell>
          <table:table-cell office:value="4.59347200659" office:value-type="float">
            <text:p>4.59347200659</text:p>
          </table:table-cell>
          <table:table-cell office:value="3.83609168839" office:value-type="float">
            <text:p>3.83609168839</text:p>
          </table:table-cell>
          <table:table-cell office:value="3.63675533572" office:value-type="float">
            <text:p>3.63675533572</text:p>
          </table:table-cell>
          <table:table-cell office:value="3.54493618694" office:value-type="float">
            <text:p>3.54493618694</text:p>
          </table:table-cell>
          <table:table-cell office:value="3.93980499433" office:value-type="float">
            <text:p>3.93980499433</text:p>
          </table:table-cell>
          <table:table-cell office:value-type="string">
            <text:p>ü</text:p>
          </table:table-cell>
          <table:table-cell office:value="2.70361905744" office:value-type="float">
            <text:p>2.70361905744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6.61204635113" office:value-type="float">
            <text:p>6.61204635113</text:p>
          </table:table-cell>
          <table:table-cell office:value="6.40342369118" office:value-type="float">
            <text:p>6.40342369118</text:p>
          </table:table-cell>
          <table:table-cell office:value="6.40453853603" office:value-type="float">
            <text:p>6.40453853603</text:p>
          </table:table-cell>
          <table:table-cell office:value="5.92393734323" office:value-type="float">
            <text:p>5.92393734323</text:p>
          </table:table-cell>
          <table:table-cell office:value="6.30423748484" office:value-type="float">
            <text:p>6.30423748484</text:p>
          </table:table-cell>
          <table:table-cell office:value="6.65533282835" office:value-type="float">
            <text:p>6.65533282835</text:p>
          </table:table-cell>
          <table:table-cell office:value="6.65858907298" office:value-type="float">
            <text:p>6.65858907298</text:p>
          </table:table-cell>
          <table:table-cell office:value="5.31363108238" office:value-type="float">
            <text:p>5.31363108238</text:p>
          </table:table-cell>
          <table:table-cell office:value="5.11549383154" office:value-type="float">
            <text:p>5.11549383154</text:p>
          </table:table-cell>
          <table:table-cell office:value="6.5212399197" office:value-type="float">
            <text:p>6.5212399197</text:p>
          </table:table-cell>
          <table:table-cell office:value="5.28554896565" office:value-type="float">
            <text:p>5.28554896565</text:p>
          </table:table-cell>
          <table:table-cell office:value="5.06669348684" office:value-type="float">
            <text:p>5.06669348684</text:p>
          </table:table-cell>
          <table:table-cell office:value="5.11430924395" office:value-type="float">
            <text:p>5.11430924395</text:p>
          </table:table-cell>
          <table:table-cell office:value="5.76497039655" office:value-type="float">
            <text:p>5.76497039655</text:p>
          </table:table-cell>
          <table:table-cell office:value-type="string">
            <text:p>ü</text:p>
          </table:table-cell>
          <table:table-cell office:value="9.07041887252" office:value-type="float">
            <text:p>9.0704188725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3.38194610697" office:value-type="float">
            <text:p>3.38194610697</text:p>
          </table:table-cell>
          <table:table-cell office:value="3.28653164446" office:value-type="float">
            <text:p>3.28653164446</text:p>
          </table:table-cell>
          <table:table-cell office:value="3.27242582961" office:value-type="float">
            <text:p>3.27242582961</text:p>
          </table:table-cell>
          <table:table-cell office:value="3.03902988139" office:value-type="float">
            <text:p>3.03902988139</text:p>
          </table:table-cell>
          <table:table-cell office:value="3.18389551517" office:value-type="float">
            <text:p>3.18389551517</text:p>
          </table:table-cell>
          <table:table-cell office:value="3.34779729395" office:value-type="float">
            <text:p>3.34779729395</text:p>
          </table:table-cell>
          <table:table-cell office:value="3.46696902062" office:value-type="float">
            <text:p>3.46696902062</text:p>
          </table:table-cell>
          <table:table-cell office:value="2.72520544255" office:value-type="float">
            <text:p>2.72520544255</text:p>
          </table:table-cell>
          <table:table-cell office:value="2.63585418034" office:value-type="float">
            <text:p>2.63585418034</text:p>
          </table:table-cell>
          <table:table-cell office:value="3.32398643466" office:value-type="float">
            <text:p>3.32398643466</text:p>
          </table:table-cell>
          <table:table-cell office:value="2.69864873668" office:value-type="float">
            <text:p>2.69864873668</text:p>
          </table:table-cell>
          <table:table-cell office:value="2.59955761823" office:value-type="float">
            <text:p>2.59955761823</text:p>
          </table:table-cell>
          <table:table-cell office:value="2.65894356748" office:value-type="float">
            <text:p>2.65894356748</text:p>
          </table:table-cell>
          <table:table-cell office:value="2.94972764108" office:value-type="float">
            <text:p>2.94972764108</text:p>
          </table:table-cell>
          <table:table-cell office:value-type="string">
            <text:p>ü</text:p>
          </table:table-cell>
          <table:table-cell office:value="9.3038749722" office:value-type="float">
            <text:p>9.3038749722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0.9602782181" office:value-type="float">
            <text:p>50.9602782181</text:p>
          </table:table-cell>
          <table:table-cell office:value="49.7675879415" office:value-type="float">
            <text:p>49.7675879415</text:p>
          </table:table-cell>
          <table:table-cell office:value="49.9769658399" office:value-type="float">
            <text:p>49.9769658399</text:p>
          </table:table-cell>
          <table:table-cell office:value="47.4016878812" office:value-type="float">
            <text:p>47.4016878812</text:p>
          </table:table-cell>
          <table:table-cell office:value="49.3143662242" office:value-type="float">
            <text:p>49.3143662242</text:p>
          </table:table-cell>
          <table:table-cell office:value="52.1371494218" office:value-type="float">
            <text:p>52.1371494218</text:p>
          </table:table-cell>
          <table:table-cell office:value="50.5168537886" office:value-type="float">
            <text:p>50.5168537886</text:p>
          </table:table-cell>
          <table:table-cell office:value="41.9994471019" office:value-type="float">
            <text:p>41.9994471019</text:p>
          </table:table-cell>
          <table:table-cell office:value="39.0104510065" office:value-type="float">
            <text:p>39.0104510065</text:p>
          </table:table-cell>
          <table:table-cell office:value="51.2619835999" office:value-type="float">
            <text:p>51.2619835999</text:p>
          </table:table-cell>
          <table:table-cell office:value="41.8225680926" office:value-type="float">
            <text:p>41.8225680926</text:p>
          </table:table-cell>
          <table:table-cell office:value="40.346076177" office:value-type="float">
            <text:p>40.346076177</text:p>
          </table:table-cell>
          <table:table-cell office:value="39.8846865396" office:value-type="float">
            <text:p>39.8846865396</text:p>
          </table:table-cell>
          <table:table-cell office:value="45.7391573209" office:value-type="float">
            <text:p>45.7391573209</text:p>
          </table:table-cell>
          <table:table-cell office:value-type="string">
            <text:p>ü</text:p>
          </table:table-cell>
          <table:table-cell office:value="9.36477458699" office:value-type="float">
            <text:p>9.3647745869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6.8158697173" office:value-type="float">
            <text:p>36.8158697173</text:p>
          </table:table-cell>
          <table:table-cell office:value="36.3207945314" office:value-type="float">
            <text:p>36.3207945314</text:p>
          </table:table-cell>
          <table:table-cell office:value="35.6700478497" office:value-type="float">
            <text:p>35.6700478497</text:p>
          </table:table-cell>
          <table:table-cell office:value="32.7005733967" office:value-type="float">
            <text:p>32.7005733967</text:p>
          </table:table-cell>
          <table:table-cell office:value="34.5705111259" office:value-type="float">
            <text:p>34.5705111259</text:p>
          </table:table-cell>
          <table:table-cell office:value="34.743410591" office:value-type="float">
            <text:p>34.743410591</text:p>
          </table:table-cell>
          <table:table-cell office:value="36.9160590293" office:value-type="float">
            <text:p>36.9160590293</text:p>
          </table:table-cell>
          <table:table-cell office:value="28.2453828629" office:value-type="float">
            <text:p>28.2453828629</text:p>
          </table:table-cell>
          <table:table-cell office:value="27.4992777585" office:value-type="float">
            <text:p>27.4992777585</text:p>
          </table:table-cell>
          <table:table-cell office:value="33.0991703083" office:value-type="float">
            <text:p>33.0991703083</text:p>
          </table:table-cell>
          <table:table-cell office:value="27.5151703227" office:value-type="float">
            <text:p>27.5151703227</text:p>
          </table:table-cell>
          <table:table-cell office:value="26.4751481271" office:value-type="float">
            <text:p>26.4751481271</text:p>
          </table:table-cell>
          <table:table-cell office:value="26.8297421197" office:value-type="float">
            <text:p>26.8297421197</text:p>
          </table:table-cell>
          <table:table-cell office:value="28.4914755974" office:value-type="float">
            <text:p>28.4914755974</text:p>
          </table:table-cell>
          <table:table-cell office:value-type="string">
            <text:p>ü</text:p>
          </table:table-cell>
          <table:table-cell office:value="3.54824361682" office:value-type="float">
            <text:p>3.54824361682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1632195341" office:value-type="float">
            <text:p>14.1632195341</text:p>
          </table:table-cell>
          <table:table-cell office:value="14.132704725" office:value-type="float">
            <text:p>14.132704725</text:p>
          </table:table-cell>
          <table:table-cell office:value="13.742555419" office:value-type="float">
            <text:p>13.742555419</text:p>
          </table:table-cell>
          <table:table-cell office:value="12.0509455269" office:value-type="float">
            <text:p>12.0509455269</text:p>
          </table:table-cell>
          <table:table-cell office:value="12.9998421379" office:value-type="float">
            <text:p>12.9998421379</text:p>
          </table:table-cell>
          <table:table-cell office:value="11.9996326145" office:value-type="float">
            <text:p>11.9996326145</text:p>
          </table:table-cell>
          <table:table-cell office:value="11.7166434376" office:value-type="float">
            <text:p>11.7166434376</text:p>
          </table:table-cell>
          <table:table-cell office:value="10.1149860917" office:value-type="float">
            <text:p>10.1149860917</text:p>
          </table:table-cell>
          <table:table-cell office:value="9.84053135985" office:value-type="float">
            <text:p>9.84053135985</text:p>
          </table:table-cell>
          <table:table-cell office:value="11.109173993" office:value-type="float">
            <text:p>11.109173993</text:p>
          </table:table-cell>
          <table:table-cell office:value="9.25926742383" office:value-type="float">
            <text:p>9.25926742383</text:p>
          </table:table-cell>
          <table:table-cell office:value="8.95603123978" office:value-type="float">
            <text:p>8.95603123978</text:p>
          </table:table-cell>
          <table:table-cell office:value="8.11395624824" office:value-type="float">
            <text:p>8.11395624824</text:p>
          </table:table-cell>
          <table:table-cell office:value="8.57240110563" office:value-type="float">
            <text:p>8.57240110563</text:p>
          </table:table-cell>
          <table:table-cell office:value-type="string">
            <text:p>üü</text:p>
          </table:table-cell>
          <table:table-cell office:value="-7.41814969549" office:value-type="float">
            <text:p>-7.41814969549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0.4997911314" office:value-type="float">
            <text:p>10.4997911314</text:p>
          </table:table-cell>
          <table:table-cell office:value="10.6547705179" office:value-type="float">
            <text:p>10.6547705179</text:p>
          </table:table-cell>
          <table:table-cell office:value="10.3600951014" office:value-type="float">
            <text:p>10.3600951014</text:p>
          </table:table-cell>
          <table:table-cell office:value="8.90315688574" office:value-type="float">
            <text:p>8.90315688574</text:p>
          </table:table-cell>
          <table:table-cell office:value="9.64637232281" office:value-type="float">
            <text:p>9.64637232281</text:p>
          </table:table-cell>
          <table:table-cell office:value="8.43473436599" office:value-type="float">
            <text:p>8.43473436599</text:p>
          </table:table-cell>
          <table:table-cell office:value="8.24244494204" office:value-type="float">
            <text:p>8.24244494204</text:p>
          </table:table-cell>
          <table:table-cell office:value="7.37689882926" office:value-type="float">
            <text:p>7.37689882926</text:p>
          </table:table-cell>
          <table:table-cell office:value="7.10249537624" office:value-type="float">
            <text:p>7.10249537624</text:p>
          </table:table-cell>
          <table:table-cell office:value="7.75245253473" office:value-type="float">
            <text:p>7.75245253473</text:p>
          </table:table-cell>
          <table:table-cell office:value="6.50855945156" office:value-type="float">
            <text:p>6.50855945156</text:p>
          </table:table-cell>
          <table:table-cell office:value="6.30591288299" office:value-type="float">
            <text:p>6.30591288299</text:p>
          </table:table-cell>
          <table:table-cell office:value="5.47899644104" office:value-type="float">
            <text:p>5.47899644104</text:p>
          </table:table-cell>
          <table:table-cell office:value="5.56544470027" office:value-type="float">
            <text:p>5.56544470027</text:p>
          </table:table-cell>
          <table:table-cell office:value-type="string">
            <text:p>üü</text:p>
          </table:table-cell>
          <table:table-cell office:value="-14.490376224" office:value-type="float">
            <text:p>-14.490376224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22.6487881423" office:value-type="float">
            <text:p>22.6487881423</text:p>
          </table:table-cell>
          <table:table-cell office:value="22.1838575004" office:value-type="float">
            <text:p>22.1838575004</text:p>
          </table:table-cell>
          <table:table-cell office:value="21.9241971933" office:value-type="float">
            <text:p>21.9241971933</text:p>
          </table:table-cell>
          <table:table-cell office:value="20.6463428453" office:value-type="float">
            <text:p>20.6463428453</text:p>
          </table:table-cell>
          <table:table-cell office:value="21.5676898939" office:value-type="float">
            <text:p>21.5676898939</text:p>
          </table:table-cell>
          <table:table-cell office:value="22.7421282622" office:value-type="float">
            <text:p>22.7421282622</text:p>
          </table:table-cell>
          <table:table-cell office:value="25.1963607326" office:value-type="float">
            <text:p>25.1963607326</text:p>
          </table:table-cell>
          <table:table-cell office:value="18.1276653152" office:value-type="float">
            <text:p>18.1276653152</text:p>
          </table:table-cell>
          <table:table-cell office:value="17.6561312317" office:value-type="float">
            <text:p>17.6561312317</text:p>
          </table:table-cell>
          <table:table-cell office:value="21.9878389458" office:value-type="float">
            <text:p>21.9878389458</text:p>
          </table:table-cell>
          <table:table-cell office:value="18.2533534085" office:value-type="float">
            <text:p>18.2533534085</text:p>
          </table:table-cell>
          <table:table-cell office:value="17.5165275418" office:value-type="float">
            <text:p>17.5165275418</text:p>
          </table:table-cell>
          <table:table-cell office:value="18.7131856693" office:value-type="float">
            <text:p>18.7131856693</text:p>
          </table:table-cell>
          <table:table-cell office:value="19.9173151008" office:value-type="float">
            <text:p>19.9173151008</text:p>
          </table:table-cell>
          <table:table-cell office:value-type="string">
            <text:p>ü</text:p>
          </table:table-cell>
          <table:table-cell office:value="9.11592327747" office:value-type="float">
            <text:p>9.1159232774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44452488219" office:value-type="float">
            <text:p>2.44452488219</text:p>
          </table:table-cell>
          <table:table-cell office:value="2.31624827951" office:value-type="float">
            <text:p>2.31624827951</text:p>
          </table:table-cell>
          <table:table-cell office:value="2.29943249962" office:value-type="float">
            <text:p>2.29943249962</text:p>
          </table:table-cell>
          <table:table-cell office:value="2.18741383035" office:value-type="float">
            <text:p>2.18741383035</text:p>
          </table:table-cell>
          <table:table-cell office:value="2.30207749462" office:value-type="float">
            <text:p>2.30207749462</text:p>
          </table:table-cell>
          <table:table-cell office:value="2.5126318253" office:value-type="float">
            <text:p>2.5126318253</text:p>
          </table:table-cell>
          <table:table-cell office:value="2.57796712122" office:value-type="float">
            <text:p>2.57796712122</text:p>
          </table:table-cell>
          <table:table-cell office:value="1.92322617276" office:value-type="float">
            <text:p>1.92322617276</text:p>
          </table:table-cell>
          <table:table-cell office:value="1.89694422232" office:value-type="float">
            <text:p>1.89694422232</text:p>
          </table:table-cell>
          <table:table-cell office:value="2.43396902169" office:value-type="float">
            <text:p>2.43396902169</text:p>
          </table:table-cell>
          <table:table-cell office:value="1.98565008637" office:value-type="float">
            <text:p>1.98565008637</text:p>
          </table:table-cell>
          <table:table-cell office:value="1.88023788222" office:value-type="float">
            <text:p>1.88023788222</text:p>
          </table:table-cell>
          <table:table-cell office:value="1.97299909951" office:value-type="float">
            <text:p>1.97299909951</text:p>
          </table:table-cell>
          <table:table-cell office:value="2.21368447736" office:value-type="float">
            <text:p>2.21368447736</text:p>
          </table:table-cell>
          <table:table-cell office:value-type="string">
            <text:p>ü</text:p>
          </table:table-cell>
          <table:table-cell office:value="11.4841175973" office:value-type="float">
            <text:p>11.4841175973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48416200633" office:value-type="float">
            <text:p>3.48416200633</text:p>
          </table:table-cell>
          <table:table-cell office:value="3.52948599358" office:value-type="float">
            <text:p>3.52948599358</text:p>
          </table:table-cell>
          <table:table-cell office:value="3.6103444453" office:value-type="float">
            <text:p>3.6103444453</text:p>
          </table:table-cell>
          <table:table-cell office:value="3.09907683086" office:value-type="float">
            <text:p>3.09907683086</text:p>
          </table:table-cell>
          <table:table-cell office:value="3.07138701742" office:value-type="float">
            <text:p>3.07138701742</text:p>
          </table:table-cell>
          <table:table-cell office:value="2.45423913346" office:value-type="float">
            <text:p>2.45423913346</text:p>
          </table:table-cell>
          <table:table-cell office:value="3.06932930467" office:value-type="float">
            <text:p>3.06932930467</text:p>
          </table:table-cell>
          <table:table-cell office:value="2.11918077069" office:value-type="float">
            <text:p>2.11918077069</text:p>
          </table:table-cell>
          <table:table-cell office:value="2.20389725863" office:value-type="float">
            <text:p>2.20389725863</text:p>
          </table:table-cell>
          <table:table-cell office:value="2.84660321728" office:value-type="float">
            <text:p>2.84660321728</text:p>
          </table:table-cell>
          <table:table-cell office:value="2.05021623775" office:value-type="float">
            <text:p>2.05021623775</text:p>
          </table:table-cell>
          <table:table-cell office:value="2.40694327548" office:value-type="float">
            <text:p>2.40694327548</text:p>
          </table:table-cell>
          <table:table-cell office:value="1.63264905165" office:value-type="float">
            <text:p>1.63264905165</text:p>
          </table:table-cell>
          <table:table-cell office:value="1.66585998079" office:value-type="float">
            <text:p>1.66585998079</text:p>
          </table:table-cell>
          <table:table-cell office:value-type="string">
            <text:p/>
          </table:table-cell>
          <table:table-cell office:value="-18.7471082263" office:value-type="float">
            <text:p>-18.747108226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5.89202381" office:value-type="float">
            <text:p>105.89202381</text:p>
          </table:table-cell>
          <table:table-cell office:value="104.690259242" office:value-type="float">
            <text:p>104.690259242</text:p>
          </table:table-cell>
          <table:table-cell office:value="102.058694464" office:value-type="float">
            <text:p>102.058694464</text:p>
          </table:table-cell>
          <table:table-cell office:value="95.6515484121" office:value-type="float">
            <text:p>95.6515484121</text:p>
          </table:table-cell>
          <table:table-cell office:value="100.262076101" office:value-type="float">
            <text:p>100.262076101</text:p>
          </table:table-cell>
          <table:table-cell office:value="99.2767541457" office:value-type="float">
            <text:p>99.2767541457</text:p>
          </table:table-cell>
          <table:table-cell office:value="106.351300858" office:value-type="float">
            <text:p>106.351300858</text:p>
          </table:table-cell>
          <table:table-cell office:value="80.4643095442" office:value-type="float">
            <text:p>80.4643095442</text:p>
          </table:table-cell>
          <table:table-cell office:value="79.6629740497" office:value-type="float">
            <text:p>79.6629740497</text:p>
          </table:table-cell>
          <table:table-cell office:value="97.2184237463" office:value-type="float">
            <text:p>97.2184237463</text:p>
          </table:table-cell>
          <table:table-cell office:value="81.3104011514" office:value-type="float">
            <text:p>81.3104011514</text:p>
          </table:table-cell>
          <table:table-cell office:value="79.8291753465" office:value-type="float">
            <text:p>79.8291753465</text:p>
          </table:table-cell>
          <table:table-cell office:value="78.729916664" office:value-type="float">
            <text:p>78.729916664</text:p>
          </table:table-cell>
          <table:table-cell office:value="85.125065559" office:value-type="float">
            <text:p>85.125065559</text:p>
          </table:table-cell>
          <table:table-cell office:value-type="string">
            <text:p>ü</text:p>
          </table:table-cell>
          <table:table-cell office:value="4.69148393513" office:value-type="float">
            <text:p>4.6914839351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67354246876" office:value-type="float">
            <text:p>1.67354246876</text:p>
          </table:table-cell>
          <table:table-cell office:value="1.62085963991" office:value-type="float">
            <text:p>1.62085963991</text:p>
          </table:table-cell>
          <table:table-cell office:value="1.6533680036" office:value-type="float">
            <text:p>1.6533680036</text:p>
          </table:table-cell>
          <table:table-cell office:value="1.5918112612" office:value-type="float">
            <text:p>1.5918112612</text:p>
          </table:table-cell>
          <table:table-cell office:value="1.61712561766" office:value-type="float">
            <text:p>1.61712561766</text:p>
          </table:table-cell>
          <table:table-cell office:value="1.71688533407" office:value-type="float">
            <text:p>1.71688533407</text:p>
          </table:table-cell>
          <table:table-cell office:value="1.87218046378" office:value-type="float">
            <text:p>1.87218046378</text:p>
          </table:table-cell>
          <table:table-cell office:value="1.41006473905" office:value-type="float">
            <text:p>1.41006473905</text:p>
          </table:table-cell>
          <table:table-cell office:value="1.39292901164" office:value-type="float">
            <text:p>1.39292901164</text:p>
          </table:table-cell>
          <table:table-cell office:value="1.73960974227" office:value-type="float">
            <text:p>1.73960974227</text:p>
          </table:table-cell>
          <table:table-cell office:value="1.42255473536" office:value-type="float">
            <text:p>1.42255473536</text:p>
          </table:table-cell>
          <table:table-cell office:value="1.37603894339" office:value-type="float">
            <text:p>1.37603894339</text:p>
          </table:table-cell>
          <table:table-cell office:value="1.40693394267" office:value-type="float">
            <text:p>1.40693394267</text:p>
          </table:table-cell>
          <table:table-cell office:value="1.55447423625" office:value-type="float">
            <text:p>1.55447423625</text:p>
          </table:table-cell>
          <table:table-cell office:value-type="string">
            <text:p>ü</text:p>
          </table:table-cell>
          <table:table-cell office:value="9.27342179624" office:value-type="float">
            <text:p>9.27342179624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7982965591" office:value-type="float">
            <text:p>1.47982965591</text:p>
          </table:table-cell>
          <table:table-cell office:value="1.41485285457" office:value-type="float">
            <text:p>1.41485285457</text:p>
          </table:table-cell>
          <table:table-cell office:value="1.40249263245" office:value-type="float">
            <text:p>1.40249263245</text:p>
          </table:table-cell>
          <table:table-cell office:value="1.33906679506" office:value-type="float">
            <text:p>1.33906679506</text:p>
          </table:table-cell>
          <table:table-cell office:value="1.40862546649" office:value-type="float">
            <text:p>1.40862546649</text:p>
          </table:table-cell>
          <table:table-cell office:value="1.47365672866" office:value-type="float">
            <text:p>1.47365672866</text:p>
          </table:table-cell>
          <table:table-cell office:value="1.45535230345" office:value-type="float">
            <text:p>1.45535230345</text:p>
          </table:table-cell>
          <table:table-cell office:value="1.14539797219" office:value-type="float">
            <text:p>1.14539797219</text:p>
          </table:table-cell>
          <table:table-cell office:value="1.1297731376" office:value-type="float">
            <text:p>1.1297731376</text:p>
          </table:table-cell>
          <table:table-cell office:value="1.42047943385" office:value-type="float">
            <text:p>1.42047943385</text:p>
          </table:table-cell>
          <table:table-cell office:value="1.1843491184" office:value-type="float">
            <text:p>1.1843491184</text:p>
          </table:table-cell>
          <table:table-cell office:value="1.14963021622" office:value-type="float">
            <text:p>1.14963021622</text:p>
          </table:table-cell>
          <table:table-cell office:value="1.14360631364" office:value-type="float">
            <text:p>1.14360631364</text:p>
          </table:table-cell>
          <table:table-cell office:value="1.27952935614" office:value-type="float">
            <text:p>1.27952935614</text:p>
          </table:table-cell>
          <table:table-cell office:value-type="string">
            <text:p>ü</text:p>
          </table:table-cell>
          <table:table-cell office:value="8.03650175928" office:value-type="float">
            <text:p>8.03650175928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8258742903" office:value-type="float">
            <text:p>41.8258742903</text:p>
          </table:table-cell>
          <table:table-cell office:value="40.2411592427" office:value-type="float">
            <text:p>40.2411592427</text:p>
          </table:table-cell>
          <table:table-cell office:value="39.9218267648" office:value-type="float">
            <text:p>39.9218267648</text:p>
          </table:table-cell>
          <table:table-cell office:value="37.3078099837" office:value-type="float">
            <text:p>37.3078099837</text:p>
          </table:table-cell>
          <table:table-cell office:value="38.938321756" office:value-type="float">
            <text:p>38.938321756</text:p>
          </table:table-cell>
          <table:table-cell office:value="39.6405082309" office:value-type="float">
            <text:p>39.6405082309</text:p>
          </table:table-cell>
          <table:table-cell office:value="40.6412927336" office:value-type="float">
            <text:p>40.6412927336</text:p>
          </table:table-cell>
          <table:table-cell office:value="31.440384154" office:value-type="float">
            <text:p>31.440384154</text:p>
          </table:table-cell>
          <table:table-cell office:value="31.0041985742" office:value-type="float">
            <text:p>31.0041985742</text:p>
          </table:table-cell>
          <table:table-cell office:value="38.6479088702" office:value-type="float">
            <text:p>38.6479088702</text:p>
          </table:table-cell>
          <table:table-cell office:value="31.6992570255" office:value-type="float">
            <text:p>31.6992570255</text:p>
          </table:table-cell>
          <table:table-cell office:value="31.2621103975" office:value-type="float">
            <text:p>31.2621103975</text:p>
          </table:table-cell>
          <table:table-cell office:value="30.4680144189" office:value-type="float">
            <text:p>30.4680144189</text:p>
          </table:table-cell>
          <table:table-cell office:value="34.090994456" office:value-type="float">
            <text:p>34.090994456</text:p>
          </table:table-cell>
          <table:table-cell office:value-type="string">
            <text:p>ü</text:p>
          </table:table-cell>
          <table:table-cell office:value="7.54508986938" office:value-type="float">
            <text:p>7.5450898693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54032970839" office:value-type="float">
            <text:p>0.454032970839</text:p>
          </table:table-cell>
          <table:table-cell office:value="0.452871435976" office:value-type="float">
            <text:p>0.452871435976</text:p>
          </table:table-cell>
          <table:table-cell office:value="0.451255021022" office:value-type="float">
            <text:p>0.451255021022</text:p>
          </table:table-cell>
          <table:table-cell office:value="0.427058815946" office:value-type="float">
            <text:p>0.427058815946</text:p>
          </table:table-cell>
          <table:table-cell office:value="0.436801034047" office:value-type="float">
            <text:p>0.436801034047</text:p>
          </table:table-cell>
          <table:table-cell office:value="0.457370159436" office:value-type="float">
            <text:p>0.457370159436</text:p>
          </table:table-cell>
          <table:table-cell office:value="0.486046143978" office:value-type="float">
            <text:p>0.486046143978</text:p>
          </table:table-cell>
          <table:table-cell office:value="0.375711973592" office:value-type="float">
            <text:p>0.375711973592</text:p>
          </table:table-cell>
          <table:table-cell office:value="0.353942795255" office:value-type="float">
            <text:p>0.353942795255</text:p>
          </table:table-cell>
          <table:table-cell office:value="0.449968526079" office:value-type="float">
            <text:p>0.449968526079</text:p>
          </table:table-cell>
          <table:table-cell office:value="0.372946559343" office:value-type="float">
            <text:p>0.372946559343</text:p>
          </table:table-cell>
          <table:table-cell office:value="0.357526729408" office:value-type="float">
            <text:p>0.357526729408</text:p>
          </table:table-cell>
          <table:table-cell office:value="0.364393450001" office:value-type="float">
            <text:p>0.364393450001</text:p>
          </table:table-cell>
          <table:table-cell office:value="0.39861633994" office:value-type="float">
            <text:p>0.39861633994</text:p>
          </table:table-cell>
          <table:table-cell office:value-type="string">
            <text:p>ü</text:p>
          </table:table-cell>
          <table:table-cell office:value="6.88296485221" office:value-type="float">
            <text:p>6.88296485221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537419542188" office:value-type="float">
            <text:p>0.537419542188</text:p>
          </table:table-cell>
          <table:table-cell office:value="0.508029702564" office:value-type="float">
            <text:p>0.508029702564</text:p>
          </table:table-cell>
          <table:table-cell office:value="0.511812666505" office:value-type="float">
            <text:p>0.511812666505</text:p>
          </table:table-cell>
          <table:table-cell office:value="0.467419766006" office:value-type="float">
            <text:p>0.467419766006</text:p>
          </table:table-cell>
          <table:table-cell office:value="0.496937384858" office:value-type="float">
            <text:p>0.496937384858</text:p>
          </table:table-cell>
          <table:table-cell office:value="0.528859493771" office:value-type="float">
            <text:p>0.528859493771</text:p>
          </table:table-cell>
          <table:table-cell office:value="0.512249066134" office:value-type="float">
            <text:p>0.512249066134</text:p>
          </table:table-cell>
          <table:table-cell office:value="0.401542131387" office:value-type="float">
            <text:p>0.401542131387</text:p>
          </table:table-cell>
          <table:table-cell office:value="0.40255588867" office:value-type="float">
            <text:p>0.40255588867</text:p>
          </table:table-cell>
          <table:table-cell office:value="0.50876229433" office:value-type="float">
            <text:p>0.50876229433</text:p>
          </table:table-cell>
          <table:table-cell office:value="0.415181259651" office:value-type="float">
            <text:p>0.415181259651</text:p>
          </table:table-cell>
          <table:table-cell office:value="0.405201455323" office:value-type="float">
            <text:p>0.405201455323</text:p>
          </table:table-cell>
          <table:table-cell office:value="0.402058463759" office:value-type="float">
            <text:p>0.402058463759</text:p>
          </table:table-cell>
          <table:table-cell office:value="0.458864241835" office:value-type="float">
            <text:p>0.458864241835</text:p>
          </table:table-cell>
          <table:table-cell office:value-type="string">
            <text:p>ü</text:p>
          </table:table-cell>
          <table:table-cell office:value="10.5214243584" office:value-type="float">
            <text:p>10.521424358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97000676235" office:value-type="float">
            <text:p>0.297000676235</text:p>
          </table:table-cell>
          <table:table-cell office:value="0.27847110156" office:value-type="float">
            <text:p>0.27847110156</text:p>
          </table:table-cell>
          <table:table-cell office:value="0.275199885421" office:value-type="float">
            <text:p>0.275199885421</text:p>
          </table:table-cell>
          <table:table-cell office:value="0.260142748858" office:value-type="float">
            <text:p>0.260142748858</text:p>
          </table:table-cell>
          <table:table-cell office:value="0.2761055971" office:value-type="float">
            <text:p>0.2761055971</text:p>
          </table:table-cell>
          <table:table-cell office:value="0.30034118805" office:value-type="float">
            <text:p>0.30034118805</text:p>
          </table:table-cell>
          <table:table-cell office:value="0.289840317627" office:value-type="float">
            <text:p>0.289840317627</text:p>
          </table:table-cell>
          <table:table-cell office:value="0.226001265762" office:value-type="float">
            <text:p>0.226001265762</text:p>
          </table:table-cell>
          <table:table-cell office:value="0.225053701332" office:value-type="float">
            <text:p>0.225053701332</text:p>
          </table:table-cell>
          <table:table-cell office:value="0.288842196007" office:value-type="float">
            <text:p>0.288842196007</text:p>
          </table:table-cell>
          <table:table-cell office:value="0.237712965536" office:value-type="float">
            <text:p>0.237712965536</text:p>
          </table:table-cell>
          <table:table-cell office:value="0.226100625058" office:value-type="float">
            <text:p>0.226100625058</text:p>
          </table:table-cell>
          <table:table-cell office:value="0.229150056687" office:value-type="float">
            <text:p>0.229150056687</text:p>
          </table:table-cell>
          <table:table-cell office:value="0.260753329378" office:value-type="float">
            <text:p>0.260753329378</text:p>
          </table:table-cell>
          <table:table-cell office:value-type="string">
            <text:p>ü</text:p>
          </table:table-cell>
          <table:table-cell office:value="9.69251457976" office:value-type="float">
            <text:p>9.6925145797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148516552" office:value-type="float">
            <text:p>0.21148516552</text:p>
          </table:table-cell>
          <table:table-cell office:value="0.20874355206" office:value-type="float">
            <text:p>0.20874355206</text:p>
          </table:table-cell>
          <table:table-cell office:value="0.205677906653" office:value-type="float">
            <text:p>0.205677906653</text:p>
          </table:table-cell>
          <table:table-cell office:value="0.193952793012" office:value-type="float">
            <text:p>0.193952793012</text:p>
          </table:table-cell>
          <table:table-cell office:value="0.199785816946" office:value-type="float">
            <text:p>0.199785816946</text:p>
          </table:table-cell>
          <table:table-cell office:value="0.203494334313" office:value-type="float">
            <text:p>0.203494334313</text:p>
          </table:table-cell>
          <table:table-cell office:value="0.203913413479" office:value-type="float">
            <text:p>0.203913413479</text:p>
          </table:table-cell>
          <table:table-cell office:value="0.160076800219" office:value-type="float">
            <text:p>0.160076800219</text:p>
          </table:table-cell>
          <table:table-cell office:value="0.15710399739" office:value-type="float">
            <text:p>0.15710399739</text:p>
          </table:table-cell>
          <table:table-cell office:value="0.195316502221" office:value-type="float">
            <text:p>0.195316502221</text:p>
          </table:table-cell>
          <table:table-cell office:value="0.159898725217" office:value-type="float">
            <text:p>0.159898725217</text:p>
          </table:table-cell>
          <table:table-cell office:value="0.161554839001" office:value-type="float">
            <text:p>0.161554839001</text:p>
          </table:table-cell>
          <table:table-cell office:value="0.150662604234" office:value-type="float">
            <text:p>0.150662604234</text:p>
          </table:table-cell>
          <table:table-cell office:value="0.172554393563" office:value-type="float">
            <text:p>0.172554393563</text:p>
          </table:table-cell>
          <table:table-cell office:value-type="string">
            <text:p>ü</text:p>
          </table:table-cell>
          <table:table-cell office:value="7.9148025283" office:value-type="float">
            <text:p>7.914802528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.31066087843" office:value-type="float">
            <text:p>6.31066087843</text:p>
          </table:table-cell>
          <table:table-cell office:value="6.11026876757" office:value-type="float">
            <text:p>6.11026876757</text:p>
          </table:table-cell>
          <table:table-cell office:value="6.13247399832" office:value-type="float">
            <text:p>6.13247399832</text:p>
          </table:table-cell>
          <table:table-cell office:value="5.78110131129" office:value-type="float">
            <text:p>5.78110131129</text:p>
          </table:table-cell>
          <table:table-cell office:value="5.99732221773" office:value-type="float">
            <text:p>5.99732221773</text:p>
          </table:table-cell>
          <table:table-cell office:value="6.12323730958" office:value-type="float">
            <text:p>6.12323730958</text:p>
          </table:table-cell>
          <table:table-cell office:value="6.37570635714" office:value-type="float">
            <text:p>6.37570635714</text:p>
          </table:table-cell>
          <table:table-cell office:value="4.93855193688" office:value-type="float">
            <text:p>4.93855193688</text:p>
          </table:table-cell>
          <table:table-cell office:value="4.76157304121" office:value-type="float">
            <text:p>4.76157304121</text:p>
          </table:table-cell>
          <table:table-cell office:value="5.94533339028" office:value-type="float">
            <text:p>5.94533339028</text:p>
          </table:table-cell>
          <table:table-cell office:value="4.91620880114" office:value-type="float">
            <text:p>4.91620880114</text:p>
          </table:table-cell>
          <table:table-cell office:value="4.93637731939" office:value-type="float">
            <text:p>4.93637731939</text:p>
          </table:table-cell>
          <table:table-cell office:value="4.93578960427" office:value-type="float">
            <text:p>4.93578960427</text:p>
          </table:table-cell>
          <table:table-cell office:value="5.44578601468" office:value-type="float">
            <text:p>5.44578601468</text:p>
          </table:table-cell>
          <table:table-cell office:value-type="string">
            <text:p>ü</text:p>
          </table:table-cell>
          <table:table-cell office:value="10.7720651208" office:value-type="float">
            <text:p>10.772065120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98015796229" office:value-type="float">
            <text:p>0.498015796229</text:p>
          </table:table-cell>
          <table:table-cell office:value="0.472129020722" office:value-type="float">
            <text:p>0.472129020722</text:p>
          </table:table-cell>
          <table:table-cell office:value="0.469079491776" office:value-type="float">
            <text:p>0.469079491776</text:p>
          </table:table-cell>
          <table:table-cell office:value="0.432493255432" office:value-type="float">
            <text:p>0.432493255432</text:p>
          </table:table-cell>
          <table:table-cell office:value="0.461986136065" office:value-type="float">
            <text:p>0.461986136065</text:p>
          </table:table-cell>
          <table:table-cell office:value="0.480356564548" office:value-type="float">
            <text:p>0.480356564548</text:p>
          </table:table-cell>
          <table:table-cell office:value="0.477355776398" office:value-type="float">
            <text:p>0.477355776398</text:p>
          </table:table-cell>
          <table:table-cell office:value="0.368248165441" office:value-type="float">
            <text:p>0.368248165441</text:p>
          </table:table-cell>
          <table:table-cell office:value="0.36327091365" office:value-type="float">
            <text:p>0.36327091365</text:p>
          </table:table-cell>
          <table:table-cell office:value="0.461219478677" office:value-type="float">
            <text:p>0.461219478677</text:p>
          </table:table-cell>
          <table:table-cell office:value="0.373850869638" office:value-type="float">
            <text:p>0.373850869638</text:p>
          </table:table-cell>
          <table:table-cell office:value="0.371902301294" office:value-type="float">
            <text:p>0.371902301294</text:p>
          </table:table-cell>
          <table:table-cell office:value="0.36329218144" office:value-type="float">
            <text:p>0.36329218144</text:p>
          </table:table-cell>
          <table:table-cell office:value="0.413761444094" office:value-type="float">
            <text:p>0.413761444094</text:p>
          </table:table-cell>
          <table:table-cell office:value-type="string">
            <text:p>ü</text:p>
          </table:table-cell>
          <table:table-cell office:value="10.6755334003" office:value-type="float">
            <text:p>10.6755334003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819717057807" office:value-type="float">
            <text:p>0.819717057807</text:p>
          </table:table-cell>
          <table:table-cell office:value="0.824326935019" office:value-type="float">
            <text:p>0.824326935019</text:p>
          </table:table-cell>
          <table:table-cell office:value="0.803903495225" office:value-type="float">
            <text:p>0.803903495225</text:p>
          </table:table-cell>
          <table:table-cell office:value="0.780800008972" office:value-type="float">
            <text:p>0.780800008972</text:p>
          </table:table-cell>
          <table:table-cell office:value="0.80531057019" office:value-type="float">
            <text:p>0.80531057019</text:p>
          </table:table-cell>
          <table:table-cell office:value="0.864604670742" office:value-type="float">
            <text:p>0.864604670742</text:p>
          </table:table-cell>
          <table:table-cell office:value="0.777326329596" office:value-type="float">
            <text:p>0.777326329596</text:p>
          </table:table-cell>
          <table:table-cell office:value="0.629815395392" office:value-type="float">
            <text:p>0.629815395392</text:p>
          </table:table-cell>
          <table:table-cell office:value="0.659664462768" office:value-type="float">
            <text:p>0.659664462768</text:p>
          </table:table-cell>
          <table:table-cell office:value="0.793388494581" office:value-type="float">
            <text:p>0.793388494581</text:p>
          </table:table-cell>
          <table:table-cell office:value="0.647370506273" office:value-type="float">
            <text:p>0.647370506273</text:p>
          </table:table-cell>
          <table:table-cell office:value="0.683595801" office:value-type="float">
            <text:p>0.683595801</text:p>
          </table:table-cell>
          <table:table-cell office:value="0.62818923818" office:value-type="float">
            <text:p>0.62818923818</text:p>
          </table:table-cell>
          <table:table-cell office:value="0.734726146313" office:value-type="float">
            <text:p>0.734726146313</text:p>
          </table:table-cell>
          <table:table-cell office:value-type="string">
            <text:p>ü</text:p>
          </table:table-cell>
          <table:table-cell office:value="13.4939171917" office:value-type="float">
            <text:p>13.493917191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60.0478031147" office:value-type="float">
            <text:p>60.0478031147</text:p>
          </table:table-cell>
          <table:table-cell office:value="56.8256000074" office:value-type="float">
            <text:p>56.8256000074</text:p>
          </table:table-cell>
          <table:table-cell office:value="56.6973363397" office:value-type="float">
            <text:p>56.6973363397</text:p>
          </table:table-cell>
          <table:table-cell office:value="52.4952929755" office:value-type="float">
            <text:p>52.4952929755</text:p>
          </table:table-cell>
          <table:table-cell office:value="55.8189633676" office:value-type="float">
            <text:p>55.8189633676</text:p>
          </table:table-cell>
          <table:table-cell office:value="58.2113320609" office:value-type="float">
            <text:p>58.2113320609</text:p>
          </table:table-cell>
          <table:table-cell office:value="58.2840285722" office:value-type="float">
            <text:p>58.2840285722</text:p>
          </table:table-cell>
          <table:table-cell office:value="44.5010561986" office:value-type="float">
            <text:p>44.5010561986</text:p>
          </table:table-cell>
          <table:table-cell office:value="43.1081394154" office:value-type="float">
            <text:p>43.1081394154</text:p>
          </table:table-cell>
          <table:table-cell office:value="56.3440798776" office:value-type="float">
            <text:p>56.3440798776</text:p>
          </table:table-cell>
          <table:table-cell office:value="45.2649340295" office:value-type="float">
            <text:p>45.2649340295</text:p>
          </table:table-cell>
          <table:table-cell office:value="44.5508476852" office:value-type="float">
            <text:p>44.5508476852</text:p>
          </table:table-cell>
          <table:table-cell office:value="43.6755000146" office:value-type="float">
            <text:p>43.6755000146</text:p>
          </table:table-cell>
          <table:table-cell office:value="49.8374128143" office:value-type="float">
            <text:p>49.8374128143</text:p>
          </table:table-cell>
          <table:table-cell office:value-type="string">
            <text:p>ü</text:p>
          </table:table-cell>
          <table:table-cell office:value="10.1015916245" office:value-type="float">
            <text:p>10.101591624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4.643308326" office:value-type="float">
            <text:p>14.643308326</text:p>
          </table:table-cell>
          <table:table-cell office:value="12.7170121285" office:value-type="float">
            <text:p>12.7170121285</text:p>
          </table:table-cell>
          <table:table-cell office:value="12.0892187296" office:value-type="float">
            <text:p>12.0892187296</text:p>
          </table:table-cell>
          <table:table-cell office:value="11.1875598015" office:value-type="float">
            <text:p>11.1875598015</text:p>
          </table:table-cell>
          <table:table-cell office:value="12.5179969083" office:value-type="float">
            <text:p>12.5179969083</text:p>
          </table:table-cell>
          <table:table-cell office:value="14.0646204693" office:value-type="float">
            <text:p>14.0646204693</text:p>
          </table:table-cell>
          <table:table-cell office:value="12.3874908013" office:value-type="float">
            <text:p>12.3874908013</text:p>
          </table:table-cell>
          <table:table-cell office:value="10.1870999304" office:value-type="float">
            <text:p>10.1870999304</text:p>
          </table:table-cell>
          <table:table-cell office:value="10.1643158494" office:value-type="float">
            <text:p>10.1643158494</text:p>
          </table:table-cell>
          <table:table-cell office:value="12.8429285144" office:value-type="float">
            <text:p>12.8429285144</text:p>
          </table:table-cell>
          <table:table-cell office:value="10.3647520902" office:value-type="float">
            <text:p>10.3647520902</text:p>
          </table:table-cell>
          <table:table-cell office:value="10.1645827326" office:value-type="float">
            <text:p>10.1645827326</text:p>
          </table:table-cell>
          <table:table-cell office:value="9.97815870796" office:value-type="float">
            <text:p>9.97815870796</text:p>
          </table:table-cell>
          <table:table-cell office:value="11.8960287194" office:value-type="float">
            <text:p>11.8960287194</text:p>
          </table:table-cell>
          <table:table-cell office:value-type="string">
            <text:p>ü</text:p>
          </table:table-cell>
          <table:table-cell office:value="14.7738857223" office:value-type="float">
            <text:p>14.7738857223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65.4554884444" office:value-type="float">
            <text:p>65.4554884444</text:p>
          </table:table-cell>
          <table:table-cell office:value="71.2093179764" office:value-type="float">
            <text:p>71.2093179764</text:p>
          </table:table-cell>
          <table:table-cell office:value="66.2472523741" office:value-type="float">
            <text:p>66.2472523741</text:p>
          </table:table-cell>
          <table:table-cell office:value="64.3545379483" office:value-type="float">
            <text:p>64.3545379483</text:p>
          </table:table-cell>
          <table:table-cell office:value="64.8410207548" office:value-type="float">
            <text:p>64.8410207548</text:p>
          </table:table-cell>
          <table:table-cell office:value="75.6323964771" office:value-type="float">
            <text:p>75.6323964771</text:p>
          </table:table-cell>
          <table:table-cell office:value="58.4314869629" office:value-type="float">
            <text:p>58.4314869629</text:p>
          </table:table-cell>
          <table:table-cell office:value="47.8632541006" office:value-type="float">
            <text:p>47.8632541006</text:p>
          </table:table-cell>
          <table:table-cell office:value="54.360486668" office:value-type="float">
            <text:p>54.360486668</text:p>
          </table:table-cell>
          <table:table-cell office:value="61.8351972629" office:value-type="float">
            <text:p>61.8351972629</text:p>
          </table:table-cell>
          <table:table-cell office:value="50.0700550905" office:value-type="float">
            <text:p>50.0700550905</text:p>
          </table:table-cell>
          <table:table-cell office:value="52.3313785438" office:value-type="float">
            <text:p>52.3313785438</text:p>
          </table:table-cell>
          <table:table-cell office:value="47.4386043479" office:value-type="float">
            <text:p>47.4386043479</text:p>
          </table:table-cell>
          <table:table-cell office:value="53.1059214162" office:value-type="float">
            <text:p>53.1059214162</text:p>
          </table:table-cell>
          <table:table-cell office:value-type="string">
            <text:p>ü</text:p>
          </table:table-cell>
          <table:table-cell office:value="6.06323743839" office:value-type="float">
            <text:p>6.06323743839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88.127585773" office:value-type="float">
            <text:p>588.127585773</text:p>
          </table:table-cell>
          <table:table-cell office:value="482.527483786" office:value-type="float">
            <text:p>482.527483786</text:p>
          </table:table-cell>
          <table:table-cell office:value="481.653779725" office:value-type="float">
            <text:p>481.653779725</text:p>
          </table:table-cell>
          <table:table-cell office:value="451.754901276" office:value-type="float">
            <text:p>451.754901276</text:p>
          </table:table-cell>
          <table:table-cell office:value="490.609467245" office:value-type="float">
            <text:p>490.609467245</text:p>
          </table:table-cell>
          <table:table-cell office:value="559.578315525" office:value-type="float">
            <text:p>559.578315525</text:p>
          </table:table-cell>
          <table:table-cell office:value="507.623480674" office:value-type="float">
            <text:p>507.623480674</text:p>
          </table:table-cell>
          <table:table-cell office:value="382.837606519" office:value-type="float">
            <text:p>382.837606519</text:p>
          </table:table-cell>
          <table:table-cell office:value="411.117269212" office:value-type="float">
            <text:p>411.117269212</text:p>
          </table:table-cell>
          <table:table-cell office:value="534.384324749" office:value-type="float">
            <text:p>534.384324749</text:p>
          </table:table-cell>
          <table:table-cell office:value="428.367046639" office:value-type="float">
            <text:p>428.367046639</text:p>
          </table:table-cell>
          <table:table-cell office:value="403.879580793" office:value-type="float">
            <text:p>403.879580793</text:p>
          </table:table-cell>
          <table:table-cell office:value="412.065581315" office:value-type="float">
            <text:p>412.065581315</text:p>
          </table:table-cell>
          <table:table-cell office:value="491.322029386" office:value-type="float">
            <text:p>491.322029386</text:p>
          </table:table-cell>
          <table:table-cell office:value-type="string">
            <text:p/>
          </table:table-cell>
          <table:table-cell office:value="14.6965046075" office:value-type="float">
            <text:p>14.696504607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63.476670677" office:value-type="float">
            <text:p>163.476670677</text:p>
          </table:table-cell>
          <table:table-cell office:value="151.630486434" office:value-type="float">
            <text:p>151.630486434</text:p>
          </table:table-cell>
          <table:table-cell office:value="146.522793986" office:value-type="float">
            <text:p>146.522793986</text:p>
          </table:table-cell>
          <table:table-cell office:value="139.646938711" office:value-type="float">
            <text:p>139.646938711</text:p>
          </table:table-cell>
          <table:table-cell office:value="146.60919398" office:value-type="float">
            <text:p>146.60919398</text:p>
          </table:table-cell>
          <table:table-cell office:value="168.895369442" office:value-type="float">
            <text:p>168.895369442</text:p>
          </table:table-cell>
          <table:table-cell office:value="143.035302504" office:value-type="float">
            <text:p>143.035302504</text:p>
          </table:table-cell>
          <table:table-cell office:value="111.66946107" office:value-type="float">
            <text:p>111.66946107</text:p>
          </table:table-cell>
          <table:table-cell office:value="122.87996388" office:value-type="float">
            <text:p>122.87996388</text:p>
          </table:table-cell>
          <table:table-cell office:value="150.899177286" office:value-type="float">
            <text:p>150.899177286</text:p>
          </table:table-cell>
          <table:table-cell office:value="121.464499472" office:value-type="float">
            <text:p>121.464499472</text:p>
          </table:table-cell>
          <table:table-cell office:value="119.644574607" office:value-type="float">
            <text:p>119.644574607</text:p>
          </table:table-cell>
          <table:table-cell office:value="116.116138139" office:value-type="float">
            <text:p>116.116138139</text:p>
          </table:table-cell>
          <table:table-cell office:value="134.99285366" office:value-type="float">
            <text:p>134.99285366</text:p>
          </table:table-cell>
          <table:table-cell office:value-type="string">
            <text:p/>
          </table:table-cell>
          <table:table-cell office:value="11.1377021656" office:value-type="float">
            <text:p>11.137702165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7705507361" office:value-type="float">
            <text:p>0.47705507361</text:p>
          </table:table-cell>
          <table:table-cell office:value="0.470826136441" office:value-type="float">
            <text:p>0.470826136441</text:p>
          </table:table-cell>
          <table:table-cell office:value="0.461810504814" office:value-type="float">
            <text:p>0.461810504814</text:p>
          </table:table-cell>
          <table:table-cell office:value="0.445008835936" office:value-type="float">
            <text:p>0.445008835936</text:p>
          </table:table-cell>
          <table:table-cell office:value="0.455469230635" office:value-type="float">
            <text:p>0.455469230635</text:p>
          </table:table-cell>
          <table:table-cell office:value="0.487325064961" office:value-type="float">
            <text:p>0.487325064961</text:p>
          </table:table-cell>
          <table:table-cell office:value="0.453096714968" office:value-type="float">
            <text:p>0.453096714968</text:p>
          </table:table-cell>
          <table:table-cell office:value="0.388798862998" office:value-type="float">
            <text:p>0.388798862998</text:p>
          </table:table-cell>
          <table:table-cell office:value="0.400108054829" office:value-type="float">
            <text:p>0.400108054829</text:p>
          </table:table-cell>
          <table:table-cell office:value="0.46861946019" office:value-type="float">
            <text:p>0.46861946019</text:p>
          </table:table-cell>
          <table:table-cell office:value="0.398066835178" office:value-type="float">
            <text:p>0.398066835178</text:p>
          </table:table-cell>
          <table:table-cell office:value="0.419512210928" office:value-type="float">
            <text:p>0.419512210928</text:p>
          </table:table-cell>
          <table:table-cell office:value="0.414957598077" office:value-type="float">
            <text:p>0.414957598077</text:p>
          </table:table-cell>
          <table:table-cell office:value="0.470693726131" office:value-type="float">
            <text:p>0.470693726131</text:p>
          </table:table-cell>
          <table:table-cell office:value-type="string">
            <text:p>ü</text:p>
          </table:table-cell>
          <table:table-cell office:value="18.2448987293" office:value-type="float">
            <text:p>18.244898729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48131057751" office:value-type="float">
            <text:p>2.48131057751</text:p>
          </table:table-cell>
          <table:table-cell office:value="2.40454498377" office:value-type="float">
            <text:p>2.40454498377</text:p>
          </table:table-cell>
          <table:table-cell office:value="2.32052890633" office:value-type="float">
            <text:p>2.32052890633</text:p>
          </table:table-cell>
          <table:table-cell office:value="2.16850961466" office:value-type="float">
            <text:p>2.16850961466</text:p>
          </table:table-cell>
          <table:table-cell office:value="2.27446746323" office:value-type="float">
            <text:p>2.27446746323</text:p>
          </table:table-cell>
          <table:table-cell office:value="2.37037377858" office:value-type="float">
            <text:p>2.37037377858</text:p>
          </table:table-cell>
          <table:table-cell office:value="2.3844091702" office:value-type="float">
            <text:p>2.3844091702</text:p>
          </table:table-cell>
          <table:table-cell office:value="1.93673670106" office:value-type="float">
            <text:p>1.93673670106</text:p>
          </table:table-cell>
          <table:table-cell office:value="1.88207217999" office:value-type="float">
            <text:p>1.88207217999</text:p>
          </table:table-cell>
          <table:table-cell office:value="2.32799521995" office:value-type="float">
            <text:p>2.32799521995</text:p>
          </table:table-cell>
          <table:table-cell office:value="1.91311689076" office:value-type="float">
            <text:p>1.91311689076</text:p>
          </table:table-cell>
          <table:table-cell office:value="1.83805431189" office:value-type="float">
            <text:p>1.83805431189</text:p>
          </table:table-cell>
          <table:table-cell office:value="1.87697151846" office:value-type="float">
            <text:p>1.87697151846</text:p>
          </table:table-cell>
          <table:table-cell office:value="2.06771361457" office:value-type="float">
            <text:p>2.06771361457</text:p>
          </table:table-cell>
          <table:table-cell office:value-type="string">
            <text:p>ü</text:p>
          </table:table-cell>
          <table:table-cell office:value="8.08088227945" office:value-type="float">
            <text:p>8.08088227945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3143863397" office:value-type="float">
            <text:p>43.3143863397</text:p>
          </table:table-cell>
          <table:table-cell office:value="43.2056522922" office:value-type="float">
            <text:p>43.2056522922</text:p>
          </table:table-cell>
          <table:table-cell office:value="43.227986054" office:value-type="float">
            <text:p>43.227986054</text:p>
          </table:table-cell>
          <table:table-cell office:value="43.2480796529" office:value-type="float">
            <text:p>43.2480796529</text:p>
          </table:table-cell>
          <table:table-cell office:value="43.3227003622" office:value-type="float">
            <text:p>43.3227003622</text:p>
          </table:table-cell>
          <table:table-cell office:value="43.9777343396" office:value-type="float">
            <text:p>43.9777343396</text:p>
          </table:table-cell>
          <table:table-cell office:value="42.7496220297" office:value-type="float">
            <text:p>42.7496220297</text:p>
          </table:table-cell>
          <table:table-cell office:value="43.7230659043" office:value-type="float">
            <text:p>43.7230659043</text:p>
          </table:table-cell>
          <table:table-cell office:value="43.620785523" office:value-type="float">
            <text:p>43.620785523</text:p>
          </table:table-cell>
          <table:table-cell office:value="44.4484682174" office:value-type="float">
            <text:p>44.4484682174</text:p>
          </table:table-cell>
          <table:table-cell office:value="44.1006534525" office:value-type="float">
            <text:p>44.1006534525</text:p>
          </table:table-cell>
          <table:table-cell office:value="43.7553557807" office:value-type="float">
            <text:p>43.7553557807</text:p>
          </table:table-cell>
          <table:table-cell office:value="43.4532842897" office:value-type="float">
            <text:p>43.4532842897</text:p>
          </table:table-cell>
          <table:table-cell office:value="44.3688722189" office:value-type="float">
            <text:p>44.3688722189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4529189619" office:value-type="float">
            <text:p>13.4529189619</text:p>
          </table:table-cell>
          <table:table-cell office:value="13.5594795616" office:value-type="float">
            <text:p>13.5594795616</text:p>
          </table:table-cell>
          <table:table-cell office:value="13.270207023" office:value-type="float">
            <text:p>13.270207023</text:p>
          </table:table-cell>
          <table:table-cell office:value="13.2587479245" office:value-type="float">
            <text:p>13.2587479245</text:p>
          </table:table-cell>
          <table:table-cell office:value="13.2926585916" office:value-type="float">
            <text:p>13.2926585916</text:p>
          </table:table-cell>
          <table:table-cell office:value="13.2072923984" office:value-type="float">
            <text:p>13.2072923984</text:p>
          </table:table-cell>
          <table:table-cell office:value="12.4824030564" office:value-type="float">
            <text:p>12.4824030564</text:p>
          </table:table-cell>
          <table:table-cell office:value="13.0428542907" office:value-type="float">
            <text:p>13.0428542907</text:p>
          </table:table-cell>
          <table:table-cell office:value="13.1514330569" office:value-type="float">
            <text:p>13.1514330569</text:p>
          </table:table-cell>
          <table:table-cell office:value="13.1539436966" office:value-type="float">
            <text:p>13.1539436966</text:p>
          </table:table-cell>
          <table:table-cell office:value="13.3134267903" office:value-type="float">
            <text:p>13.3134267903</text:p>
          </table:table-cell>
          <table:table-cell office:value="13.0923727223" office:value-type="float">
            <text:p>13.0923727223</text:p>
          </table:table-cell>
          <table:table-cell office:value="12.658390252" office:value-type="float">
            <text:p>12.658390252</text:p>
          </table:table-cell>
          <table:table-cell office:value="12.8558630181" office:value-type="float">
            <text:p>12.855863018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7872981092" office:value-type="float">
            <text:p>17.7872981092</text:p>
          </table:table-cell>
          <table:table-cell office:value="17.6001930381" office:value-type="float">
            <text:p>17.6001930381</text:p>
          </table:table-cell>
          <table:table-cell office:value="17.8269567526" office:value-type="float">
            <text:p>17.8269567526</text:p>
          </table:table-cell>
          <table:table-cell office:value="17.8119884729" office:value-type="float">
            <text:p>17.8119884729</text:p>
          </table:table-cell>
          <table:table-cell office:value="17.9385053492" office:value-type="float">
            <text:p>17.9385053492</text:p>
          </table:table-cell>
          <table:table-cell office:value="18.4296678765" office:value-type="float">
            <text:p>18.4296678765</text:p>
          </table:table-cell>
          <table:table-cell office:value="17.9479981432" office:value-type="float">
            <text:p>17.9479981432</text:p>
          </table:table-cell>
          <table:table-cell office:value="18.2717087641" office:value-type="float">
            <text:p>18.2717087641</text:p>
          </table:table-cell>
          <table:table-cell office:value="18.0875326781" office:value-type="float">
            <text:p>18.0875326781</text:p>
          </table:table-cell>
          <table:table-cell office:value="18.6743323161" office:value-type="float">
            <text:p>18.6743323161</text:p>
          </table:table-cell>
          <table:table-cell office:value="18.3438705112" office:value-type="float">
            <text:p>18.3438705112</text:p>
          </table:table-cell>
          <table:table-cell office:value="18.2401711075" office:value-type="float">
            <text:p>18.2401711075</text:p>
          </table:table-cell>
          <table:table-cell office:value="18.2623660527" office:value-type="float">
            <text:p>18.2623660527</text:p>
          </table:table-cell>
          <table:table-cell office:value="18.8115071248" office:value-type="float">
            <text:p>18.811507124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9.09789199885" office:value-type="float">
            <text:p>9.09789199885</text:p>
          </table:table-cell>
          <table:table-cell office:value="9.03322880978" office:value-type="float">
            <text:p>9.03322880978</text:p>
          </table:table-cell>
          <table:table-cell office:value="9.10875833007" office:value-type="float">
            <text:p>9.10875833007</text:p>
          </table:table-cell>
          <table:table-cell office:value="9.13770049881" office:value-type="float">
            <text:p>9.13770049881</text:p>
          </table:table-cell>
          <table:table-cell office:value="9.05967246121" office:value-type="float">
            <text:p>9.05967246121</text:p>
          </table:table-cell>
          <table:table-cell office:value="9.27057952421" office:value-type="float">
            <text:p>9.27057952421</text:p>
          </table:table-cell>
          <table:table-cell office:value="9.34509591483" office:value-type="float">
            <text:p>9.34509591483</text:p>
          </table:table-cell>
          <table:table-cell office:value="9.37102320362" office:value-type="float">
            <text:p>9.37102320362</text:p>
          </table:table-cell>
          <table:table-cell office:value="9.31994059449" office:value-type="float">
            <text:p>9.31994059449</text:p>
          </table:table-cell>
          <table:table-cell office:value="9.51862346108" office:value-type="float">
            <text:p>9.51862346108</text:p>
          </table:table-cell>
          <table:table-cell office:value="9.36585079482" office:value-type="float">
            <text:p>9.36585079482</text:p>
          </table:table-cell>
          <table:table-cell office:value="9.35844567733" office:value-type="float">
            <text:p>9.35844567733</text:p>
          </table:table-cell>
          <table:table-cell office:value="9.49465478649" office:value-type="float">
            <text:p>9.49465478649</text:p>
          </table:table-cell>
          <table:table-cell office:value="9.62517042058" office:value-type="float">
            <text:p>9.6251704205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2665267197" office:value-type="float">
            <text:p>41.2665267197</text:p>
          </table:table-cell>
          <table:table-cell office:value="41.5957817958" office:value-type="float">
            <text:p>41.5957817958</text:p>
          </table:table-cell>
          <table:table-cell office:value="41.3696472691" office:value-type="float">
            <text:p>41.3696472691</text:p>
          </table:table-cell>
          <table:table-cell office:value="40.9681238066" office:value-type="float">
            <text:p>40.9681238066</text:p>
          </table:table-cell>
          <table:table-cell office:value="40.9871997637" office:value-type="float">
            <text:p>40.9871997637</text:p>
          </table:table-cell>
          <table:table-cell office:value="40.0874966613" office:value-type="float">
            <text:p>40.0874966613</text:p>
          </table:table-cell>
          <table:table-cell office:value="41.4608204812" office:value-type="float">
            <text:p>41.4608204812</text:p>
          </table:table-cell>
          <table:table-cell office:value="40.4691413461" office:value-type="float">
            <text:p>40.4691413461</text:p>
          </table:table-cell>
          <table:table-cell office:value="40.5136908136" office:value-type="float">
            <text:p>40.5136908136</text:p>
          </table:table-cell>
          <table:table-cell office:value="39.4930586652" office:value-type="float">
            <text:p>39.4930586652</text:p>
          </table:table-cell>
          <table:table-cell office:value="39.7888914327" office:value-type="float">
            <text:p>39.7888914327</text:p>
          </table:table-cell>
          <table:table-cell office:value="39.7128845131" office:value-type="float">
            <text:p>39.7128845131</text:p>
          </table:table-cell>
          <table:table-cell office:value="39.9186012811" office:value-type="float">
            <text:p>39.9186012811</text:p>
          </table:table-cell>
          <table:table-cell office:value="38.7373770179" office:value-type="float">
            <text:p>38.737377017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1.7691070346" office:value-type="float">
            <text:p>11.7691070346</text:p>
          </table:table-cell>
          <table:table-cell office:value="12.2021975363" office:value-type="float">
            <text:p>12.2021975363</text:p>
          </table:table-cell>
          <table:table-cell office:value="12.0155005629" office:value-type="float">
            <text:p>12.0155005629</text:p>
          </table:table-cell>
          <table:table-cell office:value="11.1541051326" office:value-type="float">
            <text:p>11.1541051326</text:p>
          </table:table-cell>
          <table:table-cell office:value="11.4368511345" office:value-type="float">
            <text:p>11.4368511345</text:p>
          </table:table-cell>
          <table:table-cell office:value="9.73212992003" office:value-type="float">
            <text:p>9.73212992003</text:p>
          </table:table-cell>
          <table:table-cell office:value="9.25717801559" office:value-type="float">
            <text:p>9.25717801559</text:p>
          </table:table-cell>
          <table:table-cell office:value="10.5694004173" office:value-type="float">
            <text:p>10.5694004173</text:p>
          </table:table-cell>
          <table:table-cell office:value="10.463849422" office:value-type="float">
            <text:p>10.463849422</text:p>
          </table:table-cell>
          <table:table-cell office:value="9.25002227853" office:value-type="float">
            <text:p>9.25002227853</text:p>
          </table:table-cell>
          <table:table-cell office:value="9.41183944579" office:value-type="float">
            <text:p>9.41183944579</text:p>
          </table:table-cell>
          <table:table-cell office:value="9.45890798681" office:value-type="float">
            <text:p>9.45890798681</text:p>
          </table:table-cell>
          <table:table-cell office:value="8.1519186198" office:value-type="float">
            <text:p>8.1519186198</text:p>
          </table:table-cell>
          <table:table-cell office:value="7.56685026333" office:value-type="float">
            <text:p>7.5668502633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4515110657" office:value-type="float">
            <text:p>15.4515110657</text:p>
          </table:table-cell>
          <table:table-cell office:value="15.2337342489" office:value-type="float">
            <text:p>15.2337342489</text:p>
          </table:table-cell>
          <table:table-cell office:value="15.4343017474" office:value-type="float">
            <text:p>15.4343017474</text:p>
          </table:table-cell>
          <table:table-cell office:value="15.8172671298" office:value-type="float">
            <text:p>15.8172671298</text:p>
          </table:table-cell>
          <table:table-cell office:value="15.7177739814" office:value-type="float">
            <text:p>15.7177739814</text:p>
          </table:table-cell>
          <table:table-cell office:value="15.9497123096" office:value-type="float">
            <text:p>15.9497123096</text:p>
          </table:table-cell>
          <table:table-cell office:value="15.8005302228" office:value-type="float">
            <text:p>15.8005302228</text:p>
          </table:table-cell>
          <table:table-cell office:value="15.8269534199" office:value-type="float">
            <text:p>15.8269534199</text:p>
          </table:table-cell>
          <table:table-cell office:value="15.8746200157" office:value-type="float">
            <text:p>15.8746200157</text:p>
          </table:table-cell>
          <table:table-cell office:value="16.0773583686" office:value-type="float">
            <text:p>16.0773583686</text:p>
          </table:table-cell>
          <table:table-cell office:value="16.125546939" office:value-type="float">
            <text:p>16.125546939</text:p>
          </table:table-cell>
          <table:table-cell office:value="16.5570698163" office:value-type="float">
            <text:p>16.5570698163</text:p>
          </table:table-cell>
          <table:table-cell office:value="16.6295930762" office:value-type="float">
            <text:p>16.6295930762</text:p>
          </table:table-cell>
          <table:table-cell office:value="16.9028642825" office:value-type="float">
            <text:p>16.9028642825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8797625616" office:value-type="float">
            <text:p>17.8797625616</text:p>
          </table:table-cell>
          <table:table-cell office:value="16.7395613952" office:value-type="float">
            <text:p>16.7395613952</text:p>
          </table:table-cell>
          <table:table-cell office:value="21.4605420324" office:value-type="float">
            <text:p>21.4605420324</text:p>
          </table:table-cell>
          <table:table-cell office:value="15.2977593139" office:value-type="float">
            <text:p>15.2977593139</text:p>
          </table:table-cell>
          <table:table-cell office:value="16.0518286603" office:value-type="float">
            <text:p>16.0518286603</text:p>
          </table:table-cell>
          <table:table-cell office:value="16.3580054599" office:value-type="float">
            <text:p>16.3580054599</text:p>
          </table:table-cell>
          <table:table-cell office:value="16.8891554082" office:value-type="float">
            <text:p>16.8891554082</text:p>
          </table:table-cell>
          <table:table-cell office:value="13.0332021406" office:value-type="float">
            <text:p>13.0332021406</text:p>
          </table:table-cell>
          <table:table-cell office:value="12.817157081" office:value-type="float">
            <text:p>12.817157081</text:p>
          </table:table-cell>
          <table:table-cell office:value="15.955128758" office:value-type="float">
            <text:p>15.955128758</text:p>
          </table:table-cell>
          <table:table-cell office:value="13.0951426605" office:value-type="float">
            <text:p>13.0951426605</text:p>
          </table:table-cell>
          <table:table-cell office:value="12.852636605" office:value-type="float">
            <text:p>12.852636605</text:p>
          </table:table-cell>
          <table:table-cell office:value="12.608378392" office:value-type="float">
            <text:p>12.608378392</text:p>
          </table:table-cell>
          <table:table-cell office:value="13.721547083" office:value-type="float">
            <text:p>13.72154708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7201727416" office:value-type="float">
            <text:p>16.7201727416</text:p>
          </table:table-cell>
          <table:table-cell office:value="15.5651368245" office:value-type="float">
            <text:p>15.5651368245</text:p>
          </table:table-cell>
          <table:table-cell office:value="20.2613108999" office:value-type="float">
            <text:p>20.2613108999</text:p>
          </table:table-cell>
          <table:table-cell office:value="14.2639739932" office:value-type="float">
            <text:p>14.2639739932</text:p>
          </table:table-cell>
          <table:table-cell office:value="15.0301659552" office:value-type="float">
            <text:p>15.0301659552</text:p>
          </table:table-cell>
          <table:table-cell office:value="15.5367463274" office:value-type="float">
            <text:p>15.5367463274</text:p>
          </table:table-cell>
          <table:table-cell office:value="15.8680813623" office:value-type="float">
            <text:p>15.8680813623</text:p>
          </table:table-cell>
          <table:table-cell office:value="12.3341333098" office:value-type="float">
            <text:p>12.3341333098</text:p>
          </table:table-cell>
          <table:table-cell office:value="12.0847121957" office:value-type="float">
            <text:p>12.0847121957</text:p>
          </table:table-cell>
          <table:table-cell office:value="15.0038658901" office:value-type="float">
            <text:p>15.0038658901</text:p>
          </table:table-cell>
          <table:table-cell office:value="12.4084332128" office:value-type="float">
            <text:p>12.4084332128</text:p>
          </table:table-cell>
          <table:table-cell office:value="12.0411285154" office:value-type="float">
            <text:p>12.0411285154</text:p>
          </table:table-cell>
          <table:table-cell office:value="12.0614650808" office:value-type="float">
            <text:p>12.0614650808</text:p>
          </table:table-cell>
          <table:table-cell office:value="13.1649422827" office:value-type="float">
            <text:p>13.16494228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0.20275187" office:value-type="float">
            <text:p>30.20275187</text:p>
          </table:table-cell>
          <table:table-cell office:value="27.389668836" office:value-type="float">
            <text:p>27.389668836</text:p>
          </table:table-cell>
          <table:table-cell office:value="37.1602073952" office:value-type="float">
            <text:p>37.1602073952</text:p>
          </table:table-cell>
          <table:table-cell office:value="25.9400169329" office:value-type="float">
            <text:p>25.9400169329</text:p>
          </table:table-cell>
          <table:table-cell office:value="26.8797264475" office:value-type="float">
            <text:p>26.8797264475</text:p>
          </table:table-cell>
          <table:table-cell office:value="28.2834278342" office:value-type="float">
            <text:p>28.2834278342</text:p>
          </table:table-cell>
          <table:table-cell office:value="28.659870511" office:value-type="float">
            <text:p>28.659870511</text:p>
          </table:table-cell>
          <table:table-cell office:value="22.1887866561" office:value-type="float">
            <text:p>22.1887866561</text:p>
          </table:table-cell>
          <table:table-cell office:value="21.9449436599" office:value-type="float">
            <text:p>21.9449436599</text:p>
          </table:table-cell>
          <table:table-cell office:value="27.615916234" office:value-type="float">
            <text:p>27.615916234</text:p>
          </table:table-cell>
          <table:table-cell office:value="22.8974205764" office:value-type="float">
            <text:p>22.8974205764</text:p>
          </table:table-cell>
          <table:table-cell office:value="22.8558246102" office:value-type="float">
            <text:p>22.8558246102</text:p>
          </table:table-cell>
          <table:table-cell office:value="23.0072965539" office:value-type="float">
            <text:p>23.0072965539</text:p>
          </table:table-cell>
          <table:table-cell office:value="25.5045724713" office:value-type="float">
            <text:p>25.5045724713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1334536127" office:value-type="float">
            <text:p>16.1334536127</text:p>
          </table:table-cell>
          <table:table-cell office:value="15.2782477287" office:value-type="float">
            <text:p>15.2782477287</text:p>
          </table:table-cell>
          <table:table-cell office:value="18.7821402344" office:value-type="float">
            <text:p>18.7821402344</text:p>
          </table:table-cell>
          <table:table-cell office:value="13.8874335937" office:value-type="float">
            <text:p>13.8874335937</text:p>
          </table:table-cell>
          <table:table-cell office:value="14.5354230192" office:value-type="float">
            <text:p>14.5354230192</text:p>
          </table:table-cell>
          <table:table-cell office:value="14.4386157065" office:value-type="float">
            <text:p>14.4386157065</text:p>
          </table:table-cell>
          <table:table-cell office:value="15.3833375198" office:value-type="float">
            <text:p>15.3833375198</text:p>
          </table:table-cell>
          <table:table-cell office:value="11.625786267" office:value-type="float">
            <text:p>11.625786267</text:p>
          </table:table-cell>
          <table:table-cell office:value="11.5456005877" office:value-type="float">
            <text:p>11.5456005877</text:p>
          </table:table-cell>
          <table:table-cell office:value="14.0528388274" office:value-type="float">
            <text:p>14.0528388274</text:p>
          </table:table-cell>
          <table:table-cell office:value="11.7885281654" office:value-type="float">
            <text:p>11.7885281654</text:p>
          </table:table-cell>
          <table:table-cell office:value="11.6685004692" office:value-type="float">
            <text:p>11.6685004692</text:p>
          </table:table-cell>
          <table:table-cell office:value="11.484132927" office:value-type="float">
            <text:p>11.484132927</text:p>
          </table:table-cell>
          <table:table-cell office:value="12.4293562378" office:value-type="float">
            <text:p>12.4293562378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0026819744" office:value-type="float">
            <text:p>17.0026819744</text:p>
          </table:table-cell>
          <table:table-cell office:value="15.7045516407" office:value-type="float">
            <text:p>15.7045516407</text:p>
          </table:table-cell>
          <table:table-cell office:value="21.1915960222" office:value-type="float">
            <text:p>21.1915960222</text:p>
          </table:table-cell>
          <table:table-cell office:value="15.2275326549" office:value-type="float">
            <text:p>15.2275326549</text:p>
          </table:table-cell>
          <table:table-cell office:value="15.845299474" office:value-type="float">
            <text:p>15.845299474</text:p>
          </table:table-cell>
          <table:table-cell office:value="16.7340649669" office:value-type="float">
            <text:p>16.7340649669</text:p>
          </table:table-cell>
          <table:table-cell office:value="18.2057841789" office:value-type="float">
            <text:p>18.2057841789</text:p>
          </table:table-cell>
          <table:table-cell office:value="13.8061841358" office:value-type="float">
            <text:p>13.8061841358</text:p>
          </table:table-cell>
          <table:table-cell office:value="13.5574970949" office:value-type="float">
            <text:p>13.5574970949</text:p>
          </table:table-cell>
          <table:table-cell office:value="16.9930654077" office:value-type="float">
            <text:p>16.9930654077</text:p>
          </table:table-cell>
          <table:table-cell office:value="13.9202542219" office:value-type="float">
            <text:p>13.9202542219</text:p>
          </table:table-cell>
          <table:table-cell office:value="13.5195245875" office:value-type="float">
            <text:p>13.5195245875</text:p>
          </table:table-cell>
          <table:table-cell office:value="13.8234344288" office:value-type="float">
            <text:p>13.8234344288</text:p>
          </table:table-cell>
          <table:table-cell office:value="15.3893326673" office:value-type="float">
            <text:p>15.3893326673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.7179398383" office:value-type="float">
            <text:p>19.7179398383</text:p>
          </table:table-cell>
          <table:table-cell office:value="17.7414638767" office:value-type="float">
            <text:p>17.7414638767</text:p>
          </table:table-cell>
          <table:table-cell office:value="24.3905553619" office:value-type="float">
            <text:p>24.3905553619</text:p>
          </table:table-cell>
          <table:table-cell office:value="16.8587835415" office:value-type="float">
            <text:p>16.8587835415</text:p>
          </table:table-cell>
          <table:table-cell office:value="17.6027613033" office:value-type="float">
            <text:p>17.6027613033</text:p>
          </table:table-cell>
          <table:table-cell office:value="18.5121626792" office:value-type="float">
            <text:p>18.5121626792</text:p>
          </table:table-cell>
          <table:table-cell office:value="18.2095731235" office:value-type="float">
            <text:p>18.2095731235</text:p>
          </table:table-cell>
          <table:table-cell office:value="14.2454067034" office:value-type="float">
            <text:p>14.2454067034</text:p>
          </table:table-cell>
          <table:table-cell office:value="14.1540704616" office:value-type="float">
            <text:p>14.1540704616</text:p>
          </table:table-cell>
          <table:table-cell office:value="17.8265628028" office:value-type="float">
            <text:p>17.8265628028</text:p>
          </table:table-cell>
          <table:table-cell office:value="14.8979267529" office:value-type="float">
            <text:p>14.8979267529</text:p>
          </table:table-cell>
          <table:table-cell office:value="14.5108410842" office:value-type="float">
            <text:p>14.5108410842</text:p>
          </table:table-cell>
          <table:table-cell office:value="14.3543104221" office:value-type="float">
            <text:p>14.3543104221</text:p>
          </table:table-cell>
          <table:table-cell office:value="16.024587029" office:value-type="float">
            <text:p>16.02458702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7707077717" office:value-type="float">
            <text:p>16.7707077717</text:p>
          </table:table-cell>
          <table:table-cell office:value="15.2590247417" office:value-type="float">
            <text:p>15.2590247417</text:p>
          </table:table-cell>
          <table:table-cell office:value="19.8520708893" office:value-type="float">
            <text:p>19.8520708893</text:p>
          </table:table-cell>
          <table:table-cell office:value="14.1129660648" office:value-type="float">
            <text:p>14.1129660648</text:p>
          </table:table-cell>
          <table:table-cell office:value="14.5802634454" office:value-type="float">
            <text:p>14.5802634454</text:p>
          </table:table-cell>
          <table:table-cell office:value="14.919420282" office:value-type="float">
            <text:p>14.919420282</text:p>
          </table:table-cell>
          <table:table-cell office:value="15.2579904776" office:value-type="float">
            <text:p>15.2579904776</text:p>
          </table:table-cell>
          <table:table-cell office:value="11.7017395469" office:value-type="float">
            <text:p>11.7017395469</text:p>
          </table:table-cell>
          <table:table-cell office:value="11.6422730891" office:value-type="float">
            <text:p>11.6422730891</text:p>
          </table:table-cell>
          <table:table-cell office:value="14.5642490687" office:value-type="float">
            <text:p>14.5642490687</text:p>
          </table:table-cell>
          <table:table-cell office:value="11.9554948116" office:value-type="float">
            <text:p>11.9554948116</text:p>
          </table:table-cell>
          <table:table-cell office:value="11.9111369074" office:value-type="float">
            <text:p>11.9111369074</text:p>
          </table:table-cell>
          <table:table-cell office:value="11.554486356" office:value-type="float">
            <text:p>11.554486356</text:p>
          </table:table-cell>
          <table:table-cell office:value="12.9026283971" office:value-type="float">
            <text:p>12.902628397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2.557160445" office:value-type="float">
            <text:p>32.557160445</text:p>
          </table:table-cell>
          <table:table-cell office:value="30.488512629" office:value-type="float">
            <text:p>30.488512629</text:p>
          </table:table-cell>
          <table:table-cell office:value="40.5580194253" office:value-type="float">
            <text:p>40.5580194253</text:p>
          </table:table-cell>
          <table:table-cell office:value="28.6780860236" office:value-type="float">
            <text:p>28.6780860236</text:p>
          </table:table-cell>
          <table:table-cell office:value="29.0824239378" office:value-type="float">
            <text:p>29.0824239378</text:p>
          </table:table-cell>
          <table:table-cell office:value="30.5387250964" office:value-type="float">
            <text:p>30.5387250964</text:p>
          </table:table-cell>
          <table:table-cell office:value="32.4107948611" office:value-type="float">
            <text:p>32.4107948611</text:p>
          </table:table-cell>
          <table:table-cell office:value="24.9037928842" office:value-type="float">
            <text:p>24.9037928842</text:p>
          </table:table-cell>
          <table:table-cell office:value="23.6484214976" office:value-type="float">
            <text:p>23.6484214976</text:p>
          </table:table-cell>
          <table:table-cell office:value="30.154464536" office:value-type="float">
            <text:p>30.154464536</text:p>
          </table:table-cell>
          <table:table-cell office:value="24.9596088286" office:value-type="float">
            <text:p>24.9596088286</text:p>
          </table:table-cell>
          <table:table-cell office:value="24.1796737554" office:value-type="float">
            <text:p>24.1796737554</text:p>
          </table:table-cell>
          <table:table-cell office:value="24.5618415704" office:value-type="float">
            <text:p>24.5618415704</text:p>
          </table:table-cell>
          <table:table-cell office:value="26.8332983355" office:value-type="float">
            <text:p>26.833298335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.1827251412" office:value-type="float">
            <text:p>18.1827251412</text:p>
          </table:table-cell>
          <table:table-cell office:value="16.0741316673" office:value-type="float">
            <text:p>16.0741316673</text:p>
          </table:table-cell>
          <table:table-cell office:value="22.6491504351" office:value-type="float">
            <text:p>22.6491504351</text:p>
          </table:table-cell>
          <table:table-cell office:value="14.6860031721" office:value-type="float">
            <text:p>14.6860031721</text:p>
          </table:table-cell>
          <table:table-cell office:value="15.4298648708" office:value-type="float">
            <text:p>15.4298648708</text:p>
          </table:table-cell>
          <table:table-cell office:value="16.5182198961" office:value-type="float">
            <text:p>16.5182198961</text:p>
          </table:table-cell>
          <table:table-cell office:value="15.9696379246" office:value-type="float">
            <text:p>15.9696379246</text:p>
          </table:table-cell>
          <table:table-cell office:value="12.3861460859" office:value-type="float">
            <text:p>12.3861460859</text:p>
          </table:table-cell>
          <table:table-cell office:value="12.562504927" office:value-type="float">
            <text:p>12.562504927</text:p>
          </table:table-cell>
          <table:table-cell office:value="15.9451400226" office:value-type="float">
            <text:p>15.9451400226</text:p>
          </table:table-cell>
          <table:table-cell office:value="13.0133079191" office:value-type="float">
            <text:p>13.0133079191</text:p>
          </table:table-cell>
          <table:table-cell office:value="12.8324234518" office:value-type="float">
            <text:p>12.8324234518</text:p>
          </table:table-cell>
          <table:table-cell office:value="12.6862643382" office:value-type="float">
            <text:p>12.6862643382</text:p>
          </table:table-cell>
          <table:table-cell office:value="14.4478116924" office:value-type="float">
            <text:p>14.4478116924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7.7009871637" office:value-type="float">
            <text:p>37.7009871637</text:p>
          </table:table-cell>
          <table:table-cell office:value="33.1048892431" office:value-type="float">
            <text:p>33.1048892431</text:p>
          </table:table-cell>
          <table:table-cell office:value="47.3360972863" office:value-type="float">
            <text:p>47.3360972863</text:p>
          </table:table-cell>
          <table:table-cell office:value="30.9117239322" office:value-type="float">
            <text:p>30.9117239322</text:p>
          </table:table-cell>
          <table:table-cell office:value="32.729892233" office:value-type="float">
            <text:p>32.729892233</text:p>
          </table:table-cell>
          <table:table-cell office:value="35.7937907579" office:value-type="float">
            <text:p>35.7937907579</text:p>
          </table:table-cell>
          <table:table-cell office:value="34.3369561391" office:value-type="float">
            <text:p>34.3369561391</text:p>
          </table:table-cell>
          <table:table-cell office:value="26.5698120254" office:value-type="float">
            <text:p>26.5698120254</text:p>
          </table:table-cell>
          <table:table-cell office:value="26.6859302921" office:value-type="float">
            <text:p>26.6859302921</text:p>
          </table:table-cell>
          <table:table-cell office:value="34.4056802532" office:value-type="float">
            <text:p>34.4056802532</text:p>
          </table:table-cell>
          <table:table-cell office:value="28.3475639005" office:value-type="float">
            <text:p>28.3475639005</text:p>
          </table:table-cell>
          <table:table-cell office:value="27.1511768831" office:value-type="float">
            <text:p>27.1511768831</text:p>
          </table:table-cell>
          <table:table-cell office:value="27.359396276" office:value-type="float">
            <text:p>27.359396276</text:p>
          </table:table-cell>
          <table:table-cell office:value="31.0553336645" office:value-type="float">
            <text:p>31.05533366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.5391193203" office:value-type="float">
            <text:p>19.5391193203</text:p>
          </table:table-cell>
          <table:table-cell office:value="18.3120616169" office:value-type="float">
            <text:p>18.3120616169</text:p>
          </table:table-cell>
          <table:table-cell office:value="23.7022096634" office:value-type="float">
            <text:p>23.7022096634</text:p>
          </table:table-cell>
          <table:table-cell office:value="17.009728458" office:value-type="float">
            <text:p>17.009728458</text:p>
          </table:table-cell>
          <table:table-cell office:value="17.4144902207" office:value-type="float">
            <text:p>17.4144902207</text:p>
          </table:table-cell>
          <table:table-cell office:value="17.8027304051" office:value-type="float">
            <text:p>17.8027304051</text:p>
          </table:table-cell>
          <table:table-cell office:value="17.7876826776" office:value-type="float">
            <text:p>17.7876826776</text:p>
          </table:table-cell>
          <table:table-cell office:value="13.8681883677" office:value-type="float">
            <text:p>13.8681883677</text:p>
          </table:table-cell>
          <table:table-cell office:value="13.7128781256" office:value-type="float">
            <text:p>13.7128781256</text:p>
          </table:table-cell>
          <table:table-cell office:value="17.119573475" office:value-type="float">
            <text:p>17.119573475</text:p>
          </table:table-cell>
          <table:table-cell office:value="14.0061619347" office:value-type="float">
            <text:p>14.0061619347</text:p>
          </table:table-cell>
          <table:table-cell office:value="14.2610663174" office:value-type="float">
            <text:p>14.2610663174</text:p>
          </table:table-cell>
          <table:table-cell office:value="13.2203889256" office:value-type="float">
            <text:p>13.2203889256</text:p>
          </table:table-cell>
          <table:table-cell office:value="15.1229289285" office:value-type="float">
            <text:p>15.122928928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4245238931" office:value-type="float">
            <text:p>47.4245238931</text:p>
          </table:table-cell>
          <table:table-cell office:value="43.7827262887" office:value-type="float">
            <text:p>43.7827262887</text:p>
          </table:table-cell>
          <table:table-cell office:value="57.5606976114" office:value-type="float">
            <text:p>57.5606976114</text:p>
          </table:table-cell>
          <table:table-cell office:value="41.5025649467" office:value-type="float">
            <text:p>41.5025649467</text:p>
          </table:table-cell>
          <table:table-cell office:value="42.9416960037" office:value-type="float">
            <text:p>42.9416960037</text:p>
          </table:table-cell>
          <table:table-cell office:value="44.1031892084" office:value-type="float">
            <text:p>44.1031892084</text:p>
          </table:table-cell>
          <table:table-cell office:value="45.6616740523" office:value-type="float">
            <text:p>45.6616740523</text:p>
          </table:table-cell>
          <table:table-cell office:value="35.0583340238" office:value-type="float">
            <text:p>35.0583340238</text:p>
          </table:table-cell>
          <table:table-cell office:value="34.0808557406" office:value-type="float">
            <text:p>34.0808557406</text:p>
          </table:table-cell>
          <table:table-cell office:value="42.7740695676" office:value-type="float">
            <text:p>42.7740695676</text:p>
          </table:table-cell>
          <table:table-cell office:value="35.461220254" office:value-type="float">
            <text:p>35.461220254</text:p>
          </table:table-cell>
          <table:table-cell office:value="35.8272195164" office:value-type="float">
            <text:p>35.8272195164</text:p>
          </table:table-cell>
          <table:table-cell office:value="35.5654214375" office:value-type="float">
            <text:p>35.5654214375</text:p>
          </table:table-cell>
          <table:table-cell office:value="39.1249678293" office:value-type="float">
            <text:p>39.124967829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3116042479" office:value-type="float">
            <text:p>43.3116042479</text:p>
          </table:table-cell>
          <table:table-cell office:value="38.6327789232" office:value-type="float">
            <text:p>38.6327789232</text:p>
          </table:table-cell>
          <table:table-cell office:value="53.1900068739" office:value-type="float">
            <text:p>53.1900068739</text:p>
          </table:table-cell>
          <table:table-cell office:value="35.2895126312" office:value-type="float">
            <text:p>35.2895126312</text:p>
          </table:table-cell>
          <table:table-cell office:value="37.4353898068" office:value-type="float">
            <text:p>37.4353898068</text:p>
          </table:table-cell>
          <table:table-cell office:value="39.1289863314" office:value-type="float">
            <text:p>39.1289863314</text:p>
          </table:table-cell>
          <table:table-cell office:value="38.7627983569" office:value-type="float">
            <text:p>38.7627983569</text:p>
          </table:table-cell>
          <table:table-cell office:value="29.6397263903" office:value-type="float">
            <text:p>29.6397263903</text:p>
          </table:table-cell>
          <table:table-cell office:value="29.5112944867" office:value-type="float">
            <text:p>29.5112944867</text:p>
          </table:table-cell>
          <table:table-cell office:value="37.5786404128" office:value-type="float">
            <text:p>37.5786404128</text:p>
          </table:table-cell>
          <table:table-cell office:value="30.49008507" office:value-type="float">
            <text:p>30.49008507</text:p>
          </table:table-cell>
          <table:table-cell office:value="30.5674148792" office:value-type="float">
            <text:p>30.5674148792</text:p>
          </table:table-cell>
          <table:table-cell office:value="29.6643907071" office:value-type="float">
            <text:p>29.6643907071</text:p>
          </table:table-cell>
          <table:table-cell office:value="33.6961257574" office:value-type="float">
            <text:p>33.696125757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63.6404304365" office:value-type="float">
            <text:p>63.6404304365</text:p>
          </table:table-cell>
          <table:table-cell office:value="59.9745787502" office:value-type="float">
            <text:p>59.9745787502</text:p>
          </table:table-cell>
          <table:table-cell office:value="80.7366809481" office:value-type="float">
            <text:p>80.7366809481</text:p>
          </table:table-cell>
          <table:table-cell office:value="56.4397415672" office:value-type="float">
            <text:p>56.4397415672</text:p>
          </table:table-cell>
          <table:table-cell office:value="57.6946285326" office:value-type="float">
            <text:p>57.6946285326</text:p>
          </table:table-cell>
          <table:table-cell office:value="62.2513632099" office:value-type="float">
            <text:p>62.2513632099</text:p>
          </table:table-cell>
          <table:table-cell office:value="55.9034216078" office:value-type="float">
            <text:p>55.9034216078</text:p>
          </table:table-cell>
          <table:table-cell office:value="44.877100516" office:value-type="float">
            <text:p>44.877100516</text:p>
          </table:table-cell>
          <table:table-cell office:value="47.4556897896" office:value-type="float">
            <text:p>47.4556897896</text:p>
          </table:table-cell>
          <table:table-cell office:value="57.2963736911" office:value-type="float">
            <text:p>57.2963736911</text:p>
          </table:table-cell>
          <table:table-cell office:value="46.7408247289" office:value-type="float">
            <text:p>46.7408247289</text:p>
          </table:table-cell>
          <table:table-cell office:value="49.8295396503" office:value-type="float">
            <text:p>49.8295396503</text:p>
          </table:table-cell>
          <table:table-cell office:value="45.5929704989" office:value-type="float">
            <text:p>45.5929704989</text:p>
          </table:table-cell>
          <table:table-cell office:value="53.219801708" office:value-type="float">
            <text:p>53.21980170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4.3150675159" office:value-type="float">
            <text:p>34.3150675159</text:p>
          </table:table-cell>
          <table:table-cell office:value="30.3384627575" office:value-type="float">
            <text:p>30.3384627575</text:p>
          </table:table-cell>
          <table:table-cell office:value="42.0541606511" office:value-type="float">
            <text:p>42.0541606511</text:p>
          </table:table-cell>
          <table:table-cell office:value="27.89065487" office:value-type="float">
            <text:p>27.89065487</text:p>
          </table:table-cell>
          <table:table-cell office:value="29.5008200133" office:value-type="float">
            <text:p>29.5008200133</text:p>
          </table:table-cell>
          <table:table-cell office:value="30.821025345" office:value-type="float">
            <text:p>30.821025345</text:p>
          </table:table-cell>
          <table:table-cell office:value="30.7935937934" office:value-type="float">
            <text:p>30.7935937934</text:p>
          </table:table-cell>
          <table:table-cell office:value="23.3865922999" office:value-type="float">
            <text:p>23.3865922999</text:p>
          </table:table-cell>
          <table:table-cell office:value="22.8103225452" office:value-type="float">
            <text:p>22.8103225452</text:p>
          </table:table-cell>
          <table:table-cell office:value="29.9553671148" office:value-type="float">
            <text:p>29.9553671148</text:p>
          </table:table-cell>
          <table:table-cell office:value="23.9943835212" office:value-type="float">
            <text:p>23.9943835212</text:p>
          </table:table-cell>
          <table:table-cell office:value="23.8781485023" office:value-type="float">
            <text:p>23.8781485023</text:p>
          </table:table-cell>
          <table:table-cell office:value="23.3082957931" office:value-type="float">
            <text:p>23.3082957931</text:p>
          </table:table-cell>
          <table:table-cell office:value="26.6264389264" office:value-type="float">
            <text:p>26.626438926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.7098164116" office:value-type="float">
            <text:p>40.7098164116</text:p>
          </table:table-cell>
          <table:table-cell office:value="33.220170598" office:value-type="float">
            <text:p>33.220170598</text:p>
          </table:table-cell>
          <table:table-cell office:value="45.7712385335" office:value-type="float">
            <text:p>45.7712385335</text:p>
          </table:table-cell>
          <table:table-cell office:value="29.094052413" office:value-type="float">
            <text:p>29.094052413</text:p>
          </table:table-cell>
          <table:table-cell office:value="32.4414475105" office:value-type="float">
            <text:p>32.4414475105</text:p>
          </table:table-cell>
          <table:table-cell office:value="36.5427217327" office:value-type="float">
            <text:p>36.5427217327</text:p>
          </table:table-cell>
          <table:table-cell office:value="32.1422639986" office:value-type="float">
            <text:p>32.1422639986</text:p>
          </table:table-cell>
          <table:table-cell office:value="26.2905376426" office:value-type="float">
            <text:p>26.2905376426</text:p>
          </table:table-cell>
          <table:table-cell office:value="26.3760985505" office:value-type="float">
            <text:p>26.3760985505</text:p>
          </table:table-cell>
          <table:table-cell office:value="33.4098957342" office:value-type="float">
            <text:p>33.4098957342</text:p>
          </table:table-cell>
          <table:table-cell office:value="26.9540244796" office:value-type="float">
            <text:p>26.9540244796</text:p>
          </table:table-cell>
          <table:table-cell office:value="26.5490256971" office:value-type="float">
            <text:p>26.5490256971</text:p>
          </table:table-cell>
          <table:table-cell office:value="25.9973617996" office:value-type="float">
            <text:p>25.9973617996</text:p>
          </table:table-cell>
          <table:table-cell office:value="30.9929852546" office:value-type="float">
            <text:p>30.9929852546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.427338599" office:value-type="float">
            <text:p>28.427338599</text:p>
          </table:table-cell>
          <table:table-cell office:value="24.4385842228" office:value-type="float">
            <text:p>24.4385842228</text:p>
          </table:table-cell>
          <table:table-cell office:value="35.6658491831" office:value-type="float">
            <text:p>35.6658491831</text:p>
          </table:table-cell>
          <table:table-cell office:value="22.4884711204" office:value-type="float">
            <text:p>22.4884711204</text:p>
          </table:table-cell>
          <table:table-cell office:value="23.4692047942" office:value-type="float">
            <text:p>23.4692047942</text:p>
          </table:table-cell>
          <table:table-cell office:value="27.1636377211" office:value-type="float">
            <text:p>27.1636377211</text:p>
          </table:table-cell>
          <table:table-cell office:value="22.9421968496" office:value-type="float">
            <text:p>22.9421968496</text:p>
          </table:table-cell>
          <table:table-cell office:value="17.7865054439" office:value-type="float">
            <text:p>17.7865054439</text:p>
          </table:table-cell>
          <table:table-cell office:value="19.713747526" office:value-type="float">
            <text:p>19.713747526</text:p>
          </table:table-cell>
          <table:table-cell office:value="24.2765217963" office:value-type="float">
            <text:p>24.2765217963</text:p>
          </table:table-cell>
          <table:table-cell office:value="19.5623726608" office:value-type="float">
            <text:p>19.5623726608</text:p>
          </table:table-cell>
          <table:table-cell office:value="19.3563671007" office:value-type="float">
            <text:p>19.3563671007</text:p>
          </table:table-cell>
          <table:table-cell office:value="18.6971413996" office:value-type="float">
            <text:p>18.6971413996</text:p>
          </table:table-cell>
          <table:table-cell office:value="21.7097982446" office:value-type="float">
            <text:p>21.709798244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outh_Ea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93.652911826" office:value-type="float">
            <text:p>293.652911826</text:p>
          </table:table-cell>
          <table:table-cell office:value="297.079295247" office:value-type="float">
            <text:p>297.079295247</text:p>
          </table:table-cell>
          <table:table-cell office:value="283.902248285" office:value-type="float">
            <text:p>283.902248285</text:p>
          </table:table-cell>
          <table:table-cell office:value="273.959298597" office:value-type="float">
            <text:p>273.959298597</text:p>
          </table:table-cell>
          <table:table-cell office:value="250.463661498" office:value-type="float">
            <text:p>250.463661498</text:p>
          </table:table-cell>
          <table:table-cell office:value="247.00188782" office:value-type="float">
            <text:p>247.00188782</text:p>
          </table:table-cell>
          <table:table-cell office:value="252.686330784" office:value-type="float">
            <text:p>252.686330784</text:p>
          </table:table-cell>
          <table:table-cell office:value="233.786347503" office:value-type="float">
            <text:p>233.786347503</text:p>
          </table:table-cell>
          <table:table-cell office:value="231.484079483" office:value-type="float">
            <text:p>231.484079483</text:p>
          </table:table-cell>
          <table:table-cell office:value="241.705036316" office:value-type="float">
            <text:p>241.705036316</text:p>
          </table:table-cell>
          <table:table-cell office:value="240.556252433" office:value-type="float">
            <text:p>240.556252433</text:p>
          </table:table-cell>
          <table:table-cell office:value="223.254436413" office:value-type="float">
            <text:p>223.254436413</text:p>
          </table:table-cell>
          <table:table-cell office:value="198.837801677" office:value-type="float">
            <text:p>198.837801677</text:p>
          </table:table-cell>
          <table:table-cell office:value="209.991440533" office:value-type="float">
            <text:p>209.991440533</text:p>
          </table:table-cell>
          <table:table-cell office:value-type="string">
            <text:p>ü</text:p>
          </table:table-cell>
          <table:table-cell office:value="-12.7058896163" office:value-type="float">
            <text:p>-12.70588961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2946601123" office:value-type="float">
            <text:p>1.22946601123</text:p>
          </table:table-cell>
          <table:table-cell office:value="1.24381159334" office:value-type="float">
            <text:p>1.24381159334</text:p>
          </table:table-cell>
          <table:table-cell office:value="1.18864193312" office:value-type="float">
            <text:p>1.18864193312</text:p>
          </table:table-cell>
          <table:table-cell office:value="1.14701279137" office:value-type="float">
            <text:p>1.14701279137</text:p>
          </table:table-cell>
          <table:table-cell office:value="1.04864125796" office:value-type="float">
            <text:p>1.04864125796</text:p>
          </table:table-cell>
          <table:table-cell office:value="1.03414750392" office:value-type="float">
            <text:p>1.03414750392</text:p>
          </table:table-cell>
          <table:table-cell office:value="1.05794712973" office:value-type="float">
            <text:p>1.05794712973</text:p>
          </table:table-cell>
          <table:table-cell office:value="0.978816679725" office:value-type="float">
            <text:p>0.978816679725</text:p>
          </table:table-cell>
          <table:table-cell office:value="0.969177543981" office:value-type="float">
            <text:p>0.969177543981</text:p>
          </table:table-cell>
          <table:table-cell office:value="1.01197064605" office:value-type="float">
            <text:p>1.01197064605</text:p>
          </table:table-cell>
          <table:table-cell office:value="1.00716091768" office:value-type="float">
            <text:p>1.00716091768</text:p>
          </table:table-cell>
          <table:table-cell office:value="0.934721674374" office:value-type="float">
            <text:p>0.934721674374</text:p>
          </table:table-cell>
          <table:table-cell office:value="0.83249410806" office:value-type="float">
            <text:p>0.83249410806</text:p>
          </table:table-cell>
          <table:table-cell office:value="0.879192163225" office:value-type="float">
            <text:p>0.879192163225</text:p>
          </table:table-cell>
          <table:table-cell office:value-type="string">
            <text:p>ü</text:p>
          </table:table-cell>
          <table:table-cell office:value="-12.7058896163" office:value-type="float">
            <text:p>-12.705889616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68.162885224" office:value-type="float">
            <text:p>268.162885224</text:p>
          </table:table-cell>
          <table:table-cell office:value="269.280497594" office:value-type="float">
            <text:p>269.280497594</text:p>
          </table:table-cell>
          <table:table-cell office:value="258.867715074" office:value-type="float">
            <text:p>258.867715074</text:p>
          </table:table-cell>
          <table:table-cell office:value="253.218309615" office:value-type="float">
            <text:p>253.218309615</text:p>
          </table:table-cell>
          <table:table-cell office:value="227.529293638" office:value-type="float">
            <text:p>227.529293638</text:p>
          </table:table-cell>
          <table:table-cell office:value="227.47231477" office:value-type="float">
            <text:p>227.47231477</text:p>
          </table:table-cell>
          <table:table-cell office:value="236.303049987" office:value-type="float">
            <text:p>236.303049987</text:p>
          </table:table-cell>
          <table:table-cell office:value="217.584880067" office:value-type="float">
            <text:p>217.584880067</text:p>
          </table:table-cell>
          <table:table-cell office:value="213.407465685" office:value-type="float">
            <text:p>213.407465685</text:p>
          </table:table-cell>
          <table:table-cell office:value="228.453490529" office:value-type="float">
            <text:p>228.453490529</text:p>
          </table:table-cell>
          <table:table-cell office:value="223.523061898" office:value-type="float">
            <text:p>223.523061898</text:p>
          </table:table-cell>
          <table:table-cell office:value="210.294992419" office:value-type="float">
            <text:p>210.294992419</text:p>
          </table:table-cell>
          <table:table-cell office:value="186.516860414" office:value-type="float">
            <text:p>186.516860414</text:p>
          </table:table-cell>
          <table:table-cell office:value="196.675998385" office:value-type="float">
            <text:p>196.675998385</text:p>
          </table:table-cell>
          <table:table-cell office:value-type="string">
            <text:p>-</text:p>
          </table:table-cell>
          <table:table-cell office:value="-12.0108696099" office:value-type="float">
            <text:p>-12.010869609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1623506641" office:value-type="float">
            <text:p>10.1623506641</text:p>
          </table:table-cell>
          <table:table-cell office:value="10.3098092685" office:value-type="float">
            <text:p>10.3098092685</text:p>
          </table:table-cell>
          <table:table-cell office:value="9.83097049329" office:value-type="float">
            <text:p>9.83097049329</text:p>
          </table:table-cell>
          <table:table-cell office:value="9.69239883721" office:value-type="float">
            <text:p>9.69239883721</text:p>
          </table:table-cell>
          <table:table-cell office:value="8.82247548191" office:value-type="float">
            <text:p>8.82247548191</text:p>
          </table:table-cell>
          <table:table-cell office:value="8.99847148858" office:value-type="float">
            <text:p>8.99847148858</text:p>
          </table:table-cell>
          <table:table-cell office:value="9.24992266835" office:value-type="float">
            <text:p>9.24992266835</text:p>
          </table:table-cell>
          <table:table-cell office:value="8.61166148673" office:value-type="float">
            <text:p>8.61166148673</text:p>
          </table:table-cell>
          <table:table-cell office:value="8.27342565991" office:value-type="float">
            <text:p>8.27342565991</text:p>
          </table:table-cell>
          <table:table-cell office:value="9.22087605089" office:value-type="float">
            <text:p>9.22087605089</text:p>
          </table:table-cell>
          <table:table-cell office:value="8.92449668498" office:value-type="float">
            <text:p>8.92449668498</text:p>
          </table:table-cell>
          <table:table-cell office:value="8.41072250171" office:value-type="float">
            <text:p>8.41072250171</text:p>
          </table:table-cell>
          <table:table-cell office:value="7.31970236905" office:value-type="float">
            <text:p>7.31970236905</text:p>
          </table:table-cell>
          <table:table-cell office:value="8.01286118597" office:value-type="float">
            <text:p>8.01286118597</text:p>
          </table:table-cell>
          <table:table-cell office:value-type="string">
            <text:p>ü</text:p>
          </table:table-cell>
          <table:table-cell office:value="-10.2149794122" office:value-type="float">
            <text:p>-10.214979412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8193783042" office:value-type="float">
            <text:p>12.8193783042</text:p>
          </table:table-cell>
          <table:table-cell office:value="12.872384968" office:value-type="float">
            <text:p>12.872384968</text:p>
          </table:table-cell>
          <table:table-cell office:value="12.3761111868" office:value-type="float">
            <text:p>12.3761111868</text:p>
          </table:table-cell>
          <table:table-cell office:value="12.0321930765" office:value-type="float">
            <text:p>12.0321930765</text:p>
          </table:table-cell>
          <table:table-cell office:value="10.9342577115" office:value-type="float">
            <text:p>10.9342577115</text:p>
          </table:table-cell>
          <table:table-cell office:value="11.013913019" office:value-type="float">
            <text:p>11.013913019</text:p>
          </table:table-cell>
          <table:table-cell office:value="11.4261885947" office:value-type="float">
            <text:p>11.4261885947</text:p>
          </table:table-cell>
          <table:table-cell office:value="10.5862625019" office:value-type="float">
            <text:p>10.5862625019</text:p>
          </table:table-cell>
          <table:table-cell office:value="10.2226361711" office:value-type="float">
            <text:p>10.2226361711</text:p>
          </table:table-cell>
          <table:table-cell office:value="11.1640429675" office:value-type="float">
            <text:p>11.1640429675</text:p>
          </table:table-cell>
          <table:table-cell office:value="10.9432840752" office:value-type="float">
            <text:p>10.9432840752</text:p>
          </table:table-cell>
          <table:table-cell office:value="10.1418167511" office:value-type="float">
            <text:p>10.1418167511</text:p>
          </table:table-cell>
          <table:table-cell office:value="8.77503556347" office:value-type="float">
            <text:p>8.77503556347</text:p>
          </table:table-cell>
          <table:table-cell office:value="9.52669741974" office:value-type="float">
            <text:p>9.52669741974</text:p>
          </table:table-cell>
          <table:table-cell office:value-type="string">
            <text:p>ü</text:p>
          </table:table-cell>
          <table:table-cell office:value="-12.9448038245" office:value-type="float">
            <text:p>-12.944803824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0783551978" office:value-type="float">
            <text:p>4.0783551978</text:p>
          </table:table-cell>
          <table:table-cell office:value="4.04863211853" office:value-type="float">
            <text:p>4.04863211853</text:p>
          </table:table-cell>
          <table:table-cell office:value="3.86135225193" office:value-type="float">
            <text:p>3.86135225193</text:p>
          </table:table-cell>
          <table:table-cell office:value="3.78531972818" office:value-type="float">
            <text:p>3.78531972818</text:p>
          </table:table-cell>
          <table:table-cell office:value="3.48440736386" office:value-type="float">
            <text:p>3.48440736386</text:p>
          </table:table-cell>
          <table:table-cell office:value="3.39676009496" office:value-type="float">
            <text:p>3.39676009496</text:p>
          </table:table-cell>
          <table:table-cell office:value="3.55186782625" office:value-type="float">
            <text:p>3.55186782625</text:p>
          </table:table-cell>
          <table:table-cell office:value="3.29101855906" office:value-type="float">
            <text:p>3.29101855906</text:p>
          </table:table-cell>
          <table:table-cell office:value="3.23089844064" office:value-type="float">
            <text:p>3.23089844064</text:p>
          </table:table-cell>
          <table:table-cell office:value="3.41003925783" office:value-type="float">
            <text:p>3.41003925783</text:p>
          </table:table-cell>
          <table:table-cell office:value="3.40490220375" office:value-type="float">
            <text:p>3.40490220375</text:p>
          </table:table-cell>
          <table:table-cell office:value="3.08421741469" office:value-type="float">
            <text:p>3.08421741469</text:p>
          </table:table-cell>
          <table:table-cell office:value="2.71299467632" office:value-type="float">
            <text:p>2.71299467632</text:p>
          </table:table-cell>
          <table:table-cell office:value="2.91775864623" office:value-type="float">
            <text:p>2.91775864623</text:p>
          </table:table-cell>
          <table:table-cell office:value-type="string">
            <text:p>ü</text:p>
          </table:table-cell>
          <table:table-cell office:value="-14.3071233287" office:value-type="float">
            <text:p>-14.307123328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22012207874" office:value-type="float">
            <text:p>5.22012207874</text:p>
          </table:table-cell>
          <table:table-cell office:value="5.30058212833" office:value-type="float">
            <text:p>5.30058212833</text:p>
          </table:table-cell>
          <table:table-cell office:value="5.1067671158" office:value-type="float">
            <text:p>5.1067671158</text:p>
          </table:table-cell>
          <table:table-cell office:value="4.92335058802" office:value-type="float">
            <text:p>4.92335058802</text:p>
          </table:table-cell>
          <table:table-cell office:value="4.46299525655" office:value-type="float">
            <text:p>4.46299525655</text:p>
          </table:table-cell>
          <table:table-cell office:value="4.53390356942" office:value-type="float">
            <text:p>4.53390356942</text:p>
          </table:table-cell>
          <table:table-cell office:value="4.73063648537" office:value-type="float">
            <text:p>4.73063648537</text:p>
          </table:table-cell>
          <table:table-cell office:value="4.34642323047" office:value-type="float">
            <text:p>4.34642323047</text:p>
          </table:table-cell>
          <table:table-cell office:value="4.1693549849" office:value-type="float">
            <text:p>4.1693549849</text:p>
          </table:table-cell>
          <table:table-cell office:value="4.65934129123" office:value-type="float">
            <text:p>4.65934129123</text:p>
          </table:table-cell>
          <table:table-cell office:value="4.52137897078" office:value-type="float">
            <text:p>4.52137897078</text:p>
          </table:table-cell>
          <table:table-cell office:value="4.1953330438" office:value-type="float">
            <text:p>4.1953330438</text:p>
          </table:table-cell>
          <table:table-cell office:value="3.60369973062" office:value-type="float">
            <text:p>3.60369973062</text:p>
          </table:table-cell>
          <table:table-cell office:value="3.96754537311" office:value-type="float">
            <text:p>3.96754537311</text:p>
          </table:table-cell>
          <table:table-cell office:value-type="string">
            <text:p>ü</text:p>
          </table:table-cell>
          <table:table-cell office:value="-12.2492186843" office:value-type="float">
            <text:p>-12.249218684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63196530861" office:value-type="float">
            <text:p>2.63196530861</text:p>
          </table:table-cell>
          <table:table-cell office:value="2.63315158423" office:value-type="float">
            <text:p>2.63315158423</text:p>
          </table:table-cell>
          <table:table-cell office:value="2.55748418771" office:value-type="float">
            <text:p>2.55748418771</text:p>
          </table:table-cell>
          <table:table-cell office:value="2.48413287543" office:value-type="float">
            <text:p>2.48413287543</text:p>
          </table:table-cell>
          <table:table-cell office:value="2.22713551064" office:value-type="float">
            <text:p>2.22713551064</text:p>
          </table:table-cell>
          <table:table-cell office:value="2.31840096675" office:value-type="float">
            <text:p>2.31840096675</text:p>
          </table:table-cell>
          <table:table-cell office:value="2.34315906386" office:value-type="float">
            <text:p>2.34315906386</text:p>
          </table:table-cell>
          <table:table-cell office:value="2.20542391939" office:value-type="float">
            <text:p>2.20542391939</text:p>
          </table:table-cell>
          <table:table-cell office:value="2.10339329313" office:value-type="float">
            <text:p>2.10339329313</text:p>
          </table:table-cell>
          <table:table-cell office:value="2.32449562618" office:value-type="float">
            <text:p>2.32449562618</text:p>
          </table:table-cell>
          <table:table-cell office:value="2.24801473777" office:value-type="float">
            <text:p>2.24801473777</text:p>
          </table:table-cell>
          <table:table-cell office:value="2.14776358332" office:value-type="float">
            <text:p>2.14776358332</text:p>
          </table:table-cell>
          <table:table-cell office:value="1.83401702876" office:value-type="float">
            <text:p>1.83401702876</text:p>
          </table:table-cell>
          <table:table-cell office:value="1.96265046072" office:value-type="float">
            <text:p>1.96265046072</text:p>
          </table:table-cell>
          <table:table-cell office:value-type="string">
            <text:p>ü</text:p>
          </table:table-cell>
          <table:table-cell office:value="-12.6940572166" office:value-type="float">
            <text:p>-12.694057216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0598126152" office:value-type="float">
            <text:p>41.0598126152</text:p>
          </table:table-cell>
          <table:table-cell office:value="42.0853758695" office:value-type="float">
            <text:p>42.0853758695</text:p>
          </table:table-cell>
          <table:table-cell office:value="39.8956086517" office:value-type="float">
            <text:p>39.8956086517</text:p>
          </table:table-cell>
          <table:table-cell office:value="38.1644237393" office:value-type="float">
            <text:p>38.1644237393</text:p>
          </table:table-cell>
          <table:table-cell office:value="36.1050412693" office:value-type="float">
            <text:p>36.1050412693</text:p>
          </table:table-cell>
          <table:table-cell office:value="35.6689663509" office:value-type="float">
            <text:p>35.6689663509</text:p>
          </table:table-cell>
          <table:table-cell office:value="38.479339026" office:value-type="float">
            <text:p>38.479339026</text:p>
          </table:table-cell>
          <table:table-cell office:value="34.7989821965" office:value-type="float">
            <text:p>34.7989821965</text:p>
          </table:table-cell>
          <table:table-cell office:value="33.6875080177" office:value-type="float">
            <text:p>33.6875080177</text:p>
          </table:table-cell>
          <table:table-cell office:value="36.3502975053" office:value-type="float">
            <text:p>36.3502975053</text:p>
          </table:table-cell>
          <table:table-cell office:value="37.0653241712" office:value-type="float">
            <text:p>37.0653241712</text:p>
          </table:table-cell>
          <table:table-cell office:value="33.3570458375" office:value-type="float">
            <text:p>33.3570458375</text:p>
          </table:table-cell>
          <table:table-cell office:value="29.1020920887" office:value-type="float">
            <text:p>29.1020920887</text:p>
          </table:table-cell>
          <table:table-cell office:value="33.2420171659" office:value-type="float">
            <text:p>33.2420171659</text:p>
          </table:table-cell>
          <table:table-cell office:value-type="string">
            <text:p>ü</text:p>
          </table:table-cell>
          <table:table-cell office:value="-10.315050767" office:value-type="float">
            <text:p>-10.31505076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9.9390456604" office:value-type="float">
            <text:p>29.9390456604</text:p>
          </table:table-cell>
          <table:table-cell office:value="29.9526306323" office:value-type="float">
            <text:p>29.9526306323</text:p>
          </table:table-cell>
          <table:table-cell office:value="28.8760856205" office:value-type="float">
            <text:p>28.8760856205</text:p>
          </table:table-cell>
          <table:table-cell office:value="28.3365846143" office:value-type="float">
            <text:p>28.3365846143</text:p>
          </table:table-cell>
          <table:table-cell office:value="25.0570847825" office:value-type="float">
            <text:p>25.0570847825</text:p>
          </table:table-cell>
          <table:table-cell office:value="24.6534447635" office:value-type="float">
            <text:p>24.6534447635</text:p>
          </table:table-cell>
          <table:table-cell office:value="25.7475426362" office:value-type="float">
            <text:p>25.7475426362</text:p>
          </table:table-cell>
          <table:table-cell office:value="23.4530477352" office:value-type="float">
            <text:p>23.4530477352</text:p>
          </table:table-cell>
          <table:table-cell office:value="23.5731609646" office:value-type="float">
            <text:p>23.5731609646</text:p>
          </table:table-cell>
          <table:table-cell office:value="24.3032206053" office:value-type="float">
            <text:p>24.3032206053</text:p>
          </table:table-cell>
          <table:table-cell office:value="23.8467187639" office:value-type="float">
            <text:p>23.8467187639</text:p>
          </table:table-cell>
          <table:table-cell office:value="22.7818723582" office:value-type="float">
            <text:p>22.7818723582</text:p>
          </table:table-cell>
          <table:table-cell office:value="20.8869113993" office:value-type="float">
            <text:p>20.8869113993</text:p>
          </table:table-cell>
          <table:table-cell office:value="21.0561639888" office:value-type="float">
            <text:p>21.0561639888</text:p>
          </table:table-cell>
          <table:table-cell office:value-type="string">
            <text:p>ü</text:p>
          </table:table-cell>
          <table:table-cell office:value="-11.7020492536" office:value-type="float">
            <text:p>-11.7020492536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2.5235758763" office:value-type="float">
            <text:p>12.5235758763</text:p>
          </table:table-cell>
          <table:table-cell office:value="12.7042927015" office:value-type="float">
            <text:p>12.7042927015</text:p>
          </table:table-cell>
          <table:table-cell office:value="11.9750575213" office:value-type="float">
            <text:p>11.9750575213</text:p>
          </table:table-cell>
          <table:table-cell office:value="11.324763542" office:value-type="float">
            <text:p>11.324763542</text:p>
          </table:table-cell>
          <table:table-cell office:value="10.2136790759" office:value-type="float">
            <text:p>10.2136790759</text:p>
          </table:table-cell>
          <table:table-cell office:value="9.07472879108" office:value-type="float">
            <text:p>9.07472879108</text:p>
          </table:table-cell>
          <table:table-cell office:value="9.84688217449" office:value-type="float">
            <text:p>9.84688217449</text:p>
          </table:table-cell>
          <table:table-cell office:value="8.74937355424" office:value-type="float">
            <text:p>8.74937355424</text:p>
          </table:table-cell>
          <table:table-cell office:value="9.31410101795" office:value-type="float">
            <text:p>9.31410101795</text:p>
          </table:table-cell>
          <table:table-cell office:value="8.4633553192" office:value-type="float">
            <text:p>8.4633553192</text:p>
          </table:table-cell>
          <table:table-cell office:value="8.66112304764" office:value-type="float">
            <text:p>8.66112304764</text:p>
          </table:table-cell>
          <table:table-cell office:value="8.28877985973" office:value-type="float">
            <text:p>8.28877985973</text:p>
          </table:table-cell>
          <table:table-cell office:value="8.02177069309" office:value-type="float">
            <text:p>8.02177069309</text:p>
          </table:table-cell>
          <table:table-cell office:value="7.39296225559" office:value-type="float">
            <text:p>7.39296225559</text:p>
          </table:table-cell>
          <table:table-cell office:value-type="string">
            <text:p>üü</text:p>
          </table:table-cell>
          <table:table-cell office:value="-14.6419902485" office:value-type="float">
            <text:p>-14.641990248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9.75144332744" office:value-type="float">
            <text:p>9.75144332744</text:p>
          </table:table-cell>
          <table:table-cell office:value="10.010889119" office:value-type="float">
            <text:p>10.010889119</text:p>
          </table:table-cell>
          <table:table-cell office:value="9.43986368717" office:value-type="float">
            <text:p>9.43986368717</text:p>
          </table:table-cell>
          <table:table-cell office:value="8.72261470146" office:value-type="float">
            <text:p>8.72261470146</text:p>
          </table:table-cell>
          <table:table-cell office:value="7.89713960868" office:value-type="float">
            <text:p>7.89713960868</text:p>
          </table:table-cell>
          <table:table-cell office:value="6.77815458532" office:value-type="float">
            <text:p>6.77815458532</text:p>
          </table:table-cell>
          <table:table-cell office:value="7.4354759152" office:value-type="float">
            <text:p>7.4354759152</text:p>
          </table:table-cell>
          <table:table-cell office:value="6.5648723353" office:value-type="float">
            <text:p>6.5648723353</text:p>
          </table:table-cell>
          <table:table-cell office:value="7.16352613721" office:value-type="float">
            <text:p>7.16352613721</text:p>
          </table:table-cell>
          <table:table-cell office:value="6.11376580143" office:value-type="float">
            <text:p>6.11376580143</text:p>
          </table:table-cell>
          <table:table-cell office:value="6.40099422211" office:value-type="float">
            <text:p>6.40099422211</text:p>
          </table:table-cell>
          <table:table-cell office:value="6.13470665797" office:value-type="float">
            <text:p>6.13470665797</text:p>
          </table:table-cell>
          <table:table-cell office:value="6.14405289838" office:value-type="float">
            <text:p>6.14405289838</text:p>
          </table:table-cell>
          <table:table-cell office:value="5.4352368195" office:value-type="float">
            <text:p>5.4352368195</text:p>
          </table:table-cell>
          <table:table-cell office:value-type="string">
            <text:p>üü</text:p>
          </table:table-cell>
          <table:table-cell office:value="-15.0876155968" office:value-type="float">
            <text:p>-15.087615596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7.4125953264" office:value-type="float">
            <text:p>17.4125953264</text:p>
          </table:table-cell>
          <table:table-cell office:value="17.2455428013" office:value-type="float">
            <text:p>17.2455428013</text:p>
          </table:table-cell>
          <table:table-cell office:value="16.8984434821" office:value-type="float">
            <text:p>16.8984434821</text:p>
          </table:table-cell>
          <table:table-cell office:value="17.0090481979" office:value-type="float">
            <text:p>17.0090481979</text:p>
          </table:table-cell>
          <table:table-cell office:value="14.8409492099" office:value-type="float">
            <text:p>14.8409492099</text:p>
          </table:table-cell>
          <table:table-cell office:value="15.5762356205" office:value-type="float">
            <text:p>15.5762356205</text:p>
          </table:table-cell>
          <table:table-cell office:value="15.8989144305" office:value-type="float">
            <text:p>15.8989144305</text:p>
          </table:table-cell>
          <table:table-cell office:value="14.7009729808" office:value-type="float">
            <text:p>14.7009729808</text:p>
          </table:table-cell>
          <table:table-cell office:value="14.2565212929" office:value-type="float">
            <text:p>14.2565212929</text:p>
          </table:table-cell>
          <table:table-cell office:value="15.837867364" office:value-type="float">
            <text:p>15.837867364</text:p>
          </table:table-cell>
          <table:table-cell office:value="15.1836565038" office:value-type="float">
            <text:p>15.1836565038</text:p>
          </table:table-cell>
          <table:table-cell office:value="14.4902772184" office:value-type="float">
            <text:p>14.4902772184</text:p>
          </table:table-cell>
          <table:table-cell office:value="12.8621289215" office:value-type="float">
            <text:p>12.8621289215</text:p>
          </table:table-cell>
          <table:table-cell office:value="13.6613861074" office:value-type="float">
            <text:p>13.6613861074</text:p>
          </table:table-cell>
          <table:table-cell office:value-type="string">
            <text:p>ü</text:p>
          </table:table-cell>
          <table:table-cell office:value="-10.0257167701" office:value-type="float">
            <text:p>-10.0257167701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85892485785" office:value-type="float">
            <text:p>1.85892485785</text:p>
          </table:table-cell>
          <table:table-cell office:value="1.81848618328" office:value-type="float">
            <text:p>1.81848618328</text:p>
          </table:table-cell>
          <table:table-cell office:value="1.77255437558" office:value-type="float">
            <text:p>1.77255437558</text:p>
          </table:table-cell>
          <table:table-cell office:value="1.78181349801" office:value-type="float">
            <text:p>1.78181349801</text:p>
          </table:table-cell>
          <table:table-cell office:value="1.58083910019" office:value-type="float">
            <text:p>1.58083910019</text:p>
          </table:table-cell>
          <table:table-cell office:value="1.66958643522" office:value-type="float">
            <text:p>1.66958643522</text:p>
          </table:table-cell>
          <table:table-cell office:value="1.7047174048" office:value-type="float">
            <text:p>1.7047174048</text:p>
          </table:table-cell>
          <table:table-cell office:value="1.55311129542" office:value-type="float">
            <text:p>1.55311129542</text:p>
          </table:table-cell>
          <table:table-cell office:value="1.47120545464" office:value-type="float">
            <text:p>1.47120545464</text:p>
          </table:table-cell>
          <table:table-cell office:value="1.70700417464" office:value-type="float">
            <text:p>1.70700417464</text:p>
          </table:table-cell>
          <table:table-cell office:value="1.62473967771" office:value-type="float">
            <text:p>1.62473967771</text:p>
          </table:table-cell>
          <table:table-cell office:value="1.50996281746" office:value-type="float">
            <text:p>1.50996281746</text:p>
          </table:table-cell>
          <table:table-cell office:value="1.2775642768" office:value-type="float">
            <text:p>1.2775642768</text:p>
          </table:table-cell>
          <table:table-cell office:value="1.42171096407" office:value-type="float">
            <text:p>1.42171096407</text:p>
          </table:table-cell>
          <table:table-cell office:value-type="string">
            <text:p>ü</text:p>
          </table:table-cell>
          <table:table-cell office:value="-12.4960765365" office:value-type="float">
            <text:p>-12.4960765365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64143237171" office:value-type="float">
            <text:p>3.64143237171</text:p>
          </table:table-cell>
          <table:table-cell office:value="3.9712568076" office:value-type="float">
            <text:p>3.9712568076</text:p>
          </table:table-cell>
          <table:table-cell office:value="3.57636188734" office:value-type="float">
            <text:p>3.57636188734</text:p>
          </table:table-cell>
          <table:table-cell office:value="2.96299842602" office:value-type="float">
            <text:p>2.96299842602</text:p>
          </table:table-cell>
          <table:table-cell office:value="3.27633826568" office:value-type="float">
            <text:p>3.27633826568</text:p>
          </table:table-cell>
          <table:table-cell office:value="2.78993900708" office:value-type="float">
            <text:p>2.78993900708</text:p>
          </table:table-cell>
          <table:table-cell office:value="2.34046868537" office:value-type="float">
            <text:p>2.34046868537</text:p>
          </table:table-cell>
          <table:table-cell office:value="2.31449534796" office:value-type="float">
            <text:p>2.31449534796</text:p>
          </table:table-cell>
          <table:table-cell office:value="2.5823733998" office:value-type="float">
            <text:p>2.5823733998</text:p>
          </table:table-cell>
          <table:table-cell office:value="1.89307796966" office:value-type="float">
            <text:p>1.89307796966</text:p>
          </table:table-cell>
          <table:table-cell office:value="2.43331293349" office:value-type="float">
            <text:p>2.43331293349</text:p>
          </table:table-cell>
          <table:table-cell office:value="1.85134914204" office:value-type="float">
            <text:p>1.85134914204</text:p>
          </table:table-cell>
          <table:table-cell office:value="1.76013446609" office:value-type="float">
            <text:p>1.76013446609</text:p>
          </table:table-cell>
          <table:table-cell office:value="1.90220602113" office:value-type="float">
            <text:p>1.90220602113</text:p>
          </table:table-cell>
          <table:table-cell office:value-type="string">
            <text:p>ü</text:p>
          </table:table-cell>
          <table:table-cell office:value="-21.8264944491" office:value-type="float">
            <text:p>-21.826494449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3410982771" office:value-type="float">
            <text:p>85.3410982771</text:p>
          </table:table-cell>
          <table:table-cell office:value="85.4038629647" office:value-type="float">
            <text:p>85.4038629647</text:p>
          </table:table-cell>
          <table:table-cell office:value="80.7711955412" office:value-type="float">
            <text:p>80.7711955412</text:p>
          </table:table-cell>
          <table:table-cell office:value="81.9296396597" office:value-type="float">
            <text:p>81.9296396597</text:p>
          </table:table-cell>
          <table:table-cell office:value="73.1000973048" office:value-type="float">
            <text:p>73.1000973048</text:p>
          </table:table-cell>
          <table:table-cell office:value="73.1018623794" office:value-type="float">
            <text:p>73.1018623794</text:p>
          </table:table-cell>
          <table:table-cell office:value="73.5087768003" office:value-type="float">
            <text:p>73.5087768003</text:p>
          </table:table-cell>
          <table:table-cell office:value="69.3620911532" office:value-type="float">
            <text:p>69.3620911532</text:p>
          </table:table-cell>
          <table:table-cell office:value="69.8496529742" office:value-type="float">
            <text:p>69.8496529742</text:p>
          </table:table-cell>
          <table:table-cell office:value="71.436548566" office:value-type="float">
            <text:p>71.436548566</text:p>
          </table:table-cell>
          <table:table-cell office:value="72.4866319259" office:value-type="float">
            <text:p>72.4866319259</text:p>
          </table:table-cell>
          <table:table-cell office:value="67.0636980944" office:value-type="float">
            <text:p>67.0636980944</text:p>
          </table:table-cell>
          <table:table-cell office:value="59.8847937837" office:value-type="float">
            <text:p>59.8847937837</text:p>
          </table:table-cell>
          <table:table-cell office:value="62.0356553116" office:value-type="float">
            <text:p>62.0356553116</text:p>
          </table:table-cell>
          <table:table-cell office:value-type="string">
            <text:p>üü</text:p>
          </table:table-cell>
          <table:table-cell office:value="-14.4177986156" office:value-type="float">
            <text:p>-14.417798615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2073122727" office:value-type="float">
            <text:p>1.32073122727</text:p>
          </table:table-cell>
          <table:table-cell office:value="1.3489605741" office:value-type="float">
            <text:p>1.3489605741</text:p>
          </table:table-cell>
          <table:table-cell office:value="1.32936999698" office:value-type="float">
            <text:p>1.32936999698</text:p>
          </table:table-cell>
          <table:table-cell office:value="1.32446963401" office:value-type="float">
            <text:p>1.32446963401</text:p>
          </table:table-cell>
          <table:table-cell office:value="1.18943962445" office:value-type="float">
            <text:p>1.18943962445</text:p>
          </table:table-cell>
          <table:table-cell office:value="1.22070520998" office:value-type="float">
            <text:p>1.22070520998</text:p>
          </table:table-cell>
          <table:table-cell office:value="1.24980873715" office:value-type="float">
            <text:p>1.24980873715</text:p>
          </table:table-cell>
          <table:table-cell office:value="1.17362189285" office:value-type="float">
            <text:p>1.17362189285</text:p>
          </table:table-cell>
          <table:table-cell office:value="1.11116379849" office:value-type="float">
            <text:p>1.11116379849</text:p>
          </table:table-cell>
          <table:table-cell office:value="1.25440280363" office:value-type="float">
            <text:p>1.25440280363</text:p>
          </table:table-cell>
          <table:table-cell office:value="1.21092811137" office:value-type="float">
            <text:p>1.21092811137</text:p>
          </table:table-cell>
          <table:table-cell office:value="1.13767855423" office:value-type="float">
            <text:p>1.13767855423</text:p>
          </table:table-cell>
          <table:table-cell office:value="1.00053674379" office:value-type="float">
            <text:p>1.00053674379</text:p>
          </table:table-cell>
          <table:table-cell office:value="1.06302432543" office:value-type="float">
            <text:p>1.06302432543</text:p>
          </table:table-cell>
          <table:table-cell office:value-type="string">
            <text:p>ü</text:p>
          </table:table-cell>
          <table:table-cell office:value="-12.2140847622" office:value-type="float">
            <text:p>-12.2140847622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7374080388" office:value-type="float">
            <text:p>1.17374080388</text:p>
          </table:table-cell>
          <table:table-cell office:value="1.18301828076" office:value-type="float">
            <text:p>1.18301828076</text:p>
          </table:table-cell>
          <table:table-cell office:value="1.118938381" office:value-type="float">
            <text:p>1.118938381</text:p>
          </table:table-cell>
          <table:table-cell office:value="1.10084921251" office:value-type="float">
            <text:p>1.10084921251</text:p>
          </table:table-cell>
          <table:table-cell office:value="1.00520323754" office:value-type="float">
            <text:p>1.00520323754</text:p>
          </table:table-cell>
          <table:table-cell office:value="1.02638924001" office:value-type="float">
            <text:p>1.02638924001</text:p>
          </table:table-cell>
          <table:table-cell office:value="1.06261872559" office:value-type="float">
            <text:p>1.06261872559</text:p>
          </table:table-cell>
          <table:table-cell office:value="0.980163473053" office:value-type="float">
            <text:p>0.980163473053</text:p>
          </table:table-cell>
          <table:table-cell office:value="0.943996573589" office:value-type="float">
            <text:p>0.943996573589</text:p>
          </table:table-cell>
          <table:table-cell office:value="1.05952107359" office:value-type="float">
            <text:p>1.05952107359</text:p>
          </table:table-cell>
          <table:table-cell office:value="1.0130928625" office:value-type="float">
            <text:p>1.0130928625</text:p>
          </table:table-cell>
          <table:table-cell office:value="0.942511745765" office:value-type="float">
            <text:p>0.942511745765</text:p>
          </table:table-cell>
          <table:table-cell office:value="0.813853007008" office:value-type="float">
            <text:p>0.813853007008</text:p>
          </table:table-cell>
          <table:table-cell office:value="0.916481876774" office:value-type="float">
            <text:p>0.916481876774</text:p>
          </table:table-cell>
          <table:table-cell office:value-type="string">
            <text:p>ü</text:p>
          </table:table-cell>
          <table:table-cell office:value="-9.53624186915" office:value-type="float">
            <text:p>-9.53624186915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5080499031" office:value-type="float">
            <text:p>34.5080499031</text:p>
          </table:table-cell>
          <table:table-cell office:value="34.8632481741" office:value-type="float">
            <text:p>34.8632481741</text:p>
          </table:table-cell>
          <table:table-cell office:value="32.9440327707" office:value-type="float">
            <text:p>32.9440327707</text:p>
          </table:table-cell>
          <table:table-cell office:value="31.9416169716" office:value-type="float">
            <text:p>31.9416169716</text:p>
          </table:table-cell>
          <table:table-cell office:value="29.8190753034" office:value-type="float">
            <text:p>29.8190753034</text:p>
          </table:table-cell>
          <table:table-cell office:value="29.2243890652" office:value-type="float">
            <text:p>29.2243890652</text:p>
          </table:table-cell>
          <table:table-cell office:value="29.0608528731" office:value-type="float">
            <text:p>29.0608528731</text:p>
          </table:table-cell>
          <table:table-cell office:value="27.1287969465" office:value-type="float">
            <text:p>27.1287969465</text:p>
          </table:table-cell>
          <table:table-cell office:value="26.9146282717" office:value-type="float">
            <text:p>26.9146282717</text:p>
          </table:table-cell>
          <table:table-cell office:value="27.9325232796" office:value-type="float">
            <text:p>27.9325232796</text:p>
          </table:table-cell>
          <table:table-cell office:value="28.1825724326" office:value-type="float">
            <text:p>28.1825724326</text:p>
          </table:table-cell>
          <table:table-cell office:value="26.1029346466" office:value-type="float">
            <text:p>26.1029346466</text:p>
          </table:table-cell>
          <table:table-cell office:value="22.856294523" office:value-type="float">
            <text:p>22.856294523</text:p>
          </table:table-cell>
          <table:table-cell office:value="24.7605992233" office:value-type="float">
            <text:p>24.7605992233</text:p>
          </table:table-cell>
          <table:table-cell office:value-type="string">
            <text:p>ü</text:p>
          </table:table-cell>
          <table:table-cell office:value="-12.1421606119" office:value-type="float">
            <text:p>-12.142160611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56524714757" office:value-type="float">
            <text:p>0.356524714757</text:p>
          </table:table-cell>
          <table:table-cell office:value="0.369980873783" office:value-type="float">
            <text:p>0.369980873783</text:p>
          </table:table-cell>
          <table:table-cell office:value="0.355432129556" office:value-type="float">
            <text:p>0.355432129556</text:p>
          </table:table-cell>
          <table:table-cell office:value="0.349479872409" office:value-type="float">
            <text:p>0.349479872409</text:p>
          </table:table-cell>
          <table:table-cell office:value="0.318778187519" office:value-type="float">
            <text:p>0.318778187519</text:p>
          </table:table-cell>
          <table:table-cell office:value="0.320747644874" office:value-type="float">
            <text:p>0.320747644874</text:p>
          </table:table-cell>
          <table:table-cell office:value="0.332250995944" office:value-type="float">
            <text:p>0.332250995944</text:p>
          </table:table-cell>
          <table:table-cell office:value="0.314239813153" office:value-type="float">
            <text:p>0.314239813153</text:p>
          </table:table-cell>
          <table:table-cell office:value="0.302388009324" office:value-type="float">
            <text:p>0.302388009324</text:p>
          </table:table-cell>
          <table:table-cell office:value="0.325074309092" office:value-type="float">
            <text:p>0.325074309092</text:p>
          </table:table-cell>
          <table:table-cell office:value="0.320284842702" office:value-type="float">
            <text:p>0.320284842702</text:p>
          </table:table-cell>
          <table:table-cell office:value="0.296746393213" office:value-type="float">
            <text:p>0.296746393213</text:p>
          </table:table-cell>
          <table:table-cell office:value="0.260784555226" office:value-type="float">
            <text:p>0.260784555226</text:p>
          </table:table-cell>
          <table:table-cell office:value="0.283138689996" office:value-type="float">
            <text:p>0.283138689996</text:p>
          </table:table-cell>
          <table:table-cell office:value-type="string">
            <text:p>ü</text:p>
          </table:table-cell>
          <table:table-cell office:value="-11.5978490874" office:value-type="float">
            <text:p>-11.597849087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30993114773" office:value-type="float">
            <text:p>0.430993114773</text:p>
          </table:table-cell>
          <table:table-cell office:value="0.425423111131" office:value-type="float">
            <text:p>0.425423111131</text:p>
          </table:table-cell>
          <table:table-cell office:value="0.408450579104" office:value-type="float">
            <text:p>0.408450579104</text:p>
          </table:table-cell>
          <table:table-cell office:value="0.396135063602" office:value-type="float">
            <text:p>0.396135063602</text:p>
          </table:table-cell>
          <table:table-cell office:value="0.360326328367" office:value-type="float">
            <text:p>0.360326328367</text:p>
          </table:table-cell>
          <table:table-cell office:value="0.366195935933" office:value-type="float">
            <text:p>0.366195935933</text:p>
          </table:table-cell>
          <table:table-cell office:value="0.374887430209" office:value-type="float">
            <text:p>0.374887430209</text:p>
          </table:table-cell>
          <table:table-cell office:value="0.340013649903" office:value-type="float">
            <text:p>0.340013649903</text:p>
          </table:table-cell>
          <table:table-cell office:value="0.332919199562" office:value-type="float">
            <text:p>0.332919199562</text:p>
          </table:table-cell>
          <table:table-cell office:value="0.366536349624" office:value-type="float">
            <text:p>0.366536349624</text:p>
          </table:table-cell>
          <table:table-cell office:value="0.35905636039" office:value-type="float">
            <text:p>0.35905636039</text:p>
          </table:table-cell>
          <table:table-cell office:value="0.332279115624" office:value-type="float">
            <text:p>0.332279115624</text:p>
          </table:table-cell>
          <table:table-cell office:value="0.283217455986" office:value-type="float">
            <text:p>0.283217455986</text:p>
          </table:table-cell>
          <table:table-cell office:value="0.318484114623" office:value-type="float">
            <text:p>0.318484114623</text:p>
          </table:table-cell>
          <table:table-cell office:value-type="string">
            <text:p>ü</text:p>
          </table:table-cell>
          <table:table-cell office:value="-11.2996872476" office:value-type="float">
            <text:p>-11.299687247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26563269498" office:value-type="float">
            <text:p>0.226563269498</text:p>
          </table:table-cell>
          <table:table-cell office:value="0.222319117034" office:value-type="float">
            <text:p>0.222319117034</text:p>
          </table:table-cell>
          <table:table-cell office:value="0.211506541535" office:value-type="float">
            <text:p>0.211506541535</text:p>
          </table:table-cell>
          <table:table-cell office:value="0.21173326868" office:value-type="float">
            <text:p>0.21173326868</text:p>
          </table:table-cell>
          <table:table-cell office:value="0.187456184192" office:value-type="float">
            <text:p>0.187456184192</text:p>
          </table:table-cell>
          <table:table-cell office:value="0.197195932854" office:value-type="float">
            <text:p>0.197195932854</text:p>
          </table:table-cell>
          <table:table-cell office:value="0.205969962284" office:value-type="float">
            <text:p>0.205969962284</text:p>
          </table:table-cell>
          <table:table-cell office:value="0.18439368218" office:value-type="float">
            <text:p>0.18439368218</text:p>
          </table:table-cell>
          <table:table-cell office:value="0.178122389063" office:value-type="float">
            <text:p>0.178122389063</text:p>
          </table:table-cell>
          <table:table-cell office:value="0.202996981488" office:value-type="float">
            <text:p>0.202996981488</text:p>
          </table:table-cell>
          <table:table-cell office:value="0.1943923718" office:value-type="float">
            <text:p>0.1943923718</text:p>
          </table:table-cell>
          <table:table-cell office:value="0.182597560991" office:value-type="float">
            <text:p>0.182597560991</text:p>
          </table:table-cell>
          <table:table-cell office:value="0.150978564381" office:value-type="float">
            <text:p>0.150978564381</text:p>
          </table:table-cell>
          <table:table-cell office:value="0.172852015659" office:value-type="float">
            <text:p>0.172852015659</text:p>
          </table:table-cell>
          <table:table-cell office:value-type="string">
            <text:p>ü</text:p>
          </table:table-cell>
          <table:table-cell office:value="-11.0808649237" office:value-type="float">
            <text:p>-11.0808649237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76042129956" office:value-type="float">
            <text:p>0.176042129956</text:p>
          </table:table-cell>
          <table:table-cell office:value="0.178611649168" office:value-type="float">
            <text:p>0.178611649168</text:p>
          </table:table-cell>
          <table:table-cell office:value="0.16696660969" office:value-type="float">
            <text:p>0.16696660969</text:p>
          </table:table-cell>
          <table:table-cell office:value="0.16324878526" office:value-type="float">
            <text:p>0.16324878526</text:p>
          </table:table-cell>
          <table:table-cell office:value="0.15308736536" office:value-type="float">
            <text:p>0.15308736536</text:p>
          </table:table-cell>
          <table:table-cell office:value="0.148168772643" office:value-type="float">
            <text:p>0.148168772643</text:p>
          </table:table-cell>
          <table:table-cell office:value="0.148381227958" office:value-type="float">
            <text:p>0.148381227958</text:p>
          </table:table-cell>
          <table:table-cell office:value="0.138202097539" office:value-type="float">
            <text:p>0.138202097539</text:p>
          </table:table-cell>
          <table:table-cell office:value="0.136933654307" office:value-type="float">
            <text:p>0.136933654307</text:p>
          </table:table-cell>
          <table:table-cell office:value="0.138780756965" office:value-type="float">
            <text:p>0.138780756965</text:p>
          </table:table-cell>
          <table:table-cell office:value="0.144655828526" office:value-type="float">
            <text:p>0.144655828526</text:p>
          </table:table-cell>
          <table:table-cell office:value="0.130427997289" office:value-type="float">
            <text:p>0.130427997289</text:p>
          </table:table-cell>
          <table:table-cell office:value="0.114445391415" office:value-type="float">
            <text:p>0.114445391415</text:p>
          </table:table-cell>
          <table:table-cell office:value="0.125751981787" office:value-type="float">
            <text:p>0.125751981787</text:p>
          </table:table-cell>
          <table:table-cell office:value-type="string">
            <text:p>ü</text:p>
          </table:table-cell>
          <table:table-cell office:value="-13.0681542055" office:value-type="float">
            <text:p>-13.068154205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12337796938" office:value-type="float">
            <text:p>5.12337796938</text:p>
          </table:table-cell>
          <table:table-cell office:value="5.25795580182" office:value-type="float">
            <text:p>5.25795580182</text:p>
          </table:table-cell>
          <table:table-cell office:value="4.95148645021" office:value-type="float">
            <text:p>4.95148645021</text:p>
          </table:table-cell>
          <table:table-cell office:value="4.83030400429" office:value-type="float">
            <text:p>4.83030400429</text:p>
          </table:table-cell>
          <table:table-cell office:value="4.48375049906" office:value-type="float">
            <text:p>4.48375049906</text:p>
          </table:table-cell>
          <table:table-cell office:value="4.4643729019" office:value-type="float">
            <text:p>4.4643729019</text:p>
          </table:table-cell>
          <table:table-cell office:value="4.43386267643" office:value-type="float">
            <text:p>4.43386267643</text:p>
          </table:table-cell>
          <table:table-cell office:value="4.21356772893" office:value-type="float">
            <text:p>4.21356772893</text:p>
          </table:table-cell>
          <table:table-cell office:value="4.06874622378" office:value-type="float">
            <text:p>4.06874622378</text:p>
          </table:table-cell>
          <table:table-cell office:value="4.33033137564" office:value-type="float">
            <text:p>4.33033137564</text:p>
          </table:table-cell>
          <table:table-cell office:value="4.31877587461" office:value-type="float">
            <text:p>4.31877587461</text:p>
          </table:table-cell>
          <table:table-cell office:value="4.02250486878" office:value-type="float">
            <text:p>4.02250486878</text:p>
          </table:table-cell>
          <table:table-cell office:value="3.55258790269" office:value-type="float">
            <text:p>3.55258790269</text:p>
          </table:table-cell>
          <table:table-cell office:value="3.86893132766" office:value-type="float">
            <text:p>3.86893132766</text:p>
          </table:table-cell>
          <table:table-cell office:value-type="string">
            <text:p>ü</text:p>
          </table:table-cell>
          <table:table-cell office:value="-10.4160197245" office:value-type="float">
            <text:p>-10.4160197245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04290703973" office:value-type="float">
            <text:p>0.404290703973</text:p>
          </table:table-cell>
          <table:table-cell office:value="0.400597122745" office:value-type="float">
            <text:p>0.400597122745</text:p>
          </table:table-cell>
          <table:table-cell office:value="0.377104885364" office:value-type="float">
            <text:p>0.377104885364</text:p>
          </table:table-cell>
          <table:table-cell office:value="0.362446709685" office:value-type="float">
            <text:p>0.362446709685</text:p>
          </table:table-cell>
          <table:table-cell office:value="0.336129909192" office:value-type="float">
            <text:p>0.336129909192</text:p>
          </table:table-cell>
          <table:table-cell office:value="0.339831838888" office:value-type="float">
            <text:p>0.339831838888</text:p>
          </table:table-cell>
          <table:table-cell office:value="0.336061405854" office:value-type="float">
            <text:p>0.336061405854</text:p>
          </table:table-cell>
          <table:table-cell office:value="0.307678352548" office:value-type="float">
            <text:p>0.307678352548</text:p>
          </table:table-cell>
          <table:table-cell office:value="0.302517675736" office:value-type="float">
            <text:p>0.302517675736</text:p>
          </table:table-cell>
          <table:table-cell office:value="0.3258674705" office:value-type="float">
            <text:p>0.3258674705</text:p>
          </table:table-cell>
          <table:table-cell office:value="0.322101698379" office:value-type="float">
            <text:p>0.322101698379</text:p>
          </table:table-cell>
          <table:table-cell office:value="0.296037572187" office:value-type="float">
            <text:p>0.296037572187</text:p>
          </table:table-cell>
          <table:table-cell office:value="0.251003717415" office:value-type="float">
            <text:p>0.251003717415</text:p>
          </table:table-cell>
          <table:table-cell office:value="0.285695594445" office:value-type="float">
            <text:p>0.285695594445</text:p>
          </table:table-cell>
          <table:table-cell office:value-type="string">
            <text:p>ü</text:p>
          </table:table-cell>
          <table:table-cell office:value="-11.302673695" office:value-type="float">
            <text:p>-11.302673695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82893323843" office:value-type="float">
            <text:p>0.682893323843</text:p>
          </table:table-cell>
          <table:table-cell office:value="0.683830539061" office:value-type="float">
            <text:p>0.683830539061</text:p>
          </table:table-cell>
          <table:table-cell office:value="0.638879862245" office:value-type="float">
            <text:p>0.638879862245</text:p>
          </table:table-cell>
          <table:table-cell office:value="0.644305922705" office:value-type="float">
            <text:p>0.644305922705</text:p>
          </table:table-cell>
          <table:table-cell office:value="0.583188039889" office:value-type="float">
            <text:p>0.583188039889</text:p>
          </table:table-cell>
          <table:table-cell office:value="0.589146161832" office:value-type="float">
            <text:p>0.589146161832</text:p>
          </table:table-cell>
          <table:table-cell office:value="0.614934417181" office:value-type="float">
            <text:p>0.614934417181</text:p>
          </table:table-cell>
          <table:table-cell office:value="0.563748287979" office:value-type="float">
            <text:p>0.563748287979</text:p>
          </table:table-cell>
          <table:table-cell office:value="0.541771914979" office:value-type="float">
            <text:p>0.541771914979</text:p>
          </table:table-cell>
          <table:table-cell office:value="0.586534458824" office:value-type="float">
            <text:p>0.586534458824</text:p>
          </table:table-cell>
          <table:table-cell office:value="0.574044074097" office:value-type="float">
            <text:p>0.574044074097</text:p>
          </table:table-cell>
          <table:table-cell office:value="0.53620576959" office:value-type="float">
            <text:p>0.53620576959</text:p>
          </table:table-cell>
          <table:table-cell office:value="0.460508045468" office:value-type="float">
            <text:p>0.460508045468</text:p>
          </table:table-cell>
          <table:table-cell office:value="0.52766860743" office:value-type="float">
            <text:p>0.52766860743</text:p>
          </table:table-cell>
          <table:table-cell office:value-type="string">
            <text:p>ü</text:p>
          </table:table-cell>
          <table:table-cell office:value="-8.07872927526" office:value-type="float">
            <text:p>-8.07872927526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7.5422389753" office:value-type="float">
            <text:p>47.5422389753</text:p>
          </table:table-cell>
          <table:table-cell office:value="47.3645824622" office:value-type="float">
            <text:p>47.3645824622</text:p>
          </table:table-cell>
          <table:table-cell office:value="44.8860023836" office:value-type="float">
            <text:p>44.8860023836</text:p>
          </table:table-cell>
          <table:table-cell office:value="43.3495038987" office:value-type="float">
            <text:p>43.3495038987</text:p>
          </table:table-cell>
          <table:table-cell office:value="40.0207260553" office:value-type="float">
            <text:p>40.0207260553</text:p>
          </table:table-cell>
          <table:table-cell office:value="40.9009463382" office:value-type="float">
            <text:p>40.9009463382</text:p>
          </table:table-cell>
          <table:table-cell office:value="40.721218172" office:value-type="float">
            <text:p>40.721218172</text:p>
          </table:table-cell>
          <table:table-cell office:value="37.0919253262" office:value-type="float">
            <text:p>37.0919253262</text:p>
          </table:table-cell>
          <table:table-cell office:value="36.6751386134" office:value-type="float">
            <text:p>36.6751386134</text:p>
          </table:table-cell>
          <table:table-cell office:value="39.4370145636" office:value-type="float">
            <text:p>39.4370145636</text:p>
          </table:table-cell>
          <table:table-cell office:value="39.2209411706" office:value-type="float">
            <text:p>39.2209411706</text:p>
          </table:table-cell>
          <table:table-cell office:value="35.3264039162" office:value-type="float">
            <text:p>35.3264039162</text:p>
          </table:table-cell>
          <table:table-cell office:value="29.8787253059" office:value-type="float">
            <text:p>29.8787253059</text:p>
          </table:table-cell>
          <table:table-cell office:value="34.0361705467" office:value-type="float">
            <text:p>34.0361705467</text:p>
          </table:table-cell>
          <table:table-cell office:value-type="string">
            <text:p>ü</text:p>
          </table:table-cell>
          <table:table-cell office:value="-13.2193936941" office:value-type="float">
            <text:p>-13.2193936941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0.9143850015" office:value-type="float">
            <text:p>10.9143850015</text:p>
          </table:table-cell>
          <table:table-cell office:value="9.71279314293" office:value-type="float">
            <text:p>9.71279314293</text:p>
          </table:table-cell>
          <table:table-cell office:value="9.33048711947" office:value-type="float">
            <text:p>9.33048711947</text:p>
          </table:table-cell>
          <table:table-cell office:value="9.2473274769" office:value-type="float">
            <text:p>9.2473274769</text:p>
          </table:table-cell>
          <table:table-cell office:value="8.18204279321" office:value-type="float">
            <text:p>8.18204279321</text:p>
          </table:table-cell>
          <table:table-cell office:value="8.71144094191" office:value-type="float">
            <text:p>8.71144094191</text:p>
          </table:table-cell>
          <table:table-cell office:value="9.1189108757" office:value-type="float">
            <text:p>9.1189108757</text:p>
          </table:table-cell>
          <table:table-cell office:value="8.03854015532" office:value-type="float">
            <text:p>8.03854015532</text:p>
          </table:table-cell>
          <table:table-cell office:value="7.84504790685" office:value-type="float">
            <text:p>7.84504790685</text:p>
          </table:table-cell>
          <table:table-cell office:value="9.0062118702" office:value-type="float">
            <text:p>9.0062118702</text:p>
          </table:table-cell>
          <table:table-cell office:value="8.845163954" office:value-type="float">
            <text:p>8.845163954</text:p>
          </table:table-cell>
          <table:table-cell office:value="7.98372892832" office:value-type="float">
            <text:p>7.98372892832</text:p>
          </table:table-cell>
          <table:table-cell office:value="6.65385623907" office:value-type="float">
            <text:p>6.65385623907</text:p>
          </table:table-cell>
          <table:table-cell office:value="7.35373641428" office:value-type="float">
            <text:p>7.35373641428</text:p>
          </table:table-cell>
          <table:table-cell office:value-type="string">
            <text:p>ü</text:p>
          </table:table-cell>
          <table:table-cell office:value="-16.8615024829" office:value-type="float">
            <text:p>-16.8615024829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6.6222572554" office:value-type="float">
            <text:p>56.6222572554</text:p>
          </table:table-cell>
          <table:table-cell office:value="54.5263615829" office:value-type="float">
            <text:p>54.5263615829</text:p>
          </table:table-cell>
          <table:table-cell office:value="50.7487379712" office:value-type="float">
            <text:p>50.7487379712</text:p>
          </table:table-cell>
          <table:table-cell office:value="56.9192749346" office:value-type="float">
            <text:p>56.9192749346</text:p>
          </table:table-cell>
          <table:table-cell office:value="47.3926610535" office:value-type="float">
            <text:p>47.3926610535</text:p>
          </table:table-cell>
          <table:table-cell office:value="49.4209291641" office:value-type="float">
            <text:p>49.4209291641</text:p>
          </table:table-cell>
          <table:table-cell office:value="50.78432569" office:value-type="float">
            <text:p>50.78432569</text:p>
          </table:table-cell>
          <table:table-cell office:value="47.9170475117" office:value-type="float">
            <text:p>47.9170475117</text:p>
          </table:table-cell>
          <table:table-cell office:value="44.7987240724" office:value-type="float">
            <text:p>44.7987240724</text:p>
          </table:table-cell>
          <table:table-cell office:value="47.188675675" office:value-type="float">
            <text:p>47.188675675</text:p>
          </table:table-cell>
          <table:table-cell office:value="45.4972707408" office:value-type="float">
            <text:p>45.4972707408</text:p>
          </table:table-cell>
          <table:table-cell office:value="41.9399022914" office:value-type="float">
            <text:p>41.9399022914</text:p>
          </table:table-cell>
          <table:table-cell office:value="37.5960996198" office:value-type="float">
            <text:p>37.5960996198</text:p>
          </table:table-cell>
          <table:table-cell office:value="42.5263803376" office:value-type="float">
            <text:p>42.5263803376</text:p>
          </table:table-cell>
          <table:table-cell office:value-type="string">
            <text:p>ü</text:p>
          </table:table-cell>
          <table:table-cell office:value="-6.52982114045" office:value-type="float">
            <text:p>-6.5298211404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49.829788526" office:value-type="float">
            <text:p>449.829788526</text:p>
          </table:table-cell>
          <table:table-cell office:value="390.880059446" office:value-type="float">
            <text:p>390.880059446</text:p>
          </table:table-cell>
          <table:table-cell office:value="375.539403268" office:value-type="float">
            <text:p>375.539403268</text:p>
          </table:table-cell>
          <table:table-cell office:value="385.483974663" office:value-type="float">
            <text:p>385.483974663</text:p>
          </table:table-cell>
          <table:table-cell office:value="342.014785756" office:value-type="float">
            <text:p>342.014785756</text:p>
          </table:table-cell>
          <table:table-cell office:value="368.570903692" office:value-type="float">
            <text:p>368.570903692</text:p>
          </table:table-cell>
          <table:table-cell office:value="382.230191875" office:value-type="float">
            <text:p>382.230191875</text:p>
          </table:table-cell>
          <table:table-cell office:value="328.76015183" office:value-type="float">
            <text:p>328.76015183</text:p>
          </table:table-cell>
          <table:table-cell office:value="306.043707818" office:value-type="float">
            <text:p>306.043707818</text:p>
          </table:table-cell>
          <table:table-cell office:value="384.304434934" office:value-type="float">
            <text:p>384.304434934</text:p>
          </table:table-cell>
          <table:table-cell office:value="354.128927791" office:value-type="float">
            <text:p>354.128927791</text:p>
          </table:table-cell>
          <table:table-cell office:value="316.59839042" office:value-type="float">
            <text:p>316.59839042</text:p>
          </table:table-cell>
          <table:table-cell office:value="242.87206453" office:value-type="float">
            <text:p>242.87206453</text:p>
          </table:table-cell>
          <table:table-cell office:value="298.384259521" office:value-type="float">
            <text:p>298.384259521</text:p>
          </table:table-cell>
          <table:table-cell office:value-type="string">
            <text:p/>
          </table:table-cell>
          <table:table-cell office:value="-15.741348389" office:value-type="float">
            <text:p>-15.741348389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1.59380361" office:value-type="float">
            <text:p>131.59380361</text:p>
          </table:table-cell>
          <table:table-cell office:value="119.672949388" office:value-type="float">
            <text:p>119.672949388</text:p>
          </table:table-cell>
          <table:table-cell office:value="113.338560593" office:value-type="float">
            <text:p>113.338560593</text:p>
          </table:table-cell>
          <table:table-cell office:value="121.166521965" office:value-type="float">
            <text:p>121.166521965</text:p>
          </table:table-cell>
          <table:table-cell office:value="104.395056766" office:value-type="float">
            <text:p>104.395056766</text:p>
          </table:table-cell>
          <table:table-cell office:value="110.849347367" office:value-type="float">
            <text:p>110.849347367</text:p>
          </table:table-cell>
          <table:table-cell office:value="114.489285124" office:value-type="float">
            <text:p>114.489285124</text:p>
          </table:table-cell>
          <table:table-cell office:value="102.710343644" office:value-type="float">
            <text:p>102.710343644</text:p>
          </table:table-cell>
          <table:table-cell office:value="95.8059416064" office:value-type="float">
            <text:p>95.8059416064</text:p>
          </table:table-cell>
          <table:table-cell office:value="111.239350854" office:value-type="float">
            <text:p>111.239350854</text:p>
          </table:table-cell>
          <table:table-cell office:value="104.518676517" office:value-type="float">
            <text:p>104.518676517</text:p>
          </table:table-cell>
          <table:table-cell office:value="94.7062376604" office:value-type="float">
            <text:p>94.7062376604</text:p>
          </table:table-cell>
          <table:table-cell office:value="78.074715829" office:value-type="float">
            <text:p>78.074715829</text:p>
          </table:table-cell>
          <table:table-cell office:value="92.2570191198" office:value-type="float">
            <text:p>92.2570191198</text:p>
          </table:table-cell>
          <table:table-cell office:value-type="string">
            <text:p>ü</text:p>
          </table:table-cell>
          <table:table-cell office:value="-11.7315467496" office:value-type="float">
            <text:p>-11.7315467496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7468605242" office:value-type="float">
            <text:p>0.377468605242</text:p>
          </table:table-cell>
          <table:table-cell office:value="0.387453593972" office:value-type="float">
            <text:p>0.387453593972</text:p>
          </table:table-cell>
          <table:table-cell office:value="0.366055069388" office:value-type="float">
            <text:p>0.366055069388</text:p>
          </table:table-cell>
          <table:table-cell office:value="0.370851854328" office:value-type="float">
            <text:p>0.370851854328</text:p>
          </table:table-cell>
          <table:table-cell office:value="0.33568136691" office:value-type="float">
            <text:p>0.33568136691</text:p>
          </table:table-cell>
          <table:table-cell office:value="0.324456593006" office:value-type="float">
            <text:p>0.324456593006</text:p>
          </table:table-cell>
          <table:table-cell office:value="0.352511772815" office:value-type="float">
            <text:p>0.352511772815</text:p>
          </table:table-cell>
          <table:table-cell office:value="0.322948996083" office:value-type="float">
            <text:p>0.322948996083</text:p>
          </table:table-cell>
          <table:table-cell office:value="0.311101889236" office:value-type="float">
            <text:p>0.311101889236</text:p>
          </table:table-cell>
          <table:table-cell office:value="0.335640122701" office:value-type="float">
            <text:p>0.335640122701</text:p>
          </table:table-cell>
          <table:table-cell office:value="0.334992042794" office:value-type="float">
            <text:p>0.334992042794</text:p>
          </table:table-cell>
          <table:table-cell office:value="0.330959181221" office:value-type="float">
            <text:p>0.330959181221</text:p>
          </table:table-cell>
          <table:table-cell office:value="0.293611286998" office:value-type="float">
            <text:p>0.293611286998</text:p>
          </table:table-cell>
          <table:table-cell office:value="0.306829287782" office:value-type="float">
            <text:p>0.306829287782</text:p>
          </table:table-cell>
          <table:table-cell office:value-type="string">
            <text:p>ü</text:p>
          </table:table-cell>
          <table:table-cell office:value="-8.40699223073" office:value-type="float">
            <text:p>-8.40699223073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1784835374" office:value-type="float">
            <text:p>1.91784835374</text:p>
          </table:table-cell>
          <table:table-cell office:value="1.8953682056" office:value-type="float">
            <text:p>1.8953682056</text:p>
          </table:table-cell>
          <table:table-cell office:value="1.83760196248" office:value-type="float">
            <text:p>1.83760196248</text:p>
          </table:table-cell>
          <table:table-cell office:value="1.79576851358" office:value-type="float">
            <text:p>1.79576851358</text:p>
          </table:table-cell>
          <table:table-cell office:value="1.60928314573" office:value-type="float">
            <text:p>1.60928314573</text:p>
          </table:table-cell>
          <table:table-cell office:value="1.66503042662" office:value-type="float">
            <text:p>1.66503042662</text:p>
          </table:table-cell>
          <table:table-cell office:value="1.65666409313" office:value-type="float">
            <text:p>1.65666409313</text:p>
          </table:table-cell>
          <table:table-cell office:value="1.57867991895" office:value-type="float">
            <text:p>1.57867991895</text:p>
          </table:table-cell>
          <table:table-cell office:value="1.51275763493" office:value-type="float">
            <text:p>1.51275763493</text:p>
          </table:table-cell>
          <table:table-cell office:value="1.66224828197" office:value-type="float">
            <text:p>1.66224828197</text:p>
          </table:table-cell>
          <table:table-cell office:value="1.59705344139" office:value-type="float">
            <text:p>1.59705344139</text:p>
          </table:table-cell>
          <table:table-cell office:value="1.54631305433" office:value-type="float">
            <text:p>1.54631305433</text:p>
          </table:table-cell>
          <table:table-cell office:value="1.33665180301" office:value-type="float">
            <text:p>1.33665180301</text:p>
          </table:table-cell>
          <table:table-cell office:value="1.39922435244" office:value-type="float">
            <text:p>1.39922435244</text:p>
          </table:table-cell>
          <table:table-cell office:value-type="string">
            <text:p>ü</text:p>
          </table:table-cell>
          <table:table-cell office:value="-12.3871301874" office:value-type="float">
            <text:p>-12.3871301874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0240018641" office:value-type="float">
            <text:p>43.0240018641</text:p>
          </table:table-cell>
          <table:table-cell office:value="43.0225975321" office:value-type="float">
            <text:p>43.0225975321</text:p>
          </table:table-cell>
          <table:table-cell office:value="43.0277683138" office:value-type="float">
            <text:p>43.0277683138</text:p>
          </table:table-cell>
          <table:table-cell office:value="42.765366317" office:value-type="float">
            <text:p>42.765366317</text:p>
          </table:table-cell>
          <table:table-cell office:value="43.2508350156" office:value-type="float">
            <text:p>43.2508350156</text:p>
          </table:table-cell>
          <table:table-cell office:value="43.5768270397" office:value-type="float">
            <text:p>43.5768270397</text:p>
          </table:table-cell>
          <table:table-cell office:value="43.5185654008" office:value-type="float">
            <text:p>43.5185654008</text:p>
          </table:table-cell>
          <table:table-cell office:value="43.7881356863" office:value-type="float">
            <text:p>43.7881356863</text:p>
          </table:table-cell>
          <table:table-cell office:value="43.111765207" office:value-type="float">
            <text:p>43.111765207</text:p>
          </table:table-cell>
          <table:table-cell office:value="43.981112512" office:value-type="float">
            <text:p>43.981112512</text:p>
          </table:table-cell>
          <table:table-cell office:value="44.0623691537" office:value-type="float">
            <text:p>44.0623691537</text:p>
          </table:table-cell>
          <table:table-cell office:value="43.403958273" office:value-type="float">
            <text:p>43.403958273</text:p>
          </table:table-cell>
          <table:table-cell office:value="42.3421882053" office:value-type="float">
            <text:p>42.3421882053</text:p>
          </table:table-cell>
          <table:table-cell office:value="43.5946823616" office:value-type="float">
            <text:p>43.594682361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6876498586" office:value-type="float">
            <text:p>13.6876498586</text:p>
          </table:table-cell>
          <table:table-cell office:value="13.5314994559" office:value-type="float">
            <text:p>13.5314994559</text:p>
          </table:table-cell>
          <table:table-cell office:value="13.42468305" office:value-type="float">
            <text:p>13.42468305</text:p>
          </table:table-cell>
          <table:table-cell office:value="13.4539550499" office:value-type="float">
            <text:p>13.4539550499</text:p>
          </table:table-cell>
          <table:table-cell office:value="13.7826939878" office:value-type="float">
            <text:p>13.7826939878</text:p>
          </table:table-cell>
          <table:table-cell office:value="13.4393677251" office:value-type="float">
            <text:p>13.4393677251</text:p>
          </table:table-cell>
          <table:table-cell office:value="13.5278873625" office:value-type="float">
            <text:p>13.5278873625</text:p>
          </table:table-cell>
          <table:table-cell office:value="13.6126954329" office:value-type="float">
            <text:p>13.6126954329</text:p>
          </table:table-cell>
          <table:table-cell office:value="13.6256179569" office:value-type="float">
            <text:p>13.6256179569</text:p>
          </table:table-cell>
          <table:table-cell office:value="13.4339612187" office:value-type="float">
            <text:p>13.4339612187</text:p>
          </table:table-cell>
          <table:table-cell office:value="13.7096009573" office:value-type="float">
            <text:p>13.7096009573</text:p>
          </table:table-cell>
          <table:table-cell office:value="13.1995329099" office:value-type="float">
            <text:p>13.1995329099</text:p>
          </table:table-cell>
          <table:table-cell office:value="13.0910160254" office:value-type="float">
            <text:p>13.0910160254</text:p>
          </table:table-cell>
          <table:table-cell office:value="13.3518212856" office:value-type="float">
            <text:p>13.351821285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51961263" office:value-type="float">
            <text:p>17.51961263</text:p>
          </table:table-cell>
          <table:table-cell office:value="17.7158166229" office:value-type="float">
            <text:p>17.7158166229</text:p>
          </table:table-cell>
          <table:table-cell office:value="17.7545909999" office:value-type="float">
            <text:p>17.7545909999</text:p>
          </table:table-cell>
          <table:table-cell office:value="17.4987959439" office:value-type="float">
            <text:p>17.4987959439</text:p>
          </table:table-cell>
          <table:table-cell office:value="17.6535322845" office:value-type="float">
            <text:p>17.6535322845</text:p>
          </table:table-cell>
          <table:table-cell office:value="17.9385048093" office:value-type="float">
            <text:p>17.9385048093</text:p>
          </table:table-cell>
          <table:table-cell office:value="18.0174265083" office:value-type="float">
            <text:p>18.0174265083</text:p>
          </table:table-cell>
          <table:table-cell office:value="17.978183531" office:value-type="float">
            <text:p>17.978183531</text:p>
          </table:table-cell>
          <table:table-cell office:value="17.5833562072" office:value-type="float">
            <text:p>17.5833562072</text:p>
          </table:table-cell>
          <table:table-cell office:value="18.3556274514" office:value-type="float">
            <text:p>18.3556274514</text:p>
          </table:table-cell>
          <table:table-cell office:value="18.2050166956" office:value-type="float">
            <text:p>18.2050166956</text:p>
          </table:table-cell>
          <table:table-cell office:value="17.9547772203" office:value-type="float">
            <text:p>17.9547772203</text:p>
          </table:table-cell>
          <table:table-cell office:value="17.3889360477" office:value-type="float">
            <text:p>17.3889360477</text:p>
          </table:table-cell>
          <table:table-cell office:value="18.1557020944" office:value-type="float">
            <text:p>18.155702094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83332074748" office:value-type="float">
            <text:p>8.83332074748</text:p>
          </table:table-cell>
          <table:table-cell office:value="8.80062405924" office:value-type="float">
            <text:p>8.80062405924</text:p>
          </table:table-cell>
          <table:table-cell office:value="8.89155207433" office:value-type="float">
            <text:p>8.89155207433</text:p>
          </table:table-cell>
          <table:table-cell office:value="8.82921772636" office:value-type="float">
            <text:p>8.82921772636</text:p>
          </table:table-cell>
          <table:table-cell office:value="8.80951163486" office:value-type="float">
            <text:p>8.80951163486</text:p>
          </table:table-cell>
          <table:table-cell office:value="9.17281240217" office:value-type="float">
            <text:p>9.17281240217</text:p>
          </table:table-cell>
          <table:table-cell office:value="8.92431628621" office:value-type="float">
            <text:p>8.92431628621</text:p>
          </table:table-cell>
          <table:table-cell office:value="9.12233206111" office:value-type="float">
            <text:p>9.12233206111</text:p>
          </table:table-cell>
          <table:table-cell office:value="8.87060795995" office:value-type="float">
            <text:p>8.87060795995</text:p>
          </table:table-cell>
          <table:table-cell office:value="9.15742656729" office:value-type="float">
            <text:p>9.15742656729</text:p>
          </table:table-cell>
          <table:table-cell office:value="9.0514743616" office:value-type="float">
            <text:p>9.0514743616</text:p>
          </table:table-cell>
          <table:table-cell office:value="9.19178912799" office:value-type="float">
            <text:p>9.19178912799</text:p>
          </table:table-cell>
          <table:table-cell office:value="8.84968427102" office:value-type="float">
            <text:p>8.84968427102</text:p>
          </table:table-cell>
          <table:table-cell office:value="8.98119460002" office:value-type="float">
            <text:p>8.98119460002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8668754749" office:value-type="float">
            <text:p>41.8668754749</text:p>
          </table:table-cell>
          <table:table-cell office:value="41.7120310883" office:value-type="float">
            <text:p>41.7120310883</text:p>
          </table:table-cell>
          <table:table-cell office:value="41.8303692471" office:value-type="float">
            <text:p>41.8303692471</text:p>
          </table:table-cell>
          <table:table-cell office:value="41.9646558991" office:value-type="float">
            <text:p>41.9646558991</text:p>
          </table:table-cell>
          <table:table-cell office:value="41.2975693951" office:value-type="float">
            <text:p>41.2975693951</text:p>
          </table:table-cell>
          <table:table-cell office:value="40.6424922332" office:value-type="float">
            <text:p>40.6424922332</text:p>
          </table:table-cell>
          <table:table-cell office:value="40.8599401875" office:value-type="float">
            <text:p>40.8599401875</text:p>
          </table:table-cell>
          <table:table-cell office:value="40.420514964" office:value-type="float">
            <text:p>40.420514964</text:p>
          </table:table-cell>
          <table:table-cell office:value="41.4228027748" office:value-type="float">
            <text:p>41.4228027748</text:p>
          </table:table-cell>
          <table:table-cell office:value="39.8930552818" office:value-type="float">
            <text:p>39.8930552818</text:p>
          </table:table-cell>
          <table:table-cell office:value="40.0071449474" office:value-type="float">
            <text:p>40.0071449474</text:p>
          </table:table-cell>
          <table:table-cell office:value="40.6248481529" office:value-type="float">
            <text:p>40.6248481529</text:p>
          </table:table-cell>
          <table:table-cell office:value="41.9940146823" office:value-type="float">
            <text:p>41.9940146823</text:p>
          </table:table-cell>
          <table:table-cell office:value="40.1475602545" office:value-type="float">
            <text:p>40.147560254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3.6364554876" office:value-type="float">
            <text:p>13.6364554876</text:p>
          </table:table-cell>
          <table:table-cell office:value="13.9411634083" office:value-type="float">
            <text:p>13.9411634083</text:p>
          </table:table-cell>
          <table:table-cell office:value="13.6747407133" office:value-type="float">
            <text:p>13.6747407133</text:p>
          </table:table-cell>
          <table:table-cell office:value="12.9176303168" office:value-type="float">
            <text:p>12.9176303168</text:p>
          </table:table-cell>
          <table:table-cell office:value="13.015587162" office:value-type="float">
            <text:p>13.015587162</text:p>
          </table:table-cell>
          <table:table-cell office:value="11.1741421019" office:value-type="float">
            <text:p>11.1741421019</text:p>
          </table:table-cell>
          <table:table-cell office:value="11.799693099" office:value-type="float">
            <text:p>11.799693099</text:p>
          </table:table-cell>
          <table:table-cell office:value="11.3143299524" office:value-type="float">
            <text:p>11.3143299524</text:p>
          </table:table-cell>
          <table:table-cell office:value="12.5877615988" office:value-type="float">
            <text:p>12.5877615988</text:p>
          </table:table-cell>
          <table:table-cell office:value="10.0355751634" office:value-type="float">
            <text:p>10.0355751634</text:p>
          </table:table-cell>
          <table:table-cell office:value="10.7388151044" office:value-type="float">
            <text:p>10.7388151044</text:p>
          </table:table-cell>
          <table:table-cell office:value="10.9394663671" office:value-type="float">
            <text:p>10.9394663671</text:p>
          </table:table-cell>
          <table:table-cell office:value="12.3528770095" office:value-type="float">
            <text:p>12.3528770095</text:p>
          </table:table-cell>
          <table:table-cell office:value="10.3633072873" office:value-type="float">
            <text:p>10.363307287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1584745303" office:value-type="float">
            <text:p>15.1584745303</text:p>
          </table:table-cell>
          <table:table-cell office:value="15.3146022243" office:value-type="float">
            <text:p>15.3146022243</text:p>
          </table:table-cell>
          <table:table-cell office:value="15.1907247151" office:value-type="float">
            <text:p>15.1907247151</text:p>
          </table:table-cell>
          <table:table-cell office:value="15.310739341" office:value-type="float">
            <text:p>15.310739341</text:p>
          </table:table-cell>
          <table:table-cell office:value="15.5100476793" office:value-type="float">
            <text:p>15.5100476793</text:p>
          </table:table-cell>
          <table:table-cell office:value="15.8234139353" office:value-type="float">
            <text:p>15.8234139353</text:p>
          </table:table-cell>
          <table:table-cell office:value="15.6577287832" office:value-type="float">
            <text:p>15.6577287832</text:p>
          </table:table-cell>
          <table:table-cell office:value="15.8313601277" office:value-type="float">
            <text:p>15.8313601277</text:p>
          </table:table-cell>
          <table:table-cell office:value="15.5072844024" office:value-type="float">
            <text:p>15.5072844024</text:p>
          </table:table-cell>
          <table:table-cell office:value="16.1448634986" office:value-type="float">
            <text:p>16.1448634986</text:p>
          </table:table-cell>
          <table:table-cell office:value="15.9706056444" office:value-type="float">
            <text:p>15.9706056444</text:p>
          </table:table-cell>
          <table:table-cell office:value="15.9979510781" office:value-type="float">
            <text:p>15.9979510781</text:p>
          </table:table-cell>
          <table:table-cell office:value="15.6976744146" office:value-type="float">
            <text:p>15.6976744146</text:p>
          </table:table-cell>
          <table:table-cell office:value="16.2965715222" office:value-type="float">
            <text:p>16.296571522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343979674" office:value-type="float">
            <text:p>13.9343979674</text:p>
          </table:table-cell>
          <table:table-cell office:value="14.1351549391" office:value-type="float">
            <text:p>14.1351549391</text:p>
          </table:table-cell>
          <table:table-cell office:value="16.9911210407" office:value-type="float">
            <text:p>16.9911210407</text:p>
          </table:table-cell>
          <table:table-cell office:value="13.1420449825" office:value-type="float">
            <text:p>13.1420449825</text:p>
          </table:table-cell>
          <table:table-cell office:value="11.9004523816" office:value-type="float">
            <text:p>11.9004523816</text:p>
          </table:table-cell>
          <table:table-cell office:value="11.7475991675" office:value-type="float">
            <text:p>11.7475991675</text:p>
          </table:table-cell>
          <table:table-cell office:value="12.0210889424" office:value-type="float">
            <text:p>12.0210889424</text:p>
          </table:table-cell>
          <table:table-cell office:value="11.0708966939" office:value-type="float">
            <text:p>11.0708966939</text:p>
          </table:table-cell>
          <table:table-cell office:value="11.0613986795" office:value-type="float">
            <text:p>11.0613986795</text:p>
          </table:table-cell>
          <table:table-cell office:value="11.5114411667" office:value-type="float">
            <text:p>11.5114411667</text:p>
          </table:table-cell>
          <table:table-cell office:value="11.4981612503" office:value-type="float">
            <text:p>11.4981612503</text:p>
          </table:table-cell>
          <table:table-cell office:value="10.7115195324" office:value-type="float">
            <text:p>10.7115195324</text:p>
          </table:table-cell>
          <table:table-cell office:value="9.50738843574" office:value-type="float">
            <text:p>9.50738843574</text:p>
          </table:table-cell>
          <table:table-cell office:value="10.1048687088" office:value-type="float">
            <text:p>10.104868708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7248469616" office:value-type="float">
            <text:p>12.7248469616</text:p>
          </table:table-cell>
          <table:table-cell office:value="12.8124767241" office:value-type="float">
            <text:p>12.8124767241</text:p>
          </table:table-cell>
          <table:table-cell office:value="15.7885400327" office:value-type="float">
            <text:p>15.7885400327</text:p>
          </table:table-cell>
          <table:table-cell office:value="12.1470832799" office:value-type="float">
            <text:p>12.1470832799</text:p>
          </table:table-cell>
          <table:table-cell office:value="10.8107559722" office:value-type="float">
            <text:p>10.8107559722</text:p>
          </table:table-cell>
          <table:table-cell office:value="10.8187576994" office:value-type="float">
            <text:p>10.8187576994</text:p>
          </table:table-cell>
          <table:table-cell office:value="11.2416843936" office:value-type="float">
            <text:p>11.2416843936</text:p>
          </table:table-cell>
          <table:table-cell office:value="10.3036800699" office:value-type="float">
            <text:p>10.3036800699</text:p>
          </table:table-cell>
          <table:table-cell office:value="10.1976130039" office:value-type="float">
            <text:p>10.1976130039</text:p>
          </table:table-cell>
          <table:table-cell office:value="10.8803232057" office:value-type="float">
            <text:p>10.8803232057</text:p>
          </table:table-cell>
          <table:table-cell office:value="10.6840050211" office:value-type="float">
            <text:p>10.6840050211</text:p>
          </table:table-cell>
          <table:table-cell office:value="10.0897386634" office:value-type="float">
            <text:p>10.0897386634</text:p>
          </table:table-cell>
          <table:table-cell office:value="8.91826517301" office:value-type="float">
            <text:p>8.91826517301</text:p>
          </table:table-cell>
          <table:table-cell office:value="9.46411383547" office:value-type="float">
            <text:p>9.4641138354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9972916604" office:value-type="float">
            <text:p>21.9972916604</text:p>
          </table:table-cell>
          <table:table-cell office:value="22.4373754113" office:value-type="float">
            <text:p>22.4373754113</text:p>
          </table:table-cell>
          <table:table-cell office:value="28.2695334118" office:value-type="float">
            <text:p>28.2695334118</text:p>
          </table:table-cell>
          <table:table-cell office:value="21.226116615" office:value-type="float">
            <text:p>21.226116615</text:p>
          </table:table-cell>
          <table:table-cell office:value="19.0097616147" office:value-type="float">
            <text:p>19.0097616147</text:p>
          </table:table-cell>
          <table:table-cell office:value="19.3783458655" office:value-type="float">
            <text:p>19.3783458655</text:p>
          </table:table-cell>
          <table:table-cell office:value="19.8335248967" office:value-type="float">
            <text:p>19.8335248967</text:p>
          </table:table-cell>
          <table:table-cell office:value="18.6140590657" office:value-type="float">
            <text:p>18.6140590657</text:p>
          </table:table-cell>
          <table:table-cell office:value="18.0303565133" office:value-type="float">
            <text:p>18.0303565133</text:p>
          </table:table-cell>
          <table:table-cell office:value="20.0354204165" office:value-type="float">
            <text:p>20.0354204165</text:p>
          </table:table-cell>
          <table:table-cell office:value="19.3317703844" office:value-type="float">
            <text:p>19.3317703844</text:p>
          </table:table-cell>
          <table:table-cell office:value="18.5066162959" office:value-type="float">
            <text:p>18.5066162959</text:p>
          </table:table-cell>
          <table:table-cell office:value="16.041355758" office:value-type="float">
            <text:p>16.041355758</text:p>
          </table:table-cell>
          <table:table-cell office:value="17.519245137" office:value-type="float">
            <text:p>17.51924513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3469106542" office:value-type="float">
            <text:p>12.3469106542</text:p>
          </table:table-cell>
          <table:table-cell office:value="12.3648804086" office:value-type="float">
            <text:p>12.3648804086</text:p>
          </table:table-cell>
          <table:table-cell office:value="14.4518789381" office:value-type="float">
            <text:p>14.4518789381</text:p>
          </table:table-cell>
          <table:table-cell office:value="11.9194663046" office:value-type="float">
            <text:p>11.9194663046</text:p>
          </table:table-cell>
          <table:table-cell office:value="10.4737796395" office:value-type="float">
            <text:p>10.4737796395</text:p>
          </table:table-cell>
          <table:table-cell office:value="10.5690562812" office:value-type="float">
            <text:p>10.5690562812</text:p>
          </table:table-cell>
          <table:table-cell office:value="10.6295976846" office:value-type="float">
            <text:p>10.6295976846</text:p>
          </table:table-cell>
          <table:table-cell office:value="9.98664142227" office:value-type="float">
            <text:p>9.98664142227</text:p>
          </table:table-cell>
          <table:table-cell office:value="10.093200084" office:value-type="float">
            <text:p>10.093200084</text:p>
          </table:table-cell>
          <table:table-cell office:value="10.3157021177" office:value-type="float">
            <text:p>10.3157021177</text:p>
          </table:table-cell>
          <table:table-cell office:value="10.5170309091" office:value-type="float">
            <text:p>10.5170309091</text:p>
          </table:table-cell>
          <table:table-cell office:value="9.71076710177" office:value-type="float">
            <text:p>9.71076710177</text:p>
          </table:table-cell>
          <table:table-cell office:value="8.7775541099" office:value-type="float">
            <text:p>8.7775541099</text:p>
          </table:table-cell>
          <table:table-cell office:value="9.09793670492" office:value-type="float">
            <text:p>9.0979367049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8772216366" office:value-type="float">
            <text:p>12.8772216366</text:p>
          </table:table-cell>
          <table:table-cell office:value="13.0750187322" office:value-type="float">
            <text:p>13.0750187322</text:p>
          </table:table-cell>
          <table:table-cell office:value="16.8961615996" office:value-type="float">
            <text:p>16.8961615996</text:p>
          </table:table-cell>
          <table:table-cell office:value="12.8737599061" office:value-type="float">
            <text:p>12.8737599061</text:p>
          </table:table-cell>
          <table:table-cell office:value="11.4853631252" office:value-type="float">
            <text:p>11.4853631252</text:p>
          </table:table-cell>
          <table:table-cell office:value="12.0238718497" office:value-type="float">
            <text:p>12.0238718497</text:p>
          </table:table-cell>
          <table:table-cell office:value="12.2999242448" office:value-type="float">
            <text:p>12.2999242448</text:p>
          </table:table-cell>
          <table:table-cell office:value="11.5338544274" office:value-type="float">
            <text:p>11.5338544274</text:p>
          </table:table-cell>
          <table:table-cell office:value="10.9038286988" office:value-type="float">
            <text:p>10.9038286988</text:p>
          </table:table-cell>
          <table:table-cell office:value="12.3886072183" office:value-type="float">
            <text:p>12.3886072183</text:p>
          </table:table-cell>
          <table:table-cell office:value="11.97481095" office:value-type="float">
            <text:p>11.97481095</text:p>
          </table:table-cell>
          <table:table-cell office:value="11.1191080917" office:value-type="float">
            <text:p>11.1191080917</text:p>
          </table:table-cell>
          <table:table-cell office:value="9.9140106869" office:value-type="float">
            <text:p>9.9140106869</text:p>
          </table:table-cell>
          <table:table-cell office:value="10.5128607108" office:value-type="float">
            <text:p>10.512860710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6828112617" office:value-type="float">
            <text:p>14.6828112617</text:p>
          </table:table-cell>
          <table:table-cell office:value="14.8006830924" office:value-type="float">
            <text:p>14.8006830924</text:p>
          </table:table-cell>
          <table:table-cell office:value="18.7035727982" office:value-type="float">
            <text:p>18.7035727982</text:p>
          </table:table-cell>
          <table:table-cell office:value="13.8664164947" office:value-type="float">
            <text:p>13.8664164947</text:p>
          </table:table-cell>
          <table:table-cell office:value="12.5571676255" office:value-type="float">
            <text:p>12.5571676255</text:p>
          </table:table-cell>
          <table:table-cell office:value="12.8189422193" office:value-type="float">
            <text:p>12.8189422193</text:p>
          </table:table-cell>
          <table:table-cell office:value="13.2635785295" office:value-type="float">
            <text:p>13.2635785295</text:p>
          </table:table-cell>
          <table:table-cell office:value="12.153028242" office:value-type="float">
            <text:p>12.153028242</text:p>
          </table:table-cell>
          <table:table-cell office:value="11.8624017263" office:value-type="float">
            <text:p>11.8624017263</text:p>
          </table:table-cell>
          <table:table-cell office:value="13.2543022243" office:value-type="float">
            <text:p>13.2543022243</text:p>
          </table:table-cell>
          <table:table-cell office:value="12.7068245819" office:value-type="float">
            <text:p>12.7068245819</text:p>
          </table:table-cell>
          <table:table-cell office:value="11.8446020427" office:value-type="float">
            <text:p>11.8446020427</text:p>
          </table:table-cell>
          <table:table-cell office:value="10.210412438" office:value-type="float">
            <text:p>10.210412438</text:p>
          </table:table-cell>
          <table:table-cell office:value="11.5806107409" office:value-type="float">
            <text:p>11.580610740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909001102" office:value-type="float">
            <text:p>12.909001102</text:p>
          </table:table-cell>
          <table:table-cell office:value="13.0926528421" office:value-type="float">
            <text:p>13.0926528421</text:p>
          </table:table-cell>
          <table:table-cell office:value="15.7237047502" office:value-type="float">
            <text:p>15.7237047502</text:p>
          </table:table-cell>
          <table:table-cell office:value="12.0486752249" office:value-type="float">
            <text:p>12.0486752249</text:p>
          </table:table-cell>
          <table:table-cell office:value="11.0493983027" office:value-type="float">
            <text:p>11.0493983027</text:p>
          </table:table-cell>
          <table:table-cell office:value="10.8876389504" office:value-type="float">
            <text:p>10.8876389504</text:p>
          </table:table-cell>
          <table:table-cell office:value="10.7807616132" office:value-type="float">
            <text:p>10.7807616132</text:p>
          </table:table-cell>
          <table:table-cell office:value="10.1118537786" office:value-type="float">
            <text:p>10.1118537786</text:p>
          </table:table-cell>
          <table:table-cell office:value="10.1191893251" office:value-type="float">
            <text:p>10.1191893251</text:p>
          </table:table-cell>
          <table:table-cell office:value="10.5024262966" office:value-type="float">
            <text:p>10.5024262966</text:p>
          </table:table-cell>
          <table:table-cell office:value="10.5567380855" office:value-type="float">
            <text:p>10.5567380855</text:p>
          </table:table-cell>
          <table:table-cell office:value="9.86995914572" office:value-type="float">
            <text:p>9.86995914572</text:p>
          </table:table-cell>
          <table:table-cell office:value="8.66604745979" office:value-type="float">
            <text:p>8.66604745979</text:p>
          </table:table-cell>
          <table:table-cell office:value="9.34622375324" office:value-type="float">
            <text:p>9.3462237532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6855936865" office:value-type="float">
            <text:p>23.6855936865</text:p>
          </table:table-cell>
          <table:table-cell office:value="24.6706053944" office:value-type="float">
            <text:p>24.6706053944</text:p>
          </table:table-cell>
          <table:table-cell office:value="30.9064318665" office:value-type="float">
            <text:p>30.9064318665</text:p>
          </table:table-cell>
          <table:table-cell office:value="23.3796457328" office:value-type="float">
            <text:p>23.3796457328</text:p>
          </table:table-cell>
          <table:table-cell office:value="20.9598933699" office:value-type="float">
            <text:p>20.9598933699</text:p>
          </table:table-cell>
          <table:table-cell office:value="21.2299509488" office:value-type="float">
            <text:p>21.2299509488</text:p>
          </table:table-cell>
          <table:table-cell office:value="21.8960002092" office:value-type="float">
            <text:p>21.8960002092</text:p>
          </table:table-cell>
          <table:table-cell office:value="20.8180223206" office:value-type="float">
            <text:p>20.8180223206</text:p>
          </table:table-cell>
          <table:table-cell office:value="20.167401262" office:value-type="float">
            <text:p>20.167401262</text:p>
          </table:table-cell>
          <table:table-cell office:value="21.7551675173" office:value-type="float">
            <text:p>21.7551675173</text:p>
          </table:table-cell>
          <table:table-cell office:value="21.3363863552" office:value-type="float">
            <text:p>21.3363863552</text:p>
          </table:table-cell>
          <table:table-cell office:value="19.9112647207" office:value-type="float">
            <text:p>19.9112647207</text:p>
          </table:table-cell>
          <table:table-cell office:value="17.5929940719" office:value-type="float">
            <text:p>17.5929940719</text:p>
          </table:table-cell>
          <table:table-cell office:value="18.9578233564" office:value-type="float">
            <text:p>18.957823356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3755261466" office:value-type="float">
            <text:p>13.3755261466</text:p>
          </table:table-cell>
          <table:table-cell office:value="13.2737734749" office:value-type="float">
            <text:p>13.2737734749</text:p>
          </table:table-cell>
          <table:table-cell office:value="17.1500861033" office:value-type="float">
            <text:p>17.1500861033</text:p>
          </table:table-cell>
          <table:table-cell office:value="12.3981599141" office:value-type="float">
            <text:p>12.3981599141</text:p>
          </table:table-cell>
          <table:table-cell office:value="11.0634418568" office:value-type="float">
            <text:p>11.0634418568</text:p>
          </table:table-cell>
          <table:table-cell office:value="11.2944891303" office:value-type="float">
            <text:p>11.2944891303</text:p>
          </table:table-cell>
          <table:table-cell office:value="11.4946390347" office:value-type="float">
            <text:p>11.4946390347</text:p>
          </table:table-cell>
          <table:table-cell office:value="10.5467828447" office:value-type="float">
            <text:p>10.5467828447</text:p>
          </table:table-cell>
          <table:table-cell office:value="10.380089501" office:value-type="float">
            <text:p>10.380089501</text:p>
          </table:table-cell>
          <table:table-cell office:value="11.4449020171" office:value-type="float">
            <text:p>11.4449020171</text:p>
          </table:table-cell>
          <table:table-cell office:value="11.1422752434" office:value-type="float">
            <text:p>11.1422752434</text:p>
          </table:table-cell>
          <table:table-cell office:value="10.4554062436" office:value-type="float">
            <text:p>10.4554062436</text:p>
          </table:table-cell>
          <table:table-cell office:value="8.934930476" office:value-type="float">
            <text:p>8.934930476</text:p>
          </table:table-cell>
          <table:table-cell office:value="9.94757879962" office:value-type="float">
            <text:p>9.9475787996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8003160268" office:value-type="float">
            <text:p>26.8003160268</text:p>
          </table:table-cell>
          <table:table-cell office:value="26.3902934697" office:value-type="float">
            <text:p>26.3902934697</text:p>
          </table:table-cell>
          <table:table-cell office:value="35.3411646776" office:value-type="float">
            <text:p>35.3411646776</text:p>
          </table:table-cell>
          <table:table-cell office:value="25.3119377801" office:value-type="float">
            <text:p>25.3119377801</text:p>
          </table:table-cell>
          <table:table-cell office:value="22.2085658191" office:value-type="float">
            <text:p>22.2085658191</text:p>
          </table:table-cell>
          <table:table-cell office:value="23.3771793913" office:value-type="float">
            <text:p>23.3771793913</text:p>
          </table:table-cell>
          <table:table-cell office:value="24.4148881438" office:value-type="float">
            <text:p>24.4148881438</text:p>
          </table:table-cell>
          <table:table-cell office:value="21.7684926046" office:value-type="float">
            <text:p>21.7684926046</text:p>
          </table:table-cell>
          <table:table-cell office:value="21.1799480721" office:value-type="float">
            <text:p>21.1799480721</text:p>
          </table:table-cell>
          <table:table-cell office:value="24.1034537074" office:value-type="float">
            <text:p>24.1034537074</text:p>
          </table:table-cell>
          <table:table-cell office:value="23.1912998828" office:value-type="float">
            <text:p>23.1912998828</text:p>
          </table:table-cell>
          <table:table-cell office:value="21.8340945134" office:value-type="float">
            <text:p>21.8340945134</text:p>
          </table:table-cell>
          <table:table-cell office:value="18.0185384383" office:value-type="float">
            <text:p>18.0185384383</text:p>
          </table:table-cell>
          <table:table-cell office:value="20.7133064963" office:value-type="float">
            <text:p>20.7133064963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3315310341" office:value-type="float">
            <text:p>15.3315310341</text:p>
          </table:table-cell>
          <table:table-cell office:value="15.5968704523" office:value-type="float">
            <text:p>15.5968704523</text:p>
          </table:table-cell>
          <table:table-cell office:value="18.4198037508" office:value-type="float">
            <text:p>18.4198037508</text:p>
          </table:table-cell>
          <table:table-cell office:value="14.3211298832" office:value-type="float">
            <text:p>14.3211298832</text:p>
          </table:table-cell>
          <table:table-cell office:value="13.2761487287" office:value-type="float">
            <text:p>13.2761487287</text:p>
          </table:table-cell>
          <table:table-cell office:value="12.8666517133" office:value-type="float">
            <text:p>12.8666517133</text:p>
          </table:table-cell>
          <table:table-cell office:value="12.8728908458" office:value-type="float">
            <text:p>12.8728908458</text:p>
          </table:table-cell>
          <table:table-cell office:value="11.9736590657" office:value-type="float">
            <text:p>11.9736590657</text:p>
          </table:table-cell>
          <table:table-cell office:value="11.9781168723" office:value-type="float">
            <text:p>11.9781168723</text:p>
          </table:table-cell>
          <table:table-cell office:value="12.135078185" office:value-type="float">
            <text:p>12.135078185</text:p>
          </table:table-cell>
          <table:table-cell office:value="12.6274286522" office:value-type="float">
            <text:p>12.6274286522</text:p>
          </table:table-cell>
          <table:table-cell office:value="11.4495643316" office:value-type="float">
            <text:p>11.4495643316</text:p>
          </table:table-cell>
          <table:table-cell office:value="10.0532649129" office:value-type="float">
            <text:p>10.0532649129</text:p>
          </table:table-cell>
          <table:table-cell office:value="11.0411799216" office:value-type="float">
            <text:p>11.041179921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6436798769" office:value-type="float">
            <text:p>36.6436798769</text:p>
          </table:table-cell>
          <table:table-cell office:value="37.6660120491" office:value-type="float">
            <text:p>37.6660120491</text:p>
          </table:table-cell>
          <table:table-cell office:value="45.2407846103" office:value-type="float">
            <text:p>45.2407846103</text:p>
          </table:table-cell>
          <table:table-cell office:value="34.9172166912" office:value-type="float">
            <text:p>34.9172166912</text:p>
          </table:table-cell>
          <table:table-cell office:value="32.091378833" office:value-type="float">
            <text:p>32.091378833</text:p>
          </table:table-cell>
          <table:table-cell office:value="31.9860401889" office:value-type="float">
            <text:p>31.9860401889</text:p>
          </table:table-cell>
          <table:table-cell office:value="31.7764344664" office:value-type="float">
            <text:p>31.7764344664</text:p>
          </table:table-cell>
          <table:table-cell office:value="30.0354092137" office:value-type="float">
            <text:p>30.0354092137</text:p>
          </table:table-cell>
          <table:table-cell office:value="29.3280207005" office:value-type="float">
            <text:p>29.3280207005</text:p>
          </table:table-cell>
          <table:table-cell office:value="31.0767408421" office:value-type="float">
            <text:p>31.0767408421</text:p>
          </table:table-cell>
          <table:table-cell office:value="31.1067048978" office:value-type="float">
            <text:p>31.1067048978</text:p>
          </table:table-cell>
          <table:table-cell office:value="29.0711043951" office:value-type="float">
            <text:p>29.0711043951</text:p>
          </table:table-cell>
          <table:table-cell office:value="25.5763136063" office:value-type="float">
            <text:p>25.5763136063</text:p>
          </table:table-cell>
          <table:table-cell office:value="28.02642686" office:value-type="float">
            <text:p>28.02642686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2.7374287671" office:value-type="float">
            <text:p>32.7374287671</text:p>
          </table:table-cell>
          <table:table-cell office:value="32.5519544374" office:value-type="float">
            <text:p>32.5519544374</text:p>
          </table:table-cell>
          <table:table-cell office:value="40.9319120741" office:value-type="float">
            <text:p>40.9319120741</text:p>
          </table:table-cell>
          <table:table-cell office:value="29.6118740051" office:value-type="float">
            <text:p>29.6118740051</text:p>
          </table:table-cell>
          <table:table-cell office:value="27.1211239883" office:value-type="float">
            <text:p>27.1211239883</text:p>
          </table:table-cell>
          <table:table-cell office:value="27.4183567839" office:value-type="float">
            <text:p>27.4183567839</text:p>
          </table:table-cell>
          <table:table-cell office:value="27.0769717901" office:value-type="float">
            <text:p>27.0769717901</text:p>
          </table:table-cell>
          <table:table-cell office:value="24.8350046821" office:value-type="float">
            <text:p>24.8350046821</text:p>
          </table:table-cell>
          <table:table-cell office:value="24.6155541076" office:value-type="float">
            <text:p>24.6155541076</text:p>
          </table:table-cell>
          <table:table-cell office:value="26.4590238123" office:value-type="float">
            <text:p>26.4590238123</text:p>
          </table:table-cell>
          <table:table-cell office:value="26.1304434876" office:value-type="float">
            <text:p>26.1304434876</text:p>
          </table:table-cell>
          <table:table-cell office:value="24.2149469749" office:value-type="float">
            <text:p>24.2149469749</text:p>
          </table:table-cell>
          <table:table-cell office:value="20.486826235" office:value-type="float">
            <text:p>20.486826235</text:p>
          </table:table-cell>
          <table:table-cell office:value="23.2861565483" office:value-type="float">
            <text:p>23.2861565483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8.9065231575" office:value-type="float">
            <text:p>48.9065231575</text:p>
          </table:table-cell>
          <table:table-cell office:value="49.2182245517" office:value-type="float">
            <text:p>49.2182245517</text:p>
          </table:table-cell>
          <table:table-cell office:value="61.1011991756" office:value-type="float">
            <text:p>61.1011991756</text:p>
          </table:table-cell>
          <table:table-cell office:value="46.4703566798" office:value-type="float">
            <text:p>46.4703566798</text:p>
          </table:table-cell>
          <table:table-cell office:value="41.4282387626" office:value-type="float">
            <text:p>41.4282387626</text:p>
          </table:table-cell>
          <table:table-cell office:value="41.9662943607" office:value-type="float">
            <text:p>41.9662943607</text:p>
          </table:table-cell>
          <table:table-cell office:value="43.5827073561" office:value-type="float">
            <text:p>43.5827073561</text:p>
          </table:table-cell>
          <table:table-cell office:value="40.3523323158" office:value-type="float">
            <text:p>40.3523323158</text:p>
          </table:table-cell>
          <table:table-cell office:value="38.9257672656" office:value-type="float">
            <text:p>38.9257672656</text:p>
          </table:table-cell>
          <table:table-cell office:value="42.2594203538" office:value-type="float">
            <text:p>42.2594203538</text:p>
          </table:table-cell>
          <table:table-cell office:value="41.1259493051" office:value-type="float">
            <text:p>41.1259493051</text:p>
          </table:table-cell>
          <table:table-cell office:value="38.8422451861" office:value-type="float">
            <text:p>38.8422451861</text:p>
          </table:table-cell>
          <table:table-cell office:value="33.4212320678" office:value-type="float">
            <text:p>33.4212320678</text:p>
          </table:table-cell>
          <table:table-cell office:value="37.9193987664" office:value-type="float">
            <text:p>37.9193987664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071831291" office:value-type="float">
            <text:p>25.071831291</text:p>
          </table:table-cell>
          <table:table-cell office:value="25.0757957183" office:value-type="float">
            <text:p>25.0757957183</text:p>
          </table:table-cell>
          <table:table-cell office:value="32.0257462626" office:value-type="float">
            <text:p>32.0257462626</text:p>
          </table:table-cell>
          <table:table-cell office:value="22.9849594729" office:value-type="float">
            <text:p>22.9849594729</text:p>
          </table:table-cell>
          <table:table-cell office:value="20.9098227799" office:value-type="float">
            <text:p>20.9098227799</text:p>
          </table:table-cell>
          <table:table-cell office:value="21.4857731848" office:value-type="float">
            <text:p>21.4857731848</text:p>
          </table:table-cell>
          <table:table-cell office:value="21.332634477" office:value-type="float">
            <text:p>21.332634477</text:p>
          </table:table-cell>
          <table:table-cell office:value="19.486455137" office:value-type="float">
            <text:p>19.486455137</text:p>
          </table:table-cell>
          <table:table-cell office:value="19.3829449897" office:value-type="float">
            <text:p>19.3829449897</text:p>
          </table:table-cell>
          <table:table-cell office:value="20.9423055962" office:value-type="float">
            <text:p>20.9423055962</text:p>
          </table:table-cell>
          <table:table-cell office:value="20.7321476107" office:value-type="float">
            <text:p>20.7321476107</text:p>
          </table:table-cell>
          <table:table-cell office:value="18.7825302514" office:value-type="float">
            <text:p>18.7825302514</text:p>
          </table:table-cell>
          <table:table-cell office:value="16.0024856877" office:value-type="float">
            <text:p>16.0024856877</text:p>
          </table:table-cell>
          <table:table-cell office:value="18.0994334651" office:value-type="float">
            <text:p>18.099433465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.2848105596" office:value-type="float">
            <text:p>28.2848105596</text:p>
          </table:table-cell>
          <table:table-cell office:value="25.2265091919" office:value-type="float">
            <text:p>25.2265091919</text:p>
          </table:table-cell>
          <table:table-cell office:value="33.9336854836" office:value-type="float">
            <text:p>33.9336854836</text:p>
          </table:table-cell>
          <table:table-cell office:value="24.0390265346" office:value-type="float">
            <text:p>24.0390265346</text:p>
          </table:table-cell>
          <table:table-cell office:value="21.1400247841" office:value-type="float">
            <text:p>21.1400247841</text:p>
          </table:table-cell>
          <table:table-cell office:value="22.5003867441" office:value-type="float">
            <text:p>22.5003867441</text:p>
          </table:table-cell>
          <table:table-cell office:value="23.5088843882" office:value-type="float">
            <text:p>23.5088843882</text:p>
          </table:table-cell>
          <table:table-cell office:value="20.8377727949" office:value-type="float">
            <text:p>20.8377727949</text:p>
          </table:table-cell>
          <table:table-cell office:value="20.357203068" office:value-type="float">
            <text:p>20.357203068</text:p>
          </table:table-cell>
          <table:table-cell office:value="23.3735846455" office:value-type="float">
            <text:p>23.3735846455</text:p>
          </table:table-cell>
          <table:table-cell office:value="22.9038336941" office:value-type="float">
            <text:p>22.9038336941</text:p>
          </table:table-cell>
          <table:table-cell office:value="20.8175594318" office:value-type="float">
            <text:p>20.8175594318</text:p>
          </table:table-cell>
          <table:table-cell office:value="17.3441723667" office:value-type="float">
            <text:p>17.3441723667</text:p>
          </table:table-cell>
          <table:table-cell office:value="19.0866161518" office:value-type="float">
            <text:p>19.086616151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0857360716" office:value-type="float">
            <text:p>21.0857360716</text:p>
          </table:table-cell>
          <table:table-cell office:value="19.2058072179" office:value-type="float">
            <text:p>19.2058072179</text:p>
          </table:table-cell>
          <table:table-cell office:value="26.4240511551" office:value-type="float">
            <text:p>26.4240511551</text:p>
          </table:table-cell>
          <table:table-cell office:value="19.5208035095" office:value-type="float">
            <text:p>19.5208035095</text:p>
          </table:table-cell>
          <table:table-cell office:value="16.6894596308" office:value-type="float">
            <text:p>16.6894596308</text:p>
          </table:table-cell>
          <table:table-cell office:value="17.7052199882" office:value-type="float">
            <text:p>17.7052199882</text:p>
          </table:table-cell>
          <table:table-cell office:value="18.2563154355" office:value-type="float">
            <text:p>18.2563154355</text:p>
          </table:table-cell>
          <table:table-cell office:value="16.3894777527" office:value-type="float">
            <text:p>16.3894777527</text:p>
          </table:table-cell>
          <table:table-cell office:value="15.3944755037" office:value-type="float">
            <text:p>15.3944755037</text:p>
          </table:table-cell>
          <table:table-cell office:value="17.8436658182" office:value-type="float">
            <text:p>17.8436658182</text:p>
          </table:table-cell>
          <table:table-cell office:value="16.7555432444" office:value-type="float">
            <text:p>16.7555432444</text:p>
          </table:table-cell>
          <table:table-cell office:value="15.269318652" office:value-type="float">
            <text:p>15.269318652</text:p>
          </table:table-cell>
          <table:table-cell office:value="12.5730476402" office:value-type="float">
            <text:p>12.5730476402</text:p>
          </table:table-cell>
          <table:table-cell office:value="14.8599432142" office:value-type="float">
            <text:p>14.8599432142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outh_West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54.565679043" office:value-type="float">
            <text:p>254.565679043</text:p>
          </table:table-cell>
          <table:table-cell office:value="260.19786843" office:value-type="float">
            <text:p>260.19786843</text:p>
          </table:table-cell>
          <table:table-cell office:value="276.822927435" office:value-type="float">
            <text:p>276.822927435</text:p>
          </table:table-cell>
          <table:table-cell office:value="262.959487702" office:value-type="float">
            <text:p>262.959487702</text:p>
          </table:table-cell>
          <table:table-cell office:value="250.226135568" office:value-type="float">
            <text:p>250.226135568</text:p>
          </table:table-cell>
          <table:table-cell office:value="256.53271249" office:value-type="float">
            <text:p>256.53271249</text:p>
          </table:table-cell>
          <table:table-cell office:value="267.664875483" office:value-type="float">
            <text:p>267.664875483</text:p>
          </table:table-cell>
          <table:table-cell office:value="229.741283392" office:value-type="float">
            <text:p>229.741283392</text:p>
          </table:table-cell>
          <table:table-cell office:value="213.773468608" office:value-type="float">
            <text:p>213.773468608</text:p>
          </table:table-cell>
          <table:table-cell office:value="248.755901628" office:value-type="float">
            <text:p>248.755901628</text:p>
          </table:table-cell>
          <table:table-cell office:value="231.653910683" office:value-type="float">
            <text:p>231.653910683</text:p>
          </table:table-cell>
          <table:table-cell office:value="209.938031593" office:value-type="float">
            <text:p>209.938031593</text:p>
          </table:table-cell>
          <table:table-cell office:value="230.415858434" office:value-type="float">
            <text:p>230.415858434</text:p>
          </table:table-cell>
          <table:table-cell office:value="214.180671448" office:value-type="float">
            <text:p>214.180671448</text:p>
          </table:table-cell>
          <table:table-cell office:value-type="string">
            <text:p>ü</text:p>
          </table:table-cell>
          <table:table-cell office:value="-7.54282074673" office:value-type="float">
            <text:p>-7.54282074673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06581558502" office:value-type="float">
            <text:p>1.06581558502</text:p>
          </table:table-cell>
          <table:table-cell office:value="1.08939643554" office:value-type="float">
            <text:p>1.08939643554</text:p>
          </table:table-cell>
          <table:table-cell office:value="1.15900223258" office:value-type="float">
            <text:p>1.15900223258</text:p>
          </table:table-cell>
          <table:table-cell office:value="1.10095878311" office:value-type="float">
            <text:p>1.10095878311</text:p>
          </table:table-cell>
          <table:table-cell office:value="1.0476467844" office:value-type="float">
            <text:p>1.0476467844</text:p>
          </table:table-cell>
          <table:table-cell office:value="1.07405116065" office:value-type="float">
            <text:p>1.07405116065</text:p>
          </table:table-cell>
          <table:table-cell office:value="1.12065930067" office:value-type="float">
            <text:p>1.12065930067</text:p>
          </table:table-cell>
          <table:table-cell office:value="0.961880805304" office:value-type="float">
            <text:p>0.961880805304</text:p>
          </table:table-cell>
          <table:table-cell office:value="0.895026758367" office:value-type="float">
            <text:p>0.895026758367</text:p>
          </table:table-cell>
          <table:table-cell office:value="1.04149120894" office:value-type="float">
            <text:p>1.04149120894</text:p>
          </table:table-cell>
          <table:table-cell office:value="0.96988859325" office:value-type="float">
            <text:p>0.96988859325</text:p>
          </table:table-cell>
          <table:table-cell office:value="0.878968550673" office:value-type="float">
            <text:p>0.878968550673</text:p>
          </table:table-cell>
          <table:table-cell office:value="0.96470511609" office:value-type="float">
            <text:p>0.96470511609</text:p>
          </table:table-cell>
          <table:table-cell office:value="0.896731635218" office:value-type="float">
            <text:p>0.896731635218</text:p>
          </table:table-cell>
          <table:table-cell office:value-type="string">
            <text:p>ü</text:p>
          </table:table-cell>
          <table:table-cell office:value="-7.54282074673" office:value-type="float">
            <text:p>-7.54282074673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9.994248045" office:value-type="float">
            <text:p>229.994248045</text:p>
          </table:table-cell>
          <table:table-cell office:value="231.949055043" office:value-type="float">
            <text:p>231.949055043</text:p>
          </table:table-cell>
          <table:table-cell office:value="251.188976081" office:value-type="float">
            <text:p>251.188976081</text:p>
          </table:table-cell>
          <table:table-cell office:value="236.454032474" office:value-type="float">
            <text:p>236.454032474</text:p>
          </table:table-cell>
          <table:table-cell office:value="228.626827644" office:value-type="float">
            <text:p>228.626827644</text:p>
          </table:table-cell>
          <table:table-cell office:value="233.018401026" office:value-type="float">
            <text:p>233.018401026</text:p>
          </table:table-cell>
          <table:table-cell office:value="246.345904797" office:value-type="float">
            <text:p>246.345904797</text:p>
          </table:table-cell>
          <table:table-cell office:value="213.164629707" office:value-type="float">
            <text:p>213.164629707</text:p>
          </table:table-cell>
          <table:table-cell office:value="197.051192164" office:value-type="float">
            <text:p>197.051192164</text:p>
          </table:table-cell>
          <table:table-cell office:value="230.718400112" office:value-type="float">
            <text:p>230.718400112</text:p>
          </table:table-cell>
          <table:table-cell office:value="212.597709764" office:value-type="float">
            <text:p>212.597709764</text:p>
          </table:table-cell>
          <table:table-cell office:value="194.20309844" office:value-type="float">
            <text:p>194.20309844</text:p>
          </table:table-cell>
          <table:table-cell office:value="215.548810413" office:value-type="float">
            <text:p>215.548810413</text:p>
          </table:table-cell>
          <table:table-cell office:value="199.947225216" office:value-type="float">
            <text:p>199.947225216</text:p>
          </table:table-cell>
          <table:table-cell office:value-type="string">
            <text:p>-</text:p>
          </table:table-cell>
          <table:table-cell office:value="-5.95043312644" office:value-type="float">
            <text:p>-5.95043312644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59606521002" office:value-type="float">
            <text:p>8.59606521002</text:p>
          </table:table-cell>
          <table:table-cell office:value="8.79272840775" office:value-type="float">
            <text:p>8.79272840775</text:p>
          </table:table-cell>
          <table:table-cell office:value="9.65842063595" office:value-type="float">
            <text:p>9.65842063595</text:p>
          </table:table-cell>
          <table:table-cell office:value="8.99170157093" office:value-type="float">
            <text:p>8.99170157093</text:p>
          </table:table-cell>
          <table:table-cell office:value="8.79552997432" office:value-type="float">
            <text:p>8.79552997432</text:p>
          </table:table-cell>
          <table:table-cell office:value="9.02784565592" office:value-type="float">
            <text:p>9.02784565592</text:p>
          </table:table-cell>
          <table:table-cell office:value="9.64800621509" office:value-type="float">
            <text:p>9.64800621509</text:p>
          </table:table-cell>
          <table:table-cell office:value="8.32419260632" office:value-type="float">
            <text:p>8.32419260632</text:p>
          </table:table-cell>
          <table:table-cell office:value="7.64137211668" office:value-type="float">
            <text:p>7.64137211668</text:p>
          </table:table-cell>
          <table:table-cell office:value="9.09544025675" office:value-type="float">
            <text:p>9.09544025675</text:p>
          </table:table-cell>
          <table:table-cell office:value="8.42654402132" office:value-type="float">
            <text:p>8.42654402132</text:p>
          </table:table-cell>
          <table:table-cell office:value="7.69710891191" office:value-type="float">
            <text:p>7.69710891191</text:p>
          </table:table-cell>
          <table:table-cell office:value="8.50444522803" office:value-type="float">
            <text:p>8.50444522803</text:p>
          </table:table-cell>
          <table:table-cell office:value="8.01543447224" office:value-type="float">
            <text:p>8.01543447224</text:p>
          </table:table-cell>
          <table:table-cell office:value-type="string">
            <text:p>ü</text:p>
          </table:table-cell>
          <table:table-cell office:value="-4.87874445374" office:value-type="float">
            <text:p>-4.87874445374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9223230181" office:value-type="float">
            <text:p>10.9223230181</text:p>
          </table:table-cell>
          <table:table-cell office:value="11.0276329824" office:value-type="float">
            <text:p>11.0276329824</text:p>
          </table:table-cell>
          <table:table-cell office:value="12.0035353573" office:value-type="float">
            <text:p>12.0035353573</text:p>
          </table:table-cell>
          <table:table-cell office:value="11.3092933699" office:value-type="float">
            <text:p>11.3092933699</text:p>
          </table:table-cell>
          <table:table-cell office:value="10.934550711" office:value-type="float">
            <text:p>10.934550711</text:p>
          </table:table-cell>
          <table:table-cell office:value="11.2176041967" office:value-type="float">
            <text:p>11.2176041967</text:p>
          </table:table-cell>
          <table:table-cell office:value="11.9873294982" office:value-type="float">
            <text:p>11.9873294982</text:p>
          </table:table-cell>
          <table:table-cell office:value="10.3583381004" office:value-type="float">
            <text:p>10.3583381004</text:p>
          </table:table-cell>
          <table:table-cell office:value="9.55219710546" office:value-type="float">
            <text:p>9.55219710546</text:p>
          </table:table-cell>
          <table:table-cell office:value="11.253549037" office:value-type="float">
            <text:p>11.253549037</text:p>
          </table:table-cell>
          <table:table-cell office:value="10.1232497508" office:value-type="float">
            <text:p>10.1232497508</text:p>
          </table:table-cell>
          <table:table-cell office:value="9.31392214288" office:value-type="float">
            <text:p>9.31392214288</text:p>
          </table:table-cell>
          <table:table-cell office:value="10.4188489114" office:value-type="float">
            <text:p>10.4188489114</text:p>
          </table:table-cell>
          <table:table-cell office:value="9.72264832365" office:value-type="float">
            <text:p>9.72264832365</text:p>
          </table:table-cell>
          <table:table-cell office:value-type="string">
            <text:p>ü</text:p>
          </table:table-cell>
          <table:table-cell office:value="-3.95724137004" office:value-type="float">
            <text:p>-3.9572413700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3.57956013527" office:value-type="float">
            <text:p>3.57956013527</text:p>
          </table:table-cell>
          <table:table-cell office:value="3.5604240129" office:value-type="float">
            <text:p>3.5604240129</text:p>
          </table:table-cell>
          <table:table-cell office:value="3.81156522318" office:value-type="float">
            <text:p>3.81156522318</text:p>
          </table:table-cell>
          <table:table-cell office:value="3.60710282086" office:value-type="float">
            <text:p>3.60710282086</text:p>
          </table:table-cell>
          <table:table-cell office:value="3.47893540708" office:value-type="float">
            <text:p>3.47893540708</text:p>
          </table:table-cell>
          <table:table-cell office:value="3.54179873404" office:value-type="float">
            <text:p>3.54179873404</text:p>
          </table:table-cell>
          <table:table-cell office:value="3.75912145049" office:value-type="float">
            <text:p>3.75912145049</text:p>
          </table:table-cell>
          <table:table-cell office:value="3.28830545831" office:value-type="float">
            <text:p>3.28830545831</text:p>
          </table:table-cell>
          <table:table-cell office:value="3.04176997694" office:value-type="float">
            <text:p>3.04176997694</text:p>
          </table:table-cell>
          <table:table-cell office:value="3.48233458901" office:value-type="float">
            <text:p>3.48233458901</text:p>
          </table:table-cell>
          <table:table-cell office:value="3.14111077198" office:value-type="float">
            <text:p>3.14111077198</text:p>
          </table:table-cell>
          <table:table-cell office:value="2.87413175955" office:value-type="float">
            <text:p>2.87413175955</text:p>
          </table:table-cell>
          <table:table-cell office:value="3.21267722826" office:value-type="float">
            <text:p>3.21267722826</text:p>
          </table:table-cell>
          <table:table-cell office:value="2.98676659887" office:value-type="float">
            <text:p>2.98676659887</text:p>
          </table:table-cell>
          <table:table-cell office:value-type="string">
            <text:p>ü</text:p>
          </table:table-cell>
          <table:table-cell office:value="-4.91368131583" office:value-type="float">
            <text:p>-4.9136813158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4.41575146305" office:value-type="float">
            <text:p>4.41575146305</text:p>
          </table:table-cell>
          <table:table-cell office:value="4.48212543354" office:value-type="float">
            <text:p>4.48212543354</text:p>
          </table:table-cell>
          <table:table-cell office:value="4.92650881189" office:value-type="float">
            <text:p>4.92650881189</text:p>
          </table:table-cell>
          <table:table-cell office:value="4.61318295942" office:value-type="float">
            <text:p>4.61318295942</text:p>
          </table:table-cell>
          <table:table-cell office:value="4.45690342178" office:value-type="float">
            <text:p>4.45690342178</text:p>
          </table:table-cell>
          <table:table-cell office:value="4.62102769167" office:value-type="float">
            <text:p>4.62102769167</text:p>
          </table:table-cell>
          <table:table-cell office:value="4.92516687897" office:value-type="float">
            <text:p>4.92516687897</text:p>
          </table:table-cell>
          <table:table-cell office:value="4.27210520092" office:value-type="float">
            <text:p>4.27210520092</text:p>
          </table:table-cell>
          <table:table-cell office:value="3.899627162" office:value-type="float">
            <text:p>3.899627162</text:p>
          </table:table-cell>
          <table:table-cell office:value="4.66817383148" office:value-type="float">
            <text:p>4.66817383148</text:p>
          </table:table-cell>
          <table:table-cell office:value="4.20635566202" office:value-type="float">
            <text:p>4.20635566202</text:p>
          </table:table-cell>
          <table:table-cell office:value="3.84464979877" office:value-type="float">
            <text:p>3.84464979877</text:p>
          </table:table-cell>
          <table:table-cell office:value="4.33684976607" office:value-type="float">
            <text:p>4.33684976607</text:p>
          </table:table-cell>
          <table:table-cell office:value="4.04316291034" office:value-type="float">
            <text:p>4.04316291034</text:p>
          </table:table-cell>
          <table:table-cell office:value-type="string">
            <text:p>ü</text:p>
          </table:table-cell>
          <table:table-cell office:value="-3.87967078376" office:value-type="float">
            <text:p>-3.87967078376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15660486494" office:value-type="float">
            <text:p>2.15660486494</text:p>
          </table:table-cell>
          <table:table-cell office:value="2.2066196738" office:value-type="float">
            <text:p>2.2066196738</text:p>
          </table:table-cell>
          <table:table-cell office:value="2.42357931333" office:value-type="float">
            <text:p>2.42357931333</text:p>
          </table:table-cell>
          <table:table-cell office:value="2.290865836" office:value-type="float">
            <text:p>2.290865836</text:p>
          </table:table-cell>
          <table:table-cell office:value="2.23168303532" office:value-type="float">
            <text:p>2.23168303532</text:p>
          </table:table-cell>
          <table:table-cell office:value="2.26416914509" office:value-type="float">
            <text:p>2.26416914509</text:p>
          </table:table-cell>
          <table:table-cell office:value="2.43893938249" office:value-type="float">
            <text:p>2.43893938249</text:p>
          </table:table-cell>
          <table:table-cell office:value="2.06895520288" office:value-type="float">
            <text:p>2.06895520288</text:p>
          </table:table-cell>
          <table:table-cell office:value="1.92661633282" office:value-type="float">
            <text:p>1.92661633282</text:p>
          </table:table-cell>
          <table:table-cell office:value="2.3110085632" office:value-type="float">
            <text:p>2.3110085632</text:p>
          </table:table-cell>
          <table:table-cell office:value="2.0568862735" office:value-type="float">
            <text:p>2.0568862735</text:p>
          </table:table-cell>
          <table:table-cell office:value="1.92157233848" office:value-type="float">
            <text:p>1.92157233848</text:p>
          </table:table-cell>
          <table:table-cell office:value="2.13990877517" office:value-type="float">
            <text:p>2.13990877517</text:p>
          </table:table-cell>
          <table:table-cell office:value="1.99676999335" office:value-type="float">
            <text:p>1.99676999335</text:p>
          </table:table-cell>
          <table:table-cell office:value-type="string">
            <text:p>ü</text:p>
          </table:table-cell>
          <table:table-cell office:value="-2.92268371456" office:value-type="float">
            <text:p>-2.92268371456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4.7660392669" office:value-type="float">
            <text:p>34.7660392669</text:p>
          </table:table-cell>
          <table:table-cell office:value="36.6786437566" office:value-type="float">
            <text:p>36.6786437566</text:p>
          </table:table-cell>
          <table:table-cell office:value="39.4042002136" office:value-type="float">
            <text:p>39.4042002136</text:p>
          </table:table-cell>
          <table:table-cell office:value="37.6713927204" office:value-type="float">
            <text:p>37.6713927204</text:p>
          </table:table-cell>
          <table:table-cell office:value="35.2335336117" office:value-type="float">
            <text:p>35.2335336117</text:p>
          </table:table-cell>
          <table:table-cell office:value="36.6346279481" office:value-type="float">
            <text:p>36.6346279481</text:p>
          </table:table-cell>
          <table:table-cell office:value="41.2584662622" office:value-type="float">
            <text:p>41.2584662622</text:p>
          </table:table-cell>
          <table:table-cell office:value="34.1923687161" office:value-type="float">
            <text:p>34.1923687161</text:p>
          </table:table-cell>
          <table:table-cell office:value="33.14883208" office:value-type="float">
            <text:p>33.14883208</text:p>
          </table:table-cell>
          <table:table-cell office:value="37.1469032129" office:value-type="float">
            <text:p>37.1469032129</text:p>
          </table:table-cell>
          <table:table-cell office:value="33.4255578831" office:value-type="float">
            <text:p>33.4255578831</text:p>
          </table:table-cell>
          <table:table-cell office:value="32.2862039382" office:value-type="float">
            <text:p>32.2862039382</text:p>
          </table:table-cell>
          <table:table-cell office:value="34.7449974483" office:value-type="float">
            <text:p>34.7449974483</text:p>
          </table:table-cell>
          <table:table-cell office:value="33.7971670752" office:value-type="float">
            <text:p>33.7971670752</text:p>
          </table:table-cell>
          <table:table-cell office:value-type="string">
            <text:p>ü</text:p>
          </table:table-cell>
          <table:table-cell office:value="1.11175165259" office:value-type="float">
            <text:p>1.1117516525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5.9894083588" office:value-type="float">
            <text:p>25.9894083588</text:p>
          </table:table-cell>
          <table:table-cell office:value="26.0542784796" office:value-type="float">
            <text:p>26.0542784796</text:p>
          </table:table-cell>
          <table:table-cell office:value="27.908793135" office:value-type="float">
            <text:p>27.908793135</text:p>
          </table:table-cell>
          <table:table-cell office:value="26.362799297" office:value-type="float">
            <text:p>26.362799297</text:p>
          </table:table-cell>
          <table:table-cell office:value="25.3733592868" office:value-type="float">
            <text:p>25.3733592868</text:p>
          </table:table-cell>
          <table:table-cell office:value="25.619768047" office:value-type="float">
            <text:p>25.619768047</text:p>
          </table:table-cell>
          <table:table-cell office:value="26.6687726184" office:value-type="float">
            <text:p>26.6687726184</text:p>
          </table:table-cell>
          <table:table-cell office:value="23.1318206858" office:value-type="float">
            <text:p>23.1318206858</text:p>
          </table:table-cell>
          <table:table-cell office:value="21.5000712793" office:value-type="float">
            <text:p>21.5000712793</text:p>
          </table:table-cell>
          <table:table-cell office:value="24.8413689063" office:value-type="float">
            <text:p>24.8413689063</text:p>
          </table:table-cell>
          <table:table-cell office:value="23.4352958662" office:value-type="float">
            <text:p>23.4352958662</text:p>
          </table:table-cell>
          <table:table-cell office:value="21.2482412014" office:value-type="float">
            <text:p>21.2482412014</text:p>
          </table:table-cell>
          <table:table-cell office:value="23.4256766406" office:value-type="float">
            <text:p>23.4256766406</text:p>
          </table:table-cell>
          <table:table-cell office:value="21.4644360726" office:value-type="float">
            <text:p>21.4644360726</text:p>
          </table:table-cell>
          <table:table-cell office:value-type="string">
            <text:p>ü</text:p>
          </table:table-cell>
          <table:table-cell office:value="-8.40979266866" office:value-type="float">
            <text:p>-8.40979266866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1.2200819295" office:value-type="float">
            <text:p>11.2200819295</text:p>
          </table:table-cell>
          <table:table-cell office:value="11.1794473863" office:value-type="float">
            <text:p>11.1794473863</text:p>
          </table:table-cell>
          <table:table-cell office:value="11.6992761297" office:value-type="float">
            <text:p>11.6992761297</text:p>
          </table:table-cell>
          <table:table-cell office:value="11.1645526855" office:value-type="float">
            <text:p>11.1645526855</text:p>
          </table:table-cell>
          <table:table-cell office:value="10.1745730228" office:value-type="float">
            <text:p>10.1745730228</text:p>
          </table:table-cell>
          <table:table-cell office:value="10.1051824576" office:value-type="float">
            <text:p>10.1051824576</text:p>
          </table:table-cell>
          <table:table-cell office:value="10.0893545855" office:value-type="float">
            <text:p>10.0893545855</text:p>
          </table:table-cell>
          <table:table-cell office:value="8.96618614424" office:value-type="float">
            <text:p>8.96618614424</text:p>
          </table:table-cell>
          <table:table-cell office:value="8.42527043836" office:value-type="float">
            <text:p>8.42527043836</text:p>
          </table:table-cell>
          <table:table-cell office:value="9.25936175319" office:value-type="float">
            <text:p>9.25936175319</text:p>
          </table:table-cell>
          <table:table-cell office:value="8.93355392232" office:value-type="float">
            <text:p>8.93355392232</text:p>
          </table:table-cell>
          <table:table-cell office:value="7.89395526205" office:value-type="float">
            <text:p>7.89395526205</text:p>
          </table:table-cell>
          <table:table-cell office:value="8.54993285166" office:value-type="float">
            <text:p>8.54993285166</text:p>
          </table:table-cell>
          <table:table-cell office:value="7.60604465144" office:value-type="float">
            <text:p>7.60604465144</text:p>
          </table:table-cell>
          <table:table-cell office:value-type="string">
            <text:p>üü</text:p>
          </table:table-cell>
          <table:table-cell office:value="-14.8598114751" office:value-type="float">
            <text:p>-14.8598114751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8.79626205315" office:value-type="float">
            <text:p>8.79626205315</text:p>
          </table:table-cell>
          <table:table-cell office:value="8.90351302173" office:value-type="float">
            <text:p>8.90351302173</text:p>
          </table:table-cell>
          <table:table-cell office:value="9.17345007379" office:value-type="float">
            <text:p>9.17345007379</text:p>
          </table:table-cell>
          <table:table-cell office:value="8.89195712902" office:value-type="float">
            <text:p>8.89195712902</text:p>
          </table:table-cell>
          <table:table-cell office:value="7.83901620866" office:value-type="float">
            <text:p>7.83901620866</text:p>
          </table:table-cell>
          <table:table-cell office:value="7.7930177422" office:value-type="float">
            <text:p>7.7930177422</text:p>
          </table:table-cell>
          <table:table-cell office:value="7.6061112974" office:value-type="float">
            <text:p>7.6061112974</text:p>
          </table:table-cell>
          <table:table-cell office:value="6.76724528264" office:value-type="float">
            <text:p>6.76724528264</text:p>
          </table:table-cell>
          <table:table-cell office:value="6.39622161026" office:value-type="float">
            <text:p>6.39622161026</text:p>
          </table:table-cell>
          <table:table-cell office:value="6.93206540279" office:value-type="float">
            <text:p>6.93206540279</text:p>
          </table:table-cell>
          <table:table-cell office:value="6.83892157703" office:value-type="float">
            <text:p>6.83892157703</text:p>
          </table:table-cell>
          <table:table-cell office:value="5.9638675302" office:value-type="float">
            <text:p>5.9638675302</text:p>
          </table:table-cell>
          <table:table-cell office:value="6.3525422812" office:value-type="float">
            <text:p>6.3525422812</text:p>
          </table:table-cell>
          <table:table-cell office:value="5.48770543639" office:value-type="float">
            <text:p>5.48770543639</text:p>
          </table:table-cell>
          <table:table-cell office:value-type="string">
            <text:p>üü</text:p>
          </table:table-cell>
          <table:table-cell office:value="-19.7577370265" office:value-type="float">
            <text:p>-19.7577370265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.767190134" office:value-type="float">
            <text:p>14.767190134</text:p>
          </table:table-cell>
          <table:table-cell office:value="14.8726324307" office:value-type="float">
            <text:p>14.8726324307</text:p>
          </table:table-cell>
          <table:table-cell office:value="16.207656255" office:value-type="float">
            <text:p>16.207656255</text:p>
          </table:table-cell>
          <table:table-cell office:value="15.1958180294" office:value-type="float">
            <text:p>15.1958180294</text:p>
          </table:table-cell>
          <table:table-cell office:value="15.1965883529" office:value-type="float">
            <text:p>15.1965883529</text:p>
          </table:table-cell>
          <table:table-cell office:value="15.512781048" office:value-type="float">
            <text:p>15.512781048</text:p>
          </table:table-cell>
          <table:table-cell office:value="16.5775467212" office:value-type="float">
            <text:p>16.5775467212</text:p>
          </table:table-cell>
          <table:table-cell office:value="14.1642415391" office:value-type="float">
            <text:p>14.1642415391</text:p>
          </table:table-cell>
          <table:table-cell office:value="13.0735274284" office:value-type="float">
            <text:p>13.0735274284</text:p>
          </table:table-cell>
          <table:table-cell office:value="15.5800957341" office:value-type="float">
            <text:p>15.5800957341</text:p>
          </table:table-cell>
          <table:table-cell office:value="14.5001474352" office:value-type="float">
            <text:p>14.5001474352</text:p>
          </table:table-cell>
          <table:table-cell office:value="13.3523285602" office:value-type="float">
            <text:p>13.3523285602</text:p>
          </table:table-cell>
          <table:table-cell office:value="14.8737233019" office:value-type="float">
            <text:p>14.8737233019</text:p>
          </table:table-cell>
          <table:table-cell office:value="13.8570189475" office:value-type="float">
            <text:p>13.8570189475</text:p>
          </table:table-cell>
          <table:table-cell office:value-type="string">
            <text:p>ü</text:p>
          </table:table-cell>
          <table:table-cell office:value="-4.43532378304" office:value-type="float">
            <text:p>-4.43532378304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61098015483" office:value-type="float">
            <text:p>1.61098015483</text:p>
          </table:table-cell>
          <table:table-cell office:value="1.58577192288" office:value-type="float">
            <text:p>1.58577192288</text:p>
          </table:table-cell>
          <table:table-cell office:value="1.74946040503" office:value-type="float">
            <text:p>1.74946040503</text:p>
          </table:table-cell>
          <table:table-cell office:value="1.5777793428" office:value-type="float">
            <text:p>1.5777793428</text:p>
          </table:table-cell>
          <table:table-cell office:value="1.61887881867" office:value-type="float">
            <text:p>1.61887881867</text:p>
          </table:table-cell>
          <table:table-cell office:value="1.67777110588" office:value-type="float">
            <text:p>1.67777110588</text:p>
          </table:table-cell>
          <table:table-cell office:value="1.79497891011" office:value-type="float">
            <text:p>1.79497891011</text:p>
          </table:table-cell>
          <table:table-cell office:value="1.55094422668" office:value-type="float">
            <text:p>1.55094422668</text:p>
          </table:table-cell>
          <table:table-cell office:value="1.37727162324" office:value-type="float">
            <text:p>1.37727162324</text:p>
          </table:table-cell>
          <table:table-cell office:value="1.67432342526" office:value-type="float">
            <text:p>1.67432342526</text:p>
          </table:table-cell>
          <table:table-cell office:value="1.49778677389" office:value-type="float">
            <text:p>1.49778677389</text:p>
          </table:table-cell>
          <table:table-cell office:value="1.39263581268" office:value-type="float">
            <text:p>1.39263581268</text:p>
          </table:table-cell>
          <table:table-cell office:value="1.58801105866" office:value-type="float">
            <text:p>1.58801105866</text:p>
          </table:table-cell>
          <table:table-cell office:value="1.46544419196" office:value-type="float">
            <text:p>1.46544419196</text:p>
          </table:table-cell>
          <table:table-cell office:value-type="string">
            <text:p>ü</text:p>
          </table:table-cell>
          <table:table-cell office:value="-2.15935822721" office:value-type="float">
            <text:p>-2.1593582272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51020442818" office:value-type="float">
            <text:p>3.51020442818</text:p>
          </table:table-cell>
          <table:table-cell office:value="4.03554476944" office:value-type="float">
            <text:p>4.03554476944</text:p>
          </table:table-cell>
          <table:table-cell office:value="3.66199305051" office:value-type="float">
            <text:p>3.66199305051</text:p>
          </table:table-cell>
          <table:table-cell office:value="3.78649360395" office:value-type="float">
            <text:p>3.78649360395</text:p>
          </table:table-cell>
          <table:table-cell office:value="3.08561541772" office:value-type="float">
            <text:p>3.08561541772</text:p>
          </table:table-cell>
          <table:table-cell office:value="3.35918735211" office:value-type="float">
            <text:p>3.35918735211</text:p>
          </table:table-cell>
          <table:table-cell office:value="3.04556724074" office:value-type="float">
            <text:p>3.04556724074</text:p>
          </table:table-cell>
          <table:table-cell office:value="2.36809338355" office:value-type="float">
            <text:p>2.36809338355</text:p>
          </table:table-cell>
          <table:table-cell office:value="2.38889663484" office:value-type="float">
            <text:p>2.38889663484</text:p>
          </table:table-cell>
          <table:table-cell office:value="2.57678593088" office:value-type="float">
            <text:p>2.57678593088</text:p>
          </table:table-cell>
          <table:table-cell office:value="2.72231441714" office:value-type="float">
            <text:p>2.72231441714</text:p>
          </table:table-cell>
          <table:table-cell office:value="2.24784759329" office:value-type="float">
            <text:p>2.24784759329</text:p>
          </table:table-cell>
          <table:table-cell office:value="2.12386400294" office:value-type="float">
            <text:p>2.12386400294</text:p>
          </table:table-cell>
          <table:table-cell office:value="2.03334946173" office:value-type="float">
            <text:p>2.03334946173</text:p>
          </table:table-cell>
          <table:table-cell office:value-type="string">
            <text:p>ü</text:p>
          </table:table-cell>
          <table:table-cell office:value="-25.308059608" office:value-type="float">
            <text:p>-25.308059608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4.3788102654" office:value-type="float">
            <text:p>74.3788102654</text:p>
          </table:table-cell>
          <table:table-cell office:value="73.2352016517" office:value-type="float">
            <text:p>73.2352016517</text:p>
          </table:table-cell>
          <table:table-cell office:value="78.4776921322" office:value-type="float">
            <text:p>78.4776921322</text:p>
          </table:table-cell>
          <table:table-cell office:value="75.4548590741" office:value-type="float">
            <text:p>75.4548590741</text:p>
          </table:table-cell>
          <table:table-cell office:value="73.4960932865" office:value-type="float">
            <text:p>73.4960932865</text:p>
          </table:table-cell>
          <table:table-cell office:value="73.0350904631" office:value-type="float">
            <text:p>73.0350904631</text:p>
          </table:table-cell>
          <table:table-cell office:value="77.3889716009" office:value-type="float">
            <text:p>77.3889716009</text:p>
          </table:table-cell>
          <table:table-cell office:value="67.6049416429" office:value-type="float">
            <text:p>67.6049416429</text:p>
          </table:table-cell>
          <table:table-cell office:value="62.6310377846" office:value-type="float">
            <text:p>62.6310377846</text:p>
          </table:table-cell>
          <table:table-cell office:value="72.0975204455" office:value-type="float">
            <text:p>72.0975204455</text:p>
          </table:table-cell>
          <table:table-cell office:value="67.2473861979" office:value-type="float">
            <text:p>67.2473861979</text:p>
          </table:table-cell>
          <table:table-cell office:value="61.2543277824" office:value-type="float">
            <text:p>61.2543277824</text:p>
          </table:table-cell>
          <table:table-cell office:value="68.2646744157" office:value-type="float">
            <text:p>68.2646744157</text:p>
          </table:table-cell>
          <table:table-cell office:value="64.575180171" office:value-type="float">
            <text:p>64.575180171</text:p>
          </table:table-cell>
          <table:table-cell office:value-type="string">
            <text:p>ü</text:p>
          </table:table-cell>
          <table:table-cell office:value="-3.97369500582" office:value-type="float">
            <text:p>-3.973695005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2726403489" office:value-type="float">
            <text:p>1.12726403489</text:p>
          </table:table-cell>
          <table:table-cell office:value="1.16312285664" office:value-type="float">
            <text:p>1.16312285664</text:p>
          </table:table-cell>
          <table:table-cell office:value="1.26099596331" office:value-type="float">
            <text:p>1.26099596331</text:p>
          </table:table-cell>
          <table:table-cell office:value="1.19543405235" office:value-type="float">
            <text:p>1.19543405235</text:p>
          </table:table-cell>
          <table:table-cell office:value="1.16752578414" office:value-type="float">
            <text:p>1.16752578414</text:p>
          </table:table-cell>
          <table:table-cell office:value="1.21330154513" office:value-type="float">
            <text:p>1.21330154513</text:p>
          </table:table-cell>
          <table:table-cell office:value="1.29405540636" office:value-type="float">
            <text:p>1.29405540636</text:p>
          </table:table-cell>
          <table:table-cell office:value="1.11260919573" office:value-type="float">
            <text:p>1.11260919573</text:p>
          </table:table-cell>
          <table:table-cell office:value="1.02760570893" office:value-type="float">
            <text:p>1.02760570893</text:p>
          </table:table-cell>
          <table:table-cell office:value="1.24520943611" office:value-type="float">
            <text:p>1.24520943611</text:p>
          </table:table-cell>
          <table:table-cell office:value="1.14809387949" office:value-type="float">
            <text:p>1.14809387949</text:p>
          </table:table-cell>
          <table:table-cell office:value="1.04273653854" office:value-type="float">
            <text:p>1.04273653854</text:p>
          </table:table-cell>
          <table:table-cell office:value="1.15014891371" office:value-type="float">
            <text:p>1.15014891371</text:p>
          </table:table-cell>
          <table:table-cell office:value="1.07176363196" office:value-type="float">
            <text:p>1.07176363196</text:p>
          </table:table-cell>
          <table:table-cell office:value-type="string">
            <text:p>ü</text:p>
          </table:table-cell>
          <table:table-cell office:value="-6.64843257938" office:value-type="float">
            <text:p>-6.648432579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2245099835" office:value-type="float">
            <text:p>1.02245099835</text:p>
          </table:table-cell>
          <table:table-cell office:value="1.01711011196" office:value-type="float">
            <text:p>1.01711011196</text:p>
          </table:table-cell>
          <table:table-cell office:value="1.12373477126" office:value-type="float">
            <text:p>1.12373477126</text:p>
          </table:table-cell>
          <table:table-cell office:value="1.0533849102" office:value-type="float">
            <text:p>1.0533849102</text:p>
          </table:table-cell>
          <table:table-cell office:value="1.02383449438" office:value-type="float">
            <text:p>1.02383449438</text:p>
          </table:table-cell>
          <table:table-cell office:value="1.05465156436" office:value-type="float">
            <text:p>1.05465156436</text:p>
          </table:table-cell>
          <table:table-cell office:value="1.12588339877" office:value-type="float">
            <text:p>1.12588339877</text:p>
          </table:table-cell>
          <table:table-cell office:value="0.990717730127" office:value-type="float">
            <text:p>0.990717730127</text:p>
          </table:table-cell>
          <table:table-cell office:value="0.881703771796" office:value-type="float">
            <text:p>0.881703771796</text:p>
          </table:table-cell>
          <table:table-cell office:value="1.0600117358" office:value-type="float">
            <text:p>1.0600117358</text:p>
          </table:table-cell>
          <table:table-cell office:value="0.972349967258" office:value-type="float">
            <text:p>0.972349967258</text:p>
          </table:table-cell>
          <table:table-cell office:value="0.885974913194" office:value-type="float">
            <text:p>0.885974913194</text:p>
          </table:table-cell>
          <table:table-cell office:value="0.977912720126" office:value-type="float">
            <text:p>0.977912720126</text:p>
          </table:table-cell>
          <table:table-cell office:value="0.932756680565" office:value-type="float">
            <text:p>0.932756680565</text:p>
          </table:table-cell>
          <table:table-cell office:value-type="string">
            <text:p>ü</text:p>
          </table:table-cell>
          <table:table-cell office:value="-4.0719173164" office:value-type="float">
            <text:p>-4.071917316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0.9038936924" office:value-type="float">
            <text:p>30.9038936924</text:p>
          </table:table-cell>
          <table:table-cell office:value="30.857333634" office:value-type="float">
            <text:p>30.857333634</text:p>
          </table:table-cell>
          <table:table-cell office:value="32.5217156949" office:value-type="float">
            <text:p>32.5217156949</text:p>
          </table:table-cell>
          <table:table-cell office:value="30.7046825621" office:value-type="float">
            <text:p>30.7046825621</text:p>
          </table:table-cell>
          <table:table-cell office:value="29.6334507315" office:value-type="float">
            <text:p>29.6334507315</text:p>
          </table:table-cell>
          <table:table-cell office:value="30.015721287" office:value-type="float">
            <text:p>30.015721287</text:p>
          </table:table-cell>
          <table:table-cell office:value="31.7485736353" office:value-type="float">
            <text:p>31.7485736353</text:p>
          </table:table-cell>
          <table:table-cell office:value="27.2968809973" office:value-type="float">
            <text:p>27.2968809973</text:p>
          </table:table-cell>
          <table:table-cell office:value="24.7234261932" office:value-type="float">
            <text:p>24.7234261932</text:p>
          </table:table-cell>
          <table:table-cell office:value="28.7449866298" office:value-type="float">
            <text:p>28.7449866298</text:p>
          </table:table-cell>
          <table:table-cell office:value="26.9079553536" office:value-type="float">
            <text:p>26.9079553536</text:p>
          </table:table-cell>
          <table:table-cell office:value="24.5389051383" office:value-type="float">
            <text:p>24.5389051383</text:p>
          </table:table-cell>
          <table:table-cell office:value="26.890564362" office:value-type="float">
            <text:p>26.890564362</text:p>
          </table:table-cell>
          <table:table-cell office:value="25.6456832464" office:value-type="float">
            <text:p>25.6456832464</text:p>
          </table:table-cell>
          <table:table-cell office:value-type="string">
            <text:p>ü</text:p>
          </table:table-cell>
          <table:table-cell office:value="-4.69107403574" office:value-type="float">
            <text:p>-4.69107403574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298113580012" office:value-type="float">
            <text:p>0.298113580012</text:p>
          </table:table-cell>
          <table:table-cell office:value="0.312189444049" office:value-type="float">
            <text:p>0.312189444049</text:p>
          </table:table-cell>
          <table:table-cell office:value="0.338835346039" office:value-type="float">
            <text:p>0.338835346039</text:p>
          </table:table-cell>
          <table:table-cell office:value="0.319646829126" office:value-type="float">
            <text:p>0.319646829126</text:p>
          </table:table-cell>
          <table:table-cell office:value="0.309186329674" office:value-type="float">
            <text:p>0.309186329674</text:p>
          </table:table-cell>
          <table:table-cell office:value="0.314885083941" office:value-type="float">
            <text:p>0.314885083941</text:p>
          </table:table-cell>
          <table:table-cell office:value="0.343213986985" office:value-type="float">
            <text:p>0.343213986985</text:p>
          </table:table-cell>
          <table:table-cell office:value="0.295357425203" office:value-type="float">
            <text:p>0.295357425203</text:p>
          </table:table-cell>
          <table:table-cell office:value="0.26925058036" office:value-type="float">
            <text:p>0.26925058036</text:p>
          </table:table-cell>
          <table:table-cell office:value="0.320156103029" office:value-type="float">
            <text:p>0.320156103029</text:p>
          </table:table-cell>
          <table:table-cell office:value="0.293289216575" office:value-type="float">
            <text:p>0.293289216575</text:p>
          </table:table-cell>
          <table:table-cell office:value="0.270071034865" office:value-type="float">
            <text:p>0.270071034865</text:p>
          </table:table-cell>
          <table:table-cell office:value="0.303584569044" office:value-type="float">
            <text:p>0.303584569044</text:p>
          </table:table-cell>
          <table:table-cell office:value="0.277742777084" office:value-type="float">
            <text:p>0.277742777084</text:p>
          </table:table-cell>
          <table:table-cell office:value-type="string">
            <text:p>ü</text:p>
          </table:table-cell>
          <table:table-cell office:value="-5.30071977172" office:value-type="float">
            <text:p>-5.30071977172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82490154512" office:value-type="float">
            <text:p>0.382490154512</text:p>
          </table:table-cell>
          <table:table-cell office:value="0.376755186195" office:value-type="float">
            <text:p>0.376755186195</text:p>
          </table:table-cell>
          <table:table-cell office:value="0.407276458239" office:value-type="float">
            <text:p>0.407276458239</text:p>
          </table:table-cell>
          <table:table-cell office:value="0.375784319158" office:value-type="float">
            <text:p>0.375784319158</text:p>
          </table:table-cell>
          <table:table-cell office:value="0.369258014271" office:value-type="float">
            <text:p>0.369258014271</text:p>
          </table:table-cell>
          <table:table-cell office:value="0.378557415936" office:value-type="float">
            <text:p>0.378557415936</text:p>
          </table:table-cell>
          <table:table-cell office:value="0.399697064764" office:value-type="float">
            <text:p>0.399697064764</text:p>
          </table:table-cell>
          <table:table-cell office:value="0.344592663817" office:value-type="float">
            <text:p>0.344592663817</text:p>
          </table:table-cell>
          <table:table-cell office:value="0.314522893016" office:value-type="float">
            <text:p>0.314522893016</text:p>
          </table:table-cell>
          <table:table-cell office:value="0.373211635037" office:value-type="float">
            <text:p>0.373211635037</text:p>
          </table:table-cell>
          <table:table-cell office:value="0.338325321519" office:value-type="float">
            <text:p>0.338325321519</text:p>
          </table:table-cell>
          <table:table-cell office:value="0.311625250589" office:value-type="float">
            <text:p>0.311625250589</text:p>
          </table:table-cell>
          <table:table-cell office:value="0.349867410712" office:value-type="float">
            <text:p>0.349867410712</text:p>
          </table:table-cell>
          <table:table-cell office:value="0.332719806138" office:value-type="float">
            <text:p>0.332719806138</text:p>
          </table:table-cell>
          <table:table-cell office:value-type="string">
            <text:p>ü</text:p>
          </table:table-cell>
          <table:table-cell office:value="-1.65684181016" office:value-type="float">
            <text:p>-1.65684181016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6245817705" office:value-type="float">
            <text:p>0.196245817705</text:p>
          </table:table-cell>
          <table:table-cell office:value="0.192381718668" office:value-type="float">
            <text:p>0.192381718668</text:p>
          </table:table-cell>
          <table:table-cell office:value="0.212713417677" office:value-type="float">
            <text:p>0.212713417677</text:p>
          </table:table-cell>
          <table:table-cell office:value="0.19266342635" office:value-type="float">
            <text:p>0.19266342635</text:p>
          </table:table-cell>
          <table:table-cell office:value="0.194409489806" office:value-type="float">
            <text:p>0.194409489806</text:p>
          </table:table-cell>
          <table:table-cell office:value="0.198833071857" office:value-type="float">
            <text:p>0.198833071857</text:p>
          </table:table-cell>
          <table:table-cell office:value="0.214532975713" office:value-type="float">
            <text:p>0.214532975713</text:p>
          </table:table-cell>
          <table:table-cell office:value="0.188574075646" office:value-type="float">
            <text:p>0.188574075646</text:p>
          </table:table-cell>
          <table:table-cell office:value="0.169592175281" office:value-type="float">
            <text:p>0.169592175281</text:p>
          </table:table-cell>
          <table:table-cell office:value="0.201956187948" office:value-type="float">
            <text:p>0.201956187948</text:p>
          </table:table-cell>
          <table:table-cell office:value="0.177967523186" office:value-type="float">
            <text:p>0.177967523186</text:p>
          </table:table-cell>
          <table:table-cell office:value="0.166721792792" office:value-type="float">
            <text:p>0.166721792792</text:p>
          </table:table-cell>
          <table:table-cell office:value="0.19053820538" office:value-type="float">
            <text:p>0.19053820538</text:p>
          </table:table-cell>
          <table:table-cell office:value="0.181185587367" office:value-type="float">
            <text:p>0.181185587367</text:p>
          </table:table-cell>
          <table:table-cell office:value-type="string">
            <text:p>ü</text:p>
          </table:table-cell>
          <table:table-cell office:value="1.80823114396" office:value-type="float">
            <text:p>1.8082311439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54758777094" office:value-type="float">
            <text:p>0.154758777094</text:p>
          </table:table-cell>
          <table:table-cell office:value="0.161961043142" office:value-type="float">
            <text:p>0.161961043142</text:p>
          </table:table-cell>
          <table:table-cell office:value="0.166033661077" office:value-type="float">
            <text:p>0.166033661077</text:p>
          </table:table-cell>
          <table:table-cell office:value="0.159489883363" office:value-type="float">
            <text:p>0.159489883363</text:p>
          </table:table-cell>
          <table:table-cell office:value="0.148266360854" office:value-type="float">
            <text:p>0.148266360854</text:p>
          </table:table-cell>
          <table:table-cell office:value="0.151323371667" office:value-type="float">
            <text:p>0.151323371667</text:p>
          </table:table-cell>
          <table:table-cell office:value="0.159882727537" office:value-type="float">
            <text:p>0.159882727537</text:p>
          </table:table-cell>
          <table:table-cell office:value="0.142066718712" office:value-type="float">
            <text:p>0.142066718712</text:p>
          </table:table-cell>
          <table:table-cell office:value="0.129620847598" office:value-type="float">
            <text:p>0.129620847598</text:p>
          </table:table-cell>
          <table:table-cell office:value="0.143285755748" office:value-type="float">
            <text:p>0.143285755748</text:p>
          </table:table-cell>
          <table:table-cell office:value="0.136213088506" office:value-type="float">
            <text:p>0.136213088506</text:p>
          </table:table-cell>
          <table:table-cell office:value="0.125256460185" office:value-type="float">
            <text:p>0.125256460185</text:p>
          </table:table-cell>
          <table:table-cell office:value="0.134908944895" office:value-type="float">
            <text:p>0.134908944895</text:p>
          </table:table-cell>
          <table:table-cell office:value="0.133437583649" office:value-type="float">
            <text:p>0.133437583649</text:p>
          </table:table-cell>
          <table:table-cell office:value-type="string">
            <text:p>ü</text:p>
          </table:table-cell>
          <table:table-cell office:value="-2.03761979599" office:value-type="float">
            <text:p>-2.03761979599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.40571961802" office:value-type="float">
            <text:p>4.40571961802</text:p>
          </table:table-cell>
          <table:table-cell office:value="4.54533181334" office:value-type="float">
            <text:p>4.54533181334</text:p>
          </table:table-cell>
          <table:table-cell office:value="4.86545429035" office:value-type="float">
            <text:p>4.86545429035</text:p>
          </table:table-cell>
          <table:table-cell office:value="4.61459882762" office:value-type="float">
            <text:p>4.61459882762</text:p>
          </table:table-cell>
          <table:table-cell office:value="4.3908000221" office:value-type="float">
            <text:p>4.3908000221</text:p>
          </table:table-cell>
          <table:table-cell office:value="4.53026341179" office:value-type="float">
            <text:p>4.53026341179</text:p>
          </table:table-cell>
          <table:table-cell office:value="4.76390040167" office:value-type="float">
            <text:p>4.76390040167</text:p>
          </table:table-cell>
          <table:table-cell office:value="4.06198545878" office:value-type="float">
            <text:p>4.06198545878</text:p>
          </table:table-cell>
          <table:table-cell office:value="3.73902109942" office:value-type="float">
            <text:p>3.73902109942</text:p>
          </table:table-cell>
          <table:table-cell office:value="4.34968838867" office:value-type="float">
            <text:p>4.34968838867</text:p>
          </table:table-cell>
          <table:table-cell office:value="4.13524308276" office:value-type="float">
            <text:p>4.13524308276</text:p>
          </table:table-cell>
          <table:table-cell office:value="3.75853358714" office:value-type="float">
            <text:p>3.75853358714</text:p>
          </table:table-cell>
          <table:table-cell office:value="4.08456186161" office:value-type="float">
            <text:p>4.08456186161</text:p>
          </table:table-cell>
          <table:table-cell office:value="3.85431228311" office:value-type="float">
            <text:p>3.85431228311</text:p>
          </table:table-cell>
          <table:table-cell office:value-type="string">
            <text:p>ü</text:p>
          </table:table-cell>
          <table:table-cell office:value="-6.7935740178" office:value-type="float">
            <text:p>-6.793574017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58740114534" office:value-type="float">
            <text:p>0.358740114534</text:p>
          </table:table-cell>
          <table:table-cell office:value="0.360298676396" office:value-type="float">
            <text:p>0.360298676396</text:p>
          </table:table-cell>
          <table:table-cell office:value="0.382739717733" office:value-type="float">
            <text:p>0.382739717733</text:p>
          </table:table-cell>
          <table:table-cell office:value="0.355603919856" office:value-type="float">
            <text:p>0.355603919856</text:p>
          </table:table-cell>
          <table:table-cell office:value="0.340438690364" office:value-type="float">
            <text:p>0.340438690364</text:p>
          </table:table-cell>
          <table:table-cell office:value="0.356865401874" office:value-type="float">
            <text:p>0.356865401874</text:p>
          </table:table-cell>
          <table:table-cell office:value="0.367866673072" office:value-type="float">
            <text:p>0.367866673072</text:p>
          </table:table-cell>
          <table:table-cell office:value="0.317821853582" office:value-type="float">
            <text:p>0.317821853582</text:p>
          </table:table-cell>
          <table:table-cell office:value="0.287197777635" office:value-type="float">
            <text:p>0.287197777635</text:p>
          </table:table-cell>
          <table:table-cell office:value="0.334793432954" office:value-type="float">
            <text:p>0.334793432954</text:p>
          </table:table-cell>
          <table:table-cell office:value="0.31133030205" office:value-type="float">
            <text:p>0.31133030205</text:p>
          </table:table-cell>
          <table:table-cell office:value="0.285605657794" office:value-type="float">
            <text:p>0.285605657794</text:p>
          </table:table-cell>
          <table:table-cell office:value="0.314206055227" office:value-type="float">
            <text:p>0.314206055227</text:p>
          </table:table-cell>
          <table:table-cell office:value="0.300520775624" office:value-type="float">
            <text:p>0.300520775624</text:p>
          </table:table-cell>
          <table:table-cell office:value-type="string">
            <text:p>ü</text:p>
          </table:table-cell>
          <table:table-cell office:value="-3.47204443484" office:value-type="float">
            <text:p>-3.4720444348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557332199633" office:value-type="float">
            <text:p>0.557332199633</text:p>
          </table:table-cell>
          <table:table-cell office:value="0.623009916954" office:value-type="float">
            <text:p>0.623009916954</text:p>
          </table:table-cell>
          <table:table-cell office:value="0.627486312302" office:value-type="float">
            <text:p>0.627486312302</text:p>
          </table:table-cell>
          <table:table-cell office:value="0.596084222278" office:value-type="float">
            <text:p>0.596084222278</text:p>
          </table:table-cell>
          <table:table-cell office:value="0.572074786358" office:value-type="float">
            <text:p>0.572074786358</text:p>
          </table:table-cell>
          <table:table-cell office:value="0.584508393185" office:value-type="float">
            <text:p>0.584508393185</text:p>
          </table:table-cell>
          <table:table-cell office:value="0.618275994978" office:value-type="float">
            <text:p>0.618275994978</text:p>
          </table:table-cell>
          <table:table-cell office:value="0.570484946654" office:value-type="float">
            <text:p>0.570484946654</text:p>
          </table:table-cell>
          <table:table-cell office:value="0.501074977238" office:value-type="float">
            <text:p>0.501074977238</text:p>
          </table:table-cell>
          <table:table-cell office:value="0.570330662627" office:value-type="float">
            <text:p>0.570330662627</text:p>
          </table:table-cell>
          <table:table-cell office:value="0.53753170135" office:value-type="float">
            <text:p>0.53753170135</text:p>
          </table:table-cell>
          <table:table-cell office:value="0.509270125493" office:value-type="float">
            <text:p>0.509270125493</text:p>
          </table:table-cell>
          <table:table-cell office:value="0.533576201448" office:value-type="float">
            <text:p>0.533576201448</text:p>
          </table:table-cell>
          <table:table-cell office:value="0.545463285706" office:value-type="float">
            <text:p>0.545463285706</text:p>
          </table:table-cell>
          <table:table-cell office:value-type="string">
            <text:p>ü</text:p>
          </table:table-cell>
          <table:table-cell office:value="1.47555657388" office:value-type="float">
            <text:p>1.4755565738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42.0882541707" office:value-type="float">
            <text:p>42.0882541707</text:p>
          </table:table-cell>
          <table:table-cell office:value="42.5907126553" office:value-type="float">
            <text:p>42.5907126553</text:p>
          </table:table-cell>
          <table:table-cell office:value="45.3963927157" office:value-type="float">
            <text:p>45.3963927157</text:p>
          </table:table-cell>
          <table:table-cell office:value="41.755010206" office:value-type="float">
            <text:p>41.755010206</text:p>
          </table:table-cell>
          <table:table-cell office:value="40.4686281874" office:value-type="float">
            <text:p>40.4686281874</text:p>
          </table:table-cell>
          <table:table-cell office:value="42.175263538" office:value-type="float">
            <text:p>42.175263538</text:p>
          </table:table-cell>
          <table:table-cell office:value="44.17880404" office:value-type="float">
            <text:p>44.17880404</text:p>
          </table:table-cell>
          <table:table-cell office:value="38.2854256206" office:value-type="float">
            <text:p>38.2854256206</text:p>
          </table:table-cell>
          <table:table-cell office:value="34.2877939606" office:value-type="float">
            <text:p>34.2877939606</text:p>
          </table:table-cell>
          <table:table-cell office:value="39.6905875143" office:value-type="float">
            <text:p>39.6905875143</text:p>
          </table:table-cell>
          <table:table-cell office:value="36.4479850144" office:value-type="float">
            <text:p>36.4479850144</text:p>
          </table:table-cell>
          <table:table-cell office:value="33.8270588217" office:value-type="float">
            <text:p>33.8270588217</text:p>
          </table:table-cell>
          <table:table-cell office:value="37.5878183241" office:value-type="float">
            <text:p>37.5878183241</text:p>
          </table:table-cell>
          <table:table-cell office:value="35.4664067908" office:value-type="float">
            <text:p>35.4664067908</text:p>
          </table:table-cell>
          <table:table-cell office:value-type="string">
            <text:p>ü</text:p>
          </table:table-cell>
          <table:table-cell office:value="-2.69309324864" office:value-type="float">
            <text:p>-2.6930932486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52198006096" office:value-type="float">
            <text:p>9.52198006096</text:p>
          </table:table-cell>
          <table:table-cell office:value="8.31707430514" office:value-type="float">
            <text:p>8.31707430514</text:p>
          </table:table-cell>
          <table:table-cell office:value="9.44771053899" office:value-type="float">
            <text:p>9.44771053899</text:p>
          </table:table-cell>
          <table:table-cell office:value="8.51968064211" office:value-type="float">
            <text:p>8.51968064211</text:p>
          </table:table-cell>
          <table:table-cell office:value="8.63641013475" office:value-type="float">
            <text:p>8.63641013475</text:p>
          </table:table-cell>
          <table:table-cell office:value="9.06325266614" office:value-type="float">
            <text:p>9.06325266614</text:p>
          </table:table-cell>
          <table:table-cell office:value="9.4236040133" office:value-type="float">
            <text:p>9.4236040133</text:p>
          </table:table-cell>
          <table:table-cell office:value="8.16814750074" office:value-type="float">
            <text:p>8.16814750074</text:p>
          </table:table-cell>
          <table:table-cell office:value="7.6947615176" office:value-type="float">
            <text:p>7.6947615176</text:p>
          </table:table-cell>
          <table:table-cell office:value="8.59972899992" office:value-type="float">
            <text:p>8.59972899992</text:p>
          </table:table-cell>
          <table:table-cell office:value="7.66915786652" office:value-type="float">
            <text:p>7.66915786652</text:p>
          </table:table-cell>
          <table:table-cell office:value="7.25148186579" office:value-type="float">
            <text:p>7.25148186579</text:p>
          </table:table-cell>
          <table:table-cell office:value="8.35888770679" office:value-type="float">
            <text:p>8.35888770679</text:p>
          </table:table-cell>
          <table:table-cell office:value="7.89651646805" office:value-type="float">
            <text:p>7.89651646805</text:p>
          </table:table-cell>
          <table:table-cell office:value-type="string">
            <text:p>ü</text:p>
          </table:table-cell>
          <table:table-cell office:value="2.96458366728" office:value-type="float">
            <text:p>2.96458366728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2.8503767036" office:value-type="float">
            <text:p>42.8503767036</text:p>
          </table:table-cell>
          <table:table-cell office:value="56.2233933836" office:value-type="float">
            <text:p>56.2233933836</text:p>
          </table:table-cell>
          <table:table-cell office:value="49.812833624" office:value-type="float">
            <text:p>49.812833624</text:p>
          </table:table-cell>
          <table:table-cell office:value="50.0944789888" office:value-type="float">
            <text:p>50.0944789888</text:p>
          </table:table-cell>
          <table:table-cell office:value="46.8388310108" office:value-type="float">
            <text:p>46.8388310108</text:p>
          </table:table-cell>
          <table:table-cell office:value="48.792308182" office:value-type="float">
            <text:p>48.792308182</text:p>
          </table:table-cell>
          <table:table-cell office:value="49.4491731312" office:value-type="float">
            <text:p>49.4491731312</text:p>
          </table:table-cell>
          <table:table-cell office:value="48.9106284401" office:value-type="float">
            <text:p>48.9106284401</text:p>
          </table:table-cell>
          <table:table-cell office:value="42.0371702212" office:value-type="float">
            <text:p>42.0371702212</text:p>
          </table:table-cell>
          <table:table-cell office:value="42.2567885637" office:value-type="float">
            <text:p>42.2567885637</text:p>
          </table:table-cell>
          <table:table-cell office:value="42.8487994637" office:value-type="float">
            <text:p>42.8487994637</text:p>
          </table:table-cell>
          <table:table-cell office:value="41.9893812361" office:value-type="float">
            <text:p>41.9893812361</text:p>
          </table:table-cell>
          <table:table-cell office:value="41.9652971165" office:value-type="float">
            <text:p>41.9652971165</text:p>
          </table:table-cell>
          <table:table-cell office:value="43.4094789653" office:value-type="float">
            <text:p>43.4094789653</text:p>
          </table:table-cell>
          <table:table-cell office:value-type="string">
            <text:p/>
          </table:table-cell>
          <table:table-cell office:value="1.30850690944" office:value-type="float">
            <text:p>1.30850690944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13.292606434" office:value-type="float">
            <text:p>413.292606434</text:p>
          </table:table-cell>
          <table:table-cell office:value="359.608237611" office:value-type="float">
            <text:p>359.608237611</text:p>
          </table:table-cell>
          <table:table-cell office:value="410.42206395" office:value-type="float">
            <text:p>410.42206395</text:p>
          </table:table-cell>
          <table:table-cell office:value="348.850165324" office:value-type="float">
            <text:p>348.850165324</text:p>
          </table:table-cell>
          <table:table-cell office:value="372.515873503" office:value-type="float">
            <text:p>372.515873503</text:p>
          </table:table-cell>
          <table:table-cell office:value="399.158516898" office:value-type="float">
            <text:p>399.158516898</text:p>
          </table:table-cell>
          <table:table-cell office:value="416.06653214" office:value-type="float">
            <text:p>416.06653214</text:p>
          </table:table-cell>
          <table:table-cell office:value="362.049820193" office:value-type="float">
            <text:p>362.049820193</text:p>
          </table:table-cell>
          <table:table-cell office:value="316.529846057" office:value-type="float">
            <text:p>316.529846057</text:p>
          </table:table-cell>
          <table:table-cell office:value="378.064274455" office:value-type="float">
            <text:p>378.064274455</text:p>
          </table:table-cell>
          <table:table-cell office:value="321.900965874" office:value-type="float">
            <text:p>321.900965874</text:p>
          </table:table-cell>
          <table:table-cell office:value="300.949672756" office:value-type="float">
            <text:p>300.949672756</text:p>
          </table:table-cell>
          <table:table-cell office:value="350.601056549" office:value-type="float">
            <text:p>350.601056549</text:p>
          </table:table-cell>
          <table:table-cell office:value="321.097297102" office:value-type="float">
            <text:p>321.097297102</text:p>
          </table:table-cell>
          <table:table-cell office:value-type="string">
            <text:p/>
          </table:table-cell>
          <table:table-cell office:value="-0.249663361245" office:value-type="float">
            <text:p>-0.24966336124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11.732387961" office:value-type="float">
            <text:p>111.732387961</text:p>
          </table:table-cell>
          <table:table-cell office:value="116.158026939" office:value-type="float">
            <text:p>116.158026939</text:p>
          </table:table-cell>
          <table:table-cell office:value="118.216437773" office:value-type="float">
            <text:p>118.216437773</text:p>
          </table:table-cell>
          <table:table-cell office:value="108.23609275" office:value-type="float">
            <text:p>108.23609275</text:p>
          </table:table-cell>
          <table:table-cell office:value="108.924739263" office:value-type="float">
            <text:p>108.924739263</text:p>
          </table:table-cell>
          <table:table-cell office:value="115.31865522" office:value-type="float">
            <text:p>115.31865522</text:p>
          </table:table-cell>
          <table:table-cell office:value="118.793516848" office:value-type="float">
            <text:p>118.793516848</text:p>
          </table:table-cell>
          <table:table-cell office:value="109.252199027" office:value-type="float">
            <text:p>109.252199027</text:p>
          </table:table-cell>
          <table:table-cell office:value="94.7920748918" office:value-type="float">
            <text:p>94.7920748918</text:p>
          </table:table-cell>
          <table:table-cell office:value="105.267441805" office:value-type="float">
            <text:p>105.267441805</text:p>
          </table:table-cell>
          <table:table-cell office:value="96.4988825684" office:value-type="float">
            <text:p>96.4988825684</text:p>
          </table:table-cell>
          <table:table-cell office:value="92.147595259" office:value-type="float">
            <text:p>92.147595259</text:p>
          </table:table-cell>
          <table:table-cell office:value="100.398742194" office:value-type="float">
            <text:p>100.398742194</text:p>
          </table:table-cell>
          <table:table-cell office:value="96.9256183888" office:value-type="float">
            <text:p>96.9256183888</text:p>
          </table:table-cell>
          <table:table-cell office:value-type="string">
            <text:p/>
          </table:table-cell>
          <table:table-cell office:value="0.442218406057" office:value-type="float">
            <text:p>0.442218406057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12329687514" office:value-type="float">
            <text:p>0.312329687514</text:p>
          </table:table-cell>
          <table:table-cell office:value="0.329766397218" office:value-type="float">
            <text:p>0.329766397218</text:p>
          </table:table-cell>
          <table:table-cell office:value="0.356152475757" office:value-type="float">
            <text:p>0.356152475757</text:p>
          </table:table-cell>
          <table:table-cell office:value="0.335850672507" office:value-type="float">
            <text:p>0.335850672507</text:p>
          </table:table-cell>
          <table:table-cell office:value="0.325512137082" office:value-type="float">
            <text:p>0.325512137082</text:p>
          </table:table-cell>
          <table:table-cell office:value="0.331745260385" office:value-type="float">
            <text:p>0.331745260385</text:p>
          </table:table-cell>
          <table:table-cell office:value="0.364775952375" office:value-type="float">
            <text:p>0.364775952375</text:p>
          </table:table-cell>
          <table:table-cell office:value="0.296012841395" office:value-type="float">
            <text:p>0.296012841395</text:p>
          </table:table-cell>
          <table:table-cell office:value="0.292143945672" office:value-type="float">
            <text:p>0.292143945672</text:p>
          </table:table-cell>
          <table:table-cell office:value="0.33875169962" office:value-type="float">
            <text:p>0.33875169962</text:p>
          </table:table-cell>
          <table:table-cell office:value="0.308901531902" office:value-type="float">
            <text:p>0.308901531902</text:p>
          </table:table-cell>
          <table:table-cell office:value="0.305661275113" office:value-type="float">
            <text:p>0.305661275113</text:p>
          </table:table-cell>
          <table:table-cell office:value="0.318894240176" office:value-type="float">
            <text:p>0.318894240176</text:p>
          </table:table-cell>
          <table:table-cell office:value="0.299620174753" office:value-type="float">
            <text:p>0.299620174753</text:p>
          </table:table-cell>
          <table:table-cell office:value-type="string">
            <text:p>ü</text:p>
          </table:table-cell>
          <table:table-cell office:value="-3.00463293007" office:value-type="float">
            <text:p>-3.00463293007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57235605475" office:value-type="float">
            <text:p>1.57235605475</text:p>
          </table:table-cell>
          <table:table-cell office:value="1.60550682679" office:value-type="float">
            <text:p>1.60550682679</text:p>
          </table:table-cell>
          <table:table-cell office:value="1.72635088072" office:value-type="float">
            <text:p>1.72635088072</text:p>
          </table:table-cell>
          <table:table-cell office:value="1.63380006668" office:value-type="float">
            <text:p>1.63380006668</text:p>
          </table:table-cell>
          <table:table-cell office:value="1.61014993322" office:value-type="float">
            <text:p>1.61014993322</text:p>
          </table:table-cell>
          <table:table-cell office:value="1.6134275686" office:value-type="float">
            <text:p>1.6134275686</text:p>
          </table:table-cell>
          <table:table-cell office:value="1.72874213079" office:value-type="float">
            <text:p>1.72874213079</text:p>
          </table:table-cell>
          <table:table-cell office:value="1.46431042224" office:value-type="float">
            <text:p>1.46431042224</text:p>
          </table:table-cell>
          <table:table-cell office:value="1.35974585474" office:value-type="float">
            <text:p>1.35974585474</text:p>
          </table:table-cell>
          <table:table-cell office:value="1.62770581903" office:value-type="float">
            <text:p>1.62770581903</text:p>
          </table:table-cell>
          <table:table-cell office:value="1.4282359003" office:value-type="float">
            <text:p>1.4282359003</text:p>
          </table:table-cell>
          <table:table-cell office:value="1.34415608215" office:value-type="float">
            <text:p>1.34415608215</text:p>
          </table:table-cell>
          <table:table-cell office:value="1.52113992924" office:value-type="float">
            <text:p>1.52113992924</text:p>
          </table:table-cell>
          <table:table-cell office:value="1.39929859216" office:value-type="float">
            <text:p>1.39929859216</text:p>
          </table:table-cell>
          <table:table-cell office:value-type="string">
            <text:p>ü</text:p>
          </table:table-cell>
          <table:table-cell office:value="-2.0260874362" office:value-type="float">
            <text:p>-2.0260874362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7405937316" office:value-type="float">
            <text:p>42.7405937316</text:p>
          </table:table-cell>
          <table:table-cell office:value="42.7890067596" office:value-type="float">
            <text:p>42.7890067596</text:p>
          </table:table-cell>
          <table:table-cell office:value="43.0081844757" office:value-type="float">
            <text:p>43.0081844757</text:p>
          </table:table-cell>
          <table:table-cell office:value="43.0458466977" office:value-type="float">
            <text:p>43.0458466977</text:p>
          </table:table-cell>
          <table:table-cell office:value="43.0443607223" office:value-type="float">
            <text:p>43.0443607223</text:p>
          </table:table-cell>
          <table:table-cell office:value="43.3263799452" office:value-type="float">
            <text:p>43.3263799452</text:p>
          </table:table-cell>
          <table:table-cell office:value="43.7945033317" office:value-type="float">
            <text:p>43.7945033317</text:p>
          </table:table-cell>
          <table:table-cell office:value="43.7338234922" office:value-type="float">
            <text:p>43.7338234922</text:p>
          </table:table-cell>
          <table:table-cell office:value="43.6281420097" office:value-type="float">
            <text:p>43.6281420097</text:p>
          </table:table-cell>
          <table:table-cell office:value="43.8985106018" office:value-type="float">
            <text:p>43.8985106018</text:p>
          </table:table-cell>
          <table:table-cell office:value="42.8552348275" office:value-type="float">
            <text:p>42.8552348275</text:p>
          </table:table-cell>
          <table:table-cell office:value="43.1637290853" office:value-type="float">
            <text:p>43.1637290853</text:p>
          </table:table-cell>
          <table:table-cell office:value="43.502740759" office:value-type="float">
            <text:p>43.502740759</text:p>
          </table:table-cell>
          <table:table-cell office:value="43.7634654937" office:value-type="float">
            <text:p>43.7634654937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4.0073247445" office:value-type="float">
            <text:p>14.0073247445</text:p>
          </table:table-cell>
          <table:table-cell office:value="13.8150233507" office:value-type="float">
            <text:p>13.8150233507</text:p>
          </table:table-cell>
          <table:table-cell office:value="13.6566849166" office:value-type="float">
            <text:p>13.6566849166</text:p>
          </table:table-cell>
          <table:table-cell office:value="13.7294868893" office:value-type="float">
            <text:p>13.7294868893</text:p>
          </table:table-cell>
          <table:table-cell office:value="13.694988898" office:value-type="float">
            <text:p>13.694988898</text:p>
          </table:table-cell>
          <table:table-cell office:value="13.6796872977" office:value-type="float">
            <text:p>13.6796872977</text:p>
          </table:table-cell>
          <table:table-cell office:value="13.733572345" office:value-type="float">
            <text:p>13.733572345</text:p>
          </table:table-cell>
          <table:table-cell office:value="13.8835177138" office:value-type="float">
            <text:p>13.8835177138</text:p>
          </table:table-cell>
          <table:table-cell office:value="13.892800897" office:value-type="float">
            <text:p>13.892800897</text:p>
          </table:table-cell>
          <table:table-cell office:value="13.5840970143" office:value-type="float">
            <text:p>13.5840970143</text:p>
          </table:table-cell>
          <table:table-cell office:value="13.297413683" office:value-type="float">
            <text:p>13.297413683</text:p>
          </table:table-cell>
          <table:table-cell office:value="13.3196566089" office:value-type="float">
            <text:p>13.3196566089</text:p>
          </table:table-cell>
          <table:table-cell office:value="13.4141751926" office:value-type="float">
            <text:p>13.4141751926</text:p>
          </table:table-cell>
          <table:table-cell office:value="13.4439972152" office:value-type="float">
            <text:p>13.4439972152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2794595974" office:value-type="float">
            <text:p>17.2794595974</text:p>
          </table:table-cell>
          <table:table-cell office:value="17.3913745388" office:value-type="float">
            <text:p>17.3913745388</text:p>
          </table:table-cell>
          <table:table-cell office:value="17.6514829587" office:value-type="float">
            <text:p>17.6514829587</text:p>
          </table:table-cell>
          <table:table-cell office:value="17.5588659666" office:value-type="float">
            <text:p>17.5588659666</text:p>
          </table:table-cell>
          <table:table-cell office:value="17.5448048723" office:value-type="float">
            <text:p>17.5448048723</text:p>
          </table:table-cell>
          <table:table-cell office:value="17.8480536481" office:value-type="float">
            <text:p>17.8480536481</text:p>
          </table:table-cell>
          <table:table-cell office:value="17.9936021048" office:value-type="float">
            <text:p>17.9936021048</text:p>
          </table:table-cell>
          <table:table-cell office:value="18.0372076086" office:value-type="float">
            <text:p>18.0372076086</text:p>
          </table:table-cell>
          <table:table-cell office:value="17.810927238" office:value-type="float">
            <text:p>17.810927238</text:p>
          </table:table-cell>
          <table:table-cell office:value="18.2098889655" office:value-type="float">
            <text:p>18.2098889655</text:p>
          </table:table-cell>
          <table:table-cell office:value="17.8069655596" office:value-type="float">
            <text:p>17.8069655596</text:p>
          </table:table-cell>
          <table:table-cell office:value="17.8173512508" office:value-type="float">
            <text:p>17.8173512508</text:p>
          </table:table-cell>
          <table:table-cell office:value="18.1080321528" office:value-type="float">
            <text:p>18.1080321528</text:p>
          </table:table-cell>
          <table:table-cell office:value="18.1990353474" office:value-type="float">
            <text:p>18.199035347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43909965113" office:value-type="float">
            <text:p>8.43909965113</text:p>
          </table:table-cell>
          <table:table-cell office:value="8.56204266946" office:value-type="float">
            <text:p>8.56204266946</text:p>
          </table:table-cell>
          <table:table-cell office:value="8.68358721798" office:value-type="float">
            <text:p>8.68358721798</text:p>
          </table:table-cell>
          <table:table-cell office:value="8.71957746216" office:value-type="float">
            <text:p>8.71957746216</text:p>
          </table:table-cell>
          <table:table-cell office:value="8.78512269309" office:value-type="float">
            <text:p>8.78512269309</text:p>
          </table:table-cell>
          <table:table-cell office:value="8.7450270949" office:value-type="float">
            <text:p>8.7450270949</text:p>
          </table:table-cell>
          <table:table-cell office:value="8.91041986693" office:value-type="float">
            <text:p>8.91041986693</text:p>
          </table:table-cell>
          <table:table-cell office:value="8.73531263208" office:value-type="float">
            <text:p>8.73531263208</text:p>
          </table:table-cell>
          <table:table-cell office:value="8.79951387504" office:value-type="float">
            <text:p>8.79951387504</text:p>
          </table:table-cell>
          <table:table-cell office:value="9.01491907829" office:value-type="float">
            <text:p>9.01491907829</text:p>
          </table:table-cell>
          <table:table-cell office:value="8.70751452688" office:value-type="float">
            <text:p>8.70751452688</text:p>
          </table:table-cell>
          <table:table-cell office:value="8.90518801466" office:value-type="float">
            <text:p>8.90518801466</text:p>
          </table:table-cell>
          <table:table-cell office:value="8.93495025076" office:value-type="float">
            <text:p>8.93495025076</text:p>
          </table:table-cell>
          <table:table-cell office:value="8.98783662579" office:value-type="float">
            <text:p>8.9878366257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375095105" office:value-type="float">
            <text:p>42.375095105</text:p>
          </table:table-cell>
          <table:table-cell office:value="42.1228464502" office:value-type="float">
            <text:p>42.1228464502</text:p>
          </table:table-cell>
          <table:table-cell office:value="41.6650347833" office:value-type="float">
            <text:p>41.6650347833</text:p>
          </table:table-cell>
          <table:table-cell office:value="41.8096051605" office:value-type="float">
            <text:p>41.8096051605</text:p>
          </table:table-cell>
          <table:table-cell office:value="41.6180805664" office:value-type="float">
            <text:p>41.6180805664</text:p>
          </table:table-cell>
          <table:table-cell office:value="41.2302761298" office:value-type="float">
            <text:p>41.2302761298</text:p>
          </table:table-cell>
          <table:table-cell office:value="40.5965333181" office:value-type="float">
            <text:p>40.5965333181</text:p>
          </table:table-cell>
          <table:table-cell office:value="40.6935839642" office:value-type="float">
            <text:p>40.6935839642</text:p>
          </table:table-cell>
          <table:table-cell office:value="40.9158992705" office:value-type="float">
            <text:p>40.9158992705</text:p>
          </table:table-cell>
          <table:table-cell office:value="40.3761179661" office:value-type="float">
            <text:p>40.3761179661</text:p>
          </table:table-cell>
          <table:table-cell office:value="41.3373970943" office:value-type="float">
            <text:p>41.3373970943</text:p>
          </table:table-cell>
          <table:table-cell office:value="41.029677253" office:value-type="float">
            <text:p>41.029677253</text:p>
          </table:table-cell>
          <table:table-cell office:value="40.7547075922" office:value-type="float">
            <text:p>40.7547075922</text:p>
          </table:table-cell>
          <table:table-cell office:value="40.2564402609" office:value-type="float">
            <text:p>40.2564402609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3420902825" office:value-type="float">
            <text:p>14.3420902825</text:p>
          </table:table-cell>
          <table:table-cell office:value="14.394615156" office:value-type="float">
            <text:p>14.394615156</text:p>
          </table:table-cell>
          <table:table-cell office:value="13.6950427974" office:value-type="float">
            <text:p>13.6950427974</text:p>
          </table:table-cell>
          <table:table-cell office:value="14.1020387282" office:value-type="float">
            <text:p>14.1020387282</text:p>
          </table:table-cell>
          <table:table-cell office:value="12.8577696176" office:value-type="float">
            <text:p>12.8577696176</text:p>
          </table:table-cell>
          <table:table-cell office:value="12.5414200787" office:value-type="float">
            <text:p>12.5414200787</text:p>
          </table:table-cell>
          <table:table-cell office:value="11.5784012682" office:value-type="float">
            <text:p>11.5784012682</text:p>
          </table:table-cell>
          <table:table-cell office:value="11.9049627721" office:value-type="float">
            <text:p>11.9049627721</text:p>
          </table:table-cell>
          <table:table-cell office:value="12.1723856502" office:value-type="float">
            <text:p>12.1723856502</text:p>
          </table:table-cell>
          <table:table-cell office:value="11.267088038" office:value-type="float">
            <text:p>11.267088038</text:p>
          </table:table-cell>
          <table:table-cell office:value="12.0631383764" office:value-type="float">
            <text:p>12.0631383764</text:p>
          </table:table-cell>
          <table:table-cell office:value="11.5160383217" office:value-type="float">
            <text:p>11.5160383217</text:p>
          </table:table-cell>
          <table:table-cell office:value="11.0518046974" office:value-type="float">
            <text:p>11.0518046974</text:p>
          </table:table-cell>
          <table:table-cell office:value="10.2921635268" office:value-type="float">
            <text:p>10.292163526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9500525045" office:value-type="float">
            <text:p>14.9500525045</text:p>
          </table:table-cell>
          <table:table-cell office:value="15.1632062586" office:value-type="float">
            <text:p>15.1632062586</text:p>
          </table:table-cell>
          <table:table-cell office:value="15.3803256602" office:value-type="float">
            <text:p>15.3803256602</text:p>
          </table:table-cell>
          <table:table-cell office:value="15.2109083983" office:value-type="float">
            <text:p>15.2109083983</text:p>
          </table:table-cell>
          <table:table-cell office:value="15.3884477424" office:value-type="float">
            <text:p>15.3884477424</text:p>
          </table:table-cell>
          <table:table-cell office:value="15.4972235947" office:value-type="float">
            <text:p>15.4972235947</text:p>
          </table:table-cell>
          <table:table-cell office:value="15.6657870534" office:value-type="float">
            <text:p>15.6657870534</text:p>
          </table:table-cell>
          <table:table-cell office:value="15.6202135744" office:value-type="float">
            <text:p>15.6202135744</text:p>
          </table:table-cell>
          <table:table-cell office:value="15.511445595" office:value-type="float">
            <text:p>15.511445595</text:p>
          </table:table-cell>
          <table:table-cell office:value="15.7689031345" office:value-type="float">
            <text:p>15.7689031345</text:p>
          </table:table-cell>
          <table:table-cell office:value="15.8544398822" office:value-type="float">
            <text:p>15.8544398822</text:p>
          </table:table-cell>
          <table:table-cell office:value="15.8537303962" office:value-type="float">
            <text:p>15.8537303962</text:p>
          </table:table-cell>
          <table:table-cell office:value="15.7819385999" office:value-type="float">
            <text:p>15.7819385999</text:p>
          </table:table-cell>
          <table:table-cell office:value="16.0351001893" office:value-type="float">
            <text:p>16.0351001893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1918061434" office:value-type="float">
            <text:p>12.1918061434</text:p>
          </table:table-cell>
          <table:table-cell office:value="12.4426322625" office:value-type="float">
            <text:p>12.4426322625</text:p>
          </table:table-cell>
          <table:table-cell office:value="16.6534451639" office:value-type="float">
            <text:p>16.6534451639</text:p>
          </table:table-cell>
          <table:table-cell office:value="12.4509494863" office:value-type="float">
            <text:p>12.4509494863</text:p>
          </table:table-cell>
          <table:table-cell office:value="11.8606166266" office:value-type="float">
            <text:p>11.8606166266</text:p>
          </table:table-cell>
          <table:table-cell office:value="12.1390125958" office:value-type="float">
            <text:p>12.1390125958</text:p>
          </table:table-cell>
          <table:table-cell office:value="12.7502359287" office:value-type="float">
            <text:p>12.7502359287</text:p>
          </table:table-cell>
          <table:table-cell office:value="10.8880030187" office:value-type="float">
            <text:p>10.8880030187</text:p>
          </table:table-cell>
          <table:table-cell office:value="10.1103933194" office:value-type="float">
            <text:p>10.1103933194</text:p>
          </table:table-cell>
          <table:table-cell office:value="11.8813343303" office:value-type="float">
            <text:p>11.8813343303</text:p>
          </table:table-cell>
          <table:table-cell office:value="11.0466409758" office:value-type="float">
            <text:p>11.0466409758</text:p>
          </table:table-cell>
          <table:table-cell office:value="10.0535914978" office:value-type="float">
            <text:p>10.0535914978</text:p>
          </table:table-cell>
          <table:table-cell office:value="10.9118709586" office:value-type="float">
            <text:p>10.9118709586</text:p>
          </table:table-cell>
          <table:table-cell office:value="10.1621115445" office:value-type="float">
            <text:p>10.162111544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0150170157" office:value-type="float">
            <text:p>11.0150170157</text:p>
          </table:table-cell>
          <table:table-cell office:value="11.0917772423" office:value-type="float">
            <text:p>11.0917772423</text:p>
          </table:table-cell>
          <table:table-cell office:value="15.4292255644" office:value-type="float">
            <text:p>15.4292255644</text:p>
          </table:table-cell>
          <table:table-cell office:value="11.1959345522" office:value-type="float">
            <text:p>11.1959345522</text:p>
          </table:table-cell>
          <table:table-cell office:value="10.8368182528" office:value-type="float">
            <text:p>10.8368182528</text:p>
          </table:table-cell>
          <table:table-cell office:value="11.0263259514" office:value-type="float">
            <text:p>11.0263259514</text:p>
          </table:table-cell>
          <table:table-cell office:value="11.7347052002" office:value-type="float">
            <text:p>11.7347052002</text:p>
          </table:table-cell>
          <table:table-cell office:value="10.1023947349" office:value-type="float">
            <text:p>10.1023947349</text:p>
          </table:table-cell>
          <table:table-cell office:value="9.31951504465" office:value-type="float">
            <text:p>9.31951504465</text:p>
          </table:table-cell>
          <table:table-cell office:value="11.0198086957" office:value-type="float">
            <text:p>11.0198086957</text:p>
          </table:table-cell>
          <table:table-cell office:value="10.1379275882" office:value-type="float">
            <text:p>10.1379275882</text:p>
          </table:table-cell>
          <table:table-cell office:value="9.30007109478" office:value-type="float">
            <text:p>9.30007109478</text:p>
          </table:table-cell>
          <table:table-cell office:value="10.2078078327" office:value-type="float">
            <text:p>10.2078078327</text:p>
          </table:table-cell>
          <table:table-cell office:value="9.48677422891" office:value-type="float">
            <text:p>9.4867742289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8.834862559" office:value-type="float">
            <text:p>18.834862559</text:p>
          </table:table-cell>
          <table:table-cell office:value="18.921914759" office:value-type="float">
            <text:p>18.921914759</text:p>
          </table:table-cell>
          <table:table-cell office:value="27.7472869809" office:value-type="float">
            <text:p>27.7472869809</text:p>
          </table:table-cell>
          <table:table-cell office:value="19.2524789414" office:value-type="float">
            <text:p>19.2524789414</text:p>
          </table:table-cell>
          <table:table-cell office:value="19.0874247103" office:value-type="float">
            <text:p>19.0874247103</text:p>
          </table:table-cell>
          <table:table-cell office:value="19.5431101154" office:value-type="float">
            <text:p>19.5431101154</text:p>
          </table:table-cell>
          <table:table-cell office:value="20.9552102141" office:value-type="float">
            <text:p>20.9552102141</text:p>
          </table:table-cell>
          <table:table-cell office:value="17.8893553356" office:value-type="float">
            <text:p>17.8893553356</text:p>
          </table:table-cell>
          <table:table-cell office:value="16.4061201559" office:value-type="float">
            <text:p>16.4061201559</text:p>
          </table:table-cell>
          <table:table-cell office:value="19.8766946988" office:value-type="float">
            <text:p>19.8766946988</text:p>
          </table:table-cell>
          <table:table-cell office:value="18.3087749829" office:value-type="float">
            <text:p>18.3087749829</text:p>
          </table:table-cell>
          <table:table-cell office:value="16.8031228067" office:value-type="float">
            <text:p>16.8031228067</text:p>
          </table:table-cell>
          <table:table-cell office:value="18.6030493377" office:value-type="float">
            <text:p>18.6030493377</text:p>
          </table:table-cell>
          <table:table-cell office:value="17.2353288266" office:value-type="float">
            <text:p>17.2353288266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.8486512778" office:value-type="float">
            <text:p>10.8486512778</text:p>
          </table:table-cell>
          <table:table-cell office:value="10.6119721739" office:value-type="float">
            <text:p>10.6119721739</text:p>
          </table:table-cell>
          <table:table-cell office:value="14.030716556" office:value-type="float">
            <text:p>14.030716556</text:p>
          </table:table-cell>
          <table:table-cell office:value="10.8138746665" office:value-type="float">
            <text:p>10.8138746665</text:p>
          </table:table-cell>
          <table:table-cell office:value="10.649031169" office:value-type="float">
            <text:p>10.649031169</text:p>
          </table:table-cell>
          <table:table-cell office:value="10.492632603" office:value-type="float">
            <text:p>10.492632603</text:p>
          </table:table-cell>
          <table:table-cell office:value="11.2016824547" office:value-type="float">
            <text:p>11.2016824547</text:p>
          </table:table-cell>
          <table:table-cell office:value="9.70947674639" office:value-type="float">
            <text:p>9.70947674639</text:p>
          </table:table-cell>
          <table:table-cell office:value="9.02753638201" office:value-type="float">
            <text:p>9.02753638201</text:p>
          </table:table-cell>
          <table:table-cell office:value="10.5770396122" office:value-type="float">
            <text:p>10.5770396122</text:p>
          </table:table-cell>
          <table:table-cell office:value="9.73339025338" office:value-type="float">
            <text:p>9.73339025338</text:p>
          </table:table-cell>
          <table:table-cell office:value="8.95526982957" office:value-type="float">
            <text:p>8.95526982957</text:p>
          </table:table-cell>
          <table:table-cell office:value="9.98797584792" office:value-type="float">
            <text:p>9.98797584792</text:p>
          </table:table-cell>
          <table:table-cell office:value="9.25887153349" office:value-type="float">
            <text:p>9.2588715334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09213208" office:value-type="float">
            <text:p>11.09213208</text:p>
          </table:table-cell>
          <table:table-cell office:value="11.5569711443" office:value-type="float">
            <text:p>11.5569711443</text:p>
          </table:table-cell>
          <table:table-cell office:value="16.1442596958" office:value-type="float">
            <text:p>16.1442596958</text:p>
          </table:table-cell>
          <table:table-cell office:value="11.4991923208" office:value-type="float">
            <text:p>11.4991923208</text:p>
          </table:table-cell>
          <table:table-cell office:value="11.4076059219" office:value-type="float">
            <text:p>11.4076059219</text:p>
          </table:table-cell>
          <table:table-cell office:value="11.7222763132" office:value-type="float">
            <text:p>11.7222763132</text:p>
          </table:table-cell>
          <table:table-cell office:value="12.3845296458" office:value-type="float">
            <text:p>12.3845296458</text:p>
          </table:table-cell>
          <table:table-cell office:value="10.9357455967" office:value-type="float">
            <text:p>10.9357455967</text:p>
          </table:table-cell>
          <table:table-cell office:value="10.0185257616" office:value-type="float">
            <text:p>10.0185257616</text:p>
          </table:table-cell>
          <table:table-cell office:value="12.3653549801" office:value-type="float">
            <text:p>12.3653549801</text:p>
          </table:table-cell>
          <table:table-cell office:value="11.2744128718" office:value-type="float">
            <text:p>11.2744128718</text:p>
          </table:table-cell>
          <table:table-cell office:value="10.3541548645" office:value-type="float">
            <text:p>10.3541548645</text:p>
          </table:table-cell>
          <table:table-cell office:value="11.4113890214" office:value-type="float">
            <text:p>11.4113890214</text:p>
          </table:table-cell>
          <table:table-cell office:value="10.3324036006" office:value-type="float">
            <text:p>10.3324036006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8524247467" office:value-type="float">
            <text:p>12.8524247467</text:p>
          </table:table-cell>
          <table:table-cell office:value="12.7553346228" office:value-type="float">
            <text:p>12.7553346228</text:p>
          </table:table-cell>
          <table:table-cell office:value="18.8252816413" office:value-type="float">
            <text:p>18.8252816413</text:p>
          </table:table-cell>
          <table:table-cell office:value="13.1475730485" office:value-type="float">
            <text:p>13.1475730485</text:p>
          </table:table-cell>
          <table:table-cell office:value="12.7826246522" office:value-type="float">
            <text:p>12.7826246522</text:p>
          </table:table-cell>
          <table:table-cell office:value="13.1785258951" office:value-type="float">
            <text:p>13.1785258951</text:p>
          </table:table-cell>
          <table:table-cell office:value="14.1582888263" office:value-type="float">
            <text:p>14.1582888263</text:p>
          </table:table-cell>
          <table:table-cell office:value="12.3516681378" office:value-type="float">
            <text:p>12.3516681378</text:p>
          </table:table-cell>
          <table:table-cell office:value="10.960626607" office:value-type="float">
            <text:p>10.960626607</text:p>
          </table:table-cell>
          <table:table-cell office:value="13.2889448983" office:value-type="float">
            <text:p>13.2889448983</text:p>
          </table:table-cell>
          <table:table-cell office:value="12.1705831991" office:value-type="float">
            <text:p>12.1705831991</text:p>
          </table:table-cell>
          <table:table-cell office:value="11.161749043" office:value-type="float">
            <text:p>11.161749043</text:p>
          </table:table-cell>
          <table:table-cell office:value="12.2099285849" office:value-type="float">
            <text:p>12.2099285849</text:p>
          </table:table-cell>
          <table:table-cell office:value="11.6302837313" office:value-type="float">
            <text:p>11.630283731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6656706676" office:value-type="float">
            <text:p>11.6656706676</text:p>
          </table:table-cell>
          <table:table-cell office:value="11.4896435134" office:value-type="float">
            <text:p>11.4896435134</text:p>
          </table:table-cell>
          <table:table-cell office:value="15.4686235807" office:value-type="float">
            <text:p>15.4686235807</text:p>
          </table:table-cell>
          <table:table-cell office:value="11.3584623235" office:value-type="float">
            <text:p>11.3584623235</text:p>
          </table:table-cell>
          <table:table-cell office:value="11.1062020562" office:value-type="float">
            <text:p>11.1062020562</text:p>
          </table:table-cell>
          <table:table-cell office:value="11.2141974569" office:value-type="float">
            <text:p>11.2141974569</text:p>
          </table:table-cell>
          <table:table-cell office:value="11.8852700901" office:value-type="float">
            <text:p>11.8852700901</text:p>
          </table:table-cell>
          <table:table-cell office:value="10.1718188532" office:value-type="float">
            <text:p>10.1718188532</text:p>
          </table:table-cell>
          <table:table-cell office:value="9.20356531024" office:value-type="float">
            <text:p>9.20356531024</text:p>
          </table:table-cell>
          <table:table-cell office:value="10.8922671223" office:value-type="float">
            <text:p>10.8922671223</text:p>
          </table:table-cell>
          <table:table-cell office:value="10.1278501329" office:value-type="float">
            <text:p>10.1278501329</text:p>
          </table:table-cell>
          <table:table-cell office:value="9.27527577557" office:value-type="float">
            <text:p>9.27527577557</text:p>
          </table:table-cell>
          <table:table-cell office:value="10.1693093455" office:value-type="float">
            <text:p>10.1693093455</text:p>
          </table:table-cell>
          <table:table-cell office:value="9.49052683541" office:value-type="float">
            <text:p>9.4905268354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.9814446636" office:value-type="float">
            <text:p>19.9814446636</text:p>
          </table:table-cell>
          <table:table-cell office:value="20.6116942933" office:value-type="float">
            <text:p>20.6116942933</text:p>
          </table:table-cell>
          <table:table-cell office:value="29.5513092908" office:value-type="float">
            <text:p>29.5513092908</text:p>
          </table:table-cell>
          <table:table-cell office:value="21.016375902" office:value-type="float">
            <text:p>21.016375902</text:p>
          </table:table-cell>
          <table:table-cell office:value="20.6035814307" office:value-type="float">
            <text:p>20.6035814307</text:p>
          </table:table-cell>
          <table:table-cell office:value="20.9277122935" office:value-type="float">
            <text:p>20.9277122935</text:p>
          </table:table-cell>
          <table:table-cell office:value="22.7986190227" office:value-type="float">
            <text:p>22.7986190227</text:p>
          </table:table-cell>
          <table:table-cell office:value="19.5814723635" office:value-type="float">
            <text:p>19.5814723635</text:p>
          </table:table-cell>
          <table:table-cell office:value="17.8668432329" office:value-type="float">
            <text:p>17.8668432329</text:p>
          </table:table-cell>
          <table:table-cell office:value="21.5842535411" office:value-type="float">
            <text:p>21.5842535411</text:p>
          </table:table-cell>
          <table:table-cell office:value="19.6781082289" office:value-type="float">
            <text:p>19.6781082289</text:p>
          </table:table-cell>
          <table:table-cell office:value="18.1185777935" office:value-type="float">
            <text:p>18.1185777935</text:p>
          </table:table-cell>
          <table:table-cell office:value="20.4138433961" office:value-type="float">
            <text:p>20.4138433961</text:p>
          </table:table-cell>
          <table:table-cell office:value="18.2729887145" office:value-type="float">
            <text:p>18.272988714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0060675099" office:value-type="float">
            <text:p>12.0060675099</text:p>
          </table:table-cell>
          <table:table-cell office:value="11.5820356601" office:value-type="float">
            <text:p>11.5820356601</text:p>
          </table:table-cell>
          <table:table-cell office:value="16.9780591804" office:value-type="float">
            <text:p>16.9780591804</text:p>
          </table:table-cell>
          <table:table-cell office:value="11.4918911259" office:value-type="float">
            <text:p>11.4918911259</text:p>
          </table:table-cell>
          <table:table-cell office:value="11.5079876928" office:value-type="float">
            <text:p>11.5079876928</text:p>
          </table:table-cell>
          <table:table-cell office:value="11.7462603369" office:value-type="float">
            <text:p>11.7462603369</text:p>
          </table:table-cell>
          <table:table-cell office:value="12.395907409" office:value-type="float">
            <text:p>12.395907409</text:p>
          </table:table-cell>
          <table:table-cell office:value="10.6312224309" office:value-type="float">
            <text:p>10.6312224309</text:p>
          </table:table-cell>
          <table:table-cell office:value="9.70491747958" office:value-type="float">
            <text:p>9.70491747958</text:p>
          </table:table-cell>
          <table:table-cell office:value="11.7641711673" office:value-type="float">
            <text:p>11.7641711673</text:p>
          </table:table-cell>
          <table:table-cell office:value="10.5744691032" office:value-type="float">
            <text:p>10.5744691032</text:p>
          </table:table-cell>
          <table:table-cell office:value="9.75947387435" office:value-type="float">
            <text:p>9.75947387435</text:p>
          </table:table-cell>
          <table:table-cell office:value="11.0391695598" office:value-type="float">
            <text:p>11.0391695598</text:p>
          </table:table-cell>
          <table:table-cell office:value="10.2078757073" office:value-type="float">
            <text:p>10.2078757073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4428748665" office:value-type="float">
            <text:p>23.4428748665</text:p>
          </table:table-cell>
          <table:table-cell office:value="22.9056895594" office:value-type="float">
            <text:p>22.9056895594</text:p>
          </table:table-cell>
          <table:table-cell office:value="35.5952017198" office:value-type="float">
            <text:p>35.5952017198</text:p>
          </table:table-cell>
          <table:table-cell office:value="22.7451307517" office:value-type="float">
            <text:p>22.7451307517</text:p>
          </table:table-cell>
          <table:table-cell office:value="22.9856046835" office:value-type="float">
            <text:p>22.9856046835</text:p>
          </table:table-cell>
          <table:table-cell office:value="23.4651142531" office:value-type="float">
            <text:p>23.4651142531</text:p>
          </table:table-cell>
          <table:table-cell office:value="25.4723397002" office:value-type="float">
            <text:p>25.4723397002</text:p>
          </table:table-cell>
          <table:table-cell office:value="22.2697118228" office:value-type="float">
            <text:p>22.2697118228</text:p>
          </table:table-cell>
          <table:table-cell office:value="20.0394211466" office:value-type="float">
            <text:p>20.0394211466</text:p>
          </table:table-cell>
          <table:table-cell office:value="24.0564295382" office:value-type="float">
            <text:p>24.0564295382</text:p>
          </table:table-cell>
          <table:table-cell office:value="21.1960656774" office:value-type="float">
            <text:p>21.1960656774</text:p>
          </table:table-cell>
          <table:table-cell office:value="19.8797462537" office:value-type="float">
            <text:p>19.8797462537</text:p>
          </table:table-cell>
          <table:table-cell office:value="22.4860199915" office:value-type="float">
            <text:p>22.4860199915</text:p>
          </table:table-cell>
          <table:table-cell office:value="21.4849141036" office:value-type="float">
            <text:p>21.4849141036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5622050701" office:value-type="float">
            <text:p>13.5622050701</text:p>
          </table:table-cell>
          <table:table-cell office:value="14.0997896119" office:value-type="float">
            <text:p>14.0997896119</text:p>
          </table:table-cell>
          <table:table-cell office:value="18.3384421133" office:value-type="float">
            <text:p>18.3384421133</text:p>
          </table:table-cell>
          <table:table-cell office:value="13.827266984" office:value-type="float">
            <text:p>13.827266984</text:p>
          </table:table-cell>
          <table:table-cell office:value="12.8985610923" office:value-type="float">
            <text:p>12.8985610923</text:p>
          </table:table-cell>
          <table:table-cell office:value="13.1793133124" office:value-type="float">
            <text:p>13.1793133124</text:p>
          </table:table-cell>
          <table:table-cell office:value="13.9685495577" office:value-type="float">
            <text:p>13.9685495577</text:p>
          </table:table-cell>
          <table:table-cell office:value="12.3328362952" office:value-type="float">
            <text:p>12.3328362952</text:p>
          </table:table-cell>
          <table:table-cell office:value="11.2540150092" office:value-type="float">
            <text:p>11.2540150092</text:p>
          </table:table-cell>
          <table:table-cell office:value="12.5408773899" office:value-type="float">
            <text:p>12.5408773899</text:p>
          </table:table-cell>
          <table:table-cell office:value="11.9285123476" office:value-type="float">
            <text:p>11.9285123476</text:p>
          </table:table-cell>
          <table:table-cell office:value="10.9845334649" office:value-type="float">
            <text:p>10.9845334649</text:p>
          </table:table-cell>
          <table:table-cell office:value="11.7771014512" office:value-type="float">
            <text:p>11.7771014512</text:p>
          </table:table-cell>
          <table:table-cell office:value="11.5729209232" office:value-type="float">
            <text:p>11.5729209232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1.7875602897" office:value-type="float">
            <text:p>31.7875602897</text:p>
          </table:table-cell>
          <table:table-cell office:value="32.7711763196" office:value-type="float">
            <text:p>32.7711763196</text:p>
          </table:table-cell>
          <table:table-cell office:value="44.6500073456" office:value-type="float">
            <text:p>44.6500073456</text:p>
          </table:table-cell>
          <table:table-cell office:value="32.9112841578" office:value-type="float">
            <text:p>32.9112841578</text:p>
          </table:table-cell>
          <table:table-cell office:value="31.3398395253" office:value-type="float">
            <text:p>31.3398395253</text:p>
          </table:table-cell>
          <table:table-cell office:value="32.2900120135" office:value-type="float">
            <text:p>32.2900120135</text:p>
          </table:table-cell>
          <table:table-cell office:value="34.1888751224" office:value-type="float">
            <text:p>34.1888751224</text:p>
          </table:table-cell>
          <table:table-cell office:value="29.0136450559" office:value-type="float">
            <text:p>29.0136450559</text:p>
          </table:table-cell>
          <table:table-cell office:value="26.6045964066" office:value-type="float">
            <text:p>26.6045964066</text:p>
          </table:table-cell>
          <table:table-cell office:value="31.3222169962" office:value-type="float">
            <text:p>31.3222169962</text:p>
          </table:table-cell>
          <table:table-cell office:value="29.7139153758" office:value-type="float">
            <text:p>29.7139153758</text:p>
          </table:table-cell>
          <table:table-cell office:value="27.1222767457" office:value-type="float">
            <text:p>27.1222767457</text:p>
          </table:table-cell>
          <table:table-cell office:value="29.1084340548" office:value-type="float">
            <text:p>29.1084340548</text:p>
          </table:table-cell>
          <table:table-cell office:value="27.5285825769" office:value-type="float">
            <text:p>27.5285825769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2534455497" office:value-type="float">
            <text:p>29.2534455497</text:p>
          </table:table-cell>
          <table:table-cell office:value="29.1413616579" office:value-type="float">
            <text:p>29.1413616579</text:p>
          </table:table-cell>
          <table:table-cell office:value="41.4255699678" office:value-type="float">
            <text:p>41.4255699678</text:p>
          </table:table-cell>
          <table:table-cell office:value="28.6417263002" office:value-type="float">
            <text:p>28.6417263002</text:p>
          </table:table-cell>
          <table:table-cell office:value="27.5345432683" office:value-type="float">
            <text:p>27.5345432683</text:p>
          </table:table-cell>
          <table:table-cell office:value="28.8425064103" office:value-type="float">
            <text:p>28.8425064103</text:p>
          </table:table-cell>
          <table:table-cell office:value="29.864835966" office:value-type="float">
            <text:p>29.864835966</text:p>
          </table:table-cell>
          <table:table-cell office:value="25.6030475169" office:value-type="float">
            <text:p>25.6030475169</text:p>
          </table:table-cell>
          <table:table-cell office:value="23.1339776617" office:value-type="float">
            <text:p>23.1339776617</text:p>
          </table:table-cell>
          <table:table-cell office:value="27.3171867629" office:value-type="float">
            <text:p>27.3171867629</text:p>
          </table:table-cell>
          <table:table-cell office:value="25.33789563" office:value-type="float">
            <text:p>25.33789563</text:p>
          </table:table-cell>
          <table:table-cell office:value="23.2684833527" office:value-type="float">
            <text:p>23.2684833527</text:p>
          </table:table-cell>
          <table:table-cell office:value="25.4301748931" office:value-type="float">
            <text:p>25.4301748931</text:p>
          </table:table-cell>
          <table:table-cell office:value="24.2662314712" office:value-type="float">
            <text:p>24.266231471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.2678376205" office:value-type="float">
            <text:p>40.2678376205</text:p>
          </table:table-cell>
          <table:table-cell office:value="44.2642658542" office:value-type="float">
            <text:p>44.2642658542</text:p>
          </table:table-cell>
          <table:table-cell office:value="60.0663898324" office:value-type="float">
            <text:p>60.0663898324</text:p>
          </table:table-cell>
          <table:table-cell office:value="42.2096014548" office:value-type="float">
            <text:p>42.2096014548</text:p>
          </table:table-cell>
          <table:table-cell office:value="41.0358893574" office:value-type="float">
            <text:p>41.0358893574</text:p>
          </table:table-cell>
          <table:table-cell office:value="41.8046015601" office:value-type="float">
            <text:p>41.8046015601</text:p>
          </table:table-cell>
          <table:table-cell office:value="44.2219527061" office:value-type="float">
            <text:p>44.2219527061</text:p>
          </table:table-cell>
          <table:table-cell office:value="40.6503785185" office:value-type="float">
            <text:p>40.6503785185</text:p>
          </table:table-cell>
          <table:table-cell office:value="35.721738893" office:value-type="float">
            <text:p>35.721738893</text:p>
          </table:table-cell>
          <table:table-cell office:value="41.3743047803" office:value-type="float">
            <text:p>41.3743047803</text:p>
          </table:table-cell>
          <table:table-cell office:value="38.7937025958" office:value-type="float">
            <text:p>38.7937025958</text:p>
          </table:table-cell>
          <table:table-cell office:value="36.7459940017" office:value-type="float">
            <text:p>36.7459940017</text:p>
          </table:table-cell>
          <table:table-cell office:value="38.5673132786" office:value-type="float">
            <text:p>38.5673132786</text:p>
          </table:table-cell>
          <table:table-cell office:value="38.7909976829" office:value-type="float">
            <text:p>38.790997682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3718832751" office:value-type="float">
            <text:p>22.3718832751</text:p>
          </table:table-cell>
          <table:table-cell office:value="22.3639212629" office:value-type="float">
            <text:p>22.3639212629</text:p>
          </table:table-cell>
          <table:table-cell office:value="32.2060291003" office:value-type="float">
            <text:p>32.2060291003</text:p>
          </table:table-cell>
          <table:table-cell office:value="21.8181088044" office:value-type="float">
            <text:p>21.8181088044</text:p>
          </table:table-cell>
          <table:table-cell office:value="21.3682570361" office:value-type="float">
            <text:p>21.3682570361</text:p>
          </table:table-cell>
          <table:table-cell office:value="22.2604735846" office:value-type="float">
            <text:p>22.2604735846</text:p>
          </table:table-cell>
          <table:table-cell office:value="23.2974441277" office:value-type="float">
            <text:p>23.2974441277</text:p>
          </table:table-cell>
          <table:table-cell office:value="20.1221408042" office:value-type="float">
            <text:p>20.1221408042</text:p>
          </table:table-cell>
          <table:table-cell office:value="18.0850124299" office:value-type="float">
            <text:p>18.0850124299</text:p>
          </table:table-cell>
          <table:table-cell office:value="21.1011457655" office:value-type="float">
            <text:p>21.1011457655</text:p>
          </table:table-cell>
          <table:table-cell office:value="19.3839197646" office:value-type="float">
            <text:p>19.3839197646</text:p>
          </table:table-cell>
          <table:table-cell office:value="17.9994522774" office:value-type="float">
            <text:p>17.9994522774</text:p>
          </table:table-cell>
          <table:table-cell office:value="20.0649458851" office:value-type="float">
            <text:p>20.0649458851</text:p>
          </table:table-cell>
          <table:table-cell office:value="18.5656285963" office:value-type="float">
            <text:p>18.565628596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.7782680958" office:value-type="float">
            <text:p>24.7782680958</text:p>
          </table:table-cell>
          <table:table-cell office:value="21.4628136823" office:value-type="float">
            <text:p>21.4628136823</text:p>
          </table:table-cell>
          <table:table-cell office:value="34.4026440387" office:value-type="float">
            <text:p>34.4026440387</text:p>
          </table:table-cell>
          <table:table-cell office:value="21.9528140477" office:value-type="float">
            <text:p>21.9528140477</text:p>
          </table:table-cell>
          <table:table-cell office:value="22.3926667331" office:value-type="float">
            <text:p>22.3926667331</text:p>
          </table:table-cell>
          <table:table-cell office:value="23.4843476559" office:value-type="float">
            <text:p>23.4843476559</text:p>
          </table:table-cell>
          <table:table-cell office:value="24.4054216566" office:value-type="float">
            <text:p>24.4054216566</text:p>
          </table:table-cell>
          <table:table-cell office:value="21.0780685421" office:value-type="float">
            <text:p>21.0780685421</text:p>
          </table:table-cell>
          <table:table-cell office:value="19.8894861368" office:value-type="float">
            <text:p>19.8894861368</text:p>
          </table:table-cell>
          <table:table-cell office:value="22.3250972235" office:value-type="float">
            <text:p>22.3250972235</text:p>
          </table:table-cell>
          <table:table-cell office:value="19.8988412076" office:value-type="float">
            <text:p>19.8988412076</text:p>
          </table:table-cell>
          <table:table-cell office:value="18.8332745568" office:value-type="float">
            <text:p>18.8332745568</text:p>
          </table:table-cell>
          <table:table-cell office:value="21.7745274169" office:value-type="float">
            <text:p>21.7745274169</text:p>
          </table:table-cell>
          <table:table-cell office:value="20.4184105175" office:value-type="float">
            <text:p>20.418410517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994362859" office:value-type="float">
            <text:p>17.994362859</text:p>
          </table:table-cell>
          <table:table-cell office:value="18.5756888909" office:value-type="float">
            <text:p>18.5756888909</text:p>
          </table:table-cell>
          <table:table-cell office:value="27.3629501773" office:value-type="float">
            <text:p>27.3629501773</text:p>
          </table:table-cell>
          <table:table-cell office:value="17.258612137" office:value-type="float">
            <text:p>17.258612137</text:p>
          </table:table-cell>
          <table:table-cell office:value="17.4323795833" office:value-type="float">
            <text:p>17.4323795833</text:p>
          </table:table-cell>
          <table:table-cell office:value="18.4556166665" office:value-type="float">
            <text:p>18.4556166665</text:p>
          </table:table-cell>
          <table:table-cell office:value="19.0727724186" office:value-type="float">
            <text:p>19.0727724186</text:p>
          </table:table-cell>
          <table:table-cell office:value="17.4217754846" office:value-type="float">
            <text:p>17.4217754846</text:p>
          </table:table-cell>
          <table:table-cell office:value="15.1062298477" office:value-type="float">
            <text:p>15.1062298477</text:p>
          </table:table-cell>
          <table:table-cell office:value="16.9076486159" office:value-type="float">
            <text:p>16.9076486159</text:p>
          </table:table-cell>
          <table:table-cell office:value="15.4805399979" office:value-type="float">
            <text:p>15.4805399979</text:p>
          </table:table-cell>
          <table:table-cell office:value="14.8370180832" office:value-type="float">
            <text:p>14.8370180832</text:p>
          </table:table-cell>
          <table:table-cell office:value="16.1121488984" office:value-type="float">
            <text:p>16.1121488984</text:p>
          </table:table-cell>
          <table:table-cell office:value="15.4919218107" office:value-type="float">
            <text:p>15.4919218107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Eng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7.77250531" office:value-type="float">
            <text:p>307.77250531</text:p>
          </table:table-cell>
          <table:table-cell office:value="308.382808843" office:value-type="float">
            <text:p>308.382808843</text:p>
          </table:table-cell>
          <table:table-cell office:value="298.569271232" office:value-type="float">
            <text:p>298.569271232</text:p>
          </table:table-cell>
          <table:table-cell office:value="290.296361767" office:value-type="float">
            <text:p>290.296361767</text:p>
          </table:table-cell>
          <table:table-cell office:value="277.322712412" office:value-type="float">
            <text:p>277.322712412</text:p>
          </table:table-cell>
          <table:table-cell office:value="276.157539867" office:value-type="float">
            <text:p>276.157539867</text:p>
          </table:table-cell>
          <table:table-cell office:value="268.328800919" office:value-type="float">
            <text:p>268.328800919</text:p>
          </table:table-cell>
          <table:table-cell office:value="247.920089965" office:value-type="float">
            <text:p>247.920089965</text:p>
          </table:table-cell>
          <table:table-cell office:value="248.815758096" office:value-type="float">
            <text:p>248.815758096</text:p>
          </table:table-cell>
          <table:table-cell office:value="257.919536069" office:value-type="float">
            <text:p>257.919536069</text:p>
          </table:table-cell>
          <table:table-cell office:value="235.292903918" office:value-type="float">
            <text:p>235.292903918</text:p>
          </table:table-cell>
          <table:table-cell office:value="222.644372611" office:value-type="float">
            <text:p>222.644372611</text:p>
          </table:table-cell>
          <table:table-cell office:value="219.206500942" office:value-type="float">
            <text:p>219.206500942</text:p>
          </table:table-cell>
          <table:table-cell office:value="223.471710662" office:value-type="float">
            <text:p>223.471710662</text:p>
          </table:table-cell>
          <table:table-cell office:value-type="string">
            <text:p>üüü</text:p>
          </table:table-cell>
          <table:table-cell office:value="-5.02403304965" office:value-type="float">
            <text:p>-5.02403304965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8858192523" office:value-type="float">
            <text:p>1.28858192523</text:p>
          </table:table-cell>
          <table:table-cell office:value="1.29113714406" office:value-type="float">
            <text:p>1.29113714406</text:p>
          </table:table-cell>
          <table:table-cell office:value="1.25004982479" office:value-type="float">
            <text:p>1.25004982479</text:p>
          </table:table-cell>
          <table:table-cell office:value="1.21541280745" office:value-type="float">
            <text:p>1.21541280745</text:p>
          </table:table-cell>
          <table:table-cell office:value="1.16109473233" office:value-type="float">
            <text:p>1.16109473233</text:p>
          </table:table-cell>
          <table:table-cell office:value="1.15621638792" office:value-type="float">
            <text:p>1.15621638792</text:p>
          </table:table-cell>
          <table:table-cell office:value="1.12343902369" office:value-type="float">
            <text:p>1.12343902369</text:p>
          </table:table-cell>
          <table:table-cell office:value="1.03799183266" office:value-type="float">
            <text:p>1.03799183266</text:p>
          </table:table-cell>
          <table:table-cell office:value="1.041741816" office:value-type="float">
            <text:p>1.041741816</text:p>
          </table:table-cell>
          <table:table-cell office:value="1.07985751362" office:value-type="float">
            <text:p>1.07985751362</text:p>
          </table:table-cell>
          <table:table-cell office:value="0.985124330124" office:value-type="float">
            <text:p>0.985124330124</text:p>
          </table:table-cell>
          <table:table-cell office:value="0.932167459248" office:value-type="float">
            <text:p>0.932167459248</text:p>
          </table:table-cell>
          <table:table-cell office:value="0.917773778145" office:value-type="float">
            <text:p>0.917773778145</text:p>
          </table:table-cell>
          <table:table-cell office:value="0.935631358198" office:value-type="float">
            <text:p>0.935631358198</text:p>
          </table:table-cell>
          <table:table-cell office:value-type="string">
            <text:p>üüü</text:p>
          </table:table-cell>
          <table:table-cell office:value="-5.02403304965" office:value-type="float">
            <text:p>-5.0240330496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77.974344052" office:value-type="float">
            <text:p>277.974344052</text:p>
          </table:table-cell>
          <table:table-cell office:value="279.250434342" office:value-type="float">
            <text:p>279.250434342</text:p>
          </table:table-cell>
          <table:table-cell office:value="270.365961302" office:value-type="float">
            <text:p>270.365961302</text:p>
          </table:table-cell>
          <table:table-cell office:value="263.780533839" office:value-type="float">
            <text:p>263.780533839</text:p>
          </table:table-cell>
          <table:table-cell office:value="252.720890361" office:value-type="float">
            <text:p>252.720890361</text:p>
          </table:table-cell>
          <table:table-cell office:value="252.841019616" office:value-type="float">
            <text:p>252.841019616</text:p>
          </table:table-cell>
          <table:table-cell office:value="247.029594534" office:value-type="float">
            <text:p>247.029594534</text:p>
          </table:table-cell>
          <table:table-cell office:value="229.377261561" office:value-type="float">
            <text:p>229.377261561</text:p>
          </table:table-cell>
          <table:table-cell office:value="229.641798691" office:value-type="float">
            <text:p>229.641798691</text:p>
          </table:table-cell>
          <table:table-cell office:value="239.862594584" office:value-type="float">
            <text:p>239.862594584</text:p>
          </table:table-cell>
          <table:table-cell office:value="217.800584449" office:value-type="float">
            <text:p>217.800584449</text:p>
          </table:table-cell>
          <table:table-cell office:value="207.316608982" office:value-type="float">
            <text:p>207.316608982</text:p>
          </table:table-cell>
          <table:table-cell office:value="205.310932873" office:value-type="float">
            <text:p>205.310932873</text:p>
          </table:table-cell>
          <table:table-cell office:value="209.606570831" office:value-type="float">
            <text:p>209.606570831</text:p>
          </table:table-cell>
          <table:table-cell office:value-type="string">
            <text:p>-</text:p>
          </table:table-cell>
          <table:table-cell office:value="-3.76216328311" office:value-type="float">
            <text:p>-3.76216328311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4019176241" office:value-type="float">
            <text:p>10.4019176241</text:p>
          </table:table-cell>
          <table:table-cell office:value="10.4848492728" office:value-type="float">
            <text:p>10.4848492728</text:p>
          </table:table-cell>
          <table:table-cell office:value="10.1944160668" office:value-type="float">
            <text:p>10.1944160668</text:p>
          </table:table-cell>
          <table:table-cell office:value="10.0732081772" office:value-type="float">
            <text:p>10.0732081772</text:p>
          </table:table-cell>
          <table:table-cell office:value="9.70207989887" office:value-type="float">
            <text:p>9.70207989887</text:p>
          </table:table-cell>
          <table:table-cell office:value="9.80824670614" office:value-type="float">
            <text:p>9.80824670614</text:p>
          </table:table-cell>
          <table:table-cell office:value="9.61579766841" office:value-type="float">
            <text:p>9.61579766841</text:p>
          </table:table-cell>
          <table:table-cell office:value="8.93374363674" office:value-type="float">
            <text:p>8.93374363674</text:p>
          </table:table-cell>
          <table:table-cell office:value="8.9466680049" office:value-type="float">
            <text:p>8.9466680049</text:p>
          </table:table-cell>
          <table:table-cell office:value="9.55707770546" office:value-type="float">
            <text:p>9.55707770546</text:p>
          </table:table-cell>
          <table:table-cell office:value="8.62879842372" office:value-type="float">
            <text:p>8.62879842372</text:p>
          </table:table-cell>
          <table:table-cell office:value="8.32632985697" office:value-type="float">
            <text:p>8.32632985697</text:p>
          </table:table-cell>
          <table:table-cell office:value="8.20869237152" office:value-type="float">
            <text:p>8.20869237152</text:p>
          </table:table-cell>
          <table:table-cell office:value="8.4972642428" office:value-type="float">
            <text:p>8.4972642428</text:p>
          </table:table-cell>
          <table:table-cell office:value-type="string">
            <text:p>üü</text:p>
          </table:table-cell>
          <table:table-cell office:value="-1.52436265702" office:value-type="float">
            <text:p>-1.52436265702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3.1470535039" office:value-type="float">
            <text:p>13.1470535039</text:p>
          </table:table-cell>
          <table:table-cell office:value="13.2362141867" office:value-type="float">
            <text:p>13.2362141867</text:p>
          </table:table-cell>
          <table:table-cell office:value="12.7629732018" office:value-type="float">
            <text:p>12.7629732018</text:p>
          </table:table-cell>
          <table:table-cell office:value="12.4720264167" office:value-type="float">
            <text:p>12.4720264167</text:p>
          </table:table-cell>
          <table:table-cell office:value="12.0076268479" office:value-type="float">
            <text:p>12.0076268479</text:p>
          </table:table-cell>
          <table:table-cell office:value="12.082637212" office:value-type="float">
            <text:p>12.082637212</text:p>
          </table:table-cell>
          <table:table-cell office:value="11.8297484136" office:value-type="float">
            <text:p>11.8297484136</text:p>
          </table:table-cell>
          <table:table-cell office:value="11.0264568759" office:value-type="float">
            <text:p>11.0264568759</text:p>
          </table:table-cell>
          <table:table-cell office:value="11.0670989463" office:value-type="float">
            <text:p>11.0670989463</text:p>
          </table:table-cell>
          <table:table-cell office:value="11.6793994896" office:value-type="float">
            <text:p>11.6793994896</text:p>
          </table:table-cell>
          <table:table-cell office:value="10.476485457" office:value-type="float">
            <text:p>10.476485457</text:p>
          </table:table-cell>
          <table:table-cell office:value="9.9331552474" office:value-type="float">
            <text:p>9.9331552474</text:p>
          </table:table-cell>
          <table:table-cell office:value="9.77235329626" office:value-type="float">
            <text:p>9.77235329626</text:p>
          </table:table-cell>
          <table:table-cell office:value="10.1343010235" office:value-type="float">
            <text:p>10.1343010235</text:p>
          </table:table-cell>
          <table:table-cell office:value-type="string">
            <text:p>üü</text:p>
          </table:table-cell>
          <table:table-cell office:value="-3.26621398857" office:value-type="float">
            <text:p>-3.26621398857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20051995287" office:value-type="float">
            <text:p>4.20051995287</text:p>
          </table:table-cell>
          <table:table-cell office:value="4.21400877838" office:value-type="float">
            <text:p>4.21400877838</text:p>
          </table:table-cell>
          <table:table-cell office:value="4.04332469501" office:value-type="float">
            <text:p>4.04332469501</text:p>
          </table:table-cell>
          <table:table-cell office:value="3.9168991574" office:value-type="float">
            <text:p>3.9168991574</text:p>
          </table:table-cell>
          <table:table-cell office:value="3.77748795674" office:value-type="float">
            <text:p>3.77748795674</text:p>
          </table:table-cell>
          <table:table-cell office:value="3.76473821209" office:value-type="float">
            <text:p>3.76473821209</text:p>
          </table:table-cell>
          <table:table-cell office:value="3.63685168891" office:value-type="float">
            <text:p>3.63685168891</text:p>
          </table:table-cell>
          <table:table-cell office:value="3.43182092685" office:value-type="float">
            <text:p>3.43182092685</text:p>
          </table:table-cell>
          <table:table-cell office:value="3.42864847304" office:value-type="float">
            <text:p>3.42864847304</text:p>
          </table:table-cell>
          <table:table-cell office:value="3.56998240687" office:value-type="float">
            <text:p>3.56998240687</text:p>
          </table:table-cell>
          <table:table-cell office:value="3.21631780709" office:value-type="float">
            <text:p>3.21631780709</text:p>
          </table:table-cell>
          <table:table-cell office:value="3.03420074242" office:value-type="float">
            <text:p>3.03420074242</text:p>
          </table:table-cell>
          <table:table-cell office:value="2.95772154194" office:value-type="float">
            <text:p>2.95772154194</text:p>
          </table:table-cell>
          <table:table-cell office:value="3.046750008" office:value-type="float">
            <text:p>3.046750008</text:p>
          </table:table-cell>
          <table:table-cell office:value-type="string">
            <text:p>üüü</text:p>
          </table:table-cell>
          <table:table-cell office:value="-5.27210957553" office:value-type="float">
            <text:p>-5.27210957553</text:p>
          </table:table-cell>
          <table:table-cell office:value-type="string">
            <text:p/>
          </table:table-cell>
          <table:table-cell office:value-type="string">
            <text:p>m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37567512028" office:value-type="float">
            <text:p>5.37567512028</text:p>
          </table:table-cell>
          <table:table-cell office:value="5.41023076838" office:value-type="float">
            <text:p>5.41023076838</text:p>
          </table:table-cell>
          <table:table-cell office:value="5.21942452914" office:value-type="float">
            <text:p>5.21942452914</text:p>
          </table:table-cell>
          <table:table-cell office:value="5.12105057681" office:value-type="float">
            <text:p>5.12105057681</text:p>
          </table:table-cell>
          <table:table-cell office:value="4.92258013407" office:value-type="float">
            <text:p>4.92258013407</text:p>
          </table:table-cell>
          <table:table-cell office:value="4.98038285882" office:value-type="float">
            <text:p>4.98038285882</text:p>
          </table:table-cell>
          <table:table-cell office:value="4.88648615617" office:value-type="float">
            <text:p>4.88648615617</text:p>
          </table:table-cell>
          <table:table-cell office:value="4.54336924158" office:value-type="float">
            <text:p>4.54336924158</text:p>
          </table:table-cell>
          <table:table-cell office:value="4.56969220478" office:value-type="float">
            <text:p>4.56969220478</text:p>
          </table:table-cell>
          <table:table-cell office:value="4.86532451243" office:value-type="float">
            <text:p>4.86532451243</text:p>
          </table:table-cell>
          <table:table-cell office:value="4.34817071306" office:value-type="float">
            <text:p>4.34817071306</text:p>
          </table:table-cell>
          <table:table-cell office:value="4.12038723663" office:value-type="float">
            <text:p>4.12038723663</text:p>
          </table:table-cell>
          <table:table-cell office:value="4.06416706857" office:value-type="float">
            <text:p>4.06416706857</text:p>
          </table:table-cell>
          <table:table-cell office:value="4.24406892698" office:value-type="float">
            <text:p>4.24406892698</text:p>
          </table:table-cell>
          <table:table-cell office:value-type="string">
            <text:p>üü</text:p>
          </table:table-cell>
          <table:table-cell office:value="-2.3941513098" office:value-type="float">
            <text:p>-2.394151309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66264284604" office:value-type="float">
            <text:p>2.66264284604</text:p>
          </table:table-cell>
          <table:table-cell office:value="2.69767627093" office:value-type="float">
            <text:p>2.69767627093</text:p>
          </table:table-cell>
          <table:table-cell office:value="2.61482183335" office:value-type="float">
            <text:p>2.61482183335</text:p>
          </table:table-cell>
          <table:table-cell office:value="2.56631304405" office:value-type="float">
            <text:p>2.56631304405</text:p>
          </table:table-cell>
          <table:table-cell office:value="2.46993279587" office:value-type="float">
            <text:p>2.46993279587</text:p>
          </table:table-cell>
          <table:table-cell office:value="2.49556937099" office:value-type="float">
            <text:p>2.49556937099</text:p>
          </table:table-cell>
          <table:table-cell office:value="2.47873457408" office:value-type="float">
            <text:p>2.47873457408</text:p>
          </table:table-cell>
          <table:table-cell office:value="2.28154153702" office:value-type="float">
            <text:p>2.28154153702</text:p>
          </table:table-cell>
          <table:table-cell office:value="2.29433233815" office:value-type="float">
            <text:p>2.29433233815</text:p>
          </table:table-cell>
          <table:table-cell office:value="2.43201615092" office:value-type="float">
            <text:p>2.43201615092</text:p>
          </table:table-cell>
          <table:table-cell office:value="2.17947546382" office:value-type="float">
            <text:p>2.17947546382</text:p>
          </table:table-cell>
          <table:table-cell office:value="2.07784105557" office:value-type="float">
            <text:p>2.07784105557</text:p>
          </table:table-cell>
          <table:table-cell office:value="2.06193590469" office:value-type="float">
            <text:p>2.06193590469</text:p>
          </table:table-cell>
          <table:table-cell office:value="2.13169508575" office:value-type="float">
            <text:p>2.13169508575</text:p>
          </table:table-cell>
          <table:table-cell office:value-type="string">
            <text:p>üü</text:p>
          </table:table-cell>
          <table:table-cell office:value="-2.19228795458" office:value-type="float">
            <text:p>-2.1922879545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1.3282521136" office:value-type="float">
            <text:p>41.3282521136</text:p>
          </table:table-cell>
          <table:table-cell office:value="42.0042392097" office:value-type="float">
            <text:p>42.0042392097</text:p>
          </table:table-cell>
          <table:table-cell office:value="40.9423540351" office:value-type="float">
            <text:p>40.9423540351</text:p>
          </table:table-cell>
          <table:table-cell office:value="40.0248703886" office:value-type="float">
            <text:p>40.0248703886</text:p>
          </table:table-cell>
          <table:table-cell office:value="38.7001035499" office:value-type="float">
            <text:p>38.7001035499</text:p>
          </table:table-cell>
          <table:table-cell office:value="38.9325552287" office:value-type="float">
            <text:p>38.9325552287</text:p>
          </table:table-cell>
          <table:table-cell office:value="38.7962481546" office:value-type="float">
            <text:p>38.7962481546</text:p>
          </table:table-cell>
          <table:table-cell office:value="36.1666860391" office:value-type="float">
            <text:p>36.1666860391</text:p>
          </table:table-cell>
          <table:table-cell office:value="35.9903783308" office:value-type="float">
            <text:p>35.9903783308</text:p>
          </table:table-cell>
          <table:table-cell office:value="38.1153581478" office:value-type="float">
            <text:p>38.1153581478</text:p>
          </table:table-cell>
          <table:table-cell office:value="34.2681193323" office:value-type="float">
            <text:p>34.2681193323</text:p>
          </table:table-cell>
          <table:table-cell office:value="33.0234907968" office:value-type="float">
            <text:p>33.0234907968</text:p>
          </table:table-cell>
          <table:table-cell office:value="32.2369142447" office:value-type="float">
            <text:p>32.2369142447</text:p>
          </table:table-cell>
          <table:table-cell office:value="34.2852229918" office:value-type="float">
            <text:p>34.2852229918</text:p>
          </table:table-cell>
          <table:table-cell office:value-type="string">
            <text:p>üü</text:p>
          </table:table-cell>
          <table:table-cell office:value="0.0499112871738" office:value-type="float">
            <text:p>0.049911287173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1.5230613731" office:value-type="float">
            <text:p>31.5230613731</text:p>
          </table:table-cell>
          <table:table-cell office:value="31.5588572129" office:value-type="float">
            <text:p>31.5588572129</text:p>
          </table:table-cell>
          <table:table-cell office:value="30.6333462356" office:value-type="float">
            <text:p>30.6333462356</text:p>
          </table:table-cell>
          <table:table-cell office:value="29.7015385574" office:value-type="float">
            <text:p>29.7015385574</text:p>
          </table:table-cell>
          <table:table-cell office:value="28.2606747437" office:value-type="float">
            <text:p>28.2606747437</text:p>
          </table:table-cell>
          <table:table-cell office:value="27.9970910435" office:value-type="float">
            <text:p>27.9970910435</text:p>
          </table:table-cell>
          <table:table-cell office:value="27.2565885749" office:value-type="float">
            <text:p>27.2565885749</text:p>
          </table:table-cell>
          <table:table-cell office:value="25.2017830666" office:value-type="float">
            <text:p>25.2017830666</text:p>
          </table:table-cell>
          <table:table-cell office:value="25.1588076637" office:value-type="float">
            <text:p>25.1588076637</text:p>
          </table:table-cell>
          <table:table-cell office:value="25.7598055643" office:value-type="float">
            <text:p>25.7598055643</text:p>
          </table:table-cell>
          <table:table-cell office:value="23.754757717" office:value-type="float">
            <text:p>23.754757717</text:p>
          </table:table-cell>
          <table:table-cell office:value="22.5846419333" office:value-type="float">
            <text:p>22.5846419333</text:p>
          </table:table-cell>
          <table:table-cell office:value="22.5578230221" office:value-type="float">
            <text:p>22.5578230221</text:p>
          </table:table-cell>
          <table:table-cell office:value="22.5292153497" office:value-type="float">
            <text:p>22.5292153497</text:p>
          </table:table-cell>
          <table:table-cell office:value-type="string">
            <text:p>üüü</text:p>
          </table:table-cell>
          <table:table-cell office:value="-5.15914488341" office:value-type="float">
            <text:p>-5.15914488341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3.3917696247" office:value-type="float">
            <text:p>13.3917696247</text:p>
          </table:table-cell>
          <table:table-cell office:value="13.2950625436" office:value-type="float">
            <text:p>13.2950625436</text:p>
          </table:table-cell>
          <table:table-cell office:value="12.9767055594" office:value-type="float">
            <text:p>12.9767055594</text:p>
          </table:table-cell>
          <table:table-cell office:value="12.1171969347" office:value-type="float">
            <text:p>12.1171969347</text:p>
          </table:table-cell>
          <table:table-cell office:value="11.4541484508" office:value-type="float">
            <text:p>11.4541484508</text:p>
          </table:table-cell>
          <table:table-cell office:value="10.8951504027" office:value-type="float">
            <text:p>10.8951504027</text:p>
          </table:table-cell>
          <table:table-cell office:value="10.2241258263" office:value-type="float">
            <text:p>10.2241258263</text:p>
          </table:table-cell>
          <table:table-cell office:value="9.67065892192" office:value-type="float">
            <text:p>9.67065892192</text:p>
          </table:table-cell>
          <table:table-cell office:value="9.53964842512" office:value-type="float">
            <text:p>9.53964842512</text:p>
          </table:table-cell>
          <table:table-cell office:value="9.166143758" office:value-type="float">
            <text:p>9.166143758</text:p>
          </table:table-cell>
          <table:table-cell office:value="8.58546929184" office:value-type="float">
            <text:p>8.58546929184</text:p>
          </table:table-cell>
          <table:table-cell office:value="8.18652956426" office:value-type="float">
            <text:p>8.18652956426</text:p>
          </table:table-cell>
          <table:table-cell office:value="8.01425319467" office:value-type="float">
            <text:p>8.01425319467</text:p>
          </table:table-cell>
          <table:table-cell office:value="7.86728973058" office:value-type="float">
            <text:p>7.86728973058</text:p>
          </table:table-cell>
          <table:table-cell office:value-type="string">
            <text:p>üüü</text:p>
          </table:table-cell>
          <table:table-cell office:value="-8.36505887847" office:value-type="float">
            <text:p>-8.36505887847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0.5349699327" office:value-type="float">
            <text:p>10.5349699327</text:p>
          </table:table-cell>
          <table:table-cell office:value="10.5359194463" office:value-type="float">
            <text:p>10.5359194463</text:p>
          </table:table-cell>
          <table:table-cell office:value="10.3163138474" office:value-type="float">
            <text:p>10.3163138474</text:p>
          </table:table-cell>
          <table:table-cell office:value="9.50770262997" office:value-type="float">
            <text:p>9.50770262997</text:p>
          </table:table-cell>
          <table:table-cell office:value="8.92082134069" office:value-type="float">
            <text:p>8.92082134069</text:p>
          </table:table-cell>
          <table:table-cell office:value="8.32807262127" office:value-type="float">
            <text:p>8.32807262127</text:p>
          </table:table-cell>
          <table:table-cell office:value="7.75731030058" office:value-type="float">
            <text:p>7.75731030058</text:p>
          </table:table-cell>
          <table:table-cell office:value="7.37288223514" office:value-type="float">
            <text:p>7.37288223514</text:p>
          </table:table-cell>
          <table:table-cell office:value="7.23500683608" office:value-type="float">
            <text:p>7.23500683608</text:p>
          </table:table-cell>
          <table:table-cell office:value="6.72525994086" office:value-type="float">
            <text:p>6.72525994086</text:p>
          </table:table-cell>
          <table:table-cell office:value="6.40082734854" office:value-type="float">
            <text:p>6.40082734854</text:p>
          </table:table-cell>
          <table:table-cell office:value="6.08530211401" office:value-type="float">
            <text:p>6.08530211401</text:p>
          </table:table-cell>
          <table:table-cell office:value="5.94295922547" office:value-type="float">
            <text:p>5.94295922547</text:p>
          </table:table-cell>
          <table:table-cell office:value="5.73056562494" office:value-type="float">
            <text:p>5.73056562494</text:p>
          </table:table-cell>
          <table:table-cell office:value-type="string">
            <text:p>üüü</text:p>
          </table:table-cell>
          <table:table-cell office:value="-10.4714857486" office:value-type="float">
            <text:p>-10.4714857486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8.128663939" office:value-type="float">
            <text:p>18.128663939</text:p>
          </table:table-cell>
          <table:table-cell office:value="18.2608140081" office:value-type="float">
            <text:p>18.2608140081</text:p>
          </table:table-cell>
          <table:table-cell office:value="17.6538137869" office:value-type="float">
            <text:p>17.6538137869</text:p>
          </table:table-cell>
          <table:table-cell office:value="17.5815503042" office:value-type="float">
            <text:p>17.5815503042</text:p>
          </table:table-cell>
          <table:table-cell office:value="16.8037778363" office:value-type="float">
            <text:p>16.8037778363</text:p>
          </table:table-cell>
          <table:table-cell office:value="17.0995336846" office:value-type="float">
            <text:p>17.0995336846</text:p>
          </table:table-cell>
          <table:table-cell office:value="17.0300316129" office:value-type="float">
            <text:p>17.0300316129</text:p>
          </table:table-cell>
          <table:table-cell office:value="15.5286388385" office:value-type="float">
            <text:p>15.5286388385</text:p>
          </table:table-cell>
          <table:table-cell office:value="15.6171754844" office:value-type="float">
            <text:p>15.6171754844</text:p>
          </table:table-cell>
          <table:table-cell office:value="16.5916915267" office:value-type="float">
            <text:p>16.5916915267</text:p>
          </table:table-cell>
          <table:table-cell office:value="15.1670746989" office:value-type="float">
            <text:p>15.1670746989</text:p>
          </table:table-cell>
          <table:table-cell office:value="14.3957116734" office:value-type="float">
            <text:p>14.3957116734</text:p>
          </table:table-cell>
          <table:table-cell office:value="14.5410063459" office:value-type="float">
            <text:p>14.5410063459</text:p>
          </table:table-cell>
          <table:table-cell office:value="14.6599014738" office:value-type="float">
            <text:p>14.6599014738</text:p>
          </table:table-cell>
          <table:table-cell office:value-type="string">
            <text:p>üü</text:p>
          </table:table-cell>
          <table:table-cell office:value="-3.34390932446" office:value-type="float">
            <text:p>-3.34390932446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93588933106" office:value-type="float">
            <text:p>1.93588933106</text:p>
          </table:table-cell>
          <table:table-cell office:value="1.90706489998" office:value-type="float">
            <text:p>1.90706489998</text:p>
          </table:table-cell>
          <table:table-cell office:value="1.83555051038" office:value-type="float">
            <text:p>1.83555051038</text:p>
          </table:table-cell>
          <table:table-cell office:value="1.83386018749" office:value-type="float">
            <text:p>1.83386018749</text:p>
          </table:table-cell>
          <table:table-cell office:value="1.7650691805" office:value-type="float">
            <text:p>1.7650691805</text:p>
          </table:table-cell>
          <table:table-cell office:value="1.82115253488" office:value-type="float">
            <text:p>1.82115253488</text:p>
          </table:table-cell>
          <table:table-cell office:value="1.78772257078" office:value-type="float">
            <text:p>1.78772257078</text:p>
          </table:table-cell>
          <table:table-cell office:value="1.63150637205" office:value-type="float">
            <text:p>1.63150637205</text:p>
          </table:table-cell>
          <table:table-cell office:value="1.64861453942" office:value-type="float">
            <text:p>1.64861453942</text:p>
          </table:table-cell>
          <table:table-cell office:value="1.78268738397" office:value-type="float">
            <text:p>1.78268738397</text:p>
          </table:table-cell>
          <table:table-cell office:value="1.57883230994" office:value-type="float">
            <text:p>1.57883230994</text:p>
          </table:table-cell>
          <table:table-cell office:value="1.49095223156" office:value-type="float">
            <text:p>1.49095223156</text:p>
          </table:table-cell>
          <table:table-cell office:value="1.49448355156" office:value-type="float">
            <text:p>1.49448355156</text:p>
          </table:table-cell>
          <table:table-cell office:value="1.53809470216" office:value-type="float">
            <text:p>1.53809470216</text:p>
          </table:table-cell>
          <table:table-cell office:value-type="string">
            <text:p>üü</text:p>
          </table:table-cell>
          <table:table-cell office:value="-2.58023651537" office:value-type="float">
            <text:p>-2.58023651537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4.25688017966" office:value-type="float">
            <text:p>4.25688017966</text:p>
          </table:table-cell>
          <table:table-cell office:value="4.16176778587" office:value-type="float">
            <text:p>4.16176778587</text:p>
          </table:table-cell>
          <table:table-cell office:value="4.02904427572" office:value-type="float">
            <text:p>4.02904427572</text:p>
          </table:table-cell>
          <table:table-cell office:value="3.78797541839" office:value-type="float">
            <text:p>3.78797541839</text:p>
          </table:table-cell>
          <table:table-cell office:value="3.5145460073" office:value-type="float">
            <text:p>3.5145460073</text:p>
          </table:table-cell>
          <table:table-cell office:value="3.33093146442" office:value-type="float">
            <text:p>3.33093146442</text:p>
          </table:table-cell>
          <table:table-cell office:value="3.04274376932" office:value-type="float">
            <text:p>3.04274376932</text:p>
          </table:table-cell>
          <table:table-cell office:value="2.64897548619" office:value-type="float">
            <text:p>2.64897548619</text:p>
          </table:table-cell>
          <table:table-cell office:value="2.73913705781" office:value-type="float">
            <text:p>2.73913705781</text:p>
          </table:table-cell>
          <table:table-cell office:value="2.57956306933" office:value-type="float">
            <text:p>2.57956306933</text:p>
          </table:table-cell>
          <table:table-cell office:value="2.49890278122" office:value-type="float">
            <text:p>2.49890278122</text:p>
          </table:table-cell>
          <table:table-cell office:value="2.18968051842" office:value-type="float">
            <text:p>2.18968051842</text:p>
          </table:table-cell>
          <table:table-cell office:value="1.98508115269" office:value-type="float">
            <text:p>1.98508115269</text:p>
          </table:table-cell>
          <table:table-cell office:value="1.98073426154" office:value-type="float">
            <text:p>1.98073426154</text:p>
          </table:table-cell>
          <table:table-cell office:value-type="string">
            <text:p>üü</text:p>
          </table:table-cell>
          <table:table-cell office:value="-20.7358414892" office:value-type="float">
            <text:p>-20.7358414892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8.1191595732" office:value-type="float">
            <text:p>88.1191595732</text:p>
          </table:table-cell>
          <table:table-cell office:value="88.9594442755" office:value-type="float">
            <text:p>88.9594442755</text:p>
          </table:table-cell>
          <table:table-cell office:value="85.8211289494" office:value-type="float">
            <text:p>85.8211289494</text:p>
          </table:table-cell>
          <table:table-cell office:value="83.7637848905" office:value-type="float">
            <text:p>83.7637848905</text:p>
          </table:table-cell>
          <table:table-cell office:value="80.4061184947" office:value-type="float">
            <text:p>80.4061184947</text:p>
          </table:table-cell>
          <table:table-cell office:value="80.1266255013" office:value-type="float">
            <text:p>80.1266255013</text:p>
          </table:table-cell>
          <table:table-cell office:value="78.141140706" office:value-type="float">
            <text:p>78.141140706</text:p>
          </table:table-cell>
          <table:table-cell office:value="72.3918850192" office:value-type="float">
            <text:p>72.3918850192</text:p>
          </table:table-cell>
          <table:table-cell office:value="72.3741717347" office:value-type="float">
            <text:p>72.3741717347</text:p>
          </table:table-cell>
          <table:table-cell office:value="75.1082227371" office:value-type="float">
            <text:p>75.1082227371</text:p>
          </table:table-cell>
          <table:table-cell office:value="69.6094573581" office:value-type="float">
            <text:p>69.6094573581</text:p>
          </table:table-cell>
          <table:table-cell office:value="66.3616735892" office:value-type="float">
            <text:p>66.3616735892</text:p>
          </table:table-cell>
          <table:table-cell office:value="64.9245402894" office:value-type="float">
            <text:p>64.9245402894</text:p>
          </table:table-cell>
          <table:table-cell office:value="65.5348185783" office:value-type="float">
            <text:p>65.5348185783</text:p>
          </table:table-cell>
          <table:table-cell office:value-type="string">
            <text:p>üüü</text:p>
          </table:table-cell>
          <table:table-cell office:value="-5.85357067053" office:value-type="float">
            <text:p>-5.85357067053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4076863828" office:value-type="float">
            <text:p>1.34076863828</text:p>
          </table:table-cell>
          <table:table-cell office:value="1.36925128259" office:value-type="float">
            <text:p>1.36925128259</text:p>
          </table:table-cell>
          <table:table-cell office:value="1.33647928646" office:value-type="float">
            <text:p>1.33647928646</text:p>
          </table:table-cell>
          <table:table-cell office:value="1.33905929074" office:value-type="float">
            <text:p>1.33905929074</text:p>
          </table:table-cell>
          <table:table-cell office:value="1.27742775354" office:value-type="float">
            <text:p>1.27742775354</text:p>
          </table:table-cell>
          <table:table-cell office:value="1.29897867381" office:value-type="float">
            <text:p>1.29897867381</text:p>
          </table:table-cell>
          <table:table-cell office:value="1.30191949534" office:value-type="float">
            <text:p>1.30191949534</text:p>
          </table:table-cell>
          <table:table-cell office:value="1.19446391788" office:value-type="float">
            <text:p>1.19446391788</text:p>
          </table:table-cell>
          <table:table-cell office:value="1.20204963789" office:value-type="float">
            <text:p>1.20204963789</text:p>
          </table:table-cell>
          <table:table-cell office:value="1.28935129044" office:value-type="float">
            <text:p>1.28935129044</text:p>
          </table:table-cell>
          <table:table-cell office:value="1.17041209319" office:value-type="float">
            <text:p>1.17041209319</text:p>
          </table:table-cell>
          <table:table-cell office:value="1.10479478305" office:value-type="float">
            <text:p>1.10479478305</text:p>
          </table:table-cell>
          <table:table-cell office:value="1.09703823486" office:value-type="float">
            <text:p>1.09703823486</text:p>
          </table:table-cell>
          <table:table-cell office:value="1.12431709434" office:value-type="float">
            <text:p>1.12431709434</text:p>
          </table:table-cell>
          <table:table-cell office:value-type="string">
            <text:p>üü</text:p>
          </table:table-cell>
          <table:table-cell office:value="-3.93835633738" office:value-type="float">
            <text:p>-3.9383563373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1803345547" office:value-type="float">
            <text:p>1.21803345547</text:p>
          </table:table-cell>
          <table:table-cell office:value="1.21763302181" office:value-type="float">
            <text:p>1.21763302181</text:p>
          </table:table-cell>
          <table:table-cell office:value="1.16985035198" office:value-type="float">
            <text:p>1.16985035198</text:p>
          </table:table-cell>
          <table:table-cell office:value="1.15401008556" office:value-type="float">
            <text:p>1.15401008556</text:p>
          </table:table-cell>
          <table:table-cell office:value="1.11314110365" office:value-type="float">
            <text:p>1.11314110365</text:p>
          </table:table-cell>
          <table:table-cell office:value="1.13069514896" office:value-type="float">
            <text:p>1.13069514896</text:p>
          </table:table-cell>
          <table:table-cell office:value="1.09616311308" office:value-type="float">
            <text:p>1.09616311308</text:p>
          </table:table-cell>
          <table:table-cell office:value="1.02312691215" office:value-type="float">
            <text:p>1.02312691215</text:p>
          </table:table-cell>
          <table:table-cell office:value="1.02500003427" office:value-type="float">
            <text:p>1.02500003427</text:p>
          </table:table-cell>
          <table:table-cell office:value="1.10058296377" office:value-type="float">
            <text:p>1.10058296377</text:p>
          </table:table-cell>
          <table:table-cell office:value="0.98425163879" office:value-type="float">
            <text:p>0.98425163879</text:p>
          </table:table-cell>
          <table:table-cell office:value="0.94458017349" office:value-type="float">
            <text:p>0.94458017349</text:p>
          </table:table-cell>
          <table:table-cell office:value="0.923557343238" office:value-type="float">
            <text:p>0.923557343238</text:p>
          </table:table-cell>
          <table:table-cell office:value="0.959263478052" office:value-type="float">
            <text:p>0.959263478052</text:p>
          </table:table-cell>
          <table:table-cell office:value-type="string">
            <text:p>üü</text:p>
          </table:table-cell>
          <table:table-cell office:value="-2.53879798144" office:value-type="float">
            <text:p>-2.5387979814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7781316232" office:value-type="float">
            <text:p>36.7781316232</text:p>
          </table:table-cell>
          <table:table-cell office:value="36.1473636202" office:value-type="float">
            <text:p>36.1473636202</text:p>
          </table:table-cell>
          <table:table-cell office:value="34.748489319" office:value-type="float">
            <text:p>34.748489319</text:p>
          </table:table-cell>
          <table:table-cell office:value="34.0082757454" office:value-type="float">
            <text:p>34.0082757454</text:p>
          </table:table-cell>
          <table:table-cell office:value="32.5520152596" office:value-type="float">
            <text:p>32.5520152596</text:p>
          </table:table-cell>
          <table:table-cell office:value="32.4843413103" office:value-type="float">
            <text:p>32.4843413103</text:p>
          </table:table-cell>
          <table:table-cell office:value="31.3156402207" office:value-type="float">
            <text:p>31.3156402207</text:p>
          </table:table-cell>
          <table:table-cell office:value="28.7969106364" office:value-type="float">
            <text:p>28.7969106364</text:p>
          </table:table-cell>
          <table:table-cell office:value="28.8669446354" office:value-type="float">
            <text:p>28.8669446354</text:p>
          </table:table-cell>
          <table:table-cell office:value="30.0123557891" office:value-type="float">
            <text:p>30.0123557891</text:p>
          </table:table-cell>
          <table:table-cell office:value="27.3730818156" office:value-type="float">
            <text:p>27.3730818156</text:p>
          </table:table-cell>
          <table:table-cell office:value="26.0510253207" office:value-type="float">
            <text:p>26.0510253207</text:p>
          </table:table-cell>
          <table:table-cell office:value="25.5232536037" office:value-type="float">
            <text:p>25.5232536037</text:p>
          </table:table-cell>
          <table:table-cell office:value="26.2604629774" office:value-type="float">
            <text:p>26.2604629774</text:p>
          </table:table-cell>
          <table:table-cell office:value-type="string">
            <text:p>üüü</text:p>
          </table:table-cell>
          <table:table-cell office:value="-4.06464586491" office:value-type="float">
            <text:p>-4.06464586491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64833746197" office:value-type="float">
            <text:p>0.364833746197</text:p>
          </table:table-cell>
          <table:table-cell office:value="0.377703469645" office:value-type="float">
            <text:p>0.377703469645</text:p>
          </table:table-cell>
          <table:table-cell office:value="0.367866558689" office:value-type="float">
            <text:p>0.367866558689</text:p>
          </table:table-cell>
          <table:table-cell office:value="0.361232725344" office:value-type="float">
            <text:p>0.361232725344</text:p>
          </table:table-cell>
          <table:table-cell office:value="0.345767149642" office:value-type="float">
            <text:p>0.345767149642</text:p>
          </table:table-cell>
          <table:table-cell office:value="0.348201344193" office:value-type="float">
            <text:p>0.348201344193</text:p>
          </table:table-cell>
          <table:table-cell office:value="0.347362637785" office:value-type="float">
            <text:p>0.347362637785</text:p>
          </table:table-cell>
          <table:table-cell office:value="0.322025480072" office:value-type="float">
            <text:p>0.322025480072</text:p>
          </table:table-cell>
          <table:table-cell office:value="0.319151974108" office:value-type="float">
            <text:p>0.319151974108</text:p>
          </table:table-cell>
          <table:table-cell office:value="0.337876089269" office:value-type="float">
            <text:p>0.337876089269</text:p>
          </table:table-cell>
          <table:table-cell office:value="0.30843519218" office:value-type="float">
            <text:p>0.30843519218</text:p>
          </table:table-cell>
          <table:table-cell office:value="0.291371383026" office:value-type="float">
            <text:p>0.291371383026</text:p>
          </table:table-cell>
          <table:table-cell office:value="0.288474462405" office:value-type="float">
            <text:p>0.288474462405</text:p>
          </table:table-cell>
          <table:table-cell office:value="0.295978848337" office:value-type="float">
            <text:p>0.295978848337</text:p>
          </table:table-cell>
          <table:table-cell office:value-type="string">
            <text:p>üü</text:p>
          </table:table-cell>
          <table:table-cell office:value="-4.03856114969" office:value-type="float">
            <text:p>-4.0385611496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53981299968" office:value-type="float">
            <text:p>0.453981299968</text:p>
          </table:table-cell>
          <table:table-cell office:value="0.442134657973" office:value-type="float">
            <text:p>0.442134657973</text:p>
          </table:table-cell>
          <table:table-cell office:value="0.431871374159" office:value-type="float">
            <text:p>0.431871374159</text:p>
          </table:table-cell>
          <table:table-cell office:value="0.4164715633" office:value-type="float">
            <text:p>0.4164715633</text:p>
          </table:table-cell>
          <table:table-cell office:value="0.399692671851" office:value-type="float">
            <text:p>0.399692671851</text:p>
          </table:table-cell>
          <table:table-cell office:value="0.405783995702" office:value-type="float">
            <text:p>0.405783995702</text:p>
          </table:table-cell>
          <table:table-cell office:value="0.390689511781" office:value-type="float">
            <text:p>0.390689511781</text:p>
          </table:table-cell>
          <table:table-cell office:value="0.360609979586" office:value-type="float">
            <text:p>0.360609979586</text:p>
          </table:table-cell>
          <table:table-cell office:value="0.365800260781" office:value-type="float">
            <text:p>0.365800260781</text:p>
          </table:table-cell>
          <table:table-cell office:value="0.387222405802" office:value-type="float">
            <text:p>0.387222405802</text:p>
          </table:table-cell>
          <table:table-cell office:value="0.346789530653" office:value-type="float">
            <text:p>0.346789530653</text:p>
          </table:table-cell>
          <table:table-cell office:value="0.33075330453" office:value-type="float">
            <text:p>0.33075330453</text:p>
          </table:table-cell>
          <table:table-cell office:value="0.326227431107" office:value-type="float">
            <text:p>0.326227431107</text:p>
          </table:table-cell>
          <table:table-cell office:value="0.338559396165" office:value-type="float">
            <text:p>0.338559396165</text:p>
          </table:table-cell>
          <table:table-cell office:value-type="string">
            <text:p>üü</text:p>
          </table:table-cell>
          <table:table-cell office:value="-2.37323614487" office:value-type="float">
            <text:p>-2.3732361448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3677282341" office:value-type="float">
            <text:p>0.23677282341</text:p>
          </table:table-cell>
          <table:table-cell office:value="0.232322296324" office:value-type="float">
            <text:p>0.232322296324</text:p>
          </table:table-cell>
          <table:table-cell office:value="0.223049546907" office:value-type="float">
            <text:p>0.223049546907</text:p>
          </table:table-cell>
          <table:table-cell office:value="0.22112621018" office:value-type="float">
            <text:p>0.22112621018</text:p>
          </table:table-cell>
          <table:table-cell office:value="0.212512090176" office:value-type="float">
            <text:p>0.212512090176</text:p>
          </table:table-cell>
          <table:table-cell office:value="0.218308934927" office:value-type="float">
            <text:p>0.218308934927</text:p>
          </table:table-cell>
          <table:table-cell office:value="0.212106053677" office:value-type="float">
            <text:p>0.212106053677</text:p>
          </table:table-cell>
          <table:table-cell office:value="0.196047077506" office:value-type="float">
            <text:p>0.196047077506</text:p>
          </table:table-cell>
          <table:table-cell office:value="0.198918319041" office:value-type="float">
            <text:p>0.198918319041</text:p>
          </table:table-cell>
          <table:table-cell office:value="0.213264360544" office:value-type="float">
            <text:p>0.213264360544</text:p>
          </table:table-cell>
          <table:table-cell office:value="0.190031100247" office:value-type="float">
            <text:p>0.190031100247</text:p>
          </table:table-cell>
          <table:table-cell office:value="0.180901712722" office:value-type="float">
            <text:p>0.180901712722</text:p>
          </table:table-cell>
          <table:table-cell office:value="0.178925298305" office:value-type="float">
            <text:p>0.178925298305</text:p>
          </table:table-cell>
          <table:table-cell office:value="0.185938003724" office:value-type="float">
            <text:p>0.185938003724</text:p>
          </table:table-cell>
          <table:table-cell office:value-type="string">
            <text:p>üü</text:p>
          </table:table-cell>
          <table:table-cell office:value="-2.15390876404" office:value-type="float">
            <text:p>-2.1539087640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7184152847" office:value-type="float">
            <text:p>0.187184152847</text:p>
          </table:table-cell>
          <table:table-cell office:value="0.186390333673" office:value-type="float">
            <text:p>0.186390333673</text:p>
          </table:table-cell>
          <table:table-cell office:value="0.179003060288" office:value-type="float">
            <text:p>0.179003060288</text:p>
          </table:table-cell>
          <table:table-cell office:value="0.174563654412" office:value-type="float">
            <text:p>0.174563654412</text:p>
          </table:table-cell>
          <table:table-cell office:value="0.166511068444" office:value-type="float">
            <text:p>0.166511068444</text:p>
          </table:table-cell>
          <table:table-cell office:value="0.165833024219" office:value-type="float">
            <text:p>0.165833024219</text:p>
          </table:table-cell>
          <table:table-cell office:value="0.159175642563" office:value-type="float">
            <text:p>0.159175642563</text:p>
          </table:table-cell>
          <table:table-cell office:value="0.147479584752" office:value-type="float">
            <text:p>0.147479584752</text:p>
          </table:table-cell>
          <table:table-cell office:value="0.14707777821" office:value-type="float">
            <text:p>0.14707777821</text:p>
          </table:table-cell>
          <table:table-cell office:value="0.151553467412" office:value-type="float">
            <text:p>0.151553467412</text:p>
          </table:table-cell>
          <table:table-cell office:value="0.139299466902" office:value-type="float">
            <text:p>0.139299466902</text:p>
          </table:table-cell>
          <table:table-cell office:value="0.132824827238" office:value-type="float">
            <text:p>0.132824827238</text:p>
          </table:table-cell>
          <table:table-cell office:value="0.128016631319" office:value-type="float">
            <text:p>0.128016631319</text:p>
          </table:table-cell>
          <table:table-cell office:value="0.133927354196" office:value-type="float">
            <text:p>0.133927354196</text:p>
          </table:table-cell>
          <table:table-cell office:value-type="string">
            <text:p>üüü</text:p>
          </table:table-cell>
          <table:table-cell office:value="-3.85652065006" office:value-type="float">
            <text:p>-3.85652065006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7388237882" office:value-type="float">
            <text:p>5.37388237882</text:p>
          </table:table-cell>
          <table:table-cell office:value="5.36993576746" office:value-type="float">
            <text:p>5.36993576746</text:p>
          </table:table-cell>
          <table:table-cell office:value="5.21425946857" office:value-type="float">
            <text:p>5.21425946857</text:p>
          </table:table-cell>
          <table:table-cell office:value="5.13816489423" office:value-type="float">
            <text:p>5.13816489423</text:p>
          </table:table-cell>
          <table:table-cell office:value="4.91459922495" office:value-type="float">
            <text:p>4.91459922495</text:p>
          </table:table-cell>
          <table:table-cell office:value="4.91882769748" office:value-type="float">
            <text:p>4.91882769748</text:p>
          </table:table-cell>
          <table:table-cell office:value="4.77926867506" office:value-type="float">
            <text:p>4.77926867506</text:p>
          </table:table-cell>
          <table:table-cell office:value="4.40726960534" office:value-type="float">
            <text:p>4.40726960534</text:p>
          </table:table-cell>
          <table:table-cell office:value="4.3910869452" office:value-type="float">
            <text:p>4.3910869452</text:p>
          </table:table-cell>
          <table:table-cell office:value="4.60395366079" office:value-type="float">
            <text:p>4.60395366079</text:p>
          </table:table-cell>
          <table:table-cell office:value="4.20716397588" office:value-type="float">
            <text:p>4.20716397588</text:p>
          </table:table-cell>
          <table:table-cell office:value="4.04273651775" office:value-type="float">
            <text:p>4.04273651775</text:p>
          </table:table-cell>
          <table:table-cell office:value="3.98471517412" office:value-type="float">
            <text:p>3.98471517412</text:p>
          </table:table-cell>
          <table:table-cell office:value="4.10441984669" office:value-type="float">
            <text:p>4.10441984669</text:p>
          </table:table-cell>
          <table:table-cell office:value-type="string">
            <text:p>üüü</text:p>
          </table:table-cell>
          <table:table-cell office:value="-2.44212323958" office:value-type="float">
            <text:p>-2.44212323958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37724751142" office:value-type="float">
            <text:p>0.437724751142</text:p>
          </table:table-cell>
          <table:table-cell office:value="0.42453617219" office:value-type="float">
            <text:p>0.42453617219</text:p>
          </table:table-cell>
          <table:table-cell office:value="0.406981576338" office:value-type="float">
            <text:p>0.406981576338</text:p>
          </table:table-cell>
          <table:table-cell office:value="0.398526551374" office:value-type="float">
            <text:p>0.398526551374</text:p>
          </table:table-cell>
          <table:table-cell office:value="0.38057551456" office:value-type="float">
            <text:p>0.38057551456</text:p>
          </table:table-cell>
          <table:table-cell office:value="0.385339549643" office:value-type="float">
            <text:p>0.385339549643</text:p>
          </table:table-cell>
          <table:table-cell office:value="0.366834393027" office:value-type="float">
            <text:p>0.366834393027</text:p>
          </table:table-cell>
          <table:table-cell office:value="0.337128954148" office:value-type="float">
            <text:p>0.337128954148</text:p>
          </table:table-cell>
          <table:table-cell office:value="0.340260527343" office:value-type="float">
            <text:p>0.340260527343</text:p>
          </table:table-cell>
          <table:table-cell office:value="0.356172015648" office:value-type="float">
            <text:p>0.356172015648</text:p>
          </table:table-cell>
          <table:table-cell office:value="0.320176734414" office:value-type="float">
            <text:p>0.320176734414</text:p>
          </table:table-cell>
          <table:table-cell office:value="0.305333191162" office:value-type="float">
            <text:p>0.305333191162</text:p>
          </table:table-cell>
          <table:table-cell office:value="0.298835757556" office:value-type="float">
            <text:p>0.298835757556</text:p>
          </table:table-cell>
          <table:table-cell office:value="0.310656901503" office:value-type="float">
            <text:p>0.310656901503</text:p>
          </table:table-cell>
          <table:table-cell office:value-type="string">
            <text:p>üü</text:p>
          </table:table-cell>
          <table:table-cell office:value="-2.97330564278" office:value-type="float">
            <text:p>-2.97330564278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93226093387" office:value-type="float">
            <text:p>0.693226093387</text:p>
          </table:table-cell>
          <table:table-cell office:value="0.698077676858" office:value-type="float">
            <text:p>0.698077676858</text:p>
          </table:table-cell>
          <table:table-cell office:value="0.670300107248" office:value-type="float">
            <text:p>0.670300107248</text:p>
          </table:table-cell>
          <table:table-cell office:value="0.654313001957" office:value-type="float">
            <text:p>0.654313001957</text:p>
          </table:table-cell>
          <table:table-cell office:value="0.630036820462" office:value-type="float">
            <text:p>0.630036820462</text:p>
          </table:table-cell>
          <table:table-cell office:value="0.634701837731" office:value-type="float">
            <text:p>0.634701837731</text:p>
          </table:table-cell>
          <table:table-cell office:value="0.608332600239" office:value-type="float">
            <text:p>0.608332600239</text:p>
          </table:table-cell>
          <table:table-cell office:value="0.571137734182" office:value-type="float">
            <text:p>0.571137734182</text:p>
          </table:table-cell>
          <table:table-cell office:value="0.576646201988" office:value-type="float">
            <text:p>0.576646201988</text:p>
          </table:table-cell>
          <table:table-cell office:value="0.603951187128" office:value-type="float">
            <text:p>0.603951187128</text:p>
          </table:table-cell>
          <table:table-cell office:value="0.550000277564" office:value-type="float">
            <text:p>0.550000277564</text:p>
          </table:table-cell>
          <table:table-cell office:value="0.530607250333" office:value-type="float">
            <text:p>0.530607250333</text:p>
          </table:table-cell>
          <table:table-cell office:value="0.509203261172" office:value-type="float">
            <text:p>0.509203261172</text:p>
          </table:table-cell>
          <table:table-cell office:value="0.538590060488" office:value-type="float">
            <text:p>0.538590060488</text:p>
          </table:table-cell>
          <table:table-cell office:value-type="string">
            <text:p>üü</text:p>
          </table:table-cell>
          <table:table-cell office:value="-2.07458387597" office:value-type="float">
            <text:p>-2.0745838759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1.1699579141" office:value-type="float">
            <text:p>51.1699579141</text:p>
          </table:table-cell>
          <table:table-cell office:value="49.9267713656" office:value-type="float">
            <text:p>49.9267713656</text:p>
          </table:table-cell>
          <table:table-cell office:value="48.0266755231" office:value-type="float">
            <text:p>48.0266755231</text:p>
          </table:table-cell>
          <table:table-cell office:value="47.1558500565" office:value-type="float">
            <text:p>47.1558500565</text:p>
          </table:table-cell>
          <table:table-cell office:value="45.0974360933" office:value-type="float">
            <text:p>45.0974360933</text:p>
          </table:table-cell>
          <table:table-cell office:value="45.8086629931" office:value-type="float">
            <text:p>45.8086629931</text:p>
          </table:table-cell>
          <table:table-cell office:value="43.9763326029" office:value-type="float">
            <text:p>43.9763326029</text:p>
          </table:table-cell>
          <table:table-cell office:value="40.2180649087" office:value-type="float">
            <text:p>40.2180649087</text:p>
          </table:table-cell>
          <table:table-cell office:value="40.4408888189" office:value-type="float">
            <text:p>40.4408888189</text:p>
          </table:table-cell>
          <table:table-cell office:value="42.7246015112" office:value-type="float">
            <text:p>42.7246015112</text:p>
          </table:table-cell>
          <table:table-cell office:value="38.1717557211" office:value-type="float">
            <text:p>38.1717557211</text:p>
          </table:table-cell>
          <table:table-cell office:value="36.0757998616" office:value-type="float">
            <text:p>36.0757998616</text:p>
          </table:table-cell>
          <table:table-cell office:value="35.3878335965" office:value-type="float">
            <text:p>35.3878335965</text:p>
          </table:table-cell>
          <table:table-cell office:value="36.7874189707" office:value-type="float">
            <text:p>36.7874189707</text:p>
          </table:table-cell>
          <table:table-cell office:value-type="string">
            <text:p>üü</text:p>
          </table:table-cell>
          <table:table-cell office:value="-3.62659962639" office:value-type="float">
            <text:p>-3.62659962639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1.310757771" office:value-type="float">
            <text:p>11.310757771</text:p>
          </table:table-cell>
          <table:table-cell office:value="10.0078071239" office:value-type="float">
            <text:p>10.0078071239</text:p>
          </table:table-cell>
          <table:table-cell office:value="9.66186676547" office:value-type="float">
            <text:p>9.66186676547</text:p>
          </table:table-cell>
          <table:table-cell office:value="9.45392535915" office:value-type="float">
            <text:p>9.45392535915</text:p>
          </table:table-cell>
          <table:table-cell office:value="9.27406927992" office:value-type="float">
            <text:p>9.27406927992</text:p>
          </table:table-cell>
          <table:table-cell office:value="9.70662706233" office:value-type="float">
            <text:p>9.70662706233</text:p>
          </table:table-cell>
          <table:table-cell office:value="9.17294583121" office:value-type="float">
            <text:p>9.17294583121</text:p>
          </table:table-cell>
          <table:table-cell office:value="8.52477597507" office:value-type="float">
            <text:p>8.52477597507</text:p>
          </table:table-cell>
          <table:table-cell office:value="8.66947191607" office:value-type="float">
            <text:p>8.66947191607</text:p>
          </table:table-cell>
          <table:table-cell office:value="9.22625153421" office:value-type="float">
            <text:p>9.22625153421</text:p>
          </table:table-cell>
          <table:table-cell office:value="8.16322265184" office:value-type="float">
            <text:p>8.16322265184</text:p>
          </table:table-cell>
          <table:table-cell office:value="7.79747398386" office:value-type="float">
            <text:p>7.79747398386</text:p>
          </table:table-cell>
          <table:table-cell office:value="7.73221861947" office:value-type="float">
            <text:p>7.73221861947</text:p>
          </table:table-cell>
          <table:table-cell office:value="8.02580327885" office:value-type="float">
            <text:p>8.02580327885</text:p>
          </table:table-cell>
          <table:table-cell office:value-type="string">
            <text:p>üü</text:p>
          </table:table-cell>
          <table:table-cell office:value="-1.68339611505" office:value-type="float">
            <text:p>-1.68339611505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55.4484152349" office:value-type="float">
            <text:p>55.4484152349</text:p>
          </table:table-cell>
          <table:table-cell office:value="56.7750455222" office:value-type="float">
            <text:p>56.7750455222</text:p>
          </table:table-cell>
          <table:table-cell office:value="54.6696420502" office:value-type="float">
            <text:p>54.6696420502</text:p>
          </table:table-cell>
          <table:table-cell office:value="52.9041335365" office:value-type="float">
            <text:p>52.9041335365</text:p>
          </table:table-cell>
          <table:table-cell office:value="50.5239159742" office:value-type="float">
            <text:p>50.5239159742</text:p>
          </table:table-cell>
          <table:table-cell office:value="51.1516307482" office:value-type="float">
            <text:p>51.1516307482</text:p>
          </table:table-cell>
          <table:table-cell office:value="47.7642135399" office:value-type="float">
            <text:p>47.7642135399</text:p>
          </table:table-cell>
          <table:table-cell office:value="46.1500399771" office:value-type="float">
            <text:p>46.1500399771</text:p>
          </table:table-cell>
          <table:table-cell office:value="46.0243725064" office:value-type="float">
            <text:p>46.0243725064</text:p>
          </table:table-cell>
          <table:table-cell office:value="47.1491075438" office:value-type="float">
            <text:p>47.1491075438</text:p>
          </table:table-cell>
          <table:table-cell office:value="44.3070924102" office:value-type="float">
            <text:p>44.3070924102</text:p>
          </table:table-cell>
          <table:table-cell office:value="40.4558842172" office:value-type="float">
            <text:p>40.4558842172</text:p>
          </table:table-cell>
          <table:table-cell office:value="39.7942623582" office:value-type="float">
            <text:p>39.7942623582</text:p>
          </table:table-cell>
          <table:table-cell office:value="40.7104770112" office:value-type="float">
            <text:p>40.7104770112</text:p>
          </table:table-cell>
          <table:table-cell office:value-type="string">
            <text:p>üü</text:p>
          </table:table-cell>
          <table:table-cell office:value="-8.11747104895" office:value-type="float">
            <text:p>-8.1174710489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67.285316316" office:value-type="float">
            <text:p>467.285316316</text:p>
          </table:table-cell>
          <table:table-cell office:value="410.532461601" office:value-type="float">
            <text:p>410.532461601</text:p>
          </table:table-cell>
          <table:table-cell office:value="389.296988115" office:value-type="float">
            <text:p>389.296988115</text:p>
          </table:table-cell>
          <table:table-cell office:value="389.202103509" office:value-type="float">
            <text:p>389.202103509</text:p>
          </table:table-cell>
          <table:table-cell office:value="378.210753425" office:value-type="float">
            <text:p>378.210753425</text:p>
          </table:table-cell>
          <table:table-cell office:value="401.952191823" office:value-type="float">
            <text:p>401.952191823</text:p>
          </table:table-cell>
          <table:table-cell office:value="381.769780239" office:value-type="float">
            <text:p>381.769780239</text:p>
          </table:table-cell>
          <table:table-cell office:value="347.91225682" office:value-type="float">
            <text:p>347.91225682</text:p>
          </table:table-cell>
          <table:table-cell office:value="362.059493671" office:value-type="float">
            <text:p>362.059493671</text:p>
          </table:table-cell>
          <table:table-cell office:value="398.666770472" office:value-type="float">
            <text:p>398.666770472</text:p>
          </table:table-cell>
          <table:table-cell office:value="331.651255097" office:value-type="float">
            <text:p>331.651255097</text:p>
          </table:table-cell>
          <table:table-cell office:value="315.878268177" office:value-type="float">
            <text:p>315.878268177</text:p>
          </table:table-cell>
          <table:table-cell office:value="311.16722288" office:value-type="float">
            <text:p>311.16722288</text:p>
          </table:table-cell>
          <table:table-cell office:value="325.95859143" office:value-type="float">
            <text:p>325.95859143</text:p>
          </table:table-cell>
          <table:table-cell office:value-type="string">
            <text:p>üü</text:p>
          </table:table-cell>
          <table:table-cell office:value="-1.71646076378" office:value-type="float">
            <text:p>-1.71646076378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3.329211321" office:value-type="float">
            <text:p>133.329211321</text:p>
          </table:table-cell>
          <table:table-cell office:value="125.197040265" office:value-type="float">
            <text:p>125.197040265</text:p>
          </table:table-cell>
          <table:table-cell office:value="119.552394395" office:value-type="float">
            <text:p>119.552394395</text:p>
          </table:table-cell>
          <table:table-cell office:value="117.7710739" office:value-type="float">
            <text:p>117.7710739</text:p>
          </table:table-cell>
          <table:table-cell office:value="113.558972292" office:value-type="float">
            <text:p>113.558972292</text:p>
          </table:table-cell>
          <table:table-cell office:value="118.143591205" office:value-type="float">
            <text:p>118.143591205</text:p>
          </table:table-cell>
          <table:table-cell office:value="111.392436815" office:value-type="float">
            <text:p>111.392436815</text:p>
          </table:table-cell>
          <table:table-cell office:value="104.135350864" office:value-type="float">
            <text:p>104.135350864</text:p>
          </table:table-cell>
          <table:table-cell office:value="106.367553849" office:value-type="float">
            <text:p>106.367553849</text:p>
          </table:table-cell>
          <table:table-cell office:value="113.593502519" office:value-type="float">
            <text:p>113.593502519</text:p>
          </table:table-cell>
          <table:table-cell office:value="99.5822338373" office:value-type="float">
            <text:p>99.5822338373</text:p>
          </table:table-cell>
          <table:table-cell office:value="93.1021993583" office:value-type="float">
            <text:p>93.1021993583</text:p>
          </table:table-cell>
          <table:table-cell office:value="91.6554044662" office:value-type="float">
            <text:p>91.6554044662</text:p>
          </table:table-cell>
          <table:table-cell office:value="95.0368451951" office:value-type="float">
            <text:p>95.0368451951</text:p>
          </table:table-cell>
          <table:table-cell office:value-type="string">
            <text:p>üü</text:p>
          </table:table-cell>
          <table:table-cell office:value="-4.56445740069" office:value-type="float">
            <text:p>-4.56445740069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5522408631" office:value-type="float">
            <text:p>0.375522408631</text:p>
          </table:table-cell>
          <table:table-cell office:value="0.381220765426" office:value-type="float">
            <text:p>0.381220765426</text:p>
          </table:table-cell>
          <table:table-cell office:value="0.372275831045" office:value-type="float">
            <text:p>0.372275831045</text:p>
          </table:table-cell>
          <table:table-cell office:value="0.367151891332" office:value-type="float">
            <text:p>0.367151891332</text:p>
          </table:table-cell>
          <table:table-cell office:value="0.35514867764" office:value-type="float">
            <text:p>0.35514867764</text:p>
          </table:table-cell>
          <table:table-cell office:value="0.355612530255" office:value-type="float">
            <text:p>0.355612530255</text:p>
          </table:table-cell>
          <table:table-cell office:value="0.352355524002" office:value-type="float">
            <text:p>0.352355524002</text:p>
          </table:table-cell>
          <table:table-cell office:value="0.3292505677" office:value-type="float">
            <text:p>0.3292505677</text:p>
          </table:table-cell>
          <table:table-cell office:value="0.33241117363" office:value-type="float">
            <text:p>0.33241117363</text:p>
          </table:table-cell>
          <table:table-cell office:value="0.345653139394" office:value-type="float">
            <text:p>0.345653139394</text:p>
          </table:table-cell>
          <table:table-cell office:value="0.314036865594" office:value-type="float">
            <text:p>0.314036865594</text:p>
          </table:table-cell>
          <table:table-cell office:value="0.315191703612" office:value-type="float">
            <text:p>0.315191703612</text:p>
          </table:table-cell>
          <table:table-cell office:value="0.309810236573" office:value-type="float">
            <text:p>0.309810236573</text:p>
          </table:table-cell>
          <table:table-cell office:value="0.319948272127" office:value-type="float">
            <text:p>0.319948272127</text:p>
          </table:table-cell>
          <table:table-cell office:value-type="string">
            <text:p>üü</text:p>
          </table:table-cell>
          <table:table-cell office:value="1.88239254071" office:value-type="float">
            <text:p>1.88239254071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946017563" office:value-type="float">
            <text:p>1.946017563</text:p>
          </table:table-cell>
          <table:table-cell office:value="1.95530625089" office:value-type="float">
            <text:p>1.95530625089</text:p>
          </table:table-cell>
          <table:table-cell office:value="1.8856860067" office:value-type="float">
            <text:p>1.8856860067</text:p>
          </table:table-cell>
          <table:table-cell office:value="1.84830860975" office:value-type="float">
            <text:p>1.84830860975</text:p>
          </table:table-cell>
          <table:table-cell office:value="1.7813394819" office:value-type="float">
            <text:p>1.7813394819</text:p>
          </table:table-cell>
          <table:table-cell office:value="1.7900190743" office:value-type="float">
            <text:p>1.7900190743</text:p>
          </table:table-cell>
          <table:table-cell office:value="1.75818265692" office:value-type="float">
            <text:p>1.75818265692</text:p>
          </table:table-cell>
          <table:table-cell office:value="1.63742830261" office:value-type="float">
            <text:p>1.63742830261</text:p>
          </table:table-cell>
          <table:table-cell office:value="1.62853101953" office:value-type="float">
            <text:p>1.62853101953</text:p>
          </table:table-cell>
          <table:table-cell office:value="1.72224147022" office:value-type="float">
            <text:p>1.72224147022</text:p>
          </table:table-cell>
          <table:table-cell office:value="1.54532500724" office:value-type="float">
            <text:p>1.54532500724</text:p>
          </table:table-cell>
          <table:table-cell office:value="1.4789336697" office:value-type="float">
            <text:p>1.4789336697</text:p>
          </table:table-cell>
          <table:table-cell office:value="1.47556428387" office:value-type="float">
            <text:p>1.47556428387</text:p>
          </table:table-cell>
          <table:table-cell office:value="1.51002053827" office:value-type="float">
            <text:p>1.51002053827</text:p>
          </table:table-cell>
          <table:table-cell office:value-type="string">
            <text:p>üü</text:p>
          </table:table-cell>
          <table:table-cell office:value="-2.28459830821" office:value-type="float">
            <text:p>-2.2845983082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5663317738" office:value-type="float">
            <text:p>42.5663317738</text:p>
          </table:table-cell>
          <table:table-cell office:value="42.6591736414" office:value-type="float">
            <text:p>42.6591736414</text:p>
          </table:table-cell>
          <table:table-cell office:value="42.485658425" office:value-type="float">
            <text:p>42.485658425</text:p>
          </table:table-cell>
          <table:table-cell office:value="42.5536471994" office:value-type="float">
            <text:p>42.5536471994</text:p>
          </table:table-cell>
          <table:table-cell office:value="42.7620532188" office:value-type="float">
            <text:p>42.7620532188</text:p>
          </table:table-cell>
          <table:table-cell office:value="43.0087392754" office:value-type="float">
            <text:p>43.0087392754</text:p>
          </table:table-cell>
          <table:table-cell office:value="43.0991824777" office:value-type="float">
            <text:p>43.0991824777</text:p>
          </table:table-cell>
          <table:table-cell office:value="43.2641453682" office:value-type="float">
            <text:p>43.2641453682</text:p>
          </table:table-cell>
          <table:table-cell office:value="43.3735892528" office:value-type="float">
            <text:p>43.3735892528</text:p>
          </table:table-cell>
          <table:table-cell office:value="43.8228376495" office:value-type="float">
            <text:p>43.8228376495</text:p>
          </table:table-cell>
          <table:table-cell office:value="43.2911460507" office:value-type="float">
            <text:p>43.2911460507</text:p>
          </table:table-cell>
          <table:table-cell office:value="43.1216763893" office:value-type="float">
            <text:p>43.1216763893</text:p>
          </table:table-cell>
          <table:table-cell office:value="42.8380400573" office:value-type="float">
            <text:p>42.8380400573</text:p>
          </table:table-cell>
          <table:table-cell office:value="43.5142413953" office:value-type="float">
            <text:p>43.514241395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6000607195" office:value-type="float">
            <text:p>13.6000607195</text:p>
          </table:table-cell>
          <table:table-cell office:value="13.5813858606" office:value-type="float">
            <text:p>13.5813858606</text:p>
          </table:table-cell>
          <table:table-cell office:value="13.4595058046" office:value-type="float">
            <text:p>13.4595058046</text:p>
          </table:table-cell>
          <table:table-cell office:value="13.364175098" office:value-type="float">
            <text:p>13.364175098</text:p>
          </table:table-cell>
          <table:table-cell office:value="13.4525450437" office:value-type="float">
            <text:p>13.4525450437</text:p>
          </table:table-cell>
          <table:table-cell office:value="13.4007701599" office:value-type="float">
            <text:p>13.4007701599</text:p>
          </table:table-cell>
          <table:table-cell office:value="13.250098743" office:value-type="float">
            <text:p>13.250098743</text:p>
          </table:table-cell>
          <table:table-cell office:value="13.4653226442" office:value-type="float">
            <text:p>13.4653226442</text:p>
          </table:table-cell>
          <table:table-cell office:value="13.4373778786" office:value-type="float">
            <text:p>13.4373778786</text:p>
          </table:table-cell>
          <table:table-cell office:value="13.3951030245" office:value-type="float">
            <text:p>13.3951030245</text:p>
          </table:table-cell>
          <table:table-cell office:value="13.2905337867" office:value-type="float">
            <text:p>13.2905337867</text:p>
          </table:table-cell>
          <table:table-cell office:value="13.1720303626" office:value-type="float">
            <text:p>13.1720303626</text:p>
          </table:table-cell>
          <table:table-cell office:value="12.9654536682" office:value-type="float">
            <text:p>12.9654536682</text:p>
          </table:table-cell>
          <table:table-cell office:value="13.0820088146" office:value-type="float">
            <text:p>13.082008814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4048710313" office:value-type="float">
            <text:p>17.4048710313</text:p>
          </table:table-cell>
          <table:table-cell office:value="17.4367058838" office:value-type="float">
            <text:p>17.4367058838</text:p>
          </table:table-cell>
          <table:table-cell office:value="17.3745321105" office:value-type="float">
            <text:p>17.3745321105</text:p>
          </table:table-cell>
          <table:table-cell office:value="17.4726521781" office:value-type="float">
            <text:p>17.4726521781</text:p>
          </table:table-cell>
          <table:table-cell office:value="17.5304942711" office:value-type="float">
            <text:p>17.5304942711</text:p>
          </table:table-cell>
          <table:table-cell office:value="17.7279168536" office:value-type="float">
            <text:p>17.7279168536</text:p>
          </table:table-cell>
          <table:table-cell office:value="17.8028772174" office:value-type="float">
            <text:p>17.8028772174</text:p>
          </table:table-cell>
          <table:table-cell office:value="17.8266681257" office:value-type="float">
            <text:p>17.8266681257</text:p>
          </table:table-cell>
          <table:table-cell office:value="17.9092961636" office:value-type="float">
            <text:p>17.9092961636</text:p>
          </table:table-cell>
          <table:table-cell office:value="18.2554185607" office:value-type="float">
            <text:p>18.2554185607</text:p>
          </table:table-cell>
          <table:table-cell office:value="17.96759936" office:value-type="float">
            <text:p>17.96759936</text:p>
          </table:table-cell>
          <table:table-cell office:value="17.8873681717" office:value-type="float">
            <text:p>17.8873681717</text:p>
          </table:table-cell>
          <table:table-cell office:value="17.8156628608" office:value-type="float">
            <text:p>17.8156628608</text:p>
          </table:table-cell>
          <table:table-cell office:value="18.2230071278" office:value-type="float">
            <text:p>18.2230071278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62086236627" office:value-type="float">
            <text:p>8.62086236627</text:p>
          </table:table-cell>
          <table:table-cell office:value="8.69437732323" office:value-type="float">
            <text:p>8.69437732323</text:p>
          </table:table-cell>
          <table:table-cell office:value="8.70427489718" office:value-type="float">
            <text:p>8.70427489718</text:p>
          </table:table-cell>
          <table:table-cell office:value="8.75607349046" office:value-type="float">
            <text:p>8.75607349046</text:p>
          </table:table-cell>
          <table:table-cell office:value="8.79602597594" office:value-type="float">
            <text:p>8.79602597594</text:p>
          </table:table-cell>
          <table:table-cell office:value="8.8831014734" office:value-type="float">
            <text:p>8.8831014734</text:p>
          </table:table-cell>
          <table:table-cell office:value="9.03074435627" office:value-type="float">
            <text:p>9.03074435627</text:p>
          </table:table-cell>
          <table:table-cell office:value="8.95200932012" office:value-type="float">
            <text:p>8.95200932012</text:p>
          </table:table-cell>
          <table:table-cell office:value="8.9918260356" office:value-type="float">
            <text:p>8.9918260356</text:p>
          </table:table-cell>
          <table:table-cell office:value="9.12528499753" office:value-type="float">
            <text:p>9.12528499753</text:p>
          </table:table-cell>
          <table:table-cell office:value="9.00607279083" office:value-type="float">
            <text:p>9.00607279083</text:p>
          </table:table-cell>
          <table:table-cell office:value="9.02029489675" office:value-type="float">
            <text:p>9.02029489675</text:p>
          </table:table-cell>
          <table:table-cell office:value="9.03869213514" office:value-type="float">
            <text:p>9.03869213514</text:p>
          </table:table-cell>
          <table:table-cell office:value="9.15298394307" office:value-type="float">
            <text:p>9.15298394307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5260397868" office:value-type="float">
            <text:p>42.5260397868</text:p>
          </table:table-cell>
          <table:table-cell office:value="42.3797781469" office:value-type="float">
            <text:p>42.3797781469</text:p>
          </table:table-cell>
          <table:table-cell office:value="42.4887244794" office:value-type="float">
            <text:p>42.4887244794</text:p>
          </table:table-cell>
          <table:table-cell office:value="42.2247873903" office:value-type="float">
            <text:p>42.2247873903</text:p>
          </table:table-cell>
          <table:table-cell office:value="41.9346141655" office:value-type="float">
            <text:p>41.9346141655</text:p>
          </table:table-cell>
          <table:table-cell office:value="41.5237573288" office:value-type="float">
            <text:p>41.5237573288</text:p>
          </table:table-cell>
          <table:table-cell office:value="41.3765028229" office:value-type="float">
            <text:p>41.3765028229</text:p>
          </table:table-cell>
          <table:table-cell office:value="41.2014189447" office:value-type="float">
            <text:p>41.2014189447</text:p>
          </table:table-cell>
          <table:table-cell office:value="41.0837788575" office:value-type="float">
            <text:p>41.0837788575</text:p>
          </table:table-cell>
          <table:table-cell office:value="40.2727532542" office:value-type="float">
            <text:p>40.2727532542</text:p>
          </table:table-cell>
          <table:table-cell office:value="40.8999551879" office:value-type="float">
            <text:p>40.8999551879</text:p>
          </table:table-cell>
          <table:table-cell office:value="40.8517232004" office:value-type="float">
            <text:p>40.8517232004</text:p>
          </table:table-cell>
          <table:table-cell office:value="41.2018177254" office:value-type="float">
            <text:p>41.2018177254</text:p>
          </table:table-cell>
          <table:table-cell office:value="40.3062543443" office:value-type="float">
            <text:p>40.3062543443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2121523417" office:value-type="float">
            <text:p>14.2121523417</text:p>
          </table:table-cell>
          <table:table-cell office:value="14.148482174" office:value-type="float">
            <text:p>14.148482174</text:p>
          </table:table-cell>
          <table:table-cell office:value="14.3088193283" office:value-type="float">
            <text:p>14.3088193283</text:p>
          </table:table-cell>
          <table:table-cell office:value="13.5164958322" office:value-type="float">
            <text:p>13.5164958322</text:p>
          </table:table-cell>
          <table:table-cell office:value="13.2371645177" office:value-type="float">
            <text:p>13.2371645177</text:p>
          </table:table-cell>
          <table:table-cell office:value="12.351742758" office:value-type="float">
            <text:p>12.351742758</text:p>
          </table:table-cell>
          <table:table-cell office:value="11.7758820283" office:value-type="float">
            <text:p>11.7758820283</text:p>
          </table:table-cell>
          <table:table-cell office:value="12.0536395777" office:value-type="float">
            <text:p>12.0536395777</text:p>
          </table:table-cell>
          <table:table-cell office:value="11.8146068311" office:value-type="float">
            <text:p>11.8146068311</text:p>
          </table:table-cell>
          <table:table-cell office:value="10.5142382963" office:value-type="float">
            <text:p>10.5142382963</text:p>
          </table:table-cell>
          <table:table-cell office:value="11.0206786716" office:value-type="float">
            <text:p>11.0206786716</text:p>
          </table:table-cell>
          <table:table-cell office:value="11.007262293" office:value-type="float">
            <text:p>11.007262293</text:p>
          </table:table-cell>
          <table:table-cell office:value="10.8548029" office:value-type="float">
            <text:p>10.8548029</text:p>
          </table:table-cell>
          <table:table-cell office:value="10.2523604143" office:value-type="float">
            <text:p>10.252360414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9681693245" office:value-type="float">
            <text:p>14.9681693245</text:p>
          </table:table-cell>
          <table:table-cell office:value="15.0185610956" office:value-type="float">
            <text:p>15.0185610956</text:p>
          </table:table-cell>
          <table:table-cell office:value="15.0823957538" office:value-type="float">
            <text:p>15.0823957538</text:p>
          </table:table-cell>
          <table:table-cell office:value="15.2751350231" office:value-type="float">
            <text:p>15.2751350231</text:p>
          </table:table-cell>
          <table:table-cell office:value="15.3561977168" office:value-type="float">
            <text:p>15.3561977168</text:p>
          </table:table-cell>
          <table:table-cell office:value="15.5168599162" office:value-type="float">
            <text:p>15.5168599162</text:p>
          </table:table-cell>
          <table:table-cell office:value="15.570276406" office:value-type="float">
            <text:p>15.570276406</text:p>
          </table:table-cell>
          <table:table-cell office:value="15.5791268514" office:value-type="float">
            <text:p>15.5791268514</text:p>
          </table:table-cell>
          <table:table-cell office:value="15.5836926133" office:value-type="float">
            <text:p>15.5836926133</text:p>
          </table:table-cell>
          <table:table-cell office:value="15.9375874709" office:value-type="float">
            <text:p>15.9375874709</text:p>
          </table:table-cell>
          <table:table-cell office:value="15.8471538459" office:value-type="float">
            <text:p>15.8471538459</text:p>
          </table:table-cell>
          <table:table-cell office:value="16.0649547527" office:value-type="float">
            <text:p>16.0649547527</text:p>
          </table:table-cell>
          <table:table-cell office:value="15.9927038597" office:value-type="float">
            <text:p>15.9927038597</text:p>
          </table:table-cell>
          <table:table-cell office:value="16.2156447846" office:value-type="float">
            <text:p>16.2156447846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7714101051" office:value-type="float">
            <text:p>14.7714101051</text:p>
          </table:table-cell>
          <table:table-cell office:value="14.7533625615" office:value-type="float">
            <text:p>14.7533625615</text:p>
          </table:table-cell>
          <table:table-cell office:value="17.6408065625" office:value-type="float">
            <text:p>17.6408065625</text:p>
          </table:table-cell>
          <table:table-cell office:value="13.831704459" office:value-type="float">
            <text:p>13.831704459</text:p>
          </table:table-cell>
          <table:table-cell office:value="13.2158060691" office:value-type="float">
            <text:p>13.2158060691</text:p>
          </table:table-cell>
          <table:table-cell office:value="13.1597183328" office:value-type="float">
            <text:p>13.1597183328</text:p>
          </table:table-cell>
          <table:table-cell office:value="12.772240849" office:value-type="float">
            <text:p>12.772240849</text:p>
          </table:table-cell>
          <table:table-cell office:value="11.796350582" office:value-type="float">
            <text:p>11.796350582</text:p>
          </table:table-cell>
          <table:table-cell office:value="11.8649030235" office:value-type="float">
            <text:p>11.8649030235</text:p>
          </table:table-cell>
          <table:table-cell office:value="12.2868774732" office:value-type="float">
            <text:p>12.2868774732</text:p>
          </table:table-cell>
          <table:table-cell office:value="10.8451051687" office:value-type="float">
            <text:p>10.8451051687</text:p>
          </table:table-cell>
          <table:table-cell office:value="9.22297729299" office:value-type="float">
            <text:p>9.22297729299</text:p>
          </table:table-cell>
          <table:table-cell office:value="11.701357833" office:value-type="float">
            <text:p>11.701357833</text:p>
          </table:table-cell>
          <table:table-cell office:value="11.3711948962" office:value-type="float">
            <text:p>11.3711948962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3529794679" office:value-type="float">
            <text:p>13.3529794679</text:p>
          </table:table-cell>
          <table:table-cell office:value="13.3652346733" office:value-type="float">
            <text:p>13.3652346733</text:p>
          </table:table-cell>
          <table:table-cell office:value="16.2960185458" office:value-type="float">
            <text:p>16.2960185458</text:p>
          </table:table-cell>
          <table:table-cell office:value="12.5683090338" office:value-type="float">
            <text:p>12.5683090338</text:p>
          </table:table-cell>
          <table:table-cell office:value="12.0434069304" office:value-type="float">
            <text:p>12.0434069304</text:p>
          </table:table-cell>
          <table:table-cell office:value="12.0486176214" office:value-type="float">
            <text:p>12.0486176214</text:p>
          </table:table-cell>
          <table:table-cell office:value="11.7584153002" office:value-type="float">
            <text:p>11.7584153002</text:p>
          </table:table-cell>
          <table:table-cell office:value="10.9140594185" office:value-type="float">
            <text:p>10.9140594185</text:p>
          </table:table-cell>
          <table:table-cell office:value="10.9505832447" office:value-type="float">
            <text:p>10.9505832447</text:p>
          </table:table-cell>
          <table:table-cell office:value="11.4266734307" office:value-type="float">
            <text:p>11.4266734307</text:p>
          </table:table-cell>
          <table:table-cell office:value="9.87885708578" office:value-type="float">
            <text:p>9.87885708578</text:p>
          </table:table-cell>
          <table:table-cell office:value="8.50623437141" office:value-type="float">
            <text:p>8.50623437141</text:p>
          </table:table-cell>
          <table:table-cell office:value="10.5921730335" office:value-type="float">
            <text:p>10.5921730335</text:p>
          </table:table-cell>
          <table:table-cell office:value="10.5403303035" office:value-type="float">
            <text:p>10.540330303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0010171391" office:value-type="float">
            <text:p>23.0010171391</text:p>
          </table:table-cell>
          <table:table-cell office:value="23.0340838054" office:value-type="float">
            <text:p>23.0340838054</text:p>
          </table:table-cell>
          <table:table-cell office:value="29.017723874" office:value-type="float">
            <text:p>29.017723874</text:p>
          </table:table-cell>
          <table:table-cell office:value="22.0088507422" office:value-type="float">
            <text:p>22.0088507422</text:p>
          </table:table-cell>
          <table:table-cell office:value="21.1866093118" office:value-type="float">
            <text:p>21.1866093118</text:p>
          </table:table-cell>
          <table:table-cell office:value="21.4081502131" office:value-type="float">
            <text:p>21.4081502131</text:p>
          </table:table-cell>
          <table:table-cell office:value="20.9542041664" office:value-type="float">
            <text:p>20.9542041664</text:p>
          </table:table-cell>
          <table:table-cell office:value="19.4933282198" office:value-type="float">
            <text:p>19.4933282198</text:p>
          </table:table-cell>
          <table:table-cell office:value="19.5197894207" office:value-type="float">
            <text:p>19.5197894207</text:p>
          </table:table-cell>
          <table:table-cell office:value="20.8405826212" office:value-type="float">
            <text:p>20.8405826212</text:p>
          </table:table-cell>
          <table:table-cell office:value="17.2149101119" office:value-type="float">
            <text:p>17.2149101119</text:p>
          </table:table-cell>
          <table:table-cell office:value="15.5706786935" office:value-type="float">
            <text:p>15.5706786935</text:p>
          </table:table-cell>
          <table:table-cell office:value="19.4360358416" office:value-type="float">
            <text:p>19.4360358416</text:p>
          </table:table-cell>
          <table:table-cell office:value="18.8979915278" office:value-type="float">
            <text:p>18.897991527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8903635685" office:value-type="float">
            <text:p>12.8903635685</text:p>
          </table:table-cell>
          <table:table-cell office:value="12.9364916917" office:value-type="float">
            <text:p>12.9364916917</text:p>
          </table:table-cell>
          <table:table-cell office:value="15.2154062086" office:value-type="float">
            <text:p>15.2154062086</text:p>
          </table:table-cell>
          <table:table-cell office:value="12.1117955928" office:value-type="float">
            <text:p>12.1117955928</text:p>
          </table:table-cell>
          <table:table-cell office:value="11.6615572889" office:value-type="float">
            <text:p>11.6615572889</text:p>
          </table:table-cell>
          <table:table-cell office:value="11.6132216001" office:value-type="float">
            <text:p>11.6132216001</text:p>
          </table:table-cell>
          <table:table-cell office:value="11.3212416952" office:value-type="float">
            <text:p>11.3212416952</text:p>
          </table:table-cell>
          <table:table-cell office:value="10.4912404413" office:value-type="float">
            <text:p>10.4912404413</text:p>
          </table:table-cell>
          <table:table-cell office:value="10.5101185614" office:value-type="float">
            <text:p>10.5101185614</text:p>
          </table:table-cell>
          <table:table-cell office:value="10.9012993815" office:value-type="float">
            <text:p>10.9012993815</text:p>
          </table:table-cell>
          <table:table-cell office:value="9.73877148304" office:value-type="float">
            <text:p>9.73877148304</text:p>
          </table:table-cell>
          <table:table-cell office:value="8.37347472235" office:value-type="float">
            <text:p>8.37347472235</text:p>
          </table:table-cell>
          <table:table-cell office:value="9.98742642942" office:value-type="float">
            <text:p>9.98742642942</text:p>
          </table:table-cell>
          <table:table-cell office:value="9.47366628815" office:value-type="float">
            <text:p>9.47366628815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1781309301" office:value-type="float">
            <text:p>13.1781309301</text:p>
          </table:table-cell>
          <table:table-cell office:value="13.3569727871" office:value-type="float">
            <text:p>13.3569727871</text:p>
          </table:table-cell>
          <table:table-cell office:value="16.7764034573" office:value-type="float">
            <text:p>16.7764034573</text:p>
          </table:table-cell>
          <table:table-cell office:value="12.9582276825" office:value-type="float">
            <text:p>12.9582276825</text:p>
          </table:table-cell>
          <table:table-cell office:value="12.3890347448" office:value-type="float">
            <text:p>12.3890347448</text:p>
          </table:table-cell>
          <table:table-cell office:value="12.5983122705" office:value-type="float">
            <text:p>12.5983122705</text:p>
          </table:table-cell>
          <table:table-cell office:value="12.6314098001" office:value-type="float">
            <text:p>12.6314098001</text:p>
          </table:table-cell>
          <table:table-cell office:value="11.5931603629" office:value-type="float">
            <text:p>11.5931603629</text:p>
          </table:table-cell>
          <table:table-cell office:value="11.7133444042" office:value-type="float">
            <text:p>11.7133444042</text:p>
          </table:table-cell>
          <table:table-cell office:value="12.576765192" office:value-type="float">
            <text:p>12.576765192</text:p>
          </table:table-cell>
          <table:table-cell office:value="10.6708983438" office:value-type="float">
            <text:p>10.6708983438</text:p>
          </table:table-cell>
          <table:table-cell office:value="9.06155212523" office:value-type="float">
            <text:p>9.06155212523</text:p>
          </table:table-cell>
          <table:table-cell office:value="11.1719897191" office:value-type="float">
            <text:p>11.1719897191</text:p>
          </table:table-cell>
          <table:table-cell office:value="10.9564017878" office:value-type="float">
            <text:p>10.956401787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4305978866" office:value-type="float">
            <text:p>15.4305978866</text:p>
          </table:table-cell>
          <table:table-cell office:value="15.3456568281" office:value-type="float">
            <text:p>15.3456568281</text:p>
          </table:table-cell>
          <table:table-cell office:value="19.3700795194" office:value-type="float">
            <text:p>19.3700795194</text:p>
          </table:table-cell>
          <table:table-cell office:value="14.4693780685" office:value-type="float">
            <text:p>14.4693780685</text:p>
          </table:table-cell>
          <table:table-cell office:value="13.9707045491" office:value-type="float">
            <text:p>13.9707045491</text:p>
          </table:table-cell>
          <table:table-cell office:value="14.1890657701" office:value-type="float">
            <text:p>14.1890657701</text:p>
          </table:table-cell>
          <table:table-cell office:value="13.7367700315" office:value-type="float">
            <text:p>13.7367700315</text:p>
          </table:table-cell>
          <table:table-cell office:value="12.8154612114" office:value-type="float">
            <text:p>12.8154612114</text:p>
          </table:table-cell>
          <table:table-cell office:value="12.8572187656" office:value-type="float">
            <text:p>12.8572187656</text:p>
          </table:table-cell>
          <table:table-cell office:value="13.7990135442" office:value-type="float">
            <text:p>13.7990135442</text:p>
          </table:table-cell>
          <table:table-cell office:value="11.3586361983" office:value-type="float">
            <text:p>11.3586361983</text:p>
          </table:table-cell>
          <table:table-cell office:value="10.2397218087" office:value-type="float">
            <text:p>10.2397218087</text:p>
          </table:table-cell>
          <table:table-cell office:value="12.9383681161" office:value-type="float">
            <text:p>12.9383681161</text:p>
          </table:table-cell>
          <table:table-cell office:value="12.2756827376" office:value-type="float">
            <text:p>12.275682737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9945673516" office:value-type="float">
            <text:p>13.9945673516</text:p>
          </table:table-cell>
          <table:table-cell office:value="13.6710208612" office:value-type="float">
            <text:p>13.6710208612</text:p>
          </table:table-cell>
          <table:table-cell office:value="16.3622315815" office:value-type="float">
            <text:p>16.3622315815</text:p>
          </table:table-cell>
          <table:table-cell office:value="12.8058893733" office:value-type="float">
            <text:p>12.8058893733</text:p>
          </table:table-cell>
          <table:table-cell office:value="12.2557508117" office:value-type="float">
            <text:p>12.2557508117</text:p>
          </table:table-cell>
          <table:table-cell office:value="12.2241672822" office:value-type="float">
            <text:p>12.2241672822</text:p>
          </table:table-cell>
          <table:table-cell office:value="11.777619701" office:value-type="float">
            <text:p>11.777619701</text:p>
          </table:table-cell>
          <table:table-cell office:value="10.845409419" office:value-type="float">
            <text:p>10.845409419</text:p>
          </table:table-cell>
          <table:table-cell office:value="10.8819904648" office:value-type="float">
            <text:p>10.8819904648</text:p>
          </table:table-cell>
          <table:table-cell office:value="11.3108880162" office:value-type="float">
            <text:p>11.3108880162</text:p>
          </table:table-cell>
          <table:table-cell office:value="9.69578269019" office:value-type="float">
            <text:p>9.69578269019</text:p>
          </table:table-cell>
          <table:table-cell office:value="8.48090250276" office:value-type="float">
            <text:p>8.48090250276</text:p>
          </table:table-cell>
          <table:table-cell office:value="11.1022770523" office:value-type="float">
            <text:p>11.1022770523</text:p>
          </table:table-cell>
          <table:table-cell office:value="10.4700956893" office:value-type="float">
            <text:p>10.4700956893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4.7166355782" office:value-type="float">
            <text:p>24.7166355782</text:p>
          </table:table-cell>
          <table:table-cell office:value="25.3440425703" office:value-type="float">
            <text:p>25.3440425703</text:p>
          </table:table-cell>
          <table:table-cell office:value="31.618639929" office:value-type="float">
            <text:p>31.618639929</text:p>
          </table:table-cell>
          <table:table-cell office:value="24.1618615226" office:value-type="float">
            <text:p>24.1618615226</text:p>
          </table:table-cell>
          <table:table-cell office:value="23.1230989659" office:value-type="float">
            <text:p>23.1230989659</text:p>
          </table:table-cell>
          <table:table-cell office:value="23.2763307001" office:value-type="float">
            <text:p>23.2763307001</text:p>
          </table:table-cell>
          <table:table-cell office:value="23.2186447082" office:value-type="float">
            <text:p>23.2186447082</text:p>
          </table:table-cell>
          <table:table-cell office:value="21.5577811227" office:value-type="float">
            <text:p>21.5577811227</text:p>
          </table:table-cell>
          <table:table-cell office:value="21.3883162174" office:value-type="float">
            <text:p>21.3883162174</text:p>
          </table:table-cell>
          <table:table-cell office:value="22.6498274058" office:value-type="float">
            <text:p>22.6498274058</text:p>
          </table:table-cell>
          <table:table-cell office:value="19.231036411" office:value-type="float">
            <text:p>19.231036411</text:p>
          </table:table-cell>
          <table:table-cell office:value="17.1303726293" office:value-type="float">
            <text:p>17.1303726293</text:p>
          </table:table-cell>
          <table:table-cell office:value="20.789826354" office:value-type="float">
            <text:p>20.789826354</text:p>
          </table:table-cell>
          <table:table-cell office:value="20.0621133288" office:value-type="float">
            <text:p>20.0621133288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4167678579" office:value-type="float">
            <text:p>14.4167678579</text:p>
          </table:table-cell>
          <table:table-cell office:value="13.9257611122" office:value-type="float">
            <text:p>13.9257611122</text:p>
          </table:table-cell>
          <table:table-cell office:value="17.9976833634" office:value-type="float">
            <text:p>17.9976833634</text:p>
          </table:table-cell>
          <table:table-cell office:value="13.0382449129" office:value-type="float">
            <text:p>13.0382449129</text:p>
          </table:table-cell>
          <table:table-cell office:value="12.5070381275" office:value-type="float">
            <text:p>12.5070381275</text:p>
          </table:table-cell>
          <table:table-cell office:value="12.6885918889" office:value-type="float">
            <text:p>12.6885918889</text:p>
          </table:table-cell>
          <table:table-cell office:value="12.2100128512" office:value-type="float">
            <text:p>12.2100128512</text:p>
          </table:table-cell>
          <table:table-cell office:value="11.2934088084" office:value-type="float">
            <text:p>11.2934088084</text:p>
          </table:table-cell>
          <table:table-cell office:value="11.4556952059" office:value-type="float">
            <text:p>11.4556952059</text:p>
          </table:table-cell>
          <table:table-cell office:value="12.1269655745" office:value-type="float">
            <text:p>12.1269655745</text:p>
          </table:table-cell>
          <table:table-cell office:value="9.71923016566" office:value-type="float">
            <text:p>9.71923016566</text:p>
          </table:table-cell>
          <table:table-cell office:value="8.83856723663" office:value-type="float">
            <text:p>8.83856723663</text:p>
          </table:table-cell>
          <table:table-cell office:value="11.4929304294" office:value-type="float">
            <text:p>11.4929304294</text:p>
          </table:table-cell>
          <table:table-cell office:value="11.1204198345" office:value-type="float">
            <text:p>11.120419834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8.4949821899" office:value-type="float">
            <text:p>28.4949821899</text:p>
          </table:table-cell>
          <table:table-cell office:value="27.7991934894" office:value-type="float">
            <text:p>27.7991934894</text:p>
          </table:table-cell>
          <table:table-cell office:value="36.6996181086" office:value-type="float">
            <text:p>36.6996181086</text:p>
          </table:table-cell>
          <table:table-cell office:value="26.2847884721" office:value-type="float">
            <text:p>26.2847884721</text:p>
          </table:table-cell>
          <table:table-cell office:value="25.2658512655" office:value-type="float">
            <text:p>25.2658512655</text:p>
          </table:table-cell>
          <table:table-cell office:value="25.9545952322" office:value-type="float">
            <text:p>25.9545952322</text:p>
          </table:table-cell>
          <table:table-cell office:value="25.1952681998" office:value-type="float">
            <text:p>25.1952681998</text:p>
          </table:table-cell>
          <table:table-cell office:value="23.264229478" office:value-type="float">
            <text:p>23.264229478</text:p>
          </table:table-cell>
          <table:table-cell office:value="23.6674320273" office:value-type="float">
            <text:p>23.6674320273</text:p>
          </table:table-cell>
          <table:table-cell office:value="25.3492175192" office:value-type="float">
            <text:p>25.3492175192</text:p>
          </table:table-cell>
          <table:table-cell office:value="19.5945820799" office:value-type="float">
            <text:p>19.5945820799</text:p>
          </table:table-cell>
          <table:table-cell office:value="18.4018086162" office:value-type="float">
            <text:p>18.4018086162</text:p>
          </table:table-cell>
          <table:table-cell office:value="23.2111643332" office:value-type="float">
            <text:p>23.2111643332</text:p>
          </table:table-cell>
          <table:table-cell office:value="23.2273970441" office:value-type="float">
            <text:p>23.227397044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5211486464" office:value-type="float">
            <text:p>16.5211486464</text:p>
          </table:table-cell>
          <table:table-cell office:value="16.3724966271" office:value-type="float">
            <text:p>16.3724966271</text:p>
          </table:table-cell>
          <table:table-cell office:value="19.6096768219" office:value-type="float">
            <text:p>19.6096768219</text:p>
          </table:table-cell>
          <table:table-cell office:value="15.2794065588" office:value-type="float">
            <text:p>15.2794065588</text:p>
          </table:table-cell>
          <table:table-cell office:value="14.5702591618" office:value-type="float">
            <text:p>14.5702591618</text:p>
          </table:table-cell>
          <table:table-cell office:value="14.5100627214" office:value-type="float">
            <text:p>14.5100627214</text:p>
          </table:table-cell>
          <table:table-cell office:value="13.9180589151" office:value-type="float">
            <text:p>13.9180589151</text:p>
          </table:table-cell>
          <table:table-cell office:value="12.8938945602" office:value-type="float">
            <text:p>12.8938945602</text:p>
          </table:table-cell>
          <table:table-cell office:value="12.8768035268" office:value-type="float">
            <text:p>12.8768035268</text:p>
          </table:table-cell>
          <table:table-cell office:value="13.2667689947" office:value-type="float">
            <text:p>13.2667689947</text:p>
          </table:table-cell>
          <table:table-cell office:value="11.5600180642" office:value-type="float">
            <text:p>11.5600180642</text:p>
          </table:table-cell>
          <table:table-cell office:value="10.087290778" office:value-type="float">
            <text:p>10.087290778</text:p>
          </table:table-cell>
          <table:table-cell office:value="13.1072810467" office:value-type="float">
            <text:p>13.1072810467</text:p>
          </table:table-cell>
          <table:table-cell office:value="11.9607081417" office:value-type="float">
            <text:p>11.9607081417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8755908146" office:value-type="float">
            <text:p>38.8755908146</text:p>
          </table:table-cell>
          <table:table-cell office:value="38.7207883841" office:value-type="float">
            <text:p>38.7207883841</text:p>
          </table:table-cell>
          <table:table-cell office:value="46.9680493833" office:value-type="float">
            <text:p>46.9680493833</text:p>
          </table:table-cell>
          <table:table-cell office:value="36.8788004979" office:value-type="float">
            <text:p>36.8788004979</text:p>
          </table:table-cell>
          <table:table-cell office:value="35.2826452925" office:value-type="float">
            <text:p>35.2826452925</text:p>
          </table:table-cell>
          <table:table-cell office:value="35.306750305" office:value-type="float">
            <text:p>35.306750305</text:p>
          </table:table-cell>
          <table:table-cell office:value="34.2685868151" office:value-type="float">
            <text:p>34.2685868151</text:p>
          </table:table-cell>
          <table:table-cell office:value="31.5816754497" office:value-type="float">
            <text:p>31.5816754497</text:p>
          </table:table-cell>
          <table:table-cell office:value="31.547055303" office:value-type="float">
            <text:p>31.547055303</text:p>
          </table:table-cell>
          <table:table-cell office:value="33.0375976761" office:value-type="float">
            <text:p>33.0375976761</text:p>
          </table:table-cell>
          <table:table-cell office:value="28.6896846094" office:value-type="float">
            <text:p>28.6896846094</text:p>
          </table:table-cell>
          <table:table-cell office:value="25.7143227908" office:value-type="float">
            <text:p>25.7143227908</text:p>
          </table:table-cell>
          <table:table-cell office:value="32.5908087814" office:value-type="float">
            <text:p>32.5908087814</text:p>
          </table:table-cell>
          <table:table-cell office:value="31.0049384457" office:value-type="float">
            <text:p>31.004938445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0343733958" office:value-type="float">
            <text:p>36.0343733958</text:p>
          </table:table-cell>
          <table:table-cell office:value="34.7644696621" office:value-type="float">
            <text:p>34.7644696621</text:p>
          </table:table-cell>
          <table:table-cell office:value="43.4131249028" office:value-type="float">
            <text:p>43.4131249028</text:p>
          </table:table-cell>
          <table:table-cell office:value="32.4581080372" office:value-type="float">
            <text:p>32.4581080372</text:p>
          </table:table-cell>
          <table:table-cell office:value="30.9783878523" office:value-type="float">
            <text:p>30.9783878523</text:p>
          </table:table-cell>
          <table:table-cell office:value="31.3512126585" office:value-type="float">
            <text:p>31.3512126585</text:p>
          </table:table-cell>
          <table:table-cell office:value="29.8425950641" office:value-type="float">
            <text:p>29.8425950641</text:p>
          </table:table-cell>
          <table:table-cell office:value="27.4180837319" office:value-type="float">
            <text:p>27.4180837319</text:p>
          </table:table-cell>
          <table:table-cell office:value="27.7180645626" office:value-type="float">
            <text:p>27.7180645626</text:p>
          </table:table-cell>
          <table:table-cell office:value="28.9845783964" office:value-type="float">
            <text:p>28.9845783964</text:p>
          </table:table-cell>
          <table:table-cell office:value="24.0817780115" office:value-type="float">
            <text:p>24.0817780115</text:p>
          </table:table-cell>
          <table:table-cell office:value="22.1021838894" office:value-type="float">
            <text:p>22.1021838894</text:p>
          </table:table-cell>
          <table:table-cell office:value="29.0947194082" office:value-type="float">
            <text:p>29.0947194082</text:p>
          </table:table-cell>
          <table:table-cell office:value="27.3795021372" office:value-type="float">
            <text:p>27.379502137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.681652359" office:value-type="float">
            <text:p>50.681652359</text:p>
          </table:table-cell>
          <table:table-cell office:value="50.6417571963" office:value-type="float">
            <text:p>50.6417571963</text:p>
          </table:table-cell>
          <table:table-cell office:value="63.8008729058" office:value-type="float">
            <text:p>63.8008729058</text:p>
          </table:table-cell>
          <table:table-cell office:value="47.2167202019" office:value-type="float">
            <text:p>47.2167202019</text:p>
          </table:table-cell>
          <table:table-cell office:value="45.418301292" office:value-type="float">
            <text:p>45.418301292</text:p>
          </table:table-cell>
          <table:table-cell office:value="45.7256254444" office:value-type="float">
            <text:p>45.7256254444</text:p>
          </table:table-cell>
          <table:table-cell office:value="43.8392713302" office:value-type="float">
            <text:p>43.8392713302</text:p>
          </table:table-cell>
          <table:table-cell office:value="41.2046444638" office:value-type="float">
            <text:p>41.2046444638</text:p>
          </table:table-cell>
          <table:table-cell office:value="41.6171605864" office:value-type="float">
            <text:p>41.6171605864</text:p>
          </table:table-cell>
          <table:table-cell office:value="43.5845091812" office:value-type="float">
            <text:p>43.5845091812</text:p>
          </table:table-cell>
          <table:table-cell office:value="36.3624327673" office:value-type="float">
            <text:p>36.3624327673</text:p>
          </table:table-cell>
          <table:table-cell office:value="31.0937694173" office:value-type="float">
            <text:p>31.0937694173</text:p>
          </table:table-cell>
          <table:table-cell office:value="39.0723147283" office:value-type="float">
            <text:p>39.0723147283</text:p>
          </table:table-cell>
          <table:table-cell office:value="36.3802687228" office:value-type="float">
            <text:p>36.3802687228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.5070869438" office:value-type="float">
            <text:p>27.5070869438</text:p>
          </table:table-cell>
          <table:table-cell office:value="26.6263410026" office:value-type="float">
            <text:p>26.6263410026</text:p>
          </table:table-cell>
          <table:table-cell office:value="33.6455306521" office:value-type="float">
            <text:p>33.6455306521</text:p>
          </table:table-cell>
          <table:table-cell office:value="25.0231655976" office:value-type="float">
            <text:p>25.0231655976</text:p>
          </table:table-cell>
          <table:table-cell office:value="23.921582996" office:value-type="float">
            <text:p>23.921582996</text:p>
          </table:table-cell>
          <table:table-cell office:value="24.3009598053" office:value-type="float">
            <text:p>24.3009598053</text:p>
          </table:table-cell>
          <table:table-cell office:value="23.3172581992" office:value-type="float">
            <text:p>23.3172581992</text:p>
          </table:table-cell>
          <table:table-cell office:value="21.331988606" office:value-type="float">
            <text:p>21.331988606</text:p>
          </table:table-cell>
          <table:table-cell office:value="21.476812185" office:value-type="float">
            <text:p>21.476812185</text:p>
          </table:table-cell>
          <table:table-cell office:value="22.7053355781" office:value-type="float">
            <text:p>22.7053355781</text:p>
          </table:table-cell>
          <table:table-cell office:value="18.6035443642" office:value-type="float">
            <text:p>18.6035443642</text:p>
          </table:table-cell>
          <table:table-cell office:value="16.887716197" office:value-type="float">
            <text:p>16.887716197</text:p>
          </table:table-cell>
          <table:table-cell office:value="22.4569881591" office:value-type="float">
            <text:p>22.4569881591</text:p>
          </table:table-cell>
          <table:table-cell office:value="20.8814891645" office:value-type="float">
            <text:p>20.8814891645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8159668908" office:value-type="float">
            <text:p>29.8159668908</text:p>
          </table:table-cell>
          <table:table-cell office:value="26.2241681314" office:value-type="float">
            <text:p>26.2241681314</text:p>
          </table:table-cell>
          <table:table-cell office:value="34.9527373661" office:value-type="float">
            <text:p>34.9527373661</text:p>
          </table:table-cell>
          <table:table-cell office:value="24.5999430599" office:value-type="float">
            <text:p>24.5999430599</text:p>
          </table:table-cell>
          <table:table-cell office:value="24.1138027122" office:value-type="float">
            <text:p>24.1138027122</text:p>
          </table:table-cell>
          <table:table-cell office:value="25.2361785741" office:value-type="float">
            <text:p>25.2361785741</text:p>
          </table:table-cell>
          <table:table-cell office:value="23.8400026656" office:value-type="float">
            <text:p>23.8400026656</text:p>
          </table:table-cell>
          <table:table-cell office:value="22.1497553501" office:value-type="float">
            <text:p>22.1497553501</text:p>
          </table:table-cell>
          <table:table-cell office:value="22.5317611628" office:value-type="float">
            <text:p>22.5317611628</text:p>
          </table:table-cell>
          <table:table-cell office:value="23.9716817419" office:value-type="float">
            <text:p>23.9716817419</text:p>
          </table:table-cell>
          <table:table-cell office:value="18.0395566139" office:value-type="float">
            <text:p>18.0395566139</text:p>
          </table:table-cell>
          <table:table-cell office:value="16.8106421299" office:value-type="float">
            <text:p>16.8106421299</text:p>
          </table:table-cell>
          <table:table-cell office:value="22.1017967448" office:value-type="float">
            <text:p>22.1017967448</text:p>
          </table:table-cell>
          <table:table-cell office:value="21.7837809207" office:value-type="float">
            <text:p>21.783780920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7504130688" office:value-type="float">
            <text:p>21.7504130688</text:p>
          </table:table-cell>
          <table:table-cell office:value="20.2827689775" office:value-type="float">
            <text:p>20.2827689775</text:p>
          </table:table-cell>
          <table:table-cell office:value="27.5411216003" office:value-type="float">
            <text:p>27.5411216003</text:p>
          </table:table-cell>
          <table:table-cell office:value="18.9422462873" office:value-type="float">
            <text:p>18.9422462873</text:p>
          </table:table-cell>
          <table:table-cell office:value="18.2626114737" office:value-type="float">
            <text:p>18.2626114737</text:p>
          </table:table-cell>
          <table:table-cell office:value="18.9963694981" office:value-type="float">
            <text:p>18.9963694981</text:p>
          </table:table-cell>
          <table:table-cell office:value="17.8975135469" office:value-type="float">
            <text:p>17.8975135469</text:p>
          </table:table-cell>
          <table:table-cell office:value="16.7251328714" office:value-type="float">
            <text:p>16.7251328714</text:p>
          </table:table-cell>
          <table:table-cell office:value="17.0953727018" office:value-type="float">
            <text:p>17.0953727018</text:p>
          </table:table-cell>
          <table:table-cell office:value="18.2504672849" office:value-type="float">
            <text:p>18.2504672849</text:p>
          </table:table-cell>
          <table:table-cell office:value="13.6692917884" office:value-type="float">
            <text:p>13.6692917884</text:p>
          </table:table-cell>
          <table:table-cell office:value="11.9005095182" office:value-type="float">
            <text:p>11.9005095182</text:p>
          </table:table-cell>
          <table:table-cell office:value="16.0276503935" office:value-type="float">
            <text:p>16.0276503935</text:p>
          </table:table-cell>
          <table:table-cell office:value="15.0484480347" office:value-type="float">
            <text:p>15.0484480347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Wales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6.35626717" office:value-type="float">
            <text:p>306.35626717</text:p>
          </table:table-cell>
          <table:table-cell office:value="288.53588374" office:value-type="float">
            <text:p>288.53588374</text:p>
          </table:table-cell>
          <table:table-cell office:value="297.512384469" office:value-type="float">
            <text:p>297.512384469</text:p>
          </table:table-cell>
          <table:table-cell office:value="277.520774202" office:value-type="float">
            <text:p>277.520774202</text:p>
          </table:table-cell>
          <table:table-cell office:value="278.365249996" office:value-type="float">
            <text:p>278.365249996</text:p>
          </table:table-cell>
          <table:table-cell office:value="288.692684525" office:value-type="float">
            <text:p>288.692684525</text:p>
          </table:table-cell>
          <table:table-cell office:value="236.458859849" office:value-type="float">
            <text:p>236.458859849</text:p>
          </table:table-cell>
          <table:table-cell office:value="225.405920682" office:value-type="float">
            <text:p>225.405920682</text:p>
          </table:table-cell>
          <table:table-cell office:value="230.577438983" office:value-type="float">
            <text:p>230.577438983</text:p>
          </table:table-cell>
          <table:table-cell office:value="240.26627124" office:value-type="float">
            <text:p>240.26627124</text:p>
          </table:table-cell>
          <table:table-cell office:value="216.280659423" office:value-type="float">
            <text:p>216.280659423</text:p>
          </table:table-cell>
          <table:table-cell office:value="167.963373294" office:value-type="float">
            <text:p>167.963373294</text:p>
          </table:table-cell>
          <table:table-cell office:value="229.634432218" office:value-type="float">
            <text:p>229.634432218</text:p>
          </table:table-cell>
          <table:table-cell office:value="236.814181837" office:value-type="float">
            <text:p>236.814181837</text:p>
          </table:table-cell>
          <table:table-cell office:value-type="string">
            <text:p/>
          </table:table-cell>
          <table:table-cell office:value="9.493924454" office:value-type="float">
            <text:p>9.493924454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28265241939" office:value-type="float">
            <text:p>1.28265241939</text:p>
          </table:table-cell>
          <table:table-cell office:value="1.20804203804" office:value-type="float">
            <text:p>1.20804203804</text:p>
          </table:table-cell>
          <table:table-cell office:value="1.24562485129" office:value-type="float">
            <text:p>1.24562485129</text:p>
          </table:table-cell>
          <table:table-cell office:value="1.16192397743" office:value-type="float">
            <text:p>1.16192397743</text:p>
          </table:table-cell>
          <table:table-cell office:value="1.16545962869" office:value-type="float">
            <text:p>1.16545962869</text:p>
          </table:table-cell>
          <table:table-cell office:value="1.20869853157" office:value-type="float">
            <text:p>1.20869853157</text:p>
          </table:table-cell>
          <table:table-cell office:value="0.990005954416" office:value-type="float">
            <text:p>0.990005954416</text:p>
          </table:table-cell>
          <table:table-cell office:value="0.94372950871" office:value-type="float">
            <text:p>0.94372950871</text:p>
          </table:table-cell>
          <table:table-cell office:value="0.965381621534" office:value-type="float">
            <text:p>0.965381621534</text:p>
          </table:table-cell>
          <table:table-cell office:value="1.00594682443" office:value-type="float">
            <text:p>1.00594682443</text:p>
          </table:table-cell>
          <table:table-cell office:value="0.905523864873" office:value-type="float">
            <text:p>0.905523864873</text:p>
          </table:table-cell>
          <table:table-cell office:value="0.703229051307" office:value-type="float">
            <text:p>0.703229051307</text:p>
          </table:table-cell>
          <table:table-cell office:value="0.961433440812" office:value-type="float">
            <text:p>0.961433440812</text:p>
          </table:table-cell>
          <table:table-cell office:value="0.991493616517" office:value-type="float">
            <text:p>0.991493616517</text:p>
          </table:table-cell>
          <table:table-cell office:value-type="string">
            <text:p/>
          </table:table-cell>
          <table:table-cell office:value="9.493924454" office:value-type="float">
            <text:p>9.49392445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67.376598156" office:value-type="float">
            <text:p>267.376598156</text:p>
          </table:table-cell>
          <table:table-cell office:value="256.81724267" office:value-type="float">
            <text:p>256.81724267</text:p>
          </table:table-cell>
          <table:table-cell office:value="269.032292576" office:value-type="float">
            <text:p>269.032292576</text:p>
          </table:table-cell>
          <table:table-cell office:value="255.999640231" office:value-type="float">
            <text:p>255.999640231</text:p>
          </table:table-cell>
          <table:table-cell office:value="246.619909021" office:value-type="float">
            <text:p>246.619909021</text:p>
          </table:table-cell>
          <table:table-cell office:value="259.276918501" office:value-type="float">
            <text:p>259.276918501</text:p>
          </table:table-cell>
          <table:table-cell office:value="213.839514584" office:value-type="float">
            <text:p>213.839514584</text:p>
          </table:table-cell>
          <table:table-cell office:value="205.04026693" office:value-type="float">
            <text:p>205.04026693</text:p>
          </table:table-cell>
          <table:table-cell office:value="210.222357457" office:value-type="float">
            <text:p>210.222357457</text:p>
          </table:table-cell>
          <table:table-cell office:value="222.223091916" office:value-type="float">
            <text:p>222.223091916</text:p>
          </table:table-cell>
          <table:table-cell office:value="201.288376752" office:value-type="float">
            <text:p>201.288376752</text:p>
          </table:table-cell>
          <table:table-cell office:value="154.72960342" office:value-type="float">
            <text:p>154.72960342</text:p>
          </table:table-cell>
          <table:table-cell office:value="220.042996249" office:value-type="float">
            <text:p>220.042996249</text:p>
          </table:table-cell>
          <table:table-cell office:value="226.435558634" office:value-type="float">
            <text:p>226.435558634</text:p>
          </table:table-cell>
          <table:table-cell office:value-type="string">
            <text:p>-</text:p>
          </table:table-cell>
          <table:table-cell office:value="12.4931117673" office:value-type="float">
            <text:p>12.4931117673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96044715676" office:value-type="float">
            <text:p>9.96044715676</text:p>
          </table:table-cell>
          <table:table-cell office:value="9.52684428075" office:value-type="float">
            <text:p>9.52684428075</text:p>
          </table:table-cell>
          <table:table-cell office:value="10.2174405804" office:value-type="float">
            <text:p>10.2174405804</text:p>
          </table:table-cell>
          <table:table-cell office:value="9.92566348883" office:value-type="float">
            <text:p>9.92566348883</text:p>
          </table:table-cell>
          <table:table-cell office:value="9.72090845664" office:value-type="float">
            <text:p>9.72090845664</text:p>
          </table:table-cell>
          <table:table-cell office:value="9.94848310711" office:value-type="float">
            <text:p>9.94848310711</text:p>
          </table:table-cell>
          <table:table-cell office:value="8.14227185475" office:value-type="float">
            <text:p>8.14227185475</text:p>
          </table:table-cell>
          <table:table-cell office:value="8.03628419964" office:value-type="float">
            <text:p>8.03628419964</text:p>
          </table:table-cell>
          <table:table-cell office:value="8.29530234364" office:value-type="float">
            <text:p>8.29530234364</text:p>
          </table:table-cell>
          <table:table-cell office:value="8.98764616128" office:value-type="float">
            <text:p>8.98764616128</text:p>
          </table:table-cell>
          <table:table-cell office:value="7.84478708947" office:value-type="float">
            <text:p>7.84478708947</text:p>
          </table:table-cell>
          <table:table-cell office:value="6.08462149882" office:value-type="float">
            <text:p>6.08462149882</text:p>
          </table:table-cell>
          <table:table-cell office:value="8.74545746344" office:value-type="float">
            <text:p>8.74545746344</text:p>
          </table:table-cell>
          <table:table-cell office:value="9.2174278431" office:value-type="float">
            <text:p>9.2174278431</text:p>
          </table:table-cell>
          <table:table-cell office:value-type="string">
            <text:p/>
          </table:table-cell>
          <table:table-cell office:value="17.4974889436" office:value-type="float">
            <text:p>17.4974889436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2.4285105847" office:value-type="float">
            <text:p>12.4285105847</text:p>
          </table:table-cell>
          <table:table-cell office:value="12.0068946881" office:value-type="float">
            <text:p>12.0068946881</text:p>
          </table:table-cell>
          <table:table-cell office:value="12.8124656015" office:value-type="float">
            <text:p>12.8124656015</text:p>
          </table:table-cell>
          <table:table-cell office:value="12.2073475033" office:value-type="float">
            <text:p>12.2073475033</text:p>
          </table:table-cell>
          <table:table-cell office:value="11.5619773153" office:value-type="float">
            <text:p>11.5619773153</text:p>
          </table:table-cell>
          <table:table-cell office:value="12.1887392143" office:value-type="float">
            <text:p>12.1887392143</text:p>
          </table:table-cell>
          <table:table-cell office:value="10.0884793865" office:value-type="float">
            <text:p>10.0884793865</text:p>
          </table:table-cell>
          <table:table-cell office:value="9.80600611463" office:value-type="float">
            <text:p>9.80600611463</text:p>
          </table:table-cell>
          <table:table-cell office:value="10.2109419993" office:value-type="float">
            <text:p>10.2109419993</text:p>
          </table:table-cell>
          <table:table-cell office:value="10.7616475848" office:value-type="float">
            <text:p>10.7616475848</text:p>
          </table:table-cell>
          <table:table-cell office:value="9.60635776117" office:value-type="float">
            <text:p>9.60635776117</text:p>
          </table:table-cell>
          <table:table-cell office:value="7.22135995029" office:value-type="float">
            <text:p>7.22135995029</text:p>
          </table:table-cell>
          <table:table-cell office:value="10.8161726186" office:value-type="float">
            <text:p>10.8161726186</text:p>
          </table:table-cell>
          <table:table-cell office:value="11.1127447009" office:value-type="float">
            <text:p>11.1127447009</text:p>
          </table:table-cell>
          <table:table-cell office:value-type="string">
            <text:p/>
          </table:table-cell>
          <table:table-cell office:value="15.68114552" office:value-type="float">
            <text:p>15.68114552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00998664256" office:value-type="float">
            <text:p>4.00998664256</text:p>
          </table:table-cell>
          <table:table-cell office:value="3.83229230045" office:value-type="float">
            <text:p>3.83229230045</text:p>
          </table:table-cell>
          <table:table-cell office:value="4.1839031865" office:value-type="float">
            <text:p>4.1839031865</text:p>
          </table:table-cell>
          <table:table-cell office:value="3.83978522703" office:value-type="float">
            <text:p>3.83978522703</text:p>
          </table:table-cell>
          <table:table-cell office:value="3.65124051706" office:value-type="float">
            <text:p>3.65124051706</text:p>
          </table:table-cell>
          <table:table-cell office:value="3.79268451889" office:value-type="float">
            <text:p>3.79268451889</text:p>
          </table:table-cell>
          <table:table-cell office:value="3.16069177618" office:value-type="float">
            <text:p>3.16069177618</text:p>
          </table:table-cell>
          <table:table-cell office:value="3.08115041781" office:value-type="float">
            <text:p>3.08115041781</text:p>
          </table:table-cell>
          <table:table-cell office:value="3.23556733974" office:value-type="float">
            <text:p>3.23556733974</text:p>
          </table:table-cell>
          <table:table-cell office:value="3.25332769264" office:value-type="float">
            <text:p>3.25332769264</text:p>
          </table:table-cell>
          <table:table-cell office:value="2.96513757636" office:value-type="float">
            <text:p>2.96513757636</text:p>
          </table:table-cell>
          <table:table-cell office:value="2.2769351961" office:value-type="float">
            <text:p>2.2769351961</text:p>
          </table:table-cell>
          <table:table-cell office:value="3.22570060935" office:value-type="float">
            <text:p>3.22570060935</text:p>
          </table:table-cell>
          <table:table-cell office:value="3.44860482596" office:value-type="float">
            <text:p>3.44860482596</text:p>
          </table:table-cell>
          <table:table-cell office:value-type="string">
            <text:p/>
          </table:table-cell>
          <table:table-cell office:value="16.3050528736" office:value-type="float">
            <text:p>16.3050528736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08218538731" office:value-type="float">
            <text:p>5.08218538731</text:p>
          </table:table-cell>
          <table:table-cell office:value="4.9440564897" office:value-type="float">
            <text:p>4.9440564897</text:p>
          </table:table-cell>
          <table:table-cell office:value="5.23354792169" office:value-type="float">
            <text:p>5.23354792169</text:p>
          </table:table-cell>
          <table:table-cell office:value="5.04685076232" office:value-type="float">
            <text:p>5.04685076232</text:p>
          </table:table-cell>
          <table:table-cell office:value="4.79267537579" office:value-type="float">
            <text:p>4.79267537579</text:p>
          </table:table-cell>
          <table:table-cell office:value="5.02207073208" office:value-type="float">
            <text:p>5.02207073208</text:p>
          </table:table-cell>
          <table:table-cell office:value="4.12350922432" office:value-type="float">
            <text:p>4.12350922432</text:p>
          </table:table-cell>
          <table:table-cell office:value="4.0127083857" office:value-type="float">
            <text:p>4.0127083857</text:p>
          </table:table-cell>
          <table:table-cell office:value="4.20083864192" office:value-type="float">
            <text:p>4.20083864192</text:p>
          </table:table-cell>
          <table:table-cell office:value="4.53990153335" office:value-type="float">
            <text:p>4.53990153335</text:p>
          </table:table-cell>
          <table:table-cell office:value="4.01123192477" office:value-type="float">
            <text:p>4.01123192477</text:p>
          </table:table-cell>
          <table:table-cell office:value="2.94618445358" office:value-type="float">
            <text:p>2.94618445358</text:p>
          </table:table-cell>
          <table:table-cell office:value="4.56535528829" office:value-type="float">
            <text:p>4.56535528829</text:p>
          </table:table-cell>
          <table:table-cell office:value="4.6400949661" office:value-type="float">
            <text:p>4.6400949661</text:p>
          </table:table-cell>
          <table:table-cell office:value-type="string">
            <text:p/>
          </table:table-cell>
          <table:table-cell office:value="15.6775537571" office:value-type="float">
            <text:p>15.6775537571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47926350177" office:value-type="float">
            <text:p>2.47926350177</text:p>
          </table:table-cell>
          <table:table-cell office:value="2.38624757523" office:value-type="float">
            <text:p>2.38624757523</text:p>
          </table:table-cell>
          <table:table-cell office:value="2.50125733567" office:value-type="float">
            <text:p>2.50125733567</text:p>
          </table:table-cell>
          <table:table-cell office:value="2.47777171774" office:value-type="float">
            <text:p>2.47777171774</text:p>
          </table:table-cell>
          <table:table-cell office:value="2.30981527374" office:value-type="float">
            <text:p>2.30981527374</text:p>
          </table:table-cell>
          <table:table-cell office:value="2.5245598287" office:value-type="float">
            <text:p>2.5245598287</text:p>
          </table:table-cell>
          <table:table-cell office:value="2.11424623106" office:value-type="float">
            <text:p>2.11424623106</text:p>
          </table:table-cell>
          <table:table-cell office:value="2.0169715459" office:value-type="float">
            <text:p>2.0169715459</text:p>
          </table:table-cell>
          <table:table-cell office:value="2.06013402559" office:value-type="float">
            <text:p>2.06013402559</text:p>
          </table:table-cell>
          <table:table-cell office:value="2.21322021636" office:value-type="float">
            <text:p>2.21322021636</text:p>
          </table:table-cell>
          <table:table-cell office:value="1.96580157242" office:value-type="float">
            <text:p>1.96580157242</text:p>
          </table:table-cell>
          <table:table-cell office:value="1.48210243109" office:value-type="float">
            <text:p>1.48210243109</text:p>
          </table:table-cell>
          <table:table-cell office:value="2.26937021393" office:value-type="float">
            <text:p>2.26937021393</text:p>
          </table:table-cell>
          <table:table-cell office:value="2.22863059127" office:value-type="float">
            <text:p>2.22863059127</text:p>
          </table:table-cell>
          <table:table-cell office:value-type="string">
            <text:p/>
          </table:table-cell>
          <table:table-cell office:value="13.3700686038" office:value-type="float">
            <text:p>13.370068603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9.9659648146" office:value-type="float">
            <text:p>39.9659648146</text:p>
          </table:table-cell>
          <table:table-cell office:value="37.5693812283" office:value-type="float">
            <text:p>37.5693812283</text:p>
          </table:table-cell>
          <table:table-cell office:value="43.9178336655" office:value-type="float">
            <text:p>43.9178336655</text:p>
          </table:table-cell>
          <table:table-cell office:value="39.4848803376" office:value-type="float">
            <text:p>39.4848803376</text:p>
          </table:table-cell>
          <table:table-cell office:value="39.1775512934" office:value-type="float">
            <text:p>39.1775512934</text:p>
          </table:table-cell>
          <table:table-cell office:value="39.7460627494" office:value-type="float">
            <text:p>39.7460627494</text:p>
          </table:table-cell>
          <table:table-cell office:value="31.3431214871" office:value-type="float">
            <text:p>31.3431214871</text:p>
          </table:table-cell>
          <table:table-cell office:value="33.0447023372" office:value-type="float">
            <text:p>33.0447023372</text:p>
          </table:table-cell>
          <table:table-cell office:value="33.6273459382" office:value-type="float">
            <text:p>33.6273459382</text:p>
          </table:table-cell>
          <table:table-cell office:value="36.3280894147" office:value-type="float">
            <text:p>36.3280894147</text:p>
          </table:table-cell>
          <table:table-cell office:value="30.9314558151" office:value-type="float">
            <text:p>30.9314558151</text:p>
          </table:table-cell>
          <table:table-cell office:value="23.9623797003" office:value-type="float">
            <text:p>23.9623797003</text:p>
          </table:table-cell>
          <table:table-cell office:value="35.6079706939" office:value-type="float">
            <text:p>35.6079706939</text:p>
          </table:table-cell>
          <table:table-cell office:value="37.5837834269" office:value-type="float">
            <text:p>37.5837834269</text:p>
          </table:table-cell>
          <table:table-cell office:value-type="string">
            <text:p/>
          </table:table-cell>
          <table:table-cell office:value="21.5066747959" office:value-type="float">
            <text:p>21.506674795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0.9158307264" office:value-type="float">
            <text:p>30.9158307264</text:p>
          </table:table-cell>
          <table:table-cell office:value="29.5574789571" office:value-type="float">
            <text:p>29.5574789571</text:p>
          </table:table-cell>
          <table:table-cell office:value="30.1439830615" office:value-type="float">
            <text:p>30.1439830615</text:p>
          </table:table-cell>
          <table:table-cell office:value="28.4118051688" office:value-type="float">
            <text:p>28.4118051688</text:p>
          </table:table-cell>
          <table:table-cell office:value="27.6950638047" office:value-type="float">
            <text:p>27.6950638047</text:p>
          </table:table-cell>
          <table:table-cell office:value="29.3158242578" office:value-type="float">
            <text:p>29.3158242578</text:p>
          </table:table-cell>
          <table:table-cell office:value="24.1593439985" office:value-type="float">
            <text:p>24.1593439985</text:p>
          </table:table-cell>
          <table:table-cell office:value="22.6077735768" office:value-type="float">
            <text:p>22.6077735768</text:p>
          </table:table-cell>
          <table:table-cell office:value="22.7370706062" office:value-type="float">
            <text:p>22.7370706062</text:p>
          </table:table-cell>
          <table:table-cell office:value="23.864330003" office:value-type="float">
            <text:p>23.864330003</text:p>
          </table:table-cell>
          <table:table-cell office:value="22.2713875489" office:value-type="float">
            <text:p>22.2713875489</text:p>
          </table:table-cell>
          <table:table-cell office:value="17.4576299134" office:value-type="float">
            <text:p>17.4576299134</text:p>
          </table:table-cell>
          <table:table-cell office:value="23.4036696534" office:value-type="float">
            <text:p>23.4036696534</text:p>
          </table:table-cell>
          <table:table-cell office:value="23.8980056735" office:value-type="float">
            <text:p>23.8980056735</text:p>
          </table:table-cell>
          <table:table-cell office:value-type="string">
            <text:p>ü</text:p>
          </table:table-cell>
          <table:table-cell office:value="7.30362273598" office:value-type="float">
            <text:p>7.30362273598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284305139" office:value-type="float">
            <text:p>14.284305139</text:p>
          </table:table-cell>
          <table:table-cell office:value="13.2164138893" office:value-type="float">
            <text:p>13.2164138893</text:p>
          </table:table-cell>
          <table:table-cell office:value="13.152644087" office:value-type="float">
            <text:p>13.152644087</text:p>
          </table:table-cell>
          <table:table-cell office:value="11.5740199112" office:value-type="float">
            <text:p>11.5740199112</text:p>
          </table:table-cell>
          <table:table-cell office:value="11.3652390556" office:value-type="float">
            <text:p>11.3652390556</text:p>
          </table:table-cell>
          <table:table-cell office:value="12.1150692298" office:value-type="float">
            <text:p>12.1150692298</text:p>
          </table:table-cell>
          <table:table-cell office:value="9.85052841281" office:value-type="float">
            <text:p>9.85052841281</text:p>
          </table:table-cell>
          <table:table-cell office:value="9.00337029251" office:value-type="float">
            <text:p>9.00337029251</text:p>
          </table:table-cell>
          <table:table-cell office:value="8.62373333117" office:value-type="float">
            <text:p>8.62373333117</text:p>
          </table:table-cell>
          <table:table-cell office:value="8.19645630074" office:value-type="float">
            <text:p>8.19645630074</text:p>
          </table:table-cell>
          <table:table-cell office:value="8.43367333624" office:value-type="float">
            <text:p>8.43367333624</text:p>
          </table:table-cell>
          <table:table-cell office:value="7.07685688395" office:value-type="float">
            <text:p>7.07685688395</text:p>
          </table:table-cell>
          <table:table-cell office:value="8.05814261361" office:value-type="float">
            <text:p>8.05814261361</text:p>
          </table:table-cell>
          <table:table-cell office:value="8.41818963079" office:value-type="float">
            <text:p>8.41818963079</text:p>
          </table:table-cell>
          <table:table-cell office:value-type="string">
            <text:p>ü</text:p>
          </table:table-cell>
          <table:table-cell office:value="-0.183593848499" office:value-type="float">
            <text:p>-0.183593848499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6362638265" office:value-type="float">
            <text:p>11.6362638265</text:p>
          </table:table-cell>
          <table:table-cell office:value="10.6999563274" office:value-type="float">
            <text:p>10.6999563274</text:p>
          </table:table-cell>
          <table:table-cell office:value="10.533846599" office:value-type="float">
            <text:p>10.533846599</text:p>
          </table:table-cell>
          <table:table-cell office:value="8.96457394743" office:value-type="float">
            <text:p>8.96457394743</text:p>
          </table:table-cell>
          <table:table-cell office:value="9.01208986805" office:value-type="float">
            <text:p>9.01208986805</text:p>
          </table:table-cell>
          <table:table-cell office:value="9.59565589098" office:value-type="float">
            <text:p>9.59565589098</text:p>
          </table:table-cell>
          <table:table-cell office:value="7.61314471838" office:value-type="float">
            <text:p>7.61314471838</text:p>
          </table:table-cell>
          <table:table-cell office:value="6.94186743516" office:value-type="float">
            <text:p>6.94186743516</text:p>
          </table:table-cell>
          <table:table-cell office:value="6.52960751571" office:value-type="float">
            <text:p>6.52960751571</text:p>
          </table:table-cell>
          <table:table-cell office:value="6.02049515822" office:value-type="float">
            <text:p>6.02049515822</text:p>
          </table:table-cell>
          <table:table-cell office:value="6.45034958127" office:value-type="float">
            <text:p>6.45034958127</text:p>
          </table:table-cell>
          <table:table-cell office:value="5.45155632021" office:value-type="float">
            <text:p>5.45155632021</text:p>
          </table:table-cell>
          <table:table-cell office:value="5.68733236362" office:value-type="float">
            <text:p>5.68733236362</text:p>
          </table:table-cell>
          <table:table-cell office:value="6.03701332126" office:value-type="float">
            <text:p>6.03701332126</text:p>
          </table:table-cell>
          <table:table-cell office:value-type="string">
            <text:p>ü</text:p>
          </table:table-cell>
          <table:table-cell office:value="-6.40796680548" office:value-type="float">
            <text:p>-6.40796680548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6.6302036533" office:value-type="float">
            <text:p>16.6302036533</text:p>
          </table:table-cell>
          <table:table-cell office:value="16.3396306328" office:value-type="float">
            <text:p>16.3396306328</text:p>
          </table:table-cell>
          <table:table-cell office:value="16.9899933894" office:value-type="float">
            <text:p>16.9899933894</text:p>
          </table:table-cell>
          <table:table-cell office:value="16.8360504306" office:value-type="float">
            <text:p>16.8360504306</text:p>
          </table:table-cell>
          <table:table-cell office:value="16.3283172729" office:value-type="float">
            <text:p>16.3283172729</text:p>
          </table:table-cell>
          <table:table-cell office:value="17.1984190236" office:value-type="float">
            <text:p>17.1984190236</text:p>
          </table:table-cell>
          <table:table-cell office:value="14.3056830364" office:value-type="float">
            <text:p>14.3056830364</text:p>
          </table:table-cell>
          <table:table-cell office:value="13.6021950091" office:value-type="float">
            <text:p>13.6021950091</text:p>
          </table:table-cell>
          <table:table-cell office:value="14.1123751562" office:value-type="float">
            <text:p>14.1123751562</text:p>
          </table:table-cell>
          <table:table-cell office:value="15.6669884252" office:value-type="float">
            <text:p>15.6669884252</text:p>
          </table:table-cell>
          <table:table-cell office:value="13.8362034899" office:value-type="float">
            <text:p>13.8362034899</text:p>
          </table:table-cell>
          <table:table-cell office:value="10.3783643491" office:value-type="float">
            <text:p>10.3783643491</text:p>
          </table:table-cell>
          <table:table-cell office:value="15.344105093" office:value-type="float">
            <text:p>15.344105093</text:p>
          </table:table-cell>
          <table:table-cell office:value="15.4789940022" office:value-type="float">
            <text:p>15.4789940022</text:p>
          </table:table-cell>
          <table:table-cell office:value-type="string">
            <text:p/>
          </table:table-cell>
          <table:table-cell office:value="11.8731306133" office:value-type="float">
            <text:p>11.8731306133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7518494725" office:value-type="float">
            <text:p>1.7518494725</text:p>
          </table:table-cell>
          <table:table-cell office:value="1.72857239067" office:value-type="float">
            <text:p>1.72857239067</text:p>
          </table:table-cell>
          <table:table-cell office:value="1.77317626638" office:value-type="float">
            <text:p>1.77317626638</text:p>
          </table:table-cell>
          <table:table-cell office:value="1.79714054386" office:value-type="float">
            <text:p>1.79714054386</text:p>
          </table:table-cell>
          <table:table-cell office:value="1.71535279635" office:value-type="float">
            <text:p>1.71535279635</text:p>
          </table:table-cell>
          <table:table-cell office:value="1.80362029498" office:value-type="float">
            <text:p>1.80362029498</text:p>
          </table:table-cell>
          <table:table-cell office:value="1.48280744384" office:value-type="float">
            <text:p>1.48280744384</text:p>
          </table:table-cell>
          <table:table-cell office:value="1.44074476576" office:value-type="float">
            <text:p>1.44074476576</text:p>
          </table:table-cell>
          <table:table-cell office:value="1.51315880767" office:value-type="float">
            <text:p>1.51315880767</text:p>
          </table:table-cell>
          <table:table-cell office:value="1.65919360292" office:value-type="float">
            <text:p>1.65919360292</text:p>
          </table:table-cell>
          <table:table-cell office:value="1.39829099182" office:value-type="float">
            <text:p>1.39829099182</text:p>
          </table:table-cell>
          <table:table-cell office:value="1.01486611789" office:value-type="float">
            <text:p>1.01486611789</text:p>
          </table:table-cell>
          <table:table-cell office:value="1.64148496203" office:value-type="float">
            <text:p>1.64148496203</text:p>
          </table:table-cell>
          <table:table-cell office:value="1.71317851943" office:value-type="float">
            <text:p>1.71317851943</text:p>
          </table:table-cell>
          <table:table-cell office:value-type="string">
            <text:p/>
          </table:table-cell>
          <table:table-cell office:value="22.519456211" office:value-type="float">
            <text:p>22.51945621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5.56852414495" office:value-type="float">
            <text:p>5.56852414495</text:p>
          </table:table-cell>
          <table:table-cell office:value="4.53123443865" office:value-type="float">
            <text:p>4.53123443865</text:p>
          </table:table-cell>
          <table:table-cell office:value="4.06858455614" office:value-type="float">
            <text:p>4.06858455614</text:p>
          </table:table-cell>
          <table:table-cell office:value="3.07444771007" office:value-type="float">
            <text:p>3.07444771007</text:p>
          </table:table-cell>
          <table:table-cell office:value="4.53504871076" office:value-type="float">
            <text:p>4.53504871076</text:p>
          </table:table-cell>
          <table:table-cell office:value="4.20225228915" office:value-type="float">
            <text:p>4.20225228915</text:p>
          </table:table-cell>
          <table:table-cell office:value="3.23133503785" office:value-type="float">
            <text:p>3.23133503785</text:p>
          </table:table-cell>
          <table:table-cell office:value="2.90937910733" office:value-type="float">
            <text:p>2.90937910733</text:p>
          </table:table-cell>
          <table:table-cell office:value="2.90786878939" office:value-type="float">
            <text:p>2.90786878939</text:p>
          </table:table-cell>
          <table:table-cell office:value="2.57759704634" office:value-type="float">
            <text:p>2.57759704634</text:p>
          </table:table-cell>
          <table:table-cell office:value="2.14175466729" office:value-type="float">
            <text:p>2.14175466729</text:p>
          </table:table-cell>
          <table:table-cell office:value="1.8905385535" office:value-type="float">
            <text:p>1.8905385535</text:p>
          </table:table-cell>
          <table:table-cell office:value="1.37020513845" office:value-type="float">
            <text:p>1.37020513845</text:p>
          </table:table-cell>
          <table:table-cell office:value="1.48266045757" office:value-type="float">
            <text:p>1.48266045757</text:p>
          </table:table-cell>
          <table:table-cell office:value-type="string">
            <text:p/>
          </table:table-cell>
          <table:table-cell office:value="-30.7735624339" office:value-type="float">
            <text:p>-30.7735624339</text:p>
          </table:table-cell>
          <table:table-cell office:value-type="string">
            <text:p>yes</text:p>
          </table:table-cell>
          <table:table-cell office:value-type="string">
            <text:p>m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5.1048516563" office:value-type="float">
            <text:p>85.1048516563</text:p>
          </table:table-cell>
          <table:table-cell office:value="79.2738853721" office:value-type="float">
            <text:p>79.2738853721</text:p>
          </table:table-cell>
          <table:table-cell office:value="85.2085631945" office:value-type="float">
            <text:p>85.2085631945</text:p>
          </table:table-cell>
          <table:table-cell office:value="78.6824861137" office:value-type="float">
            <text:p>78.6824861137</text:p>
          </table:table-cell>
          <table:table-cell office:value="74.7893758675" office:value-type="float">
            <text:p>74.7893758675</text:p>
          </table:table-cell>
          <table:table-cell office:value="78.9387626667" office:value-type="float">
            <text:p>78.9387626667</text:p>
          </table:table-cell>
          <table:table-cell office:value="69.8571179174" office:value-type="float">
            <text:p>69.8571179174</text:p>
          </table:table-cell>
          <table:table-cell office:value="66.7385889732" office:value-type="float">
            <text:p>66.7385889732</text:p>
          </table:table-cell>
          <table:table-cell office:value="67.3184001152" office:value-type="float">
            <text:p>67.3184001152</text:p>
          </table:table-cell>
          <table:table-cell office:value="65.5992186575" office:value-type="float">
            <text:p>65.5992186575</text:p>
          </table:table-cell>
          <table:table-cell office:value="64.1934207124" office:value-type="float">
            <text:p>64.1934207124</text:p>
          </table:table-cell>
          <table:table-cell office:value="51.4754738298" office:value-type="float">
            <text:p>51.4754738298</text:p>
          </table:table-cell>
          <table:table-cell office:value="68.062253264" office:value-type="float">
            <text:p>68.062253264</text:p>
          </table:table-cell>
          <table:table-cell office:value="69.7214834311" office:value-type="float">
            <text:p>69.7214834311</text:p>
          </table:table-cell>
          <table:table-cell office:value-type="string">
            <text:p/>
          </table:table-cell>
          <table:table-cell office:value="8.61157211653" office:value-type="float">
            <text:p>8.61157211653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806319909" office:value-type="float">
            <text:p>1.2806319909</text:p>
          </table:table-cell>
          <table:table-cell office:value="1.25859077611" office:value-type="float">
            <text:p>1.25859077611</text:p>
          </table:table-cell>
          <table:table-cell office:value="1.29786935862" office:value-type="float">
            <text:p>1.29786935862</text:p>
          </table:table-cell>
          <table:table-cell office:value="1.26408250619" office:value-type="float">
            <text:p>1.26408250619</text:p>
          </table:table-cell>
          <table:table-cell office:value="1.25144180212" office:value-type="float">
            <text:p>1.25144180212</text:p>
          </table:table-cell>
          <table:table-cell office:value="1.32029642545" office:value-type="float">
            <text:p>1.32029642545</text:p>
          </table:table-cell>
          <table:table-cell office:value="1.08129666331" office:value-type="float">
            <text:p>1.08129666331</text:p>
          </table:table-cell>
          <table:table-cell office:value="1.04185893582" office:value-type="float">
            <text:p>1.04185893582</text:p>
          </table:table-cell>
          <table:table-cell office:value="1.08783455144" office:value-type="float">
            <text:p>1.08783455144</text:p>
          </table:table-cell>
          <table:table-cell office:value="1.20875113293" office:value-type="float">
            <text:p>1.20875113293</text:p>
          </table:table-cell>
          <table:table-cell office:value="1.03242045548" office:value-type="float">
            <text:p>1.03242045548</text:p>
          </table:table-cell>
          <table:table-cell office:value="0.802061905655" office:value-type="float">
            <text:p>0.802061905655</text:p>
          </table:table-cell>
          <table:table-cell office:value="1.16755796608" office:value-type="float">
            <text:p>1.16755796608</text:p>
          </table:table-cell>
          <table:table-cell office:value="1.17163696355" office:value-type="float">
            <text:p>1.17163696355</text:p>
          </table:table-cell>
          <table:table-cell office:value-type="string">
            <text:p/>
          </table:table-cell>
          <table:table-cell office:value="13.484477892" office:value-type="float">
            <text:p>13.484477892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18410347926" office:value-type="float">
            <text:p>1.18410347926</text:p>
          </table:table-cell>
          <table:table-cell office:value="1.12343258641" office:value-type="float">
            <text:p>1.12343258641</text:p>
          </table:table-cell>
          <table:table-cell office:value="1.20458591462" office:value-type="float">
            <text:p>1.20458591462</text:p>
          </table:table-cell>
          <table:table-cell office:value="1.17645669645" office:value-type="float">
            <text:p>1.17645669645</text:p>
          </table:table-cell>
          <table:table-cell office:value="1.14186717293" office:value-type="float">
            <text:p>1.14186717293</text:p>
          </table:table-cell>
          <table:table-cell office:value="1.13821166984" office:value-type="float">
            <text:p>1.13821166984</text:p>
          </table:table-cell>
          <table:table-cell office:value="0.95345563536" office:value-type="float">
            <text:p>0.95345563536</text:p>
          </table:table-cell>
          <table:table-cell office:value="0.924163866991" office:value-type="float">
            <text:p>0.924163866991</text:p>
          </table:table-cell>
          <table:table-cell office:value="0.958590951676" office:value-type="float">
            <text:p>0.958590951676</text:p>
          </table:table-cell>
          <table:table-cell office:value="1.03478799836" office:value-type="float">
            <text:p>1.03478799836</text:p>
          </table:table-cell>
          <table:table-cell office:value="0.887193775187" office:value-type="float">
            <text:p>0.887193775187</text:p>
          </table:table-cell>
          <table:table-cell office:value="0.700963993481" office:value-type="float">
            <text:p>0.700963993481</text:p>
          </table:table-cell>
          <table:table-cell office:value="1.00510639317" office:value-type="float">
            <text:p>1.00510639317</text:p>
          </table:table-cell>
          <table:table-cell office:value="1.08252134244" office:value-type="float">
            <text:p>1.08252134244</text:p>
          </table:table-cell>
          <table:table-cell office:value-type="string">
            <text:p/>
          </table:table-cell>
          <table:table-cell office:value="22.0163365334" office:value-type="float">
            <text:p>22.016336533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8247410266" office:value-type="float">
            <text:p>36.8247410266</text:p>
          </table:table-cell>
          <table:table-cell office:value="33.3889641011" office:value-type="float">
            <text:p>33.3889641011</text:p>
          </table:table-cell>
          <table:table-cell office:value="34.6297738648" office:value-type="float">
            <text:p>34.6297738648</text:p>
          </table:table-cell>
          <table:table-cell office:value="32.3732807086" office:value-type="float">
            <text:p>32.3732807086</text:p>
          </table:table-cell>
          <table:table-cell office:value="33.0034887268" office:value-type="float">
            <text:p>33.0034887268</text:p>
          </table:table-cell>
          <table:table-cell office:value="33.7980745664" office:value-type="float">
            <text:p>33.7980745664</text:p>
          </table:table-cell>
          <table:table-cell office:value="27.5685411009" office:value-type="float">
            <text:p>27.5685411009</text:p>
          </table:table-cell>
          <table:table-cell office:value="26.6735330472" office:value-type="float">
            <text:p>26.6735330472</text:p>
          </table:table-cell>
          <table:table-cell office:value="27.0805406454" office:value-type="float">
            <text:p>27.0805406454</text:p>
          </table:table-cell>
          <table:table-cell office:value="28.0921734076" office:value-type="float">
            <text:p>28.0921734076</text:p>
          </table:table-cell>
          <table:table-cell office:value="24.7921832831" office:value-type="float">
            <text:p>24.7921832831</text:p>
          </table:table-cell>
          <table:table-cell office:value="19.2792923584" office:value-type="float">
            <text:p>19.2792923584</text:p>
          </table:table-cell>
          <table:table-cell office:value="26.2037454213" office:value-type="float">
            <text:p>26.2037454213</text:p>
          </table:table-cell>
          <table:table-cell office:value="27.4508670161" office:value-type="float">
            <text:p>27.4508670161</text:p>
          </table:table-cell>
          <table:table-cell office:value-type="string">
            <text:p/>
          </table:table-cell>
          <table:table-cell office:value="10.7238789848" office:value-type="float">
            <text:p>10.723878984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42554478285" office:value-type="float">
            <text:p>0.342554478285</text:p>
          </table:table-cell>
          <table:table-cell office:value="0.330445783329" office:value-type="float">
            <text:p>0.330445783329</text:p>
          </table:table-cell>
          <table:table-cell office:value="0.358921288419" office:value-type="float">
            <text:p>0.358921288419</text:p>
          </table:table-cell>
          <table:table-cell office:value="0.336091228801" office:value-type="float">
            <text:p>0.336091228801</text:p>
          </table:table-cell>
          <table:table-cell office:value="0.327653918024" office:value-type="float">
            <text:p>0.327653918024</text:p>
          </table:table-cell>
          <table:table-cell office:value="0.350012266632" office:value-type="float">
            <text:p>0.350012266632</text:p>
          </table:table-cell>
          <table:table-cell office:value="0.287461829921" office:value-type="float">
            <text:p>0.287461829921</text:p>
          </table:table-cell>
          <table:table-cell office:value="0.284078670639" office:value-type="float">
            <text:p>0.284078670639</text:p>
          </table:table-cell>
          <table:table-cell office:value="0.293859536753" office:value-type="float">
            <text:p>0.293859536753</text:p>
          </table:table-cell>
          <table:table-cell office:value="0.306758906507" office:value-type="float">
            <text:p>0.306758906507</text:p>
          </table:table-cell>
          <table:table-cell office:value="0.278604409904" office:value-type="float">
            <text:p>0.278604409904</text:p>
          </table:table-cell>
          <table:table-cell office:value="0.20643811737" office:value-type="float">
            <text:p>0.20643811737</text:p>
          </table:table-cell>
          <table:table-cell office:value="0.304488516968" office:value-type="float">
            <text:p>0.304488516968</text:p>
          </table:table-cell>
          <table:table-cell office:value="0.304516251821" office:value-type="float">
            <text:p>0.304516251821</text:p>
          </table:table-cell>
          <table:table-cell office:value-type="string">
            <text:p/>
          </table:table-cell>
          <table:table-cell office:value="9.30058570357" office:value-type="float">
            <text:p>9.30058570357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40541116201" office:value-type="float">
            <text:p>0.440541116201</text:p>
          </table:table-cell>
          <table:table-cell office:value="0.406575107654" office:value-type="float">
            <text:p>0.406575107654</text:p>
          </table:table-cell>
          <table:table-cell office:value="0.431322489142" office:value-type="float">
            <text:p>0.431322489142</text:p>
          </table:table-cell>
          <table:table-cell office:value="0.41290047058" office:value-type="float">
            <text:p>0.41290047058</text:p>
          </table:table-cell>
          <table:table-cell office:value="0.410570610006" office:value-type="float">
            <text:p>0.410570610006</text:p>
          </table:table-cell>
          <table:table-cell office:value="0.418987136134" office:value-type="float">
            <text:p>0.418987136134</text:p>
          </table:table-cell>
          <table:table-cell office:value="0.341737466912" office:value-type="float">
            <text:p>0.341737466912</text:p>
          </table:table-cell>
          <table:table-cell office:value="0.32645450384" office:value-type="float">
            <text:p>0.32645450384</text:p>
          </table:table-cell>
          <table:table-cell office:value="0.338321743902" office:value-type="float">
            <text:p>0.338321743902</text:p>
          </table:table-cell>
          <table:table-cell office:value="0.367737765769" office:value-type="float">
            <text:p>0.367737765769</text:p>
          </table:table-cell>
          <table:table-cell office:value="0.315771367822" office:value-type="float">
            <text:p>0.315771367822</text:p>
          </table:table-cell>
          <table:table-cell office:value="0.238457266092" office:value-type="float">
            <text:p>0.238457266092</text:p>
          </table:table-cell>
          <table:table-cell office:value="0.346442876228" office:value-type="float">
            <text:p>0.346442876228</text:p>
          </table:table-cell>
          <table:table-cell office:value="0.367081777135" office:value-type="float">
            <text:p>0.367081777135</text:p>
          </table:table-cell>
          <table:table-cell office:value-type="string">
            <text:p/>
          </table:table-cell>
          <table:table-cell office:value="16.2492279359" office:value-type="float">
            <text:p>16.249227935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17284674172" office:value-type="float">
            <text:p>0.217284674172</text:p>
          </table:table-cell>
          <table:table-cell office:value="0.210706750912" office:value-type="float">
            <text:p>0.210706750912</text:p>
          </table:table-cell>
          <table:table-cell office:value="0.223256532159" office:value-type="float">
            <text:p>0.223256532159</text:p>
          </table:table-cell>
          <table:table-cell office:value="0.224777824519" office:value-type="float">
            <text:p>0.224777824519</text:p>
          </table:table-cell>
          <table:table-cell office:value="0.212983514894" office:value-type="float">
            <text:p>0.212983514894</text:p>
          </table:table-cell>
          <table:table-cell office:value="0.220802729159" office:value-type="float">
            <text:p>0.220802729159</text:p>
          </table:table-cell>
          <table:table-cell office:value="0.181299745816" office:value-type="float">
            <text:p>0.181299745816</text:p>
          </table:table-cell>
          <table:table-cell office:value="0.175591984736" office:value-type="float">
            <text:p>0.175591984736</text:p>
          </table:table-cell>
          <table:table-cell office:value="0.179886616182" office:value-type="float">
            <text:p>0.179886616182</text:p>
          </table:table-cell>
          <table:table-cell office:value="0.198568382758" office:value-type="float">
            <text:p>0.198568382758</text:p>
          </table:table-cell>
          <table:table-cell office:value="0.172121796598" office:value-type="float">
            <text:p>0.172121796598</text:p>
          </table:table-cell>
          <table:table-cell office:value="0.126711621644" office:value-type="float">
            <text:p>0.126711621644</text:p>
          </table:table-cell>
          <table:table-cell office:value="0.196738784519" office:value-type="float">
            <text:p>0.196738784519</text:p>
          </table:table-cell>
          <table:table-cell office:value="0.210958020385" office:value-type="float">
            <text:p>0.210958020385</text:p>
          </table:table-cell>
          <table:table-cell office:value-type="string">
            <text:p/>
          </table:table-cell>
          <table:table-cell office:value="22.5632224125" office:value-type="float">
            <text:p>22.563222412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025266998" office:value-type="float">
            <text:p>0.192025266998</text:p>
          </table:table-cell>
          <table:table-cell office:value="0.175831993096" office:value-type="float">
            <text:p>0.175831993096</text:p>
          </table:table-cell>
          <table:table-cell office:value="0.189730495004" office:value-type="float">
            <text:p>0.189730495004</text:p>
          </table:table-cell>
          <table:table-cell office:value="0.170580158485" office:value-type="float">
            <text:p>0.170580158485</text:p>
          </table:table-cell>
          <table:table-cell office:value="0.171126541624" office:value-type="float">
            <text:p>0.171126541624</text:p>
          </table:table-cell>
          <table:table-cell office:value="0.17134441747" office:value-type="float">
            <text:p>0.17134441747</text:p>
          </table:table-cell>
          <table:table-cell office:value="0.139402352021" office:value-type="float">
            <text:p>0.139402352021</text:p>
          </table:table-cell>
          <table:table-cell office:value="0.140926303987" office:value-type="float">
            <text:p>0.140926303987</text:p>
          </table:table-cell>
          <table:table-cell office:value="0.141475381285" office:value-type="float">
            <text:p>0.141475381285</text:p>
          </table:table-cell>
          <table:table-cell office:value="0.140030950789" office:value-type="float">
            <text:p>0.140030950789</text:p>
          </table:table-cell>
          <table:table-cell office:value="0.128001181307" office:value-type="float">
            <text:p>0.128001181307</text:p>
          </table:table-cell>
          <table:table-cell office:value="0.101520994883" office:value-type="float">
            <text:p>0.101520994883</text:p>
          </table:table-cell>
          <table:table-cell office:value="0.137939127913" office:value-type="float">
            <text:p>0.137939127913</text:p>
          </table:table-cell>
          <table:table-cell office:value="0.146868553048" office:value-type="float">
            <text:p>0.146868553048</text:p>
          </table:table-cell>
          <table:table-cell office:value-type="string">
            <text:p/>
          </table:table-cell>
          <table:table-cell office:value="14.739998138" office:value-type="float">
            <text:p>14.73999813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6288433219" office:value-type="float">
            <text:p>5.36288433219</text:p>
          </table:table-cell>
          <table:table-cell office:value="4.92943272173" office:value-type="float">
            <text:p>4.92943272173</text:p>
          </table:table-cell>
          <table:table-cell office:value="5.17399228418" office:value-type="float">
            <text:p>5.17399228418</text:p>
          </table:table-cell>
          <table:table-cell office:value="4.8857130083" office:value-type="float">
            <text:p>4.8857130083</text:p>
          </table:table-cell>
          <table:table-cell office:value="5.0559650591" office:value-type="float">
            <text:p>5.0559650591</text:p>
          </table:table-cell>
          <table:table-cell office:value="5.09507350973" office:value-type="float">
            <text:p>5.09507350973</text:p>
          </table:table-cell>
          <table:table-cell office:value="4.12462526975" office:value-type="float">
            <text:p>4.12462526975</text:p>
          </table:table-cell>
          <table:table-cell office:value="4.06895660223" office:value-type="float">
            <text:p>4.06895660223</text:p>
          </table:table-cell>
          <table:table-cell office:value="4.10165786979" office:value-type="float">
            <text:p>4.10165786979</text:p>
          </table:table-cell>
          <table:table-cell office:value="4.33562567295" office:value-type="float">
            <text:p>4.33562567295</text:p>
          </table:table-cell>
          <table:table-cell office:value="3.77782600082" office:value-type="float">
            <text:p>3.77782600082</text:p>
          </table:table-cell>
          <table:table-cell office:value="2.95324682773" office:value-type="float">
            <text:p>2.95324682773</text:p>
          </table:table-cell>
          <table:table-cell office:value="4.04375794495" office:value-type="float">
            <text:p>4.04375794495</text:p>
          </table:table-cell>
          <table:table-cell office:value="4.20927688003" office:value-type="float">
            <text:p>4.20927688003</text:p>
          </table:table-cell>
          <table:table-cell office:value-type="string">
            <text:p/>
          </table:table-cell>
          <table:table-cell office:value="11.4206127842" office:value-type="float">
            <text:p>11.420612784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6593502861" office:value-type="float">
            <text:p>0.446593502861</text:p>
          </table:table-cell>
          <table:table-cell office:value="0.40750159888" office:value-type="float">
            <text:p>0.40750159888</text:p>
          </table:table-cell>
          <table:table-cell office:value="0.418743948415" office:value-type="float">
            <text:p>0.418743948415</text:p>
          </table:table-cell>
          <table:table-cell office:value="0.396519645682" office:value-type="float">
            <text:p>0.396519645682</text:p>
          </table:table-cell>
          <table:table-cell office:value="0.41545181268" office:value-type="float">
            <text:p>0.41545181268</text:p>
          </table:table-cell>
          <table:table-cell office:value="0.405459893951" office:value-type="float">
            <text:p>0.405459893951</text:p>
          </table:table-cell>
          <table:table-cell office:value="0.323580881086" office:value-type="float">
            <text:p>0.323580881086</text:p>
          </table:table-cell>
          <table:table-cell office:value="0.318586569731" office:value-type="float">
            <text:p>0.318586569731</text:p>
          </table:table-cell>
          <table:table-cell office:value="0.323407497603" office:value-type="float">
            <text:p>0.323407497603</text:p>
          </table:table-cell>
          <table:table-cell office:value="0.345563416062" office:value-type="float">
            <text:p>0.345563416062</text:p>
          </table:table-cell>
          <table:table-cell office:value="0.296675977636" office:value-type="float">
            <text:p>0.296675977636</text:p>
          </table:table-cell>
          <table:table-cell office:value="0.221752278767" office:value-type="float">
            <text:p>0.221752278767</text:p>
          </table:table-cell>
          <table:table-cell office:value="0.318680646705" office:value-type="float">
            <text:p>0.318680646705</text:p>
          </table:table-cell>
          <table:table-cell office:value="0.341373886725" office:value-type="float">
            <text:p>0.341373886725</text:p>
          </table:table-cell>
          <table:table-cell office:value-type="string">
            <text:p/>
          </table:table-cell>
          <table:table-cell office:value="15.0662380707" office:value-type="float">
            <text:p>15.0662380707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60904256601" office:value-type="float">
            <text:p>0.660904256601</text:p>
          </table:table-cell>
          <table:table-cell office:value="0.634948307599" office:value-type="float">
            <text:p>0.634948307599</text:p>
          </table:table-cell>
          <table:table-cell office:value="0.710459844119" office:value-type="float">
            <text:p>0.710459844119</text:p>
          </table:table-cell>
          <table:table-cell office:value="0.641877382109" office:value-type="float">
            <text:p>0.641877382109</text:p>
          </table:table-cell>
          <table:table-cell office:value="0.613962065532" office:value-type="float">
            <text:p>0.613962065532</text:p>
          </table:table-cell>
          <table:table-cell office:value="0.630214349667" office:value-type="float">
            <text:p>0.630214349667</text:p>
          </table:table-cell>
          <table:table-cell office:value="0.507860584424" office:value-type="float">
            <text:p>0.507860584424</text:p>
          </table:table-cell>
          <table:table-cell office:value="0.518108944479" office:value-type="float">
            <text:p>0.518108944479</text:p>
          </table:table-cell>
          <table:table-cell office:value="0.515109615073" office:value-type="float">
            <text:p>0.515109615073</text:p>
          </table:table-cell>
          <table:table-cell office:value="0.558610146265" office:value-type="float">
            <text:p>0.558610146265</text:p>
          </table:table-cell>
          <table:table-cell office:value="0.494152604277" office:value-type="float">
            <text:p>0.494152604277</text:p>
          </table:table-cell>
          <table:table-cell office:value="0.401891130589" office:value-type="float">
            <text:p>0.401891130589</text:p>
          </table:table-cell>
          <table:table-cell office:value="0.5592868228" office:value-type="float">
            <text:p>0.5592868228</text:p>
          </table:table-cell>
          <table:table-cell office:value="0.606650158227" office:value-type="float">
            <text:p>0.606650158227</text:p>
          </table:table-cell>
          <table:table-cell office:value-type="string">
            <text:p/>
          </table:table-cell>
          <table:table-cell office:value="22.7657515059" office:value-type="float">
            <text:p>22.765751505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0.2911442348" office:value-type="float">
            <text:p>50.2911442348</text:p>
          </table:table-cell>
          <table:table-cell office:value="46.5014151366" office:value-type="float">
            <text:p>46.5014151366</text:p>
          </table:table-cell>
          <table:table-cell office:value="47.8113006918" office:value-type="float">
            <text:p>47.8113006918</text:p>
          </table:table-cell>
          <table:table-cell office:value="45.5949605566" office:value-type="float">
            <text:p>45.5949605566</text:p>
          </table:table-cell>
          <table:table-cell office:value="47.6940775555" office:value-type="float">
            <text:p>47.6940775555</text:p>
          </table:table-cell>
          <table:table-cell office:value="46.9178234056" office:value-type="float">
            <text:p>46.9178234056</text:p>
          </table:table-cell>
          <table:table-cell office:value="38.2133693072" office:value-type="float">
            <text:p>38.2133693072</text:p>
          </table:table-cell>
          <table:table-cell office:value="37.2766260959" office:value-type="float">
            <text:p>37.2766260959</text:p>
          </table:table-cell>
          <table:table-cell office:value="38.0432040034" office:value-type="float">
            <text:p>38.0432040034</text:p>
          </table:table-cell>
          <table:table-cell office:value="39.6227872316" office:value-type="float">
            <text:p>39.6227872316</text:p>
          </table:table-cell>
          <table:table-cell office:value="33.440073873" office:value-type="float">
            <text:p>33.440073873</text:p>
          </table:table-cell>
          <table:table-cell office:value="25.5410589387" office:value-type="float">
            <text:p>25.5410589387</text:p>
          </table:table-cell>
          <table:table-cell office:value="37.2273383045" office:value-type="float">
            <text:p>37.2273383045</text:p>
          </table:table-cell>
          <table:table-cell office:value="39.738050964" office:value-type="float">
            <text:p>39.738050964</text:p>
          </table:table-cell>
          <table:table-cell office:value-type="string">
            <text:p/>
          </table:table-cell>
          <table:table-cell office:value="18.833621944" office:value-type="float">
            <text:p>18.833621944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.92577540796" office:value-type="float">
            <text:p>9.92577540796</text:p>
          </table:table-cell>
          <table:table-cell office:value="9.09244827221" office:value-type="float">
            <text:p>9.09244827221</text:p>
          </table:table-cell>
          <table:table-cell office:value="9.19445054718" office:value-type="float">
            <text:p>9.19445054718</text:p>
          </table:table-cell>
          <table:table-cell office:value="9.40726496085" office:value-type="float">
            <text:p>9.40726496085</text:p>
          </table:table-cell>
          <table:table-cell office:value="9.12462898249" office:value-type="float">
            <text:p>9.12462898249</text:p>
          </table:table-cell>
          <table:table-cell office:value="9.34687910514" office:value-type="float">
            <text:p>9.34687910514</text:p>
          </table:table-cell>
          <table:table-cell office:value="7.55123883635" office:value-type="float">
            <text:p>7.55123883635</text:p>
          </table:table-cell>
          <table:table-cell office:value="7.36850391474" office:value-type="float">
            <text:p>7.36850391474</text:p>
          </table:table-cell>
          <table:table-cell office:value="7.74445493775" office:value-type="float">
            <text:p>7.74445493775</text:p>
          </table:table-cell>
          <table:table-cell office:value="8.5310857972" office:value-type="float">
            <text:p>8.5310857972</text:p>
          </table:table-cell>
          <table:table-cell office:value="6.83115497049" office:value-type="float">
            <text:p>6.83115497049</text:p>
          </table:table-cell>
          <table:table-cell office:value="5.54341789987" office:value-type="float">
            <text:p>5.54341789987</text:p>
          </table:table-cell>
          <table:table-cell office:value="8.26774221431" office:value-type="float">
            <text:p>8.26774221431</text:p>
          </table:table-cell>
          <table:table-cell office:value="8.9964460946" office:value-type="float">
            <text:p>8.9964460946</text:p>
          </table:table-cell>
          <table:table-cell office:value-type="string">
            <text:p/>
          </table:table-cell>
          <table:table-cell office:value="31.697291797" office:value-type="float">
            <text:p>31.697291797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7.8740613018" office:value-type="float">
            <text:p>47.8740613018</text:p>
          </table:table-cell>
          <table:table-cell office:value="46.1039885087" office:value-type="float">
            <text:p>46.1039885087</text:p>
          </table:table-cell>
          <table:table-cell office:value="54.5943922977" office:value-type="float">
            <text:p>54.5943922977</text:p>
          </table:table-cell>
          <table:table-cell office:value="45.0345539587" office:value-type="float">
            <text:p>45.0345539587</text:p>
          </table:table-cell>
          <table:table-cell office:value="45.2217446182" office:value-type="float">
            <text:p>45.2217446182</text:p>
          </table:table-cell>
          <table:table-cell office:value="49.0312818355" office:value-type="float">
            <text:p>49.0312818355</text:p>
          </table:table-cell>
          <table:table-cell office:value="40.0672526117" office:value-type="float">
            <text:p>40.0672526117</text:p>
          </table:table-cell>
          <table:table-cell office:value="39.6747793171" office:value-type="float">
            <text:p>39.6747793171</text:p>
          </table:table-cell>
          <table:table-cell office:value="37.8141279205" office:value-type="float">
            <text:p>37.8141279205</text:p>
          </table:table-cell>
          <table:table-cell office:value="39.3093772199" office:value-type="float">
            <text:p>39.3093772199</text:p>
          </table:table-cell>
          <table:table-cell office:value="36.5872417239" office:value-type="float">
            <text:p>36.5872417239</text:p>
          </table:table-cell>
          <table:table-cell office:value="30.7946044135" office:value-type="float">
            <text:p>30.7946044135</text:p>
          </table:table-cell>
          <table:table-cell office:value="38.6114021996" office:value-type="float">
            <text:p>38.6114021996</text:p>
          </table:table-cell>
          <table:table-cell office:value="46.3629423592" office:value-type="float">
            <text:p>46.3629423592</text:p>
          </table:table-cell>
          <table:table-cell office:value-type="string">
            <text:p/>
          </table:table-cell>
          <table:table-cell office:value="26.718878425" office:value-type="float">
            <text:p>26.718878425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426.25398913" office:value-type="float">
            <text:p>426.25398913</text:p>
          </table:table-cell>
          <table:table-cell office:value="382.14268824" office:value-type="float">
            <text:p>382.14268824</text:p>
          </table:table-cell>
          <table:table-cell office:value="385.85433231" office:value-type="float">
            <text:p>385.85433231</text:p>
          </table:table-cell>
          <table:table-cell office:value="407.212460495" office:value-type="float">
            <text:p>407.212460495</text:p>
          </table:table-cell>
          <table:table-cell office:value="397.684972496" office:value-type="float">
            <text:p>397.684972496</text:p>
          </table:table-cell>
          <table:table-cell office:value="389.469506367" office:value-type="float">
            <text:p>389.469506367</text:p>
          </table:table-cell>
          <table:table-cell office:value="315.747746378" office:value-type="float">
            <text:p>315.747746378</text:p>
          </table:table-cell>
          <table:table-cell office:value="311.617983243" office:value-type="float">
            <text:p>311.617983243</text:p>
          </table:table-cell>
          <table:table-cell office:value="329.123281175" office:value-type="float">
            <text:p>329.123281175</text:p>
          </table:table-cell>
          <table:table-cell office:value="374.90995138" office:value-type="float">
            <text:p>374.90995138</text:p>
          </table:table-cell>
          <table:table-cell office:value="279.867921869" office:value-type="float">
            <text:p>279.867921869</text:p>
          </table:table-cell>
          <table:table-cell office:value="198.950238874" office:value-type="float">
            <text:p>198.950238874</text:p>
          </table:table-cell>
          <table:table-cell office:value="352.753313229" office:value-type="float">
            <text:p>352.753313229</text:p>
          </table:table-cell>
          <table:table-cell office:value="415.006224712" office:value-type="float">
            <text:p>415.006224712</text:p>
          </table:table-cell>
          <table:table-cell office:value-type="string">
            <text:p/>
          </table:table-cell>
          <table:table-cell office:value="48.2864566759" office:value-type="float">
            <text:p>48.2864566759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18.916310161" office:value-type="float">
            <text:p>118.916310161</text:p>
          </table:table-cell>
          <table:table-cell office:value="109.794364822" office:value-type="float">
            <text:p>109.794364822</text:p>
          </table:table-cell>
          <table:table-cell office:value="118.903362678" office:value-type="float">
            <text:p>118.903362678</text:p>
          </table:table-cell>
          <table:table-cell office:value="112.903224979" office:value-type="float">
            <text:p>112.903224979</text:p>
          </table:table-cell>
          <table:table-cell office:value="111.50251078" office:value-type="float">
            <text:p>111.50251078</text:p>
          </table:table-cell>
          <table:table-cell office:value="113.942800072" office:value-type="float">
            <text:p>113.942800072</text:p>
          </table:table-cell>
          <table:table-cell office:value="92.6918164889" office:value-type="float">
            <text:p>92.6918164889</text:p>
          </table:table-cell>
          <table:table-cell office:value="91.6110579117" office:value-type="float">
            <text:p>91.6110579117</text:p>
          </table:table-cell>
          <table:table-cell office:value="92.667954117" office:value-type="float">
            <text:p>92.667954117</text:p>
          </table:table-cell>
          <table:table-cell office:value="101.794290463" office:value-type="float">
            <text:p>101.794290463</text:p>
          </table:table-cell>
          <table:table-cell office:value="83.231838597" office:value-type="float">
            <text:p>83.231838597</text:p>
          </table:table-cell>
          <table:table-cell office:value="63.9529358952" office:value-type="float">
            <text:p>63.9529358952</text:p>
          </table:table-cell>
          <table:table-cell office:value="97.4035657715" office:value-type="float">
            <text:p>97.4035657715</text:p>
          </table:table-cell>
          <table:table-cell office:value="115.53059621" office:value-type="float">
            <text:p>115.53059621</text:p>
          </table:table-cell>
          <table:table-cell office:value-type="string">
            <text:p/>
          </table:table-cell>
          <table:table-cell office:value="38.8057721145" office:value-type="float">
            <text:p>38.8057721145</text:p>
          </table:table-cell>
          <table:table-cell office:value-type="string">
            <text:p/>
          </table:table-cell>
          <table:table-cell office:value-type="string">
            <text:p>k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4337332408" office:value-type="float">
            <text:p>0.34337332408</text:p>
          </table:table-cell>
          <table:table-cell office:value="0.333092505506" office:value-type="float">
            <text:p>0.333092505506</text:p>
          </table:table-cell>
          <table:table-cell office:value="0.365157393136" office:value-type="float">
            <text:p>0.365157393136</text:p>
          </table:table-cell>
          <table:table-cell office:value="0.351483825172" office:value-type="float">
            <text:p>0.351483825172</text:p>
          </table:table-cell>
          <table:table-cell office:value="0.330643644449" office:value-type="float">
            <text:p>0.330643644449</text:p>
          </table:table-cell>
          <table:table-cell office:value="0.354323407796" office:value-type="float">
            <text:p>0.354323407796</text:p>
          </table:table-cell>
          <table:table-cell office:value="0.279278666745" office:value-type="float">
            <text:p>0.279278666745</text:p>
          </table:table-cell>
          <table:table-cell office:value="0.291201871188" office:value-type="float">
            <text:p>0.291201871188</text:p>
          </table:table-cell>
          <table:table-cell office:value="0.284165686908" office:value-type="float">
            <text:p>0.284165686908</text:p>
          </table:table-cell>
          <table:table-cell office:value="0.312227449048" office:value-type="float">
            <text:p>0.312227449048</text:p>
          </table:table-cell>
          <table:table-cell office:value="0.275047922037" office:value-type="float">
            <text:p>0.275047922037</text:p>
          </table:table-cell>
          <table:table-cell office:value="0.220046943758" office:value-type="float">
            <text:p>0.220046943758</text:p>
          </table:table-cell>
          <table:table-cell office:value="0.319347352783" office:value-type="float">
            <text:p>0.319347352783</text:p>
          </table:table-cell>
          <table:table-cell office:value="0.307184582357" office:value-type="float">
            <text:p>0.307184582357</text:p>
          </table:table-cell>
          <table:table-cell office:value-type="string">
            <text:p/>
          </table:table-cell>
          <table:table-cell office:value="11.6840222176" office:value-type="float">
            <text:p>11.6840222176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77412070233" office:value-type="float">
            <text:p>1.77412070233</text:p>
          </table:table-cell>
          <table:table-cell office:value="1.68117765282" office:value-type="float">
            <text:p>1.68117765282</text:p>
          </table:table-cell>
          <table:table-cell office:value="1.78689254484" office:value-type="float">
            <text:p>1.78689254484</text:p>
          </table:table-cell>
          <table:table-cell office:value="1.76554666732" office:value-type="float">
            <text:p>1.76554666732</text:p>
          </table:table-cell>
          <table:table-cell office:value="1.65946864762" office:value-type="float">
            <text:p>1.65946864762</text:p>
          </table:table-cell>
          <table:table-cell office:value="1.81019353077" office:value-type="float">
            <text:p>1.81019353077</text:p>
          </table:table-cell>
          <table:table-cell office:value="1.53446748027" office:value-type="float">
            <text:p>1.53446748027</text:p>
          </table:table-cell>
          <table:table-cell office:value="1.4475091665" office:value-type="float">
            <text:p>1.4475091665</text:p>
          </table:table-cell>
          <table:table-cell office:value="1.43887212611" office:value-type="float">
            <text:p>1.43887212611</text:p>
          </table:table-cell>
          <table:table-cell office:value="1.51727986155" office:value-type="float">
            <text:p>1.51727986155</text:p>
          </table:table-cell>
          <table:table-cell office:value="1.37732188326" office:value-type="float">
            <text:p>1.37732188326</text:p>
          </table:table-cell>
          <table:table-cell office:value="1.08432221054" office:value-type="float">
            <text:p>1.08432221054</text:p>
          </table:table-cell>
          <table:table-cell office:value="1.59149786586" office:value-type="float">
            <text:p>1.59149786586</text:p>
          </table:table-cell>
          <table:table-cell office:value="1.54592578386" office:value-type="float">
            <text:p>1.54592578386</text:p>
          </table:table-cell>
          <table:table-cell office:value-type="string">
            <text:p/>
          </table:table-cell>
          <table:table-cell office:value="12.2414304636" office:value-type="float">
            <text:p>12.2414304636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8348486868" office:value-type="float">
            <text:p>41.8348486868</text:p>
          </table:table-cell>
          <table:table-cell office:value="42.0774131321" office:value-type="float">
            <text:p>42.0774131321</text:p>
          </table:table-cell>
          <table:table-cell office:value="42.8618398591" office:value-type="float">
            <text:p>42.8618398591</text:p>
          </table:table-cell>
          <table:table-cell office:value="42.9165163787" office:value-type="float">
            <text:p>42.9165163787</text:p>
          </table:table-cell>
          <table:table-cell office:value="42.1935910408" office:value-type="float">
            <text:p>42.1935910408</text:p>
          </table:table-cell>
          <table:table-cell office:value="42.3094556827" office:value-type="float">
            <text:p>42.3094556827</text:p>
          </table:table-cell>
          <table:table-cell office:value="42.4600264621" office:value-type="float">
            <text:p>42.4600264621</text:p>
          </table:table-cell>
          <table:table-cell office:value="43.0423040083" office:value-type="float">
            <text:p>43.0423040083</text:p>
          </table:table-cell>
          <table:table-cell office:value="43.7148927001" office:value-type="float">
            <text:p>43.7148927001</text:p>
          </table:table-cell>
          <table:table-cell office:value="43.5845021451" office:value-type="float">
            <text:p>43.5845021451</text:p>
          </table:table-cell>
          <table:table-cell office:value="42.951918658" office:value-type="float">
            <text:p>42.951918658</text:p>
          </table:table-cell>
          <table:table-cell office:value="42.0037524277" office:value-type="float">
            <text:p>42.0037524277</text:p>
          </table:table-cell>
          <table:table-cell office:value="44.23933287" office:value-type="float">
            <text:p>44.23933287</text:p>
          </table:table-cell>
          <table:table-cell office:value="44.1691680013" office:value-type="float">
            <text:p>44.1691680013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4977705723" office:value-type="float">
            <text:p>13.4977705723</text:p>
          </table:table-cell>
          <table:table-cell office:value="13.4300292089" office:value-type="float">
            <text:p>13.4300292089</text:p>
          </table:table-cell>
          <table:table-cell office:value="13.9965088644" office:value-type="float">
            <text:p>13.9965088644</text:p>
          </table:table-cell>
          <table:table-cell office:value="13.4992639099" office:value-type="float">
            <text:p>13.4992639099</text:p>
          </table:table-cell>
          <table:table-cell office:value="13.324619567" office:value-type="float">
            <text:p>13.324619567</text:p>
          </table:table-cell>
          <table:table-cell office:value="13.1651366683" office:value-type="float">
            <text:p>13.1651366683</text:p>
          </table:table-cell>
          <table:table-cell office:value="13.3026050124" office:value-type="float">
            <text:p>13.3026050124</text:p>
          </table:table-cell>
          <table:table-cell office:value="13.5243453276" office:value-type="float">
            <text:p>13.5243453276</text:p>
          </table:table-cell>
          <table:table-cell office:value="13.852049996" office:value-type="float">
            <text:p>13.852049996</text:p>
          </table:table-cell>
          <table:table-cell office:value="13.1759255896" office:value-type="float">
            <text:p>13.1759255896</text:p>
          </table:table-cell>
          <table:table-cell office:value="13.2577144383" office:value-type="float">
            <text:p>13.2577144383</text:p>
          </table:table-cell>
          <table:table-cell office:value="13.244018153" office:value-type="float">
            <text:p>13.244018153</text:p>
          </table:table-cell>
          <table:table-cell office:value="13.1934694487" office:value-type="float">
            <text:p>13.1934694487</text:p>
          </table:table-cell>
          <table:table-cell office:value="13.7069652933" office:value-type="float">
            <text:p>13.706965293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106833134" office:value-type="float">
            <text:p>17.106833134</text:p>
          </table:table-cell>
          <table:table-cell office:value="17.3261374294" office:value-type="float">
            <text:p>17.3261374294</text:p>
          </table:table-cell>
          <table:table-cell office:value="17.5079098662" office:value-type="float">
            <text:p>17.5079098662</text:p>
          </table:table-cell>
          <table:table-cell office:value="17.7428596461" office:value-type="float">
            <text:p>17.7428596461</text:p>
          </table:table-cell>
          <table:table-cell office:value="17.4901039228" office:value-type="float">
            <text:p>17.4901039228</text:p>
          </table:table-cell>
          <table:table-cell office:value="17.4325724211" office:value-type="float">
            <text:p>17.4325724211</text:p>
          </table:table-cell>
          <table:table-cell office:value="17.3548761982" office:value-type="float">
            <text:p>17.3548761982</text:p>
          </table:table-cell>
          <table:table-cell office:value="17.6133088451" office:value-type="float">
            <text:p>17.6133088451</text:p>
          </table:table-cell>
          <table:table-cell office:value="17.9845513268" office:value-type="float">
            <text:p>17.9845513268</text:p>
          </table:table-cell>
          <table:table-cell office:value="18.3865292521" office:value-type="float">
            <text:p>18.3865292521</text:p>
          </table:table-cell>
          <table:table-cell office:value="17.935008422" office:value-type="float">
            <text:p>17.935008422</text:p>
          </table:table-cell>
          <table:table-cell office:value="17.1367724703" office:value-type="float">
            <text:p>17.1367724703</text:p>
          </table:table-cell>
          <table:table-cell office:value="18.672804086" office:value-type="float">
            <text:p>18.672804086</text:p>
          </table:table-cell>
          <table:table-cell office:value="18.4427105649" office:value-type="float">
            <text:p>18.4427105649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34529710895" office:value-type="float">
            <text:p>8.34529710895</text:p>
          </table:table-cell>
          <table:table-cell office:value="8.36245571122" office:value-type="float">
            <text:p>8.36245571122</text:p>
          </table:table-cell>
          <table:table-cell office:value="8.367514474" office:value-type="float">
            <text:p>8.367514474</text:p>
          </table:table-cell>
          <table:table-cell office:value="8.71092843706" office:value-type="float">
            <text:p>8.71092843706</text:p>
          </table:table-cell>
          <table:table-cell office:value="8.42930221903" office:value-type="float">
            <text:p>8.42930221903</text:p>
          </table:table-cell>
          <table:table-cell office:value="8.76323221894" office:value-type="float">
            <text:p>8.76323221894</text:p>
          </table:table-cell>
          <table:table-cell office:value="8.89836292255" office:value-type="float">
            <text:p>8.89836292255</text:p>
          </table:table-cell>
          <table:table-cell office:value="8.85325803799" office:value-type="float">
            <text:p>8.85325803799</text:p>
          </table:table-cell>
          <table:table-cell office:value="8.81980701511" office:value-type="float">
            <text:p>8.81980701511</text:p>
          </table:table-cell>
          <table:table-cell office:value="8.96350679649" office:value-type="float">
            <text:p>8.96350679649</text:p>
          </table:table-cell>
          <table:table-cell office:value="8.7894862273" office:value-type="float">
            <text:p>8.7894862273</text:p>
          </table:table-cell>
          <table:table-cell office:value="8.62079497719" office:value-type="float">
            <text:p>8.62079497719</text:p>
          </table:table-cell>
          <table:table-cell office:value="9.28197319322" office:value-type="float">
            <text:p>9.28197319322</text:p>
          </table:table-cell>
          <table:table-cell office:value="8.85800597855" office:value-type="float">
            <text:p>8.85800597855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359952226" office:value-type="float">
            <text:p>43.359952226</text:p>
          </table:table-cell>
          <table:table-cell office:value="43.1593085172" office:value-type="float">
            <text:p>43.1593085172</text:p>
          </table:table-cell>
          <table:table-cell office:value="42.0172371867" office:value-type="float">
            <text:p>42.0172371867</text:p>
          </table:table-cell>
          <table:table-cell office:value="41.6189137167" office:value-type="float">
            <text:p>41.6189137167</text:p>
          </table:table-cell>
          <table:table-cell office:value="42.1119647963" office:value-type="float">
            <text:p>42.1119647963</text:p>
          </table:table-cell>
          <table:table-cell office:value="42.4003577343" office:value-type="float">
            <text:p>42.4003577343</text:p>
          </table:table-cell>
          <table:table-cell office:value="42.3670714792" office:value-type="float">
            <text:p>42.3670714792</text:p>
          </table:table-cell>
          <table:table-cell office:value="41.3475617166" office:value-type="float">
            <text:p>41.3475617166</text:p>
          </table:table-cell>
          <table:table-cell office:value="40.5589661369" office:value-type="float">
            <text:p>40.5589661369</text:p>
          </table:table-cell>
          <table:table-cell office:value="40.270899275" office:value-type="float">
            <text:p>40.270899275</text:p>
          </table:table-cell>
          <table:table-cell office:value="41.4915677974" office:value-type="float">
            <text:p>41.4915677974</text:p>
          </table:table-cell>
          <table:table-cell office:value="42.3100109666" office:value-type="float">
            <text:p>42.3100109666</text:p>
          </table:table-cell>
          <table:table-cell office:value="39.8848237372" office:value-type="float">
            <text:p>39.8848237372</text:p>
          </table:table-cell>
          <table:table-cell office:value="39.5774947257" office:value-type="float">
            <text:p>39.577494725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6.3200480709" office:value-type="float">
            <text:p>16.3200480709</text:p>
          </table:table-cell>
          <table:table-cell office:value="15.62388717" office:value-type="float">
            <text:p>15.62388717</text:p>
          </table:table-cell>
          <table:table-cell office:value="14.6829677464" office:value-type="float">
            <text:p>14.6829677464</text:p>
          </table:table-cell>
          <table:table-cell office:value="13.1317185729" office:value-type="float">
            <text:p>13.1317185729</text:p>
          </table:table-cell>
          <table:table-cell office:value="13.7034098907" office:value-type="float">
            <text:p>13.7034098907</text:p>
          </table:table-cell>
          <table:table-cell office:value="13.8784855201" office:value-type="float">
            <text:p>13.8784855201</text:p>
          </table:table-cell>
          <table:table-cell office:value="13.350803171" office:value-type="float">
            <text:p>13.350803171</text:p>
          </table:table-cell>
          <table:table-cell office:value="12.6960441827" office:value-type="float">
            <text:p>12.6960441827</text:p>
          </table:table-cell>
          <table:table-cell office:value="11.6476803324" office:value-type="float">
            <text:p>11.6476803324</text:p>
          </table:table-cell>
          <table:table-cell office:value="10.1595458189" office:value-type="float">
            <text:p>10.1595458189</text:p>
          </table:table-cell>
          <table:table-cell office:value="12.0169933903" office:value-type="float">
            <text:p>12.0169933903</text:p>
          </table:table-cell>
          <table:table-cell office:value="13.2122979372" office:value-type="float">
            <text:p>13.2122979372</text:p>
          </table:table-cell>
          <table:table-cell office:value="9.69242226616" office:value-type="float">
            <text:p>9.69242226616</text:p>
          </table:table-cell>
          <table:table-cell office:value="9.99789966349" office:value-type="float">
            <text:p>9.99789966349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9010006492" office:value-type="float">
            <text:p>14.9010006492</text:p>
          </table:table-cell>
          <table:table-cell office:value="14.8383249998" office:value-type="float">
            <text:p>14.8383249998</text:p>
          </table:table-cell>
          <table:table-cell office:value="15.1913965161" office:value-type="float">
            <text:p>15.1913965161</text:p>
          </table:table-cell>
          <table:table-cell office:value="15.5088709966" office:value-type="float">
            <text:p>15.5088709966</text:p>
          </table:table-cell>
          <table:table-cell office:value="15.7666240252" office:value-type="float">
            <text:p>15.7666240252</text:p>
          </table:table-cell>
          <table:table-cell office:value="15.3480428025" office:value-type="float">
            <text:p>15.3480428025</text:p>
          </table:table-cell>
          <table:table-cell office:value="15.2306216568" office:value-type="float">
            <text:p>15.2306216568</text:p>
          </table:table-cell>
          <table:table-cell office:value="15.6774751027" office:value-type="float">
            <text:p>15.6774751027</text:p>
          </table:table-cell>
          <table:table-cell office:value="15.7838632274" office:value-type="float">
            <text:p>15.7838632274</text:p>
          </table:table-cell>
          <table:table-cell office:value="16.1776997769" office:value-type="float">
            <text:p>16.1776997769</text:p>
          </table:table-cell>
          <table:table-cell office:value="15.5891506823" office:value-type="float">
            <text:p>15.5891506823</text:p>
          </table:table-cell>
          <table:table-cell office:value="15.729689379" office:value-type="float">
            <text:p>15.729689379</text:p>
          </table:table-cell>
          <table:table-cell office:value="15.8977247402" office:value-type="float">
            <text:p>15.8977247402</text:p>
          </table:table-cell>
          <table:table-cell office:value="16.2826508322" office:value-type="float">
            <text:p>16.282650832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5144962488" office:value-type="float">
            <text:p>14.5144962488</text:p>
          </table:table-cell>
          <table:table-cell office:value="13.8306222142" office:value-type="float">
            <text:p>13.8306222142</text:p>
          </table:table-cell>
          <table:table-cell office:value="17.1650471697" office:value-type="float">
            <text:p>17.1650471697</text:p>
          </table:table-cell>
          <table:table-cell office:value="13.3066238089" office:value-type="float">
            <text:p>13.3066238089</text:p>
          </table:table-cell>
          <table:table-cell office:value="13.2283330109" office:value-type="float">
            <text:p>13.2283330109</text:p>
          </table:table-cell>
          <table:table-cell office:value="13.7903132165" office:value-type="float">
            <text:p>13.7903132165</text:p>
          </table:table-cell>
          <table:table-cell office:value="11.2305755376" office:value-type="float">
            <text:p>11.2305755376</text:p>
          </table:table-cell>
          <table:table-cell office:value="10.7147900932" office:value-type="float">
            <text:p>10.7147900932</text:p>
          </table:table-cell>
          <table:table-cell office:value="10.9588539464" office:value-type="float">
            <text:p>10.9588539464</text:p>
          </table:table-cell>
          <table:table-cell office:value="11.4334624773" office:value-type="float">
            <text:p>11.4334624773</text:p>
          </table:table-cell>
          <table:table-cell office:value="10.7997847346" office:value-type="float">
            <text:p>10.7997847346</text:p>
          </table:table-cell>
          <table:table-cell office:value="9.7281981052" office:value-type="float">
            <text:p>9.7281981052</text:p>
          </table:table-cell>
          <table:table-cell office:value="10.9167954289" office:value-type="float">
            <text:p>10.9167954289</text:p>
          </table:table-cell>
          <table:table-cell office:value="9.58317597331" office:value-type="float">
            <text:p>9.58317597331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6677239764" office:value-type="float">
            <text:p>12.6677239764</text:p>
          </table:table-cell>
          <table:table-cell office:value="12.3102271212" office:value-type="float">
            <text:p>12.3102271212</text:p>
          </table:table-cell>
          <table:table-cell office:value="15.8021988244" office:value-type="float">
            <text:p>15.8021988244</text:p>
          </table:table-cell>
          <table:table-cell office:value="12.2747240007" office:value-type="float">
            <text:p>12.2747240007</text:p>
          </table:table-cell>
          <table:table-cell office:value="11.7197469285" office:value-type="float">
            <text:p>11.7197469285</text:p>
          </table:table-cell>
          <table:table-cell office:value="12.3851767211" office:value-type="float">
            <text:p>12.3851767211</text:p>
          </table:table-cell>
          <table:table-cell office:value="10.1562733703" office:value-type="float">
            <text:p>10.1562733703</text:p>
          </table:table-cell>
          <table:table-cell office:value="9.74669793127" office:value-type="float">
            <text:p>9.74669793127</text:p>
          </table:table-cell>
          <table:table-cell office:value="9.99142033067" office:value-type="float">
            <text:p>9.99142033067</text:p>
          </table:table-cell>
          <table:table-cell office:value="10.5748483543" office:value-type="float">
            <text:p>10.5748483543</text:p>
          </table:table-cell>
          <table:table-cell office:value="9.84145272231" office:value-type="float">
            <text:p>9.84145272231</text:p>
          </table:table-cell>
          <table:table-cell office:value="8.96890515245" office:value-type="float">
            <text:p>8.96890515245</text:p>
          </table:table-cell>
          <table:table-cell office:value="10.190984618" office:value-type="float">
            <text:p>10.190984618</text:p>
          </table:table-cell>
          <table:table-cell office:value="8.82631021127" office:value-type="float">
            <text:p>8.82631021127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7319964634" office:value-type="float">
            <text:p>21.7319964634</text:p>
          </table:table-cell>
          <table:table-cell office:value="20.978094416" office:value-type="float">
            <text:p>20.978094416</text:p>
          </table:table-cell>
          <table:table-cell office:value="28.4333447808" office:value-type="float">
            <text:p>28.4333447808</text:p>
          </table:table-cell>
          <table:table-cell office:value="21.7625089661" office:value-type="float">
            <text:p>21.7625089661</text:p>
          </table:table-cell>
          <table:table-cell office:value="21.135107174" office:value-type="float">
            <text:p>21.135107174</text:p>
          </table:table-cell>
          <table:table-cell office:value="21.8088559045" office:value-type="float">
            <text:p>21.8088559045</text:p>
          </table:table-cell>
          <table:table-cell office:value="17.6733837305" office:value-type="float">
            <text:p>17.6733837305</text:p>
          </table:table-cell>
          <table:table-cell office:value="17.2170068607" office:value-type="float">
            <text:p>17.2170068607</text:p>
          </table:table-cell>
          <table:table-cell office:value="17.9519875665" office:value-type="float">
            <text:p>17.9519875665</text:p>
          </table:table-cell>
          <table:table-cell office:value="19.4584990891" office:value-type="float">
            <text:p>19.4584990891</text:p>
          </table:table-cell>
          <table:table-cell office:value="17.9020848805" office:value-type="float">
            <text:p>17.9020848805</text:p>
          </table:table-cell>
          <table:table-cell office:value="16.5127040592" office:value-type="float">
            <text:p>16.5127040592</text:p>
          </table:table-cell>
          <table:table-cell office:value="18.690683779" office:value-type="float">
            <text:p>18.690683779</text:p>
          </table:table-cell>
          <table:table-cell office:value="16.0965509317" office:value-type="float">
            <text:p>16.0965509317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4003050138" office:value-type="float">
            <text:p>12.4003050138</text:p>
          </table:table-cell>
          <table:table-cell office:value="11.5384983916" office:value-type="float">
            <text:p>11.5384983916</text:p>
          </table:table-cell>
          <table:table-cell office:value="15.3577092985" office:value-type="float">
            <text:p>15.3577092985</text:p>
          </table:table-cell>
          <table:table-cell office:value="11.4139950361" office:value-type="float">
            <text:p>11.4139950361</text:p>
          </table:table-cell>
          <table:table-cell office:value="10.7550275272" office:value-type="float">
            <text:p>10.7550275272</text:p>
          </table:table-cell>
          <table:table-cell office:value="11.4700720097" office:value-type="float">
            <text:p>11.4700720097</text:p>
          </table:table-cell>
          <table:table-cell office:value="10.1129460018" office:value-type="float">
            <text:p>10.1129460018</text:p>
          </table:table-cell>
          <table:table-cell office:value="9.68390325376" office:value-type="float">
            <text:p>9.68390325376</text:p>
          </table:table-cell>
          <table:table-cell office:value="9.75737314348" office:value-type="float">
            <text:p>9.75737314348</text:p>
          </table:table-cell>
          <table:table-cell office:value="9.47989672204" office:value-type="float">
            <text:p>9.47989672204</text:p>
          </table:table-cell>
          <table:table-cell office:value="9.63731476355" office:value-type="float">
            <text:p>9.63731476355</text:p>
          </table:table-cell>
          <table:table-cell office:value="8.85831801553" office:value-type="float">
            <text:p>8.85831801553</text:p>
          </table:table-cell>
          <table:table-cell office:value="9.66576855865" office:value-type="float">
            <text:p>9.66576855865</text:p>
          </table:table-cell>
          <table:table-cell office:value="8.49071398376" office:value-type="float">
            <text:p>8.49071398376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6080441113" office:value-type="float">
            <text:p>12.6080441113</text:p>
          </table:table-cell>
          <table:table-cell office:value="12.3268269315" office:value-type="float">
            <text:p>12.3268269315</text:p>
          </table:table-cell>
          <table:table-cell office:value="15.8587329226" office:value-type="float">
            <text:p>15.8587329226</text:p>
          </table:table-cell>
          <table:table-cell office:value="12.2546324995" office:value-type="float">
            <text:p>12.2546324995</text:p>
          </table:table-cell>
          <table:table-cell office:value="12.1134127718" office:value-type="float">
            <text:p>12.1134127718</text:p>
          </table:table-cell>
          <table:table-cell office:value="12.8234964062" office:value-type="float">
            <text:p>12.8234964062</text:p>
          </table:table-cell>
          <table:table-cell office:value="10.5208904461" office:value-type="float">
            <text:p>10.5208904461</text:p>
          </table:table-cell>
          <table:table-cell office:value="10.1702278414" office:value-type="float">
            <text:p>10.1702278414</text:p>
          </table:table-cell>
          <table:table-cell office:value="10.41903599" office:value-type="float">
            <text:p>10.41903599</text:p>
          </table:table-cell>
          <table:table-cell office:value="11.6018263915" office:value-type="float">
            <text:p>11.6018263915</text:p>
          </table:table-cell>
          <table:table-cell office:value="10.4761539139" office:value-type="float">
            <text:p>10.4761539139</text:p>
          </table:table-cell>
          <table:table-cell office:value="9.62064232088" office:value-type="float">
            <text:p>9.62064232088</text:p>
          </table:table-cell>
          <table:table-cell office:value="10.806683884" office:value-type="float">
            <text:p>10.806683884</text:p>
          </table:table-cell>
          <table:table-cell office:value="9.42478053368" office:value-type="float">
            <text:p>9.42478053368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7790080356" office:value-type="float">
            <text:p>14.7790080356</text:p>
          </table:table-cell>
          <table:table-cell office:value="14.1601941263" office:value-type="float">
            <text:p>14.1601941263</text:p>
          </table:table-cell>
          <table:table-cell office:value="19.1676124197" office:value-type="float">
            <text:p>19.1676124197</text:p>
          </table:table-cell>
          <table:table-cell office:value="14.8065557193" office:value-type="float">
            <text:p>14.8065557193</text:p>
          </table:table-cell>
          <table:table-cell office:value="14.259534647" office:value-type="float">
            <text:p>14.259534647</text:p>
          </table:table-cell>
          <table:table-cell office:value="14.2874732501" office:value-type="float">
            <text:p>14.2874732501</text:p>
          </table:table-cell>
          <table:table-cell office:value="11.9413896622" office:value-type="float">
            <text:p>11.9413896622</text:p>
          </table:table-cell>
          <table:table-cell office:value="11.5875416593" office:value-type="float">
            <text:p>11.5875416593</text:p>
          </table:table-cell>
          <table:table-cell office:value="12.010616305" office:value-type="float">
            <text:p>12.010616305</text:p>
          </table:table-cell>
          <table:table-cell office:value="12.9914829222" office:value-type="float">
            <text:p>12.9914829222</text:p>
          </table:table-cell>
          <table:table-cell office:value="11.9135644098" office:value-type="float">
            <text:p>11.9135644098</text:p>
          </table:table-cell>
          <table:table-cell office:value="10.9359196121" office:value-type="float">
            <text:p>10.9359196121</text:p>
          </table:table-cell>
          <table:table-cell office:value="12.1333386385" office:value-type="float">
            <text:p>12.1333386385</text:p>
          </table:table-cell>
          <table:table-cell office:value="10.4910158816" office:value-type="float">
            <text:p>10.4910158816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8847854222" office:value-type="float">
            <text:p>13.8847854222</text:p>
          </table:table-cell>
          <table:table-cell office:value="12.6471856329" office:value-type="float">
            <text:p>12.6471856329</text:p>
          </table:table-cell>
          <table:table-cell office:value="15.9973837887" office:value-type="float">
            <text:p>15.9973837887</text:p>
          </table:table-cell>
          <table:table-cell office:value="12.190527203" office:value-type="float">
            <text:p>12.190527203</text:p>
          </table:table-cell>
          <table:table-cell office:value="12.3406021635" office:value-type="float">
            <text:p>12.3406021635</text:p>
          </table:table-cell>
          <table:table-cell office:value="12.7511328741" office:value-type="float">
            <text:p>12.7511328741</text:p>
          </table:table-cell>
          <table:table-cell office:value="10.3377286797" office:value-type="float">
            <text:p>10.3377286797</text:p>
          </table:table-cell>
          <table:table-cell office:value="9.92387839529" office:value-type="float">
            <text:p>9.92387839529</text:p>
          </table:table-cell>
          <table:table-cell office:value="10.1376411441" office:value-type="float">
            <text:p>10.1376411441</text:p>
          </table:table-cell>
          <table:table-cell office:value="10.5143995244" office:value-type="float">
            <text:p>10.5143995244</text:p>
          </table:table-cell>
          <table:table-cell office:value="10.1627287545" office:value-type="float">
            <text:p>10.1627287545</text:p>
          </table:table-cell>
          <table:table-cell office:value="8.96862569676" office:value-type="float">
            <text:p>8.96862569676</text:p>
          </table:table-cell>
          <table:table-cell office:value="10.0295951688" office:value-type="float">
            <text:p>10.0295951688</text:p>
          </table:table-cell>
          <table:table-cell office:value="8.76607392072" office:value-type="float">
            <text:p>8.7660739207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9948508487" office:value-type="float">
            <text:p>22.9948508487</text:p>
          </table:table-cell>
          <table:table-cell office:value="22.0738813082" office:value-type="float">
            <text:p>22.0738813082</text:p>
          </table:table-cell>
          <table:table-cell office:value="30.1095309667" office:value-type="float">
            <text:p>30.1095309667</text:p>
          </table:table-cell>
          <table:table-cell office:value="22.4894944893" office:value-type="float">
            <text:p>22.4894944893</text:p>
          </table:table-cell>
          <table:table-cell office:value="21.7480770968" office:value-type="float">
            <text:p>21.7480770968</text:p>
          </table:table-cell>
          <table:table-cell office:value="23.4319122027" office:value-type="float">
            <text:p>23.4319122027</text:p>
          </table:table-cell>
          <table:table-cell office:value="19.142540234" office:value-type="float">
            <text:p>19.142540234</text:p>
          </table:table-cell>
          <table:table-cell office:value="18.7456662394" office:value-type="float">
            <text:p>18.7456662394</text:p>
          </table:table-cell>
          <table:table-cell office:value="19.5170052922" office:value-type="float">
            <text:p>19.5170052922</text:p>
          </table:table-cell>
          <table:table-cell office:value="20.364511019" office:value-type="float">
            <text:p>20.364511019</text:p>
          </table:table-cell>
          <table:table-cell office:value="19.4615566477" office:value-type="float">
            <text:p>19.4615566477</text:p>
          </table:table-cell>
          <table:table-cell office:value="17.5813356017" office:value-type="float">
            <text:p>17.5813356017</text:p>
          </table:table-cell>
          <table:table-cell office:value="19.9982307418" office:value-type="float">
            <text:p>19.9982307418</text:p>
          </table:table-cell>
          <table:table-cell office:value="17.2341315949" office:value-type="float">
            <text:p>17.234131594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863740024" office:value-type="float">
            <text:p>13.863740024</text:p>
          </table:table-cell>
          <table:table-cell office:value="12.8057697246" office:value-type="float">
            <text:p>12.8057697246</text:p>
          </table:table-cell>
          <table:table-cell office:value="17.4521530485" office:value-type="float">
            <text:p>17.4521530485</text:p>
          </table:table-cell>
          <table:table-cell office:value="12.9328692263" office:value-type="float">
            <text:p>12.9328692263</text:p>
          </table:table-cell>
          <table:table-cell office:value="12.766520391" office:value-type="float">
            <text:p>12.766520391</text:p>
          </table:table-cell>
          <table:table-cell office:value="13.1533871317" office:value-type="float">
            <text:p>13.1533871317</text:p>
          </table:table-cell>
          <table:table-cell office:value="10.6278298767" office:value-type="float">
            <text:p>10.6278298767</text:p>
          </table:table-cell>
          <table:table-cell office:value="10.0065907796" office:value-type="float">
            <text:p>10.0065907796</text:p>
          </table:table-cell>
          <table:table-cell office:value="10.4841961684" office:value-type="float">
            <text:p>10.4841961684</text:p>
          </table:table-cell>
          <table:table-cell office:value="11.3873626659" office:value-type="float">
            <text:p>11.3873626659</text:p>
          </table:table-cell>
          <table:table-cell office:value="10.6013616872" office:value-type="float">
            <text:p>10.6013616872</text:p>
          </table:table-cell>
          <table:table-cell office:value="9.24735244367" office:value-type="float">
            <text:p>9.24735244367</text:p>
          </table:table-cell>
          <table:table-cell office:value="10.6855600618" office:value-type="float">
            <text:p>10.6855600618</text:p>
          </table:table-cell>
          <table:table-cell office:value="9.02620123195" office:value-type="float">
            <text:p>9.0262012319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7303539774" office:value-type="float">
            <text:p>25.7303539774</text:p>
          </table:table-cell>
          <table:table-cell office:value="25.1610958478" office:value-type="float">
            <text:p>25.1610958478</text:p>
          </table:table-cell>
          <table:table-cell office:value="35.2417077263" office:value-type="float">
            <text:p>35.2417077263</text:p>
          </table:table-cell>
          <table:table-cell office:value="26.9338914909" office:value-type="float">
            <text:p>26.9338914909</text:p>
          </table:table-cell>
          <table:table-cell office:value="25.2714806361" office:value-type="float">
            <text:p>25.2714806361</text:p>
          </table:table-cell>
          <table:table-cell office:value="26.338342136" office:value-type="float">
            <text:p>26.338342136</text:p>
          </table:table-cell>
          <table:table-cell office:value="21.436585641" office:value-type="float">
            <text:p>21.436585641</text:p>
          </table:table-cell>
          <table:table-cell office:value="20.7712224507" office:value-type="float">
            <text:p>20.7712224507</text:p>
          </table:table-cell>
          <table:table-cell office:value="21.2993041588" office:value-type="float">
            <text:p>21.2993041588</text:p>
          </table:table-cell>
          <table:table-cell office:value="23.5392464902" office:value-type="float">
            <text:p>23.5392464902</text:p>
          </table:table-cell>
          <table:table-cell office:value="21.6800979701" office:value-type="float">
            <text:p>21.6800979701</text:p>
          </table:table-cell>
          <table:table-cell office:value="19.2397477968" office:value-type="float">
            <text:p>19.2397477968</text:p>
          </table:table-cell>
          <table:table-cell office:value="22.5722344845" office:value-type="float">
            <text:p>22.5722344845</text:p>
          </table:table-cell>
          <table:table-cell office:value="18.5216043814" office:value-type="float">
            <text:p>18.5216043814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7395148948" office:value-type="float">
            <text:p>16.7395148948</text:p>
          </table:table-cell>
          <table:table-cell office:value="15.4426134978" office:value-type="float">
            <text:p>15.4426134978</text:p>
          </table:table-cell>
          <table:table-cell office:value="20.7152694753" office:value-type="float">
            <text:p>20.7152694753</text:p>
          </table:table-cell>
          <table:table-cell office:value="14.9622522825" office:value-type="float">
            <text:p>14.9622522825</text:p>
          </table:table-cell>
          <table:table-cell office:value="14.9209263225" office:value-type="float">
            <text:p>14.9209263225</text:p>
          </table:table-cell>
          <table:table-cell office:value="15.0262947351" office:value-type="float">
            <text:p>15.0262947351</text:p>
          </table:table-cell>
          <table:table-cell office:value="12.1500619228" office:value-type="float">
            <text:p>12.1500619228</text:p>
          </table:table-cell>
          <table:table-cell office:value="12.2280601721" office:value-type="float">
            <text:p>12.2280601721</text:p>
          </table:table-cell>
          <table:table-cell office:value="12.3263481488" office:value-type="float">
            <text:p>12.3263481488</text:p>
          </table:table-cell>
          <table:table-cell office:value="12.1985546998" office:value-type="float">
            <text:p>12.1985546998</text:p>
          </table:table-cell>
          <table:table-cell office:value="12.1163316577" office:value-type="float">
            <text:p>12.1163316577</text:p>
          </table:table-cell>
          <table:table-cell office:value="10.8294867856" office:value-type="float">
            <text:p>10.8294867856</text:p>
          </table:table-cell>
          <table:table-cell office:value="11.7812360496" office:value-type="float">
            <text:p>11.7812360496</text:p>
          </table:table-cell>
          <table:table-cell office:value="10.4218060354" office:value-type="float">
            <text:p>10.4218060354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3036281384" office:value-type="float">
            <text:p>38.3036281384</text:p>
          </table:table-cell>
          <table:table-cell office:value="35.5803715759" office:value-type="float">
            <text:p>35.5803715759</text:p>
          </table:table-cell>
          <table:table-cell office:value="45.3670439673" office:value-type="float">
            <text:p>45.3670439673</text:p>
          </table:table-cell>
          <table:table-cell office:value="35.2951699064" office:value-type="float">
            <text:p>35.2951699064</text:p>
          </table:table-cell>
          <table:table-cell office:value="36.2005492336" office:value-type="float">
            <text:p>36.2005492336</text:p>
          </table:table-cell>
          <table:table-cell office:value="36.683178891" office:value-type="float">
            <text:p>36.683178891</text:p>
          </table:table-cell>
          <table:table-cell office:value="29.4869682726" office:value-type="float">
            <text:p>29.4869682726</text:p>
          </table:table-cell>
          <table:table-cell office:value="29.1592253837" office:value-type="float">
            <text:p>29.1592253837</text:p>
          </table:table-cell>
          <table:table-cell office:value="29.3727576482" office:value-type="float">
            <text:p>29.3727576482</text:p>
          </table:table-cell>
          <table:table-cell office:value="31.0936997068" office:value-type="float">
            <text:p>31.0936997068</text:p>
          </table:table-cell>
          <table:table-cell office:value="29.1903045626" office:value-type="float">
            <text:p>29.1903045626</text:p>
          </table:table-cell>
          <table:table-cell office:value="26.5757330606" office:value-type="float">
            <text:p>26.5757330606</text:p>
          </table:table-cell>
          <table:table-cell office:value="30.1323233631" office:value-type="float">
            <text:p>30.1323233631</text:p>
          </table:table-cell>
          <table:table-cell office:value="26.3589760183" office:value-type="float">
            <text:p>26.3589760183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2695039948" office:value-type="float">
            <text:p>36.2695039948</text:p>
          </table:table-cell>
          <table:table-cell office:value="33.2773445168" office:value-type="float">
            <text:p>33.2773445168</text:p>
          </table:table-cell>
          <table:table-cell office:value="43.1021335036" office:value-type="float">
            <text:p>43.1021335036</text:p>
          </table:table-cell>
          <table:table-cell office:value="32.4059339496" office:value-type="float">
            <text:p>32.4059339496</text:p>
          </table:table-cell>
          <table:table-cell office:value="33.7070359658" office:value-type="float">
            <text:p>33.7070359658</text:p>
          </table:table-cell>
          <table:table-cell office:value="33.1140734112" office:value-type="float">
            <text:p>33.1140734112</text:p>
          </table:table-cell>
          <table:table-cell office:value="26.1787280193" office:value-type="float">
            <text:p>26.1787280193</text:p>
          </table:table-cell>
          <table:table-cell office:value="25.6887933656" office:value-type="float">
            <text:p>25.6887933656</text:p>
          </table:table-cell>
          <table:table-cell office:value="26.2279941604" office:value-type="float">
            <text:p>26.2279941604</text:p>
          </table:table-cell>
          <table:table-cell office:value="28.0318707954" office:value-type="float">
            <text:p>28.0318707954</text:p>
          </table:table-cell>
          <table:table-cell office:value="26.2133023471" office:value-type="float">
            <text:p>26.2133023471</text:p>
          </table:table-cell>
          <table:table-cell office:value="22.722430202" office:value-type="float">
            <text:p>22.722430202</text:p>
          </table:table-cell>
          <table:table-cell office:value="26.2247043427" office:value-type="float">
            <text:p>26.2247043427</text:p>
          </table:table-cell>
          <table:table-cell office:value="22.2237564214" office:value-type="float">
            <text:p>22.2237564214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7.7769351841" office:value-type="float">
            <text:p>47.7769351841</text:p>
          </table:table-cell>
          <table:table-cell office:value="45.9876459756" office:value-type="float">
            <text:p>45.9876459756</text:p>
          </table:table-cell>
          <table:table-cell office:value="66.9790137527" office:value-type="float">
            <text:p>66.9790137527</text:p>
          </table:table-cell>
          <table:table-cell office:value="46.3260654994" office:value-type="float">
            <text:p>46.3260654994</text:p>
          </table:table-cell>
          <table:table-cell office:value="44.0798997069" office:value-type="float">
            <text:p>44.0798997069</text:p>
          </table:table-cell>
          <table:table-cell office:value="45.5736971741" office:value-type="float">
            <text:p>45.5736971741</text:p>
          </table:table-cell>
          <table:table-cell office:value="36.3542998201" office:value-type="float">
            <text:p>36.3542998201</text:p>
          </table:table-cell>
          <table:table-cell office:value="36.6897593152" office:value-type="float">
            <text:p>36.6897593152</text:p>
          </table:table-cell>
          <table:table-cell office:value="36.8471953567" office:value-type="float">
            <text:p>36.8471953567</text:p>
          </table:table-cell>
          <table:table-cell office:value="39.9726648033" office:value-type="float">
            <text:p>39.9726648033</text:p>
          </table:table-cell>
          <table:table-cell office:value="39.547878119" office:value-type="float">
            <text:p>39.547878119</text:p>
          </table:table-cell>
          <table:table-cell office:value="35.4149641199" office:value-type="float">
            <text:p>35.4149641199</text:p>
          </table:table-cell>
          <table:table-cell office:value="37.1028362456" office:value-type="float">
            <text:p>37.1028362456</text:p>
          </table:table-cell>
          <table:table-cell office:value="32.4688221415" office:value-type="float">
            <text:p>32.4688221415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6931673959" office:value-type="float">
            <text:p>26.6931673959</text:p>
          </table:table-cell>
          <table:table-cell office:value="24.7803691833" office:value-type="float">
            <text:p>24.7803691833</text:p>
          </table:table-cell>
          <table:table-cell office:value="32.3851972547" office:value-type="float">
            <text:p>32.3851972547</text:p>
          </table:table-cell>
          <table:table-cell office:value="24.191972866" office:value-type="float">
            <text:p>24.191972866</text:p>
          </table:table-cell>
          <table:table-cell office:value="25.2005322149" office:value-type="float">
            <text:p>25.2005322149</text:p>
          </table:table-cell>
          <table:table-cell office:value="24.9660764948" office:value-type="float">
            <text:p>24.9660764948</text:p>
          </table:table-cell>
          <table:table-cell office:value="20.1829657816" office:value-type="float">
            <text:p>20.1829657816</text:p>
          </table:table-cell>
          <table:table-cell office:value="19.486865363" office:value-type="float">
            <text:p>19.486865363</text:p>
          </table:table-cell>
          <table:table-cell office:value="20.0075524175" office:value-type="float">
            <text:p>20.0075524175</text:p>
          </table:table-cell>
          <table:table-cell office:value="20.8073963854" office:value-type="float">
            <text:p>20.8073963854</text:p>
          </table:table-cell>
          <table:table-cell office:value="20.0139363758" office:value-type="float">
            <text:p>20.0139363758</text:p>
          </table:table-cell>
          <table:table-cell office:value="17.3539581565" office:value-type="float">
            <text:p>17.3539581565</text:p>
          </table:table-cell>
          <table:table-cell office:value="20.0432355554" office:value-type="float">
            <text:p>20.0432355554</text:p>
          </table:table-cell>
          <table:table-cell office:value="17.0056039091" office:value-type="float">
            <text:p>17.0056039091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8336682816" office:value-type="float">
            <text:p>25.8336682816</text:p>
          </table:table-cell>
          <table:table-cell office:value="23.7096425761" office:value-type="float">
            <text:p>23.7096425761</text:p>
          </table:table-cell>
          <table:table-cell office:value="32.3569886759" office:value-type="float">
            <text:p>32.3569886759</text:p>
          </table:table-cell>
          <table:table-cell office:value="24.4879337807" office:value-type="float">
            <text:p>24.4879337807</text:p>
          </table:table-cell>
          <table:table-cell office:value="23.7490755431" office:value-type="float">
            <text:p>23.7490755431</text:p>
          </table:table-cell>
          <table:table-cell office:value="24.3990416628" office:value-type="float">
            <text:p>24.3990416628</text:p>
          </table:table-cell>
          <table:table-cell office:value="19.5593606415" office:value-type="float">
            <text:p>19.5593606415</text:p>
          </table:table-cell>
          <table:table-cell office:value="18.9567476011" office:value-type="float">
            <text:p>18.9567476011</text:p>
          </table:table-cell>
          <table:table-cell office:value="20.0245137878" office:value-type="float">
            <text:p>20.0245137878</text:p>
          </table:table-cell>
          <table:table-cell office:value="22.0456729718" office:value-type="float">
            <text:p>22.0456729718</text:p>
          </table:table-cell>
          <table:table-cell office:value="20.294620941" office:value-type="float">
            <text:p>20.294620941</text:p>
          </table:table-cell>
          <table:table-cell office:value="17.9108481513" office:value-type="float">
            <text:p>17.9108481513</text:p>
          </table:table-cell>
          <table:table-cell office:value="21.3182884708" office:value-type="float">
            <text:p>21.3182884708</text:p>
          </table:table-cell>
          <table:table-cell office:value="16.766636787" office:value-type="float">
            <text:p>16.76663678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.0703055293" office:value-type="float">
            <text:p>19.0703055293</text:p>
          </table:table-cell>
          <table:table-cell office:value="17.7285819736" office:value-type="float">
            <text:p>17.7285819736</text:p>
          </table:table-cell>
          <table:table-cell office:value="26.3005118141" office:value-type="float">
            <text:p>26.3005118141</text:p>
          </table:table-cell>
          <table:table-cell office:value="18.1937215296" office:value-type="float">
            <text:p>18.1937215296</text:p>
          </table:table-cell>
          <table:table-cell office:value="17.9035181965" office:value-type="float">
            <text:p>17.9035181965</text:p>
          </table:table-cell>
          <table:table-cell office:value="18.3717286735" office:value-type="float">
            <text:p>18.3717286735</text:p>
          </table:table-cell>
          <table:table-cell office:value="14.8458788611" office:value-type="float">
            <text:p>14.8458788611</text:p>
          </table:table-cell>
          <table:table-cell office:value="14.6144948822" office:value-type="float">
            <text:p>14.6144948822</text:p>
          </table:table-cell>
          <table:table-cell office:value="14.838633019" office:value-type="float">
            <text:p>14.838633019</text:p>
          </table:table-cell>
          <table:table-cell office:value="16.3153732115" office:value-type="float">
            <text:p>16.3153732115</text:p>
          </table:table-cell>
          <table:table-cell office:value="15.5333244179" office:value-type="float">
            <text:p>15.5333244179</text:p>
          </table:table-cell>
          <table:table-cell office:value="13.0027722359" office:value-type="float">
            <text:p>13.0027722359</text:p>
          </table:table-cell>
          <table:table-cell office:value="15.0295834775" office:value-type="float">
            <text:p>15.0295834775</text:p>
          </table:table-cell>
          <table:table-cell office:value="11.8089434121" office:value-type="float">
            <text:p>11.8089434121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Scot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28.123452295" office:value-type="float">
            <text:p>328.123452295</text:p>
          </table:table-cell>
          <table:table-cell office:value="321.568706847" office:value-type="float">
            <text:p>321.568706847</text:p>
          </table:table-cell>
          <table:table-cell office:value="331.706941489" office:value-type="float">
            <text:p>331.706941489</text:p>
          </table:table-cell>
          <table:table-cell office:value="276.606740417" office:value-type="float">
            <text:p>276.606740417</text:p>
          </table:table-cell>
          <table:table-cell office:value="300.02453413" office:value-type="float">
            <text:p>300.02453413</text:p>
          </table:table-cell>
          <table:table-cell office:value="270.781058898" office:value-type="float">
            <text:p>270.781058898</text:p>
          </table:table-cell>
          <table:table-cell office:value="277.052348024" office:value-type="float">
            <text:p>277.052348024</text:p>
          </table:table-cell>
          <table:table-cell office:value="261.456721919" office:value-type="float">
            <text:p>261.456721919</text:p>
          </table:table-cell>
          <table:table-cell office:value="257.903534018" office:value-type="float">
            <text:p>257.903534018</text:p>
          </table:table-cell>
          <table:table-cell office:value="257.676059096" office:value-type="float">
            <text:p>257.676059096</text:p>
          </table:table-cell>
          <table:table-cell office:value="233.679529444" office:value-type="float">
            <text:p>233.679529444</text:p>
          </table:table-cell>
          <table:table-cell office:value="208.407401644" office:value-type="float">
            <text:p>208.407401644</text:p>
          </table:table-cell>
          <table:table-cell office:value="214.788601692" office:value-type="float">
            <text:p>214.788601692</text:p>
          </table:table-cell>
          <table:table-cell office:value="230.64274749" office:value-type="float">
            <text:p>230.64274749</text:p>
          </table:table-cell>
          <table:table-cell office:value-type="string">
            <text:p>ü</text:p>
          </table:table-cell>
          <table:table-cell office:value="-1.29954984124" office:value-type="float">
            <text:p>-1.29954984124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37378727007" office:value-type="float">
            <text:p>1.37378727007</text:p>
          </table:table-cell>
          <table:table-cell office:value="1.34634386183" office:value-type="float">
            <text:p>1.34634386183</text:p>
          </table:table-cell>
          <table:table-cell office:value="1.38879062262" office:value-type="float">
            <text:p>1.38879062262</text:p>
          </table:table-cell>
          <table:table-cell office:value="1.15809710078" office:value-type="float">
            <text:p>1.15809710078</text:p>
          </table:table-cell>
          <table:table-cell office:value="1.25614271949" office:value-type="float">
            <text:p>1.25614271949</text:p>
          </table:table-cell>
          <table:table-cell office:value="1.13370613739" office:value-type="float">
            <text:p>1.13370613739</text:p>
          </table:table-cell>
          <table:table-cell office:value="1.15996277071" office:value-type="float">
            <text:p>1.15996277071</text:p>
          </table:table-cell>
          <table:table-cell office:value="1.09466700333" office:value-type="float">
            <text:p>1.09466700333</text:p>
          </table:table-cell>
          <table:table-cell office:value="1.07979051623" office:value-type="float">
            <text:p>1.07979051623</text:p>
          </table:table-cell>
          <table:table-cell office:value="1.07883812422" office:value-type="float">
            <text:p>1.07883812422</text:p>
          </table:table-cell>
          <table:table-cell office:value="0.978369453877" office:value-type="float">
            <text:p>0.978369453877</text:p>
          </table:table-cell>
          <table:table-cell office:value="0.872560109204" office:value-type="float">
            <text:p>0.872560109204</text:p>
          </table:table-cell>
          <table:table-cell office:value="0.899276917564" office:value-type="float">
            <text:p>0.899276917564</text:p>
          </table:table-cell>
          <table:table-cell office:value="0.965655055192" office:value-type="float">
            <text:p>0.965655055192</text:p>
          </table:table-cell>
          <table:table-cell office:value-type="string">
            <text:p>ü</text:p>
          </table:table-cell>
          <table:table-cell office:value="-1.29954984124" office:value-type="float">
            <text:p>-1.2995498412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01.376688205" office:value-type="float">
            <text:p>301.376688205</text:p>
          </table:table-cell>
          <table:table-cell office:value="295.416102738" office:value-type="float">
            <text:p>295.416102738</text:p>
          </table:table-cell>
          <table:table-cell office:value="309.25780344" office:value-type="float">
            <text:p>309.25780344</text:p>
          </table:table-cell>
          <table:table-cell office:value="257.805411889" office:value-type="float">
            <text:p>257.805411889</text:p>
          </table:table-cell>
          <table:table-cell office:value="274.87571795" office:value-type="float">
            <text:p>274.87571795</text:p>
          </table:table-cell>
          <table:table-cell office:value="247.35240984" office:value-type="float">
            <text:p>247.35240984</text:p>
          </table:table-cell>
          <table:table-cell office:value="258.920512817" office:value-type="float">
            <text:p>258.920512817</text:p>
          </table:table-cell>
          <table:table-cell office:value="243.928935731" office:value-type="float">
            <text:p>243.928935731</text:p>
          </table:table-cell>
          <table:table-cell office:value="237.055223927" office:value-type="float">
            <text:p>237.055223927</text:p>
          </table:table-cell>
          <table:table-cell office:value="240.501911529" office:value-type="float">
            <text:p>240.501911529</text:p>
          </table:table-cell>
          <table:table-cell office:value="218.397937408" office:value-type="float">
            <text:p>218.397937408</text:p>
          </table:table-cell>
          <table:table-cell office:value="195.798385357" office:value-type="float">
            <text:p>195.798385357</text:p>
          </table:table-cell>
          <table:table-cell office:value="201.96354702" office:value-type="float">
            <text:p>201.96354702</text:p>
          </table:table-cell>
          <table:table-cell office:value="216.772810856" office:value-type="float">
            <text:p>216.772810856</text:p>
          </table:table-cell>
          <table:table-cell office:value-type="string">
            <text:p>-</text:p>
          </table:table-cell>
          <table:table-cell office:value="-0.744112591634" office:value-type="float">
            <text:p>-0.744112591634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0.6124079444" office:value-type="float">
            <text:p>10.6124079444</text:p>
          </table:table-cell>
          <table:table-cell office:value="10.4122328098" office:value-type="float">
            <text:p>10.4122328098</text:p>
          </table:table-cell>
          <table:table-cell office:value="11.1618299035" office:value-type="float">
            <text:p>11.1618299035</text:p>
          </table:table-cell>
          <table:table-cell office:value="9.54063547847" office:value-type="float">
            <text:p>9.54063547847</text:p>
          </table:table-cell>
          <table:table-cell office:value="9.98471448662" office:value-type="float">
            <text:p>9.98471448662</text:p>
          </table:table-cell>
          <table:table-cell office:value="9.06073090269" office:value-type="float">
            <text:p>9.06073090269</text:p>
          </table:table-cell>
          <table:table-cell office:value="9.47286187153" office:value-type="float">
            <text:p>9.47286187153</text:p>
          </table:table-cell>
          <table:table-cell office:value="9.26249625185" office:value-type="float">
            <text:p>9.26249625185</text:p>
          </table:table-cell>
          <table:table-cell office:value="8.89805460302" office:value-type="float">
            <text:p>8.89805460302</text:p>
          </table:table-cell>
          <table:table-cell office:value="9.22392166797" office:value-type="float">
            <text:p>9.22392166797</text:p>
          </table:table-cell>
          <table:table-cell office:value="8.43526538057" office:value-type="float">
            <text:p>8.43526538057</text:p>
          </table:table-cell>
          <table:table-cell office:value="7.57594604623" office:value-type="float">
            <text:p>7.57594604623</text:p>
          </table:table-cell>
          <table:table-cell office:value="7.58778840235" office:value-type="float">
            <text:p>7.58778840235</text:p>
          </table:table-cell>
          <table:table-cell office:value="8.37630636318" office:value-type="float">
            <text:p>8.37630636318</text:p>
          </table:table-cell>
          <table:table-cell office:value-type="string">
            <text:p>ü</text:p>
          </table:table-cell>
          <table:table-cell office:value="-0.698958654299" office:value-type="float">
            <text:p>-0.698958654299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0991054953" office:value-type="float">
            <text:p>14.0991054953</text:p>
          </table:table-cell>
          <table:table-cell office:value="13.5807246476" office:value-type="float">
            <text:p>13.5807246476</text:p>
          </table:table-cell>
          <table:table-cell office:value="14.766189242" office:value-type="float">
            <text:p>14.766189242</text:p>
          </table:table-cell>
          <table:table-cell office:value="12.126038774" office:value-type="float">
            <text:p>12.126038774</text:p>
          </table:table-cell>
          <table:table-cell office:value="12.7676942602" office:value-type="float">
            <text:p>12.7676942602</text:p>
          </table:table-cell>
          <table:table-cell office:value="11.5970586253" office:value-type="float">
            <text:p>11.5970586253</text:p>
          </table:table-cell>
          <table:table-cell office:value="12.2384117818" office:value-type="float">
            <text:p>12.2384117818</text:p>
          </table:table-cell>
          <table:table-cell office:value="11.6334184619" office:value-type="float">
            <text:p>11.6334184619</text:p>
          </table:table-cell>
          <table:table-cell office:value="11.2678565189" office:value-type="float">
            <text:p>11.2678565189</text:p>
          </table:table-cell>
          <table:table-cell office:value="11.5937295405" office:value-type="float">
            <text:p>11.5937295405</text:p>
          </table:table-cell>
          <table:table-cell office:value="10.4590287549" office:value-type="float">
            <text:p>10.4590287549</text:p>
          </table:table-cell>
          <table:table-cell office:value="9.29462526258" office:value-type="float">
            <text:p>9.29462526258</text:p>
          </table:table-cell>
          <table:table-cell office:value="9.46699214127" office:value-type="float">
            <text:p>9.46699214127</text:p>
          </table:table-cell>
          <table:table-cell office:value="10.2437539706" office:value-type="float">
            <text:p>10.2437539706</text:p>
          </table:table-cell>
          <table:table-cell office:value-type="string">
            <text:p>ü</text:p>
          </table:table-cell>
          <table:table-cell office:value="-2.05826744815" office:value-type="float">
            <text:p>-2.05826744815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49098047277" office:value-type="float">
            <text:p>4.49098047277</text:p>
          </table:table-cell>
          <table:table-cell office:value="4.38217992195" office:value-type="float">
            <text:p>4.38217992195</text:p>
          </table:table-cell>
          <table:table-cell office:value="4.60694814413" office:value-type="float">
            <text:p>4.60694814413</text:p>
          </table:table-cell>
          <table:table-cell office:value="3.78635450208" office:value-type="float">
            <text:p>3.78635450208</text:p>
          </table:table-cell>
          <table:table-cell office:value="3.99740315206" office:value-type="float">
            <text:p>3.99740315206</text:p>
          </table:table-cell>
          <table:table-cell office:value="3.66799300795" office:value-type="float">
            <text:p>3.66799300795</text:p>
          </table:table-cell>
          <table:table-cell office:value="3.8200580414" office:value-type="float">
            <text:p>3.8200580414</text:p>
          </table:table-cell>
          <table:table-cell office:value="3.62312644888" office:value-type="float">
            <text:p>3.62312644888</text:p>
          </table:table-cell>
          <table:table-cell office:value="3.59946949471" office:value-type="float">
            <text:p>3.59946949471</text:p>
          </table:table-cell>
          <table:table-cell office:value="3.569113455" office:value-type="float">
            <text:p>3.569113455</text:p>
          </table:table-cell>
          <table:table-cell office:value="3.25020558419" office:value-type="float">
            <text:p>3.25020558419</text:p>
          </table:table-cell>
          <table:table-cell office:value="2.86997518148" office:value-type="float">
            <text:p>2.86997518148</text:p>
          </table:table-cell>
          <table:table-cell office:value="2.82029127335" office:value-type="float">
            <text:p>2.82029127335</text:p>
          </table:table-cell>
          <table:table-cell office:value="3.10004075754" office:value-type="float">
            <text:p>3.10004075754</text:p>
          </table:table-cell>
          <table:table-cell office:value-type="string">
            <text:p>ü</text:p>
          </table:table-cell>
          <table:table-cell office:value="-4.62016394855" office:value-type="float">
            <text:p>-4.62016394855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5.74093094851" office:value-type="float">
            <text:p>5.74093094851</text:p>
          </table:table-cell>
          <table:table-cell office:value="5.51318590097" office:value-type="float">
            <text:p>5.51318590097</text:p>
          </table:table-cell>
          <table:table-cell office:value="6.10034887563" office:value-type="float">
            <text:p>6.10034887563</text:p>
          </table:table-cell>
          <table:table-cell office:value="4.96919160637" office:value-type="float">
            <text:p>4.96919160637</text:p>
          </table:table-cell>
          <table:table-cell office:value="5.22830440315" office:value-type="float">
            <text:p>5.22830440315</text:p>
          </table:table-cell>
          <table:table-cell office:value="4.68820841995" office:value-type="float">
            <text:p>4.68820841995</text:p>
          </table:table-cell>
          <table:table-cell office:value="5.02413944004" office:value-type="float">
            <text:p>5.02413944004</text:p>
          </table:table-cell>
          <table:table-cell office:value="4.75942277247" office:value-type="float">
            <text:p>4.75942277247</text:p>
          </table:table-cell>
          <table:table-cell office:value="4.58350809461" office:value-type="float">
            <text:p>4.58350809461</text:p>
          </table:table-cell>
          <table:table-cell office:value="4.79477626112" office:value-type="float">
            <text:p>4.79477626112</text:p>
          </table:table-cell>
          <table:table-cell office:value="4.28394145669" office:value-type="float">
            <text:p>4.28394145669</text:p>
          </table:table-cell>
          <table:table-cell office:value="3.79302940015" office:value-type="float">
            <text:p>3.79302940015</text:p>
          </table:table-cell>
          <table:table-cell office:value="3.94288603622" office:value-type="float">
            <text:p>3.94288603622</text:p>
          </table:table-cell>
          <table:table-cell office:value="4.26652859101" office:value-type="float">
            <text:p>4.26652859101</text:p>
          </table:table-cell>
          <table:table-cell office:value-type="string">
            <text:p>ü</text:p>
          </table:table-cell>
          <table:table-cell office:value="-0.406468339004" office:value-type="float">
            <text:p>-0.40646833900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90896067755" office:value-type="float">
            <text:p>2.90896067755</text:p>
          </table:table-cell>
          <table:table-cell office:value="2.7670402979" office:value-type="float">
            <text:p>2.7670402979</text:p>
          </table:table-cell>
          <table:table-cell office:value="3.06153085018" office:value-type="float">
            <text:p>3.06153085018</text:p>
          </table:table-cell>
          <table:table-cell office:value="2.53465742969" office:value-type="float">
            <text:p>2.53465742969</text:p>
          </table:table-cell>
          <table:table-cell office:value="2.66290965364" office:value-type="float">
            <text:p>2.66290965364</text:p>
          </table:table-cell>
          <table:table-cell office:value="2.43554227074" office:value-type="float">
            <text:p>2.43554227074</text:p>
          </table:table-cell>
          <table:table-cell office:value="2.55357778553" office:value-type="float">
            <text:p>2.55357778553</text:p>
          </table:table-cell>
          <table:table-cell office:value="2.4493230625" office:value-type="float">
            <text:p>2.4493230625</text:p>
          </table:table-cell>
          <table:table-cell office:value="2.30338473599" office:value-type="float">
            <text:p>2.30338473599</text:p>
          </table:table-cell>
          <table:table-cell office:value="2.42419725096" office:value-type="float">
            <text:p>2.42419725096</text:p>
          </table:table-cell>
          <table:table-cell office:value="2.1913338128" office:value-type="float">
            <text:p>2.1913338128</text:p>
          </table:table-cell>
          <table:table-cell office:value="1.97875368312" office:value-type="float">
            <text:p>1.97875368312</text:p>
          </table:table-cell>
          <table:table-cell office:value="2.04497830362" office:value-type="float">
            <text:p>2.04497830362</text:p>
          </table:table-cell>
          <table:table-cell office:value="2.15694599704" office:value-type="float">
            <text:p>2.15694599704</text:p>
          </table:table-cell>
          <table:table-cell office:value-type="string">
            <text:p>ü</text:p>
          </table:table-cell>
          <table:table-cell office:value="-1.56926414218" office:value-type="float">
            <text:p>-1.56926414218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0.7039176176" office:value-type="float">
            <text:p>40.7039176176</text:p>
          </table:table-cell>
          <table:table-cell office:value="38.6570013767" office:value-type="float">
            <text:p>38.6570013767</text:p>
          </table:table-cell>
          <table:table-cell office:value="43.7342012967" office:value-type="float">
            <text:p>43.7342012967</text:p>
          </table:table-cell>
          <table:table-cell office:value="35.9841420069" office:value-type="float">
            <text:p>35.9841420069</text:p>
          </table:table-cell>
          <table:table-cell office:value="38.5253880539" office:value-type="float">
            <text:p>38.5253880539</text:p>
          </table:table-cell>
          <table:table-cell office:value="35.2023768051" office:value-type="float">
            <text:p>35.2023768051</text:p>
          </table:table-cell>
          <table:table-cell office:value="36.8954149758" office:value-type="float">
            <text:p>36.8954149758</text:p>
          </table:table-cell>
          <table:table-cell office:value="35.4805854928" office:value-type="float">
            <text:p>35.4805854928</text:p>
          </table:table-cell>
          <table:table-cell office:value="34.8120571911" office:value-type="float">
            <text:p>34.8120571911</text:p>
          </table:table-cell>
          <table:table-cell office:value="37.2237562568" office:value-type="float">
            <text:p>37.2237562568</text:p>
          </table:table-cell>
          <table:table-cell office:value="32.4364606975" office:value-type="float">
            <text:p>32.4364606975</text:p>
          </table:table-cell>
          <table:table-cell office:value="28.8079341403" office:value-type="float">
            <text:p>28.8079341403</text:p>
          </table:table-cell>
          <table:table-cell office:value="28.4959876825" office:value-type="float">
            <text:p>28.4959876825</text:p>
          </table:table-cell>
          <table:table-cell office:value="31.9540819293" office:value-type="float">
            <text:p>31.9540819293</text:p>
          </table:table-cell>
          <table:table-cell office:value-type="string">
            <text:p>ü</text:p>
          </table:table-cell>
          <table:table-cell office:value="-1.48714982408" office:value-type="float">
            <text:p>-1.48714982408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5.2414424799" office:value-type="float">
            <text:p>35.2414424799</text:p>
          </table:table-cell>
          <table:table-cell office:value="35.1078033133" office:value-type="float">
            <text:p>35.1078033133</text:p>
          </table:table-cell>
          <table:table-cell office:value="35.1519652511" office:value-type="float">
            <text:p>35.1519652511</text:p>
          </table:table-cell>
          <table:table-cell office:value="29.4900111605" office:value-type="float">
            <text:p>29.4900111605</text:p>
          </table:table-cell>
          <table:table-cell office:value="32.0383335434" office:value-type="float">
            <text:p>32.0383335434</text:p>
          </table:table-cell>
          <table:table-cell office:value="28.4942400831" office:value-type="float">
            <text:p>28.4942400831</text:p>
          </table:table-cell>
          <table:table-cell office:value="29.5880960912" office:value-type="float">
            <text:p>29.5880960912</text:p>
          </table:table-cell>
          <table:table-cell office:value="27.268591274" office:value-type="float">
            <text:p>27.268591274</text:p>
          </table:table-cell>
          <table:table-cell office:value="26.7031468799" office:value-type="float">
            <text:p>26.7031468799</text:p>
          </table:table-cell>
          <table:table-cell office:value="26.4907991335" office:value-type="float">
            <text:p>26.4907991335</text:p>
          </table:table-cell>
          <table:table-cell office:value="24.1642546545" office:value-type="float">
            <text:p>24.1642546545</text:p>
          </table:table-cell>
          <table:table-cell office:value="21.8457146586" office:value-type="float">
            <text:p>21.8457146586</text:p>
          </table:table-cell>
          <table:table-cell office:value="23.0534636181" office:value-type="float">
            <text:p>23.0534636181</text:p>
          </table:table-cell>
          <table:table-cell office:value="24.301704848" office:value-type="float">
            <text:p>24.301704848</text:p>
          </table:table-cell>
          <table:table-cell office:value-type="string">
            <text:p>ü</text:p>
          </table:table-cell>
          <table:table-cell office:value="0.568816193457" office:value-type="float">
            <text:p>0.568816193457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4.9872250372" office:value-type="float">
            <text:p>14.9872250372</text:p>
          </table:table-cell>
          <table:table-cell office:value="15.3375439387" office:value-type="float">
            <text:p>15.3375439387</text:p>
          </table:table-cell>
          <table:table-cell office:value="14.1588709915" office:value-type="float">
            <text:p>14.1588709915</text:p>
          </table:table-cell>
          <table:table-cell office:value="11.7365130754" office:value-type="float">
            <text:p>11.7365130754</text:p>
          </table:table-cell>
          <table:table-cell office:value="13.3193806431" office:value-type="float">
            <text:p>13.3193806431</text:p>
          </table:table-cell>
          <table:table-cell office:value="11.8864254233" office:value-type="float">
            <text:p>11.8864254233</text:p>
          </table:table-cell>
          <table:table-cell office:value="11.459752473" office:value-type="float">
            <text:p>11.459752473</text:p>
          </table:table-cell>
          <table:table-cell office:value="10.3170877057" office:value-type="float">
            <text:p>10.3170877057</text:p>
          </table:table-cell>
          <table:table-cell office:value="10.6208016655" office:value-type="float">
            <text:p>10.6208016655</text:p>
          </table:table-cell>
          <table:table-cell office:value="9.88883151011" office:value-type="float">
            <text:p>9.88883151011</text:p>
          </table:table-cell>
          <table:table-cell office:value="8.47577918691" office:value-type="float">
            <text:p>8.47577918691</text:p>
          </table:table-cell>
          <table:table-cell office:value="7.95408161998" office:value-type="float">
            <text:p>7.95408161998</text:p>
          </table:table-cell>
          <table:table-cell office:value="8.44547842359" office:value-type="float">
            <text:p>8.44547842359</text:p>
          </table:table-cell>
          <table:table-cell office:value="8.85969515696" office:value-type="float">
            <text:p>8.85969515696</text:p>
          </table:table-cell>
          <table:table-cell office:value-type="string">
            <text:p>üü</text:p>
          </table:table-cell>
          <table:table-cell office:value="4.52956550173" office:value-type="float">
            <text:p>4.52956550173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1.8838504735" office:value-type="float">
            <text:p>11.8838504735</text:p>
          </table:table-cell>
          <table:table-cell office:value="12.4367093033" office:value-type="float">
            <text:p>12.4367093033</text:p>
          </table:table-cell>
          <table:table-cell office:value="11.1506431238" office:value-type="float">
            <text:p>11.1506431238</text:p>
          </table:table-cell>
          <table:table-cell office:value="9.0427294524" office:value-type="float">
            <text:p>9.0427294524</text:p>
          </table:table-cell>
          <table:table-cell office:value="10.6052239855" office:value-type="float">
            <text:p>10.6052239855</text:p>
          </table:table-cell>
          <table:table-cell office:value="9.44797899117" office:value-type="float">
            <text:p>9.44797899117</text:p>
          </table:table-cell>
          <table:table-cell office:value="8.94240285832" office:value-type="float">
            <text:p>8.94240285832</text:p>
          </table:table-cell>
          <table:table-cell office:value="7.86745526823" office:value-type="float">
            <text:p>7.86745526823</text:p>
          </table:table-cell>
          <table:table-cell office:value="8.28463401037" office:value-type="float">
            <text:p>8.28463401037</text:p>
          </table:table-cell>
          <table:table-cell office:value="7.5083446103" office:value-type="float">
            <text:p>7.5083446103</text:p>
          </table:table-cell>
          <table:table-cell office:value="6.16851406428" office:value-type="float">
            <text:p>6.16851406428</text:p>
          </table:table-cell>
          <table:table-cell office:value="6.05088999118" office:value-type="float">
            <text:p>6.05088999118</text:p>
          </table:table-cell>
          <table:table-cell office:value="6.49446995262" office:value-type="float">
            <text:p>6.49446995262</text:p>
          </table:table-cell>
          <table:table-cell office:value="6.68392051492" office:value-type="float">
            <text:p>6.68392051492</text:p>
          </table:table-cell>
          <table:table-cell office:value-type="string">
            <text:p>ü</text:p>
          </table:table-cell>
          <table:table-cell office:value="8.35543933707" office:value-type="float">
            <text:p>8.35543933707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20.2501645955" office:value-type="float">
            <text:p>20.2501645955</text:p>
          </table:table-cell>
          <table:table-cell office:value="19.7654796268" office:value-type="float">
            <text:p>19.7654796268</text:p>
          </table:table-cell>
          <table:table-cell office:value="20.9895898555" office:value-type="float">
            <text:p>20.9895898555</text:p>
          </table:table-cell>
          <table:table-cell office:value="17.7496584281" office:value-type="float">
            <text:p>17.7496584281</text:p>
          </table:table-cell>
          <table:table-cell office:value="18.7152881047" office:value-type="float">
            <text:p>18.7152881047</text:p>
          </table:table-cell>
          <table:table-cell office:value="16.6031349783" office:value-type="float">
            <text:p>16.6031349783</text:p>
          </table:table-cell>
          <table:table-cell office:value="18.1245770746" office:value-type="float">
            <text:p>18.1245770746</text:p>
          </table:table-cell>
          <table:table-cell office:value="16.9473994208" office:value-type="float">
            <text:p>16.9473994208</text:p>
          </table:table-cell>
          <table:table-cell office:value="16.0792247907" office:value-type="float">
            <text:p>16.0792247907</text:p>
          </table:table-cell>
          <table:table-cell office:value="16.5990870194" office:value-type="float">
            <text:p>16.5990870194</text:p>
          </table:table-cell>
          <table:table-cell office:value="15.6852395327" office:value-type="float">
            <text:p>15.6852395327</text:p>
          </table:table-cell>
          <table:table-cell office:value="13.8876385262" office:value-type="float">
            <text:p>13.8876385262</text:p>
          </table:table-cell>
          <table:table-cell office:value="14.6047059768" office:value-type="float">
            <text:p>14.6047059768</text:p>
          </table:table-cell>
          <table:table-cell office:value="15.4393665002" office:value-type="float">
            <text:p>15.4393665002</text:p>
          </table:table-cell>
          <table:table-cell office:value-type="string">
            <text:p>ü</text:p>
          </table:table-cell>
          <table:table-cell office:value="-1.56754400845" office:value-type="float">
            <text:p>-1.56754400845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07954843011" office:value-type="float">
            <text:p>2.07954843011</text:p>
          </table:table-cell>
          <table:table-cell office:value="1.97720972593" office:value-type="float">
            <text:p>1.97720972593</text:p>
          </table:table-cell>
          <table:table-cell office:value="2.20518669634" office:value-type="float">
            <text:p>2.20518669634</text:p>
          </table:table-cell>
          <table:table-cell office:value="1.81531142458" office:value-type="float">
            <text:p>1.81531142458</text:p>
          </table:table-cell>
          <table:table-cell office:value="1.91540579716" office:value-type="float">
            <text:p>1.91540579716</text:p>
          </table:table-cell>
          <table:table-cell office:value="1.65675192979" office:value-type="float">
            <text:p>1.65675192979</text:p>
          </table:table-cell>
          <table:table-cell office:value="1.83741677982" office:value-type="float">
            <text:p>1.83741677982</text:p>
          </table:table-cell>
          <table:table-cell office:value="1.75432951547" office:value-type="float">
            <text:p>1.75432951547</text:p>
          </table:table-cell>
          <table:table-cell office:value="1.64973577272" office:value-type="float">
            <text:p>1.64973577272</text:p>
          </table:table-cell>
          <table:table-cell office:value="1.71642931397" office:value-type="float">
            <text:p>1.71642931397</text:p>
          </table:table-cell>
          <table:table-cell office:value="1.6468626002" office:value-type="float">
            <text:p>1.6468626002</text:p>
          </table:table-cell>
          <table:table-cell office:value="1.38826474441" office:value-type="float">
            <text:p>1.38826474441</text:p>
          </table:table-cell>
          <table:table-cell office:value="1.44165741095" office:value-type="float">
            <text:p>1.44165741095</text:p>
          </table:table-cell>
          <table:table-cell office:value="1.57687436563" office:value-type="float">
            <text:p>1.57687436563</text:p>
          </table:table-cell>
          <table:table-cell office:value-type="string">
            <text:p/>
          </table:table-cell>
          <table:table-cell office:value="-4.24979197202" office:value-type="float">
            <text:p>-4.24979197202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82096629855" office:value-type="float">
            <text:p>3.82096629855</text:p>
          </table:table-cell>
          <table:table-cell office:value="3.73608630124" office:value-type="float">
            <text:p>3.73608630124</text:p>
          </table:table-cell>
          <table:table-cell office:value="3.20701972119" office:value-type="float">
            <text:p>3.20701972119</text:p>
          </table:table-cell>
          <table:table-cell office:value="2.68590407542" office:value-type="float">
            <text:p>2.68590407542</text:p>
          </table:table-cell>
          <table:table-cell office:value="3.5926880256" office:value-type="float">
            <text:p>3.5926880256</text:p>
          </table:table-cell>
          <table:table-cell office:value="3.34694986545" office:value-type="float">
            <text:p>3.34694986545</text:p>
          </table:table-cell>
          <table:table-cell office:value="2.59026217252" office:value-type="float">
            <text:p>2.59026217252</text:p>
          </table:table-cell>
          <table:table-cell office:value="2.50396945544" office:value-type="float">
            <text:p>2.50396945544</text:p>
          </table:table-cell>
          <table:table-cell office:value="2.97833001303" office:value-type="float">
            <text:p>2.97833001303</text:p>
          </table:table-cell>
          <table:table-cell office:value="2.45344965235" office:value-type="float">
            <text:p>2.45344965235</text:p>
          </table:table-cell>
          <table:table-cell office:value="2.18308457655" office:value-type="float">
            <text:p>2.18308457655</text:p>
          </table:table-cell>
          <table:table-cell office:value="1.80128804107" office:value-type="float">
            <text:p>1.80128804107</text:p>
          </table:table-cell>
          <table:table-cell office:value="1.83215066736" office:value-type="float">
            <text:p>1.83215066736</text:p>
          </table:table-cell>
          <table:table-cell office:value="1.98141951915" office:value-type="float">
            <text:p>1.98141951915</text:p>
          </table:table-cell>
          <table:table-cell office:value-type="string">
            <text:p>ü</text:p>
          </table:table-cell>
          <table:table-cell office:value="-9.23761999711" office:value-type="float">
            <text:p>-9.23761999711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91.3895720578" office:value-type="float">
            <text:p>91.3895720578</text:p>
          </table:table-cell>
          <table:table-cell office:value="91.9916135698" office:value-type="float">
            <text:p>91.9916135698</text:p>
          </table:table-cell>
          <table:table-cell office:value="92.4331963256" office:value-type="float">
            <text:p>92.4331963256</text:p>
          </table:table-cell>
          <table:table-cell office:value="82.7483910429" office:value-type="float">
            <text:p>82.7483910429</text:p>
          </table:table-cell>
          <table:table-cell office:value="84.9117151707" office:value-type="float">
            <text:p>84.9117151707</text:p>
          </table:table-cell>
          <table:table-cell office:value="79.044038542" office:value-type="float">
            <text:p>79.044038542</text:p>
          </table:table-cell>
          <table:table-cell office:value="79.2508527835" office:value-type="float">
            <text:p>79.2508527835</text:p>
          </table:table-cell>
          <table:table-cell office:value="77.3688594552" office:value-type="float">
            <text:p>77.3688594552</text:p>
          </table:table-cell>
          <table:table-cell office:value="75.7854112076" office:value-type="float">
            <text:p>75.7854112076</text:p>
          </table:table-cell>
          <table:table-cell office:value="76.5311547429" office:value-type="float">
            <text:p>76.5311547429</text:p>
          </table:table-cell>
          <table:table-cell office:value="72.1544794806" office:value-type="float">
            <text:p>72.1544794806</text:p>
          </table:table-cell>
          <table:table-cell office:value="63.3462279659" office:value-type="float">
            <text:p>63.3462279659</text:p>
          </table:table-cell>
          <table:table-cell office:value="61.5210373839" office:value-type="float">
            <text:p>61.5210373839</text:p>
          </table:table-cell>
          <table:table-cell office:value="68.5585430445" office:value-type="float">
            <text:p>68.5585430445</text:p>
          </table:table-cell>
          <table:table-cell office:value-type="string">
            <text:p>ü</text:p>
          </table:table-cell>
          <table:table-cell office:value="-4.98366347039" office:value-type="float">
            <text:p>-4.9836634703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839117067" office:value-type="float">
            <text:p>1.3839117067</text:p>
          </table:table-cell>
          <table:table-cell office:value="1.36434828305" office:value-type="float">
            <text:p>1.36434828305</text:p>
          </table:table-cell>
          <table:table-cell office:value="1.47297997614" office:value-type="float">
            <text:p>1.47297997614</text:p>
          </table:table-cell>
          <table:table-cell office:value="1.28157779796" office:value-type="float">
            <text:p>1.28157779796</text:p>
          </table:table-cell>
          <table:table-cell office:value="1.35637891665" office:value-type="float">
            <text:p>1.35637891665</text:p>
          </table:table-cell>
          <table:table-cell office:value="1.22529616882" office:value-type="float">
            <text:p>1.22529616882</text:p>
          </table:table-cell>
          <table:table-cell office:value="1.27841413129" office:value-type="float">
            <text:p>1.27841413129</text:p>
          </table:table-cell>
          <table:table-cell office:value="1.23816441813" office:value-type="float">
            <text:p>1.23816441813</text:p>
          </table:table-cell>
          <table:table-cell office:value="1.20039990638" office:value-type="float">
            <text:p>1.20039990638</text:p>
          </table:table-cell>
          <table:table-cell office:value="1.24844014931" office:value-type="float">
            <text:p>1.24844014931</text:p>
          </table:table-cell>
          <table:table-cell office:value="1.14644270278" office:value-type="float">
            <text:p>1.14644270278</text:p>
          </table:table-cell>
          <table:table-cell office:value="0.987062163994" office:value-type="float">
            <text:p>0.987062163994</text:p>
          </table:table-cell>
          <table:table-cell office:value="1.04117209404" office:value-type="float">
            <text:p>1.04117209404</text:p>
          </table:table-cell>
          <table:table-cell office:value="1.11667979197" office:value-type="float">
            <text:p>1.11667979197</text:p>
          </table:table-cell>
          <table:table-cell office:value-type="string">
            <text:p>ü</text:p>
          </table:table-cell>
          <table:table-cell office:value="-2.59610975271" office:value-type="float">
            <text:p>-2.5961097527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23032000936" office:value-type="float">
            <text:p>1.23032000936</text:p>
          </table:table-cell>
          <table:table-cell office:value="1.19101937633" office:value-type="float">
            <text:p>1.19101937633</text:p>
          </table:table-cell>
          <table:table-cell office:value="1.27728959788" office:value-type="float">
            <text:p>1.27728959788</text:p>
          </table:table-cell>
          <table:table-cell office:value="1.08172501235" office:value-type="float">
            <text:p>1.08172501235</text:p>
          </table:table-cell>
          <table:table-cell office:value="1.12766719869" office:value-type="float">
            <text:p>1.12766719869</text:p>
          </table:table-cell>
          <table:table-cell office:value="1.01908400411" office:value-type="float">
            <text:p>1.01908400411</text:p>
          </table:table-cell>
          <table:table-cell office:value="1.08553867065" office:value-type="float">
            <text:p>1.08553867065</text:p>
          </table:table-cell>
          <table:table-cell office:value="1.04317036589" office:value-type="float">
            <text:p>1.04317036589</text:p>
          </table:table-cell>
          <table:table-cell office:value="1.00870618253" office:value-type="float">
            <text:p>1.00870618253</text:p>
          </table:table-cell>
          <table:table-cell office:value="1.03856139223" office:value-type="float">
            <text:p>1.03856139223</text:p>
          </table:table-cell>
          <table:table-cell office:value="0.965319937017" office:value-type="float">
            <text:p>0.965319937017</text:p>
          </table:table-cell>
          <table:table-cell office:value="0.855853051348" office:value-type="float">
            <text:p>0.855853051348</text:p>
          </table:table-cell>
          <table:table-cell office:value="0.831624047383" office:value-type="float">
            <text:p>0.831624047383</text:p>
          </table:table-cell>
          <table:table-cell office:value="0.947588507069" office:value-type="float">
            <text:p>0.947588507069</text:p>
          </table:table-cell>
          <table:table-cell office:value-type="string">
            <text:p>ü</text:p>
          </table:table-cell>
          <table:table-cell office:value="-1.83684489127" office:value-type="float">
            <text:p>-1.83684489127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6.6477741033" office:value-type="float">
            <text:p>36.6477741033</text:p>
          </table:table-cell>
          <table:table-cell office:value="35.3721396809" office:value-type="float">
            <text:p>35.3721396809</text:p>
          </table:table-cell>
          <table:table-cell office:value="36.5505891927" office:value-type="float">
            <text:p>36.5505891927</text:p>
          </table:table-cell>
          <table:table-cell office:value="30.8852194578" office:value-type="float">
            <text:p>30.8852194578</text:p>
          </table:table-cell>
          <table:table-cell office:value="33.4409046193" office:value-type="float">
            <text:p>33.4409046193</text:p>
          </table:table-cell>
          <table:table-cell office:value="29.8462266593" office:value-type="float">
            <text:p>29.8462266593</text:p>
          </table:table-cell>
          <table:table-cell office:value="30.519522679" office:value-type="float">
            <text:p>30.519522679</text:p>
          </table:table-cell>
          <table:table-cell office:value="29.4544610818" office:value-type="float">
            <text:p>29.4544610818</text:p>
          </table:table-cell>
          <table:table-cell office:value="28.8206002584" office:value-type="float">
            <text:p>28.8206002584</text:p>
          </table:table-cell>
          <table:table-cell office:value="28.5339926387" office:value-type="float">
            <text:p>28.5339926387</text:p>
          </table:table-cell>
          <table:table-cell office:value="26.8703530342" office:value-type="float">
            <text:p>26.8703530342</text:p>
          </table:table-cell>
          <table:table-cell office:value="23.4056869772" office:value-type="float">
            <text:p>23.4056869772</text:p>
          </table:table-cell>
          <table:table-cell office:value="23.777719222" office:value-type="float">
            <text:p>23.777719222</text:p>
          </table:table-cell>
          <table:table-cell office:value="26.1767709634" office:value-type="float">
            <text:p>26.1767709634</text:p>
          </table:table-cell>
          <table:table-cell office:value-type="string">
            <text:p>ü</text:p>
          </table:table-cell>
          <table:table-cell office:value="-2.58121681515" office:value-type="float">
            <text:p>-2.5812168151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89025703616" office:value-type="float">
            <text:p>0.389025703616</text:p>
          </table:table-cell>
          <table:table-cell office:value="0.397556393801" office:value-type="float">
            <text:p>0.397556393801</text:p>
          </table:table-cell>
          <table:table-cell office:value="0.428865225584" office:value-type="float">
            <text:p>0.428865225584</text:p>
          </table:table-cell>
          <table:table-cell office:value="0.363446513793" office:value-type="float">
            <text:p>0.363446513793</text:p>
          </table:table-cell>
          <table:table-cell office:value="0.385140085581" office:value-type="float">
            <text:p>0.385140085581</text:p>
          </table:table-cell>
          <table:table-cell office:value="0.348538651193" office:value-type="float">
            <text:p>0.348538651193</text:p>
          </table:table-cell>
          <table:table-cell office:value="0.368499958665" office:value-type="float">
            <text:p>0.368499958665</text:p>
          </table:table-cell>
          <table:table-cell office:value="0.353446454116" office:value-type="float">
            <text:p>0.353446454116</text:p>
          </table:table-cell>
          <table:table-cell office:value="0.33927403185" office:value-type="float">
            <text:p>0.33927403185</text:p>
          </table:table-cell>
          <table:table-cell office:value="0.348773180565" office:value-type="float">
            <text:p>0.348773180565</text:p>
          </table:table-cell>
          <table:table-cell office:value="0.324829627892" office:value-type="float">
            <text:p>0.324829627892</text:p>
          </table:table-cell>
          <table:table-cell office:value="0.286001639551" office:value-type="float">
            <text:p>0.286001639551</text:p>
          </table:table-cell>
          <table:table-cell office:value="0.284467398095" office:value-type="float">
            <text:p>0.284467398095</text:p>
          </table:table-cell>
          <table:table-cell office:value="0.307504015964" office:value-type="float">
            <text:p>0.307504015964</text:p>
          </table:table-cell>
          <table:table-cell office:value-type="string">
            <text:p>ü</text:p>
          </table:table-cell>
          <table:table-cell office:value="-5.33375358656" office:value-type="float">
            <text:p>-5.3337535865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466562600836" office:value-type="float">
            <text:p>0.466562600836</text:p>
          </table:table-cell>
          <table:table-cell office:value="0.441370264385" office:value-type="float">
            <text:p>0.441370264385</text:p>
          </table:table-cell>
          <table:table-cell office:value="0.478154287665" office:value-type="float">
            <text:p>0.478154287665</text:p>
          </table:table-cell>
          <table:table-cell office:value="0.389456921542" office:value-type="float">
            <text:p>0.389456921542</text:p>
          </table:table-cell>
          <table:table-cell office:value="0.414475419038" office:value-type="float">
            <text:p>0.414475419038</text:p>
          </table:table-cell>
          <table:table-cell office:value="0.36805180193" office:value-type="float">
            <text:p>0.36805180193</text:p>
          </table:table-cell>
          <table:table-cell office:value="0.39062828663" office:value-type="float">
            <text:p>0.39062828663</text:p>
          </table:table-cell>
          <table:table-cell office:value="0.372469026072" office:value-type="float">
            <text:p>0.372469026072</text:p>
          </table:table-cell>
          <table:table-cell office:value="0.364427335013" office:value-type="float">
            <text:p>0.364427335013</text:p>
          </table:table-cell>
          <table:table-cell office:value="0.369685946984" office:value-type="float">
            <text:p>0.369685946984</text:p>
          </table:table-cell>
          <table:table-cell office:value="0.345306658064" office:value-type="float">
            <text:p>0.345306658064</text:p>
          </table:table-cell>
          <table:table-cell office:value="0.299219599743" office:value-type="float">
            <text:p>0.299219599743</text:p>
          </table:table-cell>
          <table:table-cell office:value="0.303581508063" office:value-type="float">
            <text:p>0.303581508063</text:p>
          </table:table-cell>
          <table:table-cell office:value="0.337761147058" office:value-type="float">
            <text:p>0.337761147058</text:p>
          </table:table-cell>
          <table:table-cell office:value-type="string">
            <text:p>ü</text:p>
          </table:table-cell>
          <table:table-cell office:value="-2.1851623275" office:value-type="float">
            <text:p>-2.185162327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502736975" office:value-type="float">
            <text:p>0.2502736975</text:p>
          </table:table-cell>
          <table:table-cell office:value="0.237282849911" office:value-type="float">
            <text:p>0.237282849911</text:p>
          </table:table-cell>
          <table:table-cell office:value="0.26516415943" office:value-type="float">
            <text:p>0.26516415943</text:p>
          </table:table-cell>
          <table:table-cell office:value="0.216716505583" office:value-type="float">
            <text:p>0.216716505583</text:p>
          </table:table-cell>
          <table:table-cell office:value="0.225941769445" office:value-type="float">
            <text:p>0.225941769445</text:p>
          </table:table-cell>
          <table:table-cell office:value="0.201569863078" office:value-type="float">
            <text:p>0.201569863078</text:p>
          </table:table-cell>
          <table:table-cell office:value="0.220909116818" office:value-type="float">
            <text:p>0.220909116818</text:p>
          </table:table-cell>
          <table:table-cell office:value="0.20852903029" office:value-type="float">
            <text:p>0.20852903029</text:p>
          </table:table-cell>
          <table:table-cell office:value="0.199726852841" office:value-type="float">
            <text:p>0.199726852841</text:p>
          </table:table-cell>
          <table:table-cell office:value="0.207372969367" office:value-type="float">
            <text:p>0.207372969367</text:p>
          </table:table-cell>
          <table:table-cell office:value="0.194649337233" office:value-type="float">
            <text:p>0.194649337233</text:p>
          </table:table-cell>
          <table:table-cell office:value="0.170761702055" office:value-type="float">
            <text:p>0.170761702055</text:p>
          </table:table-cell>
          <table:table-cell office:value="0.17094054029" office:value-type="float">
            <text:p>0.17094054029</text:p>
          </table:table-cell>
          <table:table-cell office:value="0.188584195341" office:value-type="float">
            <text:p>0.188584195341</text:p>
          </table:table-cell>
          <table:table-cell office:value-type="string">
            <text:p/>
          </table:table-cell>
          <table:table-cell office:value="-3.11593246489" office:value-type="float">
            <text:p>-3.1159324648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3092910397" office:value-type="float">
            <text:p>0.183092910397</text:p>
          </table:table-cell>
          <table:table-cell office:value="0.17796471644" office:value-type="float">
            <text:p>0.17796471644</text:p>
          </table:table-cell>
          <table:table-cell office:value="0.186681416138" office:value-type="float">
            <text:p>0.186681416138</text:p>
          </table:table-cell>
          <table:table-cell office:value="0.157537106562" office:value-type="float">
            <text:p>0.157537106562</text:p>
          </table:table-cell>
          <table:table-cell office:value="0.169198427964" office:value-type="float">
            <text:p>0.169198427964</text:p>
          </table:table-cell>
          <table:table-cell office:value="0.153851077486" office:value-type="float">
            <text:p>0.153851077486</text:p>
          </table:table-cell>
          <table:table-cell office:value="0.149901641785" office:value-type="float">
            <text:p>0.149901641785</text:p>
          </table:table-cell>
          <table:table-cell office:value="0.147983786651" office:value-type="float">
            <text:p>0.147983786651</text:p>
          </table:table-cell>
          <table:table-cell office:value="0.142738589539" office:value-type="float">
            <text:p>0.142738589539</text:p>
          </table:table-cell>
          <table:table-cell office:value="0.145463299379" office:value-type="float">
            <text:p>0.145463299379</text:p>
          </table:table-cell>
          <table:table-cell office:value="0.134982497188" office:value-type="float">
            <text:p>0.134982497188</text:p>
          </table:table-cell>
          <table:table-cell office:value="0.118010242557" office:value-type="float">
            <text:p>0.118010242557</text:p>
          </table:table-cell>
          <table:table-cell office:value="0.115090684942" office:value-type="float">
            <text:p>0.115090684942</text:p>
          </table:table-cell>
          <table:table-cell office:value="0.133225378474" office:value-type="float">
            <text:p>0.133225378474</text:p>
          </table:table-cell>
          <table:table-cell office:value-type="string">
            <text:p>ü</text:p>
          </table:table-cell>
          <table:table-cell office:value="-1.30173818885" office:value-type="float">
            <text:p>-1.30173818885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3091707218" office:value-type="float">
            <text:p>5.3091707218</text:p>
          </table:table-cell>
          <table:table-cell office:value="5.17172526299" office:value-type="float">
            <text:p>5.17172526299</text:p>
          </table:table-cell>
          <table:table-cell office:value="5.41278986342" office:value-type="float">
            <text:p>5.41278986342</text:p>
          </table:table-cell>
          <table:table-cell office:value="4.64150830132" office:value-type="float">
            <text:p>4.64150830132</text:p>
          </table:table-cell>
          <table:table-cell office:value="4.96645445177" office:value-type="float">
            <text:p>4.96645445177</text:p>
          </table:table-cell>
          <table:table-cell office:value="4.48067954367" office:value-type="float">
            <text:p>4.48067954367</text:p>
          </table:table-cell>
          <table:table-cell office:value="4.55708077806" office:value-type="float">
            <text:p>4.55708077806</text:p>
          </table:table-cell>
          <table:table-cell office:value="4.50377158263" office:value-type="float">
            <text:p>4.50377158263</text:p>
          </table:table-cell>
          <table:table-cell office:value="4.29311442516" office:value-type="float">
            <text:p>4.29311442516</text:p>
          </table:table-cell>
          <table:table-cell office:value="4.33308967754" office:value-type="float">
            <text:p>4.33308967754</text:p>
          </table:table-cell>
          <table:table-cell office:value="3.99260645319" office:value-type="float">
            <text:p>3.99260645319</text:p>
          </table:table-cell>
          <table:table-cell office:value="3.62453980454" office:value-type="float">
            <text:p>3.62453980454</text:p>
          </table:table-cell>
          <table:table-cell office:value="3.63777749641" office:value-type="float">
            <text:p>3.63777749641</text:p>
          </table:table-cell>
          <table:table-cell office:value="4.01308807749" office:value-type="float">
            <text:p>4.01308807749</text:p>
          </table:table-cell>
          <table:table-cell office:value-type="string">
            <text:p>ü</text:p>
          </table:table-cell>
          <table:table-cell office:value="0.512988809177" office:value-type="float">
            <text:p>0.512988809177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44991717855" office:value-type="float">
            <text:p>0.444991717855</text:p>
          </table:table-cell>
          <table:table-cell office:value="0.413300917437" office:value-type="float">
            <text:p>0.413300917437</text:p>
          </table:table-cell>
          <table:table-cell office:value="0.439825527385" office:value-type="float">
            <text:p>0.439825527385</text:p>
          </table:table-cell>
          <table:table-cell office:value="0.357490149036" office:value-type="float">
            <text:p>0.357490149036</text:p>
          </table:table-cell>
          <table:table-cell office:value="0.391021592549" office:value-type="float">
            <text:p>0.391021592549</text:p>
          </table:table-cell>
          <table:table-cell office:value="0.342883914104" office:value-type="float">
            <text:p>0.342883914104</text:p>
          </table:table-cell>
          <table:table-cell office:value="0.357946440857" office:value-type="float">
            <text:p>0.357946440857</text:p>
          </table:table-cell>
          <table:table-cell office:value="0.340915263718" office:value-type="float">
            <text:p>0.340915263718</text:p>
          </table:table-cell>
          <table:table-cell office:value="0.327170002409" office:value-type="float">
            <text:p>0.327170002409</text:p>
          </table:table-cell>
          <table:table-cell office:value="0.330253462351" office:value-type="float">
            <text:p>0.330253462351</text:p>
          </table:table-cell>
          <table:table-cell office:value="0.311953183991" office:value-type="float">
            <text:p>0.311953183991</text:p>
          </table:table-cell>
          <table:table-cell office:value="0.273224174235" office:value-type="float">
            <text:p>0.273224174235</text:p>
          </table:table-cell>
          <table:table-cell office:value="0.277925929379" office:value-type="float">
            <text:p>0.277925929379</text:p>
          </table:table-cell>
          <table:table-cell office:value="0.309641079464" office:value-type="float">
            <text:p>0.309641079464</text:p>
          </table:table-cell>
          <table:table-cell office:value-type="string">
            <text:p>ü</text:p>
          </table:table-cell>
          <table:table-cell office:value="-0.741170356861" office:value-type="float">
            <text:p>-0.741170356861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46016205345" office:value-type="float">
            <text:p>0.646016205345</text:p>
          </table:table-cell>
          <table:table-cell office:value="0.636927598885" office:value-type="float">
            <text:p>0.636927598885</text:p>
          </table:table-cell>
          <table:table-cell office:value="0.710019439117" office:value-type="float">
            <text:p>0.710019439117</text:p>
          </table:table-cell>
          <table:table-cell office:value="0.587459198657" office:value-type="float">
            <text:p>0.587459198657</text:p>
          </table:table-cell>
          <table:table-cell office:value="0.61424488611" office:value-type="float">
            <text:p>0.61424488611</text:p>
          </table:table-cell>
          <table:table-cell office:value="0.553567873668" office:value-type="float">
            <text:p>0.553567873668</text:p>
          </table:table-cell>
          <table:table-cell office:value="0.55536863204" office:value-type="float">
            <text:p>0.55536863204</text:p>
          </table:table-cell>
          <table:table-cell office:value="0.545067454243" office:value-type="float">
            <text:p>0.545067454243</text:p>
          </table:table-cell>
          <table:table-cell office:value="0.545160623199" office:value-type="float">
            <text:p>0.545160623199</text:p>
          </table:table-cell>
          <table:table-cell office:value="0.579042055079" office:value-type="float">
            <text:p>0.579042055079</text:p>
          </table:table-cell>
          <table:table-cell office:value="0.540603552111" office:value-type="float">
            <text:p>0.540603552111</text:p>
          </table:table-cell>
          <table:table-cell office:value="0.458994713891" office:value-type="float">
            <text:p>0.458994713891</text:p>
          </table:table-cell>
          <table:table-cell office:value="0.427925692453" office:value-type="float">
            <text:p>0.427925692453</text:p>
          </table:table-cell>
          <table:table-cell office:value="0.530872805678" office:value-type="float">
            <text:p>0.530872805678</text:p>
          </table:table-cell>
          <table:table-cell office:value-type="string">
            <text:p/>
          </table:table-cell>
          <table:table-cell office:value="-1.79997826409" office:value-type="float">
            <text:p>-1.7999782640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1.9238538695" office:value-type="float">
            <text:p>51.9238538695</text:p>
          </table:table-cell>
          <table:table-cell office:value="48.996846036" office:value-type="float">
            <text:p>48.996846036</text:p>
          </table:table-cell>
          <table:table-cell office:value="53.0092714656" office:value-type="float">
            <text:p>53.0092714656</text:p>
          </table:table-cell>
          <table:table-cell office:value="43.2020638335" office:value-type="float">
            <text:p>43.2020638335</text:p>
          </table:table-cell>
          <table:table-cell office:value="46.5665173136" office:value-type="float">
            <text:p>46.5665173136</text:p>
          </table:table-cell>
          <table:table-cell office:value="41.3385195041" office:value-type="float">
            <text:p>41.3385195041</text:p>
          </table:table-cell>
          <table:table-cell office:value="42.6146753576" office:value-type="float">
            <text:p>42.6146753576</text:p>
          </table:table-cell>
          <table:table-cell office:value="41.3053946282" office:value-type="float">
            <text:p>41.3053946282</text:p>
          </table:table-cell>
          <table:table-cell office:value="39.2959953279" office:value-type="float">
            <text:p>39.2959953279</text:p>
          </table:table-cell>
          <table:table-cell office:value="40.1710705015" office:value-type="float">
            <text:p>40.1710705015</text:p>
          </table:table-cell>
          <table:table-cell office:value="38.1801444869" office:value-type="float">
            <text:p>38.1801444869</text:p>
          </table:table-cell>
          <table:table-cell office:value="32.6350583799" office:value-type="float">
            <text:p>32.6350583799</text:p>
          </table:table-cell>
          <table:table-cell office:value="33.0833278416" office:value-type="float">
            <text:p>33.0833278416</text:p>
          </table:table-cell>
          <table:table-cell office:value="37.2612744534" office:value-type="float">
            <text:p>37.2612744534</text:p>
          </table:table-cell>
          <table:table-cell office:value-type="string">
            <text:p/>
          </table:table-cell>
          <table:table-cell office:value="-2.40666986963" office:value-type="float">
            <text:p>-2.4066698696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550251697" office:value-type="float">
            <text:p>13.550251697</text:p>
          </table:table-cell>
          <table:table-cell office:value="10.4314624584" office:value-type="float">
            <text:p>10.4314624584</text:p>
          </table:table-cell>
          <table:table-cell office:value="11.6647761012" office:value-type="float">
            <text:p>11.6647761012</text:p>
          </table:table-cell>
          <table:table-cell office:value="9.30810190028" office:value-type="float">
            <text:p>9.30810190028</text:p>
          </table:table-cell>
          <table:table-cell office:value="9.87768609486" office:value-type="float">
            <text:p>9.87768609486</text:p>
          </table:table-cell>
          <table:table-cell office:value="8.99259909297" office:value-type="float">
            <text:p>8.99259909297</text:p>
          </table:table-cell>
          <table:table-cell office:value="9.83046351913" office:value-type="float">
            <text:p>9.83046351913</text:p>
          </table:table-cell>
          <table:table-cell office:value="9.0700479161" office:value-type="float">
            <text:p>9.0700479161</text:p>
          </table:table-cell>
          <table:table-cell office:value="9.10395505964" office:value-type="float">
            <text:p>9.10395505964</text:p>
          </table:table-cell>
          <table:table-cell office:value="9.87312631493" office:value-type="float">
            <text:p>9.87312631493</text:p>
          </table:table-cell>
          <table:table-cell office:value="9.17669377109" office:value-type="float">
            <text:p>9.17669377109</text:p>
          </table:table-cell>
          <table:table-cell office:value="7.2570942218" office:value-type="float">
            <text:p>7.2570942218</text:p>
          </table:table-cell>
          <table:table-cell office:value="7.61326507449" office:value-type="float">
            <text:p>7.61326507449</text:p>
          </table:table-cell>
          <table:table-cell office:value="8.56870225958" office:value-type="float">
            <text:p>8.56870225958</text:p>
          </table:table-cell>
          <table:table-cell office:value-type="string">
            <text:p/>
          </table:table-cell>
          <table:table-cell office:value="-6.62538738542" office:value-type="float">
            <text:p>-6.62538738542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9.6143919813" office:value-type="float">
            <text:p>49.6143919813</text:p>
          </table:table-cell>
          <table:table-cell office:value="49.2103174516" office:value-type="float">
            <text:p>49.2103174516</text:p>
          </table:table-cell>
          <table:table-cell office:value="56.4626116548" office:value-type="float">
            <text:p>56.4626116548</text:p>
          </table:table-cell>
          <table:table-cell office:value="48.0243015913" office:value-type="float">
            <text:p>48.0243015913</text:p>
          </table:table-cell>
          <table:table-cell office:value="47.5974593447" office:value-type="float">
            <text:p>47.5974593447</text:p>
          </table:table-cell>
          <table:table-cell office:value="43.2626312295" office:value-type="float">
            <text:p>43.2626312295</text:p>
          </table:table-cell>
          <table:table-cell office:value="45.3172712916" office:value-type="float">
            <text:p>45.3172712916</text:p>
          </table:table-cell>
          <table:table-cell office:value="43.2243170413" office:value-type="float">
            <text:p>43.2243170413</text:p>
          </table:table-cell>
          <table:table-cell office:value="43.7588676849" office:value-type="float">
            <text:p>43.7588676849</text:p>
          </table:table-cell>
          <table:table-cell office:value="44.7128337089" office:value-type="float">
            <text:p>44.7128337089</text:p>
          </table:table-cell>
          <table:table-cell office:value="44.8086889296" office:value-type="float">
            <text:p>44.8086889296</text:p>
          </table:table-cell>
          <table:table-cell office:value="36.3493133691" office:value-type="float">
            <text:p>36.3493133691</text:p>
          </table:table-cell>
          <table:table-cell office:value="32.4512343176" office:value-type="float">
            <text:p>32.4512343176</text:p>
          </table:table-cell>
          <table:table-cell office:value="44.3024440031" office:value-type="float">
            <text:p>44.3024440031</text:p>
          </table:table-cell>
          <table:table-cell office:value-type="string">
            <text:p/>
          </table:table-cell>
          <table:table-cell office:value="-1.12979187442" office:value-type="float">
            <text:p>-1.12979187442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26.574118967" office:value-type="float">
            <text:p>526.574118967</text:p>
          </table:table-cell>
          <table:table-cell office:value="382.6029626" office:value-type="float">
            <text:p>382.6029626</text:p>
          </table:table-cell>
          <table:table-cell office:value="463.750654477" office:value-type="float">
            <text:p>463.750654477</text:p>
          </table:table-cell>
          <table:table-cell office:value="363.129122922" office:value-type="float">
            <text:p>363.129122922</text:p>
          </table:table-cell>
          <table:table-cell office:value="371.234357924" office:value-type="float">
            <text:p>371.234357924</text:p>
          </table:table-cell>
          <table:table-cell office:value="315.583963077" office:value-type="float">
            <text:p>315.583963077</text:p>
          </table:table-cell>
          <table:table-cell office:value="371.022448985" office:value-type="float">
            <text:p>371.022448985</text:p>
          </table:table-cell>
          <table:table-cell office:value="354.722444344" office:value-type="float">
            <text:p>354.722444344</text:p>
          </table:table-cell>
          <table:table-cell office:value="325.691001752" office:value-type="float">
            <text:p>325.691001752</text:p>
          </table:table-cell>
          <table:table-cell office:value="349.506128552" office:value-type="float">
            <text:p>349.506128552</text:p>
          </table:table-cell>
          <table:table-cell office:value="335.326663068" office:value-type="float">
            <text:p>335.326663068</text:p>
          </table:table-cell>
          <table:table-cell office:value="269.225360434" office:value-type="float">
            <text:p>269.225360434</text:p>
          </table:table-cell>
          <table:table-cell office:value="267.773074257" office:value-type="float">
            <text:p>267.773074257</text:p>
          </table:table-cell>
          <table:table-cell office:value="317.048508087" office:value-type="float">
            <text:p>317.048508087</text:p>
          </table:table-cell>
          <table:table-cell office:value-type="string">
            <text:p/>
          </table:table-cell>
          <table:table-cell office:value="-5.4508504675" office:value-type="float">
            <text:p>-5.4508504675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7.37666152" office:value-type="float">
            <text:p>137.37666152</text:p>
          </table:table-cell>
          <table:table-cell office:value="112.977397452" office:value-type="float">
            <text:p>112.977397452</text:p>
          </table:table-cell>
          <table:table-cell office:value="133.754312641" office:value-type="float">
            <text:p>133.754312641</text:p>
          </table:table-cell>
          <table:table-cell office:value="108.545750979" office:value-type="float">
            <text:p>108.545750979</text:p>
          </table:table-cell>
          <table:table-cell office:value="109.469778255" office:value-type="float">
            <text:p>109.469778255</text:p>
          </table:table-cell>
          <table:table-cell office:value="95.8598983011" office:value-type="float">
            <text:p>95.8598983011</text:p>
          </table:table-cell>
          <table:table-cell office:value="107.154266405" office:value-type="float">
            <text:p>107.154266405</text:p>
          </table:table-cell>
          <table:table-cell office:value="102.34465134" office:value-type="float">
            <text:p>102.34465134</text:p>
          </table:table-cell>
          <table:table-cell office:value="98.0406245127" office:value-type="float">
            <text:p>98.0406245127</text:p>
          </table:table-cell>
          <table:table-cell office:value="102.963782535" office:value-type="float">
            <text:p>102.963782535</text:p>
          </table:table-cell>
          <table:table-cell office:value="100.696404757" office:value-type="float">
            <text:p>100.696404757</text:p>
          </table:table-cell>
          <table:table-cell office:value="81.2201491051" office:value-type="float">
            <text:p>81.2201491051</text:p>
          </table:table-cell>
          <table:table-cell office:value="77.080016143" office:value-type="float">
            <text:p>77.080016143</text:p>
          </table:table-cell>
          <table:table-cell office:value="97.1437974111" office:value-type="float">
            <text:p>97.1437974111</text:p>
          </table:table-cell>
          <table:table-cell office:value-type="string">
            <text:p/>
          </table:table-cell>
          <table:table-cell office:value="-3.528037922" office:value-type="float">
            <text:p>-3.528037922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71214778163" office:value-type="float">
            <text:p>0.371214778163</text:p>
          </table:table-cell>
          <table:table-cell office:value="0.369608444763" office:value-type="float">
            <text:p>0.369608444763</text:p>
          </table:table-cell>
          <table:table-cell office:value="0.408220633905" office:value-type="float">
            <text:p>0.408220633905</text:p>
          </table:table-cell>
          <table:table-cell office:value="0.346120422173" office:value-type="float">
            <text:p>0.346120422173</text:p>
          </table:table-cell>
          <table:table-cell office:value="0.360760464561" office:value-type="float">
            <text:p>0.360760464561</text:p>
          </table:table-cell>
          <table:table-cell office:value="0.338869359403" office:value-type="float">
            <text:p>0.338869359403</text:p>
          </table:table-cell>
          <table:table-cell office:value="0.351152886814" office:value-type="float">
            <text:p>0.351152886814</text:p>
          </table:table-cell>
          <table:table-cell office:value="0.331801853405" office:value-type="float">
            <text:p>0.331801853405</text:p>
          </table:table-cell>
          <table:table-cell office:value="0.335870570174" office:value-type="float">
            <text:p>0.335870570174</text:p>
          </table:table-cell>
          <table:table-cell office:value="0.343347362284" office:value-type="float">
            <text:p>0.343347362284</text:p>
          </table:table-cell>
          <table:table-cell office:value="0.319850251403" office:value-type="float">
            <text:p>0.319850251403</text:p>
          </table:table-cell>
          <table:table-cell office:value="0.277875782052" office:value-type="float">
            <text:p>0.277875782052</text:p>
          </table:table-cell>
          <table:table-cell office:value="0.281452677872" office:value-type="float">
            <text:p>0.281452677872</text:p>
          </table:table-cell>
          <table:table-cell office:value="0.296912063603" office:value-type="float">
            <text:p>0.296912063603</text:p>
          </table:table-cell>
          <table:table-cell office:value-type="string">
            <text:p>ü</text:p>
          </table:table-cell>
          <table:table-cell office:value="-7.17153971274" office:value-type="float">
            <text:p>-7.17153971274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7752843576" office:value-type="float">
            <text:p>2.17752843576</text:p>
          </table:table-cell>
          <table:table-cell office:value="2.06278294173" office:value-type="float">
            <text:p>2.06278294173</text:p>
          </table:table-cell>
          <table:table-cell office:value="2.22394711768" office:value-type="float">
            <text:p>2.22394711768</text:p>
          </table:table-cell>
          <table:table-cell office:value="1.84442322644" office:value-type="float">
            <text:p>1.84442322644</text:p>
          </table:table-cell>
          <table:table-cell office:value="1.93820048889" office:value-type="float">
            <text:p>1.93820048889</text:p>
          </table:table-cell>
          <table:table-cell office:value="1.80448852493" office:value-type="float">
            <text:p>1.80448852493</text:p>
          </table:table-cell>
          <table:table-cell office:value="1.85148950903" office:value-type="float">
            <text:p>1.85148950903</text:p>
          </table:table-cell>
          <table:table-cell office:value="1.79418400479" office:value-type="float">
            <text:p>1.79418400479</text:p>
          </table:table-cell>
          <table:table-cell office:value="1.67526092929" office:value-type="float">
            <text:p>1.67526092929</text:p>
          </table:table-cell>
          <table:table-cell office:value="1.74929320178" office:value-type="float">
            <text:p>1.74929320178</text:p>
          </table:table-cell>
          <table:table-cell office:value="1.60780156426" office:value-type="float">
            <text:p>1.60780156426</text:p>
          </table:table-cell>
          <table:table-cell office:value="1.46517860186" office:value-type="float">
            <text:p>1.46517860186</text:p>
          </table:table-cell>
          <table:table-cell office:value="1.47118566354" office:value-type="float">
            <text:p>1.47118566354</text:p>
          </table:table-cell>
          <table:table-cell office:value="1.54738593583" office:value-type="float">
            <text:p>1.54738593583</text:p>
          </table:table-cell>
          <table:table-cell office:value-type="string">
            <text:p>ü</text:p>
          </table:table-cell>
          <table:table-cell office:value="-3.75765453721" office:value-type="float">
            <text:p>-3.75765453721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1041024152" office:value-type="float">
            <text:p>42.1041024152</text:p>
          </table:table-cell>
          <table:table-cell office:value="41.3743599943" office:value-type="float">
            <text:p>41.3743599943</text:p>
          </table:table-cell>
          <table:table-cell office:value="42.9724655932" office:value-type="float">
            <text:p>42.9724655932</text:p>
          </table:table-cell>
          <table:table-cell office:value="42.3320628402" office:value-type="float">
            <text:p>42.3320628402</text:p>
          </table:table-cell>
          <table:table-cell office:value="41.8040739278" office:value-type="float">
            <text:p>41.8040739278</text:p>
          </table:table-cell>
          <table:table-cell office:value="42.1962849262" office:value-type="float">
            <text:p>42.1962849262</text:p>
          </table:table-cell>
          <table:table-cell office:value="42.5403552766" office:value-type="float">
            <text:p>42.5403552766</text:p>
          </table:table-cell>
          <table:table-cell office:value="42.9226511579" office:value-type="float">
            <text:p>42.9226511579</text:p>
          </table:table-cell>
          <table:table-cell office:value="42.7793604336" office:value-type="float">
            <text:p>42.7793604336</text:p>
          </table:table-cell>
          <table:table-cell office:value="43.3857532362" office:value-type="float">
            <text:p>43.3857532362</text:p>
          </table:table-cell>
          <table:table-cell office:value="43.100800269" office:value-type="float">
            <text:p>43.100800269</text:p>
          </table:table-cell>
          <table:table-cell office:value="42.7233489239" office:value-type="float">
            <text:p>42.7233489239</text:p>
          </table:table-cell>
          <table:table-cell office:value="42.1872810853" office:value-type="float">
            <text:p>42.1872810853</text:p>
          </table:table-cell>
          <table:table-cell office:value="42.5301426741" office:value-type="float">
            <text:p>42.5301426741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4113970445" office:value-type="float">
            <text:p>13.4113970445</text:p>
          </table:table-cell>
          <table:table-cell office:value="13.3505313123" office:value-type="float">
            <text:p>13.3505313123</text:p>
          </table:table-cell>
          <table:table-cell office:value="13.407109808" office:value-type="float">
            <text:p>13.407109808</text:p>
          </table:table-cell>
          <table:table-cell office:value="13.2181827639" office:value-type="float">
            <text:p>13.2181827639</text:p>
          </table:table-cell>
          <table:table-cell office:value="13.0883253846" office:value-type="float">
            <text:p>13.0883253846</text:p>
          </table:table-cell>
          <table:table-cell office:value="13.3461149996" office:value-type="float">
            <text:p>13.3461149996</text:p>
          </table:table-cell>
          <table:table-cell office:value="13.2784081101" office:value-type="float">
            <text:p>13.2784081101</text:p>
          </table:table-cell>
          <table:table-cell office:value="13.3678843563" office:value-type="float">
            <text:p>13.3678843563</text:p>
          </table:table-cell>
          <table:table-cell office:value="13.665687225" office:value-type="float">
            <text:p>13.665687225</text:p>
          </table:table-cell>
          <table:table-cell office:value="13.3562435703" office:value-type="float">
            <text:p>13.3562435703</text:p>
          </table:table-cell>
          <table:table-cell office:value="13.3938308232" office:value-type="float">
            <text:p>13.3938308232</text:p>
          </table:table-cell>
          <table:table-cell office:value="13.192027394" office:value-type="float">
            <text:p>13.192027394</text:p>
          </table:table-cell>
          <table:table-cell office:value="12.5679221991" office:value-type="float">
            <text:p>12.5679221991</text:p>
          </table:table-cell>
          <table:table-cell office:value="12.870787027" office:value-type="float">
            <text:p>12.87078702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1441191567" office:value-type="float">
            <text:p>17.1441191567</text:p>
          </table:table-cell>
          <table:table-cell office:value="16.7961978541" office:value-type="float">
            <text:p>16.7961978541</text:p>
          </table:table-cell>
          <table:table-cell office:value="17.7531946712" office:value-type="float">
            <text:p>17.7531946712</text:p>
          </table:table-cell>
          <table:table-cell office:value="17.347473092" office:value-type="float">
            <text:p>17.347473092</text:p>
          </table:table-cell>
          <table:table-cell office:value="17.1185508779" office:value-type="float">
            <text:p>17.1185508779</text:p>
          </table:table-cell>
          <table:table-cell office:value="17.0582028317" office:value-type="float">
            <text:p>17.0582028317</text:p>
          </table:table-cell>
          <table:table-cell office:value="17.4637592319" office:value-type="float">
            <text:p>17.4637592319</text:p>
          </table:table-cell>
          <table:table-cell office:value="17.5603623342" office:value-type="float">
            <text:p>17.5603623342</text:p>
          </table:table-cell>
          <table:table-cell office:value="17.401672137" office:value-type="float">
            <text:p>17.401672137</text:p>
          </table:table-cell>
          <table:table-cell office:value="17.9428870547" office:value-type="float">
            <text:p>17.9428870547</text:p>
          </table:table-cell>
          <table:table-cell office:value="17.653771628" office:value-type="float">
            <text:p>17.653771628</text:p>
          </table:table-cell>
          <table:table-cell office:value="17.4349060842" office:value-type="float">
            <text:p>17.4349060842</text:p>
          </table:table-cell>
          <table:table-cell office:value="17.5704847976" office:value-type="float">
            <text:p>17.5704847976</text:p>
          </table:table-cell>
          <table:table-cell office:value="17.7138254412" office:value-type="float">
            <text:p>17.7138254412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68701765018" office:value-type="float">
            <text:p>8.68701765018</text:p>
          </table:table-cell>
          <table:table-cell office:value="8.42992729587" office:value-type="float">
            <text:p>8.42992729587</text:p>
          </table:table-cell>
          <table:table-cell office:value="8.90964669124" office:value-type="float">
            <text:p>8.90964669124</text:p>
          </table:table-cell>
          <table:table-cell office:value="8.84850193798" office:value-type="float">
            <text:p>8.84850193798</text:p>
          </table:table-cell>
          <table:table-cell office:value="8.71891742984" office:value-type="float">
            <text:p>8.71891742984</text:p>
          </table:table-cell>
          <table:table-cell office:value="8.86180185222" office:value-type="float">
            <text:p>8.86180185222</text:p>
          </table:table-cell>
          <table:table-cell office:value="8.87616041686" office:value-type="float">
            <text:p>8.87616041686</text:p>
          </table:table-cell>
          <table:table-cell office:value="9.0370203504" office:value-type="float">
            <text:p>9.0370203504</text:p>
          </table:table-cell>
          <table:table-cell office:value="8.74499295165" office:value-type="float">
            <text:p>8.74499295165</text:p>
          </table:table-cell>
          <table:table-cell office:value="9.07176792065" office:value-type="float">
            <text:p>9.07176792065</text:p>
          </table:table-cell>
          <table:table-cell office:value="9.03030703919" office:value-type="float">
            <text:p>9.03030703919</text:p>
          </table:table-cell>
          <table:table-cell office:value="9.09546987101" office:value-type="float">
            <text:p>9.09546987101</text:p>
          </table:table-cell>
          <table:table-cell office:value="9.11293399435" office:value-type="float">
            <text:p>9.11293399435</text:p>
          </table:table-cell>
          <table:table-cell office:value="8.95523469789" office:value-type="float">
            <text:p>8.9552346978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8505745374" office:value-type="float">
            <text:p>43.8505745374</text:p>
          </table:table-cell>
          <table:table-cell office:value="44.5657028187" office:value-type="float">
            <text:p>44.5657028187</text:p>
          </table:table-cell>
          <table:table-cell office:value="42.6245896547" office:value-type="float">
            <text:p>42.6245896547</text:p>
          </table:table-cell>
          <table:table-cell office:value="42.8957410325" office:value-type="float">
            <text:p>42.8957410325</text:p>
          </table:table-cell>
          <table:table-cell office:value="43.7083899893" office:value-type="float">
            <text:p>43.7083899893</text:p>
          </table:table-cell>
          <table:table-cell office:value="43.1988515417" office:value-type="float">
            <text:p>43.1988515417</text:p>
          </table:table-cell>
          <table:table-cell office:value="42.8530590856" office:value-type="float">
            <text:p>42.8530590856</text:p>
          </table:table-cell>
          <table:table-cell office:value="41.9209049436" office:value-type="float">
            <text:p>41.9209049436</text:p>
          </table:table-cell>
          <table:table-cell office:value="42.2419717823" office:value-type="float">
            <text:p>42.2419717823</text:p>
          </table:table-cell>
          <table:table-cell office:value="41.3054915526" office:value-type="float">
            <text:p>41.3054915526</text:p>
          </table:table-cell>
          <table:table-cell office:value="41.4912137128" office:value-type="float">
            <text:p>41.4912137128</text:p>
          </table:table-cell>
          <table:table-cell office:value="41.8396861754" office:value-type="float">
            <text:p>41.8396861754</text:p>
          </table:table-cell>
          <table:table-cell office:value="42.8049961705" office:value-type="float">
            <text:p>42.8049961705</text:p>
          </table:table-cell>
          <table:table-cell office:value="42.0400477441" office:value-type="float">
            <text:p>42.040047744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4.7869563307" office:value-type="float">
            <text:p>14.7869563307</text:p>
          </table:table-cell>
          <table:table-cell office:value="15.7871082365" office:value-type="float">
            <text:p>15.7871082365</text:p>
          </table:table-cell>
          <table:table-cell office:value="13.5210530661" office:value-type="float">
            <text:p>13.5210530661</text:p>
          </table:table-cell>
          <table:table-cell office:value="13.1534226524" office:value-type="float">
            <text:p>13.1534226524</text:p>
          </table:table-cell>
          <table:table-cell office:value="14.4682077567" office:value-type="float">
            <text:p>14.4682077567</text:p>
          </table:table-cell>
          <table:table-cell office:value="14.3236612248" office:value-type="float">
            <text:p>14.3236612248</text:p>
          </table:table-cell>
          <table:table-cell office:value="12.9514692961" office:value-type="float">
            <text:p>12.9514692961</text:p>
          </table:table-cell>
          <table:table-cell office:value="12.0948985275" office:value-type="float">
            <text:p>12.0948985275</text:p>
          </table:table-cell>
          <table:table-cell office:value="13.105544364" office:value-type="float">
            <text:p>13.105544364</text:p>
          </table:table-cell>
          <table:table-cell office:value="11.7073049896" office:value-type="float">
            <text:p>11.7073049896</text:p>
          </table:table-cell>
          <table:table-cell office:value="10.5916420345" office:value-type="float">
            <text:p>10.5916420345</text:p>
          </table:table-cell>
          <table:table-cell office:value="11.5888787467" office:value-type="float">
            <text:p>11.5888787467</text:p>
          </table:table-cell>
          <table:table-cell office:value="12.0587416302" office:value-type="float">
            <text:p>12.0587416302</text:p>
          </table:table-cell>
          <table:table-cell office:value="11.5626594645" office:value-type="float">
            <text:p>11.5626594645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852406437" office:value-type="float">
            <text:p>14.0852406437</text:p>
          </table:table-cell>
          <table:table-cell office:value="14.0983957385" office:value-type="float">
            <text:p>14.0983957385</text:p>
          </table:table-cell>
          <table:table-cell office:value="14.4369258002" office:value-type="float">
            <text:p>14.4369258002</text:p>
          </table:table-cell>
          <table:table-cell office:value="14.8028474787" office:value-type="float">
            <text:p>14.8028474787</text:p>
          </table:table-cell>
          <table:table-cell office:value="14.529787587" office:value-type="float">
            <text:p>14.529787587</text:p>
          </table:table-cell>
          <table:table-cell office:value="14.6523430414" office:value-type="float">
            <text:p>14.6523430414</text:p>
          </table:table-cell>
          <table:table-cell office:value="14.6343938045" office:value-type="float">
            <text:p>14.6343938045</text:p>
          </table:table-cell>
          <table:table-cell office:value="15.1888437903" office:value-type="float">
            <text:p>15.1888437903</text:p>
          </table:table-cell>
          <table:table-cell office:value="15.0143151551" office:value-type="float">
            <text:p>15.0143151551</text:p>
          </table:table-cell>
          <table:table-cell office:value="15.3411199259" office:value-type="float">
            <text:p>15.3411199259</text:p>
          </table:table-cell>
          <table:table-cell office:value="15.4493498989" office:value-type="float">
            <text:p>15.4493498989</text:p>
          </table:table-cell>
          <table:table-cell office:value="15.4770347721" office:value-type="float">
            <text:p>15.4770347721</text:p>
          </table:table-cell>
          <table:table-cell office:value="15.0280355327" office:value-type="float">
            <text:p>15.0280355327</text:p>
          </table:table-cell>
          <table:table-cell office:value="15.4563781871" office:value-type="float">
            <text:p>15.4563781871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6184130888" office:value-type="float">
            <text:p>15.6184130888</text:p>
          </table:table-cell>
          <table:table-cell office:value="15.4599002868" office:value-type="float">
            <text:p>15.4599002868</text:p>
          </table:table-cell>
          <table:table-cell office:value="22.8570348971" office:value-type="float">
            <text:p>22.8570348971</text:p>
          </table:table-cell>
          <table:table-cell office:value="13.1615002883" office:value-type="float">
            <text:p>13.1615002883</text:p>
          </table:table-cell>
          <table:table-cell office:value="14.5137986355" office:value-type="float">
            <text:p>14.5137986355</text:p>
          </table:table-cell>
          <table:table-cell office:value="12.9234969829" office:value-type="float">
            <text:p>12.9234969829</text:p>
          </table:table-cell>
          <table:table-cell office:value="13.2741366136" office:value-type="float">
            <text:p>13.2741366136</text:p>
          </table:table-cell>
          <table:table-cell office:value="12.445138141" office:value-type="float">
            <text:p>12.445138141</text:p>
          </table:table-cell>
          <table:table-cell office:value="12.2373660157" office:value-type="float">
            <text:p>12.2373660157</text:p>
          </table:table-cell>
          <table:table-cell office:value="12.2947883361" office:value-type="float">
            <text:p>12.2947883361</text:p>
          </table:table-cell>
          <table:table-cell office:value="11.6517396171" office:value-type="float">
            <text:p>11.6517396171</text:p>
          </table:table-cell>
          <table:table-cell office:value="10.3515250507" office:value-type="float">
            <text:p>10.3515250507</text:p>
          </table:table-cell>
          <table:table-cell office:value="10.3889589121" office:value-type="float">
            <text:p>10.3889589121</text:p>
          </table:table-cell>
          <table:table-cell office:value="11.6642912444" office:value-type="float">
            <text:p>11.6642912444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345288576" office:value-type="float">
            <text:p>14.345288576</text:p>
          </table:table-cell>
          <table:table-cell office:value="14.2025744241" office:value-type="float">
            <text:p>14.2025744241</text:p>
          </table:table-cell>
          <table:table-cell office:value="21.787116173" office:value-type="float">
            <text:p>21.787116173</text:p>
          </table:table-cell>
          <table:table-cell office:value="12.2668955853" office:value-type="float">
            <text:p>12.2668955853</text:p>
          </table:table-cell>
          <table:table-cell office:value="13.2972152817" office:value-type="float">
            <text:p>13.2972152817</text:p>
          </table:table-cell>
          <table:table-cell office:value="11.8053239591" office:value-type="float">
            <text:p>11.8053239591</text:p>
          </table:table-cell>
          <table:table-cell office:value="12.4054038296" office:value-type="float">
            <text:p>12.4054038296</text:p>
          </table:table-cell>
          <table:table-cell office:value="11.6108290484" office:value-type="float">
            <text:p>11.6108290484</text:p>
          </table:table-cell>
          <table:table-cell office:value="11.248126367" office:value-type="float">
            <text:p>11.248126367</text:p>
          </table:table-cell>
          <table:table-cell office:value="11.4753388695" office:value-type="float">
            <text:p>11.4753388695</text:p>
          </table:table-cell>
          <table:table-cell office:value="10.6546504879" office:value-type="float">
            <text:p>10.6546504879</text:p>
          </table:table-cell>
          <table:table-cell office:value="9.5997362938" office:value-type="float">
            <text:p>9.5997362938</text:p>
          </table:table-cell>
          <table:table-cell office:value="9.60323538159" office:value-type="float">
            <text:p>9.60323538159</text:p>
          </table:table-cell>
          <table:table-cell office:value="10.7671775846" office:value-type="float">
            <text:p>10.7671775846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3.0976649446" office:value-type="float">
            <text:p>23.0976649446</text:p>
          </table:table-cell>
          <table:table-cell office:value="22.9691360844" office:value-type="float">
            <text:p>22.9691360844</text:p>
          </table:table-cell>
          <table:table-cell office:value="38.1609035749" office:value-type="float">
            <text:p>38.1609035749</text:p>
          </table:table-cell>
          <table:table-cell office:value="20.6987505603" office:value-type="float">
            <text:p>20.6987505603</text:p>
          </table:table-cell>
          <table:table-cell office:value="22.6518479348" office:value-type="float">
            <text:p>22.6518479348</text:p>
          </table:table-cell>
          <table:table-cell office:value="19.997340731" office:value-type="float">
            <text:p>19.997340731</text:p>
          </table:table-cell>
          <table:table-cell office:value="21.1451643538" office:value-type="float">
            <text:p>21.1451643538</text:p>
          </table:table-cell>
          <table:table-cell office:value="20.3378727056" office:value-type="float">
            <text:p>20.3378727056</text:p>
          </table:table-cell>
          <table:table-cell office:value="19.4783156833" office:value-type="float">
            <text:p>19.4783156833</text:p>
          </table:table-cell>
          <table:table-cell office:value="20.264759882" office:value-type="float">
            <text:p>20.264759882</text:p>
          </table:table-cell>
          <table:table-cell office:value="19.0485714133" office:value-type="float">
            <text:p>19.0485714133</text:p>
          </table:table-cell>
          <table:table-cell office:value="17.212859211" office:value-type="float">
            <text:p>17.212859211</text:p>
          </table:table-cell>
          <table:table-cell office:value="17.2435078088" office:value-type="float">
            <text:p>17.2435078088</text:p>
          </table:table-cell>
          <table:table-cell office:value="19.8271894562" office:value-type="float">
            <text:p>19.8271894562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2059936432" office:value-type="float">
            <text:p>13.2059936432</text:p>
          </table:table-cell>
          <table:table-cell office:value="13.33527258" office:value-type="float">
            <text:p>13.33527258</text:p>
          </table:table-cell>
          <table:table-cell office:value="18.9310156464" office:value-type="float">
            <text:p>18.9310156464</text:p>
          </table:table-cell>
          <table:table-cell office:value="11.9680769165" office:value-type="float">
            <text:p>11.9680769165</text:p>
          </table:table-cell>
          <table:table-cell office:value="12.3610249524" office:value-type="float">
            <text:p>12.3610249524</text:p>
          </table:table-cell>
          <table:table-cell office:value="11.3986353561" office:value-type="float">
            <text:p>11.3986353561</text:p>
          </table:table-cell>
          <table:table-cell office:value="11.5483510709" office:value-type="float">
            <text:p>11.5483510709</text:p>
          </table:table-cell>
          <table:table-cell office:value="11.196659665" office:value-type="float">
            <text:p>11.196659665</text:p>
          </table:table-cell>
          <table:table-cell office:value="10.9105089299" office:value-type="float">
            <text:p>10.9105089299</text:p>
          </table:table-cell>
          <table:table-cell office:value="11.167107098" office:value-type="float">
            <text:p>11.167107098</text:p>
          </table:table-cell>
          <table:table-cell office:value="10.4238290982" office:value-type="float">
            <text:p>10.4238290982</text:p>
          </table:table-cell>
          <table:table-cell office:value="9.43553806703" office:value-type="float">
            <text:p>9.43553806703</text:p>
          </table:table-cell>
          <table:table-cell office:value="9.20540263648" office:value-type="float">
            <text:p>9.20540263648</text:p>
          </table:table-cell>
          <table:table-cell office:value="10.5024912589" office:value-type="float">
            <text:p>10.502491258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2151541847" office:value-type="float">
            <text:p>13.2151541847</text:p>
          </table:table-cell>
          <table:table-cell office:value="13.0579682051" office:value-type="float">
            <text:p>13.0579682051</text:p>
          </table:table-cell>
          <table:table-cell office:value="21.9951475021" office:value-type="float">
            <text:p>21.9951475021</text:p>
          </table:table-cell>
          <table:table-cell office:value="12.4325909927" office:value-type="float">
            <text:p>12.4325909927</text:p>
          </table:table-cell>
          <table:table-cell office:value="12.8839140288" office:value-type="float">
            <text:p>12.8839140288</text:p>
          </table:table-cell>
          <table:table-cell office:value="11.6168656225" office:value-type="float">
            <text:p>11.6168656225</text:p>
          </table:table-cell>
          <table:table-cell office:value="12.2460764799" office:value-type="float">
            <text:p>12.2460764799</text:p>
          </table:table-cell>
          <table:table-cell office:value="11.7957889859" office:value-type="float">
            <text:p>11.7957889859</text:p>
          </table:table-cell>
          <table:table-cell office:value="11.427707684" office:value-type="float">
            <text:p>11.427707684</text:p>
          </table:table-cell>
          <table:table-cell office:value="11.9203588704" office:value-type="float">
            <text:p>11.9203588704</text:p>
          </table:table-cell>
          <table:table-cell office:value="11.4662946138" office:value-type="float">
            <text:p>11.4662946138</text:p>
          </table:table-cell>
          <table:table-cell office:value="10.1522749348" office:value-type="float">
            <text:p>10.1522749348</text:p>
          </table:table-cell>
          <table:table-cell office:value="10.3865482439" office:value-type="float">
            <text:p>10.3865482439</text:p>
          </table:table-cell>
          <table:table-cell office:value="11.5837776571" office:value-type="float">
            <text:p>11.5837776571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4381331676" office:value-type="float">
            <text:p>15.4381331676</text:p>
          </table:table-cell>
          <table:table-cell office:value="15.090069998" office:value-type="float">
            <text:p>15.090069998</text:p>
          </table:table-cell>
          <table:table-cell office:value="25.6788109285" office:value-type="float">
            <text:p>25.6788109285</text:p>
          </table:table-cell>
          <table:table-cell office:value="13.5275893202" office:value-type="float">
            <text:p>13.5275893202</text:p>
          </table:table-cell>
          <table:table-cell office:value="14.3707190992" office:value-type="float">
            <text:p>14.3707190992</text:p>
          </table:table-cell>
          <table:table-cell office:value="12.8542033212" office:value-type="float">
            <text:p>12.8542033212</text:p>
          </table:table-cell>
          <table:table-cell office:value="13.7397227663" office:value-type="float">
            <text:p>13.7397227663</text:p>
          </table:table-cell>
          <table:table-cell office:value="13.1249771447" office:value-type="float">
            <text:p>13.1249771447</text:p>
          </table:table-cell>
          <table:table-cell office:value="12.6574412859" office:value-type="float">
            <text:p>12.6574412859</text:p>
          </table:table-cell>
          <table:table-cell office:value="13.1303480136" office:value-type="float">
            <text:p>13.1303480136</text:p>
          </table:table-cell>
          <table:table-cell office:value="12.576174061" office:value-type="float">
            <text:p>12.576174061</text:p>
          </table:table-cell>
          <table:table-cell office:value="11.4275081863" office:value-type="float">
            <text:p>11.4275081863</text:p>
          </table:table-cell>
          <table:table-cell office:value="11.3844477019" office:value-type="float">
            <text:p>11.3844477019</text:p>
          </table:table-cell>
          <table:table-cell office:value="12.884964614" office:value-type="float">
            <text:p>12.884964614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3.7306370375" office:value-type="float">
            <text:p>13.7306370375</text:p>
          </table:table-cell>
          <table:table-cell office:value="13.4311762004" office:value-type="float">
            <text:p>13.4311762004</text:p>
          </table:table-cell>
          <table:table-cell office:value="20.4219716202" office:value-type="float">
            <text:p>20.4219716202</text:p>
          </table:table-cell>
          <table:table-cell office:value="11.5752859807" office:value-type="float">
            <text:p>11.5752859807</text:p>
          </table:table-cell>
          <table:table-cell office:value="12.9541156753" office:value-type="float">
            <text:p>12.9541156753</text:p>
          </table:table-cell>
          <table:table-cell office:value="11.2865084436" office:value-type="float">
            <text:p>11.2865084436</text:p>
          </table:table-cell>
          <table:table-cell office:value="11.7060585334" office:value-type="float">
            <text:p>11.7060585334</text:p>
          </table:table-cell>
          <table:table-cell office:value="11.1332434653" office:value-type="float">
            <text:p>11.1332434653</text:p>
          </table:table-cell>
          <table:table-cell office:value="10.8506542199" office:value-type="float">
            <text:p>10.8506542199</text:p>
          </table:table-cell>
          <table:table-cell office:value="10.8354740205" office:value-type="float">
            <text:p>10.8354740205</text:p>
          </table:table-cell>
          <table:table-cell office:value="10.7634524483" office:value-type="float">
            <text:p>10.7634524483</text:p>
          </table:table-cell>
          <table:table-cell office:value="9.53775756405" office:value-type="float">
            <text:p>9.53775756405</text:p>
          </table:table-cell>
          <table:table-cell office:value="9.52727226663" office:value-type="float">
            <text:p>9.52727226663</text:p>
          </table:table-cell>
          <table:table-cell office:value="11.0194336756" office:value-type="float">
            <text:p>11.0194336756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8625322086" office:value-type="float">
            <text:p>25.8625322086</text:p>
          </table:table-cell>
          <table:table-cell office:value="26.7632558032" office:value-type="float">
            <text:p>26.7632558032</text:p>
          </table:table-cell>
          <table:table-cell office:value="42.9359637413" office:value-type="float">
            <text:p>42.9359637413</text:p>
          </table:table-cell>
          <table:table-cell office:value="24.1984179363" office:value-type="float">
            <text:p>24.1984179363</text:p>
          </table:table-cell>
          <table:table-cell office:value="26.4534356695" office:value-type="float">
            <text:p>26.4534356695</text:p>
          </table:table-cell>
          <table:table-cell office:value="23.3856695486" office:value-type="float">
            <text:p>23.3856695486</text:p>
          </table:table-cell>
          <table:table-cell office:value="25.1045527245" office:value-type="float">
            <text:p>25.1045527245</text:p>
          </table:table-cell>
          <table:table-cell office:value="23.7346825216" office:value-type="float">
            <text:p>23.7346825216</text:p>
          </table:table-cell>
          <table:table-cell office:value="22.7055834888" office:value-type="float">
            <text:p>22.7055834888</text:p>
          </table:table-cell>
          <table:table-cell office:value="23.464418043" office:value-type="float">
            <text:p>23.464418043</text:p>
          </table:table-cell>
          <table:table-cell office:value="20.9236657201" office:value-type="float">
            <text:p>20.9236657201</text:p>
          </table:table-cell>
          <table:table-cell office:value="18.7309293806" office:value-type="float">
            <text:p>18.7309293806</text:p>
          </table:table-cell>
          <table:table-cell office:value="18.5771462911" office:value-type="float">
            <text:p>18.5771462911</text:p>
          </table:table-cell>
          <table:table-cell office:value="21.2027258255" office:value-type="float">
            <text:p>21.2027258255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5036102654" office:value-type="float">
            <text:p>14.5036102654</text:p>
          </table:table-cell>
          <table:table-cell office:value="13.9126722449" office:value-type="float">
            <text:p>13.9126722449</text:p>
          </table:table-cell>
          <table:table-cell office:value="23.8523741353" office:value-type="float">
            <text:p>23.8523741353</text:p>
          </table:table-cell>
          <table:table-cell office:value="12.1092334027" office:value-type="float">
            <text:p>12.1092334027</text:p>
          </table:table-cell>
          <table:table-cell office:value="13.4461350836" office:value-type="float">
            <text:p>13.4461350836</text:p>
          </table:table-cell>
          <table:table-cell office:value="11.6035378307" office:value-type="float">
            <text:p>11.6035378307</text:p>
          </table:table-cell>
          <table:table-cell office:value="12.5199601109" office:value-type="float">
            <text:p>12.5199601109</text:p>
          </table:table-cell>
          <table:table-cell office:value="11.7263672454" office:value-type="float">
            <text:p>11.7263672454</text:p>
          </table:table-cell>
          <table:table-cell office:value="11.4265369187" office:value-type="float">
            <text:p>11.4265369187</text:p>
          </table:table-cell>
          <table:table-cell office:value="11.6425861706" office:value-type="float">
            <text:p>11.6425861706</text:p>
          </table:table-cell>
          <table:table-cell office:value="11.2369548364" office:value-type="float">
            <text:p>11.2369548364</text:p>
          </table:table-cell>
          <table:table-cell office:value="9.91743648463" office:value-type="float">
            <text:p>9.91743648463</text:p>
          </table:table-cell>
          <table:table-cell office:value="10.0163122339" office:value-type="float">
            <text:p>10.0163122339</text:p>
          </table:table-cell>
          <table:table-cell office:value="11.6284088242" office:value-type="float">
            <text:p>11.6284088242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7083571142" office:value-type="float">
            <text:p>29.7083571142</text:p>
          </table:table-cell>
          <table:table-cell office:value="28.4872175752" office:value-type="float">
            <text:p>28.4872175752</text:p>
          </table:table-cell>
          <table:table-cell office:value="52.7062629966" office:value-type="float">
            <text:p>52.7062629966</text:p>
          </table:table-cell>
          <table:table-cell office:value="25.714986895" office:value-type="float">
            <text:p>25.714986895</text:p>
          </table:table-cell>
          <table:table-cell office:value="27.3280549632" office:value-type="float">
            <text:p>27.3280549632</text:p>
          </table:table-cell>
          <table:table-cell office:value="24.0375020264" office:value-type="float">
            <text:p>24.0375020264</text:p>
          </table:table-cell>
          <table:table-cell office:value="26.4430307443" office:value-type="float">
            <text:p>26.4430307443</text:p>
          </table:table-cell>
          <table:table-cell office:value="24.7973916176" office:value-type="float">
            <text:p>24.7973916176</text:p>
          </table:table-cell>
          <table:table-cell office:value="23.6754102542" office:value-type="float">
            <text:p>23.6754102542</text:p>
          </table:table-cell>
          <table:table-cell office:value="24.626558627" office:value-type="float">
            <text:p>24.626558627</text:p>
          </table:table-cell>
          <table:table-cell office:value="23.4896585711" office:value-type="float">
            <text:p>23.4896585711</text:p>
          </table:table-cell>
          <table:table-cell office:value="20.5120676213" office:value-type="float">
            <text:p>20.5120676213</text:p>
          </table:table-cell>
          <table:table-cell office:value="20.9263538459" office:value-type="float">
            <text:p>20.9263538459</text:p>
          </table:table-cell>
          <table:table-cell office:value="23.8263410929" office:value-type="float">
            <text:p>23.8263410929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0046989512" office:value-type="float">
            <text:p>16.0046989512</text:p>
          </table:table-cell>
          <table:table-cell office:value="15.7444892595" office:value-type="float">
            <text:p>15.7444892595</text:p>
          </table:table-cell>
          <table:table-cell office:value="24.329981185" office:value-type="float">
            <text:p>24.329981185</text:p>
          </table:table-cell>
          <table:table-cell office:value="13.7476454963" office:value-type="float">
            <text:p>13.7476454963</text:p>
          </table:table-cell>
          <table:table-cell office:value="15.1242267887" office:value-type="float">
            <text:p>15.1242267887</text:p>
          </table:table-cell>
          <table:table-cell office:value="13.5100093592" office:value-type="float">
            <text:p>13.5100093592</text:p>
          </table:table-cell>
          <table:table-cell office:value="13.2658395559" office:value-type="float">
            <text:p>13.2658395559</text:p>
          </table:table-cell>
          <table:table-cell office:value="12.9955158836" office:value-type="float">
            <text:p>12.9955158836</text:p>
          </table:table-cell>
          <table:table-cell office:value="12.497146137" office:value-type="float">
            <text:p>12.497146137</text:p>
          </table:table-cell>
          <table:table-cell office:value="12.7581729988" office:value-type="float">
            <text:p>12.7581729988</text:p>
          </table:table-cell>
          <table:table-cell office:value="12.5942287611" office:value-type="float">
            <text:p>12.5942287611</text:p>
          </table:table-cell>
          <table:table-cell office:value="11.2345042123" office:value-type="float">
            <text:p>11.2345042123</text:p>
          </table:table-cell>
          <table:table-cell office:value="11.2401795619" office:value-type="float">
            <text:p>11.2401795619</text:p>
          </table:table-cell>
          <table:table-cell office:value="13.4557704668" office:value-type="float">
            <text:p>13.455770466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8.0500693403" office:value-type="float">
            <text:p>38.0500693403</text:p>
          </table:table-cell>
          <table:table-cell office:value="37.4694998673" office:value-type="float">
            <text:p>37.4694998673</text:p>
          </table:table-cell>
          <table:table-cell office:value="58.6161989902" office:value-type="float">
            <text:p>58.6161989902</text:p>
          </table:table-cell>
          <table:table-cell office:value="33.261348632" office:value-type="float">
            <text:p>33.261348632</text:p>
          </table:table-cell>
          <table:table-cell office:value="36.2117216561" office:value-type="float">
            <text:p>36.2117216561</text:p>
          </table:table-cell>
          <table:table-cell office:value="32.233858042" office:value-type="float">
            <text:p>32.233858042</text:p>
          </table:table-cell>
          <table:table-cell office:value="32.9013838051" office:value-type="float">
            <text:p>32.9013838051</text:p>
          </table:table-cell>
          <table:table-cell office:value="32.3302550856" office:value-type="float">
            <text:p>32.3302550856</text:p>
          </table:table-cell>
          <table:table-cell office:value="30.6716389885" office:value-type="float">
            <text:p>30.6716389885</text:p>
          </table:table-cell>
          <table:table-cell office:value="31.1626486429" office:value-type="float">
            <text:p>31.1626486429</text:p>
          </table:table-cell>
          <table:table-cell office:value="31.2831363395" office:value-type="float">
            <text:p>31.2831363395</text:p>
          </table:table-cell>
          <table:table-cell office:value="27.8780099137" office:value-type="float">
            <text:p>27.8780099137</text:p>
          </table:table-cell>
          <table:table-cell office:value="28.0234743187" office:value-type="float">
            <text:p>28.0234743187</text:p>
          </table:table-cell>
          <table:table-cell office:value="32.2222904552" office:value-type="float">
            <text:p>32.222290455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6.1868600198" office:value-type="float">
            <text:p>36.1868600198</text:p>
          </table:table-cell>
          <table:table-cell office:value="33.9814724923" office:value-type="float">
            <text:p>33.9814724923</text:p>
          </table:table-cell>
          <table:table-cell office:value="57.08528977" office:value-type="float">
            <text:p>57.08528977</text:p>
          </table:table-cell>
          <table:table-cell office:value="29.0053766598" office:value-type="float">
            <text:p>29.0053766598</text:p>
          </table:table-cell>
          <table:table-cell office:value="32.5941364482" office:value-type="float">
            <text:p>32.5941364482</text:p>
          </table:table-cell>
          <table:table-cell office:value="28.0844684021" office:value-type="float">
            <text:p>28.0844684021</text:p>
          </table:table-cell>
          <table:table-cell office:value="29.5154422842" office:value-type="float">
            <text:p>29.5154422842</text:p>
          </table:table-cell>
          <table:table-cell office:value="27.8794824567" office:value-type="float">
            <text:p>27.8794824567</text:p>
          </table:table-cell>
          <table:table-cell office:value="26.6450077381" office:value-type="float">
            <text:p>26.6450077381</text:p>
          </table:table-cell>
          <table:table-cell office:value="26.9400481899" office:value-type="float">
            <text:p>26.9400481899</text:p>
          </table:table-cell>
          <table:table-cell office:value="27.555473005" office:value-type="float">
            <text:p>27.555473005</text:p>
          </table:table-cell>
          <table:table-cell office:value="24.2359634162" office:value-type="float">
            <text:p>24.2359634162</text:p>
          </table:table-cell>
          <table:table-cell office:value="24.6957460491" office:value-type="float">
            <text:p>24.6957460491</text:p>
          </table:table-cell>
          <table:table-cell office:value="28.578590939" office:value-type="float">
            <text:p>28.578590939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6.3618124584" office:value-type="float">
            <text:p>46.3618124584</text:p>
          </table:table-cell>
          <table:table-cell office:value="46.2944298244" office:value-type="float">
            <text:p>46.2944298244</text:p>
          </table:table-cell>
          <table:table-cell office:value="82.6631861942" office:value-type="float">
            <text:p>82.6631861942</text:p>
          </table:table-cell>
          <table:table-cell office:value="42.1723482449" office:value-type="float">
            <text:p>42.1723482449</text:p>
          </table:table-cell>
          <table:table-cell office:value="45.6320927074" office:value-type="float">
            <text:p>45.6320927074</text:p>
          </table:table-cell>
          <table:table-cell office:value="40.1829751195" office:value-type="float">
            <text:p>40.1829751195</text:p>
          </table:table-cell>
          <table:table-cell office:value="40.8302952702" office:value-type="float">
            <text:p>40.8302952702</text:p>
          </table:table-cell>
          <table:table-cell office:value="39.5298606922" office:value-type="float">
            <text:p>39.5298606922</text:p>
          </table:table-cell>
          <table:table-cell office:value="39.3994347022" office:value-type="float">
            <text:p>39.3994347022</text:p>
          </table:table-cell>
          <table:table-cell office:value="41.8421476903" office:value-type="float">
            <text:p>41.8421476903</text:p>
          </table:table-cell>
          <table:table-cell office:value="38.8753991761" office:value-type="float">
            <text:p>38.8753991761</text:p>
          </table:table-cell>
          <table:table-cell office:value="35.266325516" office:value-type="float">
            <text:p>35.266325516</text:p>
          </table:table-cell>
          <table:table-cell office:value="36.507633218" office:value-type="float">
            <text:p>36.507633218</text:p>
          </table:table-cell>
          <table:table-cell office:value="42.2604798799" office:value-type="float">
            <text:p>42.2604798799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.437167473" office:value-type="float">
            <text:p>27.437167473</text:p>
          </table:table-cell>
          <table:table-cell office:value="26.2561527997" office:value-type="float">
            <text:p>26.2561527997</text:p>
          </table:table-cell>
          <table:table-cell office:value="44.7626965852" office:value-type="float">
            <text:p>44.7626965852</text:p>
          </table:table-cell>
          <table:table-cell office:value="22.8412649222" office:value-type="float">
            <text:p>22.8412649222</text:p>
          </table:table-cell>
          <table:table-cell office:value="25.3356370999" office:value-type="float">
            <text:p>25.3356370999</text:p>
          </table:table-cell>
          <table:table-cell office:value="21.9524939961" office:value-type="float">
            <text:p>21.9524939961</text:p>
          </table:table-cell>
          <table:table-cell office:value="22.9473538736" office:value-type="float">
            <text:p>22.9473538736</text:p>
          </table:table-cell>
          <table:table-cell office:value="21.9814992701" office:value-type="float">
            <text:p>21.9814992701</text:p>
          </table:table-cell>
          <table:table-cell office:value="20.8723466681" office:value-type="float">
            <text:p>20.8723466681</text:p>
          </table:table-cell>
          <table:table-cell office:value="21.3101252284" office:value-type="float">
            <text:p>21.3101252284</text:p>
          </table:table-cell>
          <table:table-cell office:value="21.3255999263" office:value-type="float">
            <text:p>21.3255999263</text:p>
          </table:table-cell>
          <table:table-cell office:value="18.6372203559" office:value-type="float">
            <text:p>18.6372203559</text:p>
          </table:table-cell>
          <table:table-cell office:value="19.0574012305" office:value-type="float">
            <text:p>19.0574012305</text:p>
          </table:table-cell>
          <table:table-cell office:value="22.1568809807" office:value-type="float">
            <text:p>22.1568809807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.1887617127" office:value-type="float">
            <text:p>35.1887617127</text:p>
          </table:table-cell>
          <table:table-cell office:value="27.2326144072" office:value-type="float">
            <text:p>27.2326144072</text:p>
          </table:table-cell>
          <table:table-cell office:value="50.6238646002" office:value-type="float">
            <text:p>50.6238646002</text:p>
          </table:table-cell>
          <table:table-cell office:value="24.1428341363" office:value-type="float">
            <text:p>24.1428341363</text:p>
          </table:table-cell>
          <table:table-cell office:value="26.1312648832" office:value-type="float">
            <text:p>26.1312648832</text:p>
          </table:table-cell>
          <table:table-cell office:value="23.4794172214" office:value-type="float">
            <text:p>23.4794172214</text:p>
          </table:table-cell>
          <table:table-cell office:value="25.7938025046" office:value-type="float">
            <text:p>25.7938025046</text:p>
          </table:table-cell>
          <table:table-cell office:value="23.649313475" office:value-type="float">
            <text:p>23.649313475</text:p>
          </table:table-cell>
          <table:table-cell office:value="23.7216632739" office:value-type="float">
            <text:p>23.7216632739</text:p>
          </table:table-cell>
          <table:table-cell office:value="25.6294420074" office:value-type="float">
            <text:p>25.6294420074</text:p>
          </table:table-cell>
          <table:table-cell office:value="21.4780816934" office:value-type="float">
            <text:p>21.4780816934</text:p>
          </table:table-cell>
          <table:table-cell office:value="18.8289083392" office:value-type="float">
            <text:p>18.8289083392</text:p>
          </table:table-cell>
          <table:table-cell office:value="19.0612465875" office:value-type="float">
            <text:p>19.0612465875</text:p>
          </table:table-cell>
          <table:table-cell office:value="22.6335719952" office:value-type="float">
            <text:p>22.633571995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0804878262" office:value-type="float">
            <text:p>22.0804878262</text:p>
          </table:table-cell>
          <table:table-cell office:value="18.3069752439" office:value-type="float">
            <text:p>18.3069752439</text:p>
          </table:table-cell>
          <table:table-cell office:value="38.6842177921" office:value-type="float">
            <text:p>38.6842177921</text:p>
          </table:table-cell>
          <table:table-cell office:value="17.4032548021" office:value-type="float">
            <text:p>17.4032548021</text:p>
          </table:table-cell>
          <table:table-cell office:value="17.9357761558" office:value-type="float">
            <text:p>17.9357761558</text:p>
          </table:table-cell>
          <table:table-cell office:value="15.5011376124" office:value-type="float">
            <text:p>15.5011376124</text:p>
          </table:table-cell>
          <table:table-cell office:value="17.407306762" office:value-type="float">
            <text:p>17.407306762</text:p>
          </table:table-cell>
          <table:table-cell office:value="16.5158971399" office:value-type="float">
            <text:p>16.5158971399</text:p>
          </table:table-cell>
          <table:table-cell office:value="15.7902670593" office:value-type="float">
            <text:p>15.7902670593</text:p>
          </table:table-cell>
          <table:table-cell office:value="16.589749388" office:value-type="float">
            <text:p>16.589749388</text:p>
          </table:table-cell>
          <table:table-cell office:value="15.1380074822" office:value-type="float">
            <text:p>15.1380074822</text:p>
          </table:table-cell>
          <table:table-cell office:value="13.9337450566" office:value-type="float">
            <text:p>13.9337450566</text:p>
          </table:table-cell>
          <table:table-cell office:value="14.6080961187" office:value-type="float">
            <text:p>14.6080961187</text:p>
          </table:table-cell>
          <table:table-cell office:value="16.5145401686" office:value-type="float">
            <text:p>16.514540168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Northern_Ireland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2001-02</text:p>
          </table:table-cell>
          <table:table-cell office:value-type="string">
            <text:p>2002-03</text:p>
          </table:table-cell>
          <table:table-cell office:value-type="string">
            <text:p>2003-04</text:p>
          </table:table-cell>
          <table:table-cell office:value-type="string">
            <text:p>2004-05</text:p>
          </table:table-cell>
          <table:table-cell office:value-type="string">
            <text:p>2005-06</text:p>
          </table:table-cell>
          <table:table-cell office:value="2006" office:value-type="float">
            <text:p>2006</text:p>
          </table:table-cell>
          <table:table-cell office:value="2007" office:value-type="float">
            <text:p>2007</text:p>
          </table:table-cell>
          <table:table-cell office:value="2008" office:value-type="float">
            <text:p>2008</text:p>
          </table:table-cell>
          <table:table-cell office:value="2009" office:value-type="float">
            <text:p>2009</text:p>
          </table:table-cell>
          <table:table-cell office:value="2010" office:value-type="float">
            <text:p>2010</text:p>
          </table:table-cell>
          <table:table-cell office:value="2011" office:value-type="float">
            <text:p>2011</text:p>
          </table:table-cell>
          <table:table-cell office:value="2012" office:value-type="float">
            <text:p>2012</text:p>
          </table:table-cell>
          <table:table-cell office:value="2013" office:value-type="float">
            <text:p>2013</text:p>
          </table:table-cell>
          <table:table-cell office:value="2014" office:value-type="float">
            <text:p>2014</text:p>
          </table:table-cell>
          <table:table-cell office:value-type="string">
            <text:p>RSE indicator</text:p>
          </table:table-cell>
          <table:table-cell office:value-type="string">
            <text:p>% change since 2011</text:p>
          </table:table-cell>
          <table:table-cell office:value-type="string">
            <text:p>sig</text:p>
          </table:table-cell>
          <table:table-cell office:value-type="string">
            <text:p>trend since 2011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43.132563085" office:value-type="float">
            <text:p>343.132563085</text:p>
          </table:table-cell>
          <table:table-cell office:value="318.753450155" office:value-type="float">
            <text:p>318.753450155</text:p>
          </table:table-cell>
          <table:table-cell office:value="345.214732035" office:value-type="float">
            <text:p>345.214732035</text:p>
          </table:table-cell>
          <table:table-cell office:value="283.393620074" office:value-type="float">
            <text:p>283.393620074</text:p>
          </table:table-cell>
          <table:table-cell office:value="302.565357533" office:value-type="float">
            <text:p>302.565357533</text:p>
          </table:table-cell>
          <table:table-cell office:value="278.391746822" office:value-type="float">
            <text:p>278.391746822</text:p>
          </table:table-cell>
          <table:table-cell office:value="287.965403755" office:value-type="float">
            <text:p>287.965403755</text:p>
          </table:table-cell>
          <table:table-cell office:value="265.330176819" office:value-type="float">
            <text:p>265.330176819</text:p>
          </table:table-cell>
          <table:table-cell office:value="295.481481127" office:value-type="float">
            <text:p>295.481481127</text:p>
          </table:table-cell>
          <table:table-cell office:value="286.495564617" office:value-type="float">
            <text:p>286.495564617</text:p>
          </table:table-cell>
          <table:table-cell office:value="302.925437902" office:value-type="float">
            <text:p>302.925437902</text:p>
          </table:table-cell>
          <table:table-cell office:value="225.285503867" office:value-type="float">
            <text:p>225.285503867</text:p>
          </table:table-cell>
          <table:table-cell office:value="236.866240695" office:value-type="float">
            <text:p>236.866240695</text:p>
          </table:table-cell>
          <table:table-cell office:value="276.448274126" office:value-type="float">
            <text:p>276.448274126</text:p>
          </table:table-cell>
          <table:table-cell office:value-type="string">
            <text:p>ü</text:p>
          </table:table-cell>
          <table:table-cell office:value="-8.74048873498" office:value-type="float">
            <text:p>-8.74048873498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1.43662741512" office:value-type="float">
            <text:p>1.43662741512</text:p>
          </table:table-cell>
          <table:table-cell office:value="1.33455694511" office:value-type="float">
            <text:p>1.33455694511</text:p>
          </table:table-cell>
          <table:table-cell office:value="1.44534504008" office:value-type="float">
            <text:p>1.44534504008</text:p>
          </table:table-cell>
          <table:table-cell office:value="1.18651240853" office:value-type="float">
            <text:p>1.18651240853</text:p>
          </table:table-cell>
          <table:table-cell office:value="1.26678063892" office:value-type="float">
            <text:p>1.26678063892</text:p>
          </table:table-cell>
          <table:table-cell office:value="1.16557056559" office:value-type="float">
            <text:p>1.16557056559</text:p>
          </table:table-cell>
          <table:table-cell office:value="1.20565355244" office:value-type="float">
            <text:p>1.20565355244</text:p>
          </table:table-cell>
          <table:table-cell office:value="1.11088438431" office:value-type="float">
            <text:p>1.11088438431</text:p>
          </table:table-cell>
          <table:table-cell office:value="1.23712186518" office:value-type="float">
            <text:p>1.23712186518</text:p>
          </table:table-cell>
          <table:table-cell office:value="1.19949962994" office:value-type="float">
            <text:p>1.19949962994</text:p>
          </table:table-cell>
          <table:table-cell office:value="1.26828822341" office:value-type="float">
            <text:p>1.26828822341</text:p>
          </table:table-cell>
          <table:table-cell office:value="0.943225347591" office:value-type="float">
            <text:p>0.943225347591</text:p>
          </table:table-cell>
          <table:table-cell office:value="0.991711576541" office:value-type="float">
            <text:p>0.991711576541</text:p>
          </table:table-cell>
          <table:table-cell office:value="1.15743363411" office:value-type="float">
            <text:p>1.15743363411</text:p>
          </table:table-cell>
          <table:table-cell office:value-type="string">
            <text:p>ü</text:p>
          </table:table-cell>
          <table:table-cell office:value="-8.74048873498" office:value-type="float">
            <text:p>-8.74048873498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318.762428511" office:value-type="float">
            <text:p>318.762428511</text:p>
          </table:table-cell>
          <table:table-cell office:value="295.229846047" office:value-type="float">
            <text:p>295.229846047</text:p>
          </table:table-cell>
          <table:table-cell office:value="323.681930781" office:value-type="float">
            <text:p>323.681930781</text:p>
          </table:table-cell>
          <table:table-cell office:value="262.607318447" office:value-type="float">
            <text:p>262.607318447</text:p>
          </table:table-cell>
          <table:table-cell office:value="283.513453455" office:value-type="float">
            <text:p>283.513453455</text:p>
          </table:table-cell>
          <table:table-cell office:value="261.38262348" office:value-type="float">
            <text:p>261.38262348</text:p>
          </table:table-cell>
          <table:table-cell office:value="268.391862818" office:value-type="float">
            <text:p>268.391862818</text:p>
          </table:table-cell>
          <table:table-cell office:value="250.615368203" office:value-type="float">
            <text:p>250.615368203</text:p>
          </table:table-cell>
          <table:table-cell office:value="273.443920361" office:value-type="float">
            <text:p>273.443920361</text:p>
          </table:table-cell>
          <table:table-cell office:value="263.683057558" office:value-type="float">
            <text:p>263.683057558</text:p>
          </table:table-cell>
          <table:table-cell office:value="289.613092112" office:value-type="float">
            <text:p>289.613092112</text:p>
          </table:table-cell>
          <table:table-cell office:value="205.544503802" office:value-type="float">
            <text:p>205.544503802</text:p>
          </table:table-cell>
          <table:table-cell office:value="223.275825562" office:value-type="float">
            <text:p>223.275825562</text:p>
          </table:table-cell>
          <table:table-cell office:value="259.776203983" office:value-type="float">
            <text:p>259.776203983</text:p>
          </table:table-cell>
          <table:table-cell office:value-type="string">
            <text:p>-</text:p>
          </table:table-cell>
          <table:table-cell office:value="-10.302327119" office:value-type="float">
            <text:p>-10.302327119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1.3704757006" office:value-type="float">
            <text:p>11.3704757006</text:p>
          </table:table-cell>
          <table:table-cell office:value="10.7387120048" office:value-type="float">
            <text:p>10.7387120048</text:p>
          </table:table-cell>
          <table:table-cell office:value="11.7011251862" office:value-type="float">
            <text:p>11.7011251862</text:p>
          </table:table-cell>
          <table:table-cell office:value="9.6726475331" office:value-type="float">
            <text:p>9.6726475331</text:p>
          </table:table-cell>
          <table:table-cell office:value="10.5791484642" office:value-type="float">
            <text:p>10.5791484642</text:p>
          </table:table-cell>
          <table:table-cell office:value="9.85050627078" office:value-type="float">
            <text:p>9.85050627078</text:p>
          </table:table-cell>
          <table:table-cell office:value="9.998494016" office:value-type="float">
            <text:p>9.998494016</text:p>
          </table:table-cell>
          <table:table-cell office:value="9.39671037997" office:value-type="float">
            <text:p>9.39671037997</text:p>
          </table:table-cell>
          <table:table-cell office:value="10.5410722068" office:value-type="float">
            <text:p>10.5410722068</text:p>
          </table:table-cell>
          <table:table-cell office:value="10.0601312094" office:value-type="float">
            <text:p>10.0601312094</text:p>
          </table:table-cell>
          <table:table-cell office:value="11.6211674429" office:value-type="float">
            <text:p>11.6211674429</text:p>
          </table:table-cell>
          <table:table-cell office:value="7.90688769061" office:value-type="float">
            <text:p>7.90688769061</text:p>
          </table:table-cell>
          <table:table-cell office:value="8.79918489835" office:value-type="float">
            <text:p>8.79918489835</text:p>
          </table:table-cell>
          <table:table-cell office:value="10.603783884" office:value-type="float">
            <text:p>10.603783884</text:p>
          </table:table-cell>
          <table:table-cell office:value-type="string">
            <text:p>ü</text:p>
          </table:table-cell>
          <table:table-cell office:value="-8.75457275649" office:value-type="float">
            <text:p>-8.75457275649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4.8729919114" office:value-type="float">
            <text:p>14.8729919114</text:p>
          </table:table-cell>
          <table:table-cell office:value="13.9878234125" office:value-type="float">
            <text:p>13.9878234125</text:p>
          </table:table-cell>
          <table:table-cell office:value="15.3855261167" office:value-type="float">
            <text:p>15.3855261167</text:p>
          </table:table-cell>
          <table:table-cell office:value="12.394326866" office:value-type="float">
            <text:p>12.394326866</text:p>
          </table:table-cell>
          <table:table-cell office:value="13.5983955084" office:value-type="float">
            <text:p>13.5983955084</text:p>
          </table:table-cell>
          <table:table-cell office:value="12.5112698028" office:value-type="float">
            <text:p>12.5112698028</text:p>
          </table:table-cell>
          <table:table-cell office:value="12.843637487" office:value-type="float">
            <text:p>12.843637487</text:p>
          </table:table-cell>
          <table:table-cell office:value="11.8534817556" office:value-type="float">
            <text:p>11.8534817556</text:p>
          </table:table-cell>
          <table:table-cell office:value="13.0767309563" office:value-type="float">
            <text:p>13.0767309563</text:p>
          </table:table-cell>
          <table:table-cell office:value="12.7661472971" office:value-type="float">
            <text:p>12.7661472971</text:p>
          </table:table-cell>
          <table:table-cell office:value="14.2673935672" office:value-type="float">
            <text:p>14.2673935672</text:p>
          </table:table-cell>
          <table:table-cell office:value="9.53710489143" office:value-type="float">
            <text:p>9.53710489143</text:p>
          </table:table-cell>
          <table:table-cell office:value="10.5068236481" office:value-type="float">
            <text:p>10.5068236481</text:p>
          </table:table-cell>
          <table:table-cell office:value="12.4752428963" office:value-type="float">
            <text:p>12.4752428963</text:p>
          </table:table-cell>
          <table:table-cell office:value-type="string">
            <text:p>ü</text:p>
          </table:table-cell>
          <table:table-cell office:value="-12.5611637646" office:value-type="float">
            <text:p>-12.5611637646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4.7137942269" office:value-type="float">
            <text:p>4.7137942269</text:p>
          </table:table-cell>
          <table:table-cell office:value="4.37000482545" office:value-type="float">
            <text:p>4.37000482545</text:p>
          </table:table-cell>
          <table:table-cell office:value="4.82837029036" office:value-type="float">
            <text:p>4.82837029036</text:p>
          </table:table-cell>
          <table:table-cell office:value="3.8490722199" office:value-type="float">
            <text:p>3.8490722199</text:p>
          </table:table-cell>
          <table:table-cell office:value="4.24050964955" office:value-type="float">
            <text:p>4.24050964955</text:p>
          </table:table-cell>
          <table:table-cell office:value="3.87881705886" office:value-type="float">
            <text:p>3.87881705886</text:p>
          </table:table-cell>
          <table:table-cell office:value="4.02381761607" office:value-type="float">
            <text:p>4.02381761607</text:p>
          </table:table-cell>
          <table:table-cell office:value="3.71899928442" office:value-type="float">
            <text:p>3.71899928442</text:p>
          </table:table-cell>
          <table:table-cell office:value="3.97959334775" office:value-type="float">
            <text:p>3.97959334775</text:p>
          </table:table-cell>
          <table:table-cell office:value="3.86246327236" office:value-type="float">
            <text:p>3.86246327236</text:p>
          </table:table-cell>
          <table:table-cell office:value="4.22100298587" office:value-type="float">
            <text:p>4.22100298587</text:p>
          </table:table-cell>
          <table:table-cell office:value="2.93903891301" office:value-type="float">
            <text:p>2.93903891301</text:p>
          </table:table-cell>
          <table:table-cell office:value="3.10750118859" office:value-type="float">
            <text:p>3.10750118859</text:p>
          </table:table-cell>
          <table:table-cell office:value="3.82280487106" office:value-type="float">
            <text:p>3.82280487106</text:p>
          </table:table-cell>
          <table:table-cell office:value-type="string">
            <text:p>ü</text:p>
          </table:table-cell>
          <table:table-cell office:value="-9.43373212817" office:value-type="float">
            <text:p>-9.43373212817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6.2437756782" office:value-type="float">
            <text:p>6.2437756782</text:p>
          </table:table-cell>
          <table:table-cell office:value="5.89056190273" office:value-type="float">
            <text:p>5.89056190273</text:p>
          </table:table-cell>
          <table:table-cell office:value="6.46908841847" office:value-type="float">
            <text:p>6.46908841847</text:p>
          </table:table-cell>
          <table:table-cell office:value="5.21392465914" office:value-type="float">
            <text:p>5.21392465914</text:p>
          </table:table-cell>
          <table:table-cell office:value="5.71578454118" office:value-type="float">
            <text:p>5.71578454118</text:p>
          </table:table-cell>
          <table:table-cell office:value="5.23996279128" office:value-type="float">
            <text:p>5.23996279128</text:p>
          </table:table-cell>
          <table:table-cell office:value="5.38665069535" office:value-type="float">
            <text:p>5.38665069535</text:p>
          </table:table-cell>
          <table:table-cell office:value="4.95169426846" office:value-type="float">
            <text:p>4.95169426846</text:p>
          </table:table-cell>
          <table:table-cell office:value="5.5018545867" office:value-type="float">
            <text:p>5.5018545867</text:p>
          </table:table-cell>
          <table:table-cell office:value="5.41060048735" office:value-type="float">
            <text:p>5.41060048735</text:p>
          </table:table-cell>
          <table:table-cell office:value="6.07618810835" office:value-type="float">
            <text:p>6.07618810835</text:p>
          </table:table-cell>
          <table:table-cell office:value="4.0075671871" office:value-type="float">
            <text:p>4.0075671871</text:p>
          </table:table-cell>
          <table:table-cell office:value="4.46579168997" office:value-type="float">
            <text:p>4.46579168997</text:p>
          </table:table-cell>
          <table:table-cell office:value="5.24902861005" office:value-type="float">
            <text:p>5.24902861005</text:p>
          </table:table-cell>
          <table:table-cell office:value-type="string">
            <text:p/>
          </table:table-cell>
          <table:table-cell office:value="-13.6131318443" office:value-type="float">
            <text:p>-13.6131318443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93210170496" office:value-type="float">
            <text:p>2.93210170496</text:p>
          </table:table-cell>
          <table:table-cell office:value="2.79014492828" office:value-type="float">
            <text:p>2.79014492828</text:p>
          </table:table-cell>
          <table:table-cell office:value="3.06138473976" office:value-type="float">
            <text:p>3.06138473976</text:p>
          </table:table-cell>
          <table:table-cell office:value="2.49109150647" office:value-type="float">
            <text:p>2.49109150647</text:p>
          </table:table-cell>
          <table:table-cell office:value="2.73612324206" office:value-type="float">
            <text:p>2.73612324206</text:p>
          </table:table-cell>
          <table:table-cell office:value="2.54190435116" office:value-type="float">
            <text:p>2.54190435116</text:p>
          </table:table-cell>
          <table:table-cell office:value="2.56784617253" office:value-type="float">
            <text:p>2.56784617253</text:p>
          </table:table-cell>
          <table:table-cell office:value="2.38017927668" office:value-type="float">
            <text:p>2.38017927668</text:p>
          </table:table-cell>
          <table:table-cell office:value="2.70277390863" office:value-type="float">
            <text:p>2.70277390863</text:p>
          </table:table-cell>
          <table:table-cell office:value="2.63635526004" office:value-type="float">
            <text:p>2.63635526004</text:p>
          </table:table-cell>
          <table:table-cell office:value="2.97916398229" office:value-type="float">
            <text:p>2.97916398229</text:p>
          </table:table-cell>
          <table:table-cell office:value="1.93141773873" office:value-type="float">
            <text:p>1.93141773873</text:p>
          </table:table-cell>
          <table:table-cell office:value="2.20425926729" office:value-type="float">
            <text:p>2.20425926729</text:p>
          </table:table-cell>
          <table:table-cell office:value="2.53159726563" office:value-type="float">
            <text:p>2.53159726563</text:p>
          </table:table-cell>
          <table:table-cell office:value-type="string">
            <text:p/>
          </table:table-cell>
          <table:table-cell office:value="-15.0232319982" office:value-type="float">
            <text:p>-15.0232319982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3.3771994219" office:value-type="float">
            <text:p>43.3771994219</text:p>
          </table:table-cell>
          <table:table-cell office:value="41.9709157855" office:value-type="float">
            <text:p>41.9709157855</text:p>
          </table:table-cell>
          <table:table-cell office:value="46.301773697" office:value-type="float">
            <text:p>46.301773697</text:p>
          </table:table-cell>
          <table:table-cell office:value="38.329187402" office:value-type="float">
            <text:p>38.329187402</text:p>
          </table:table-cell>
          <table:table-cell office:value="41.0053255518" office:value-type="float">
            <text:p>41.0053255518</text:p>
          </table:table-cell>
          <table:table-cell office:value="39.8099051955" office:value-type="float">
            <text:p>39.8099051955</text:p>
          </table:table-cell>
          <table:table-cell office:value="40.1332650477" office:value-type="float">
            <text:p>40.1332650477</text:p>
          </table:table-cell>
          <table:table-cell office:value="37.3729049777" office:value-type="float">
            <text:p>37.3729049777</text:p>
          </table:table-cell>
          <table:table-cell office:value="42.9185736057" office:value-type="float">
            <text:p>42.9185736057</text:p>
          </table:table-cell>
          <table:table-cell office:value="38.6086606815" office:value-type="float">
            <text:p>38.6086606815</text:p>
          </table:table-cell>
          <table:table-cell office:value="47.4795497657" office:value-type="float">
            <text:p>47.4795497657</text:p>
          </table:table-cell>
          <table:table-cell office:value="31.7367625954" office:value-type="float">
            <text:p>31.7367625954</text:p>
          </table:table-cell>
          <table:table-cell office:value="34.466387496" office:value-type="float">
            <text:p>34.466387496</text:p>
          </table:table-cell>
          <table:table-cell office:value="41.1612869274" office:value-type="float">
            <text:p>41.1612869274</text:p>
          </table:table-cell>
          <table:table-cell office:value-type="string">
            <text:p/>
          </table:table-cell>
          <table:table-cell office:value="-13.307335199" office:value-type="float">
            <text:p>-13.307335199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7.1975247493" office:value-type="float">
            <text:p>37.1975247493</text:p>
          </table:table-cell>
          <table:table-cell office:value="33.7219841682" office:value-type="float">
            <text:p>33.7219841682</text:p>
          </table:table-cell>
          <table:table-cell office:value="36.9159299578" office:value-type="float">
            <text:p>36.9159299578</text:p>
          </table:table-cell>
          <table:table-cell office:value="29.9839960521" office:value-type="float">
            <text:p>29.9839960521</text:p>
          </table:table-cell>
          <table:table-cell office:value="31.6957836159" office:value-type="float">
            <text:p>31.6957836159</text:p>
          </table:table-cell>
          <table:table-cell office:value="29.1809814736" office:value-type="float">
            <text:p>29.1809814736</text:p>
          </table:table-cell>
          <table:table-cell office:value="30.0991775947" office:value-type="float">
            <text:p>30.0991775947</text:p>
          </table:table-cell>
          <table:table-cell office:value="28.3701372151" office:value-type="float">
            <text:p>28.3701372151</text:p>
          </table:table-cell>
          <table:table-cell office:value="30.3111769726" office:value-type="float">
            <text:p>30.3111769726</text:p>
          </table:table-cell>
          <table:table-cell office:value="28.964224812" office:value-type="float">
            <text:p>28.964224812</text:p>
          </table:table-cell>
          <table:table-cell office:value="30.6050048586" office:value-type="float">
            <text:p>30.6050048586</text:p>
          </table:table-cell>
          <table:table-cell office:value="23.5142513313" office:value-type="float">
            <text:p>23.5142513313</text:p>
          </table:table-cell>
          <table:table-cell office:value="24.9510183946" office:value-type="float">
            <text:p>24.9510183946</text:p>
          </table:table-cell>
          <table:table-cell office:value="28.0460934802" office:value-type="float">
            <text:p>28.0460934802</text:p>
          </table:table-cell>
          <table:table-cell office:value-type="string">
            <text:p>ü</text:p>
          </table:table-cell>
          <table:table-cell office:value="-8.36108796664" office:value-type="float">
            <text:p>-8.36108796664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16.032739772" office:value-type="float">
            <text:p>16.032739772</text:p>
          </table:table-cell>
          <table:table-cell office:value="13.903659085" office:value-type="float">
            <text:p>13.903659085</text:p>
          </table:table-cell>
          <table:table-cell office:value="15.3745525416" office:value-type="float">
            <text:p>15.3745525416</text:p>
          </table:table-cell>
          <table:table-cell office:value="12.5103466283" office:value-type="float">
            <text:p>12.5103466283</text:p>
          </table:table-cell>
          <table:table-cell office:value="12.5214650428" office:value-type="float">
            <text:p>12.5214650428</text:p>
          </table:table-cell>
          <table:table-cell office:value="11.6552995135" office:value-type="float">
            <text:p>11.6552995135</text:p>
          </table:table-cell>
          <table:table-cell office:value="12.3918925037" office:value-type="float">
            <text:p>12.3918925037</text:p>
          </table:table-cell>
          <table:table-cell office:value="11.4615639901" office:value-type="float">
            <text:p>11.4615639901</text:p>
          </table:table-cell>
          <table:table-cell office:value="11.743405136" office:value-type="float">
            <text:p>11.743405136</text:p>
          </table:table-cell>
          <table:table-cell office:value="10.7190207172" office:value-type="float">
            <text:p>10.7190207172</text:p>
          </table:table-cell>
          <table:table-cell office:value="10.1787018599" office:value-type="float">
            <text:p>10.1787018599</text:p>
          </table:table-cell>
          <table:table-cell office:value="9.44172708749" office:value-type="float">
            <text:p>9.44172708749</text:p>
          </table:table-cell>
          <table:table-cell office:value="9.09496712461" office:value-type="float">
            <text:p>9.09496712461</text:p>
          </table:table-cell>
          <table:table-cell office:value="9.64831212976" office:value-type="float">
            <text:p>9.64831212976</text:p>
          </table:table-cell>
          <table:table-cell office:value-type="string">
            <text:p>ü</text:p>
          </table:table-cell>
          <table:table-cell office:value="-5.21077969898" office:value-type="float">
            <text:p>-5.21077969898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12.8937205758" office:value-type="float">
            <text:p>12.8937205758</text:p>
          </table:table-cell>
          <table:table-cell office:value="11.082008547" office:value-type="float">
            <text:p>11.082008547</text:p>
          </table:table-cell>
          <table:table-cell office:value="12.3370508151" office:value-type="float">
            <text:p>12.3370508151</text:p>
          </table:table-cell>
          <table:table-cell office:value="10.046521936" office:value-type="float">
            <text:p>10.046521936</text:p>
          </table:table-cell>
          <table:table-cell office:value="9.78124353299" office:value-type="float">
            <text:p>9.78124353299</text:p>
          </table:table-cell>
          <table:table-cell office:value="9.12187226794" office:value-type="float">
            <text:p>9.12187226794</text:p>
          </table:table-cell>
          <table:table-cell office:value="9.81905644689" office:value-type="float">
            <text:p>9.81905644689</text:p>
          </table:table-cell>
          <table:table-cell office:value="9.11222441846" office:value-type="float">
            <text:p>9.11222441846</text:p>
          </table:table-cell>
          <table:table-cell office:value="9.14172708883" office:value-type="float">
            <text:p>9.14172708883</text:p>
          </table:table-cell>
          <table:table-cell office:value="8.17556453716" office:value-type="float">
            <text:p>8.17556453716</text:p>
          </table:table-cell>
          <table:table-cell office:value="7.34117493163" office:value-type="float">
            <text:p>7.34117493163</text:p>
          </table:table-cell>
          <table:table-cell office:value="7.47248197055" office:value-type="float">
            <text:p>7.47248197055</text:p>
          </table:table-cell>
          <table:table-cell office:value="7.00105983334" office:value-type="float">
            <text:p>7.00105983334</text:p>
          </table:table-cell>
          <table:table-cell office:value="7.0526805329" office:value-type="float">
            <text:p>7.0526805329</text:p>
          </table:table-cell>
          <table:table-cell office:value-type="string">
            <text:p>ü</text:p>
          </table:table-cell>
          <table:table-cell office:value="-3.92981234501" office:value-type="float">
            <text:p>-3.92981234501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21.1643616408" office:value-type="float">
            <text:p>21.1643616408</text:p>
          </table:table-cell>
          <table:table-cell office:value="19.8180855537" office:value-type="float">
            <text:p>19.8180855537</text:p>
          </table:table-cell>
          <table:table-cell office:value="21.5408282482" office:value-type="float">
            <text:p>21.5408282482</text:p>
          </table:table-cell>
          <table:table-cell office:value="17.4728587551" office:value-type="float">
            <text:p>17.4728587551</text:p>
          </table:table-cell>
          <table:table-cell office:value="19.1730610499" office:value-type="float">
            <text:p>19.1730610499</text:p>
          </table:table-cell>
          <table:table-cell office:value="17.5244287195" office:value-type="float">
            <text:p>17.5244287195</text:p>
          </table:table-cell>
          <table:table-cell office:value="17.7059990821" office:value-type="float">
            <text:p>17.7059990821</text:p>
          </table:table-cell>
          <table:table-cell office:value="16.9065222369" office:value-type="float">
            <text:p>16.9065222369</text:p>
          </table:table-cell>
          <table:table-cell office:value="18.5664976963" office:value-type="float">
            <text:p>18.5664976963</text:p>
          </table:table-cell>
          <table:table-cell office:value="18.2436529438" office:value-type="float">
            <text:p>18.2436529438</text:p>
          </table:table-cell>
          <table:table-cell office:value="20.4249770945" office:value-type="float">
            <text:p>20.4249770945</text:p>
          </table:table-cell>
          <table:table-cell office:value="14.0710580801" office:value-type="float">
            <text:p>14.0710580801</text:p>
          </table:table-cell>
          <table:table-cell office:value="15.8539634204" office:value-type="float">
            <text:p>15.8539634204</text:p>
          </table:table-cell>
          <table:table-cell office:value="18.396127645" office:value-type="float">
            <text:p>18.396127645</text:p>
          </table:table-cell>
          <table:table-cell office:value-type="string">
            <text:p>ü</text:p>
          </table:table-cell>
          <table:table-cell office:value="-9.93317857857" office:value-type="float">
            <text:p>-9.93317857857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26355668931" office:value-type="float">
            <text:p>2.26355668931</text:p>
          </table:table-cell>
          <table:table-cell office:value="2.09384183866" office:value-type="float">
            <text:p>2.09384183866</text:p>
          </table:table-cell>
          <table:table-cell office:value="2.25818717971" office:value-type="float">
            <text:p>2.25818717971</text:p>
          </table:table-cell>
          <table:table-cell office:value="1.84769378696" office:value-type="float">
            <text:p>1.84769378696</text:p>
          </table:table-cell>
          <table:table-cell office:value="2.06329402939" office:value-type="float">
            <text:p>2.06329402939</text:p>
          </table:table-cell>
          <table:table-cell office:value="1.85030358111" office:value-type="float">
            <text:p>1.85030358111</text:p>
          </table:table-cell>
          <table:table-cell office:value="1.85600782177" office:value-type="float">
            <text:p>1.85600782177</text:p>
          </table:table-cell>
          <table:table-cell office:value="1.68273037665" office:value-type="float">
            <text:p>1.68273037665</text:p>
          </table:table-cell>
          <table:table-cell office:value="1.95191820794" office:value-type="float">
            <text:p>1.95191820794</text:p>
          </table:table-cell>
          <table:table-cell office:value="1.9538043257" office:value-type="float">
            <text:p>1.9538043257</text:p>
          </table:table-cell>
          <table:table-cell office:value="2.23274676088" office:value-type="float">
            <text:p>2.23274676088</text:p>
          </table:table-cell>
          <table:table-cell office:value="1.44682604253" office:value-type="float">
            <text:p>1.44682604253</text:p>
          </table:table-cell>
          <table:table-cell office:value="1.63017041397" office:value-type="float">
            <text:p>1.63017041397</text:p>
          </table:table-cell>
          <table:table-cell office:value="1.92820416859" office:value-type="float">
            <text:p>1.92820416859</text:p>
          </table:table-cell>
          <table:table-cell office:value-type="string">
            <text:p/>
          </table:table-cell>
          <table:table-cell office:value="-13.6398178971" office:value-type="float">
            <text:p>-13.6398178971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3.48144779621" office:value-type="float">
            <text:p>3.48144779621</text:p>
          </table:table-cell>
          <table:table-cell office:value="3.36051487262" office:value-type="float">
            <text:p>3.36051487262</text:p>
          </table:table-cell>
          <table:table-cell office:value="3.07611446494" office:value-type="float">
            <text:p>3.07611446494</text:p>
          </table:table-cell>
          <table:table-cell office:value="2.969471661" office:value-type="float">
            <text:p>2.969471661</text:p>
          </table:table-cell>
          <table:table-cell office:value="2.72170058258" office:value-type="float">
            <text:p>2.72170058258</text:p>
          </table:table-cell>
          <table:table-cell office:value="2.42987476319" office:value-type="float">
            <text:p>2.42987476319</text:p>
          </table:table-cell>
          <table:table-cell office:value="2.79622013394" office:value-type="float">
            <text:p>2.79622013394</text:p>
          </table:table-cell>
          <table:table-cell office:value="2.10211551658" office:value-type="float">
            <text:p>2.10211551658</text:p>
          </table:table-cell>
          <table:table-cell office:value="3.14822296664" office:value-type="float">
            <text:p>3.14822296664</text:p>
          </table:table-cell>
          <table:table-cell office:value="3.25892957991" office:value-type="float">
            <text:p>3.25892957991</text:p>
          </table:table-cell>
          <table:table-cell office:value="1.90176368425" office:value-type="float">
            <text:p>1.90176368425</text:p>
          </table:table-cell>
          <table:table-cell office:value="2.82014286646" office:value-type="float">
            <text:p>2.82014286646</text:p>
          </table:table-cell>
          <table:table-cell office:value="1.94148787613" office:value-type="float">
            <text:p>1.94148787613</text:p>
          </table:table-cell>
          <table:table-cell office:value="2.3817243062" office:value-type="float">
            <text:p>2.3817243062</text:p>
          </table:table-cell>
          <table:table-cell office:value-type="string">
            <text:p/>
          </table:table-cell>
          <table:table-cell office:value="25.2376583869" office:value-type="float">
            <text:p>25.2376583869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89.9804799898" office:value-type="float">
            <text:p>89.9804799898</text:p>
          </table:table-cell>
          <table:table-cell office:value="83.3288187523" office:value-type="float">
            <text:p>83.3288187523</text:p>
          </table:table-cell>
          <table:table-cell office:value="90.2739051241" office:value-type="float">
            <text:p>90.2739051241</text:p>
          </table:table-cell>
          <table:table-cell office:value="73.1574457371" office:value-type="float">
            <text:p>73.1574457371</text:p>
          </table:table-cell>
          <table:table-cell office:value="81.2596148656" office:value-type="float">
            <text:p>81.2596148656</text:p>
          </table:table-cell>
          <table:table-cell office:value="76.2255781737" office:value-type="float">
            <text:p>76.2255781737</text:p>
          </table:table-cell>
          <table:table-cell office:value="78.2579610545" office:value-type="float">
            <text:p>78.2579610545</text:p>
          </table:table-cell>
          <table:table-cell office:value="72.8356093975" office:value-type="float">
            <text:p>72.8356093975</text:p>
          </table:table-cell>
          <table:table-cell office:value="79.691931421" office:value-type="float">
            <text:p>79.691931421</text:p>
          </table:table-cell>
          <table:table-cell office:value="76.3870325424" office:value-type="float">
            <text:p>76.3870325424</text:p>
          </table:table-cell>
          <table:table-cell office:value="82.3396280127" office:value-type="float">
            <text:p>82.3396280127</text:p>
          </table:table-cell>
          <table:table-cell office:value="61.969360146" office:value-type="float">
            <text:p>61.969360146</text:p>
          </table:table-cell>
          <table:table-cell office:value="64.7065463609" office:value-type="float">
            <text:p>64.7065463609</text:p>
          </table:table-cell>
          <table:table-cell office:value="77.3844764793" office:value-type="float">
            <text:p>77.3844764793</text:p>
          </table:table-cell>
          <table:table-cell office:value-type="string">
            <text:p>ü</text:p>
          </table:table-cell>
          <table:table-cell office:value="-6.01794257882" office:value-type="float">
            <text:p>-6.01794257882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5683494348" office:value-type="float">
            <text:p>1.45683494348</text:p>
          </table:table-cell>
          <table:table-cell office:value="1.37534505714" office:value-type="float">
            <text:p>1.37534505714</text:p>
          </table:table-cell>
          <table:table-cell office:value="1.52892706975" office:value-type="float">
            <text:p>1.52892706975</text:p>
          </table:table-cell>
          <table:table-cell office:value="1.25518004486" office:value-type="float">
            <text:p>1.25518004486</text:p>
          </table:table-cell>
          <table:table-cell office:value="1.38170198619" office:value-type="float">
            <text:p>1.38170198619</text:p>
          </table:table-cell>
          <table:table-cell office:value="1.28636118995" office:value-type="float">
            <text:p>1.28636118995</text:p>
          </table:table-cell>
          <table:table-cell office:value="1.30582751337" office:value-type="float">
            <text:p>1.30582751337</text:p>
          </table:table-cell>
          <table:table-cell office:value="1.21610386432" office:value-type="float">
            <text:p>1.21610386432</text:p>
          </table:table-cell>
          <table:table-cell office:value="1.37972230196" office:value-type="float">
            <text:p>1.37972230196</text:p>
          </table:table-cell>
          <table:table-cell office:value="1.34626638059" office:value-type="float">
            <text:p>1.34626638059</text:p>
          </table:table-cell>
          <table:table-cell office:value="1.5664994476" office:value-type="float">
            <text:p>1.5664994476</text:p>
          </table:table-cell>
          <table:table-cell office:value="1.02595030108" office:value-type="float">
            <text:p>1.02595030108</text:p>
          </table:table-cell>
          <table:table-cell office:value="1.18784816257" office:value-type="float">
            <text:p>1.18784816257</text:p>
          </table:table-cell>
          <table:table-cell office:value="1.33035878596" office:value-type="float">
            <text:p>1.33035878596</text:p>
          </table:table-cell>
          <table:table-cell office:value-type="string">
            <text:p>ü</text:p>
          </table:table-cell>
          <table:table-cell office:value="-15.0744171669" office:value-type="float">
            <text:p>-15.074417166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30141528397" office:value-type="float">
            <text:p>1.30141528397</text:p>
          </table:table-cell>
          <table:table-cell office:value="1.21960198801" office:value-type="float">
            <text:p>1.21960198801</text:p>
          </table:table-cell>
          <table:table-cell office:value="1.30157560887" office:value-type="float">
            <text:p>1.30157560887</text:p>
          </table:table-cell>
          <table:table-cell office:value="1.08360700424" office:value-type="float">
            <text:p>1.08360700424</text:p>
          </table:table-cell>
          <table:table-cell office:value="1.20129657461" office:value-type="float">
            <text:p>1.20129657461</text:p>
          </table:table-cell>
          <table:table-cell office:value="1.10833844805" office:value-type="float">
            <text:p>1.10833844805</text:p>
          </table:table-cell>
          <table:table-cell office:value="1.122752055" office:value-type="float">
            <text:p>1.122752055</text:p>
          </table:table-cell>
          <table:table-cell office:value="1.04383797093" office:value-type="float">
            <text:p>1.04383797093</text:p>
          </table:table-cell>
          <table:table-cell office:value="1.16493654801" office:value-type="float">
            <text:p>1.16493654801</text:p>
          </table:table-cell>
          <table:table-cell office:value="1.1357654693" office:value-type="float">
            <text:p>1.1357654693</text:p>
          </table:table-cell>
          <table:table-cell office:value="1.29715525584" office:value-type="float">
            <text:p>1.29715525584</text:p>
          </table:table-cell>
          <table:table-cell office:value="0.866781992998" office:value-type="float">
            <text:p>0.866781992998</text:p>
          </table:table-cell>
          <table:table-cell office:value="0.962218372013" office:value-type="float">
            <text:p>0.962218372013</text:p>
          </table:table-cell>
          <table:table-cell office:value="1.19031163582" office:value-type="float">
            <text:p>1.19031163582</text:p>
          </table:table-cell>
          <table:table-cell office:value-type="string">
            <text:p/>
          </table:table-cell>
          <table:table-cell office:value="-8.23676422199" office:value-type="float">
            <text:p>-8.23676422199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8.4174621085" office:value-type="float">
            <text:p>38.4174621085</text:p>
          </table:table-cell>
          <table:table-cell office:value="35.4044067708" office:value-type="float">
            <text:p>35.4044067708</text:p>
          </table:table-cell>
          <table:table-cell office:value="37.4060464585" office:value-type="float">
            <text:p>37.4060464585</text:p>
          </table:table-cell>
          <table:table-cell office:value="31.2958823234" office:value-type="float">
            <text:p>31.2958823234</text:p>
          </table:table-cell>
          <table:table-cell office:value="33.5046814527" office:value-type="float">
            <text:p>33.5046814527</text:p>
          </table:table-cell>
          <table:table-cell office:value="30.7745549418" office:value-type="float">
            <text:p>30.7745549418</text:p>
          </table:table-cell>
          <table:table-cell office:value="31.4950102998" office:value-type="float">
            <text:p>31.4950102998</text:p>
          </table:table-cell>
          <table:table-cell office:value="28.4260400517" office:value-type="float">
            <text:p>28.4260400517</text:p>
          </table:table-cell>
          <table:table-cell office:value="32.8523939471" office:value-type="float">
            <text:p>32.8523939471</text:p>
          </table:table-cell>
          <table:table-cell office:value="33.2502574266" office:value-type="float">
            <text:p>33.2502574266</text:p>
          </table:table-cell>
          <table:table-cell office:value="33.9475311607" office:value-type="float">
            <text:p>33.9475311607</text:p>
          </table:table-cell>
          <table:table-cell office:value="25.6244525321" office:value-type="float">
            <text:p>25.6244525321</text:p>
          </table:table-cell>
          <table:table-cell office:value="27.2068317911" office:value-type="float">
            <text:p>27.2068317911</text:p>
          </table:table-cell>
          <table:table-cell office:value="32.1833556024" office:value-type="float">
            <text:p>32.1833556024</text:p>
          </table:table-cell>
          <table:table-cell office:value-type="string">
            <text:p>ü</text:p>
          </table:table-cell>
          <table:table-cell office:value="-5.19677130558" office:value-type="float">
            <text:p>-5.19677130558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98657898073" office:value-type="float">
            <text:p>0.398657898073</text:p>
          </table:table-cell>
          <table:table-cell office:value="0.392651043846" office:value-type="float">
            <text:p>0.392651043846</text:p>
          </table:table-cell>
          <table:table-cell office:value="0.428420452454" office:value-type="float">
            <text:p>0.428420452454</text:p>
          </table:table-cell>
          <table:table-cell office:value="0.348130500881" office:value-type="float">
            <text:p>0.348130500881</text:p>
          </table:table-cell>
          <table:table-cell office:value="0.392176718491" office:value-type="float">
            <text:p>0.392176718491</text:p>
          </table:table-cell>
          <table:table-cell office:value="0.356276030105" office:value-type="float">
            <text:p>0.356276030105</text:p>
          </table:table-cell>
          <table:table-cell office:value="0.368383488911" office:value-type="float">
            <text:p>0.368383488911</text:p>
          </table:table-cell>
          <table:table-cell office:value="0.342505781846" office:value-type="float">
            <text:p>0.342505781846</text:p>
          </table:table-cell>
          <table:table-cell office:value="0.380341554008" office:value-type="float">
            <text:p>0.380341554008</text:p>
          </table:table-cell>
          <table:table-cell office:value="0.367823380294" office:value-type="float">
            <text:p>0.367823380294</text:p>
          </table:table-cell>
          <table:table-cell office:value="0.423537757101" office:value-type="float">
            <text:p>0.423537757101</text:p>
          </table:table-cell>
          <table:table-cell office:value="0.28831670115" office:value-type="float">
            <text:p>0.28831670115</text:p>
          </table:table-cell>
          <table:table-cell office:value="0.32662886732" office:value-type="float">
            <text:p>0.32662886732</text:p>
          </table:table-cell>
          <table:table-cell office:value="0.368581119323" office:value-type="float">
            <text:p>0.368581119323</text:p>
          </table:table-cell>
          <table:table-cell office:value-type="string">
            <text:p>ü</text:p>
          </table:table-cell>
          <table:table-cell office:value="-12.9756171336" office:value-type="float">
            <text:p>-12.9756171336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509481122735" office:value-type="float">
            <text:p>0.509481122735</text:p>
          </table:table-cell>
          <table:table-cell office:value="0.465569194827" office:value-type="float">
            <text:p>0.465569194827</text:p>
          </table:table-cell>
          <table:table-cell office:value="0.501703715439" office:value-type="float">
            <text:p>0.501703715439</text:p>
          </table:table-cell>
          <table:table-cell office:value="0.408733081899" office:value-type="float">
            <text:p>0.408733081899</text:p>
          </table:table-cell>
          <table:table-cell office:value="0.445930058103" office:value-type="float">
            <text:p>0.445930058103</text:p>
          </table:table-cell>
          <table:table-cell office:value="0.407747767734" office:value-type="float">
            <text:p>0.407747767734</text:p>
          </table:table-cell>
          <table:table-cell office:value="0.407424673197" office:value-type="float">
            <text:p>0.407424673197</text:p>
          </table:table-cell>
          <table:table-cell office:value="0.371548971026" office:value-type="float">
            <text:p>0.371548971026</text:p>
          </table:table-cell>
          <table:table-cell office:value="0.427911109096" office:value-type="float">
            <text:p>0.427911109096</text:p>
          </table:table-cell>
          <table:table-cell office:value="0.427960591098" office:value-type="float">
            <text:p>0.427960591098</text:p>
          </table:table-cell>
          <table:table-cell office:value="0.463204512" office:value-type="float">
            <text:p>0.463204512</text:p>
          </table:table-cell>
          <table:table-cell office:value="0.324119336371" office:value-type="float">
            <text:p>0.324119336371</text:p>
          </table:table-cell>
          <table:table-cell office:value="0.351889911516" office:value-type="float">
            <text:p>0.351889911516</text:p>
          </table:table-cell>
          <table:table-cell office:value="0.423980355151" office:value-type="float">
            <text:p>0.423980355151</text:p>
          </table:table-cell>
          <table:table-cell office:value-type="string">
            <text:p/>
          </table:table-cell>
          <table:table-cell office:value="-8.46799973507" office:value-type="float">
            <text:p>-8.46799973507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27459895017" office:value-type="float">
            <text:p>0.27459895017</text:p>
          </table:table-cell>
          <table:table-cell office:value="0.254017788417" office:value-type="float">
            <text:p>0.254017788417</text:p>
          </table:table-cell>
          <table:table-cell office:value="0.272900664192" office:value-type="float">
            <text:p>0.272900664192</text:p>
          </table:table-cell>
          <table:table-cell office:value="0.226181217686" office:value-type="float">
            <text:p>0.226181217686</text:p>
          </table:table-cell>
          <table:table-cell office:value="0.247170675205" office:value-type="float">
            <text:p>0.247170675205</text:p>
          </table:table-cell>
          <table:table-cell office:value="0.22596737246" office:value-type="float">
            <text:p>0.22596737246</text:p>
          </table:table-cell>
          <table:table-cell office:value="0.224769528814" office:value-type="float">
            <text:p>0.224769528814</text:p>
          </table:table-cell>
          <table:table-cell office:value="0.207467023729" office:value-type="float">
            <text:p>0.207467023729</text:p>
          </table:table-cell>
          <table:table-cell office:value="0.237961688278" office:value-type="float">
            <text:p>0.237961688278</text:p>
          </table:table-cell>
          <table:table-cell office:value="0.233771557651" office:value-type="float">
            <text:p>0.233771557651</text:p>
          </table:table-cell>
          <table:table-cell office:value="0.269762998962" office:value-type="float">
            <text:p>0.269762998962</text:p>
          </table:table-cell>
          <table:table-cell office:value="0.177989042478" office:value-type="float">
            <text:p>0.177989042478</text:p>
          </table:table-cell>
          <table:table-cell office:value="0.194038036981" office:value-type="float">
            <text:p>0.194038036981</text:p>
          </table:table-cell>
          <table:table-cell office:value="0.238073351459" office:value-type="float">
            <text:p>0.238073351459</text:p>
          </table:table-cell>
          <table:table-cell office:value-type="string">
            <text:p/>
          </table:table-cell>
          <table:table-cell office:value="-11.7472179745" office:value-type="float">
            <text:p>-11.747217974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92270331286" office:value-type="float">
            <text:p>0.192270331286</text:p>
          </table:table-cell>
          <table:table-cell office:value="0.178414941567" office:value-type="float">
            <text:p>0.178414941567</text:p>
          </table:table-cell>
          <table:table-cell office:value="0.189375323664" office:value-type="float">
            <text:p>0.189375323664</text:p>
          </table:table-cell>
          <table:table-cell office:value="0.158933302867" office:value-type="float">
            <text:p>0.158933302867</text:p>
          </table:table-cell>
          <table:table-cell office:value="0.168269130752" office:value-type="float">
            <text:p>0.168269130752</text:p>
          </table:table-cell>
          <table:table-cell office:value="0.157606947899" office:value-type="float">
            <text:p>0.157606947899</text:p>
          </table:table-cell>
          <table:table-cell office:value="0.162130389487" office:value-type="float">
            <text:p>0.162130389487</text:p>
          </table:table-cell>
          <table:table-cell office:value="0.145299844435" office:value-type="float">
            <text:p>0.145299844435</text:p>
          </table:table-cell>
          <table:table-cell office:value="0.167146313744" office:value-type="float">
            <text:p>0.167146313744</text:p>
          </table:table-cell>
          <table:table-cell office:value="0.166299651609" office:value-type="float">
            <text:p>0.166299651609</text:p>
          </table:table-cell>
          <table:table-cell office:value="0.17181654356" office:value-type="float">
            <text:p>0.17181654356</text:p>
          </table:table-cell>
          <table:table-cell office:value="0.133225845272" office:value-type="float">
            <text:p>0.133225845272</text:p>
          </table:table-cell>
          <table:table-cell office:value="0.131959934253" office:value-type="float">
            <text:p>0.131959934253</text:p>
          </table:table-cell>
          <table:table-cell office:value="0.165968202025" office:value-type="float">
            <text:p>0.165968202025</text:p>
          </table:table-cell>
          <table:table-cell office:value-type="string">
            <text:p>ü</text:p>
          </table:table-cell>
          <table:table-cell office:value="-3.4038291158" office:value-type="float">
            <text:p>-3.4038291158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5.59302033038" office:value-type="float">
            <text:p>5.59302033038</text:p>
          </table:table-cell>
          <table:table-cell office:value="5.29409924734" office:value-type="float">
            <text:p>5.29409924734</text:p>
          </table:table-cell>
          <table:table-cell office:value="5.64092655588" office:value-type="float">
            <text:p>5.64092655588</text:p>
          </table:table-cell>
          <table:table-cell office:value="4.78933349262" office:value-type="float">
            <text:p>4.78933349262</text:p>
          </table:table-cell>
          <table:table-cell office:value="5.10778205976" office:value-type="float">
            <text:p>5.10778205976</text:p>
          </table:table-cell>
          <table:table-cell office:value="4.72815189537" office:value-type="float">
            <text:p>4.72815189537</text:p>
          </table:table-cell>
          <table:table-cell office:value="4.85909727442" office:value-type="float">
            <text:p>4.85909727442</text:p>
          </table:table-cell>
          <table:table-cell office:value="4.50405705553" office:value-type="float">
            <text:p>4.50405705553</text:p>
          </table:table-cell>
          <table:table-cell office:value="5.14507419201" office:value-type="float">
            <text:p>5.14507419201</text:p>
          </table:table-cell>
          <table:table-cell office:value="5.08439938888" office:value-type="float">
            <text:p>5.08439938888</text:p>
          </table:table-cell>
          <table:table-cell office:value="5.37947184238" office:value-type="float">
            <text:p>5.37947184238</text:p>
          </table:table-cell>
          <table:table-cell office:value="4.00107490248" office:value-type="float">
            <text:p>4.00107490248</text:p>
          </table:table-cell>
          <table:table-cell office:value="4.24372887904" office:value-type="float">
            <text:p>4.24372887904</text:p>
          </table:table-cell>
          <table:table-cell office:value="5.1291193657" office:value-type="float">
            <text:p>5.1291193657</text:p>
          </table:table-cell>
          <table:table-cell office:value-type="string">
            <text:p>ü</text:p>
          </table:table-cell>
          <table:table-cell office:value="-4.65384863075" office:value-type="float">
            <text:p>-4.65384863075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486936657946" office:value-type="float">
            <text:p>0.486936657946</text:p>
          </table:table-cell>
          <table:table-cell office:value="0.448037936929" office:value-type="float">
            <text:p>0.448037936929</text:p>
          </table:table-cell>
          <table:table-cell office:value="0.46589020833" office:value-type="float">
            <text:p>0.46589020833</text:p>
          </table:table-cell>
          <table:table-cell office:value="0.393738370846" office:value-type="float">
            <text:p>0.393738370846</text:p>
          </table:table-cell>
          <table:table-cell office:value="0.415200381749" office:value-type="float">
            <text:p>0.415200381749</text:p>
          </table:table-cell>
          <table:table-cell office:value="0.375944981887" office:value-type="float">
            <text:p>0.375944981887</text:p>
          </table:table-cell>
          <table:table-cell office:value="0.382146962441" office:value-type="float">
            <text:p>0.382146962441</text:p>
          </table:table-cell>
          <table:table-cell office:value="0.342960706162" office:value-type="float">
            <text:p>0.342960706162</text:p>
          </table:table-cell>
          <table:table-cell office:value="0.404966779497" office:value-type="float">
            <text:p>0.404966779497</text:p>
          </table:table-cell>
          <table:table-cell office:value="0.407283806437" office:value-type="float">
            <text:p>0.407283806437</text:p>
          </table:table-cell>
          <table:table-cell office:value="0.422916781646" office:value-type="float">
            <text:p>0.422916781646</text:p>
          </table:table-cell>
          <table:table-cell office:value="0.316342086581" office:value-type="float">
            <text:p>0.316342086581</text:p>
          </table:table-cell>
          <table:table-cell office:value="0.31997178232" office:value-type="float">
            <text:p>0.31997178232</text:p>
          </table:table-cell>
          <table:table-cell office:value="0.405442659693" office:value-type="float">
            <text:p>0.405442659693</text:p>
          </table:table-cell>
          <table:table-cell office:value-type="string">
            <text:p/>
          </table:table-cell>
          <table:table-cell office:value="-4.13181096417" office:value-type="float">
            <text:p>-4.13181096417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682116825126" office:value-type="float">
            <text:p>0.682116825126</text:p>
          </table:table-cell>
          <table:table-cell office:value="0.631527925068" office:value-type="float">
            <text:p>0.631527925068</text:p>
          </table:table-cell>
          <table:table-cell office:value="0.677479472427" office:value-type="float">
            <text:p>0.677479472427</text:p>
          </table:table-cell>
          <table:table-cell office:value="0.558538592475" office:value-type="float">
            <text:p>0.558538592475</text:p>
          </table:table-cell>
          <table:table-cell office:value="0.626325719646" office:value-type="float">
            <text:p>0.626325719646</text:p>
          </table:table-cell>
          <table:table-cell office:value="0.590091311908" office:value-type="float">
            <text:p>0.590091311908</text:p>
          </table:table-cell>
          <table:table-cell office:value="0.594088074198" office:value-type="float">
            <text:p>0.594088074198</text:p>
          </table:table-cell>
          <table:table-cell office:value="0.533392156143" office:value-type="float">
            <text:p>0.533392156143</text:p>
          </table:table-cell>
          <table:table-cell office:value="0.618503660478" office:value-type="float">
            <text:p>0.618503660478</text:p>
          </table:table-cell>
          <table:table-cell office:value="0.621445929857" office:value-type="float">
            <text:p>0.621445929857</text:p>
          </table:table-cell>
          <table:table-cell office:value="0.692694667705" office:value-type="float">
            <text:p>0.692694667705</text:p>
          </table:table-cell>
          <table:table-cell office:value="0.449962043709" office:value-type="float">
            <text:p>0.449962043709</text:p>
          </table:table-cell>
          <table:table-cell office:value="0.488354365436" office:value-type="float">
            <text:p>0.488354365436</text:p>
          </table:table-cell>
          <table:table-cell office:value="0.620966147037" office:value-type="float">
            <text:p>0.620966147037</text:p>
          </table:table-cell>
          <table:table-cell office:value-type="string">
            <text:p/>
          </table:table-cell>
          <table:table-cell office:value="-10.3549982427" office:value-type="float">
            <text:p>-10.3549982427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55.0574098569" office:value-type="float">
            <text:p>55.0574098569</text:p>
          </table:table-cell>
          <table:table-cell office:value="51.5737917559" office:value-type="float">
            <text:p>51.5737917559</text:p>
          </table:table-cell>
          <table:table-cell office:value="53.2542010513" office:value-type="float">
            <text:p>53.2542010513</text:p>
          </table:table-cell>
          <table:table-cell office:value="45.3984056186" office:value-type="float">
            <text:p>45.3984056186</text:p>
          </table:table-cell>
          <table:table-cell office:value="47.8185962013" office:value-type="float">
            <text:p>47.8185962013</text:p>
          </table:table-cell>
          <table:table-cell office:value="43.3804568365" office:value-type="float">
            <text:p>43.3804568365</text:p>
          </table:table-cell>
          <table:table-cell office:value="44.2041402609" office:value-type="float">
            <text:p>44.2041402609</text:p>
          </table:table-cell>
          <table:table-cell office:value="39.8217649976" office:value-type="float">
            <text:p>39.8217649976</text:p>
          </table:table-cell>
          <table:table-cell office:value="47.4158777588" office:value-type="float">
            <text:p>47.4158777588</text:p>
          </table:table-cell>
          <table:table-cell office:value="47.8919994133" office:value-type="float">
            <text:p>47.8919994133</text:p>
          </table:table-cell>
          <table:table-cell office:value="50.0757737638" office:value-type="float">
            <text:p>50.0757737638</text:p>
          </table:table-cell>
          <table:table-cell office:value="36.6036450515" office:value-type="float">
            <text:p>36.6036450515</text:p>
          </table:table-cell>
          <table:table-cell office:value="37.3354020667" office:value-type="float">
            <text:p>37.3354020667</text:p>
          </table:table-cell>
          <table:table-cell office:value="47.306243643" office:value-type="float">
            <text:p>47.306243643</text:p>
          </table:table-cell>
          <table:table-cell office:value-type="string">
            <text:p/>
          </table:table-cell>
          <table:table-cell office:value="-5.53067863492" office:value-type="float">
            <text:p>-5.53067863492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3.4063728767" office:value-type="float">
            <text:p>13.4063728767</text:p>
          </table:table-cell>
          <table:table-cell office:value="10.9052535861" office:value-type="float">
            <text:p>10.9052535861</text:p>
          </table:table-cell>
          <table:table-cell office:value="11.5093103903" office:value-type="float">
            <text:p>11.5093103903</text:p>
          </table:table-cell>
          <table:table-cell office:value="10.0470455954" office:value-type="float">
            <text:p>10.0470455954</text:p>
          </table:table-cell>
          <table:table-cell office:value="10.9196488543" office:value-type="float">
            <text:p>10.9196488543</text:p>
          </table:table-cell>
          <table:table-cell office:value="9.91571322759" office:value-type="float">
            <text:p>9.91571322759</text:p>
          </table:table-cell>
          <table:table-cell office:value="9.53999524927" office:value-type="float">
            <text:p>9.53999524927</text:p>
          </table:table-cell>
          <table:table-cell office:value="8.68867253688" office:value-type="float">
            <text:p>8.68867253688</text:p>
          </table:table-cell>
          <table:table-cell office:value="10.4376690878" office:value-type="float">
            <text:p>10.4376690878</text:p>
          </table:table-cell>
          <table:table-cell office:value="9.88951823466" office:value-type="float">
            <text:p>9.88951823466</text:p>
          </table:table-cell>
          <table:table-cell office:value="11.5607595813" office:value-type="float">
            <text:p>11.5607595813</text:p>
          </table:table-cell>
          <table:table-cell office:value="7.65221848989" office:value-type="float">
            <text:p>7.65221848989</text:p>
          </table:table-cell>
          <table:table-cell office:value="7.83693771462" office:value-type="float">
            <text:p>7.83693771462</text:p>
          </table:table-cell>
          <table:table-cell office:value="9.94919650649" office:value-type="float">
            <text:p>9.94919650649</text:p>
          </table:table-cell>
          <table:table-cell office:value-type="string">
            <text:p/>
          </table:table-cell>
          <table:table-cell office:value="-13.9399410869" office:value-type="float">
            <text:p>-13.9399410869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48.1274625042" office:value-type="float">
            <text:p>48.1274625042</text:p>
          </table:table-cell>
          <table:table-cell office:value="46.3360205291" office:value-type="float">
            <text:p>46.3360205291</text:p>
          </table:table-cell>
          <table:table-cell office:value="49.8172259735" office:value-type="float">
            <text:p>49.8172259735</text:p>
          </table:table-cell>
          <table:table-cell office:value="40.0720505552" office:value-type="float">
            <text:p>40.0720505552</text:p>
          </table:table-cell>
          <table:table-cell office:value="45.8321881337" office:value-type="float">
            <text:p>45.8321881337</text:p>
          </table:table-cell>
          <table:table-cell office:value="45.1447917117" office:value-type="float">
            <text:p>45.1447917117</text:p>
          </table:table-cell>
          <table:table-cell office:value="42.1349274816" office:value-type="float">
            <text:p>42.1349274816</text:p>
          </table:table-cell>
          <table:table-cell office:value="39.2990158383" office:value-type="float">
            <text:p>39.2990158383</text:p>
          </table:table-cell>
          <table:table-cell office:value="45.7323666718" office:value-type="float">
            <text:p>45.7323666718</text:p>
          </table:table-cell>
          <table:table-cell office:value="51.1291830917" office:value-type="float">
            <text:p>51.1291830917</text:p>
          </table:table-cell>
          <table:table-cell office:value="50.5071039336" office:value-type="float">
            <text:p>50.5071039336</text:p>
          </table:table-cell>
          <table:table-cell office:value="31.7932714692" office:value-type="float">
            <text:p>31.7932714692</text:p>
          </table:table-cell>
          <table:table-cell office:value="34.1912950181" office:value-type="float">
            <text:p>34.1912950181</text:p>
          </table:table-cell>
          <table:table-cell office:value="43.3307000274" office:value-type="float">
            <text:p>43.3307000274</text:p>
          </table:table-cell>
          <table:table-cell office:value-type="string">
            <text:p/>
          </table:table-cell>
          <table:table-cell office:value="-14.2087020386" office:value-type="float">
            <text:p>-14.2087020386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543.843529827" office:value-type="float">
            <text:p>543.843529827</text:p>
          </table:table-cell>
          <table:table-cell office:value="437.659976583" office:value-type="float">
            <text:p>437.659976583</text:p>
          </table:table-cell>
          <table:table-cell office:value="469.612146628" office:value-type="float">
            <text:p>469.612146628</text:p>
          </table:table-cell>
          <table:table-cell office:value="387.359891987" office:value-type="float">
            <text:p>387.359891987</text:p>
          </table:table-cell>
          <table:table-cell office:value="440.490065843" office:value-type="float">
            <text:p>440.490065843</text:p>
          </table:table-cell>
          <table:table-cell office:value="392.851714171" office:value-type="float">
            <text:p>392.851714171</text:p>
          </table:table-cell>
          <table:table-cell office:value="373.358293733" office:value-type="float">
            <text:p>373.358293733</text:p>
          </table:table-cell>
          <table:table-cell office:value="329.956703348" office:value-type="float">
            <text:p>329.956703348</text:p>
          </table:table-cell>
          <table:table-cell office:value="415.068616378" office:value-type="float">
            <text:p>415.068616378</text:p>
          </table:table-cell>
          <table:table-cell office:value="425.953209046" office:value-type="float">
            <text:p>425.953209046</text:p>
          </table:table-cell>
          <table:table-cell office:value="508.113934578" office:value-type="float">
            <text:p>508.113934578</text:p>
          </table:table-cell>
          <table:table-cell office:value="308.205363965" office:value-type="float">
            <text:p>308.205363965</text:p>
          </table:table-cell>
          <table:table-cell office:value="305.60447847" office:value-type="float">
            <text:p>305.60447847</text:p>
          </table:table-cell>
          <table:table-cell office:value="426.906666557" office:value-type="float">
            <text:p>426.906666557</text:p>
          </table:table-cell>
          <table:table-cell office:value-type="string">
            <text:p/>
          </table:table-cell>
          <table:table-cell office:value="-15.9820982057" office:value-type="float">
            <text:p>-15.9820982057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138.767967432" office:value-type="float">
            <text:p>138.767967432</text:p>
          </table:table-cell>
          <table:table-cell office:value="119.27928519" office:value-type="float">
            <text:p>119.27928519</text:p>
          </table:table-cell>
          <table:table-cell office:value="128.085837714" office:value-type="float">
            <text:p>128.085837714</text:p>
          </table:table-cell>
          <table:table-cell office:value="104.631971249" office:value-type="float">
            <text:p>104.631971249</text:p>
          </table:table-cell>
          <table:table-cell office:value="119.247129445" office:value-type="float">
            <text:p>119.247129445</text:p>
          </table:table-cell>
          <table:table-cell office:value="110.620001615" office:value-type="float">
            <text:p>110.620001615</text:p>
          </table:table-cell>
          <table:table-cell office:value="104.361247961" office:value-type="float">
            <text:p>104.361247961</text:p>
          </table:table-cell>
          <table:table-cell office:value="94.2917397783" office:value-type="float">
            <text:p>94.2917397783</text:p>
          </table:table-cell>
          <table:table-cell office:value="114.910403854" office:value-type="float">
            <text:p>114.910403854</text:p>
          </table:table-cell>
          <table:table-cell office:value="122.121308884" office:value-type="float">
            <text:p>122.121308884</text:p>
          </table:table-cell>
          <table:table-cell office:value="135.192685611" office:value-type="float">
            <text:p>135.192685611</text:p>
          </table:table-cell>
          <table:table-cell office:value="83.1607715984" office:value-type="float">
            <text:p>83.1607715984</text:p>
          </table:table-cell>
          <table:table-cell office:value="85.1253070812" office:value-type="float">
            <text:p>85.1253070812</text:p>
          </table:table-cell>
          <table:table-cell office:value="114.481753707" office:value-type="float">
            <text:p>114.481753707</text:p>
          </table:table-cell>
          <table:table-cell office:value-type="string">
            <text:p/>
          </table:table-cell>
          <table:table-cell office:value="-15.3195654115" office:value-type="float">
            <text:p>-15.3195654115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36493105819" office:value-type="float">
            <text:p>0.36493105819</text:p>
          </table:table-cell>
          <table:table-cell office:value="0.352706845611" office:value-type="float">
            <text:p>0.352706845611</text:p>
          </table:table-cell>
          <table:table-cell office:value="0.399324496755" office:value-type="float">
            <text:p>0.399324496755</text:p>
          </table:table-cell>
          <table:table-cell office:value="0.327215660102" office:value-type="float">
            <text:p>0.327215660102</text:p>
          </table:table-cell>
          <table:table-cell office:value="0.35662452695" office:value-type="float">
            <text:p>0.35662452695</text:p>
          </table:table-cell>
          <table:table-cell office:value="0.342420918749" office:value-type="float">
            <text:p>0.342420918749</text:p>
          </table:table-cell>
          <table:table-cell office:value="0.349555619135" office:value-type="float">
            <text:p>0.349555619135</text:p>
          </table:table-cell>
          <table:table-cell office:value="0.32994079515" office:value-type="float">
            <text:p>0.32994079515</text:p>
          </table:table-cell>
          <table:table-cell office:value="0.373662729605" office:value-type="float">
            <text:p>0.373662729605</text:p>
          </table:table-cell>
          <table:table-cell office:value="0.334626467583" office:value-type="float">
            <text:p>0.334626467583</text:p>
          </table:table-cell>
          <table:table-cell office:value="0.424199461808" office:value-type="float">
            <text:p>0.424199461808</text:p>
          </table:table-cell>
          <table:table-cell office:value="0.284765469154" office:value-type="float">
            <text:p>0.284765469154</text:p>
          </table:table-cell>
          <table:table-cell office:value="0.290681014931" office:value-type="float">
            <text:p>0.290681014931</text:p>
          </table:table-cell>
          <table:table-cell office:value="0.367654454584" office:value-type="float">
            <text:p>0.367654454584</text:p>
          </table:table-cell>
          <table:table-cell office:value-type="string">
            <text:p>ü</text:p>
          </table:table-cell>
          <table:table-cell office:value="-13.3298158802" office:value-type="float">
            <text:p>-13.3298158802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.12445256006" office:value-type="float">
            <text:p>2.12445256006</text:p>
          </table:table-cell>
          <table:table-cell office:value="1.95420745574" office:value-type="float">
            <text:p>1.95420745574</text:p>
          </table:table-cell>
          <table:table-cell office:value="2.16431478511" office:value-type="float">
            <text:p>2.16431478511</text:p>
          </table:table-cell>
          <table:table-cell office:value="1.75384739948" office:value-type="float">
            <text:p>1.75384739948</text:p>
          </table:table-cell>
          <table:table-cell office:value="1.95287460272" office:value-type="float">
            <text:p>1.95287460272</text:p>
          </table:table-cell>
          <table:table-cell office:value="1.81200638828" office:value-type="float">
            <text:p>1.81200638828</text:p>
          </table:table-cell>
          <table:table-cell office:value="1.829639522" office:value-type="float">
            <text:p>1.829639522</text:p>
          </table:table-cell>
          <table:table-cell office:value="1.71038518414" office:value-type="float">
            <text:p>1.71038518414</text:p>
          </table:table-cell>
          <table:table-cell office:value="1.90965557239" office:value-type="float">
            <text:p>1.90965557239</text:p>
          </table:table-cell>
          <table:table-cell office:value="1.86846616198" office:value-type="float">
            <text:p>1.86846616198</text:p>
          </table:table-cell>
          <table:table-cell office:value="2.06592979722" office:value-type="float">
            <text:p>2.06592979722</text:p>
          </table:table-cell>
          <table:table-cell office:value="1.36313066351" office:value-type="float">
            <text:p>1.36313066351</text:p>
          </table:table-cell>
          <table:table-cell office:value="1.55511775634" office:value-type="float">
            <text:p>1.55511775634</text:p>
          </table:table-cell>
          <table:table-cell office:value="1.7799182791" office:value-type="float">
            <text:p>1.7799182791</text:p>
          </table:table-cell>
          <table:table-cell office:value-type="string">
            <text:p>ü</text:p>
          </table:table-cell>
          <table:table-cell office:value="-13.8442031528" office:value-type="float">
            <text:p>-13.8442031528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9926927486" office:value-type="float">
            <text:p>41.9926927486</text:p>
          </table:table-cell>
          <table:table-cell office:value="42.6414918404" office:value-type="float">
            <text:p>42.6414918404</text:p>
          </table:table-cell>
          <table:table-cell office:value="42.7795690407" office:value-type="float">
            <text:p>42.7795690407</text:p>
          </table:table-cell>
          <table:table-cell office:value="42.4774688129" office:value-type="float">
            <text:p>42.4774688129</text:p>
          </table:table-cell>
          <table:table-cell office:value="43.1674610444" office:value-type="float">
            <text:p>43.1674610444</text:p>
          </table:table-cell>
          <table:table-cell office:value="43.0791560381" office:value-type="float">
            <text:p>43.0791560381</text:p>
          </table:table-cell>
          <table:table-cell office:value="43.0686445444" office:value-type="float">
            <text:p>43.0686445444</text:p>
          </table:table-cell>
          <table:table-cell office:value="42.5677549488" office:value-type="float">
            <text:p>42.5677549488</text:p>
          </table:table-cell>
          <table:table-cell office:value="43.0401153008" office:value-type="float">
            <text:p>43.0401153008</text:p>
          </table:table-cell>
          <table:table-cell office:value="43.5732681265" office:value-type="float">
            <text:p>43.5732681265</text:p>
          </table:table-cell>
          <table:table-cell office:value="44.3372712086" office:value-type="float">
            <text:p>44.3372712086</text:p>
          </table:table-cell>
          <table:table-cell office:value="41.7592990497" office:value-type="float">
            <text:p>41.7592990497</text:p>
          </table:table-cell>
          <table:table-cell office:value="42.3518366105" office:value-type="float">
            <text:p>42.3518366105</text:p>
          </table:table-cell>
          <table:table-cell office:value="43.2207355198" office:value-type="float">
            <text:p>43.2207355198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3.3090177033" office:value-type="float">
            <text:p>13.3090177033</text:p>
          </table:table-cell>
          <table:table-cell office:value="13.3218385457" office:value-type="float">
            <text:p>13.3218385457</text:p>
          </table:table-cell>
          <table:table-cell office:value="13.4253192659" office:value-type="float">
            <text:p>13.4253192659</text:p>
          </table:table-cell>
          <table:table-cell office:value="13.1914259602" office:value-type="float">
            <text:p>13.1914259602</text:p>
          </table:table-cell>
          <table:table-cell office:value="13.4612965913" office:value-type="float">
            <text:p>13.4612965913</text:p>
          </table:table-cell>
          <table:table-cell office:value="13.3556519806" office:value-type="float">
            <text:p>13.3556519806</text:p>
          </table:table-cell>
          <table:table-cell office:value="13.4930910961" office:value-type="float">
            <text:p>13.4930910961</text:p>
          </table:table-cell>
          <table:table-cell office:value="13.3555231667" office:value-type="float">
            <text:p>13.3555231667</text:p>
          </table:table-cell>
          <table:table-cell office:value="13.0982396985" office:value-type="float">
            <text:p>13.0982396985</text:p>
          </table:table-cell>
          <table:table-cell office:value="13.1833155202" office:value-type="float">
            <text:p>13.1833155202</text:p>
          </table:table-cell>
          <table:table-cell office:value="13.1171649029" office:value-type="float">
            <text:p>13.1171649029</text:p>
          </table:table-cell>
          <table:table-cell office:value="12.8689163309" office:value-type="float">
            <text:p>12.8689163309</text:p>
          </table:table-cell>
          <table:table-cell office:value="12.5259913952" office:value-type="float">
            <text:p>12.5259913952</text:p>
          </table:table-cell>
          <table:table-cell office:value="13.2441860771" office:value-type="float">
            <text:p>13.2441860771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6287968963" office:value-type="float">
            <text:p>17.6287968963</text:p>
          </table:table-cell>
          <table:table-cell office:value="17.9572146361" office:value-type="float">
            <text:p>17.9572146361</text:p>
          </table:table-cell>
          <table:table-cell office:value="17.9873481432" office:value-type="float">
            <text:p>17.9873481432</text:p>
          </table:table-cell>
          <table:table-cell office:value="17.8690076917" office:value-type="float">
            <text:p>17.8690076917</text:p>
          </table:table-cell>
          <table:table-cell office:value="18.1444867056" office:value-type="float">
            <text:p>18.1444867056</text:p>
          </table:table-cell>
          <table:table-cell office:value="18.0423872458" office:value-type="float">
            <text:p>18.0423872458</text:p>
          </table:table-cell>
          <table:table-cell office:value="18.0630872148" office:value-type="float">
            <text:p>18.0630872148</text:p>
          </table:table-cell>
          <table:table-cell office:value="17.7823286479" office:value-type="float">
            <text:p>17.7823286479</text:p>
          </table:table-cell>
          <table:table-cell office:value="18.1085361909" office:value-type="float">
            <text:p>18.1085361909</text:p>
          </table:table-cell>
          <table:table-cell office:value="18.467399778" office:value-type="float">
            <text:p>18.467399778</text:p>
          </table:table-cell>
          <table:table-cell office:value="18.8823276518" office:value-type="float">
            <text:p>18.8823276518</text:p>
          </table:table-cell>
          <table:table-cell office:value="17.5475889731" office:value-type="float">
            <text:p>17.5475889731</text:p>
          </table:table-cell>
          <table:table-cell office:value="18.0011092148" office:value-type="float">
            <text:p>18.0011092148</text:p>
          </table:table-cell>
          <table:table-cell office:value="18.1853675457" office:value-type="float">
            <text:p>18.1853675457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27855260984" office:value-type="float">
            <text:p>8.27855260984</text:p>
          </table:table-cell>
          <table:table-cell office:value="8.50567945306" office:value-type="float">
            <text:p>8.50567945306</text:p>
          </table:table-cell>
          <table:table-cell office:value="8.51220288739" office:value-type="float">
            <text:p>8.51220288739</text:p>
          </table:table-cell>
          <table:table-cell office:value="8.53739480331" office:value-type="float">
            <text:p>8.53739480331</text:p>
          </table:table-cell>
          <table:table-cell office:value="8.68569335191" office:value-type="float">
            <text:p>8.68569335191</text:p>
          </table:table-cell>
          <table:table-cell office:value="8.75235654761" office:value-type="float">
            <text:p>8.75235654761</text:p>
          </table:table-cell>
          <table:table-cell office:value="8.61077355706" office:value-type="float">
            <text:p>8.61077355706</text:p>
          </table:table-cell>
          <table:table-cell office:value="8.54760569699" office:value-type="float">
            <text:p>8.54760569699</text:p>
          </table:table-cell>
          <table:table-cell office:value="8.89577839052" office:value-type="float">
            <text:p>8.89577839052</text:p>
          </table:table-cell>
          <table:table-cell office:value="8.99837765843" office:value-type="float">
            <text:p>8.99837765843</text:p>
          </table:table-cell>
          <table:table-cell office:value="9.25803306926" office:value-type="float">
            <text:p>9.25803306926</text:p>
          </table:table-cell>
          <table:table-cell office:value="8.45693235629" office:value-type="float">
            <text:p>8.45693235629</text:p>
          </table:table-cell>
          <table:table-cell office:value="8.88512375028" office:value-type="float">
            <text:p>8.88512375028</text:p>
          </table:table-cell>
          <table:table-cell office:value="8.77077077934" office:value-type="float">
            <text:p>8.77077077934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3.7600875553" office:value-type="float">
            <text:p>43.7600875553</text:p>
          </table:table-cell>
          <table:table-cell office:value="42.8335557275" office:value-type="float">
            <text:p>42.8335557275</text:p>
          </table:table-cell>
          <table:table-cell office:value="42.7687566643" office:value-type="float">
            <text:p>42.7687566643</text:p>
          </table:table-cell>
          <table:table-cell office:value="42.816775199" office:value-type="float">
            <text:p>42.816775199</text:p>
          </table:table-cell>
          <table:table-cell office:value="41.9236502223" office:value-type="float">
            <text:p>41.9236502223</text:p>
          </table:table-cell>
          <table:table-cell office:value="41.8653233597" office:value-type="float">
            <text:p>41.8653233597</text:p>
          </table:table-cell>
          <table:table-cell office:value="42.0548949566" office:value-type="float">
            <text:p>42.0548949566</text:p>
          </table:table-cell>
          <table:table-cell office:value="42.4507145429" office:value-type="float">
            <text:p>42.4507145429</text:p>
          </table:table-cell>
          <table:table-cell office:value="41.568638095" office:value-type="float">
            <text:p>41.568638095</text:p>
          </table:table-cell>
          <table:table-cell office:value="41.1918171956" office:value-type="float">
            <text:p>41.1918171956</text:p>
          </table:table-cell>
          <table:table-cell office:value="39.628308024" office:value-type="float">
            <text:p>39.628308024</text:p>
          </table:table-cell>
          <table:table-cell office:value="42.8999271989" office:value-type="float">
            <text:p>42.8999271989</text:p>
          </table:table-cell>
          <table:table-cell office:value="41.9061574374" office:value-type="float">
            <text:p>41.9061574374</text:p>
          </table:table-cell>
          <table:table-cell office:value="40.485944801" office:value-type="float">
            <text:p>40.485944801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5.1684915895" office:value-type="float">
            <text:p>15.1684915895</text:p>
          </table:table-cell>
          <table:table-cell office:value="14.0763315795" office:value-type="float">
            <text:p>14.0763315795</text:p>
          </table:table-cell>
          <table:table-cell office:value="14.2930253922" office:value-type="float">
            <text:p>14.2930253922</text:p>
          </table:table-cell>
          <table:table-cell office:value="14.3463089616" office:value-type="float">
            <text:p>14.3463089616</text:p>
          </table:table-cell>
          <table:table-cell office:value="12.9375388722" office:value-type="float">
            <text:p>12.9375388722</text:p>
          </table:table-cell>
          <table:table-cell office:value="13.0869529693" office:value-type="float">
            <text:p>13.0869529693</text:p>
          </table:table-cell>
          <table:table-cell office:value="13.7192913709" office:value-type="float">
            <text:p>13.7192913709</text:p>
          </table:table-cell>
          <table:table-cell office:value="13.6347749997" office:value-type="float">
            <text:p>13.6347749997</text:p>
          </table:table-cell>
          <table:table-cell office:value="12.5369313525" office:value-type="float">
            <text:p>12.5369313525</text:p>
          </table:table-cell>
          <table:table-cell office:value="11.6269764536" office:value-type="float">
            <text:p>11.6269764536</text:p>
          </table:table-cell>
          <table:table-cell office:value="9.50558063272" office:value-type="float">
            <text:p>9.50558063272</text:p>
          </table:table-cell>
          <table:table-cell office:value="13.6329636022" office:value-type="float">
            <text:p>13.6329636022</text:p>
          </table:table-cell>
          <table:table-cell office:value="11.7585387083" office:value-type="float">
            <text:p>11.7585387083</text:p>
          </table:table-cell>
          <table:table-cell office:value="10.1808986323" office:value-type="float">
            <text:p>10.1808986323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2682759116" office:value-type="float">
            <text:p>14.2682759116</text:p>
          </table:table-cell>
          <table:table-cell office:value="14.5496292445" office:value-type="float">
            <text:p>14.5496292445</text:p>
          </table:table-cell>
          <table:table-cell office:value="14.460028903" office:value-type="float">
            <text:p>14.460028903</text:p>
          </table:table-cell>
          <table:table-cell office:value="14.7332490051" office:value-type="float">
            <text:p>14.7332490051</text:p>
          </table:table-cell>
          <table:table-cell office:value="14.9257798319" office:value-type="float">
            <text:p>14.9257798319</text:p>
          </table:table-cell>
          <table:table-cell office:value="15.0744623183" office:value-type="float">
            <text:p>15.0744623183</text:p>
          </table:table-cell>
          <table:table-cell office:value="14.9013370391" office:value-type="float">
            <text:p>14.9013370391</text:p>
          </table:table-cell>
          <table:table-cell office:value="14.9978198821" office:value-type="float">
            <text:p>14.9978198821</text:p>
          </table:table-cell>
          <table:table-cell office:value="15.4197207134" office:value-type="float">
            <text:p>15.4197207134</text:p>
          </table:table-cell>
          <table:table-cell office:value="15.2609444119" office:value-type="float">
            <text:p>15.2609444119</text:p>
          </table:table-cell>
          <table:table-cell office:value="16.050610638" office:value-type="float">
            <text:p>16.050610638</text:p>
          </table:table-cell>
          <table:table-cell office:value="15.387203344" office:value-type="float">
            <text:p>15.387203344</text:p>
          </table:table-cell>
          <table:table-cell office:value="15.7637932834" office:value-type="float">
            <text:p>15.7637932834</text:p>
          </table:table-cell>
          <table:table-cell office:value="16.3275676854" office:value-type="float">
            <text:p>16.3275676854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3318405663" office:value-type="float">
            <text:p>16.3318405663</text:p>
          </table:table-cell>
          <table:table-cell office:value="15.3179761508" office:value-type="float">
            <text:p>15.3179761508</text:p>
          </table:table-cell>
          <table:table-cell office:value="20.2326923427" office:value-type="float">
            <text:p>20.2326923427</text:p>
          </table:table-cell>
          <table:table-cell office:value="13.6236885049" office:value-type="float">
            <text:p>13.6236885049</text:p>
          </table:table-cell>
          <table:table-cell office:value="14.6367119144" office:value-type="float">
            <text:p>14.6367119144</text:p>
          </table:table-cell>
          <table:table-cell office:value="13.2867303007" office:value-type="float">
            <text:p>13.2867303007</text:p>
          </table:table-cell>
          <table:table-cell office:value="13.7970031176" office:value-type="float">
            <text:p>13.7970031176</text:p>
          </table:table-cell>
          <table:table-cell office:value="12.6295116043" office:value-type="float">
            <text:p>12.6295116043</text:p>
          </table:table-cell>
          <table:table-cell office:value="14.0204167778" office:value-type="float">
            <text:p>14.0204167778</text:p>
          </table:table-cell>
          <table:table-cell office:value="13.669885897" office:value-type="float">
            <text:p>13.669885897</text:p>
          </table:table-cell>
          <table:table-cell office:value="10.5987000959" office:value-type="float">
            <text:p>10.5987000959</text:p>
          </table:table-cell>
          <table:table-cell office:value="10.2508600605" office:value-type="float">
            <text:p>10.2508600605</text:p>
          </table:table-cell>
          <table:table-cell office:value="8.95009764076" office:value-type="float">
            <text:p>8.95009764076</text:p>
          </table:table-cell>
          <table:table-cell office:value="8.70950558385" office:value-type="float">
            <text:p>8.70950558385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1719123192" office:value-type="float">
            <text:p>15.1719123192</text:p>
          </table:table-cell>
          <table:table-cell office:value="14.1875287579" office:value-type="float">
            <text:p>14.1875287579</text:p>
          </table:table-cell>
          <table:table-cell office:value="19.2010684251" office:value-type="float">
            <text:p>19.2010684251</text:p>
          </table:table-cell>
          <table:table-cell office:value="12.6244207781" office:value-type="float">
            <text:p>12.6244207781</text:p>
          </table:table-cell>
          <table:table-cell office:value="13.7150689554" office:value-type="float">
            <text:p>13.7150689554</text:p>
          </table:table-cell>
          <table:table-cell office:value="12.4749403067" office:value-type="float">
            <text:p>12.4749403067</text:p>
          </table:table-cell>
          <table:table-cell office:value="12.8591953052" office:value-type="float">
            <text:p>12.8591953052</text:p>
          </table:table-cell>
          <table:table-cell office:value="11.9290980728" office:value-type="float">
            <text:p>11.9290980728</text:p>
          </table:table-cell>
          <table:table-cell office:value="12.974747907" office:value-type="float">
            <text:p>12.974747907</text:p>
          </table:table-cell>
          <table:table-cell office:value="12.5814070266" office:value-type="float">
            <text:p>12.5814070266</text:p>
          </table:table-cell>
          <table:table-cell office:value="9.75399996716" office:value-type="float">
            <text:p>9.75399996716</text:p>
          </table:table-cell>
          <table:table-cell office:value="9.32324842371" office:value-type="float">
            <text:p>9.32324842371</text:p>
          </table:table-cell>
          <table:table-cell office:value="8.37241913654" office:value-type="float">
            <text:p>8.37241913654</text:p>
          </table:table-cell>
          <table:table-cell office:value="8.18027423578" office:value-type="float">
            <text:p>8.18027423578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5.2385487513" office:value-type="float">
            <text:p>25.2385487513</text:p>
          </table:table-cell>
          <table:table-cell office:value="24.0653975066" office:value-type="float">
            <text:p>24.0653975066</text:p>
          </table:table-cell>
          <table:table-cell office:value="33.5252979558" office:value-type="float">
            <text:p>33.5252979558</text:p>
          </table:table-cell>
          <table:table-cell office:value="21.7254609166" office:value-type="float">
            <text:p>21.7254609166</text:p>
          </table:table-cell>
          <table:table-cell office:value="24.0004120909" office:value-type="float">
            <text:p>24.0004120909</text:p>
          </table:table-cell>
          <table:table-cell office:value="21.7404017827" office:value-type="float">
            <text:p>21.7404017827</text:p>
          </table:table-cell>
          <table:table-cell office:value="22.3184716642" office:value-type="float">
            <text:p>22.3184716642</text:p>
          </table:table-cell>
          <table:table-cell office:value="20.6325697051" office:value-type="float">
            <text:p>20.6325697051</text:p>
          </table:table-cell>
          <table:table-cell office:value="23.0749687708" office:value-type="float">
            <text:p>23.0749687708</text:p>
          </table:table-cell>
          <table:table-cell office:value="22.1018944738" office:value-type="float">
            <text:p>22.1018944738</text:p>
          </table:table-cell>
          <table:table-cell office:value="17.67436121" office:value-type="float">
            <text:p>17.67436121</text:p>
          </table:table-cell>
          <table:table-cell office:value="16.8640872889" office:value-type="float">
            <text:p>16.8640872889</text:p>
          </table:table-cell>
          <table:table-cell office:value="15.1377481409" office:value-type="float">
            <text:p>15.1377481409</text:p>
          </table:table-cell>
          <table:table-cell office:value="14.8956588695" office:value-type="float">
            <text:p>14.8956588695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2.9175995234" office:value-type="float">
            <text:p>12.9175995234</text:p>
          </table:table-cell>
          <table:table-cell office:value="12.1123814054" office:value-type="float">
            <text:p>12.1123814054</text:p>
          </table:table-cell>
          <table:table-cell office:value="15.9016497887" office:value-type="float">
            <text:p>15.9016497887</text:p>
          </table:table-cell>
          <table:table-cell office:value="10.6633748879" office:value-type="float">
            <text:p>10.6633748879</text:p>
          </table:table-cell>
          <table:table-cell office:value="11.8293703637" office:value-type="float">
            <text:p>11.8293703637</text:p>
          </table:table-cell>
          <table:table-cell office:value="10.9921960775" office:value-type="float">
            <text:p>10.9921960775</text:p>
          </table:table-cell>
          <table:table-cell office:value="11.4036679305" office:value-type="float">
            <text:p>11.4036679305</text:p>
          </table:table-cell>
          <table:table-cell office:value="10.5406171896" office:value-type="float">
            <text:p>10.5406171896</text:p>
          </table:table-cell>
          <table:table-cell office:value="11.4729143189" office:value-type="float">
            <text:p>11.4729143189</text:p>
          </table:table-cell>
          <table:table-cell office:value="11.1460773872" office:value-type="float">
            <text:p>11.1460773872</text:p>
          </table:table-cell>
          <table:table-cell office:value="9.3913909936" office:value-type="float">
            <text:p>9.3913909936</text:p>
          </table:table-cell>
          <table:table-cell office:value="9.01476566833" office:value-type="float">
            <text:p>9.01476566833</text:p>
          </table:table-cell>
          <table:table-cell office:value="8.04940595023" office:value-type="float">
            <text:p>8.04940595023</text:p>
          </table:table-cell>
          <table:table-cell office:value="7.7392737894" office:value-type="float">
            <text:p>7.7392737894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0009652553" office:value-type="float">
            <text:p>14.0009652553</text:p>
          </table:table-cell>
          <table:table-cell office:value="13.1697899412" office:value-type="float">
            <text:p>13.1697899412</text:p>
          </table:table-cell>
          <table:table-cell office:value="18.5177459206" office:value-type="float">
            <text:p>18.5177459206</text:p>
          </table:table-cell>
          <table:table-cell office:value="12.1099263575" office:value-type="float">
            <text:p>12.1099263575</text:p>
          </table:table-cell>
          <table:table-cell office:value="13.1244517185" office:value-type="float">
            <text:p>13.1244517185</text:p>
          </table:table-cell>
          <table:table-cell office:value="12.1958147474" office:value-type="float">
            <text:p>12.1958147474</text:p>
          </table:table-cell>
          <table:table-cell office:value="12.5086724301" office:value-type="float">
            <text:p>12.5086724301</text:p>
          </table:table-cell>
          <table:table-cell office:value="11.5856217141" office:value-type="float">
            <text:p>11.5856217141</text:p>
          </table:table-cell>
          <table:table-cell office:value="13.1348420372" office:value-type="float">
            <text:p>13.1348420372</text:p>
          </table:table-cell>
          <table:table-cell office:value="12.8544234986" office:value-type="float">
            <text:p>12.8544234986</text:p>
          </table:table-cell>
          <table:table-cell office:value="10.8392749545" office:value-type="float">
            <text:p>10.8392749545</text:p>
          </table:table-cell>
          <table:table-cell office:value="10.2616471527" office:value-type="float">
            <text:p>10.2616471527</text:p>
          </table:table-cell>
          <table:table-cell office:value="9.2126730688" office:value-type="float">
            <text:p>9.2126730688</text:p>
          </table:table-cell>
          <table:table-cell office:value="9.04961715467" office:value-type="float">
            <text:p>9.04961715467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3118734053" office:value-type="float">
            <text:p>16.3118734053</text:p>
          </table:table-cell>
          <table:table-cell office:value="15.4273723154" office:value-type="float">
            <text:p>15.4273723154</text:p>
          </table:table-cell>
          <table:table-cell office:value="21.519739075" office:value-type="float">
            <text:p>21.519739075</text:p>
          </table:table-cell>
          <table:table-cell office:value="13.7025299848" office:value-type="float">
            <text:p>13.7025299848</text:p>
          </table:table-cell>
          <table:table-cell office:value="15.309034127" office:value-type="float">
            <text:p>15.309034127</text:p>
          </table:table-cell>
          <table:table-cell office:value="13.9800131319" office:value-type="float">
            <text:p>13.9800131319</text:p>
          </table:table-cell>
          <table:table-cell office:value="14.2107346224" office:value-type="float">
            <text:p>14.2107346224</text:p>
          </table:table-cell>
          <table:table-cell office:value="13.1333768282" office:value-type="float">
            <text:p>13.1333768282</text:p>
          </table:table-cell>
          <table:table-cell office:value="14.6178502853" office:value-type="float">
            <text:p>14.6178502853</text:p>
          </table:table-cell>
          <table:table-cell office:value="14.3592819695" office:value-type="float">
            <text:p>14.3592819695</text:p>
          </table:table-cell>
          <table:table-cell office:value="11.5380071642" office:value-type="float">
            <text:p>11.5380071642</text:p>
          </table:table-cell>
          <table:table-cell office:value="10.9963975574" office:value-type="float">
            <text:p>10.9963975574</text:p>
          </table:table-cell>
          <table:table-cell office:value="9.66904011412" office:value-type="float">
            <text:p>9.66904011412</text:p>
          </table:table-cell>
          <table:table-cell office:value="9.69484613493" office:value-type="float">
            <text:p>9.69484613493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6339162959" office:value-type="float">
            <text:p>14.6339162959</text:p>
          </table:table-cell>
          <table:table-cell office:value="13.5787413031" office:value-type="float">
            <text:p>13.5787413031</text:p>
          </table:table-cell>
          <table:table-cell office:value="17.8643252788" office:value-type="float">
            <text:p>17.8643252788</text:p>
          </table:table-cell>
          <table:table-cell office:value="12.0301732229" office:value-type="float">
            <text:p>12.0301732229</text:p>
          </table:table-cell>
          <table:table-cell office:value="12.9788211217" office:value-type="float">
            <text:p>12.9788211217</text:p>
          </table:table-cell>
          <table:table-cell office:value="11.6375606928" office:value-type="float">
            <text:p>11.6375606928</text:p>
          </table:table-cell>
          <table:table-cell office:value="12.0802162588" office:value-type="float">
            <text:p>12.0802162588</text:p>
          </table:table-cell>
          <table:table-cell office:value="10.744519269" office:value-type="float">
            <text:p>10.744519269</text:p>
          </table:table-cell>
          <table:table-cell office:value="12.3685823272" office:value-type="float">
            <text:p>12.3685823272</text:p>
          </table:table-cell>
          <table:table-cell office:value="12.6264243873" office:value-type="float">
            <text:p>12.6264243873</text:p>
          </table:table-cell>
          <table:table-cell office:value="9.6867112078" office:value-type="float">
            <text:p>9.6867112078</text:p>
          </table:table-cell>
          <table:table-cell office:value="9.50817450521" office:value-type="float">
            <text:p>9.50817450521</text:p>
          </table:table-cell>
          <table:table-cell office:value="8.11820723651" office:value-type="float">
            <text:p>8.11820723651</text:p>
          </table:table-cell>
          <table:table-cell office:value="7.86390805042" office:value-type="float">
            <text:p>7.86390805042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7.0171517359" office:value-type="float">
            <text:p>27.0171517359</text:p>
          </table:table-cell>
          <table:table-cell office:value="26.6942944581" office:value-type="float">
            <text:p>26.6942944581</text:p>
          </table:table-cell>
          <table:table-cell office:value="36.6847589358" office:value-type="float">
            <text:p>36.6847589358</text:p>
          </table:table-cell>
          <table:table-cell office:value="23.7176626116" office:value-type="float">
            <text:p>23.7176626116</text:p>
          </table:table-cell>
          <table:table-cell office:value="26.936748425" office:value-type="float">
            <text:p>26.936748425</text:p>
          </table:table-cell>
          <table:table-cell office:value="23.9048193926" office:value-type="float">
            <text:p>23.9048193926</text:p>
          </table:table-cell>
          <table:table-cell office:value="25.0966180667" office:value-type="float">
            <text:p>25.0966180667</text:p>
          </table:table-cell>
          <table:table-cell office:value="22.9999930662" office:value-type="float">
            <text:p>22.9999930662</text:p>
          </table:table-cell>
          <table:table-cell office:value="25.453987332" office:value-type="float">
            <text:p>25.453987332</text:p>
          </table:table-cell>
          <table:table-cell office:value="24.7460585909" office:value-type="float">
            <text:p>24.7460585909</text:p>
          </table:table-cell>
          <table:table-cell office:value="19.681734617" office:value-type="float">
            <text:p>19.681734617</text:p>
          </table:table-cell>
          <table:table-cell office:value="18.1999600745" office:value-type="float">
            <text:p>18.1999600745</text:p>
          </table:table-cell>
          <table:table-cell office:value="16.1642195277" office:value-type="float">
            <text:p>16.1642195277</text:p>
          </table:table-cell>
          <table:table-cell office:value="16.1913232799" office:value-type="float">
            <text:p>16.1913232799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259409065" office:value-type="float">
            <text:p>16.259409065</text:p>
          </table:table-cell>
          <table:table-cell office:value="14.9430430738" office:value-type="float">
            <text:p>14.9430430738</text:p>
          </table:table-cell>
          <table:table-cell office:value="20.7440862107" office:value-type="float">
            <text:p>20.7440862107</text:p>
          </table:table-cell>
          <table:table-cell office:value="13.1642221058" office:value-type="float">
            <text:p>13.1642221058</text:p>
          </table:table-cell>
          <table:table-cell office:value="14.4665655035" office:value-type="float">
            <text:p>14.4665655035</text:p>
          </table:table-cell>
          <table:table-cell office:value="12.8550291657" office:value-type="float">
            <text:p>12.8550291657</text:p>
          </table:table-cell>
          <table:table-cell office:value="13.0582982114" office:value-type="float">
            <text:p>13.0582982114</text:p>
          </table:table-cell>
          <table:table-cell office:value="11.6974013379" office:value-type="float">
            <text:p>11.6974013379</text:p>
          </table:table-cell>
          <table:table-cell office:value="13.4170563408" office:value-type="float">
            <text:p>13.4170563408</text:p>
          </table:table-cell>
          <table:table-cell office:value="13.4778400428" office:value-type="float">
            <text:p>13.4778400428</text:p>
          </table:table-cell>
          <table:table-cell office:value="10.0269355213" office:value-type="float">
            <text:p>10.0269355213</text:p>
          </table:table-cell>
          <table:table-cell office:value="9.80883874297" office:value-type="float">
            <text:p>9.80883874297</text:p>
          </table:table-cell>
          <table:table-cell office:value="8.57246742408" office:value-type="float">
            <text:p>8.57246742408</text:p>
          </table:table-cell>
          <table:table-cell office:value="8.36511264469" office:value-type="float">
            <text:p>8.36511264469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2.6900210079" office:value-type="float">
            <text:p>32.6900210079</text:p>
          </table:table-cell>
          <table:table-cell office:value="30.5083718509" office:value-type="float">
            <text:p>30.5083718509</text:p>
          </table:table-cell>
          <table:table-cell office:value="43.7113497705" office:value-type="float">
            <text:p>43.7113497705</text:p>
          </table:table-cell>
          <table:table-cell office:value="27.1709255144" office:value-type="float">
            <text:p>27.1709255144</text:p>
          </table:table-cell>
          <table:table-cell office:value="29.8957285051" office:value-type="float">
            <text:p>29.8957285051</text:p>
          </table:table-cell>
          <table:table-cell office:value="26.9469408296" office:value-type="float">
            <text:p>26.9469408296</text:p>
          </table:table-cell>
          <table:table-cell office:value="26.9051257205" office:value-type="float">
            <text:p>26.9051257205</text:p>
          </table:table-cell>
          <table:table-cell office:value="24.6711022825" office:value-type="float">
            <text:p>24.6711022825</text:p>
          </table:table-cell>
          <table:table-cell office:value="28.2077272767" office:value-type="float">
            <text:p>28.2077272767</text:p>
          </table:table-cell>
          <table:table-cell office:value="27.7615206426" office:value-type="float">
            <text:p>27.7615206426</text:p>
          </table:table-cell>
          <table:table-cell office:value="21.0524919424" office:value-type="float">
            <text:p>21.0524919424</text:p>
          </table:table-cell>
          <table:table-cell office:value="19.7642840555" office:value-type="float">
            <text:p>19.7642840555</text:p>
          </table:table-cell>
          <table:table-cell office:value="18.0559553043" office:value-type="float">
            <text:p>18.0559553043</text:p>
          </table:table-cell>
          <table:table-cell office:value="17.5214336605" office:value-type="float">
            <text:p>17.5214336605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6.9459578643" office:value-type="float">
            <text:p>16.9459578643</text:p>
          </table:table-cell>
          <table:table-cell office:value="15.8229810526" office:value-type="float">
            <text:p>15.8229810526</text:p>
          </table:table-cell>
          <table:table-cell office:value="20.913178044" office:value-type="float">
            <text:p>20.913178044</text:p>
          </table:table-cell>
          <table:table-cell office:value="14.0723157049" office:value-type="float">
            <text:p>14.0723157049</text:p>
          </table:table-cell>
          <table:table-cell office:value="15.0411592215" office:value-type="float">
            <text:p>15.0411592215</text:p>
          </table:table-cell>
          <table:table-cell office:value="13.8398207928" office:value-type="float">
            <text:p>13.8398207928</text:p>
          </table:table-cell>
          <table:table-cell office:value="14.3480465488" office:value-type="float">
            <text:p>14.3480465488</text:p>
          </table:table-cell>
          <table:table-cell office:value="12.7598197002" office:value-type="float">
            <text:p>12.7598197002</text:p>
          </table:table-cell>
          <table:table-cell office:value="14.6341078181" office:value-type="float">
            <text:p>14.6341078181</text:p>
          </table:table-cell>
          <table:table-cell office:value="14.5856702957" office:value-type="float">
            <text:p>14.5856702957</text:p>
          </table:table-cell>
          <table:table-cell office:value="11.3854172539" office:value-type="float">
            <text:p>11.3854172539</text:p>
          </table:table-cell>
          <table:table-cell office:value="10.9547885939" office:value-type="float">
            <text:p>10.9547885939</text:p>
          </table:table-cell>
          <table:table-cell office:value="9.64768560087" office:value-type="float">
            <text:p>9.64768560087</text:p>
          </table:table-cell>
          <table:table-cell office:value="9.38646341544" office:value-type="float">
            <text:p>9.38646341544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0.1057239544" office:value-type="float">
            <text:p>40.1057239544</text:p>
          </table:table-cell>
          <table:table-cell office:value="38.3397162738" office:value-type="float">
            <text:p>38.3397162738</text:p>
          </table:table-cell>
          <table:table-cell office:value="51.1034153469" office:value-type="float">
            <text:p>51.1034153469</text:p>
          </table:table-cell>
          <table:table-cell office:value="34.7146207045" office:value-type="float">
            <text:p>34.7146207045</text:p>
          </table:table-cell>
          <table:table-cell office:value="37.2421783034" office:value-type="float">
            <text:p>37.2421783034</text:p>
          </table:table-cell>
          <table:table-cell office:value="34.0141658226" office:value-type="float">
            <text:p>34.0141658226</text:p>
          </table:table-cell>
          <table:table-cell office:value="35.081893905" office:value-type="float">
            <text:p>35.081893905</text:p>
          </table:table-cell>
          <table:table-cell office:value="32.3323043484" office:value-type="float">
            <text:p>32.3323043484</text:p>
          </table:table-cell>
          <table:table-cell office:value="36.7583629407" office:value-type="float">
            <text:p>36.7583629407</text:p>
          </table:table-cell>
          <table:table-cell office:value="36.5659064333" office:value-type="float">
            <text:p>36.5659064333</text:p>
          </table:table-cell>
          <table:table-cell office:value="28.6058879892" office:value-type="float">
            <text:p>28.6058879892</text:p>
          </table:table-cell>
          <table:table-cell office:value="28.1840671002" office:value-type="float">
            <text:p>28.1840671002</text:p>
          </table:table-cell>
          <table:table-cell office:value="24.255426451" office:value-type="float">
            <text:p>24.255426451</text:p>
          </table:table-cell>
          <table:table-cell office:value="23.7295512922" office:value-type="float">
            <text:p>23.7295512922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9.9760298362" office:value-type="float">
            <text:p>39.9760298362</text:p>
          </table:table-cell>
          <table:table-cell office:value="37.0680596782" office:value-type="float">
            <text:p>37.0680596782</text:p>
          </table:table-cell>
          <table:table-cell office:value="49.6970631754" office:value-type="float">
            <text:p>49.6970631754</text:p>
          </table:table-cell>
          <table:table-cell office:value="32.5586970276" office:value-type="float">
            <text:p>32.5586970276</text:p>
          </table:table-cell>
          <table:table-cell office:value="34.6095922934" office:value-type="float">
            <text:p>34.6095922934</text:p>
          </table:table-cell>
          <table:table-cell office:value="30.792389291" office:value-type="float">
            <text:p>30.792389291</text:p>
          </table:table-cell>
          <table:table-cell office:value="31.5109617713" office:value-type="float">
            <text:p>31.5109617713</text:p>
          </table:table-cell>
          <table:table-cell office:value="28.046755333" office:value-type="float">
            <text:p>28.046755333</text:p>
          </table:table-cell>
          <table:table-cell office:value="32.9808444965" office:value-type="float">
            <text:p>32.9808444965</text:p>
          </table:table-cell>
          <table:table-cell office:value="33.2237103413" office:value-type="float">
            <text:p>33.2237103413</text:p>
          </table:table-cell>
          <table:table-cell office:value="24.6302171658" office:value-type="float">
            <text:p>24.6302171658</text:p>
          </table:table-cell>
          <table:table-cell office:value="24.416241306" office:value-type="float">
            <text:p>24.416241306</text:p>
          </table:table-cell>
          <table:table-cell office:value="20.6677760239" office:value-type="float">
            <text:p>20.6677760239</text:p>
          </table:table-cell>
          <table:table-cell office:value="19.9092458052" office:value-type="float">
            <text:p>19.9092458052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50.101260815" office:value-type="float">
            <text:p>50.101260815</text:p>
          </table:table-cell>
          <table:table-cell office:value="46.5981027968" office:value-type="float">
            <text:p>46.5981027968</text:p>
          </table:table-cell>
          <table:table-cell office:value="66.3198258539" office:value-type="float">
            <text:p>66.3198258539</text:p>
          </table:table-cell>
          <table:table-cell office:value="41.2590655809" office:value-type="float">
            <text:p>41.2590655809</text:p>
          </table:table-cell>
          <table:table-cell office:value="46.5295746863" office:value-type="float">
            <text:p>46.5295746863</text:p>
          </table:table-cell>
          <table:table-cell office:value="42.8341774017" office:value-type="float">
            <text:p>42.8341774017</text:p>
          </table:table-cell>
          <table:table-cell office:value="43.6769203131" office:value-type="float">
            <text:p>43.6769203131</text:p>
          </table:table-cell>
          <table:table-cell office:value="38.6831344681" office:value-type="float">
            <text:p>38.6831344681</text:p>
          </table:table-cell>
          <table:table-cell office:value="44.7000270142" office:value-type="float">
            <text:p>44.7000270142</text:p>
          </table:table-cell>
          <table:table-cell office:value="44.9062933349" office:value-type="float">
            <text:p>44.9062933349</text:p>
          </table:table-cell>
          <table:table-cell office:value="35.9840502915" office:value-type="float">
            <text:p>35.9840502915</text:p>
          </table:table-cell>
          <table:table-cell office:value="33.4095709812" office:value-type="float">
            <text:p>33.4095709812</text:p>
          </table:table-cell>
          <table:table-cell office:value="31.4545057694" office:value-type="float">
            <text:p>31.4545057694</text:p>
          </table:table-cell>
          <table:table-cell office:value="29.7419719513" office:value-type="float">
            <text:p>29.741971951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6108268757" office:value-type="float">
            <text:p>29.6108268757</text:p>
          </table:table-cell>
          <table:table-cell office:value="27.8319521057" office:value-type="float">
            <text:p>27.8319521057</text:p>
          </table:table-cell>
          <table:table-cell office:value="37.5024838127" office:value-type="float">
            <text:p>37.5024838127</text:p>
          </table:table-cell>
          <table:table-cell office:value="24.4694781036" office:value-type="float">
            <text:p>24.4694781036</text:p>
          </table:table-cell>
          <table:table-cell office:value="26.0168608234" office:value-type="float">
            <text:p>26.0168608234</text:p>
          </table:table-cell>
          <table:table-cell office:value="23.0368486746" office:value-type="float">
            <text:p>23.0368486746</text:p>
          </table:table-cell>
          <table:table-cell office:value="23.8032565246" office:value-type="float">
            <text:p>23.8032565246</text:p>
          </table:table-cell>
          <table:table-cell office:value="21.1919558235" office:value-type="float">
            <text:p>21.1919558235</text:p>
          </table:table-cell>
          <table:table-cell office:value="25.1852798204" office:value-type="float">
            <text:p>25.1852798204</text:p>
          </table:table-cell>
          <table:table-cell office:value="25.4059573767" office:value-type="float">
            <text:p>25.4059573767</text:p>
          </table:table-cell>
          <table:table-cell office:value="19.1624697796" office:value-type="float">
            <text:p>19.1624697796</text:p>
          </table:table-cell>
          <table:table-cell office:value="18.102520265" office:value-type="float">
            <text:p>18.102520265</text:p>
          </table:table-cell>
          <table:table-cell office:value="15.8343222726" office:value-type="float">
            <text:p>15.8343222726</text:p>
          </table:table-cell>
          <table:table-cell office:value="15.3526193953" office:value-type="float">
            <text:p>15.352619395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.2474201155" office:value-type="float">
            <text:p>35.2474201155</text:p>
          </table:table-cell>
          <table:table-cell office:value="28.7282409488" office:value-type="float">
            <text:p>28.7282409488</text:p>
          </table:table-cell>
          <table:table-cell office:value="40.9498862755" office:value-type="float">
            <text:p>40.9498862755</text:p>
          </table:table-cell>
          <table:table-cell office:value="26.4762927144" office:value-type="float">
            <text:p>26.4762927144</text:p>
          </table:table-cell>
          <table:table-cell office:value="28.887761152" office:value-type="float">
            <text:p>28.887761152</text:p>
          </table:table-cell>
          <table:table-cell office:value="25.8896416387" office:value-type="float">
            <text:p>25.8896416387</text:p>
          </table:table-cell>
          <table:table-cell office:value="25.0316531744" office:value-type="float">
            <text:p>25.0316531744</text:p>
          </table:table-cell>
          <table:table-cell office:value="22.6549123452" office:value-type="float">
            <text:p>22.6549123452</text:p>
          </table:table-cell>
          <table:table-cell office:value="27.1968468478" office:value-type="float">
            <text:p>27.1968468478</text:p>
          </table:table-cell>
          <table:table-cell office:value="25.6719934489" office:value-type="float">
            <text:p>25.6719934489</text:p>
          </table:table-cell>
          <table:table-cell office:value="18.3886194379" office:value-type="float">
            <text:p>18.3886194379</text:p>
          </table:table-cell>
          <table:table-cell office:value="17.9813209088" office:value-type="float">
            <text:p>17.9813209088</text:p>
          </table:table-cell>
          <table:table-cell office:value="16.4487909874" office:value-type="float">
            <text:p>16.4487909874</text:p>
          </table:table-cell>
          <table:table-cell office:value="15.7873017692" office:value-type="float">
            <text:p>15.7873017692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2.4765763801" office:value-type="float">
            <text:p>22.4765763801</text:p>
          </table:table-cell>
          <table:table-cell office:value="19.4415331664" office:value-type="float">
            <text:p>19.4415331664</text:p>
          </table:table-cell>
          <table:table-cell office:value="29.8770224928" office:value-type="float">
            <text:p>29.8770224928</text:p>
          </table:table-cell>
          <table:table-cell office:value="17.047237344" office:value-type="float">
            <text:p>17.047237344</text:p>
          </table:table-cell>
          <table:table-cell office:value="19.537719497" office:value-type="float">
            <text:p>19.537719497</text:p>
          </table:table-cell>
          <table:table-cell office:value="17.8879374808" office:value-type="float">
            <text:p>17.8879374808</text:p>
          </table:table-cell>
          <table:table-cell office:value="16.9535784088" office:value-type="float">
            <text:p>16.9535784088</text:p>
          </table:table-cell>
          <table:table-cell office:value="15.2163562525" office:value-type="float">
            <text:p>15.2163562525</text:p>
          </table:table-cell>
          <table:table-cell office:value="18.5072868902" office:value-type="float">
            <text:p>18.5072868902</text:p>
          </table:table-cell>
          <table:table-cell office:value="19.6764518498" office:value-type="float">
            <text:p>19.6764518498</text:p>
          </table:table-cell>
          <table:table-cell office:value="14.2228102045" office:value-type="float">
            <text:p>14.2228102045</text:p>
          </table:table-cell>
          <table:table-cell office:value="12.5541518938" office:value-type="float">
            <text:p>12.5541518938</text:p>
          </table:table-cell>
          <table:table-cell office:value="12.5452622358" office:value-type="float">
            <text:p>12.5452622358</text:p>
          </table:table-cell>
          <table:table-cell office:value="11.8577280446" office:value-type="float">
            <text:p>11.8577280446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Available carbohydrate, calculated as monosaccharide</text:p>
          </table:table-cell>
        </table:table-row>
        <table:table-row>
          <table:table-cell office:value-type="string">
            <text:p>(c) As non-starch polysaccharides</text:p>
          </table:table-cell>
        </table:table-row>
        <table:table-row>
          <table:table-cell office:value-type="string">
            <text:p>(d) Excludes sodium from table salt</text:p>
          </table:table-cell>
        </table:table-row>
        <table:table-row>
          <table:table-cell office:value-type="string">
            <text:p>(e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f) "yes" if the change is greater than twice its standard error. </text:p>
            <text:p>There is approximately a one in twenty chance of reporting a "yes" when the change is due only to sampling error.</text:p>
          </table:table-cell>
        </table:table-row>
        <table:table-row>
          <table:table-cell office:value-type="string">
            <text:p>(g) Ticked if the estimate of linear trend is statistically significant, see methodology papers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</table:table>
      <table:table table:name="3yr_average">
        <table:table-row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/>
          </table:table-cell>
          <table:table-cell office:value-type="string">
            <text:p>Units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  <table:table-cell office:value-type="string">
            <text:p>North East</text:p>
          </table:table-cell>
          <table:table-cell office:value-type="string">
            <text:p>North West</text:p>
          </table:table-cell>
          <table:table-cell office:value-type="string">
            <text:p>Yorks &amp; The Humber</text:p>
          </table:table-cell>
          <table:table-cell office:value-type="string">
            <text:p>East Midlands</text:p>
          </table:table-cell>
          <table:table-cell office:value-type="string">
            <text:p>West Midlands</text:p>
          </table:table-cell>
          <table:table-cell office:value-type="string">
            <text:p>East</text:p>
          </table:table-cell>
          <table:table-cell office:value-type="string">
            <text:p>London</text:p>
          </table:table-cell>
          <table:table-cell office:value-type="string">
            <text:p>South East</text:p>
          </table:table-cell>
          <table:table-cell office:value-type="string">
            <text:p>South West</text:p>
          </table:table-cell>
          <table:table-cell office:value-type="string">
            <text:p>England</text:p>
          </table:table-cell>
          <table:table-cell office:value-type="string">
            <text:p>Wales</text:p>
          </table:table-cell>
          <table:table-cell office:value-type="string">
            <text:p>Scotland</text:p>
          </table:table-cell>
          <table:table-cell office:value-type="string">
            <text:p>Northern Ireland</text:p>
          </table:table-cell>
        </table:table-row>
        <table:table-row>
          <table:table-cell office:value-type="string">
            <text:p>Average intake per person per day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26.115088252" office:value-type="float">
            <text:p>226.115088252</text:p>
          </table:table-cell>
          <table:table-cell office:value="211.407311418" office:value-type="float">
            <text:p>211.407311418</text:p>
          </table:table-cell>
          <table:table-cell office:value="226.884865255" office:value-type="float">
            <text:p>226.884865255</text:p>
          </table:table-cell>
          <table:table-cell office:value="206.707132786" office:value-type="float">
            <text:p>206.707132786</text:p>
          </table:table-cell>
          <table:table-cell office:value="194.578011659" office:value-type="float">
            <text:p>194.578011659</text:p>
          </table:table-cell>
          <table:table-cell office:value="214.023006086" office:value-type="float">
            <text:p>214.023006086</text:p>
          </table:table-cell>
          <table:table-cell office:value="272.597559491" office:value-type="float">
            <text:p>272.597559491</text:p>
          </table:table-cell>
          <table:table-cell office:value="210.694559541" office:value-type="float">
            <text:p>210.694559541</text:p>
          </table:table-cell>
          <table:table-cell office:value="218.178187158" office:value-type="float">
            <text:p>218.178187158</text:p>
          </table:table-cell>
          <table:table-cell office:value="221.774194738" office:value-type="float">
            <text:p>221.774194738</text:p>
          </table:table-cell>
          <table:table-cell office:value="211.47066245" office:value-type="float">
            <text:p>211.47066245</text:p>
          </table:table-cell>
          <table:table-cell office:value="217.946250275" office:value-type="float">
            <text:p>217.946250275</text:p>
          </table:table-cell>
          <table:table-cell office:value="246.200006229" office:value-type="float">
            <text:p>246.200006229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9" office:value-type="float">
            <text:p>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J</text:p>
          </table:table-cell>
          <table:table-cell office:value="0.946698651495" office:value-type="float">
            <text:p>0.946698651495</text:p>
          </table:table-cell>
          <table:table-cell office:value="0.885120131445" office:value-type="float">
            <text:p>0.885120131445</text:p>
          </table:table-cell>
          <table:table-cell office:value="0.949921553851" office:value-type="float">
            <text:p>0.949921553851</text:p>
          </table:table-cell>
          <table:table-cell office:value="0.86544142355" office:value-type="float">
            <text:p>0.86544142355</text:p>
          </table:table-cell>
          <table:table-cell office:value="0.814659219215" office:value-type="float">
            <text:p>0.814659219215</text:p>
          </table:table-cell>
          <table:table-cell office:value="0.896071521881" office:value-type="float">
            <text:p>0.896071521881</text:p>
          </table:table-cell>
          <table:table-cell office:value="1.14131146208" office:value-type="float">
            <text:p>1.14131146208</text:p>
          </table:table-cell>
          <table:table-cell office:value="0.882135981886" office:value-type="float">
            <text:p>0.882135981886</text:p>
          </table:table-cell>
          <table:table-cell office:value="0.913468433994" office:value-type="float">
            <text:p>0.913468433994</text:p>
          </table:table-cell>
          <table:table-cell office:value="0.92852419853" office:value-type="float">
            <text:p>0.92852419853</text:p>
          </table:table-cell>
          <table:table-cell office:value="0.885385369545" office:value-type="float">
            <text:p>0.885385369545</text:p>
          </table:table-cell>
          <table:table-cell office:value="0.912497360653" office:value-type="float">
            <text:p>0.912497360653</text:p>
          </table:table-cell>
          <table:table-cell office:value="1.03079018608" office:value-type="float">
            <text:p>1.03079018608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from all sources excluding alcohol</text:p>
          </table:table-cell>
          <table:table-cell office:value-type="string">
            <text:p/>
          </table:table-cell>
          <table:table-cell office:value-type="string">
            <text:p>kcal</text:p>
          </table:table-cell>
          <table:table-cell office:value="207.520687052" office:value-type="float">
            <text:p>207.520687052</text:p>
          </table:table-cell>
          <table:table-cell office:value="195.726836567" office:value-type="float">
            <text:p>195.726836567</text:p>
          </table:table-cell>
          <table:table-cell office:value="209.838355488" office:value-type="float">
            <text:p>209.838355488</text:p>
          </table:table-cell>
          <table:table-cell office:value="192.757542706" office:value-type="float">
            <text:p>192.757542706</text:p>
          </table:table-cell>
          <table:table-cell office:value="180.39107029" office:value-type="float">
            <text:p>180.39107029</text:p>
          </table:table-cell>
          <table:table-cell office:value="201.614764843" office:value-type="float">
            <text:p>201.614764843</text:p>
          </table:table-cell>
          <table:table-cell office:value="259.284837439" office:value-type="float">
            <text:p>259.284837439</text:p>
          </table:table-cell>
          <table:table-cell office:value="197.829283739" office:value-type="float">
            <text:p>197.829283739</text:p>
          </table:table-cell>
          <table:table-cell office:value="203.23304469" office:value-type="float">
            <text:p>203.23304469</text:p>
          </table:table-cell>
          <table:table-cell office:value="207.411370895" office:value-type="float">
            <text:p>207.411370895</text:p>
          </table:table-cell>
          <table:table-cell office:value="200.402719434" office:value-type="float">
            <text:p>200.402719434</text:p>
          </table:table-cell>
          <table:table-cell office:value="204.844914411" office:value-type="float">
            <text:p>204.844914411</text:p>
          </table:table-cell>
          <table:table-cell office:value="229.532177782" office:value-type="float">
            <text:p>229.532177782</text:p>
          </table:table-cell>
        </table:table-row>
        <table:table-row>
          <table:table-cell office:value="1" office:value-type="float">
            <text:p>1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8.28436059043" office:value-type="float">
            <text:p>8.28436059043</text:p>
          </table:table-cell>
          <table:table-cell office:value="7.85401942955" office:value-type="float">
            <text:p>7.85401942955</text:p>
          </table:table-cell>
          <table:table-cell office:value="8.31645058365" office:value-type="float">
            <text:p>8.31645058365</text:p>
          </table:table-cell>
          <table:table-cell office:value="7.61326850089" office:value-type="float">
            <text:p>7.61326850089</text:p>
          </table:table-cell>
          <table:table-cell office:value="7.16210947192" office:value-type="float">
            <text:p>7.16210947192</text:p>
          </table:table-cell>
          <table:table-cell office:value="8.07265448949" office:value-type="float">
            <text:p>8.07265448949</text:p>
          </table:table-cell>
          <table:table-cell office:value="10.8272043689" office:value-type="float">
            <text:p>10.8272043689</text:p>
          </table:table-cell>
          <table:table-cell office:value="7.91442868558" office:value-type="float">
            <text:p>7.91442868558</text:p>
          </table:table-cell>
          <table:table-cell office:value="8.07232953739" office:value-type="float">
            <text:p>8.07232953739</text:p>
          </table:table-cell>
          <table:table-cell office:value="8.34409549043" office:value-type="float">
            <text:p>8.34409549043</text:p>
          </table:table-cell>
          <table:table-cell office:value="8.01583560179" office:value-type="float">
            <text:p>8.01583560179</text:p>
          </table:table-cell>
          <table:table-cell office:value="7.84668027059" office:value-type="float">
            <text:p>7.84668027059</text:p>
          </table:table-cell>
          <table:table-cell office:value="9.10328549098" office:value-type="float">
            <text:p>9.10328549098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9.86428952053" office:value-type="float">
            <text:p>9.86428952053</text:p>
          </table:table-cell>
          <table:table-cell office:value="9.30390813204" office:value-type="float">
            <text:p>9.30390813204</text:p>
          </table:table-cell>
          <table:table-cell office:value="9.99228317336" office:value-type="float">
            <text:p>9.99228317336</text:p>
          </table:table-cell>
          <table:table-cell office:value="9.22883923296" office:value-type="float">
            <text:p>9.22883923296</text:p>
          </table:table-cell>
          <table:table-cell office:value="8.48737331623" office:value-type="float">
            <text:p>8.48737331623</text:p>
          </table:table-cell>
          <table:table-cell office:value="9.68710687458" office:value-type="float">
            <text:p>9.68710687458</text:p>
          </table:table-cell>
          <table:table-cell office:value="12.640141709" office:value-type="float">
            <text:p>12.640141709</text:p>
          </table:table-cell>
          <table:table-cell office:value="9.48118324476" office:value-type="float">
            <text:p>9.48118324476</text:p>
          </table:table-cell>
          <table:table-cell office:value="9.81847312599" office:value-type="float">
            <text:p>9.81847312599</text:p>
          </table:table-cell>
          <table:table-cell office:value="9.94660318906" office:value-type="float">
            <text:p>9.94660318906</text:p>
          </table:table-cell>
          <table:table-cell office:value="9.71675908994" office:value-type="float">
            <text:p>9.71675908994</text:p>
          </table:table-cell>
          <table:table-cell office:value="9.66845712483" office:value-type="float">
            <text:p>9.66845712483</text:p>
          </table:table-cell>
          <table:table-cell office:value="10.8397238119" office:value-type="float">
            <text:p>10.8397238119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>g</text:p>
          </table:table-cell>
          <table:table-cell office:value="2.98979916904" office:value-type="float">
            <text:p>2.98979916904</text:p>
          </table:table-cell>
          <table:table-cell office:value="2.84887412947" office:value-type="float">
            <text:p>2.84887412947</text:p>
          </table:table-cell>
          <table:table-cell office:value="3.03124484885" office:value-type="float">
            <text:p>3.03124484885</text:p>
          </table:table-cell>
          <table:table-cell office:value="2.82301003342" office:value-type="float">
            <text:p>2.82301003342</text:p>
          </table:table-cell>
          <table:table-cell office:value="2.56033306186" office:value-type="float">
            <text:p>2.56033306186</text:p>
          </table:table-cell>
          <table:table-cell office:value="2.95963767029" office:value-type="float">
            <text:p>2.95963767029</text:p>
          </table:table-cell>
          <table:table-cell office:value="3.70716550567" office:value-type="float">
            <text:p>3.70716550567</text:p>
          </table:table-cell>
          <table:table-cell office:value="2.90499024575" office:value-type="float">
            <text:p>2.90499024575</text:p>
          </table:table-cell>
          <table:table-cell office:value="3.02452519556" office:value-type="float">
            <text:p>3.02452519556</text:p>
          </table:table-cell>
          <table:table-cell office:value="3.01289076412" office:value-type="float">
            <text:p>3.01289076412</text:p>
          </table:table-cell>
          <table:table-cell office:value="2.98374687714" office:value-type="float">
            <text:p>2.98374687714</text:p>
          </table:table-cell>
          <table:table-cell office:value="2.93010240412" office:value-type="float">
            <text:p>2.93010240412</text:p>
          </table:table-cell>
          <table:table-cell office:value="3.28978165755" office:value-type="float">
            <text:p>3.2897816575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>g</text:p>
          </table:table-cell>
          <table:table-cell office:value="4.12375278006" office:value-type="float">
            <text:p>4.12375278006</text:p>
          </table:table-cell>
          <table:table-cell office:value="3.8630908826" office:value-type="float">
            <text:p>3.8630908826</text:p>
          </table:table-cell>
          <table:table-cell office:value="4.15377897556" office:value-type="float">
            <text:p>4.15377897556</text:p>
          </table:table-cell>
          <table:table-cell office:value="3.83389764946" office:value-type="float">
            <text:p>3.83389764946</text:p>
          </table:table-cell>
          <table:table-cell office:value="3.55281077616" office:value-type="float">
            <text:p>3.55281077616</text:p>
          </table:table-cell>
          <table:table-cell office:value="4.02184138023" office:value-type="float">
            <text:p>4.02184138023</text:p>
          </table:table-cell>
          <table:table-cell office:value="5.31532437578" office:value-type="float">
            <text:p>5.31532437578</text:p>
          </table:table-cell>
          <table:table-cell office:value="3.92219271584" office:value-type="float">
            <text:p>3.92219271584</text:p>
          </table:table-cell>
          <table:table-cell office:value="4.07488749173" office:value-type="float">
            <text:p>4.07488749173</text:p>
          </table:table-cell>
          <table:table-cell office:value="4.14287441073" office:value-type="float">
            <text:p>4.14287441073</text:p>
          </table:table-cell>
          <table:table-cell office:value="4.05054490265" office:value-type="float">
            <text:p>4.05054490265</text:p>
          </table:table-cell>
          <table:table-cell office:value="4.00081467579" office:value-type="float">
            <text:p>4.00081467579</text:p>
          </table:table-cell>
          <table:table-cell office:value="4.57412916237" office:value-type="float">
            <text:p>4.5741291623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>g</text:p>
          </table:table-cell>
          <table:table-cell office:value="2.06363944473" office:value-type="float">
            <text:p>2.06363944473</text:p>
          </table:table-cell>
          <table:table-cell office:value="1.93552662118" office:value-type="float">
            <text:p>1.93552662118</text:p>
          </table:table-cell>
          <table:table-cell office:value="2.10429428892" office:value-type="float">
            <text:p>2.10429428892</text:p>
          </table:table-cell>
          <table:table-cell office:value="1.92136725563" office:value-type="float">
            <text:p>1.92136725563</text:p>
          </table:table-cell>
          <table:table-cell office:value="1.7781107637" office:value-type="float">
            <text:p>1.7781107637</text:p>
          </table:table-cell>
          <table:table-cell office:value="2.02345848276" office:value-type="float">
            <text:p>2.02345848276</text:p>
          </table:table-cell>
          <table:table-cell office:value="2.7360762756" office:value-type="float">
            <text:p>2.7360762756</text:p>
          </table:table-cell>
          <table:table-cell office:value="1.98147702427" office:value-type="float">
            <text:p>1.98147702427</text:p>
          </table:table-cell>
          <table:table-cell office:value="2.01941703567" office:value-type="float">
            <text:p>2.01941703567</text:p>
          </table:table-cell>
          <table:table-cell office:value="2.090490682" office:value-type="float">
            <text:p>2.090490682</text:p>
          </table:table-cell>
          <table:table-cell office:value="1.99336774543" office:value-type="float">
            <text:p>1.99336774543</text:p>
          </table:table-cell>
          <table:table-cell office:value="2.06022599459" office:value-type="float">
            <text:p>2.06022599459</text:p>
          </table:table-cell>
          <table:table-cell office:value="2.22242475722" office:value-type="float">
            <text:p>2.22242475722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47" office:value-type="float">
            <text:p>47</text:p>
          </table:table-cell>
          <table:table-cell office:value-type="string">
            <text:p>Cholesterol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32.4819589599" office:value-type="float">
            <text:p>32.4819589599</text:p>
          </table:table-cell>
          <table:table-cell office:value="31.0178711751" office:value-type="float">
            <text:p>31.0178711751</text:p>
          </table:table-cell>
          <table:table-cell office:value="33.2153888476" office:value-type="float">
            <text:p>33.2153888476</text:p>
          </table:table-cell>
          <table:table-cell office:value="30.3440725363" office:value-type="float">
            <text:p>30.3440725363</text:p>
          </table:table-cell>
          <table:table-cell office:value="28.6240322092" office:value-type="float">
            <text:p>28.6240322092</text:p>
          </table:table-cell>
          <table:table-cell office:value="31.7473974281" office:value-type="float">
            <text:p>31.7473974281</text:p>
          </table:table-cell>
          <table:table-cell office:value="41.9899733459" office:value-type="float">
            <text:p>41.9899733459</text:p>
          </table:table-cell>
          <table:table-cell office:value="31.9003850307" office:value-type="float">
            <text:p>31.9003850307</text:p>
          </table:table-cell>
          <table:table-cell office:value="33.6094561539" office:value-type="float">
            <text:p>33.6094561539</text:p>
          </table:table-cell>
          <table:table-cell office:value="33.1818760111" office:value-type="float">
            <text:p>33.1818760111</text:p>
          </table:table-cell>
          <table:table-cell office:value="32.3847112737" office:value-type="float">
            <text:p>32.3847112737</text:p>
          </table:table-cell>
          <table:table-cell office:value="29.7526679174" office:value-type="float">
            <text:p>29.7526679174</text:p>
          </table:table-cell>
          <table:table-cell office:value="35.7881456729" office:value-type="float">
            <text:p>35.7881456729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2.8578241749" office:value-type="float">
            <text:p>22.8578241749</text:p>
          </table:table-cell>
          <table:table-cell office:value="21.5117882466" office:value-type="float">
            <text:p>21.5117882466</text:p>
          </table:table-cell>
          <table:table-cell office:value="23.1326509541" office:value-type="float">
            <text:p>23.1326509541</text:p>
          </table:table-cell>
          <table:table-cell office:value="21.1546008283" office:value-type="float">
            <text:p>21.1546008283</text:p>
          </table:table-cell>
          <table:table-cell office:value="20.1140284269" office:value-type="float">
            <text:p>20.1140284269</text:p>
          </table:table-cell>
          <table:table-cell office:value="21.9190986577" office:value-type="float">
            <text:p>21.9190986577</text:p>
          </table:table-cell>
          <table:table-cell office:value="27.2654552814" office:value-type="float">
            <text:p>27.2654552814</text:p>
          </table:table-cell>
          <table:table-cell office:value="21.5749825821" office:value-type="float">
            <text:p>21.5749825821</text:p>
          </table:table-cell>
          <table:table-cell office:value="22.0461179715" office:value-type="float">
            <text:p>22.0461179715</text:p>
          </table:table-cell>
          <table:table-cell office:value="22.5572267684" office:value-type="float">
            <text:p>22.5572267684</text:p>
          </table:table-cell>
          <table:table-cell office:value="21.5864350801" office:value-type="float">
            <text:p>21.5864350801</text:p>
          </table:table-cell>
          <table:table-cell office:value="23.0669610416" office:value-type="float">
            <text:p>23.0669610416</text:p>
          </table:table-cell>
          <table:table-cell office:value="25.5037877354" office:value-type="float">
            <text:p>25.5037877354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31" office:value-type="float">
            <text:p>31</text:p>
          </table:table-cell>
          <table:table-cell office:value-type="string">
            <text:p/>
          </table:table-cell>
          <table:table-cell office:value-type="string">
            <text:p>Total sugars</text:p>
          </table:table-cell>
          <table:table-cell office:value-type="string">
            <text:p>g</text:p>
          </table:table-cell>
          <table:table-cell office:value="8.47839394216" office:value-type="float">
            <text:p>8.47839394216</text:p>
          </table:table-cell>
          <table:table-cell office:value="7.98367154869" office:value-type="float">
            <text:p>7.98367154869</text:p>
          </table:table-cell>
          <table:table-cell office:value="8.4485643512" office:value-type="float">
            <text:p>8.4485643512</text:p>
          </table:table-cell>
          <table:table-cell office:value="7.83408114182" office:value-type="float">
            <text:p>7.83408114182</text:p>
          </table:table-cell>
          <table:table-cell office:value="7.44416619499" office:value-type="float">
            <text:p>7.44416619499</text:p>
          </table:table-cell>
          <table:table-cell office:value="7.67844249658" office:value-type="float">
            <text:p>7.67844249658</text:p>
          </table:table-cell>
          <table:table-cell office:value="8.54746286455" office:value-type="float">
            <text:p>8.54746286455</text:p>
          </table:table-cell>
          <table:table-cell office:value="7.90117093613" office:value-type="float">
            <text:p>7.90117093613</text:p>
          </table:table-cell>
          <table:table-cell office:value="8.01664425505" office:value-type="float">
            <text:p>8.01664425505</text:p>
          </table:table-cell>
          <table:table-cell office:value="8.02269082984" office:value-type="float">
            <text:p>8.02269082984</text:p>
          </table:table-cell>
          <table:table-cell office:value="7.85106304278" office:value-type="float">
            <text:p>7.85106304278</text:p>
          </table:table-cell>
          <table:table-cell office:value="8.41975173351" office:value-type="float">
            <text:p>8.41975173351</text:p>
          </table:table-cell>
          <table:table-cell office:value="9.39500211395" office:value-type="float">
            <text:p>9.3950021139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32" office:value-type="float">
            <text:p>32</text:p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>g</text:p>
          </table:table-cell>
          <table:table-cell office:value="6.47825162061" office:value-type="float">
            <text:p>6.47825162061</text:p>
          </table:table-cell>
          <table:table-cell office:value="6.05475379934" office:value-type="float">
            <text:p>6.05475379934</text:p>
          </table:table-cell>
          <table:table-cell office:value="6.34933128315" office:value-type="float">
            <text:p>6.34933128315</text:p>
          </table:table-cell>
          <table:table-cell office:value="5.89726010555" office:value-type="float">
            <text:p>5.89726010555</text:p>
          </table:table-cell>
          <table:table-cell office:value="5.72385053477" office:value-type="float">
            <text:p>5.72385053477</text:p>
          </table:table-cell>
          <table:table-cell office:value="5.57612589984" office:value-type="float">
            <text:p>5.57612589984</text:p>
          </table:table-cell>
          <table:table-cell office:value="5.78345134143" office:value-type="float">
            <text:p>5.78345134143</text:p>
          </table:table-cell>
          <table:table-cell office:value="5.90466545862" office:value-type="float">
            <text:p>5.90466545862</text:p>
          </table:table-cell>
          <table:table-cell office:value="5.9347050826" office:value-type="float">
            <text:p>5.9347050826</text:p>
          </table:table-cell>
          <table:table-cell office:value="5.91960898814" office:value-type="float">
            <text:p>5.91960898814</text:p>
          </table:table-cell>
          <table:table-cell office:value="5.72530066837" office:value-type="float">
            <text:p>5.72530066837</text:p>
          </table:table-cell>
          <table:table-cell office:value="6.40976015291" office:value-type="float">
            <text:p>6.40976015291</text:p>
          </table:table-cell>
          <table:table-cell office:value="7.17540744559" office:value-type="float">
            <text:p>7.17540744559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24" office:value-type="float">
            <text:p>24</text:p>
          </table:table-cell>
          <table:table-cell office:value-type="string">
            <text:p/>
          </table:table-cell>
          <table:table-cell office:value-type="string">
            <text:p>Starch</text:p>
          </table:table-cell>
          <table:table-cell office:value-type="string">
            <text:p>g</text:p>
          </table:table-cell>
          <table:table-cell office:value="14.3770380804" office:value-type="float">
            <text:p>14.3770380804</text:p>
          </table:table-cell>
          <table:table-cell office:value="13.5255043394" office:value-type="float">
            <text:p>13.5255043394</text:p>
          </table:table-cell>
          <table:table-cell office:value="14.6814752252" office:value-type="float">
            <text:p>14.6814752252</text:p>
          </table:table-cell>
          <table:table-cell office:value="13.3183822747" office:value-type="float">
            <text:p>13.3183822747</text:p>
          </table:table-cell>
          <table:table-cell office:value="12.6678708151" office:value-type="float">
            <text:p>12.6678708151</text:p>
          </table:table-cell>
          <table:table-cell office:value="14.2382772751" office:value-type="float">
            <text:p>14.2382772751</text:p>
          </table:table-cell>
          <table:table-cell office:value="18.715676104" office:value-type="float">
            <text:p>18.715676104</text:p>
          </table:table-cell>
          <table:table-cell office:value="13.6712640824" office:value-type="float">
            <text:p>13.6712640824</text:p>
          </table:table-cell>
          <table:table-cell office:value="14.0276902699" office:value-type="float">
            <text:p>14.0276902699</text:p>
          </table:table-cell>
          <table:table-cell office:value="14.5322064977" office:value-type="float">
            <text:p>14.5322064977</text:p>
          </table:table-cell>
          <table:table-cell office:value="13.7338211481" office:value-type="float">
            <text:p>13.7338211481</text:p>
          </table:table-cell>
          <table:table-cell office:value="14.6439036677" office:value-type="float">
            <text:p>14.6439036677</text:p>
          </table:table-cell>
          <table:table-cell office:value="16.1070497152" office:value-type="float">
            <text:p>16.1070497152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5" office:value-type="float">
            <text:p>35</text:p>
          </table:table-cell>
          <table:table-cell office:value-type="string">
            <text:p>Fibre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1.49132798089" office:value-type="float">
            <text:p>1.49132798089</text:p>
          </table:table-cell>
          <table:table-cell office:value="1.37308336941" office:value-type="float">
            <text:p>1.37308336941</text:p>
          </table:table-cell>
          <table:table-cell office:value="1.50931838801" office:value-type="float">
            <text:p>1.50931838801</text:p>
          </table:table-cell>
          <table:table-cell office:value="1.36798121888" office:value-type="float">
            <text:p>1.36798121888</text:p>
          </table:table-cell>
          <table:table-cell office:value="1.27161682964" office:value-type="float">
            <text:p>1.27161682964</text:p>
          </table:table-cell>
          <table:table-cell office:value="1.46378953597" office:value-type="float">
            <text:p>1.46378953597</text:p>
          </table:table-cell>
          <table:table-cell office:value="2.02230715303" office:value-type="float">
            <text:p>2.02230715303</text:p>
          </table:table-cell>
          <table:table-cell office:value="1.40307935278" office:value-type="float">
            <text:p>1.40307935278</text:p>
          </table:table-cell>
          <table:table-cell office:value="1.48203035443" office:value-type="float">
            <text:p>1.48203035443</text:p>
          </table:table-cell>
          <table:table-cell office:value="1.5078434951" office:value-type="float">
            <text:p>1.5078434951</text:p>
          </table:table-cell>
          <table:table-cell office:value="1.45650986645" office:value-type="float">
            <text:p>1.45650986645</text:p>
          </table:table-cell>
          <table:table-cell office:value="1.46893217366" office:value-type="float">
            <text:p>1.46893217366</text:p>
          </table:table-cell>
          <table:table-cell office:value="1.66840020836" office:value-type="float">
            <text:p>1.6684002083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33" office:value-type="float">
            <text:p>33</text:p>
          </table:table-cell>
          <table:table-cell office:value-type="string">
            <text:p>Alcohol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2.65634302864" office:value-type="float">
            <text:p>2.65634302864</text:p>
          </table:table-cell>
          <table:table-cell office:value="2.24006783583" office:value-type="float">
            <text:p>2.24006783583</text:p>
          </table:table-cell>
          <table:table-cell office:value="2.43521568104" office:value-type="float">
            <text:p>2.43521568104</text:p>
          </table:table-cell>
          <table:table-cell office:value="1.99279858297" office:value-type="float">
            <text:p>1.99279858297</text:p>
          </table:table-cell>
          <table:table-cell office:value="2.02670590984" office:value-type="float">
            <text:p>2.02670590984</text:p>
          </table:table-cell>
          <table:table-cell office:value="1.77260589183" office:value-type="float">
            <text:p>1.77260589183</text:p>
          </table:table-cell>
          <table:table-cell office:value="1.90181743597" office:value-type="float">
            <text:p>1.90181743597</text:p>
          </table:table-cell>
          <table:table-cell office:value="1.83789654309" office:value-type="float">
            <text:p>1.83789654309</text:p>
          </table:table-cell>
          <table:table-cell office:value="2.13502035265" office:value-type="float">
            <text:p>2.13502035265</text:p>
          </table:table-cell>
          <table:table-cell office:value="2.05183197755" office:value-type="float">
            <text:p>2.05183197755</text:p>
          </table:table-cell>
          <table:table-cell office:value="1.58113471651" office:value-type="float">
            <text:p>1.58113471651</text:p>
          </table:table-cell>
          <table:table-cell office:value="1.87161940919" office:value-type="float">
            <text:p>1.87161940919</text:p>
          </table:table-cell>
          <table:table-cell office:value="2.3811183496" office:value-type="float">
            <text:p>2.381118349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64.0437936313" office:value-type="float">
            <text:p>64.0437936313</text:p>
          </table:table-cell>
          <table:table-cell office:value="61.9605078618" office:value-type="float">
            <text:p>61.9605078618</text:p>
          </table:table-cell>
          <table:table-cell office:value="66.5981927234" office:value-type="float">
            <text:p>66.5981927234</text:p>
          </table:table-cell>
          <table:table-cell office:value="61.9679185236" office:value-type="float">
            <text:p>61.9679185236</text:p>
          </table:table-cell>
          <table:table-cell office:value="56.7965680432" office:value-type="float">
            <text:p>56.7965680432</text:p>
          </table:table-cell>
          <table:table-cell office:value="63.7997556153" office:value-type="float">
            <text:p>63.7997556153</text:p>
          </table:table-cell>
          <table:table-cell office:value="81.2280525232" office:value-type="float">
            <text:p>81.2280525232</text:p>
          </table:table-cell>
          <table:table-cell office:value="62.9947157299" office:value-type="float">
            <text:p>62.9947157299</text:p>
          </table:table-cell>
          <table:table-cell office:value="64.6980607897" office:value-type="float">
            <text:p>64.6980607897</text:p>
          </table:table-cell>
          <table:table-cell office:value="65.6070108189" office:value-type="float">
            <text:p>65.6070108189</text:p>
          </table:table-cell>
          <table:table-cell office:value="63.0864035083" office:value-type="float">
            <text:p>63.0864035083</text:p>
          </table:table-cell>
          <table:table-cell office:value="64.4752694648" office:value-type="float">
            <text:p>64.4752694648</text:p>
          </table:table-cell>
          <table:table-cell office:value="68.0201276621" office:value-type="float">
            <text:p>68.020127662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06204494782" office:value-type="float">
            <text:p>1.06204494782</text:p>
          </table:table-cell>
          <table:table-cell office:value="1.01956090763" office:value-type="float">
            <text:p>1.01956090763</text:p>
          </table:table-cell>
          <table:table-cell office:value="1.09243642999" office:value-type="float">
            <text:p>1.09243642999</text:p>
          </table:table-cell>
          <table:table-cell office:value="1.00838980039" office:value-type="float">
            <text:p>1.00838980039</text:p>
          </table:table-cell>
          <table:table-cell office:value="0.967968785578" office:value-type="float">
            <text:p>0.967968785578</text:p>
          </table:table-cell>
          <table:table-cell office:value="1.06909001262" office:value-type="float">
            <text:p>1.06909001262</text:p>
          </table:table-cell>
          <table:table-cell office:value="1.44581570744" office:value-type="float">
            <text:p>1.44581570744</text:p>
          </table:table-cell>
          <table:table-cell office:value="1.06707987449" office:value-type="float">
            <text:p>1.06707987449</text:p>
          </table:table-cell>
          <table:table-cell office:value="1.0882163614" office:value-type="float">
            <text:p>1.0882163614</text:p>
          </table:table-cell>
          <table:table-cell office:value="1.10871670408" office:value-type="float">
            <text:p>1.10871670408</text:p>
          </table:table-cell>
          <table:table-cell office:value="1.04708561176" office:value-type="float">
            <text:p>1.04708561176</text:p>
          </table:table-cell>
          <table:table-cell office:value="1.04830468333" office:value-type="float">
            <text:p>1.04830468333</text:p>
          </table:table-cell>
          <table:table-cell office:value="1.18138574987" office:value-type="float">
            <text:p>1.18138574987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942456380442" office:value-type="float">
            <text:p>0.942456380442</text:p>
          </table:table-cell>
          <table:table-cell office:value="0.894030809227" office:value-type="float">
            <text:p>0.894030809227</text:p>
          </table:table-cell>
          <table:table-cell office:value="0.950009638368" office:value-type="float">
            <text:p>0.950009638368</text:p>
          </table:table-cell>
          <table:table-cell office:value="0.862424506" office:value-type="float">
            <text:p>0.862424506</text:p>
          </table:table-cell>
          <table:table-cell office:value="0.804732918502" office:value-type="float">
            <text:p>0.804732918502</text:p>
          </table:table-cell>
          <table:table-cell office:value="0.924586358571" office:value-type="float">
            <text:p>0.924586358571</text:p>
          </table:table-cell>
          <table:table-cell office:value="1.190921962" office:value-type="float">
            <text:p>1.190921962</text:p>
          </table:table-cell>
          <table:table-cell office:value="0.890948876515" office:value-type="float">
            <text:p>0.890948876515</text:p>
          </table:table-cell>
          <table:table-cell office:value="0.932214771295" office:value-type="float">
            <text:p>0.932214771295</text:p>
          </table:table-cell>
          <table:table-cell office:value="0.94246699826" office:value-type="float">
            <text:p>0.94246699826</text:p>
          </table:table-cell>
          <table:table-cell office:value="0.929530576361" office:value-type="float">
            <text:p>0.929530576361</text:p>
          </table:table-cell>
          <table:table-cell office:value="0.878355201933" office:value-type="float">
            <text:p>0.878355201933</text:p>
          </table:table-cell>
          <table:table-cell office:value="1.00643733361" office:value-type="float">
            <text:p>1.00643733361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26.6758997407" office:value-type="float">
            <text:p>26.6758997407</text:p>
          </table:table-cell>
          <table:table-cell office:value="24.5987225569" office:value-type="float">
            <text:p>24.5987225569</text:p>
          </table:table-cell>
          <table:table-cell office:value="26.6193891713" office:value-type="float">
            <text:p>26.6193891713</text:p>
          </table:table-cell>
          <table:table-cell office:value="24.3077180481" office:value-type="float">
            <text:p>24.3077180481</text:p>
          </table:table-cell>
          <table:table-cell office:value="22.523133164" office:value-type="float">
            <text:p>22.523133164</text:p>
          </table:table-cell>
          <table:table-cell office:value="25.0647644231" office:value-type="float">
            <text:p>25.0647644231</text:p>
          </table:table-cell>
          <table:table-cell office:value="31.9403730908" office:value-type="float">
            <text:p>31.9403730908</text:p>
          </table:table-cell>
          <table:table-cell office:value="24.573276131" office:value-type="float">
            <text:p>24.573276131</text:p>
          </table:table-cell>
          <table:table-cell office:value="25.6917175822" office:value-type="float">
            <text:p>25.6917175822</text:p>
          </table:table-cell>
          <table:table-cell office:value="25.9449139673" office:value-type="float">
            <text:p>25.9449139673</text:p>
          </table:table-cell>
          <table:table-cell office:value="24.3113015986" office:value-type="float">
            <text:p>24.3113015986</text:p>
          </table:table-cell>
          <table:table-cell office:value="24.4533923875" office:value-type="float">
            <text:p>24.4533923875</text:p>
          </table:table-cell>
          <table:table-cell office:value="28.3382133085" office:value-type="float">
            <text:p>28.33821330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289820980262" office:value-type="float">
            <text:p>0.289820980262</text:p>
          </table:table-cell>
          <table:table-cell office:value="0.273059418484" office:value-type="float">
            <text:p>0.273059418484</text:p>
          </table:table-cell>
          <table:table-cell office:value="0.291019284748" office:value-type="float">
            <text:p>0.291019284748</text:p>
          </table:table-cell>
          <table:table-cell office:value="0.269094431228" office:value-type="float">
            <text:p>0.269094431228</text:p>
          </table:table-cell>
          <table:table-cell office:value="0.251357898878" office:value-type="float">
            <text:p>0.251357898878</text:p>
          </table:table-cell>
          <table:table-cell office:value="0.282983973898" office:value-type="float">
            <text:p>0.282983973898</text:p>
          </table:table-cell>
          <table:table-cell office:value="0.373512173116" office:value-type="float">
            <text:p>0.373512173116</text:p>
          </table:table-cell>
          <table:table-cell office:value="0.280223212812" office:value-type="float">
            <text:p>0.280223212812</text:p>
          </table:table-cell>
          <table:table-cell office:value="0.283799460331" office:value-type="float">
            <text:p>0.283799460331</text:p>
          </table:table-cell>
          <table:table-cell office:value="0.291941564589" office:value-type="float">
            <text:p>0.291941564589</text:p>
          </table:table-cell>
          <table:table-cell office:value="0.271814295386" office:value-type="float">
            <text:p>0.271814295386</text:p>
          </table:table-cell>
          <table:table-cell office:value="0.292657684537" office:value-type="float">
            <text:p>0.292657684537</text:p>
          </table:table-cell>
          <table:table-cell office:value="0.327842229265" office:value-type="float">
            <text:p>0.327842229265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>g</text:p>
          </table:table-cell>
          <table:table-cell office:value="0.336960997166" office:value-type="float">
            <text:p>0.336960997166</text:p>
          </table:table-cell>
          <table:table-cell office:value="0.308835074319" office:value-type="float">
            <text:p>0.308835074319</text:p>
          </table:table-cell>
          <table:table-cell office:value="0.336392741968" office:value-type="float">
            <text:p>0.336392741968</text:p>
          </table:table-cell>
          <table:table-cell office:value="0.306206923822" office:value-type="float">
            <text:p>0.306206923822</text:p>
          </table:table-cell>
          <table:table-cell office:value="0.284839830229" office:value-type="float">
            <text:p>0.284839830229</text:p>
          </table:table-cell>
          <table:table-cell office:value="0.322326755536" office:value-type="float">
            <text:p>0.322326755536</text:p>
          </table:table-cell>
          <table:table-cell office:value="0.422041386972" office:value-type="float">
            <text:p>0.422041386972</text:p>
          </table:table-cell>
          <table:table-cell office:value="0.311326895411" office:value-type="float">
            <text:p>0.311326895411</text:p>
          </table:table-cell>
          <table:table-cell office:value="0.331404155813" office:value-type="float">
            <text:p>0.331404155813</text:p>
          </table:table-cell>
          <table:table-cell office:value="0.3318467106" office:value-type="float">
            <text:p>0.3318467106</text:p>
          </table:table-cell>
          <table:table-cell office:value="0.317327306485" office:value-type="float">
            <text:p>0.317327306485</text:p>
          </table:table-cell>
          <table:table-cell office:value="0.313520751622" office:value-type="float">
            <text:p>0.313520751622</text:p>
          </table:table-cell>
          <table:table-cell office:value="0.366663201013" office:value-type="float">
            <text:p>0.366663201013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82272193734" office:value-type="float">
            <text:p>0.182272193734</text:p>
          </table:table-cell>
          <table:table-cell office:value="0.169003395724" office:value-type="float">
            <text:p>0.169003395724</text:p>
          </table:table-cell>
          <table:table-cell office:value="0.183229264541" office:value-type="float">
            <text:p>0.183229264541</text:p>
          </table:table-cell>
          <table:table-cell office:value="0.165158260741" office:value-type="float">
            <text:p>0.165158260741</text:p>
          </table:table-cell>
          <table:table-cell office:value="0.154803022937" office:value-type="float">
            <text:p>0.154803022937</text:p>
          </table:table-cell>
          <table:table-cell office:value="0.176864251059" office:value-type="float">
            <text:p>0.176864251059</text:p>
          </table:table-cell>
          <table:table-cell office:value="0.238668003708" office:value-type="float">
            <text:p>0.238668003708</text:p>
          </table:table-cell>
          <table:table-cell office:value="0.168809380344" office:value-type="float">
            <text:p>0.168809380344</text:p>
          </table:table-cell>
          <table:table-cell office:value="0.179481861846" office:value-type="float">
            <text:p>0.179481861846</text:p>
          </table:table-cell>
          <table:table-cell office:value="0.181921671584" office:value-type="float">
            <text:p>0.181921671584</text:p>
          </table:table-cell>
          <table:table-cell office:value="0.178136142182" office:value-type="float">
            <text:p>0.178136142182</text:p>
          </table:table-cell>
          <table:table-cell office:value="0.176762145895" office:value-type="float">
            <text:p>0.176762145895</text:p>
          </table:table-cell>
          <table:table-cell office:value="0.203366810306" office:value-type="float">
            <text:p>0.203366810306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134144855434" office:value-type="float">
            <text:p>0.134144855434</text:p>
          </table:table-cell>
          <table:table-cell office:value="0.125928164225" office:value-type="float">
            <text:p>0.125928164225</text:p>
          </table:table-cell>
          <table:table-cell office:value="0.136981950108" office:value-type="float">
            <text:p>0.136981950108</text:p>
          </table:table-cell>
          <table:table-cell office:value="0.122415170895" office:value-type="float">
            <text:p>0.122415170895</text:p>
          </table:table-cell>
          <table:table-cell office:value="0.114047491755" office:value-type="float">
            <text:p>0.114047491755</text:p>
          </table:table-cell>
          <table:table-cell office:value="0.12668424679" office:value-type="float">
            <text:p>0.12668424679</text:p>
          </table:table-cell>
          <table:table-cell office:value="0.161590612266" office:value-type="float">
            <text:p>0.161590612266</text:p>
          </table:table-cell>
          <table:table-cell office:value="0.123541790164" office:value-type="float">
            <text:p>0.123541790164</text:p>
          </table:table-cell>
          <table:table-cell office:value="0.131200996243" office:value-type="float">
            <text:p>0.131200996243</text:p>
          </table:table-cell>
          <table:table-cell office:value="0.131589604251" office:value-type="float">
            <text:p>0.131589604251</text:p>
          </table:table-cell>
          <table:table-cell office:value="0.128776225282" office:value-type="float">
            <text:p>0.128776225282</text:p>
          </table:table-cell>
          <table:table-cell office:value="0.122108768658" office:value-type="float">
            <text:p>0.122108768658</text:p>
          </table:table-cell>
          <table:table-cell office:value="0.14371799385" office:value-type="float">
            <text:p>0.14371799385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4.14983235719" office:value-type="float">
            <text:p>4.14983235719</text:p>
          </table:table-cell>
          <table:table-cell office:value="3.85895543507" office:value-type="float">
            <text:p>3.85895543507</text:p>
          </table:table-cell>
          <table:table-cell office:value="4.09997069091" office:value-type="float">
            <text:p>4.09997069091</text:p>
          </table:table-cell>
          <table:table-cell office:value="3.74937059509" office:value-type="float">
            <text:p>3.74937059509</text:p>
          </table:table-cell>
          <table:table-cell office:value="3.52406514203" office:value-type="float">
            <text:p>3.52406514203</text:p>
          </table:table-cell>
          <table:table-cell office:value="3.87834176205" office:value-type="float">
            <text:p>3.87834176205</text:p>
          </table:table-cell>
          <table:table-cell office:value="5.10598431278" office:value-type="float">
            <text:p>5.10598431278</text:p>
          </table:table-cell>
          <table:table-cell office:value="3.81467469971" office:value-type="float">
            <text:p>3.81467469971</text:p>
          </table:table-cell>
          <table:table-cell office:value="3.89913591062" office:value-type="float">
            <text:p>3.89913591062</text:p>
          </table:table-cell>
          <table:table-cell office:value="4.04395717952" office:value-type="float">
            <text:p>4.04395717952</text:p>
          </table:table-cell>
          <table:table-cell office:value="3.73542721757" office:value-type="float">
            <text:p>3.73542721757</text:p>
          </table:table-cell>
          <table:table-cell office:value="3.75846845948" office:value-type="float">
            <text:p>3.75846845948</text:p>
          </table:table-cell>
          <table:table-cell office:value="4.45797438241" office:value-type="float">
            <text:p>4.45797438241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0.32287461216" office:value-type="float">
            <text:p>0.32287461216</text:p>
          </table:table-cell>
          <table:table-cell office:value="0.291668119576" office:value-type="float">
            <text:p>0.291668119576</text:p>
          </table:table-cell>
          <table:table-cell office:value="0.318274875941" office:value-type="float">
            <text:p>0.318274875941</text:p>
          </table:table-cell>
          <table:table-cell office:value="0.282257119307" office:value-type="float">
            <text:p>0.282257119307</text:p>
          </table:table-cell>
          <table:table-cell office:value="0.26593335491" office:value-type="float">
            <text:p>0.26593335491</text:p>
          </table:table-cell>
          <table:table-cell office:value="0.291764109758" office:value-type="float">
            <text:p>0.291764109758</text:p>
          </table:table-cell>
          <table:table-cell office:value="0.382985308943" office:value-type="float">
            <text:p>0.382985308943</text:p>
          </table:table-cell>
          <table:table-cell office:value="0.277578961349" office:value-type="float">
            <text:p>0.277578961349</text:p>
          </table:table-cell>
          <table:table-cell office:value="0.300110829548" office:value-type="float">
            <text:p>0.300110829548</text:p>
          </table:table-cell>
          <table:table-cell office:value="0.304941950074" office:value-type="float">
            <text:p>0.304941950074</text:p>
          </table:table-cell>
          <table:table-cell office:value="0.293935604066" office:value-type="float">
            <text:p>0.293935604066</text:p>
          </table:table-cell>
          <table:table-cell office:value="0.28693039436" office:value-type="float">
            <text:p>0.28693039436</text:p>
          </table:table-cell>
          <table:table-cell office:value="0.347252176198" office:value-type="float">
            <text:p>0.347252176198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494982294379" office:value-type="float">
            <text:p>0.494982294379</text:p>
          </table:table-cell>
          <table:table-cell office:value="0.485503863924" office:value-type="float">
            <text:p>0.485503863924</text:p>
          </table:table-cell>
          <table:table-cell office:value="0.528081780114" office:value-type="float">
            <text:p>0.528081780114</text:p>
          </table:table-cell>
          <table:table-cell office:value="0.462883547263" office:value-type="float">
            <text:p>0.462883547263</text:p>
          </table:table-cell>
          <table:table-cell office:value="0.437587334638" office:value-type="float">
            <text:p>0.437587334638</text:p>
          </table:table-cell>
          <table:table-cell office:value="0.52500390408" office:value-type="float">
            <text:p>0.52500390408</text:p>
          </table:table-cell>
          <table:table-cell office:value="0.682170395164" office:value-type="float">
            <text:p>0.682170395164</text:p>
          </table:table-cell>
          <table:table-cell office:value="0.508127474163" office:value-type="float">
            <text:p>0.508127474163</text:p>
          </table:table-cell>
          <table:table-cell office:value="0.529436537549" office:value-type="float">
            <text:p>0.529436537549</text:p>
          </table:table-cell>
          <table:table-cell office:value="0.526133523998" office:value-type="float">
            <text:p>0.526133523998</text:p>
          </table:table-cell>
          <table:table-cell office:value="0.522609370539" office:value-type="float">
            <text:p>0.522609370539</text:p>
          </table:table-cell>
          <table:table-cell office:value="0.472597737341" office:value-type="float">
            <text:p>0.472597737341</text:p>
          </table:table-cell>
          <table:table-cell office:value="0.519760852061" office:value-type="float">
            <text:p>0.519760852061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37.9244383754" office:value-type="float">
            <text:p>37.9244383754</text:p>
          </table:table-cell>
          <table:table-cell office:value="34.1527707999" office:value-type="float">
            <text:p>34.1527707999</text:p>
          </table:table-cell>
          <table:table-cell office:value="37.525846275" office:value-type="float">
            <text:p>37.525846275</text:p>
          </table:table-cell>
          <table:table-cell office:value="33.2120044003" office:value-type="float">
            <text:p>33.2120044003</text:p>
          </table:table-cell>
          <table:table-cell office:value="30.9247544735" office:value-type="float">
            <text:p>30.9247544735</text:p>
          </table:table-cell>
          <table:table-cell office:value="34.4160291107" office:value-type="float">
            <text:p>34.4160291107</text:p>
          </table:table-cell>
          <table:table-cell office:value="46.0212535047" office:value-type="float">
            <text:p>46.0212535047</text:p>
          </table:table-cell>
          <table:table-cell office:value="33.0804332563" office:value-type="float">
            <text:p>33.0804332563</text:p>
          </table:table-cell>
          <table:table-cell office:value="35.6270946455" office:value-type="float">
            <text:p>35.6270946455</text:p>
          </table:table-cell>
          <table:table-cell office:value="36.0836841429" office:value-type="float">
            <text:p>36.0836841429</text:p>
          </table:table-cell>
          <table:table-cell office:value="34.1688160691" office:value-type="float">
            <text:p>34.1688160691</text:p>
          </table:table-cell>
          <table:table-cell office:value="34.3265535583" office:value-type="float">
            <text:p>34.3265535583</text:p>
          </table:table-cell>
          <table:table-cell office:value="40.4150969204" office:value-type="float">
            <text:p>40.4150969204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7.80781248869" office:value-type="float">
            <text:p>7.80781248869</text:p>
          </table:table-cell>
          <table:table-cell office:value="7.18223613561" office:value-type="float">
            <text:p>7.18223613561</text:p>
          </table:table-cell>
          <table:table-cell office:value="7.77386980444" office:value-type="float">
            <text:p>7.77386980444</text:p>
          </table:table-cell>
          <table:table-cell office:value="7.09381172161" office:value-type="float">
            <text:p>7.09381172161</text:p>
          </table:table-cell>
          <table:table-cell office:value="6.44716134334" office:value-type="float">
            <text:p>6.44716134334</text:p>
          </table:table-cell>
          <table:table-cell office:value="7.49079803129" office:value-type="float">
            <text:p>7.49079803129</text:p>
          </table:table-cell>
          <table:table-cell office:value="10.6795900533" office:value-type="float">
            <text:p>10.6795900533</text:p>
          </table:table-cell>
          <table:table-cell office:value="7.33044052722" office:value-type="float">
            <text:p>7.33044052722</text:p>
          </table:table-cell>
          <table:table-cell office:value="7.83562868021" office:value-type="float">
            <text:p>7.83562868021</text:p>
          </table:table-cell>
          <table:table-cell office:value="7.85183196073" office:value-type="float">
            <text:p>7.85183196073</text:p>
          </table:table-cell>
          <table:table-cell office:value="7.60253540293" office:value-type="float">
            <text:p>7.60253540293</text:p>
          </table:table-cell>
          <table:table-cell office:value="7.81302051863" office:value-type="float">
            <text:p>7.81302051863</text:p>
          </table:table-cell>
          <table:table-cell office:value="8.47945090367" office:value-type="float">
            <text:p>8.4794509036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-type="string">
            <text:p/>
          </table:table-cell>
          <table:table-cell office:value-type="string">
            <text:p>Vitamin A:</text:p>
          </table:table-cell>
        </table:table-row>
        <table:table-row>
          <table:table-cell office:value="12" office:value-type="float">
            <text:p>12</text:p>
          </table:table-cell>
          <table:table-cell office:value-type="string">
            <text:p/>
          </table:table-cell>
          <table:table-cell office:value-type="string">
            <text:p>Retinol</text:p>
          </table:table-cell>
          <table:table-cell office:value-type="string">
            <text:p>μg</text:p>
          </table:table-cell>
          <table:table-cell office:value="34.8301224832" office:value-type="float">
            <text:p>34.8301224832</text:p>
          </table:table-cell>
          <table:table-cell office:value="34.9375912482" office:value-type="float">
            <text:p>34.9375912482</text:p>
          </table:table-cell>
          <table:table-cell office:value="39.9736363763" office:value-type="float">
            <text:p>39.9736363763</text:p>
          </table:table-cell>
          <table:table-cell office:value="33.4672390023" office:value-type="float">
            <text:p>33.4672390023</text:p>
          </table:table-cell>
          <table:table-cell office:value="34.1409695796" office:value-type="float">
            <text:p>34.1409695796</text:p>
          </table:table-cell>
          <table:table-cell office:value="43.2389734695" office:value-type="float">
            <text:p>43.2389734695</text:p>
          </table:table-cell>
          <table:table-cell office:value="50.9586347693" office:value-type="float">
            <text:p>50.9586347693</text:p>
          </table:table-cell>
          <table:table-cell office:value="40.6874607496" office:value-type="float">
            <text:p>40.6874607496</text:p>
          </table:table-cell>
          <table:table-cell office:value="42.454719106" office:value-type="float">
            <text:p>42.454719106</text:p>
          </table:table-cell>
          <table:table-cell office:value="40.3202078622" office:value-type="float">
            <text:p>40.3202078622</text:p>
          </table:table-cell>
          <table:table-cell office:value="38.5896496574" office:value-type="float">
            <text:p>38.5896496574</text:p>
          </table:table-cell>
          <table:table-cell office:value="37.7009972299" office:value-type="float">
            <text:p>37.7009972299</text:p>
          </table:table-cell>
          <table:table-cell office:value="36.4384221715" office:value-type="float">
            <text:p>36.4384221715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3" office:value-type="float">
            <text:p>13</text:p>
          </table:table-cell>
          <table:table-cell office:value-type="string">
            <text:p/>
          </table:table-cell>
          <table:table-cell office:value-type="string">
            <text:p>Carotene</text:p>
          </table:table-cell>
          <table:table-cell office:value-type="string">
            <text:p>μg</text:p>
          </table:table-cell>
          <table:table-cell office:value="326.818297459" office:value-type="float">
            <text:p>326.818297459</text:p>
          </table:table-cell>
          <table:table-cell office:value="286.736757584" office:value-type="float">
            <text:p>286.736757584</text:p>
          </table:table-cell>
          <table:table-cell office:value="322.032903586" office:value-type="float">
            <text:p>322.032903586</text:p>
          </table:table-cell>
          <table:table-cell office:value="283.157270257" office:value-type="float">
            <text:p>283.157270257</text:p>
          </table:table-cell>
          <table:table-cell office:value="254.872132217" office:value-type="float">
            <text:p>254.872132217</text:p>
          </table:table-cell>
          <table:table-cell office:value="308.606015621" office:value-type="float">
            <text:p>308.606015621</text:p>
          </table:table-cell>
          <table:table-cell office:value="435.755730498" office:value-type="float">
            <text:p>435.755730498</text:p>
          </table:table-cell>
          <table:table-cell office:value="285.95157149" office:value-type="float">
            <text:p>285.95157149</text:p>
          </table:table-cell>
          <table:table-cell office:value="324.216008803" office:value-type="float">
            <text:p>324.216008803</text:p>
          </table:table-cell>
          <table:table-cell office:value="317.668027496" office:value-type="float">
            <text:p>317.668027496</text:p>
          </table:table-cell>
          <table:table-cell office:value="322.236592272" office:value-type="float">
            <text:p>322.236592272</text:p>
          </table:table-cell>
          <table:table-cell office:value="284.682314259" office:value-type="float">
            <text:p>284.682314259</text:p>
          </table:table-cell>
          <table:table-cell office:value="346.905502997" office:value-type="float">
            <text:p>346.905502997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/>
          </table:table-cell>
          <table:table-cell office:value-type="string">
            <text:p>Retinol equivalent</text:p>
          </table:table-cell>
          <table:table-cell office:value-type="string">
            <text:p>μg</text:p>
          </table:table-cell>
          <table:table-cell office:value="89.2997749701" office:value-type="float">
            <text:p>89.2997749701</text:p>
          </table:table-cell>
          <table:table-cell office:value="82.7269982709" office:value-type="float">
            <text:p>82.7269982709</text:p>
          </table:table-cell>
          <table:table-cell office:value="93.6457256244" office:value-type="float">
            <text:p>93.6457256244</text:p>
          </table:table-cell>
          <table:table-cell office:value="80.6600493431" office:value-type="float">
            <text:p>80.6600493431</text:p>
          </table:table-cell>
          <table:table-cell office:value="76.6195997229" office:value-type="float">
            <text:p>76.6195997229</text:p>
          </table:table-cell>
          <table:table-cell office:value="94.6732490832" office:value-type="float">
            <text:p>94.6732490832</text:p>
          </table:table-cell>
          <table:table-cell office:value="123.584522135" office:value-type="float">
            <text:p>123.584522135</text:p>
          </table:table-cell>
          <table:table-cell office:value="88.3459908697" office:value-type="float">
            <text:p>88.3459908697</text:p>
          </table:table-cell>
          <table:table-cell office:value="96.4906519473" office:value-type="float">
            <text:p>96.4906519473</text:p>
          </table:table-cell>
          <table:table-cell office:value="93.2648163399" office:value-type="float">
            <text:p>93.2648163399</text:p>
          </table:table-cell>
          <table:table-cell office:value="92.2956992921" office:value-type="float">
            <text:p>92.2956992921</text:p>
          </table:table-cell>
          <table:table-cell office:value="85.1479875531" office:value-type="float">
            <text:p>85.1479875531</text:p>
          </table:table-cell>
          <table:table-cell office:value="94.2559441289" office:value-type="float">
            <text:p>94.2559441289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  <table:table-cell office:value-type="string">
            <text:p>ü</text:p>
          </table:table-cell>
        </table:table-row>
        <table:table-row>
          <table:table-cell office:value="21" office:value-type="float">
            <text:p>21</text:p>
          </table:table-cell>
          <table:table-cell office:value-type="string">
            <text:p>Vitamin D</text:p>
          </table:table-cell>
          <table:table-cell office:value-type="string">
            <text:p/>
          </table:table-cell>
          <table:table-cell office:value-type="string">
            <text:p>μg</text:p>
          </table:table-cell>
          <table:table-cell office:value="0.29528469314" office:value-type="float">
            <text:p>0.29528469314</text:p>
          </table:table-cell>
          <table:table-cell office:value="0.288112934197" office:value-type="float">
            <text:p>0.288112934197</text:p>
          </table:table-cell>
          <table:table-cell office:value="0.295029006731" office:value-type="float">
            <text:p>0.295029006731</text:p>
          </table:table-cell>
          <table:table-cell office:value="0.281087769447" office:value-type="float">
            <text:p>0.281087769447</text:p>
          </table:table-cell>
          <table:table-cell office:value="0.256361280849" office:value-type="float">
            <text:p>0.256361280849</text:p>
          </table:table-cell>
          <table:table-cell office:value="0.300130476065" office:value-type="float">
            <text:p>0.300130476065</text:p>
          </table:table-cell>
          <table:table-cell office:value="0.435054511712" office:value-type="float">
            <text:p>0.435054511712</text:p>
          </table:table-cell>
          <table:table-cell office:value="0.310466585334" office:value-type="float">
            <text:p>0.310466585334</text:p>
          </table:table-cell>
          <table:table-cell office:value="0.308058563347" office:value-type="float">
            <text:p>0.308058563347</text:p>
          </table:table-cell>
          <table:table-cell office:value="0.314983404104" office:value-type="float">
            <text:p>0.314983404104</text:p>
          </table:table-cell>
          <table:table-cell office:value="0.282192959633" office:value-type="float">
            <text:p>0.282192959633</text:p>
          </table:table-cell>
          <table:table-cell office:value="0.285413507842" office:value-type="float">
            <text:p>0.285413507842</text:p>
          </table:table-cell>
          <table:table-cell office:value="0.314366979556" office:value-type="float">
            <text:p>0.314366979556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="46" office:value-type="float">
            <text:p>46</text:p>
          </table:table-cell>
          <table:table-cell office:value-type="string">
            <text:p>Vitamin E</text:p>
          </table:table-cell>
          <table:table-cell office:value-type="string">
            <text:p/>
          </table:table-cell>
          <table:table-cell office:value-type="string">
            <text:p>mg</text:p>
          </table:table-cell>
          <table:table-cell office:value="1.48198867526" office:value-type="float">
            <text:p>1.48198867526</text:p>
          </table:table-cell>
          <table:table-cell office:value="1.38473927593" office:value-type="float">
            <text:p>1.38473927593</text:p>
          </table:table-cell>
          <table:table-cell office:value="1.51145115133" office:value-type="float">
            <text:p>1.51145115133</text:p>
          </table:table-cell>
          <table:table-cell office:value="1.36471986589" office:value-type="float">
            <text:p>1.36471986589</text:p>
          </table:table-cell>
          <table:table-cell office:value="1.25348376331" office:value-type="float">
            <text:p>1.25348376331</text:p>
          </table:table-cell>
          <table:table-cell office:value="1.44723511052" office:value-type="float">
            <text:p>1.44723511052</text:p>
          </table:table-cell>
          <table:table-cell office:value="1.92757981497" office:value-type="float">
            <text:p>1.92757981497</text:p>
          </table:table-cell>
          <table:table-cell office:value="1.42739640326" office:value-type="float">
            <text:p>1.42739640326</text:p>
          </table:table-cell>
          <table:table-cell office:value="1.42153153452" office:value-type="float">
            <text:p>1.42153153452</text:p>
          </table:table-cell>
          <table:table-cell office:value="1.48817283061" office:value-type="float">
            <text:p>1.48817283061</text:p>
          </table:table-cell>
          <table:table-cell office:value="1.40724862009" office:value-type="float">
            <text:p>1.40724862009</text:p>
          </table:table-cell>
          <table:table-cell office:value="1.49458340041" office:value-type="float">
            <text:p>1.49458340041</text:p>
          </table:table-cell>
          <table:table-cell office:value="1.56605556632" office:value-type="float">
            <text:p>1.56605556632</text:p>
          </table:table-cell>
          <table:table-cell office:value-type="string">
            <text:p>ü</text:p>
          </table:table-cell>
          <table:table-cell office:value-type="string">
            <text:p>ü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</text:p>
          </table:table-cell>
          <table:table-cell office:value-type="string">
            <text:p>üüü</text:p>
          </table:table-cell>
          <table:table-cell office:value-type="string">
            <text:p>ü</text:p>
          </table:table-cell>
          <table:table-cell office:value-type="string">
            <text:p>üü</text:p>
          </table:table-cell>
          <table:table-cell office:value-type="string">
            <text:p>ü</text:p>
          </table:table-cell>
        </table:table-row>
        <table:table-row>
          <table:table-cell office:value-type="string">
            <text:p>Average intake as a percentage of food energy excluding energy from alcohol</text:p>
          </table:table-cell>
        </table:table-row>
        <table:table-row>
          <table:table-cell office:value="3" office:value-type="float">
            <text:p>3</text:p>
          </table:table-cell>
          <table:table-cell office:value-type="string">
            <text:p>F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2.7806051271" office:value-type="float">
            <text:p>42.7806051271</text:p>
          </table:table-cell>
          <table:table-cell office:value="42.7816515389" office:value-type="float">
            <text:p>42.7816515389</text:p>
          </table:table-cell>
          <table:table-cell office:value="42.8570593546" office:value-type="float">
            <text:p>42.8570593546</text:p>
          </table:table-cell>
          <table:table-cell office:value="43.0901701333" office:value-type="float">
            <text:p>43.0901701333</text:p>
          </table:table-cell>
          <table:table-cell office:value="42.344867583" office:value-type="float">
            <text:p>42.344867583</text:p>
          </table:table-cell>
          <table:table-cell office:value="43.2428458" office:value-type="float">
            <text:p>43.2428458</text:p>
          </table:table-cell>
          <table:table-cell office:value="43.8750204234" office:value-type="float">
            <text:p>43.8750204234</text:p>
          </table:table-cell>
          <table:table-cell office:value="43.1334773042" office:value-type="float">
            <text:p>43.1334773042</text:p>
          </table:table-cell>
          <table:table-cell office:value="43.4802609334" office:value-type="float">
            <text:p>43.4802609334</text:p>
          </table:table-cell>
          <table:table-cell office:value="43.1603283441" office:value-type="float">
            <text:p>43.1603283441</text:p>
          </table:table-cell>
          <table:table-cell office:value="43.6375474626" office:value-type="float">
            <text:p>43.6375474626</text:p>
          </table:table-cell>
          <table:table-cell office:value="42.4790209577" office:value-type="float">
            <text:p>42.4790209577</text:p>
          </table:table-cell>
          <table:table-cell office:value="42.5027615954" office:value-type="float">
            <text:p>42.5027615954</text:p>
          </table:table-cell>
        </table:table-row>
        <table:table-row>
          <table:table-cell office:value-type="string">
            <text:p/>
          </table:table-cell>
          <table:table-cell office:value-type="string">
            <text:p>Fatty acids:</text:p>
          </table:table-cell>
        </table:table-row>
        <table:table-row>
          <table:table-cell office:value="4" office:value-type="float">
            <text:p>4</text:p>
          </table:table-cell>
          <table:table-cell office:value-type="string">
            <text:p/>
          </table:table-cell>
          <table:table-cell office:value-type="string">
            <text:p>Saturates</text:p>
          </table:table-cell>
          <table:table-cell office:value-type="string">
            <text:p/>
          </table:table-cell>
          <table:table-cell office:value="12.9665109072" office:value-type="float">
            <text:p>12.9665109072</text:p>
          </table:table-cell>
          <table:table-cell office:value="13.099821984" office:value-type="float">
            <text:p>13.099821984</text:p>
          </table:table-cell>
          <table:table-cell office:value="13.0010567306" office:value-type="float">
            <text:p>13.0010567306</text:p>
          </table:table-cell>
          <table:table-cell office:value="13.1808540118" office:value-type="float">
            <text:p>13.1808540118</text:p>
          </table:table-cell>
          <table:table-cell office:value="12.7739125444" office:value-type="float">
            <text:p>12.7739125444</text:p>
          </table:table-cell>
          <table:table-cell office:value="13.2117005683" office:value-type="float">
            <text:p>13.2117005683</text:p>
          </table:table-cell>
          <table:table-cell office:value="12.8678907261" office:value-type="float">
            <text:p>12.8678907261</text:p>
          </table:table-cell>
          <table:table-cell office:value="13.2158959066" office:value-type="float">
            <text:p>13.2158959066</text:p>
          </table:table-cell>
          <table:table-cell office:value="13.393848821" office:value-type="float">
            <text:p>13.393848821</text:p>
          </table:table-cell>
          <table:table-cell office:value="13.0735440203" office:value-type="float">
            <text:p>13.0735440203</text:p>
          </table:table-cell>
          <table:table-cell office:value="13.3998789887" office:value-type="float">
            <text:p>13.3998789887</text:p>
          </table:table-cell>
          <table:table-cell office:value="12.8736032881" office:value-type="float">
            <text:p>12.8736032881</text:p>
          </table:table-cell>
          <table:table-cell office:value="12.8992959523" office:value-type="float">
            <text:p>12.8992959523</text:p>
          </table:table-cell>
        </table:table-row>
        <table:table-row>
          <table:table-cell office:value="5" office:value-type="float">
            <text:p>5</text:p>
          </table:table-cell>
          <table:table-cell office:value-type="string">
            <text:p/>
          </table:table-cell>
          <table:table-cell office:value-type="string">
            <text:p>Mono-unsaturates</text:p>
          </table:table-cell>
          <table:table-cell office:value-type="string">
            <text:p/>
          </table:table-cell>
          <table:table-cell office:value="17.8843736245" office:value-type="float">
            <text:p>17.8843736245</text:p>
          </table:table-cell>
          <table:table-cell office:value="17.7634393694" office:value-type="float">
            <text:p>17.7634393694</text:p>
          </table:table-cell>
          <table:table-cell office:value="17.8156232177" office:value-type="float">
            <text:p>17.8156232177</text:p>
          </table:table-cell>
          <table:table-cell office:value="17.90076713" office:value-type="float">
            <text:p>17.90076713</text:p>
          </table:table-cell>
          <table:table-cell office:value="17.7255431402" office:value-type="float">
            <text:p>17.7255431402</text:p>
          </table:table-cell>
          <table:table-cell office:value="17.9533341471" office:value-type="float">
            <text:p>17.9533341471</text:p>
          </table:table-cell>
          <table:table-cell office:value="18.4499486566" office:value-type="float">
            <text:p>18.4499486566</text:p>
          </table:table-cell>
          <table:table-cell office:value="17.8435334625" office:value-type="float">
            <text:p>17.8435334625</text:p>
          </table:table-cell>
          <table:table-cell office:value="18.0452876064" office:value-type="float">
            <text:p>18.0452876064</text:p>
          </table:table-cell>
          <table:table-cell office:value="17.9767722163" office:value-type="float">
            <text:p>17.9767722163</text:p>
          </table:table-cell>
          <table:table-cell office:value="18.1908230721" office:value-type="float">
            <text:p>18.1908230721</text:p>
          </table:table-cell>
          <table:table-cell office:value="17.5778501437" office:value-type="float">
            <text:p>17.5778501437</text:p>
          </table:table-cell>
          <table:table-cell office:value="17.9352467524" office:value-type="float">
            <text:p>17.9352467524</text:p>
          </table:table-cell>
        </table:table-row>
        <table:table-row>
          <table:table-cell office:value="6" office:value-type="float">
            <text:p>6</text:p>
          </table:table-cell>
          <table:table-cell office:value-type="string">
            <text:p/>
          </table:table-cell>
          <table:table-cell office:value-type="string">
            <text:p>Poly-unsaturates</text:p>
          </table:table-cell>
          <table:table-cell office:value-type="string">
            <text:p/>
          </table:table-cell>
          <table:table-cell office:value="8.9498330342" office:value-type="float">
            <text:p>8.9498330342</text:p>
          </table:table-cell>
          <table:table-cell office:value="8.90002612626" office:value-type="float">
            <text:p>8.90002612626</text:p>
          </table:table-cell>
          <table:table-cell office:value="9.02535123108" office:value-type="float">
            <text:p>9.02535123108</text:p>
          </table:table-cell>
          <table:table-cell office:value="8.97101356344" office:value-type="float">
            <text:p>8.97101356344</text:p>
          </table:table-cell>
          <table:table-cell office:value="8.87127996276" office:value-type="float">
            <text:p>8.87127996276</text:p>
          </table:table-cell>
          <table:table-cell office:value="9.0326352631" office:value-type="float">
            <text:p>9.0326352631</text:p>
          </table:table-cell>
          <table:table-cell office:value="9.49715637966" office:value-type="float">
            <text:p>9.49715637966</text:p>
          </table:table-cell>
          <table:table-cell office:value="9.01448606664" office:value-type="float">
            <text:p>9.01448606664</text:p>
          </table:table-cell>
          <table:table-cell office:value="8.94281407278" office:value-type="float">
            <text:p>8.94281407278</text:p>
          </table:table-cell>
          <table:table-cell office:value="9.07106300721" office:value-type="float">
            <text:p>9.07106300721</text:p>
          </table:table-cell>
          <table:table-cell office:value="8.95212887306" office:value-type="float">
            <text:p>8.95212887306</text:p>
          </table:table-cell>
          <table:table-cell office:value="9.05174238992" office:value-type="float">
            <text:p>9.05174238992</text:p>
          </table:table-cell>
          <table:table-cell office:value="8.71416940675" office:value-type="float">
            <text:p>8.71416940675</text:p>
          </table:table-cell>
        </table:table-row>
        <table:table-row>
          <table:table-cell office:value="7" office:value-type="float">
            <text:p>7</text:p>
          </table:table-cell>
          <table:table-cell office:value-type="string">
            <text:p>Carbohydr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41.3052028083" office:value-type="float">
            <text:p>41.3052028083</text:p>
          </table:table-cell>
          <table:table-cell office:value="41.2151993765" office:value-type="float">
            <text:p>41.2151993765</text:p>
          </table:table-cell>
          <table:table-cell office:value="41.3401262491" office:value-type="float">
            <text:p>41.3401262491</text:p>
          </table:table-cell>
          <table:table-cell office:value="41.1552004619" office:value-type="float">
            <text:p>41.1552004619</text:p>
          </table:table-cell>
          <table:table-cell office:value="41.8133816045" office:value-type="float">
            <text:p>41.8133816045</text:p>
          </table:table-cell>
          <table:table-cell office:value="40.7691470564" office:value-type="float">
            <text:p>40.7691470564</text:p>
          </table:table-cell>
          <table:table-cell office:value="39.4336430603" office:value-type="float">
            <text:p>39.4336430603</text:p>
          </table:table-cell>
          <table:table-cell office:value="40.8969709405" office:value-type="float">
            <text:p>40.8969709405</text:p>
          </table:table-cell>
          <table:table-cell office:value="40.6788878844" office:value-type="float">
            <text:p>40.6788878844</text:p>
          </table:table-cell>
          <table:table-cell office:value="40.7834922532" office:value-type="float">
            <text:p>40.7834922532</text:p>
          </table:table-cell>
          <table:table-cell office:value="40.3932300813" office:value-type="float">
            <text:p>40.3932300813</text:p>
          </table:table-cell>
          <table:table-cell office:value="42.2276062623" office:value-type="float">
            <text:p>42.2276062623</text:p>
          </table:table-cell>
          <table:table-cell office:value="41.6670137197" office:value-type="float">
            <text:p>41.6670137197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n-milk extrinsic sugars</text:p>
          </table:table-cell>
          <table:table-cell office:value-type="string">
            <text:p/>
          </table:table-cell>
          <table:table-cell office:value="11.7065165514" office:value-type="float">
            <text:p>11.7065165514</text:p>
          </table:table-cell>
          <table:table-cell office:value="11.6005179186" office:value-type="float">
            <text:p>11.6005179186</text:p>
          </table:table-cell>
          <table:table-cell office:value="11.3468256346" office:value-type="float">
            <text:p>11.3468256346</text:p>
          </table:table-cell>
          <table:table-cell office:value="11.4728197327" office:value-type="float">
            <text:p>11.4728197327</text:p>
          </table:table-cell>
          <table:table-cell office:value="11.8988370493" office:value-type="float">
            <text:p>11.8988370493</text:p>
          </table:table-cell>
          <table:table-cell office:value="10.3714984072" office:value-type="float">
            <text:p>10.3714984072</text:p>
          </table:table-cell>
          <table:table-cell office:value="8.3645240287" office:value-type="float">
            <text:p>8.3645240287</text:p>
          </table:table-cell>
          <table:table-cell office:value="11.1927289283" office:value-type="float">
            <text:p>11.1927289283</text:p>
          </table:table-cell>
          <table:table-cell office:value="10.9505538795" office:value-type="float">
            <text:p>10.9505538795</text:p>
          </table:table-cell>
          <table:table-cell office:value="10.7026599408" office:value-type="float">
            <text:p>10.7026599408</text:p>
          </table:table-cell>
          <table:table-cell office:value="10.713366349" office:value-type="float">
            <text:p>10.713366349</text:p>
          </table:table-cell>
          <table:table-cell office:value="11.7340479955" office:value-type="float">
            <text:p>11.7340479955</text:p>
          </table:table-cell>
          <table:table-cell office:value="11.7228783262" office:value-type="float">
            <text:p>11.7228783262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5.9682597588" office:value-type="float">
            <text:p>15.9682597588</text:p>
          </table:table-cell>
          <table:table-cell office:value="16.0509811885" office:value-type="float">
            <text:p>16.0509811885</text:p>
          </table:table-cell>
          <table:table-cell office:value="15.8530609227" office:value-type="float">
            <text:p>15.8530609227</text:p>
          </table:table-cell>
          <table:table-cell office:value="15.7986419499" office:value-type="float">
            <text:p>15.7986419499</text:p>
          </table:table-cell>
          <table:table-cell office:value="15.8812949231" office:value-type="float">
            <text:p>15.8812949231</text:p>
          </table:table-cell>
          <table:table-cell office:value="16.0159986215" office:value-type="float">
            <text:p>16.0159986215</text:p>
          </table:table-cell>
          <table:table-cell office:value="16.7031816836" office:value-type="float">
            <text:p>16.7031816836</text:p>
          </table:table-cell>
          <table:table-cell office:value="16.0025422647" office:value-type="float">
            <text:p>16.0025422647</text:p>
          </table:table-cell>
          <table:table-cell office:value="15.8878287726" office:value-type="float">
            <text:p>15.8878287726</text:p>
          </table:table-cell>
          <table:table-cell office:value="16.0918766496" office:value-type="float">
            <text:p>16.0918766496</text:p>
          </table:table-cell>
          <table:table-cell office:value="15.9994547467" office:value-type="float">
            <text:p>15.9994547467</text:p>
          </table:table-cell>
          <table:table-cell office:value="15.3221871153" office:value-type="float">
            <text:p>15.3221871153</text:p>
          </table:table-cell>
          <table:table-cell office:value="15.8640685222" office:value-type="float">
            <text:p>15.8640685222</text:p>
          </table:table-cell>
        </table:table-row>
        <table:table-row>
          <table:table-cell office:value-type="string">
            <text:p>Average intake as a percentage of weighted reference nutrient intakes</text:p>
          </table:table-cell>
        </table:table-row>
        <table:table-row>
          <table:table-cell office:value="8" office:value-type="float">
            <text:p>8</text:p>
          </table:table-cell>
          <table:table-cell office:value-type="string">
            <text:p>Energy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.7651766741" office:value-type="float">
            <text:p>10.7651766741</text:p>
          </table:table-cell>
          <table:table-cell office:value="10.0760565025" office:value-type="float">
            <text:p>10.0760565025</text:p>
          </table:table-cell>
          <table:table-cell office:value="10.8015917357" office:value-type="float">
            <text:p>10.8015917357</text:p>
          </table:table-cell>
          <table:table-cell office:value="9.85418123874" office:value-type="float">
            <text:p>9.85418123874</text:p>
          </table:table-cell>
          <table:table-cell office:value="9.30348776169" office:value-type="float">
            <text:p>9.30348776169</text:p>
          </table:table-cell>
          <table:table-cell office:value="10.2336714443" office:value-type="float">
            <text:p>10.2336714443</text:p>
          </table:table-cell>
          <table:table-cell office:value="13.0608540267" office:value-type="float">
            <text:p>13.0608540267</text:p>
          </table:table-cell>
          <table:table-cell office:value="10.107925559" office:value-type="float">
            <text:p>10.107925559</text:p>
          </table:table-cell>
          <table:table-cell office:value="10.3758580003" office:value-type="float">
            <text:p>10.3758580003</text:p>
          </table:table-cell>
          <table:table-cell office:value="10.7651766741" office:value-type="float">
            <text:p>10.7651766741</text:p>
          </table:table-cell>
          <table:table-cell office:value="10.0760565025" office:value-type="float">
            <text:p>10.0760565025</text:p>
          </table:table-cell>
          <table:table-cell office:value="10.8015917357" office:value-type="float">
            <text:p>10.8015917357</text:p>
          </table:table-cell>
          <table:table-cell office:value="9.30348776169" office:value-type="float">
            <text:p>9.30348776169</text:p>
          </table:table-cell>
        </table:table-row>
        <table:table-row>
          <table:table-cell office:value-type="string">
            <text:p>ex alc</text:p>
          </table:table-cell>
          <table:table-cell office:value-type="string">
            <text:p>Energy excluding alcoho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.87957923614" office:value-type="float">
            <text:p>9.87957923614</text:p>
          </table:table-cell>
          <table:table-cell office:value="9.32873332725" office:value-type="float">
            <text:p>9.32873332725</text:p>
          </table:table-cell>
          <table:table-cell office:value="9.99004975334" office:value-type="float">
            <text:p>9.99004975334</text:p>
          </table:table-cell>
          <table:table-cell office:value="9.18843436986" office:value-type="float">
            <text:p>9.18843436986</text:p>
          </table:table-cell>
          <table:table-cell office:value="8.62531393201" office:value-type="float">
            <text:p>8.62531393201</text:p>
          </table:table-cell>
          <table:table-cell office:value="9.64026971575" office:value-type="float">
            <text:p>9.64026971575</text:p>
          </table:table-cell>
          <table:table-cell office:value="12.4225119597" office:value-type="float">
            <text:p>12.4225119597</text:p>
          </table:table-cell>
          <table:table-cell office:value="9.49070589063" office:value-type="float">
            <text:p>9.49070589063</text:p>
          </table:table-cell>
          <table:table-cell office:value="9.66488438546" office:value-type="float">
            <text:p>9.66488438546</text:p>
          </table:table-cell>
          <table:table-cell office:value="9.87957923614" office:value-type="float">
            <text:p>9.87957923614</text:p>
          </table:table-cell>
          <table:table-cell office:value="9.32873332725" office:value-type="float">
            <text:p>9.32873332725</text:p>
          </table:table-cell>
          <table:table-cell office:value="9.99004975334" office:value-type="float">
            <text:p>9.99004975334</text:p>
          </table:table-cell>
          <table:table-cell office:value="8.62531393201" office:value-type="float">
            <text:p>8.62531393201</text:p>
          </table:table-cell>
        </table:table-row>
        <table:table-row>
          <table:table-cell office:value="50" office:value-type="float">
            <text:p>50</text:p>
          </table:table-cell>
          <table:table-cell office:value-type="string">
            <text:p>Prote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7.9682353543" office:value-type="float">
            <text:p>17.9682353543</text:p>
          </table:table-cell>
          <table:table-cell office:value="17.09997959" office:value-type="float">
            <text:p>17.09997959</text:p>
          </table:table-cell>
          <table:table-cell office:value="18.0945188253" office:value-type="float">
            <text:p>18.0945188253</text:p>
          </table:table-cell>
          <table:table-cell office:value="16.6335473815" office:value-type="float">
            <text:p>16.6335473815</text:p>
          </table:table-cell>
          <table:table-cell office:value="15.6324980998" office:value-type="float">
            <text:p>15.6324980998</text:p>
          </table:table-cell>
          <table:table-cell office:value="17.8790055697" office:value-type="float">
            <text:p>17.8790055697</text:p>
          </table:table-cell>
          <table:table-cell office:value="23.7892312118" office:value-type="float">
            <text:p>23.7892312118</text:p>
          </table:table-cell>
          <table:table-cell office:value="17.3557390636" office:value-type="float">
            <text:p>17.3557390636</text:p>
          </table:table-cell>
          <table:table-cell office:value="17.5471669903" office:value-type="float">
            <text:p>17.5471669903</text:p>
          </table:table-cell>
          <table:table-cell office:value="17.9682353543" office:value-type="float">
            <text:p>17.9682353543</text:p>
          </table:table-cell>
          <table:table-cell office:value="17.09997959" office:value-type="float">
            <text:p>17.09997959</text:p>
          </table:table-cell>
          <table:table-cell office:value="18.0945188253" office:value-type="float">
            <text:p>18.0945188253</text:p>
          </table:table-cell>
          <table:table-cell office:value="15.6324980998" office:value-type="float">
            <text:p>15.6324980998</text:p>
          </table:table-cell>
        </table:table-row>
        <table:table-row>
          <table:table-cell office:value="10" office:value-type="float">
            <text:p>10</text:p>
          </table:table-cell>
          <table:table-cell office:value-type="string">
            <text:p>Calc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9.27818914664" office:value-type="float">
            <text:p>9.27818914664</text:p>
          </table:table-cell>
          <table:table-cell office:value="9.00493351932" office:value-type="float">
            <text:p>9.00493351932</text:p>
          </table:table-cell>
          <table:table-cell office:value="9.7144773208" office:value-type="float">
            <text:p>9.7144773208</text:p>
          </table:table-cell>
          <table:table-cell office:value="8.99659242254" office:value-type="float">
            <text:p>8.99659242254</text:p>
          </table:table-cell>
          <table:table-cell office:value="8.26781513599" office:value-type="float">
            <text:p>8.26781513599</text:p>
          </table:table-cell>
          <table:table-cell office:value="9.31751210551" office:value-type="float">
            <text:p>9.31751210551</text:p>
          </table:table-cell>
          <table:table-cell office:value="11.8606632113" office:value-type="float">
            <text:p>11.8606632113</text:p>
          </table:table-cell>
          <table:table-cell office:value="9.19541930553" office:value-type="float">
            <text:p>9.19541930553</text:p>
          </table:table-cell>
          <table:table-cell office:value="9.40070573699" office:value-type="float">
            <text:p>9.40070573699</text:p>
          </table:table-cell>
          <table:table-cell office:value="9.27818914664" office:value-type="float">
            <text:p>9.27818914664</text:p>
          </table:table-cell>
          <table:table-cell office:value="9.00493351932" office:value-type="float">
            <text:p>9.00493351932</text:p>
          </table:table-cell>
          <table:table-cell office:value="9.7144773208" office:value-type="float">
            <text:p>9.7144773208</text:p>
          </table:table-cell>
          <table:table-cell office:value="8.26781513599" office:value-type="float">
            <text:p>8.26781513599</text:p>
          </table:table-cell>
        </table:table-row>
        <table:table-row>
          <table:table-cell office:value="11" office:value-type="float">
            <text:p>11</text:p>
          </table:table-cell>
          <table:table-cell office:value-type="string">
            <text:p>Ir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.3966478773" office:value-type="float">
            <text:p>10.3966478773</text:p>
          </table:table-cell>
          <table:table-cell office:value="9.95070224618" office:value-type="float">
            <text:p>9.95070224618</text:p>
          </table:table-cell>
          <table:table-cell office:value="10.7075336119" office:value-type="float">
            <text:p>10.7075336119</text:p>
          </table:table-cell>
          <table:table-cell office:value="9.80789281659" office:value-type="float">
            <text:p>9.80789281659</text:p>
          </table:table-cell>
          <table:table-cell office:value="9.50797912539" office:value-type="float">
            <text:p>9.50797912539</text:p>
          </table:table-cell>
          <table:table-cell office:value="10.3013769788" office:value-type="float">
            <text:p>10.3013769788</text:p>
          </table:table-cell>
          <table:table-cell office:value="14.2440972279" office:value-type="float">
            <text:p>14.2440972279</text:p>
          </table:table-cell>
          <table:table-cell office:value="10.5153264964" office:value-type="float">
            <text:p>10.5153264964</text:p>
          </table:table-cell>
          <table:table-cell office:value="10.6993158288" office:value-type="float">
            <text:p>10.6993158288</text:p>
          </table:table-cell>
          <table:table-cell office:value="10.3966478773" office:value-type="float">
            <text:p>10.3966478773</text:p>
          </table:table-cell>
          <table:table-cell office:value="9.95070224618" office:value-type="float">
            <text:p>9.95070224618</text:p>
          </table:table-cell>
          <table:table-cell office:value="10.7075336119" office:value-type="float">
            <text:p>10.7075336119</text:p>
          </table:table-cell>
          <table:table-cell office:value="9.50797912539" office:value-type="float">
            <text:p>9.50797912539</text:p>
          </table:table-cell>
        </table:table-row>
        <table:table-row>
          <table:table-cell office:value="39" office:value-type="float">
            <text:p>39</text:p>
          </table:table-cell>
          <table:table-cell office:value-type="string">
            <text:p>Zin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8179242208" office:value-type="float">
            <text:p>11.8179242208</text:p>
          </table:table-cell>
          <table:table-cell office:value="11.1867580441" office:value-type="float">
            <text:p>11.1867580441</text:p>
          </table:table-cell>
          <table:table-cell office:value="11.8989735007" office:value-type="float">
            <text:p>11.8989735007</text:p>
          </table:table-cell>
          <table:table-cell office:value="10.8127077727" office:value-type="float">
            <text:p>10.8127077727</text:p>
          </table:table-cell>
          <table:table-cell office:value="10.1200946022" office:value-type="float">
            <text:p>10.1200946022</text:p>
          </table:table-cell>
          <table:table-cell office:value="11.6547712246" office:value-type="float">
            <text:p>11.6547712246</text:p>
          </table:table-cell>
          <table:table-cell office:value="14.9632461785" office:value-type="float">
            <text:p>14.9632461785</text:p>
          </table:table-cell>
          <table:table-cell office:value="11.2118750738" office:value-type="float">
            <text:p>11.2118750738</text:p>
          </table:table-cell>
          <table:table-cell office:value="11.6673204531" office:value-type="float">
            <text:p>11.6673204531</text:p>
          </table:table-cell>
          <table:table-cell office:value="11.8179242208" office:value-type="float">
            <text:p>11.8179242208</text:p>
          </table:table-cell>
          <table:table-cell office:value="11.1867580441" office:value-type="float">
            <text:p>11.1867580441</text:p>
          </table:table-cell>
          <table:table-cell office:value="11.8989735007" office:value-type="float">
            <text:p>11.8989735007</text:p>
          </table:table-cell>
          <table:table-cell office:value="10.1200946022" office:value-type="float">
            <text:p>10.1200946022</text:p>
          </table:table-cell>
        </table:table-row>
        <table:table-row>
          <table:table-cell office:value="37" office:value-type="float">
            <text:p>37</text:p>
          </table:table-cell>
          <table:table-cell office:value-type="string">
            <text:p>Magne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.0177584148" office:value-type="float">
            <text:p>10.0177584148</text:p>
          </table:table-cell>
          <table:table-cell office:value="9.25476492874" office:value-type="float">
            <text:p>9.25476492874</text:p>
          </table:table-cell>
          <table:table-cell office:value="10.0281545021" office:value-type="float">
            <text:p>10.0281545021</text:p>
          </table:table-cell>
          <table:table-cell office:value="9.16238573951" office:value-type="float">
            <text:p>9.16238573951</text:p>
          </table:table-cell>
          <table:table-cell office:value="8.49676326405" office:value-type="float">
            <text:p>8.49676326405</text:p>
          </table:table-cell>
          <table:table-cell office:value="9.57453319787" office:value-type="float">
            <text:p>9.57453319787</text:p>
          </table:table-cell>
          <table:table-cell office:value="12.1227505535" office:value-type="float">
            <text:p>12.1227505535</text:p>
          </table:table-cell>
          <table:table-cell office:value="9.29407678625" office:value-type="float">
            <text:p>9.29407678625</text:p>
          </table:table-cell>
          <table:table-cell office:value="9.64503731881" office:value-type="float">
            <text:p>9.64503731881</text:p>
          </table:table-cell>
          <table:table-cell office:value="10.0177584148" office:value-type="float">
            <text:p>10.0177584148</text:p>
          </table:table-cell>
          <table:table-cell office:value="9.25476492874" office:value-type="float">
            <text:p>9.25476492874</text:p>
          </table:table-cell>
          <table:table-cell office:value="10.0281545021" office:value-type="float">
            <text:p>10.0281545021</text:p>
          </table:table-cell>
          <table:table-cell office:value="8.49676326405" office:value-type="float">
            <text:p>8.49676326405</text:p>
          </table:table-cell>
        </table:table-row>
        <table:table-row>
          <table:table-cell office:value="23" office:value-type="float">
            <text:p>23</text:p>
          </table:table-cell>
          <table:table-cell office:value-type="string">
            <text:p>Sod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9.3274374374" office:value-type="float">
            <text:p>19.3274374374</text:p>
          </table:table-cell>
          <table:table-cell office:value="18.2712326461" office:value-type="float">
            <text:p>18.2712326461</text:p>
          </table:table-cell>
          <table:table-cell office:value="19.5036004991" office:value-type="float">
            <text:p>19.5036004991</text:p>
          </table:table-cell>
          <table:table-cell office:value="18.012579439" office:value-type="float">
            <text:p>18.012579439</text:p>
          </table:table-cell>
          <table:table-cell office:value="16.851834294" office:value-type="float">
            <text:p>16.851834294</text:p>
          </table:table-cell>
          <table:table-cell office:value="19.2006756107" office:value-type="float">
            <text:p>19.2006756107</text:p>
          </table:table-cell>
          <table:table-cell office:value="25.1916045538" office:value-type="float">
            <text:p>25.1916045538</text:p>
          </table:table-cell>
          <table:table-cell office:value="18.8206940497" office:value-type="float">
            <text:p>18.8206940497</text:p>
          </table:table-cell>
          <table:table-cell office:value="18.9351366347" office:value-type="float">
            <text:p>18.9351366347</text:p>
          </table:table-cell>
          <table:table-cell office:value="19.3274374374" office:value-type="float">
            <text:p>19.3274374374</text:p>
          </table:table-cell>
          <table:table-cell office:value="18.2712326461" office:value-type="float">
            <text:p>18.2712326461</text:p>
          </table:table-cell>
          <table:table-cell office:value="19.5036004991" office:value-type="float">
            <text:p>19.5036004991</text:p>
          </table:table-cell>
          <table:table-cell office:value="16.851834294" office:value-type="float">
            <text:p>16.851834294</text:p>
          </table:table-cell>
        </table:table-row>
        <table:table-row>
          <table:table-cell office:value="36" office:value-type="float">
            <text:p>36</text:p>
          </table:table-cell>
          <table:table-cell office:value-type="string">
            <text:p>Potassiu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0.4839725002" office:value-type="float">
            <text:p>10.4839725002</text:p>
          </table:table-cell>
          <table:table-cell office:value="9.65303791246" office:value-type="float">
            <text:p>9.65303791246</text:p>
          </table:table-cell>
          <table:table-cell office:value="10.5207191809" office:value-type="float">
            <text:p>10.5207191809</text:p>
          </table:table-cell>
          <table:table-cell office:value="9.59519398194" office:value-type="float">
            <text:p>9.59519398194</text:p>
          </table:table-cell>
          <table:table-cell office:value="8.91547293725" office:value-type="float">
            <text:p>8.91547293725</text:p>
          </table:table-cell>
          <table:table-cell office:value="10.262004897" office:value-type="float">
            <text:p>10.262004897</text:p>
          </table:table-cell>
          <table:table-cell office:value="13.3221664941" office:value-type="float">
            <text:p>13.3221664941</text:p>
          </table:table-cell>
          <table:table-cell office:value="9.77930517306" office:value-type="float">
            <text:p>9.77930517306</text:p>
          </table:table-cell>
          <table:table-cell office:value="10.3355063805" office:value-type="float">
            <text:p>10.3355063805</text:p>
          </table:table-cell>
          <table:table-cell office:value="10.4839725002" office:value-type="float">
            <text:p>10.4839725002</text:p>
          </table:table-cell>
          <table:table-cell office:value="9.65303791246" office:value-type="float">
            <text:p>9.65303791246</text:p>
          </table:table-cell>
          <table:table-cell office:value="10.5207191809" office:value-type="float">
            <text:p>10.5207191809</text:p>
          </table:table-cell>
          <table:table-cell office:value="8.91547293725" office:value-type="float">
            <text:p>8.91547293725</text:p>
          </table:table-cell>
        </table:table-row>
        <table:table-row>
          <table:table-cell office:value="15" office:value-type="float">
            <text:p>15</text:p>
          </table:table-cell>
          <table:table-cell office:value-type="string">
            <text:p>Thia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1.6134566645" office:value-type="float">
            <text:p>21.6134566645</text:p>
          </table:table-cell>
          <table:table-cell office:value="20.1111955542" office:value-type="float">
            <text:p>20.1111955542</text:p>
          </table:table-cell>
          <table:table-cell office:value="21.7549208534" office:value-type="float">
            <text:p>21.7549208534</text:p>
          </table:table-cell>
          <table:table-cell office:value="19.6371911089" office:value-type="float">
            <text:p>19.6371911089</text:p>
          </table:table-cell>
          <table:table-cell office:value="18.4472243401" office:value-type="float">
            <text:p>18.4472243401</text:p>
          </table:table-cell>
          <table:table-cell office:value="21.1011176946" office:value-type="float">
            <text:p>21.1011176946</text:p>
          </table:table-cell>
          <table:table-cell office:value="28.5219689412" office:value-type="float">
            <text:p>28.5219689412</text:p>
          </table:table-cell>
          <table:table-cell office:value="20.1886464827" office:value-type="float">
            <text:p>20.1886464827</text:p>
          </table:table-cell>
          <table:table-cell office:value="21.2835601162" office:value-type="float">
            <text:p>21.2835601162</text:p>
          </table:table-cell>
          <table:table-cell office:value="21.6134566645" office:value-type="float">
            <text:p>21.6134566645</text:p>
          </table:table-cell>
          <table:table-cell office:value="20.1111955542" office:value-type="float">
            <text:p>20.1111955542</text:p>
          </table:table-cell>
          <table:table-cell office:value="21.7549208534" office:value-type="float">
            <text:p>21.7549208534</text:p>
          </table:table-cell>
          <table:table-cell office:value="18.4472243401" office:value-type="float">
            <text:p>18.4472243401</text:p>
          </table:table-cell>
        </table:table-row>
        <table:table-row>
          <table:table-cell office:value="16" office:value-type="float">
            <text:p>16</text:p>
          </table:table-cell>
          <table:table-cell office:value-type="string">
            <text:p>Riboflav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1.7184266555" office:value-type="float">
            <text:p>11.7184266555</text:p>
          </table:table-cell>
          <table:table-cell office:value="11.0108429569" office:value-type="float">
            <text:p>11.0108429569</text:p>
          </table:table-cell>
          <table:table-cell office:value="11.9768180803" office:value-type="float">
            <text:p>11.9768180803</text:p>
          </table:table-cell>
          <table:table-cell office:value="10.7104715108" office:value-type="float">
            <text:p>10.7104715108</text:p>
          </table:table-cell>
          <table:table-cell office:value="9.99631253673" office:value-type="float">
            <text:p>9.99631253673</text:p>
          </table:table-cell>
          <table:table-cell office:value="11.1799915756" office:value-type="float">
            <text:p>11.1799915756</text:p>
          </table:table-cell>
          <table:table-cell office:value="14.2014613905" office:value-type="float">
            <text:p>14.2014613905</text:p>
          </table:table-cell>
          <table:table-cell office:value="10.8480030554" office:value-type="float">
            <text:p>10.8480030554</text:p>
          </table:table-cell>
          <table:table-cell office:value="11.4448519464" office:value-type="float">
            <text:p>11.4448519464</text:p>
          </table:table-cell>
          <table:table-cell office:value="11.7184266555" office:value-type="float">
            <text:p>11.7184266555</text:p>
          </table:table-cell>
          <table:table-cell office:value="11.0108429569" office:value-type="float">
            <text:p>11.0108429569</text:p>
          </table:table-cell>
          <table:table-cell office:value="11.9768180803" office:value-type="float">
            <text:p>11.9768180803</text:p>
          </table:table-cell>
          <table:table-cell office:value="9.99631253673" office:value-type="float">
            <text:p>9.99631253673</text:p>
          </table:table-cell>
        </table:table-row>
        <table:table-row>
          <table:table-cell office:value="19" office:value-type="float">
            <text:p>19</text:p>
          </table:table-cell>
          <table:table-cell office:value-type="string">
            <text:p>Niacin equivale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9.7700233393" office:value-type="float">
            <text:p>29.7700233393</text:p>
          </table:table-cell>
          <table:table-cell office:value="27.689010814" office:value-type="float">
            <text:p>27.689010814</text:p>
          </table:table-cell>
          <table:table-cell office:value="29.3745915625" office:value-type="float">
            <text:p>29.3745915625</text:p>
          </table:table-cell>
          <table:table-cell office:value="26.9128295371" office:value-type="float">
            <text:p>26.9128295371</text:p>
          </table:table-cell>
          <table:table-cell office:value="25.3896816144" office:value-type="float">
            <text:p>25.3896816144</text:p>
          </table:table-cell>
          <table:table-cell office:value="27.924863896" office:value-type="float">
            <text:p>27.924863896</text:p>
          </table:table-cell>
          <table:table-cell office:value="36.8392029277" office:value-type="float">
            <text:p>36.8392029277</text:p>
          </table:table-cell>
          <table:table-cell office:value="27.5579482871" office:value-type="float">
            <text:p>27.5579482871</text:p>
          </table:table-cell>
          <table:table-cell office:value="27.9197644591" office:value-type="float">
            <text:p>27.9197644591</text:p>
          </table:table-cell>
          <table:table-cell office:value="29.7700233393" office:value-type="float">
            <text:p>29.7700233393</text:p>
          </table:table-cell>
          <table:table-cell office:value="27.689010814" office:value-type="float">
            <text:p>27.689010814</text:p>
          </table:table-cell>
          <table:table-cell office:value="29.3745915625" office:value-type="float">
            <text:p>29.3745915625</text:p>
          </table:table-cell>
          <table:table-cell office:value="25.3896816144" office:value-type="float">
            <text:p>25.3896816144</text:p>
          </table:table-cell>
        </table:table-row>
        <table:table-row>
          <table:table-cell office:value="40" office:value-type="float">
            <text:p>40</text:p>
          </table:table-cell>
          <table:table-cell office:value-type="string">
            <text:p>Vitamin B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6.1921351449" office:value-type="float">
            <text:p>26.1921351449</text:p>
          </table:table-cell>
          <table:table-cell office:value="23.723630322" office:value-type="float">
            <text:p>23.723630322</text:p>
          </table:table-cell>
          <table:table-cell office:value="25.8367668014" office:value-type="float">
            <text:p>25.8367668014</text:p>
          </table:table-cell>
          <table:table-cell office:value="22.9658270244" office:value-type="float">
            <text:p>22.9658270244</text:p>
          </table:table-cell>
          <table:table-cell office:value="21.664421045" office:value-type="float">
            <text:p>21.664421045</text:p>
          </table:table-cell>
          <table:table-cell office:value="23.9713551532" office:value-type="float">
            <text:p>23.9713551532</text:p>
          </table:table-cell>
          <table:table-cell office:value="31.3093104479" office:value-type="float">
            <text:p>31.3093104479</text:p>
          </table:table-cell>
          <table:table-cell office:value="22.6626432527" office:value-type="float">
            <text:p>22.6626432527</text:p>
          </table:table-cell>
          <table:table-cell office:value="24.3216299057" office:value-type="float">
            <text:p>24.3216299057</text:p>
          </table:table-cell>
          <table:table-cell office:value="26.1921351449" office:value-type="float">
            <text:p>26.1921351449</text:p>
          </table:table-cell>
          <table:table-cell office:value="23.723630322" office:value-type="float">
            <text:p>23.723630322</text:p>
          </table:table-cell>
          <table:table-cell office:value="25.8367668014" office:value-type="float">
            <text:p>25.8367668014</text:p>
          </table:table-cell>
          <table:table-cell office:value="21.664421045" office:value-type="float">
            <text:p>21.664421045</text:p>
          </table:table-cell>
        </table:table-row>
        <table:table-row>
          <table:table-cell office:value="41" office:value-type="float">
            <text:p>41</text:p>
          </table:table-cell>
          <table:table-cell office:value-type="string">
            <text:p>Vitamin B1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35.5154509562" office:value-type="float">
            <text:p>35.5154509562</text:p>
          </table:table-cell>
          <table:table-cell office:value="34.9955408357" office:value-type="float">
            <text:p>34.9955408357</text:p>
          </table:table-cell>
          <table:table-cell office:value="38.011479538" office:value-type="float">
            <text:p>38.011479538</text:p>
          </table:table-cell>
          <table:table-cell office:value="33.3841882077" office:value-type="float">
            <text:p>33.3841882077</text:p>
          </table:table-cell>
          <table:table-cell office:value="31.5353495673" office:value-type="float">
            <text:p>31.5353495673</text:p>
          </table:table-cell>
          <table:table-cell office:value="38.3960753532" office:value-type="float">
            <text:p>38.3960753532</text:p>
          </table:table-cell>
          <table:table-cell office:value="49.5474372857" office:value-type="float">
            <text:p>49.5474372857</text:p>
          </table:table-cell>
          <table:table-cell office:value="36.7276253401" office:value-type="float">
            <text:p>36.7276253401</text:p>
          </table:table-cell>
          <table:table-cell office:value="38.034768321" office:value-type="float">
            <text:p>38.034768321</text:p>
          </table:table-cell>
          <table:table-cell office:value="35.5154509562" office:value-type="float">
            <text:p>35.5154509562</text:p>
          </table:table-cell>
          <table:table-cell office:value="34.9955408357" office:value-type="float">
            <text:p>34.9955408357</text:p>
          </table:table-cell>
          <table:table-cell office:value="38.011479538" office:value-type="float">
            <text:p>38.011479538</text:p>
          </table:table-cell>
          <table:table-cell office:value="31.5353495673" office:value-type="float">
            <text:p>31.5353495673</text:p>
          </table:table-cell>
        </table:table-row>
        <table:table-row>
          <table:table-cell office:value="22" office:value-type="float">
            <text:p>22</text:p>
          </table:table-cell>
          <table:table-cell office:value-type="string">
            <text:p>Folat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.0753978402" office:value-type="float">
            <text:p>20.0753978402</text:p>
          </table:table-cell>
          <table:table-cell office:value="18.1342658736" office:value-type="float">
            <text:p>18.1342658736</text:p>
          </table:table-cell>
          <table:table-cell office:value="19.9505008557" office:value-type="float">
            <text:p>19.9505008557</text:p>
          </table:table-cell>
          <table:table-cell office:value="17.641715134" office:value-type="float">
            <text:p>17.641715134</text:p>
          </table:table-cell>
          <table:table-cell office:value="16.4298206443" office:value-type="float">
            <text:p>16.4298206443</text:p>
          </table:table-cell>
          <table:table-cell office:value="18.4903646358" office:value-type="float">
            <text:p>18.4903646358</text:p>
          </table:table-cell>
          <table:table-cell office:value="24.6042944073" office:value-type="float">
            <text:p>24.6042944073</text:p>
          </table:table-cell>
          <table:table-cell office:value="17.6281498014" office:value-type="float">
            <text:p>17.6281498014</text:p>
          </table:table-cell>
          <table:table-cell office:value="18.8766755862" office:value-type="float">
            <text:p>18.8766755862</text:p>
          </table:table-cell>
          <table:table-cell office:value="20.0753978402" office:value-type="float">
            <text:p>20.0753978402</text:p>
          </table:table-cell>
          <table:table-cell office:value="18.1342658736" office:value-type="float">
            <text:p>18.1342658736</text:p>
          </table:table-cell>
          <table:table-cell office:value="19.9505008557" office:value-type="float">
            <text:p>19.9505008557</text:p>
          </table:table-cell>
          <table:table-cell office:value="16.4298206443" office:value-type="float">
            <text:p>16.4298206443</text:p>
          </table:table-cell>
        </table:table-row>
        <table:table-row>
          <table:table-cell office:value="20" office:value-type="float">
            <text:p>20</text:p>
          </table:table-cell>
          <table:table-cell office:value-type="string">
            <text:p>Vitamin C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20.2320732651" office:value-type="float">
            <text:p>20.2320732651</text:p>
          </table:table-cell>
          <table:table-cell office:value="18.665257803" office:value-type="float">
            <text:p>18.665257803</text:p>
          </table:table-cell>
          <table:table-cell office:value="20.1745756406" office:value-type="float">
            <text:p>20.1745756406</text:p>
          </table:table-cell>
          <table:table-cell office:value="18.4471158156" office:value-type="float">
            <text:p>18.4471158156</text:p>
          </table:table-cell>
          <table:table-cell office:value="16.7391378884" office:value-type="float">
            <text:p>16.7391378884</text:p>
          </table:table-cell>
          <table:table-cell office:value="19.6009330649" office:value-type="float">
            <text:p>19.6009330649</text:p>
          </table:table-cell>
          <table:table-cell office:value="27.8464575838" office:value-type="float">
            <text:p>27.8464575838</text:p>
          </table:table-cell>
          <table:table-cell office:value="19.0827826501" office:value-type="float">
            <text:p>19.0827826501</text:p>
          </table:table-cell>
          <table:table-cell office:value="20.3420708304" office:value-type="float">
            <text:p>20.3420708304</text:p>
          </table:table-cell>
          <table:table-cell office:value="20.2320732651" office:value-type="float">
            <text:p>20.2320732651</text:p>
          </table:table-cell>
          <table:table-cell office:value="18.665257803" office:value-type="float">
            <text:p>18.665257803</text:p>
          </table:table-cell>
          <table:table-cell office:value="20.1745756406" office:value-type="float">
            <text:p>20.1745756406</text:p>
          </table:table-cell>
          <table:table-cell office:value="16.7391378884" office:value-type="float">
            <text:p>16.7391378884</text:p>
          </table:table-cell>
        </table:table-row>
        <table:table-row>
          <table:table-cell office:value="14" office:value-type="float">
            <text:p>14</text:p>
          </table:table-cell>
          <table:table-cell office:value-type="string">
            <text:p>Vitamin A (retinol equivalent)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="14.3255359821" office:value-type="float">
            <text:p>14.3255359821</text:p>
          </table:table-cell>
          <table:table-cell office:value="13.2804330418" office:value-type="float">
            <text:p>13.2804330418</text:p>
          </table:table-cell>
          <table:table-cell office:value="15.0187937813" office:value-type="float">
            <text:p>15.0187937813</text:p>
          </table:table-cell>
          <table:table-cell office:value="12.9622660344" office:value-type="float">
            <text:p>12.9622660344</text:p>
          </table:table-cell>
          <table:table-cell office:value="12.3190473914" office:value-type="float">
            <text:p>12.3190473914</text:p>
          </table:table-cell>
          <table:table-cell office:value="15.3210793479" office:value-type="float">
            <text:p>15.3210793479</text:p>
          </table:table-cell>
          <table:table-cell office:value="19.9211022483" office:value-type="float">
            <text:p>19.9211022483</text:p>
          </table:table-cell>
          <table:table-cell office:value="14.2341031688" office:value-type="float">
            <text:p>14.2341031688</text:p>
          </table:table-cell>
          <table:table-cell office:value="15.4803629308" office:value-type="float">
            <text:p>15.4803629308</text:p>
          </table:table-cell>
          <table:table-cell office:value="14.3255359821" office:value-type="float">
            <text:p>14.3255359821</text:p>
          </table:table-cell>
          <table:table-cell office:value="13.2804330418" office:value-type="float">
            <text:p>13.2804330418</text:p>
          </table:table-cell>
          <table:table-cell office:value="15.0187937813" office:value-type="float">
            <text:p>15.0187937813</text:p>
          </table:table-cell>
          <table:table-cell office:value="12.3190473914" office:value-type="float">
            <text:p>12.3190473914</text:p>
          </table:table-cell>
        </table:table-row>
        <table:table-row/>
        <table:table-row>
          <table:table-cell office:value-type="string">
            <text:p>(a) Contributions from pharmaceutical sources are not recorded by the survey and no account has been made for food bought but not eaten.</text:p>
          </table:table-cell>
        </table:table-row>
        <table:table-row>
          <table:table-cell office:value-type="string">
            <text:p>(b) Relative Standard Error: 3 ticks: &lt; 2.5%, 2 ticks: 2.5% - 5%, 1 tick: 5% - 10%, no ticks: 10% - 20%, cross: &gt;20%, - not available</text:p>
          </table:table-cell>
        </table:table-row>
        <table:table-row>
          <table:table-cell office:value-type="string">
            <text:p>(c) Available carbohydrate, calculated as monosaccharide</text:p>
          </table:table-cell>
        </table:table-row>
        <table:table-row>
          <table:table-cell office:value-type="string">
            <text:p>(d) As non-starch polysaccharides</text:p>
          </table:table-cell>
        </table:table-row>
        <table:table-row>
          <table:table-cell office:value-type="string">
            <text:p>(e) Excludes sodium from table salt</text:p>
          </table:table-cell>
        </table:table-row>
        <table:table-row>
          <table:table-cell office:value-type="string">
            <text:p>© Crown copyright 2015</text:p>
          </table:table-cell>
        </table:table-row>
        <table:table-row/>
        <table:table-row/>
        <table:table-row/>
        <table:table-row/>
        <table:table-row/>
        <table:table-row/>
      </table:table>
    </office:spreadshee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dc="http://purl.org/dc/elements/1.1/" xmlns:meta="urn:oasis:names:tc:opendocument:xmlns:meta:1.0" xmlns:style="urn:oasis:names:tc:opendocument:xmlns:style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styles/>
  <office:automatic-styles/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dc="http://purl.org/dc/elements/1.1/" xmlns:meta="urn:oasis:names:tc:opendocument:xmlns:meta:1.0" xmlns:style="urn:oasis:names:tc:opendocument:xmlns:style:1.0" xmlns:chart="urn:oasis:names:tc:opendocument:xmlns:chart:1.0" xmlns:draw="urn:oasis:names:tc:opendocument:xmlns:drawing:1.0" xmlns:number="urn:oasis:names:tc:opendocument:xmlns:datastyle:1.0" xmlns:text="urn:oasis:names:tc:opendocument:xmlns:text:1.0" xmlns:office="urn:oasis:names:tc:opendocument:xmlns:office:1.0" xmlns:svg="urn:oasis:names:tc:opendocument:xmlns:svg-compatible:1.0" office:version="1.2">
  <office:meta>
    <meta:generator>ODFPY/1.3.4</meta:generator>
  </office:meta>
</office:document-meta>
</file>